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d7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11cm" fo:padding-top="0cm" fo:padding-bottom="0cm" fo:padding-left="0cm" fo:padding-right="0cm"/>
      <style:paragraph-properties style:writing-mode="lr-tb"/>
    </style:style>
    <style:style style:name="gr5" style:family="graphic">
      <style:graphic-properties style:writing-mode="lr-tb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6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6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6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1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2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9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9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2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1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4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3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9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45cm" fo:padding-top="0cm" fo:padding-bottom="0cm" fo:padding-left="0cm" fo:padding-right="0cm"/>
      <style:paragraph-properties style:writing-mode="lr-tb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8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8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8" style:family="graphic" style:parent-style-name="objectwithoutfill">
      <style:graphic-properties svg:stroke-color="#000000" draw:fill="none" draw:textarea-vertical-align="middle"/>
    </style:style>
    <style:style style:name="gr29" style:family="graphic" style:parent-style-name="objectwithoutfill">
      <style:graphic-properties draw:stroke="dash" draw:stroke-dash="Dot" svg:stroke-color="#000000" svg:stroke-linecap="butt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14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0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86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9cm" fo:min-width="6.80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65cm" fo:padding-top="0cm" fo:padding-bottom="0cm" fo:padding-left="0cm" fo:padding-right="0cm"/>
      <style:paragraph-properties style:writing-mode="lr-tb"/>
    </style:style>
    <style:style style:name="gr36" style:family="graphic" style:parent-style-name="objectwithoutfill">
      <style:graphic-properties svg:stroke-color="#c9211e" draw:fill="none" draw:textarea-vertical-align="middle"/>
    </style:style>
    <style:style style:name="gr37" style:family="graphic" style:parent-style-name="standard">
      <style:graphic-properties draw:stroke="none" draw:fill-color="#2a6099" draw:textarea-horizontal-align="justify" draw:textarea-vertical-align="middle" draw:auto-grow-height="false" fo:min-height="0cm" fo:min-width="0cm"/>
    </style:style>
    <style:style style:name="gr38" style:family="graphic" style:parent-style-name="objectwithoutfill">
      <style:graphic-properties svg:stroke-color="#000000" draw:marker-end="Arrowheads_20_1" draw:fill="none" draw:textarea-vertical-align="middle"/>
    </style:style>
    <style:style style:name="gr39" style:family="graphic" style:parent-style-name="objectwithoutfill">
      <style:graphic-properties svg:stroke-color="#bf0041" draw:marker-end="Arrowheads_20_1" draw:fill="none" draw:textarea-vertical-align="middle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1.1cm"/>
    </style:style>
    <style:style style:name="gr41" style:family="graphic" style:parent-style-name="standard">
      <style:graphic-properties svg:stroke-color="#808080" draw:fill="none" draw:textarea-horizontal-align="justify" draw:textarea-vertical-align="middle" draw:auto-grow-height="false" fo:min-height="0.15cm" fo:min-width="0.3cm"/>
    </style:style>
    <style:style style:name="gr42" style:family="graphic" style:parent-style-name="objectwithoutfill">
      <style:graphic-properties svg:stroke-color="#808080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8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45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1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49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79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42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25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08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206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73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4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882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73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96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02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74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16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48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647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18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88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72cm" fo:padding-top="0cm" fo:padding-bottom="0cm" fo:padding-left="0cm" fo:padding-right="0cm"/>
      <style:paragraph-properties style:writing-mode="lr-tb"/>
    </style:style>
    <style:style style:name="P1" style:family="paragraph">
      <loext:graphic-properties draw:fill-color="#ffffd7"/>
      <style:paragraph-properties fo:text-align="center"/>
    </style:style>
    <style:style style:name="P2" style:family="paragraph">
      <loext:graphic-properties draw:fill="none" draw:fill-color="#ffffff"/>
      <style:text-properties fo:font-size="8pt" style:font-size-asian="8pt" style:font-size-complex="8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color="#2a6099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2a6099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2a6099" loext:opacity="100%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.599cm" svg:height="1.599cm" svg:x="2.2cm" svg:y="16.6cm" svg:viewBox="0 0 1600 1600" draw:points="0,0 1600,800 1600,1600 0,800">
          <text:p/>
        </draw:polygon>
        <draw:frame draw:style-name="gr2" draw:text-style-name="P2" draw:layer="layout" svg:width="0.159cm" svg:height="0.319cm" svg:x="19.301cm" svg:y="0.601cm">
          <draw:text-box>
            <text:p><text:span text:style-name="T1">8</text:span></text:p>
          </draw:text-box>
        </draw:frame>
        <draw:frame draw:style-name="gr3" draw:text-style-name="P3" draw:layer="layout" svg:width="0.391cm" svg:height="0.395cm" svg:x="19.702cm" svg:y="0.602cm">
          <draw:text-box>
            <text:p><text:span text:style-name="T2">10</text:span></text:p>
          </draw:text-box>
        </draw:frame>
        <draw:frame draw:style-name="gr4" draw:text-style-name="P4" draw:layer="layout" svg:width="1.911cm" svg:height="0.395cm" svg:x="1.106cm" svg:y="1.006cm">
          <draw:text-box>
            <text:p><text:span text:style-name="T3">Parameters</text:span></text:p>
          </draw:text-box>
        </draw:frame>
        <draw:g draw:style-name="gr5">
          <svg:title>TexMaths</svg:title>
          <svg:desc>10§display§p_{\rm i}: §svg§600§TRUE§</svg:desc>
          <draw:g>
            <draw:path draw:style-name="gr6" draw:text-style-name="P5" draw:layer="layout" svg:width="0.182cm" svg:height="0.221cm" svg:x="1.272cm" svg:y="2.416cm" svg:viewBox="0 0 183 222" svg:d="M27 197c-3 12-4 14-19 14-4 0-8 0-8 7 0 3 2 4 5 4 9 0 19-1 29-1 12 0 23 1 35 1 1 0 6 0 6-7 0-4-4-4-8-4-18 0-18-2-18-5 0-5 15-62 17-71 5 11 15 23 32 23 41 0 85-50 85-102 0-33-20-56-47-56-17 0-34 13-46 26-3-19-18-26-31-26-16 0-23 14-26 20-6 12-11 33-11 34 0 4 3 2 4 4 4 0 4-1 6-9 6-24 13-41 26-41 6 0 11 3 11 16 0 8-1 12-3 18-13 52-26 103-39 155zM89 46c2-10 12-20 18-25 12-11 22-13 28-13 14 0 23 12 23 33 0 20-12 61-18 73-12 25-29 36-42 36-23 0-28-29-28-31 0-1 0-1 1-6 6-22 12-45 18-67z">
              <text:p/>
            </draw:path>
            <draw:path draw:style-name="gr6" draw:text-style-name="P5" draw:layer="layout" svg:width="0.053cm" svg:height="0.164cm" svg:x="1.473cm" svg:y="2.458cm" svg:viewBox="0 0 54 165" svg:d="M38 14c0-7-6-14-14-14-7 0-14 6-14 14 0 9 7 14 14 14 8 0 14-6 14-14zM1 60c0 3 0 6 0 9 15 0 18 1 18 13 0 21 0 42 0 63 0 11-3 11-19 11 0 3 0 6 0 9 1 0 18-1 28-1 8 0 17 0 26 1 0-3 0-6 0-9-14 0-17 0-17-11 0-29 0-59 0-88-12 1-24 2-36 3z">
              <text:p/>
            </draw:path>
            <draw:path draw:style-name="gr6" draw:text-style-name="P5" draw:layer="layout" svg:width="0.036cm" svg:height="0.149cm" svg:x="1.683cm" svg:y="2.42cm" svg:viewBox="0 0 37 150" svg:d="M37 18c0-10-9-18-19-18-11 0-18 7-18 18 0 10 7 19 18 19 10 0 19-8 19-19zM37 131c0-10-9-18-19-18-11 0-18 8-18 18 0 11 7 19 18 19 10 0 19-8 19-19z">
              <text:p/>
            </draw:path>
          </draw:g>
        </draw:g>
        <draw:g draw:style-name="gr5">
          <svg:title>TexMaths</svg:title>
          <svg:desc>10§display§p_{\rm d}: §svg§600§TRUE§</svg:desc>
          <draw:g>
            <draw:path draw:style-name="gr6" draw:text-style-name="P5" draw:layer="layout" svg:width="0.182cm" svg:height="0.221cm" svg:x="1.272cm" svg:y="2.817cm" svg:viewBox="0 0 183 222" svg:d="M27 197c-3 12-3 14-19 14-4 0-8 0-8 7 0 2 2 4 5 4 9 0 19-1 29-1 12 0 24 1 35 1 2 0 6 0 6-7 0-4-3-4-8-4-18 0-18-2-18-6s15-61 17-70c5 11 15 23 33 23 40 0 84-50 84-102 0-33-20-56-46-56-18 0-35 13-46 26-4-18-19-26-32-26-16 0-23 14-26 20-6 12-11 33-11 34 0 4 3 2 4 4 4 0 4-1 6-8 6-25 13-42 26-42 6 0 11 3 11 16 0 8-1 12-3 18-13 52-26 103-39 155zM89 46c2-10 12-20 18-25 12-11 23-13 29-13 14 0 22 12 22 33 0 20-12 61-18 74-12 24-29 35-42 35-23 0-27-28-27-30 0-1 0-1 1-6 6-23 11-46 17-68z">
              <text:p/>
            </draw:path>
            <draw:path draw:style-name="gr6" draw:text-style-name="P5" draw:layer="layout" svg:width="0.13cm" svg:height="0.171cm" svg:x="1.471cm" svg:y="2.854cm" svg:viewBox="0 0 131 172" svg:d="M76 3c0 3 0 6 0 9 17 0 19 2 19 14 0 16 0 33 0 50-10-9-21-14-35-14-32 0-60 25-60 56 0 29 26 54 57 54 20 0 32-11 37-15 0 5 0 10 0 15 12-1 24-2 37-3 0-2 0-5 0-8-16 0-18-2-18-14 0-49 0-98 0-147-13 1-25 2-37 3zM94 144c-7 11-19 21-35 21-14 0-24-8-29-15-5-8-8-17-8-32 0-6 0-24 10-36 10-11 22-13 29-13 12 0 23 6 30 14 3 4 3 5 3 9 0 17 0 35 0 52z">
              <text:p/>
            </draw:path>
            <draw:path draw:style-name="gr6" draw:text-style-name="P5" draw:layer="layout" svg:width="0.036cm" svg:height="0.149cm" svg:x="1.759cm" svg:y="2.821cm" svg:viewBox="0 0 37 150" svg:d="M37 19c0-11-9-19-19-19s-18 8-18 19c0 10 8 18 18 18s19-8 19-18zM37 131c0-9-9-17-19-17s-18 7-18 17c0 11 8 19 18 19s19-8 19-19z">
              <text:p/>
            </draw:path>
          </draw:g>
        </draw:g>
        <draw:frame draw:style-name="gr7" draw:text-style-name="P3" draw:layer="layout" svg:width="3.067cm" svg:height="0.395cm" svg:x="2.703cm" svg:y="2.303cm">
          <draw:text-box>
            <text:p><text:span text:style-name="T2">insertion error prob.</text:span></text:p>
          </draw:text-box>
        </draw:frame>
        <draw:frame draw:style-name="gr8" draw:text-style-name="P3" draw:layer="layout" svg:width="2.965cm" svg:height="0.395cm" svg:x="2.704cm" svg:y="2.704cm">
          <draw:text-box>
            <text:p><text:span text:style-name="T2">deletion error prob.</text:span></text:p>
          </draw:text-box>
        </draw:frame>
        <draw:g draw:style-name="gr5">
          <svg:title>TexMaths</svg:title>
          <svg:desc>10§display§\Sigma = \{ {\sf A}, {\sf T}, {\sf G}, {\sf C}  \}:§svg§600§TRUE§</svg:desc>
          <draw:g>
            <draw:path draw:style-name="gr6" draw:text-style-name="P5" draw:layer="layout" svg:width="0.213cm" svg:height="0.238cm" svg:x="1.272cm" svg:y="1.96cm" svg:viewBox="0 0 214 239" svg:d="M111 125c3-3 2-4 3-5 0-2-2-4-3-5-24-35-48-69-72-104 27 0 55 0 82 0 59 0 76 13 84 68 3 0 6 0 9 0-3-26-7-53-10-79-65 0-130 0-195 0-9 0-9 0-9 8 29 42 58 84 87 127-28 31-55 63-83 94-4 4-4 5-4 6 0 4 4 4 9 4 65 0 130 0 195 0 3-27 7-55 10-82-3 0-6 0-9 0-6 57-30 67-86 67-32 0-64 0-96 0 29-33 59-66 88-99z">
              <text:p/>
            </draw:path>
            <draw:path draw:style-name="gr6" draw:text-style-name="P5" draw:layer="layout" svg:width="0.233cm" svg:height="0.081cm" svg:x="1.623cm" svg:y="2.07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124cm" svg:height="0.348cm" svg:x="1.999cm" svg:y="1.937cm" svg:viewBox="0 0 125 349" svg:d="M75 47c0-14 9-37 47-39 2-1 3-2 3-4 0-4-3-4-6-4-36 0-68 18-68 44s0 53 0 80c0 13 0 24-14 36-12 10-26 11-33 11-2 0-4 2-4 4s3 2 6 3c23 1 40 14 44 31 1 4 1 5 1 17 0 23 0 46 0 69 0 15 0 26 17 40 14 10 37 14 51 14 3 0 6 0 6-4 0-3-2-3-5-4-23-1-40-12-44-30-1-3-1-4-1-17 0-24 0-48 0-73 0-16-3-22-14-33-8-8-18-11-28-13 29-8 42-24 42-44 0-28 0-56 0-84z">
              <text:p/>
            </draw:path>
            <draw:path draw:style-name="gr6" draw:text-style-name="P5" draw:layer="layout" svg:width="0.213cm" svg:height="0.241cm" svg:x="2.16cm" svg:y="1.957cm" svg:viewBox="0 0 214 242" svg:d="M122 0c-10 0-21 0-31 0-30 81-61 162-91 242 9 0 17 0 26 0 9-24 18-48 27-71 34 0 68 0 102 0 9 23 18 47 27 71 11 0 21 0 32 0-31-80-61-161-92-242zM147 151c-29 0-58 0-87 0 8-21 15-42 23-63 7-21 18-50 21-63 1 5 3 13 11 37 11 29 21 59 32 89z">
              <text:p/>
            </draw:path>
            <draw:path draw:style-name="gr6" draw:text-style-name="P5" draw:layer="layout" svg:width="0.04cm" svg:height="0.104cm" svg:x="2.414cm" svg:y="2.161cm" svg:viewBox="0 0 41 105" svg:d="M41 37c0-23-8-37-22-37-12 0-19 9-19 19 0 9 7 19 19 19 4 0 9-2 12-5 1-1 1-1 2-1 0 2 1 0 1 5 0 26-13 47-24 59-4 3-4 4-4 5 0 3 2 4 3 4 4 0 32-27 32-68z">
              <text:p/>
            </draw:path>
            <draw:path draw:style-name="gr6" draw:text-style-name="P5" draw:layer="layout" svg:width="0.212cm" svg:height="0.239cm" svg:x="2.553cm" svg:y="1.959cm" svg:viewBox="0 0 213 240" svg:d="M122 22c11 0 21 0 32 0 4 0 8 0 12 0 16 0 31 0 47 0 0-7 0-15 0-22-71 0-142 0-213 0 0 7 0 15 0 22 16 0 31 0 47 0 4 0 8 0 13 0 10 0 21 0 31 0 0 73 0 146 0 218 10 0 21 0 31 0 0-72 0-145 0-218z">
              <text:p/>
            </draw:path>
            <draw:path draw:style-name="gr6" draw:text-style-name="P5" draw:layer="layout" svg:width="0.04cm" svg:height="0.104cm" svg:x="2.809cm" svg:y="2.161cm" svg:viewBox="0 0 41 105" svg:d="M41 37c0-23-9-37-23-37-11 0-18 9-18 19 0 9 7 19 18 19 4 0 9-2 12-5 1-1 1-1 2-1s1 0 1 5c0 26-12 47-24 59-4 3-4 4-4 5 0 3 2 4 4 4 4 0 32-27 32-68z">
              <text:p/>
            </draw:path>
            <draw:path draw:style-name="gr6" draw:text-style-name="P5" draw:layer="layout" svg:width="0.186cm" svg:height="0.249cm" svg:x="2.958cm" svg:y="1.952cm" svg:viewBox="0 0 187 250" svg:d="M187 143c-25 0-49 0-74 0 0 7 0 14 0 22 16 0 31 0 47 0 0 18 0 37 0 56-15 4-31 7-47 7-46 0-82-47-82-102s35-103 82-103c28 0 48 9 66 23 2-9 3-19 5-28-20-13-47-18-70-18-68 0-114 62-114 126 0 62 46 124 114 124 26 0 50-7 73-17 0-30 0-60 0-90z">
              <text:p/>
            </draw:path>
            <draw:path draw:style-name="gr6" draw:text-style-name="P5" draw:layer="layout" svg:width="0.04cm" svg:height="0.104cm" svg:x="3.199cm" svg:y="2.161cm" svg:viewBox="0 0 41 105" svg:d="M41 37c0-23-9-37-22-37-12 0-19 9-19 19 0 9 7 19 19 19 4 0 8-2 12-5 1-1 1-1 2-1 0 2 0 0 0 5 0 26-12 47-24 59-3 3-3 4-3 5 0 3 1 4 3 4 4 0 32-27 32-68z">
              <text:p/>
            </draw:path>
            <draw:path draw:style-name="gr6" draw:text-style-name="P5" draw:layer="layout" svg:width="0.182cm" svg:height="0.248cm" svg:x="3.348cm" svg:y="1.953cm" svg:viewBox="0 0 183 249" svg:d="M181 206c-20 13-32 21-67 21-51 0-82-52-82-102 0-48 29-103 83-103 24 0 40 6 60 18 2-9 3-19 5-28-16-8-43-12-65-12-65 0-115 54-115 128 0 54 42 121 115 121 32 0 46-5 68-19-1-8-1-16-2-24z">
              <text:p/>
            </draw:path>
            <draw:path draw:style-name="gr6" draw:text-style-name="P5" draw:layer="layout" svg:width="0.123cm" svg:height="0.348cm" svg:x="3.575cm" svg:y="1.937cm" svg:viewBox="0 0 124 349" svg:d="M50 302c0 14-9 37-47 39-2 1-3 2-3 4 0 4 3 4 7 4 34 0 66-17 67-44 0-26 0-53 0-80 0-13 0-24 14-36 12-10 25-11 33-11 2-1 3-2 3-3 0-4-2-4-5-4-24-1-40-14-44-31-1-4-1-5-1-17 0-23 0-46 0-69 0-15 0-26-17-40-14-11-38-14-50-14-4 0-7 0-7 4 0 3 2 3 5 4 22 1 40 12 44 30 1 3 1 4 1 17 0 24 0 48 0 73 0 16 3 22 14 33 8 8 18 11 28 14-29 7-42 23-42 43 0 28 0 56 0 84z">
              <text:p/>
            </draw:path>
            <draw:path draw:style-name="gr6" draw:text-style-name="P5" draw:layer="layout" svg:width="0.036cm" svg:height="0.15cm" svg:x="3.853cm" svg:y="2.049cm" svg:viewBox="0 0 37 151" svg:d="M37 18c0-10-9-18-19-18-11 0-18 8-18 18s7 19 18 19c10 0 19-9 19-19zM37 132c0-10-9-19-19-19-11 0-18 9-18 19s7 19 18 19c10 0 19-9 19-19z">
              <text:p/>
            </draw:path>
          </draw:g>
        </draw:g>
        <draw:frame draw:style-name="gr9" draw:text-style-name="P3" draw:layer="layout" svg:width="2.669cm" svg:height="0.395cm" svg:x="4.004cm" svg:y="1.904cm">
          <draw:text-box>
            <text:p><text:span text:style-name="T2">channel alphabet</text:span></text:p>
          </draw:text-box>
        </draw:frame>
        <draw:g draw:style-name="gr5">
          <svg:title>TexMaths</svg:title>
          <svg:desc>10§display§p_{\rm s}(y|x): §svg§600§TRUE§</svg:desc>
          <draw:g>
            <draw:path draw:style-name="gr6" draw:text-style-name="P5" draw:layer="layout" svg:width="0.182cm" svg:height="0.22cm" svg:x="1.272cm" svg:y="3.261cm" svg:viewBox="0 0 183 221" svg:d="M27 196c-3 12-3 15-19 15-4 0-8 0-8 6 0 3 2 4 5 4 9 0 19-1 29-1 12 0 24 1 35 1 2 0 6 0 6-7 0-3-3-3-8-3-18 0-18-3-18-6 0-4 15-60 17-69 5 10 15 22 33 22 40 0 84-51 84-102 0-33-20-56-46-56-18 0-35 12-46 26-4-19-19-26-32-26-16 0-23 13-26 20-6 12-11 33-11 34 0 3 3 2 4 3 4 0 4 0 6-8 6-25 13-42 26-42 6 0 11 3 11 17 0 8-1 11-3 17-13 52-26 104-39 155zM89 45c2-9 12-19 18-24 12-11 23-14 29-14 14 0 22 12 22 33 0 20-12 61-18 75-12 24-29 36-42 36-23 0-27-29-27-32 0-2 0-1 1-5 6-23 11-46 17-69z">
              <text:p/>
            </draw:path>
            <draw:path draw:style-name="gr6" draw:text-style-name="P5" draw:layer="layout" svg:width="0.088cm" svg:height="0.11cm" svg:x="1.471cm" svg:y="3.358cm" svg:viewBox="0 0 89 111" svg:d="M82 6c0-4 0-6-3-6-2 0-2 0-5 3-1 0-3 2-5 3-7-5-16-6-25-6-36 0-44 18-44 30 0 8 3 15 9 19 10 9 19 10 34 13 13 2 32 5 32 22 0 9-7 21-30 21-24 0-32-16-36-33-1-3-1-4-5-4s-4 2-4 7c0 10 0 20 0 30 0 4 0 6 3 6s7-5 12-10c11 10 24 10 30 10 32 0 44-17 44-34 0-9-4-17-11-23-9-8-20-10-29-12-19-3-35-6-35-19 0-8 6-17 30-17 28 0 29 19 30 27 0 2 3 2 4 2 4 0 4-1 4-6 0-8 0-15 0-23z">
              <text:p/>
            </draw:path>
            <draw:path draw:style-name="gr6" draw:text-style-name="P5" draw:layer="layout" svg:width="0.08cm" svg:height="0.348cm" svg:x="1.624cm" svg:y="3.153cm" svg:viewBox="0 0 81 349" svg:d="M81 345c0-1 0-1-6-7-44-44-55-110-55-163 0-61 13-122 56-166 5-4 5-4 5-6s-1-3-3-3c-4 0-36 24-56 68-18 39-22 78-22 107 0 26 3 69 23 108 21 43 51 66 55 66 2 0 3-1 3-4z">
              <text:p/>
            </draw:path>
            <draw:path draw:style-name="gr6" draw:text-style-name="P5" draw:layer="layout" svg:width="0.16cm" svg:height="0.224cm" svg:x="1.736cm" svg:y="3.261cm" svg:viewBox="0 0 161 225" svg:d="M160 21c1-5 1-5 1-8 0-6-4-9-10-9-3 0-9 2-12 7-1 2-4 13-5 19-2 9-5 18-7 28-5 21-11 42-16 63-1 5-16 30-39 30-18 0-22-16-22-29 0-16 6-38 18-68 5-15 7-19 7-26 0-15-12-28-29-28-33 0-46 51-46 54s3 3 4 3c3 0 4-1 5-6 10-33 24-44 36-44 3 0 9 0 9 12 0 8-4 18-6 24-14 37-21 57-21 74 0 31 22 41 43 41 14 0 26-6 36-15-5 18-9 34-23 52-9 12-23 23-39 23-5 0-21-2-27-15 6 0 11 0 16-4 3-4 7-8 7-15 0-10-10-11-13-11-8 0-20 5-20 22s15 30 37 30c36 0 72-32 82-70 11-45 23-90 34-134z">
              <text:p/>
            </draw:path>
            <draw:path draw:style-name="gr6" draw:text-style-name="P5" draw:layer="layout" svg:width="0.013cm" svg:height="0.348cm" svg:x="1.951cm" svg:y="3.153cm" svg:viewBox="0 0 14 349" svg:d="M14 13c0-7 0-13-7-13s-7 6-7 13c0 108 0 215 0 323 0 7 0 13 7 13s7-6 7-13c0-108 0-215 0-323z">
              <text:p/>
            </draw:path>
            <draw:path draw:style-name="gr6" draw:text-style-name="P5" draw:layer="layout" svg:width="0.174cm" svg:height="0.157cm" svg:x="2.017cm" svg:y="3.261cm" svg:viewBox="0 0 175 158" svg:d="M107 49c2-9 10-42 35-42 2 0 10 0 17 5-9 2-17 11-17 19 0 6 4 12 14 12 8 0 19-6 19-20 0-18-21-23-33-23-20 0-33 18-37 26-9-23-27-26-38-26-36 0-56 45-56 54 0 3 3 3 4 3 3 0 4-1 5-4 11-37 35-46 47-46 6 0 19 4 19 24 0 11-6 34-19 83-6 22-18 37-34 37-2 0-10 0-17-5 8-2 16-9 16-19 0-9-8-12-13-12-10 0-19 9-19 20 0 16 17 23 33 23 23 0 36-24 37-26 4 13 17 26 38 26 36 0 56-45 56-54 0-3-3-3-4-3-3 0-4 1-5 4-11 37-35 46-47 46-13 0-19-12-19-23 0-8 2-16 6-31 4-16 8-32 12-48z">
              <text:p/>
            </draw:path>
            <draw:path draw:style-name="gr6" draw:text-style-name="P5" draw:layer="layout" svg:width="0.081cm" svg:height="0.348cm" svg:x="2.227cm" svg:y="3.153cm" svg:viewBox="0 0 82 349" svg:d="M82 175c0-27-4-70-23-109-21-43-52-66-55-66-2 0-4 1-4 3s0 2 7 9c35 34 55 90 55 163 0 59-13 120-57 165-5 4-5 4-5 5 0 3 2 4 4 4 3 0 35-24 56-68 18-39 22-78 22-106z">
              <text:p/>
            </draw:path>
            <draw:path draw:style-name="gr6" draw:text-style-name="P5" draw:layer="layout" svg:width="0.036cm" svg:height="0.15cm" svg:x="2.472cm" svg:y="3.265cm" svg:viewBox="0 0 37 151" svg:d="M37 18c0-10-9-18-19-18-11 0-18 8-18 18s7 19 18 19c10 0 19-9 19-19zM37 132c0-10-9-19-19-19-11 0-18 9-18 19s7 19 18 19c10 0 19-9 19-19z">
              <text:p/>
            </draw:path>
          </draw:g>
        </draw:g>
        <draw:frame draw:style-name="gr10" draw:text-style-name="P3" draw:layer="layout" svg:width="3.516cm" svg:height="0.395cm" svg:x="2.705cm" svg:y="3.105cm">
          <draw:text-box>
            <text:p><text:span text:style-name="T2">substitution error prob.</text:span></text:p>
          </draw:text-box>
        </draw:frame>
        <draw:g draw:style-name="gr5">
          <svg:title>TexMaths</svg:title>
          <svg:desc>10§display§(x, y \in \Sigma)§svg§600§TRUE§</svg:desc>
          <draw:g>
            <draw:path draw:style-name="gr6" draw:text-style-name="P5" draw:layer="layout" svg:width="0.08cm" svg:height="0.349cm" svg:x="6.382cm" svg:y="3.127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6" draw:text-style-name="P5" draw:layer="layout" svg:width="0.174cm" svg:height="0.158cm" svg:x="6.494cm" svg:y="3.235cm" svg:viewBox="0 0 175 159" svg:d="M107 49c2-9 10-41 35-41 2 0 10 0 17 4-9 2-16 11-16 19 0 6 3 13 13 13 8 0 19-7 19-21 0-18-21-23-33-23-20 0-32 19-37 27-8-23-27-27-38-27-36 0-56 45-56 54 0 4 3 4 4 4 3 0 4-1 5-4 12-37 35-46 47-46 6 0 19 3 19 23 0 11-6 35-19 84-6 22-18 36-34 36-2 0-10 0-17-4 9-2 16-9 16-19s-7-12-13-12c-10 0-19 9-19 20 0 16 18 23 33 23 23 0 36-25 37-27 4 13 17 27 38 27 36 0 56-45 56-54 0-3-3-3-4-3-3 0-4 1-5 3-11 38-35 46-46 46-14 0-20-11-20-23 0-8 2-15 6-31s8-32 12-48z">
              <text:p/>
            </draw:path>
            <draw:path draw:style-name="gr6" draw:text-style-name="P5" draw:layer="layout" svg:width="0.04cm" svg:height="0.104cm" svg:x="6.715cm" svg:y="3.352cm" svg:viewBox="0 0 41 105" svg:d="M41 37c0-23-9-37-23-37-11 0-18 9-18 19 0 9 7 18 18 18 5 0 9-1 13-4 1-1 1-1 1-1 1 0 1 0 1 5 0 26-12 47-24 58-4 4-4 5-4 6 0 2 2 4 4 4 4 0 32-27 32-68z">
              <text:p/>
            </draw:path>
            <draw:path draw:style-name="gr6" draw:text-style-name="P5" draw:layer="layout" svg:width="0.161cm" svg:height="0.225cm" svg:x="6.851cm" svg:y="3.235cm" svg:viewBox="0 0 162 226" svg:d="M160 22c2-5 2-6 2-8 0-7-5-10-10-10-4 0-10 2-13 7 0 2-3 13-5 19-2 9-5 19-7 28-5 21-11 42-16 63-1 6-16 30-39 30-18 0-22-15-22-28 0-16 6-38 18-69 6-14 7-18 7-25 0-16-11-29-29-29-33 0-46 51-46 54 0 4 3 4 4 4 4 0 4-1 6-7 9-33 23-43 35-43 3 0 9 0 9 11 0 9-4 18-6 25-14 37-20 57-20 73 0 31 22 42 42 42 14 0 26-6 36-16-5 18-9 36-23 53-9 12-22 22-39 22-5 0-20-1-26-14 5 0 10 0 15-5 3-3 7-7 7-13 0-11-10-12-13-12-8 0-20 5-20 22s16 30 37 30c37 0 73-32 83-70 11-45 22-90 33-134z">
              <text:p/>
            </draw:path>
            <draw:path draw:style-name="gr6" draw:text-style-name="P5" draw:layer="layout" svg:width="0.175cm" svg:height="0.201cm" svg:x="7.151cm" svg:y="3.201cm" svg:viewBox="0 0 176 202" svg:d="M163 109c6 0 13-1 13-8 0-8-7-7-13-7-50 0-99 0-149 0 5-46 45-80 95-80 18 0 36 0 54 0 6 0 13 0 13-7s-7-7-13-7c-18 0-37 0-55 0-60 0-108 44-108 101 0 56 48 101 108 101 18 0 37 0 55 0 6 0 13 0 13-7 0-6-7-6-13-6-18 0-36 0-54 0-50 0-90-34-95-80 50 0 99 0 149 0z">
              <text:p/>
            </draw:path>
            <draw:path draw:style-name="gr6" draw:text-style-name="P5" draw:layer="layout" svg:width="0.213cm" svg:height="0.237cm" svg:x="7.473cm" svg:y="3.151cm" svg:viewBox="0 0 214 238" svg:d="M111 125c3-4 3-5 3-6 0-2-1-3-2-5-24-35-48-69-72-103 27 0 54 0 81 0 59 0 77 12 84 68 3 0 6 0 9 0-3-26-7-53-10-79-65 0-130 0-195 0-8 0-9 0-9 8 29 42 59 84 88 127-28 31-56 63-84 94-3 4-3 4-3 5 0 4 3 4 8 4 65 0 130 0 195 0 3-27 7-55 10-82-3 0-6 0-9 0-6 58-30 67-85 67-32 0-65 0-97 0 29-33 59-65 88-98z">
              <text:p/>
            </draw:path>
            <draw:path draw:style-name="gr6" draw:text-style-name="P5" draw:layer="layout" svg:width="0.081cm" svg:height="0.349cm" svg:x="7.727cm" svg:y="3.127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11" draw:text-style-name="P3" draw:layer="layout" svg:width="1.424cm" svg:height="0.395cm" svg:x="1.212cm" svg:y="1.405cm">
          <draw:text-box>
            <text:p><text:span text:style-name="T2">[channel]</text:span></text:p>
          </draw:text-box>
        </draw:frame>
        <draw:frame draw:style-name="gr12" draw:text-style-name="P3" draw:layer="layout" svg:width="1.721cm" svg:height="0.395cm" svg:x="8.412cm" svg:y="1.406cm">
          <draw:text-box>
            <text:p><text:span text:style-name="T2">[constraint]</text:span></text:p>
          </draw:text-box>
        </draw:frame>
        <draw:g draw:style-name="gr5">
          <svg:title>TexMaths</svg:title>
          <svg:desc>10§display§\ell_{\rm r}:§svg§600§TRUE§</svg:desc>
          <draw:g>
            <draw:path draw:style-name="gr6" draw:text-style-name="P5" draw:layer="layout" svg:width="0.135cm" svg:height="0.249cm" svg:x="8.472cm" svg:y="1.978cm" svg:viewBox="0 0 136 250" svg:d="M2 212c-1 1-2 2-2 3 0 2 2 5 4 5s3-1 13-11c3-3 10-9 12-12 4 28 14 53 40 53 14 0 26-8 33-13 5-3 22-17 22-21 0-1-1-4-4-4-2 0-2 1-5 3-22 22-35 28-46 28-15 0-21-18-21-46 0-2 1-18 2-20 1-1 1-2 8-9 28-27 78-86 78-140 0-6 0-28-21-28-29 0-55 58-59 66-16 38-27 79-27 120-9 9-18 18-27 26zM52 163c0-3 15-81 35-122 10-19 17-33 28-33 12 0 12 13 12 18 0 59-59 120-75 137z">
              <text:p/>
            </draw:path>
            <draw:path draw:style-name="gr6" draw:text-style-name="P5" draw:layer="layout" svg:width="0.087cm" svg:height="0.107cm" svg:x="8.626cm" svg:y="2.169cm" svg:viewBox="0 0 88 108" svg:d="M37 52c0-21 10-46 33-46-2 2-4 5-4 9 0 8 6 12 11 12 6 0 11-4 11-12s-8-15-19-15c-13 0-26 7-33 26h-1c0-9 0-17 0-26-12 1-23 1-35 2 0 3 0 6 0 9 17 0 19 2 19 14 0 21 0 42 0 63 0 11-3 11-19 11 0 3 0 6 0 9 1 0 18-1 28-1 11 0 22 0 32 1 0-3 0-6 0-9-2 0-3 0-5 0-18 0-18-3-18-11 0-12 0-24 0-36z">
              <text:p/>
            </draw:path>
            <draw:path draw:style-name="gr6" draw:text-style-name="P5" draw:layer="layout" svg:width="0.036cm" svg:height="0.15cm" svg:x="8.868cm" svg:y="2.074cm" svg:viewBox="0 0 37 151" svg:d="M37 19c0-10-9-19-19-19s-18 9-18 19 8 18 18 18 19-8 19-18zM37 133c0-10-9-19-19-19s-18 9-18 19 8 18 18 18 19-8 19-18z">
              <text:p/>
            </draw:path>
          </draw:g>
        </draw:g>
        <draw:frame draw:style-name="gr13" draw:text-style-name="P3" draw:layer="layout" svg:width="3.198cm" svg:height="0.395cm" svg:x="9.905cm" svg:y="1.905cm">
          <draw:text-box>
            <text:p><text:span text:style-name="T2">maximum run-length</text:span></text:p>
          </draw:text-box>
        </draw:frame>
        <draw:g draw:style-name="gr5">
          <svg:title>TexMaths</svg:title>
          <svg:desc>10§display§(\ell_{\rm b}, \varepsilon): §svg§600§TRUE§</svg:desc>
          <draw:g>
            <draw:path draw:style-name="gr6" draw:text-style-name="P5" draw:layer="layout" svg:width="0.08cm" svg:height="0.349cm" svg:x="8.473cm" svg:y="2.331cm" svg:viewBox="0 0 81 350" svg:d="M81 346c0-1 0-1-6-7-43-45-55-111-55-163 0-62 14-123 57-166 4-5 4-5 4-6 0-3-1-4-3-4-4 0-35 24-56 69-18 38-22 77-22 107 0 26 4 68 23 108 21 43 51 66 55 66 2 0 3-1 3-4z">
              <text:p/>
            </draw:path>
            <draw:path draw:style-name="gr6" draw:text-style-name="P5" draw:layer="layout" svg:width="0.134cm" svg:height="0.249cm" svg:x="8.579cm" svg:y="2.347cm" svg:viewBox="0 0 135 250" svg:d="M1 211c0 1-1 3-1 4 0 2 2 5 4 5s3-2 12-11c3-3 10-9 13-12 4 27 14 53 39 53 14 0 27-8 34-13 5-3 22-17 22-21 0-1-2-4-5-4-1 0-1 0-4 3-23 22-36 28-46 28-16 0-21-19-21-46 0-2 0-17 1-19 1-1 1-2 8-9 29-28 78-87 78-142 0-6 0-27-20-27-29 0-55 58-59 66-17 38-28 79-28 121-9 8-18 16-27 24zM51 163c1-4 16-81 36-122 9-19 17-33 28-33 12 0 12 12 12 18 0 58-59 120-76 137z">
              <text:p/>
            </draw:path>
            <draw:path draw:style-name="gr6" draw:text-style-name="P5" draw:layer="layout" svg:width="0.131cm" svg:height="0.172cm" svg:x="8.733cm" svg:y="2.476cm" svg:viewBox="0 0 132 173" svg:d="M37 0c-12 1-25 2-37 3 0 3 0 6 0 9 17 0 18 2 18 14 0 48 0 96 0 145 3 0 6 0 9 0 3-5 5-10 8-15 10 12 23 17 36 17 33 0 61-24 61-55 0-30-26-55-58-55-15 0-28 5-37 14 0-26 0-51 0-77zM38 89c7-12 20-20 35-20 14 0 23 8 28 16 5 7 8 16 8 32 0 6 0 25-10 36s-22 13-29 13c-20 0-29-15-32-20 0-19 0-38 0-57z">
              <text:p/>
            </draw:path>
            <draw:path draw:style-name="gr6" draw:text-style-name="P5" draw:layer="layout" svg:width="0.04cm" svg:height="0.104cm" svg:x="8.924cm" svg:y="2.556cm" svg:viewBox="0 0 41 105" svg:d="M41 37c0-23-9-37-23-37-11 0-18 9-18 19 0 9 7 18 18 18 5 0 9-1 13-4 1-1 1-1 1-1 1 0 1 0 1 5 0 26-12 47-24 58-4 4-4 5-4 6 0 2 2 4 4 4 4 0 32-27 32-68z">
              <text:p/>
            </draw:path>
            <draw:path draw:style-name="gr6" draw:text-style-name="P5" draw:layer="layout" svg:width="0.14cm" svg:height="0.166cm" svg:x="9.058cm" svg:y="2.435cm" svg:viewBox="0 0 141 167" svg:d="M40 80c12 4 22 4 30 4 9 0 29 0 29-10 0-9-13-10-26-10-7 0-20 1-33 7-8-4-14-11-14-21 0-21 35-34 66-34 6 0 19 0 33 10 4 3 4 4 7 4 4 0 9-5 9-10 0-6-21-20-45-20-40 0-78 24-78 50 0 16 12 24 14 25-21 12-32 32-32 48 0 22 20 44 57 44 46 0 66-31 66-36 0-2-2-4-4-4s-3 2-3 3c-5 8-14 21-56 21-21 0-51-6-51-30 0-12 10-31 31-41zM52 75c8-3 15-3 21-3 9 0 10 0 17 2-6 2-6 3-20 3-7 0-12 0-18-2z">
              <text:p/>
            </draw:path>
            <draw:path draw:style-name="gr6" draw:text-style-name="P5" draw:layer="layout" svg:width="0.081cm" svg:height="0.349cm" svg:x="9.232cm" svg:y="2.331cm" svg:viewBox="0 0 82 350" svg:d="M82 176c0-28-4-70-23-110-21-43-52-66-55-66-2 0-4 2-4 4 0 1 0 1 7 8 34 34 54 90 54 164 0 58-13 120-56 164-5 5-5 5-5 6 0 2 2 4 4 4 3 0 35-24 56-69 18-38 22-77 22-105z">
              <text:p/>
            </draw:path>
            <draw:path draw:style-name="gr6" draw:text-style-name="P5" draw:layer="layout" svg:width="0.036cm" svg:height="0.15cm" svg:x="9.477cm" svg:y="2.443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14" draw:text-style-name="P3" draw:layer="layout" svg:width="2.694cm" svg:height="0.395cm" svg:x="9.905cm" svg:y="2.306cm">
          <draw:text-box>
            <text:p><text:span text:style-name="T2">local GC-balance</text:span></text:p>
          </draw:text-box>
        </draw:frame>
        <draw:g draw:style-name="gr5">
          <svg:title>TexMaths</svg:title>
          <svg:desc>10§display§\textstyle
\frac{1}{2} - \varepsilon
\leq
\frac{w_{\rm GC}(\bm{u}_i^{i+\ell_{\rm b}-1}  )}{\ell_{\rm b}} 
\leq 
\frac{1}{2} + \varepsilon§svg§600§TRUE§</svg:desc>
          <draw:g>
            <draw:path draw:style-name="gr6" draw:text-style-name="P5" draw:layer="layout" svg:width="0.089cm" svg:height="0.163cm" svg:x="9.965cm" svg:y="2.908cm" svg:viewBox="0 0 90 164" svg:d="M56 7c0-6-1-7-8-7-15 16-38 16-48 16 0 3 0 6 0 9 6 0 22 0 36-7 0 42 0 83 0 125 0 8 0 12-25 12-3 0-6 0-9 0 0 3 0 6 0 9 4-1 34-1 44-1 7 0 38 0 44 1 0-3 0-6 0-9-3 0-7 0-10 0-24 0-24-4-24-12 0-45 0-91 0-136z">
              <text:p/>
            </draw:path>
            <draw:path draw:style-name="gr6" draw:text-style-name="P5" draw:layer="layout" svg:width="0.139cm" svg:height="0.013cm" svg:x="9.938cm" svg:y="3.114cm" svg:viewBox="0 0 140 14" svg:d="M70 14c-23 0-47 0-70 0 0-5 0-9 0-14 47 0 93 0 140 0 0 5 0 9 0 14-23 0-47 0-70 0z">
              <text:p/>
            </draw:path>
            <draw:path draw:style-name="gr6" draw:text-style-name="P5" draw:layer="layout" svg:width="0.107cm" svg:height="0.162cm" svg:x="9.954cm" svg:y="3.167cm" svg:viewBox="0 0 108 163" svg:d="M108 118c-3 0-5 0-8 0-1 5-3 20-6 22-2 2-21 2-25 2-15 0-30 0-45 0 26-23 35-30 49-41 18-15 35-30 35-54 0-29-26-47-57-47s-51 21-51 44c0 12 10 13 13 13 6 0 13-4 13-13 0-4-2-13-15-13 8-17 25-23 36-23 25 0 38 20 38 39 0 22-16 39-24 48-20 19-39 38-59 58-2 2-2 3-2 10 34 0 67 0 101 0 2-15 5-30 7-45z">
              <text:p/>
            </draw:path>
            <draw:path draw:style-name="gr6" draw:text-style-name="P5" draw:layer="layout" svg:width="0.213cm" svg:height="0.013cm" svg:x="10.228cm" svg:y="3.114cm" svg:viewBox="0 0 214 14" svg:d="M202 14c6 0 12 0 12-7s-6-7-12-7c-63 0-127 0-190 0-6 0-12 0-12 7s6 7 12 7c63 0 127 0 190 0z">
              <text:p/>
            </draw:path>
            <draw:path draw:style-name="gr6" draw:text-style-name="P5" draw:layer="layout" svg:width="0.141cm" svg:height="0.165cm" svg:x="10.559cm" svg:y="3.051cm" svg:viewBox="0 0 142 166" svg:d="M40 79c12 5 22 5 31 5s28 0 28-11c0-8-12-9-26-9-7 0-19 0-32 6-8-4-14-11-14-20 0-22 34-34 66-34 5 0 18 0 32 10 4 2 5 3 7 3 5 0 10-4 10-9 0-7-22-20-46-20-40 0-78 23-78 50 0 15 13 24 14 25-21 11-32 31-32 47 0 23 20 44 57 44 47 0 66-31 66-36 0-2-1-3-3-3s-3 1-4 2c-5 8-13 21-56 21-21 0-51-5-51-30 0-12 10-30 31-41zM52 74c8-2 16-3 21-3 9 0 11 1 17 2-5 3-6 3-19 3-8 0-12 0-19-2z">
              <text:p/>
            </draw:path>
            <draw:path draw:style-name="gr6" draw:text-style-name="P5" draw:layer="layout" svg:width="0.213cm" svg:height="0.27cm" svg:x="10.841cm" svg:y="2.987cm" svg:viewBox="0 0 214 271" svg:d="M208 14c3-1 6-3 6-7s-3-7-7-7c-2 0-5 1-6 2-65 30-129 61-194 91-6 3-7 5-7 8s2 6 7 8c65 30 129 60 194 91 4 3 5 3 6 3 4 0 7-4 7-7 0-4-1-6-7-8-61-29-123-58-184-87 62-29 123-58 185-87zM202 271c6 0 12 0 12-7s-7-7-12-7c-63 0-127 0-190 0-5 0-12 0-12 7s6 7 12 7c63 0 127 0 190 0z">
              <text:p/>
            </draw:path>
            <draw:path draw:style-name="gr6" draw:text-style-name="P5" draw:layer="layout" svg:width="0.179cm" svg:height="0.11cm" svg:x="11.236cm" svg:y="2.912cm" svg:viewBox="0 0 180 111" svg:d="M118 31c2-7 4-19 4-20 0-5-3-8-8-8-4 0-9 3-10 7-1 2-3 12-5 19-4 14-4 14-7 28-3 13-4 15-4 22 1 5-1 10-7 17-3 4-8 8-17 8s-22-3-22-22c0-13 7-31 12-43 4-11 5-13 5-18 0-11-10-20-23-20-25 0-36 33-36 37 0 3 3 3 4 3 4 0 4-1 5-4 6-20 16-30 26-30 4 0 6 3 6 9s-2 11-3 14c-14 36-14 41-14 49 0 29 26 32 39 32 5 0 17 0 28-16 6 11 19 16 34 16 22 0 33-19 38-29 11-20 17-51 17-62 0-19-10-20-12-20-6 0-13 7-13 13 0 5 2 6 4 8 6 5 9 12 9 20 0 3-10 63-42 63-20 0-20-17-20-21 0-7 1-11 5-25 2-9 5-18 7-27z">
              <text:p/>
            </draw:path>
            <draw:path draw:style-name="gr6" draw:text-style-name="P5" draw:layer="layout" svg:width="0.148cm" svg:height="0.127cm" svg:x="11.445cm" svg:y="2.932cm" svg:viewBox="0 0 149 128" svg:d="M134 90c0-6 0-7 11-7 1 0 3 0 4 0 0-3 0-5 0-8-10 1-22 1-27 1-9 0-26 0-34-1 0 3 0 5 0 8 3 0 5 0 8 0 19 0 19 2 19 7 0 4 0 7 0 11s0 11-12 16c-9 3-19 3-22 3-29 0-61-16-61-56 0-42 33-56 59-56 15 0 41 9 47 41 0 2 2 2 4 2 4 0 4-1 4-5 0-14 0-27 0-41 0-3 0-5-3-5-2 0-2 1-4 2-3 5-7 9-10 14-8-7-21-16-42-16-42 0-75 30-75 64 0 33 31 64 77 64 6 0 15-1 24-3 13-4 18-10 18-11 5 6 11 10 12 10 3 0 3-2 3-5 0-10 0-19 0-29z">
              <text:p/>
            </draw:path>
            <draw:path draw:style-name="gr6" draw:text-style-name="P5" draw:layer="layout" svg:width="0.133cm" svg:height="0.127cm" svg:x="11.626cm" svg:y="2.932cm" svg:viewBox="0 0 134 128" svg:d="M134 5c0-3 0-5-2-5s-3 1-4 2c-3 5-7 9-10 14-11-9-24-16-42-16-42 0-76 30-76 64 0 35 34 64 76 64 34 0 58-22 58-45 0-3 0-4-3-4-2 0-4 0-4 3-1 27-27 38-47 38-25 0-59-14-59-56s33-56 58-56c16 0 42 8 48 41 0 2 2 2 3 2 4 0 4-1 4-5 0-14 0-27 0-41z">
              <text:p/>
            </draw:path>
            <draw:path draw:style-name="gr6" draw:text-style-name="P5" draw:layer="layout" svg:width="0.063cm" svg:height="0.244cm" svg:x="11.823cm" svg:y="2.837cm" svg:viewBox="0 0 64 245" svg:d="M60 0c-47 33-60 85-60 122 0 35 11 89 60 123 1 0 4 0 4-3 0-1 0-2-2-4-33-29-45-71-45-116 0-66 26-98 46-116 1-1 1-2 1-3 0-3-3-3-4-3z">
              <text:p/>
            </draw:path>
            <draw:path draw:style-name="gr6" draw:text-style-name="P5" draw:layer="layout" svg:width="0.171cm" svg:height="0.112cm" svg:x="11.916cm" svg:y="2.91cm" svg:viewBox="0 0 172 113" svg:d="M105 100c4 5 15 13 32 13 26 0 35-37 35-38 0-5-4-5-8-5-6 0-7 0-8 5-3 11-8 27-17 27-6 0-7-7-7-10s3-13 4-20c4-14 7-27 11-41 1-6 3-15 3-17 0-8-6-12-12-12-14 0-18 12-19 19-2 9-5 17-7 26-2 10-5 20-7 30-2 7-2 7-6 11-6 7-15 14-26 14-16 0-16-13-16-18 0-14 6-31 14-48 2-7 3-10 3-14 0-14-16-22-31-22-28 0-43 31-43 38 0 5 4 5 8 5 6 0 6-1 8-6 4-14 15-26 25-26 2 0 4 0 4 6 0 5-1 9-4 14-9 22-14 36-14 48 0 27 24 34 44 34 12 0 23-4 34-13z">
              <text:p/>
            </draw:path>
            <draw:path draw:style-name="gr6" draw:text-style-name="P5" draw:layer="layout" svg:width="0.06cm" svg:height="0.118cm" svg:x="12.115cm" svg:y="2.758cm" svg:viewBox="0 0 61 119" svg:d="M53 7c0-4-3-7-7-7-5 0-11 5-11 10s4 8 7 8c6 0 11-5 11-11zM61 92c0-3-2-3-3-3-3 0-3 1-4 4-3 10-11 20-20 20-4 0-5-3-5-7s1-5 2-9c1-3 3-7 4-9 0-2 7-18 10-24 1-4 2-6 2-9 0-9-8-16-19-16-19 0-28 23-28 28 0 2 2 2 3 2 3 0 4-1 4-4 4-12 13-20 20-20 4 0 6 2 6 7 0 1 0 3-2 6-1 3-9 22-11 28-1 3-1 4-4 9-1 3-2 5-2 8 0 9 9 16 19 16 19 0 28-23 28-27z">
              <text:p/>
            </draw:path>
            <draw:path draw:style-name="gr6" draw:text-style-name="P5" draw:layer="layout" svg:width="0.146cm" svg:height="0.145cm" svg:x="12.208cm" svg:y="2.758cm" svg:viewBox="0 0 147 146" svg:d="M79 78c20 0 41 0 61 0 2 0 7 0 7-5s-5-5-7-5c-20 0-41 0-61 0 0-20 0-41 0-61 0-2 0-7-5-7s-5 5-5 7c0 20 0 41 0 61-21 0-41 0-62 0-2 0-7 0-7 5s5 5 7 5c21 0 41 0 62 0 0 20 0 40 0 61 0 2 0 7 5 7s5-5 5-7c0-21 0-41 0-61z">
              <text:p/>
            </draw:path>
            <draw:path draw:style-name="gr6" draw:text-style-name="P5" draw:layer="layout" svg:width="0.078cm" svg:height="0.125cm" svg:x="12.383cm" svg:y="2.751cm" svg:viewBox="0 0 79 126" svg:d="M1 105c-1 1-1 2-1 3s1 4 3 4c1 0 1 0 4-2 4-3 7-6 11-9 4 15 13 25 27 25s28-11 33-15c1 0 1-1 1-2s-2-4-4-4c-1 0-1 1-3 2-6 5-17 13-27 13-13 0-15-17-15-25 0-4 0-4 3-7 17-15 34-33 42-52 4-10 4-17 4-19 0-9-4-17-13-17-25 0-51 55-49 91 0 1 0 1 0 2-5 4-11 8-16 12zM32 80c3-21 17-74 33-74 4 0 7 3 7 10 0 9-4 23-17 40-7 8-15 16-23 24z">
              <text:p/>
            </draw:path>
            <draw:path draw:style-name="gr6" draw:text-style-name="P5" draw:layer="layout" svg:width="0.105cm" svg:height="0.122cm" svg:x="12.49cm" svg:y="2.815cm" svg:viewBox="0 0 106 123" svg:d="M30 0c-10 0-20 1-30 1 0 3 0 5 0 8 13 0 15 1 15 10 0 34 0 68 0 102 2 0 5 0 7 0 2-2 3-4 4-7 1-1 1-2 2-3 8 8 18 12 30 12 26 0 48-18 48-40 0-21-20-39-46-39-10 0-21 2-30 10 0-18 0-36 0-54zM30 63c6-9 18-13 29-13 20 0 29 15 29 33 0 11-2 20-9 26-5 5-14 8-23 8-11 0-21-6-26-14 0-13 0-27 0-40z">
              <text:p/>
            </draw:path>
            <draw:path draw:style-name="gr6" draw:text-style-name="P5" draw:layer="layout" svg:width="0.133cm" svg:height="0.009cm" svg:x="12.654cm" svg:y="2.826cm" svg:viewBox="0 0 134 10" svg:d="M127 10c3 0 7 0 7-5s-4-5-7-5c-40 0-79 0-119 0-3 0-8 0-8 5s5 5 8 5c40 0 79 0 119 0z">
              <text:p/>
            </draw:path>
            <draw:path draw:style-name="gr6" draw:text-style-name="P5" draw:layer="layout" svg:width="0.071cm" svg:height="0.116cm" svg:x="12.842cm" svg:y="2.758cm" svg:viewBox="0 0 72 117" svg:d="M44 5c0-5 0-5-6-5-12 11-32 11-35 11-1 0-2 0-3 0 0 3 0 5 0 8 1 0 2 0 3 0 4 0 15-1 25-5 0 29 0 59 0 88 0 5 0 7-18 7-3 0-6 0-9 0 0 2 0 5 0 8 10-1 24-1 35-1 10 0 26 0 36 1 0-3 0-6 0-8-3 0-6 0-9 0-19 0-19-2-19-7 0-32 0-65 0-97z">
              <text:p/>
            </draw:path>
            <draw:path draw:style-name="gr6" draw:text-style-name="P5" draw:layer="layout" svg:width="0.06cm" svg:height="0.118cm" svg:x="12.115cm" svg:y="2.984cm" svg:viewBox="0 0 61 119" svg:d="M53 7c0-4-3-7-7-7-5 0-11 5-11 10s4 8 7 8c6 0 11-5 11-11zM61 92c0-3-2-3-3-3-3 0-3 1-4 4-3 10-11 20-20 20-4 0-5-3-5-7 0-3 1-5 2-9 1-3 3-7 4-9 0-2 7-18 10-24 1-4 2-6 2-9 0-9-8-16-19-16-19 0-28 23-28 28 0 2 2 2 3 2 3 0 4-1 4-4 4-12 13-20 20-20 4 0 6 2 6 7 0 1 0 3-2 6-1 3-9 22-11 28-1 3-1 4-4 9-1 3-2 5-2 8 0 10 9 16 19 16 19 0 28-23 28-27z">
              <text:p/>
            </draw:path>
            <draw:path draw:style-name="gr6" draw:text-style-name="P5" draw:layer="layout" svg:width="0.063cm" svg:height="0.244cm" svg:x="12.971cm" svg:y="2.837cm" svg:viewBox="0 0 64 245" svg:d="M5 0c-2 0-5 0-5 3 0 1 1 2 2 3 22 20 45 53 45 116 0 52-16 90-42 114-5 5-5 5-5 6s1 3 3 3c3 0 27-16 43-47 11-20 18-47 18-76 0-34-10-88-59-122z">
              <text:p/>
            </draw:path>
            <draw:path draw:style-name="gr6" draw:text-style-name="P5" draw:layer="layout" svg:width="1.84cm" svg:height="0.013cm" svg:x="11.224cm" svg:y="3.114cm" svg:viewBox="0 0 1841 14" svg:d="M920 14c-307 0-613 0-920 0 0-5 0-9 0-14 614 0 1227 0 1841 0 0 5 0 9 0 14-307 0-614 0-921 0z">
              <text:p/>
            </draw:path>
            <draw:path draw:style-name="gr6" draw:text-style-name="P5" draw:layer="layout" svg:width="0.101cm" svg:height="0.175cm" svg:x="12.017cm" svg:y="3.157cm" svg:viewBox="0 0 102 176" svg:d="M23 139c3 16 11 37 32 37 8 0 16-4 25-9 5-3 17-12 17-15 0-1-1-4-4-4-1 0-1 0-5 3-11 10-22 18-33 18-17 0-17-29-17-34 0-3 0-3 1-8 0-2 0-3 3-6 13-12 60-57 60-100 0-4 0-21-16-21-21 0-37 31-41 39-11 21-17 41-19 53-4 17-4 25-4 37-2 2-16 14-18 16-4 4-4 4-4 6 0 1 2 4 4 4s8-6 10-8c3-3 6-6 9-8zM41 111c4-25 24-104 44-104 6 0 9 4 9 12 0 3 0 25-21 55-13 18-26 31-32 37z">
              <text:p/>
            </draw:path>
            <draw:path draw:style-name="gr6" draw:text-style-name="P5" draw:layer="layout" svg:width="0.105cm" svg:height="0.123cm" svg:x="12.142cm" svg:y="3.245cm" svg:viewBox="0 0 106 124" svg:d="M29 0c-10 1-19 1-29 2 0 3 0 5 0 8 13 0 15 1 15 10 0 34 0 68 0 102 2 0 5 0 7 0 1-2 3-5 4-7 0-1 1-2 2-3 7 8 18 12 29 12 27 0 49-18 49-40 0-21-20-40-46-40-10 0-21 3-31 10 0-18 0-36 0-54zM30 63c6-8 18-13 28-13 21 0 30 15 30 34 0 10-2 19-9 26-6 5-14 8-23 8-12 0-21-7-26-15 0-13 0-27 0-40z">
              <text:p/>
            </draw:path>
            <draw:path draw:style-name="gr6" draw:text-style-name="P5" draw:layer="layout" svg:width="0.214cm" svg:height="0.27cm" svg:x="13.232cm" svg:y="2.987cm" svg:viewBox="0 0 215 271" svg:d="M208 14c4-1 7-3 7-7s-3-7-7-7c-2 0-5 1-6 2-65 30-130 61-195 91-5 3-7 5-7 8s3 6 7 8c65 30 130 60 195 91 4 3 5 3 6 3 4 0 7-4 7-7 0-4-1-6-7-8-61-29-123-58-184-87 61-29 123-58 184-87zM203 271c6 0 12 0 12-7s-7-7-13-7c-63 0-126 0-189 0-5 0-13 0-13 7s7 7 13 7c63 0 127 0 190 0z">
              <text:p/>
            </draw:path>
            <draw:path draw:style-name="gr6" draw:text-style-name="P5" draw:layer="layout" svg:width="0.089cm" svg:height="0.163cm" svg:x="13.643cm" svg:y="2.908cm" svg:viewBox="0 0 90 164" svg:d="M56 7c0-6-1-7-8-7-15 16-38 16-48 16 0 3 0 6 0 9 6 0 22 0 36-7 0 42 0 83 0 125 0 8 0 12-25 12-3 0-6 0-9 0 0 3 0 6 0 9 4-1 35-1 44-1 7 0 38 0 44 1 0-3 0-6 0-9-3 0-7 0-10 0-24 0-24-4-24-12 0-45 0-91 0-136z">
              <text:p/>
            </draw:path>
            <draw:path draw:style-name="gr6" draw:text-style-name="P5" draw:layer="layout" svg:width="0.139cm" svg:height="0.013cm" svg:x="13.616cm" svg:y="3.114cm" svg:viewBox="0 0 140 14" svg:d="M70 14c-23 0-47 0-70 0 0-5 0-9 0-14 47 0 93 0 140 0 0 5 0 9 0 14-23 0-47 0-70 0z">
              <text:p/>
            </draw:path>
            <draw:path draw:style-name="gr6" draw:text-style-name="P5" draw:layer="layout" svg:width="0.108cm" svg:height="0.162cm" svg:x="13.632cm" svg:y="3.167cm" svg:viewBox="0 0 109 163" svg:d="M109 118c-3 0-6 0-9 0-1 5-3 20-6 22-2 2-21 2-25 2-15 0-30 0-45 0 26-23 35-30 49-41 19-15 36-30 36-54 0-29-27-47-58-47-30 0-51 21-51 44 0 12 10 13 13 13 6 0 13-4 13-13 0-4-2-13-15-13 8-17 25-23 36-23 25 0 38 20 38 39 0 22-16 39-23 48-20 19-40 38-60 58-2 2-2 3-2 10 34 0 67 0 101 0 3-15 5-30 8-45z">
              <text:p/>
            </draw:path>
            <draw:path draw:style-name="gr6" draw:text-style-name="P5" draw:layer="layout" svg:width="0.233cm" svg:height="0.233cm" svg:x="13.896cm" svg:y="3.005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6" draw:text-style-name="P5" draw:layer="layout" svg:width="0.141cm" svg:height="0.165cm" svg:x="14.237cm" svg:y="3.051cm" svg:viewBox="0 0 142 166" svg:d="M41 79c11 5 21 5 30 5s28 0 28-11c0-8-12-9-25-9-8 0-20 0-33 6-8-4-14-11-14-20 0-22 34-34 66-34 6 0 18 0 32 10 4 2 5 3 7 3 5 0 10-4 10-9 0-7-22-20-46-20-40 0-78 23-78 50 0 15 13 24 14 25-21 11-32 31-32 47 0 23 20 44 57 44 47 0 67-31 67-36 0-2-2-3-4-3s-3 1-4 2c-5 8-13 21-55 21-22 0-52-5-52-30 0-12 10-30 32-41zM52 74c8-2 16-3 22-3 8 0 10 1 16 2-5 3-6 3-19 3-8 0-12 0-19-2z">
              <text:p/>
            </draw:path>
          </draw:g>
        </draw:g>
        <draw:g draw:style-name="gr5">
          <svg:title>TexMaths</svg:title>
          <svg:desc>10§latex§\begin{align*}
&amp;
\textstyle
\underline{w} = \left\lceil \ell_b \left( \frac{1}{2} - \varepsilon \right) \right\rceil, \ 
\overline{w} = \left\lfloor \ell_b \left( \frac{1}{2} + \varepsilon \right) \right\rfloor
\end{align*}§svg§600§TRUE§</svg:desc>
          <draw:g>
            <draw:path draw:style-name="gr6" draw:text-style-name="P5" draw:layer="layout" svg:width="0.232cm" svg:height="0.158cm" svg:x="9.927cm" svg:y="3.631cm" svg:viewBox="0 0 233 159" svg:d="M152 36c2-8 6-21 6-23 0-6-5-9-11-9-4 0-10 3-13 10-1 2-17 69-20 78-2 11-3 17-3 23 0 4 0 5 1 6-9 19-19 30-33 30-28 0-28-26-28-32 0-11 2-25 18-68 4-10 6-15 6-22 0-16-11-29-28-29-34 0-47 51-47 54s3 2 4 3c4 0 4 0 6-6 10-33 23-43 36-43 3 0 8 0 8 11 0 9-4 19-6 25-15 41-20 57-20 70 0 32 24 45 50 45 6 0 23 0 37-25 9 22 33 25 44 25 26 0 41-22 51-43 12-28 23-75 23-92 0-19-10-24-16-24-8 0-17 9-17 17 0 4 2 6 5 9 4 4 13 13 13 30 0 12-10 46-20 64-9 19-21 31-38 31s-26-11-26-31c0-9 2-20 4-25 5-20 9-39 14-59z">
              <text:p/>
            </draw:path>
            <draw:path draw:style-name="gr6" draw:text-style-name="P5" draw:layer="layout" svg:width="0.26cm" svg:height="0.013cm" svg:x="9.917cm" svg:y="3.827cm" svg:viewBox="0 0 261 14" svg:d="M0 0c87 0 174 0 261 0 0 5 0 9 0 14-87 0-174 0-261 0 0-5 0-9 0-14z">
              <text:p/>
            </draw:path>
            <draw:path draw:style-name="gr6" draw:text-style-name="P5" draw:layer="layout" svg:width="0.233cm" svg:height="0.081cm" svg:x="10.295cm" svg:y="3.65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086cm" svg:height="0.418cm" svg:x="10.717cm" svg:y="3.488cm" svg:viewBox="0 0 87 419" svg:d="M0 419c5 0 10 0 15 0 0-135 0-270 0-405 24 0 48 0 72 0 0-5 0-9 0-14-29 0-58 0-87 0 0 140 0 279 0 419z">
              <text:p/>
            </draw:path>
            <draw:path draw:style-name="gr6" draw:text-style-name="P5" draw:layer="layout" svg:width="0.135cm" svg:height="0.249cm" svg:x="10.816cm" svg:y="3.539cm" svg:viewBox="0 0 136 250" svg:d="M2 212c-1 0-2 1-2 3 0 1 2 4 5 4 1 0 2-1 12-10 3-2 10-9 13-12 3 27 14 53 39 53 14 0 27-8 34-13 5-4 21-18 21-21 0-1-1-4-4-4-1 0-1 0-4 3-23 22-36 27-46 27-16 0-22-18-22-44 0-2 1-19 2-20s1-2 8-9c28-28 78-88 78-142 0-6 0-27-20-27-30 0-56 58-59 66-17 38-28 79-28 120-9 8-18 17-27 26zM52 163c1-4 16-82 36-123 9-18 17-33 28-33 12 0 12 13 12 19 0 58-59 120-76 137z">
              <text:p/>
            </draw:path>
            <draw:path draw:style-name="gr6" draw:text-style-name="P5" draw:layer="layout" svg:width="0.099cm" svg:height="0.172cm" svg:x="10.975cm" svg:y="3.668cm" svg:viewBox="0 0 100 173" svg:d="M49 7c0-1 1-2 1-3 0-2-1-4-4-4-5 0-26 2-32 3-2 0-5 0-5 5 0 4 3 4 6 4 12 0 12 1 12 3s-2 12-4 17c-2 8-3 15-5 23-3 8-16 62-17 65-1 6-1 9-1 12 0 25 16 41 36 41 31 0 64-34 64-70 0-29-20-41-37-41-13 0-24 7-31 14 6-23 11-46 17-69zM36 166c-12 0-18-11-18-25 0-9 2-18 9-45 1-5 1-5 6-11 9-11 20-16 29-16 10 0 18 7 18 24 0 10-5 35-13 49-6 12-18 24-31 24z">
              <text:p/>
            </draw:path>
            <draw:path draw:style-name="gr6" draw:text-style-name="P5" draw:layer="layout" svg:width="0.091cm" svg:height="0.418cm" svg:x="11.212cm" svg:y="3.488cm" svg:viewBox="0 0 92 419" svg:d="M92 415c0-1-1-2-2-3-16-17-40-45-55-102-8-32-11-68-11-100 0-92 22-156 65-202 3-3 3-4 3-5 0-3-3-3-5-3-5 0-24 21-28 26-36 43-59 106-59 184 0 49 9 119 55 178 3 4 26 31 32 31 2 0 5 0 5-4z">
              <text:p/>
            </draw:path>
            <draw:path draw:style-name="gr6" draw:text-style-name="P5" draw:layer="layout" svg:width="0.088cm" svg:height="0.162cm" svg:x="11.389cm" svg:y="3.485cm" svg:viewBox="0 0 89 163" svg:d="M55 7c0-7 0-7-7-7-16 15-38 16-48 16 0 3 0 6 0 9 5 0 22 0 35-7 0 42 0 83 0 125 0 8 0 11-24 11-3 0-7 0-10 0 0 3 0 6 0 9 5 0 35-1 44-1 8 0 39 1 44 1 0-3 0-6 0-9-3 0-6 0-9 0-25 0-25-3-25-11 0-46 0-91 0-136z">
              <text:p/>
            </draw:path>
            <draw:path draw:style-name="gr6" draw:text-style-name="P5" draw:layer="layout" svg:width="0.139cm" svg:height="0.013cm" svg:x="11.362cm" svg:y="3.691cm" svg:viewBox="0 0 140 14" svg:d="M0 0c47 0 93 0 140 0 0 5 0 9 0 14-47 0-93 0-140 0 0-5 0-9 0-14z">
              <text:p/>
            </draw:path>
            <draw:path draw:style-name="gr6" draw:text-style-name="P5" draw:layer="layout" svg:width="0.108cm" svg:height="0.162cm" svg:x="11.377cm" svg:y="3.743cm" svg:viewBox="0 0 109 163" svg:d="M109 118c-3 0-5 0-8 0-1 5-4 20-7 22-2 2-21 2-24 2-15 0-30 0-45 0 25-23 34-30 49-41 18-15 35-30 35-53 0-30-26-48-58-48-30 0-51 21-51 44 0 12 11 13 13 13 6 0 13-4 13-13 0-4-1-13-14-13 7-17 24-22 36-22 24 0 37 19 37 39 0 21-15 38-23 47-20 19-39 38-59 58-3 2-3 3-3 10 34 0 68 0 102 0 2-15 5-30 7-45z">
              <text:p/>
            </draw:path>
            <draw:path draw:style-name="gr6" draw:text-style-name="P5" draw:layer="layout" svg:width="0.214cm" svg:height="0.013cm" svg:x="11.651cm" svg:y="3.691cm" svg:viewBox="0 0 215 14" svg:d="M203 14c6 0 12 0 12-7s-6-7-12-7c-63 0-127 0-190 0-6 0-13 0-13 7s7 7 13 7c63 0 127 0 190 0z">
              <text:p/>
            </draw:path>
            <draw:path draw:style-name="gr6" draw:text-style-name="P5" draw:layer="layout" svg:width="0.14cm" svg:height="0.165cm" svg:x="11.983cm" svg:y="3.627cm" svg:viewBox="0 0 141 166" svg:d="M40 79c12 5 22 5 30 5 9 0 29 0 29-11 0-8-13-9-26-9-7 0-20 1-33 6-8-4-14-10-14-20 0-21 35-34 66-34 6 0 19 0 33 10 4 3 4 3 7 3 4 0 9-4 9-9 0-7-21-20-45-20-41 0-78 24-78 50 0 15 12 24 14 25-21 12-32 31-32 47 0 23 20 44 57 44 46 0 66-30 66-36 0-2-2-3-4-3s-3 1-3 2c-5 8-14 21-56 21-21 0-51-5-51-30 0-12 10-30 31-41zM52 75c8-3 15-3 21-3 9 0 10 0 17 2-6 2-6 2-20 2-8 0-12 0-18-1z">
              <text:p/>
            </draw:path>
            <draw:path draw:style-name="gr6" draw:text-style-name="P5" draw:layer="layout" svg:width="0.09cm" svg:height="0.418cm" svg:x="12.153cm" svg:y="3.488cm" svg:viewBox="0 0 91 419" svg:d="M91 210c0-50-8-120-54-179-4-4-27-31-33-31-2 0-4 1-4 3s0 3 2 4c17 18 40 47 54 102 8 32 11 68 11 101 0 34-3 70-12 104-13 49-34 77-52 97-3 3-2 3-3 4 0 3 2 4 4 4 5 0 25-21 29-26 36-43 58-106 58-183z">
              <text:p/>
            </draw:path>
            <draw:path draw:style-name="gr6" draw:text-style-name="P5" draw:layer="layout" svg:width="0.086cm" svg:height="0.418cm" svg:x="12.306cm" svg:y="3.488cm" svg:viewBox="0 0 87 419" svg:d="M73 419c5 0 9 0 14 0 0-140 0-279 0-419-29 0-58 0-87 0 0 5 0 9 0 14 24 0 49 0 73 0 0 135 0 270 0 405z">
              <text:p/>
            </draw:path>
            <draw:path draw:style-name="gr6" draw:text-style-name="P5" draw:layer="layout" svg:width="0.04cm" svg:height="0.103cm" svg:x="12.553cm" svg:y="3.748cm" svg:viewBox="0 0 41 104" svg:d="M41 36c0-23-9-36-22-36-12 0-19 8-19 18s7 19 19 19c4 0 8-2 12-5 1-1 1-1 2-1 0 2 0 0 0 5 0 26-12 47-23 59-4 4-4 4-4 6s1 3 3 3c4 0 32-27 32-68z">
              <text:p/>
            </draw:path>
            <draw:path draw:style-name="gr6" draw:text-style-name="P5" draw:layer="layout" svg:width="0.26cm" svg:height="0.013cm" svg:x="12.795cm" svg:y="3.579cm" svg:viewBox="0 0 261 14" svg:d="M0 0c87 0 174 0 261 0 0 5 0 9 0 14-87 0-174 0-261 0 0-5 0-9 0-14z">
              <text:p/>
            </draw:path>
            <draw:path draw:style-name="gr6" draw:text-style-name="P5" draw:layer="layout" svg:width="0.232cm" svg:height="0.158cm" svg:x="12.805cm" svg:y="3.631cm" svg:viewBox="0 0 233 159" svg:d="M152 36c2-8 6-21 6-23 0-6-5-9-10-9s-11 3-13 10c-2 2-18 69-20 78-3 11-4 17-4 23 0 4 0 5 1 6-8 19-19 30-33 30-28 0-28-26-28-32 0-11 2-25 19-68 3-10 6-15 6-22 0-16-12-29-29-29-34 0-47 51-47 54s4 3 5 3c3 0 3 0 5-6 10-33 23-43 36-43 3 0 8 0 8 11 0 9-3 19-6 25-15 41-20 57-20 70 0 32 24 45 50 45 6 0 23 0 37-25 9 22 33 25 44 25 26 0 42-22 51-43 12-28 23-75 23-92 0-19-10-24-16-24-8 0-17 9-17 17 0 4 2 6 5 9 4 4 13 13 13 30 0 12-10 46-20 64-9 19-21 31-38 31s-26-11-26-31c0-9 2-20 4-25 5-20 9-39 14-59z">
              <text:p/>
            </draw:path>
            <draw:path draw:style-name="gr6" draw:text-style-name="P5" draw:layer="layout" svg:width="0.233cm" svg:height="0.081cm" svg:x="13.173cm" svg:y="3.65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085cm" svg:height="0.418cm" svg:x="13.596cm" svg:y="3.488cm" svg:viewBox="0 0 86 419" svg:d="M0 419c29 0 57 0 86 0 0-5 0-9 0-14-24 0-48 0-72 0 0-135 0-270 0-405-5 0-9 0-14 0 0 140 0 279 0 419z">
              <text:p/>
            </draw:path>
            <draw:path draw:style-name="gr6" draw:text-style-name="P5" draw:layer="layout" svg:width="0.135cm" svg:height="0.249cm" svg:x="13.694cm" svg:y="3.539cm" svg:viewBox="0 0 136 250" svg:d="M2 212c-1 0-2 1-2 3 0 1 3 4 5 4 1 0 2-1 12-10 3-2 10-9 13-12 3 27 14 53 39 53 14 0 27-8 34-13 5-4 21-18 21-21 0-1-1-4-4-4-1 0-1 0-4 3-23 22-36 27-46 27-16 0-21-18-21-44 0-2 0-19 1-20s1-2 8-9c29-28 78-88 78-142 0-6 0-27-20-27-29 0-55 58-59 66-17 38-28 79-28 120-9 8-18 17-27 26zM52 163c1-4 16-82 36-123 9-18 17-33 28-33 12 0 12 13 12 19 0 58-59 120-76 137z">
              <text:p/>
            </draw:path>
            <draw:path draw:style-name="gr6" draw:text-style-name="P5" draw:layer="layout" svg:width="0.099cm" svg:height="0.172cm" svg:x="13.853cm" svg:y="3.668cm" svg:viewBox="0 0 100 173" svg:d="M49 7c0-1 1-2 1-3 0-2-1-4-4-4-5 0-25 2-32 3-1 0-5 0-5 5 0 4 4 4 6 4 12 0 12 1 12 3s-2 12-4 17c-2 8-3 15-5 23-3 8-16 62-17 65-1 6-1 9-1 12 0 25 16 41 36 41 31 0 64-34 64-70 0-29-20-41-37-41-13 0-24 7-31 14 6-23 11-46 17-69zM37 166c-12 0-19-11-19-25 0-9 2-18 9-45 1-5 1-5 6-11 9-11 20-16 29-16 10 0 18 7 18 24 0 10-5 35-13 49-6 12-18 24-30 24z">
              <text:p/>
            </draw:path>
            <draw:path draw:style-name="gr6" draw:text-style-name="P5" draw:layer="layout" svg:width="0.091cm" svg:height="0.418cm" svg:x="14.09cm" svg:y="3.488cm" svg:viewBox="0 0 92 419" svg:d="M92 415c0-1-1-2-2-3-16-17-40-45-54-102-9-32-12-68-12-100 0-92 22-156 65-202 3-3 3-4 3-5 0-3-3-3-4-3-6 0-25 21-29 26-36 43-59 106-59 184 0 49 9 119 55 178 3 4 26 31 33 31 1 0 4 0 4-4z">
              <text:p/>
            </draw:path>
            <draw:path draw:style-name="gr6" draw:text-style-name="P5" draw:layer="layout" svg:width="0.088cm" svg:height="0.162cm" svg:x="14.267cm" svg:y="3.485cm" svg:viewBox="0 0 89 163" svg:d="M55 7c0-7 0-7-7-7-16 15-38 16-48 16 0 3 0 6 0 9 6 0 22 0 35-7 0 42 0 83 0 125 0 8 0 11-24 11-3 0-7 0-10 0 0 3 0 6 0 9 5 0 35-1 44-1 8 0 39 1 44 1 0-3 0-6 0-9-3 0-6 0-9 0-25 0-25-3-25-11 0-46 0-91 0-136z">
              <text:p/>
            </draw:path>
            <draw:path draw:style-name="gr6" draw:text-style-name="P5" draw:layer="layout" svg:width="0.139cm" svg:height="0.013cm" svg:x="14.24cm" svg:y="3.691cm" svg:viewBox="0 0 140 14" svg:d="M0 0c47 0 93 0 140 0 0 5 0 9 0 14-47 0-93 0-140 0 0-5 0-9 0-14z">
              <text:p/>
            </draw:path>
            <draw:path draw:style-name="gr6" draw:text-style-name="P5" draw:layer="layout" svg:width="0.108cm" svg:height="0.162cm" svg:x="14.255cm" svg:y="3.743cm" svg:viewBox="0 0 109 163" svg:d="M109 118c-3 0-5 0-8 0-1 5-3 20-7 22-2 2-21 2-24 2-15 0-30 0-45 0 26-23 34-30 49-41 18-15 35-30 35-53 0-30-26-48-57-48s-52 21-52 44c0 12 11 13 13 13 6 0 13-4 13-13 0-4-1-13-14-13 8-17 24-22 36-22 24 0 37 19 37 39 0 21-15 38-23 47-20 19-39 38-59 58-3 2-3 3-3 10 34 0 68 0 102 0 2-15 5-30 7-45z">
              <text:p/>
            </draw:path>
            <draw:path draw:style-name="gr6" draw:text-style-name="P5" draw:layer="layout" svg:width="0.233cm" svg:height="0.231cm" svg:x="14.52cm" svg:y="3.582cm" svg:viewBox="0 0 234 232" svg:d="M124 123c33 0 65 0 98 0 5 0 12 0 12-7s-7-7-12-7c-33 0-65 0-98 0 0-33 0-65 0-98 0-5 0-11-7-11s-7 6-7 11c0 33 0 65 0 98-33 0-66 0-99 0-4 0-11 0-11 7s7 7 11 7c33 0 66 0 99 0 0 32 0 65 0 97 0 5 0 12 7 12s7-7 7-12c0-32 0-65 0-97z">
              <text:p/>
            </draw:path>
            <draw:path draw:style-name="gr6" draw:text-style-name="P5" draw:layer="layout" svg:width="0.14cm" svg:height="0.165cm" svg:x="14.861cm" svg:y="3.627cm" svg:viewBox="0 0 141 166" svg:d="M40 79c12 5 22 5 30 5 9 0 29 0 29-11 0-8-12-9-26-9-7 0-20 1-33 6-8-4-14-10-14-20 0-21 35-34 66-34 6 0 19 0 33 10 4 3 4 3 7 3 4 0 9-4 9-9 0-7-21-20-45-20-40 0-78 24-78 50 0 15 12 24 14 25-21 12-32 31-32 47 0 23 20 44 57 44 46 0 66-30 66-36 0-2-2-3-4-3s-3 1-3 2c-5 8-14 21-56 21-21 0-51-5-51-30 0-12 10-30 31-41zM52 75c8-3 15-3 21-3 9 0 10 0 17 2-6 2-6 2-20 2-7 0-12 0-18-1z">
              <text:p/>
            </draw:path>
            <draw:path draw:style-name="gr6" draw:text-style-name="P5" draw:layer="layout" svg:width="0.091cm" svg:height="0.418cm" svg:x="15.031cm" svg:y="3.488cm" svg:viewBox="0 0 92 419" svg:d="M92 210c0-50-9-120-55-179-4-4-27-31-33-31-2 0-4 1-4 3s1 3 2 4c17 18 40 47 54 102 8 32 11 68 11 101 0 34-3 70-12 104-13 49-34 77-52 97-3 3-2 3-3 4 0 3 2 4 4 4 5 0 25-21 29-26 36-43 59-106 59-183z">
              <text:p/>
            </draw:path>
            <draw:path draw:style-name="gr6" draw:text-style-name="P5" draw:layer="layout" svg:width="0.086cm" svg:height="0.418cm" svg:x="15.184cm" svg:y="3.488cm" svg:viewBox="0 0 87 419" svg:d="M87 419c0-140 0-279 0-419-5 0-9 0-14 0 0 135 0 270 0 405-24 0-49 0-73 0 0 5 0 9 0 14 29 0 58 0 87 0z">
              <text:p/>
            </draw:path>
          </draw:g>
        </draw:g>
        <draw:frame draw:style-name="gr15" draw:text-style-name="P4" draw:layer="layout" svg:width="2.622cm" svg:height="0.395cm" svg:x="1.107cm" svg:y="4.207cm">
          <draw:text-box>
            <text:p><text:span text:style-name="T3">Inner codebook</text:span></text:p>
          </draw:text-box>
        </draw:frame>
        <draw:g draw:style-name="gr5">
          <svg:title>TexMaths</svg:title>
          <svg:desc>10§display§\beta: §svg§600§TRUE§</svg:desc>
          <draw:g>
            <draw:path draw:style-name="gr6" draw:text-style-name="P5" draw:layer="layout" svg:width="0.189cm" svg:height="0.313cm" svg:x="1.311cm" svg:y="4.901cm" svg:viewBox="0 0 190 314" svg:d="M190 48c0-26-19-48-47-48-21 0-30 6-43 15-19 14-38 48-45 74-18 73-36 147-55 221-1 2 1 4 4 4s4-1 4-2c8-32 16-64 24-96 7 21 22 34 48 34s52-13 68-28c16-16 28-39 28-64s-13-43-26-52c20-11 40-33 40-58zM127 106c-4 2-8 2-17 2-4 0-11 1-15-1 1-3 13-3 17-3 8 0 11 0 15 2zM171 40c0 24-14 50-32 60-9-3-16-4-27-4-7 0-27 0-27 11 0 10 18 9 24 9 13 0 19 0 29-4 13 12 15 23 16 39 0 19-8 46-18 59-14 19-37 32-57 32-27 0-40-20-40-45 0-4 0-9 2-16 7-29 15-58 22-87 8-30 33-86 75-86 20 0 33 11 33 32z">
              <text:p/>
            </draw:path>
            <draw:path draw:style-name="gr6" draw:text-style-name="P5" draw:layer="layout" svg:width="0.036cm" svg:height="0.15cm" svg:x="1.643cm" svg:y="4.997cm" svg:viewBox="0 0 37 151" svg:d="M37 19c0-10-9-19-19-19-11 0-18 9-18 19s7 18 18 18c10 0 19-8 19-18zM37 133c0-11-9-19-19-19-11 0-18 8-18 19 0 10 7 18 18 18 10 0 19-8 19-18z">
              <text:p/>
            </draw:path>
          </draw:g>
        </draw:g>
        <draw:frame draw:style-name="gr16" draw:text-style-name="P3" draw:layer="layout" svg:width="1.814cm" svg:height="0.395cm" svg:x="1.905cm" svg:y="4.806cm">
          <draw:text-box>
            <text:p><text:span text:style-name="T2">code length</text:span></text:p>
          </draw:text-box>
        </draw:frame>
        <draw:g draw:style-name="gr5">
          <svg:title>TexMaths</svg:title>
          <svg:desc>10§display§\nu: §svg§600§TRUE§</svg:desc>
          <draw:g>
            <draw:path draw:style-name="gr6" draw:text-style-name="P5" draw:layer="layout" svg:width="0.164cm" svg:height="0.152cm" svg:x="1.311cm" svg:y="5.379cm" svg:viewBox="0 0 165 153" svg:d="M59 4c0-1 0-4-4-4-8 0-34 3-43 3-3 1-6 1-6 7 0 5 3 5 8 5 17 0 17 2 17 6 0 2-4 18-6 28-7 28-15 56-22 84-1 5-3 15-3 16 0 4 3 4 5 4s3 0 5 0c25-4 63-18 99-51 46-42 56-89 56-93 0-6-5-9-11-9-2 0-10 1-13 11-23 79-76 118-116 131 11-46 23-92 34-138z">
              <text:p/>
            </draw:path>
            <draw:path draw:style-name="gr6" draw:text-style-name="P5" draw:layer="layout" svg:width="0.036cm" svg:height="0.148cm" svg:x="1.614cm" svg:y="5.383cm" svg:viewBox="0 0 37 149" svg:d="M37 18c0-10-9-18-19-18-11 0-18 8-18 18s7 19 18 19c10 0 19-9 19-19zM37 131c0-11-9-19-19-19-11 0-18 9-18 19 0 11 7 18 18 18 10 0 19-8 19-18z">
              <text:p/>
            </draw:path>
          </draw:g>
        </draw:g>
        <draw:frame draw:style-name="gr17" draw:text-style-name="P3" draw:layer="layout" svg:width="3.38cm" svg:height="0.395cm" svg:x="1.905cm" svg:y="5.207cm">
          <draw:text-box>
            <text:p><text:span text:style-name="T2">number of codebooks</text:span></text:p>
          </draw:text-box>
        </draw:frame>
        <draw:g draw:style-name="gr5">
          <svg:title>TexMaths</svg:title>
          <svg:desc>10§display§\mathcal{C}_{i,s} \subset \Sigma^{\beta}: §svg§600§TRUE§</svg:desc>
          <draw:g>
            <draw:path draw:style-name="gr6" draw:text-style-name="P5" draw:layer="layout" svg:width="0.183cm" svg:height="0.253cm" svg:x="1.311cm" svg:y="7.277cm" svg:viewBox="0 0 184 254" svg:d="M170 192c0-2-1-3-3-3-6 0-14 6-15 6-7 4-8 7-12 13-11 15-27 27-50 27-31 0-60-22-60-74 0-32 13-74 32-101 15-23 34-41 70-41 14 0 22 5 22 18 0 12-13 37-17 44-2 4-1 3-2 5 0 3 1 3 3 3 8 0 21-8 25-14 0-1 21-35 21-53 0-19-16-22-29-22-51 0-92 33-109 53-41 50-46 105-46 123 0 50 26 78 67 78 57 0 103-53 103-62z">
              <text:p/>
            </draw:path>
            <draw:path draw:style-name="gr6" draw:text-style-name="P5" draw:layer="layout" svg:width="0.073cm" svg:height="0.164cm" svg:x="1.504cm" svg:y="7.414cm" svg:viewBox="0 0 74 165" svg:d="M68 9c0-4-3-9-10-9s-14 6-14 13c0 4 3 10 10 10s14-7 14-14zM18 134c-1 3-3 6-3 10 0 12 10 21 24 21 24 0 35-34 35-38 0-3-3-3-4-3-3 0-3 2-4 4-6 20-17 30-26 30-5 0-7-3-7-9 0-5 2-10 4-15 3-7 6-13 8-20 2-6 11-28 12-31 1-2 2-5 2-8 0-11-10-21-24-21-24 0-35 34-35 38 0 3 3 3 4 3 3 0 4-1 4-4 7-21 18-30 27-30 4 0 6 2 6 9 0 5-2 9-8 24-5 13-10 26-15 40z">
              <text:p/>
            </draw:path>
            <draw:path draw:style-name="gr6" draw:text-style-name="P5" draw:layer="layout" svg:width="0.03cm" svg:height="0.075cm" svg:x="1.619cm" svg:y="7.547cm" svg:viewBox="0 0 31 76" svg:d="M24 25c0 13-2 29-19 44-1 1-1 2-1 3 0 2 2 4 3 4 3 0 24-20 24-49 0-15-6-27-17-27-8 0-14 7-14 14 0 8 6 14 14 14 6 0 7-2 10-3z">
              <text:p/>
            </draw:path>
            <draw:path draw:style-name="gr6" draw:text-style-name="P5" draw:layer="layout" svg:width="0.098cm" svg:height="0.11cm" svg:x="1.692cm" svg:y="7.467cm" svg:viewBox="0 0 99 111" svg:d="M89 16c-6 2-10 7-10 12s5 8 8 8c2 0 12-2 12-14 0-16-18-22-33-22-38 0-45 28-45 36 0 9 5 15 8 18 7 5 11 6 28 9 5 1 21 4 21 16 0 4-3 14-13 20-10 5-22 5-25 5-10 0-24-2-29-10 8-1 13-7 13-14 0-6-4-9-9-9-7 0-15 5-15 16 0 15 16 24 40 24 45 0 54-31 54-41 0-22-25-27-34-28-2-1-9-2-10-2-9-2-14-7-14-13 0-5 5-12 10-15 7-4 15-5 20-5s18 1 23 9z">
              <text:p/>
            </draw:path>
            <draw:path draw:style-name="gr6" draw:text-style-name="P5" draw:layer="layout" svg:width="0.214cm" svg:height="0.202cm" svg:x="1.952cm" svg:y="7.335cm" svg:viewBox="0 0 215 203" svg:d="M202 14c6 0 13 0 13-7s-7-7-13-7c-31 0-63 0-94 0-60 0-108 45-108 101s48 102 108 102c31 0 63 0 94 0 6 0 13 0 13-7s-7-7-13-7c-31 0-63 0-94 0-54 0-94-41-94-88s40-87 94-87c31 0 63 0 94 0z">
              <text:p/>
            </draw:path>
            <draw:path draw:style-name="gr6" draw:text-style-name="P5" draw:layer="layout" svg:width="0.213cm" svg:height="0.238cm" svg:x="2.312cm" svg:y="7.284cm" svg:viewBox="0 0 214 239" svg:d="M111 126c3-4 3-5 3-6 0-2-1-3-2-5-24-35-48-69-72-104 27 0 54 0 81 0 59 0 77 13 84 68 3 0 6 0 9 0-3-26-7-53-10-79-65 0-130 0-195 0-8 0-9 0-9 9 29 42 59 84 88 126-28 31-56 63-84 94-3 4-3 5-3 6 0 4 3 4 8 4 65 0 130 0 195 0 3-27 7-55 10-82-3 0-6 0-9 0-6 59-30 67-85 67-32 0-65 0-97 0 29-32 59-65 88-98z">
              <text:p/>
            </draw:path>
            <draw:path draw:style-name="gr6" draw:text-style-name="P5" draw:layer="layout" svg:width="0.143cm" svg:height="0.22cm" svg:x="2.558cm" svg:y="7.206cm" svg:viewBox="0 0 144 221" svg:d="M144 34c0-21-19-34-40-34-34 0-59 38-65 63-13 51-26 103-39 155 0 2 2 3 4 3s4 0 4-2c6-22 11-44 17-65 5 11 17 21 37 21 34 0 73-24 73-62 0-14-7-29-19-37 12-8 28-22 28-42zM95 76c-3 0-5 1-12 1-4 0-10 0-12-1 3-1 9-2 12-2s9 1 12 2zM128 30c0 13-7 32-22 41-5-2-9-4-23-4-9 0-21 1-21 10 0 6 8 7 20 7 9 0 16-1 24-4 7 6 11 16 11 26 0 36-24 63-54 63-19 0-33-12-33-31 0-3 0-5 1-8 5-22 11-44 16-65 6-23 28-58 56-58 15 0 25 8 25 23z">
              <text:p/>
            </draw:path>
            <draw:path draw:style-name="gr6" draw:text-style-name="P5" draw:layer="layout" svg:width="0.036cm" svg:height="0.15cm" svg:x="2.864cm" svg:y="7.373cm" svg:viewBox="0 0 37 151" svg:d="M37 18c0-10-9-18-19-18s-18 7-18 18c0 10 8 19 18 19s19-8 19-19zM37 132c0-10-9-18-19-18s-18 8-18 18 8 19 18 19 19-9 19-19z">
              <text:p/>
            </draw:path>
          </draw:g>
        </draw:g>
        <draw:frame draw:style-name="gr18" draw:text-style-name="P3" draw:layer="layout" svg:width="1.526cm" svg:height="0.395cm" svg:x="3.105cm" svg:y="7.209cm">
          <draw:text-box>
            <text:p><text:span text:style-name="T2">codebook</text:span></text:p>
          </draw:text-box>
        </draw:frame>
        <draw:g draw:style-name="gr5">
          <svg:title>TexMaths</svg:title>
          <svg:desc>10§display§\bm{b} = (b_0, \dots, b_{\nu-1}): §svg§600§TRUE§</svg:desc>
          <draw:g>
            <draw:path draw:style-name="gr6" draw:text-style-name="P5" draw:layer="layout" svg:width="0.159cm" svg:height="0.244cm" svg:x="1.311cm" svg:y="6.456cm" svg:viewBox="0 0 160 245" svg:d="M81 12c1-5 1-4 1-6 0-4-3-6-7-6-2 0-2 0-3 0-15 1-30 1-45 2-5 1-11 1-11 11 0 6 6 6 9 6 4 0 10 0 15 1-3 12-7 27-10 40-8 32-17 64-25 97-5 20-5 24-5 32 0 44 34 56 60 56 64 0 100-56 100-102 0-44-32-58-61-58-17 0-31 6-39 11 7-28 14-56 21-84zM61 232c-14 0-25-7-25-29 0-11 3-23 6-34 3-13 9-37 12-48 1-6 21-24 43-24s23 19 23 27c0 18-12 61-17 74-12 28-32 34-42 34z">
              <text:p/>
            </draw:path>
            <draw:path draw:style-name="gr6" draw:text-style-name="P5" draw:layer="layout" svg:width="0.232cm" svg:height="0.082cm" svg:x="1.594cm" svg:y="6.57cm" svg:viewBox="0 0 233 83" svg:d="M221 15c6 0 12-1 12-8s-6-7-11-7c-70 0-141 0-211 0-5 0-11 0-11 7s6 8 11 8c70 0 140 0 210 0zM222 83c5 0 11 0 11-7 0-8-6-8-12-8-70 0-140 0-210 0-5 0-11 0-11 8 0 7 6 7 11 7 70 0 141 0 211 0z">
              <text:p/>
            </draw:path>
            <draw:path draw:style-name="gr6" draw:text-style-name="P5" draw:layer="layout" svg:width="0.08cm" svg:height="0.349cm" svg:x="1.98cm" svg:y="6.436cm" svg:viewBox="0 0 81 350" svg:d="M81 346c0-1 0-1-6-7-44-45-55-111-55-163 0-62 13-123 56-166 5-5 5-5 5-6 0-3-1-4-3-4-4 0-36 24-56 69-18 38-22 77-22 107 0 26 3 68 23 108 21 43 51 66 55 66 2 0 3-1 3-4z">
              <text:p/>
            </draw:path>
            <draw:path draw:style-name="gr6" draw:text-style-name="P5" draw:layer="layout" svg:width="0.128cm" svg:height="0.245cm" svg:x="2.098cm" svg:y="6.456cm" svg:viewBox="0 0 129 246" svg:d="M67 4c0-1 0-4-4-4-8 0-34 3-43 3-3 1-7 1-7 7 0 5 3 5 9 5 17 0 17 2 17 6 0 2-3 14-5 21-9 38-19 76-28 115-5 17-6 23-6 34 0 33 19 55 45 55 41 0 84-52 84-102 0-32-18-56-46-56-17 0-31 10-42 21 9-35 17-70 26-105zM34 136c2-7 2-8 6-12 17-23 33-28 42-28 12 0 22 10 22 33 0 21-12 60-18 73-12 24-28 36-41 36-12 0-24-9-24-35 0-7 0-13 6-35 2-11 5-22 7-32z">
              <text:p/>
            </draw:path>
            <draw:path draw:style-name="gr6" draw:text-style-name="P5" draw:layer="layout" svg:width="0.113cm" svg:height="0.167cm" svg:x="2.245cm" svg:y="6.589cm" svg:viewBox="0 0 114 168" svg:d="M114 84c0-27-3-46-14-63-8-11-23-21-43-21-57 0-57 66-57 84 0 17 0 84 57 84s57-66 57-84zM57 161c-11 0-26-7-31-27-4-14-4-35-4-53s0-36 4-50c5-19 21-24 31-24 13 0 26 8 31 22 4 13 4 31 4 52 0 18 0 37-3 52-5 22-22 28-32 28z">
              <text:p/>
            </draw:path>
            <draw:path draw:style-name="gr6" draw:text-style-name="P5" draw:layer="layout" svg:width="0.04cm" svg:height="0.104cm" svg:x="2.42cm" svg:y="6.661cm" svg:viewBox="0 0 41 105" svg:d="M41 37c0-23-9-37-22-37-12 0-19 9-19 19 0 9 7 18 19 18 4 0 8-1 12-4 1-1 1-1 2-1 0 2 0 0 0 5 0 26-12 47-23 58-4 4-4 5-4 6 0 2 1 4 3 4 4 0 32-27 32-68z">
              <text:p/>
            </draw:path>
            <draw:path draw:style-name="gr6" draw:text-style-name="P5" draw:layer="layout" svg:width="0.036cm" svg:height="0.036cm" svg:x="2.576cm" svg:y="6.661cm" svg:viewBox="0 0 37 37" svg:d="M37 19c0-11-8-19-18-19s-19 8-19 19c0 10 9 18 19 18s18-8 18-18z">
              <text:p/>
            </draw:path>
            <draw:path draw:style-name="gr6" draw:text-style-name="P5" draw:layer="layout" svg:width="0.037cm" svg:height="0.036cm" svg:x="2.731cm" svg:y="6.661cm" svg:viewBox="0 0 38 37" svg:d="M38 19c0-11-9-19-19-19s-19 8-19 19c0 10 9 18 19 18s19-8 19-18z">
              <text:p/>
            </draw:path>
            <draw:path draw:style-name="gr6" draw:text-style-name="P5" draw:layer="layout" svg:width="0.036cm" svg:height="0.036cm" svg:x="2.888cm" svg:y="6.661cm" svg:viewBox="0 0 37 37" svg:d="M37 19c0-11-9-19-19-19s-18 8-18 19c0 10 8 18 18 18s19-8 19-18z">
              <text:p/>
            </draw:path>
            <draw:path draw:style-name="gr6" draw:text-style-name="P5" draw:layer="layout" svg:width="0.04cm" svg:height="0.104cm" svg:x="3.044cm" svg:y="6.661cm" svg:viewBox="0 0 41 105" svg:d="M41 37c0-23-9-37-23-37-11 0-18 9-18 19 0 9 7 18 18 18 5 0 9-1 13-4 1-1 1-1 1-1 1 0 1 0 1 5 0 26-12 47-24 58-4 4-4 5-4 6 0 2 2 4 4 4 4 0 32-27 32-68z">
              <text:p/>
            </draw:path>
            <draw:path draw:style-name="gr6" draw:text-style-name="P5" draw:layer="layout" svg:width="0.129cm" svg:height="0.245cm" svg:x="3.186cm" svg:y="6.456cm" svg:viewBox="0 0 130 246" svg:d="M68 4c0-1 0-4-5-4-8 0-34 3-43 3-3 1-6 1-6 7 0 5 3 5 8 5 17 0 18 2 18 6 0 2-4 14-5 21-10 38-19 76-29 115-4 17-6 23-6 34 0 33 19 55 45 55 41 0 85-52 85-102 0-32-19-56-47-56-16 0-31 10-41 21 9-35 17-70 26-105zM35 136c2-7 2-8 5-12 17-23 33-28 42-28 13 0 22 10 22 33 0 21-11 60-18 73-11 24-27 36-41 36-12 0-24-9-24-35 0-7 0-13 6-35 3-11 5-22 8-32z">
              <text:p/>
            </draw:path>
            <draw:path draw:style-name="gr6" draw:text-style-name="P5" draw:layer="layout" svg:width="0.126cm" svg:height="0.107cm" svg:x="3.338cm" svg:y="6.643cm" svg:viewBox="0 0 127 108" svg:d="M44 7c1-1 1-3 1-4-1-1 0-3-4-3-5 0-14 1-16 1-5 0-9 0-14 1-4 0-7 0-7 6 0 3 4 3 7 3 11 0 11 2 11 4 0 1-1 6-2 9-4 17-8 33-12 50-6 24-8 29-8 30 0 4 4 4 5 4s3 0 4 0c22-4 53-15 80-39 33-29 38-61 38-62 0-4-4-7-8-7-9 0-11 6-13 13-10 35-43 73-85 85 8-31 15-61 23-91z">
              <text:p/>
            </draw:path>
            <draw:path draw:style-name="gr6" draw:text-style-name="P5" draw:layer="layout" svg:width="0.166cm" svg:height="0.011cm" svg:x="3.504cm" svg:y="6.683cm" svg:viewBox="0 0 167 12" svg:d="M157 12c4 0 10 0 10-6s-6-6-10-6c-49 0-98 0-147 0-4 0-10 0-10 6s6 6 10 6c49 0 98 0 147 0z">
              <text:p/>
            </draw:path>
            <draw:path draw:style-name="gr6" draw:text-style-name="P5" draw:layer="layout" svg:width="0.089cm" svg:height="0.162cm" svg:x="3.724cm" svg:y="6.589cm" svg:viewBox="0 0 90 163" svg:d="M56 7c0-7-1-7-8-7-15 15-38 15-48 15 0 3 0 6 0 9 6 0 22 0 36-7 0 42 0 84 0 126 0 8 0 11-25 11-3 0-6 0-9 0 0 3 0 6 0 9 4-1 35-1 44-1 7 0 38 0 44 1 0-3 0-6 0-9-3 0-7 0-10 0-24 0-24-3-24-11 0-46 0-91 0-136z">
              <text:p/>
            </draw:path>
            <draw:path draw:style-name="gr6" draw:text-style-name="P5" draw:layer="layout" svg:width="0.081cm" svg:height="0.349cm" svg:x="3.875cm" svg:y="6.436cm" svg:viewBox="0 0 82 350" svg:d="M82 176c0-28-4-70-24-110-21-43-51-66-54-66s-4 2-4 4c0 1 0 1 7 8 34 34 54 90 54 164 0 58-13 120-56 164-5 5-5 5-5 6 0 2 1 4 4 4s35-24 55-69c18-38 23-77 23-105z">
              <text:p/>
            </draw:path>
            <draw:path draw:style-name="gr6" draw:text-style-name="P5" draw:layer="layout" svg:width="0.036cm" svg:height="0.15cm" svg:x="4.12cm" svg:y="6.548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19" draw:text-style-name="P3" draw:layer="layout" svg:width="3.249cm" svg:height="0.395cm" svg:x="4.308cm" svg:y="6.41cm">
          <draw:text-box>
            <text:p><text:span text:style-name="T2">information bit length</text:span></text:p>
          </draw:text-box>
        </draw:frame>
        <draw:g draw:style-name="gr5">
          <svg:title>TexMaths</svg:title>
          <svg:desc>10§display§(0 \leq b_i \leq 2\beta) §svg§600§TRUE§</svg:desc>
          <draw:g>
            <draw:path draw:style-name="gr6" draw:text-style-name="P5" draw:layer="layout" svg:width="0.081cm" svg:height="0.349cm" svg:x="5.607cm" svg:y="6.812cm" svg:viewBox="0 0 82 350" svg:d="M82 346c0-1 0-1-6-7-44-45-56-111-56-163 0-62 14-123 57-166 5-5 5-5 5-6 0-3-2-4-4-4-4 0-35 24-56 69-18 38-22 77-22 107 0 26 4 68 23 108 21 43 51 66 55 66 2 0 4-1 4-4z">
              <text:p/>
            </draw:path>
            <draw:path draw:style-name="gr6" draw:text-style-name="P5" draw:layer="layout" svg:width="0.146cm" svg:height="0.239cm" svg:x="5.723cm" svg:y="6.842cm" svg:viewBox="0 0 147 240" svg:d="M147 121c0-28-1-56-14-82-16-34-45-39-59-39-21 0-47 9-61 41-12 25-13 52-13 80 0 26 1 58 15 83 15 29 41 36 58 36 19 0 46-7 61-41 12-23 13-50 13-78zM73 232c-13 0-34-9-40-42-4-20-4-53-4-73 0-23 0-46 3-65 6-41 33-45 41-45 12 0 35 7 42 41 3 20 3 47 3 69 0 26 0 50-4 72-5 33-25 43-41 43z">
              <text:p/>
            </draw:path>
            <draw:path draw:style-name="gr6" draw:text-style-name="P5" draw:layer="layout" svg:width="0.214cm" svg:height="0.269cm" svg:x="6.011cm" svg:y="6.852cm" svg:viewBox="0 0 215 270" svg:d="M208 15c4-2 7-4 7-8s-3-7-7-7c-2 0-5 2-6 2-65 31-130 61-195 92-6 3-7 5-7 8s2 5 7 8c65 30 130 60 195 90 4 2 5 2 6 2 4 0 7-3 7-7 0-3-1-5-7-7-61-29-123-58-184-86 61-29 123-58 184-87zM203 270c6 0 12 0 12-7s-7-7-13-7c-63 0-126 0-189 0-5 0-13 0-13 7s7 7 13 7c63 0 127 0 190 0z">
              <text:p/>
            </draw:path>
            <draw:path draw:style-name="gr6" draw:text-style-name="P5" draw:layer="layout" svg:width="0.128cm" svg:height="0.245cm" svg:x="6.37cm" svg:y="6.832cm" svg:viewBox="0 0 129 246" svg:d="M67 4c0-1 0-4-5-4-8 0-33 3-42 3-3 1-7 1-7 7 0 5 3 5 8 5 17 0 18 2 18 6 0 2-3 14-5 21-10 38-19 76-29 115-4 17-5 23-5 34 0 33 18 55 44 55 42 0 85-52 85-102 0-32-19-56-47-56-16 0-30 10-41 21 9-35 17-70 26-105zM34 136c2-7 2-8 5-12 17-23 33-28 42-28 13 0 23 10 23 33 0 21-12 60-18 73-12 24-28 36-42 36-12 0-23-9-23-35 0-7 0-13 5-35 3-11 5-22 8-32z">
              <text:p/>
            </draw:path>
            <draw:path draw:style-name="gr6" draw:text-style-name="P5" draw:layer="layout" svg:width="0.074cm" svg:height="0.164cm" svg:x="6.515cm" svg:y="6.965cm" svg:viewBox="0 0 75 165" svg:d="M69 9c0-4-3-9-10-9s-14 6-14 14c0 4 3 9 10 9s14-7 14-14zM18 134c-1 3-2 6-2 10 0 12 10 21 23 21 25 0 36-34 36-37 0-4-3-4-4-4-3 0-4 2-5 5-5 19-16 29-26 29-5 0-6-3-6-8 0-6 2-11 4-16 2-7 5-13 8-20 2-5 11-28 12-31 1-2 1-5 1-8 0-11-9-20-23-20-24 0-36 33-36 37 0 3 4 3 5 3 3 0 3-1 4-4 6-21 17-30 26-30 4 0 6 2 6 9 0 6-1 9-7 25-5 13-11 26-16 39z">
              <text:p/>
            </draw:path>
            <draw:path draw:style-name="gr6" draw:text-style-name="P5" draw:layer="layout" svg:width="0.213cm" svg:height="0.269cm" svg:x="6.747cm" svg:y="6.852cm" svg:viewBox="0 0 214 270" svg:d="M208 15c3-2 6-4 6-8s-3-7-7-7c-2 0-5 2-6 2-65 31-129 61-194 92-6 3-7 5-7 8s2 5 7 8c65 30 129 60 194 90 4 2 5 2 6 2 4 0 7-3 7-7 0-3-1-5-7-7-61-29-123-58-184-86 62-29 123-58 185-87zM202 270c6 0 12 0 12-7s-7-7-12-7c-63 0-127 0-190 0-5 0-12 0-12 7s6 7 12 7c63 0 127 0 190 0z">
              <text:p/>
            </draw:path>
            <draw:path draw:style-name="gr6" draw:text-style-name="P5" draw:layer="layout" svg:width="0.139cm" svg:height="0.231cm" svg:x="7.106cm" svg:y="6.842cm" svg:viewBox="0 0 140 232" svg:d="M27 205c12-12 25-23 37-35 55-48 76-67 76-102 0-40-32-68-74-68-40 0-66 32-66 63 0 20 17 20 18 20 6 0 19-4 19-19 0-9-7-18-19-18-3 0-3 0-4 0 8-23 27-35 47-35 32 0 47 28 47 57 0 28-18 55-37 77-22 25-45 49-67 74-4 4-4 5-4 13 43 0 87 0 130 0 3-20 7-40 10-60-3 0-6 0-9 0-2 11-4 25-7 30-3 3-26 3-34 3-21 0-42 0-63 0z">
              <text:p/>
            </draw:path>
            <draw:path draw:style-name="gr6" draw:text-style-name="P5" draw:layer="layout" svg:width="0.191cm" svg:height="0.313cm" svg:x="7.274cm" svg:y="6.828cm" svg:viewBox="0 0 192 314" svg:d="M192 48c0-27-19-48-48-48-20 0-30 5-42 14-20 14-39 48-46 75-19 74-37 148-56 222 0 1 2 3 5 3s4-1 4-2c8-32 17-64 25-96 6 21 22 34 47 34 26 0 52-13 68-28 17-16 28-38 28-64 0-25-13-43-25-52 20-11 40-33 40-58zM129 106c-5 2-9 2-17 2-5 0-12 1-16-1 1-4 14-3 18-3 7 0 10 0 15 2zM172 40c0 24-13 49-31 60-10-3-17-4-27-4-8 0-27 0-27 11-1 10 17 9 24 9 13 0 18 0 29-5 13 13 15 24 15 40 1 20-8 46-17 59-14 19-38 32-58 32-26 0-40-20-40-45 0-4 0-9 2-15 7-30 15-59 22-88 8-31 33-86 76-86 20 0 32 11 32 32z">
              <text:p/>
            </draw:path>
            <draw:path draw:style-name="gr6" draw:text-style-name="P5" draw:layer="layout" svg:width="0.081cm" svg:height="0.349cm" svg:x="7.501cm" svg:y="6.812cm" svg:viewBox="0 0 82 350" svg:d="M82 176c0-28-4-70-23-110-21-43-52-66-55-66-2 0-4 2-4 4 0 1 0 1 7 8 34 34 54 90 54 164 0 58-13 120-56 164-5 5-5 5-5 6 0 2 2 4 4 4 3 0 35-24 56-69 18-38 22-77 22-105z">
              <text:p/>
            </draw:path>
          </draw:g>
        </draw:g>
        <draw:g draw:style-name="gr5">
          <svg:title>TexMaths</svg:title>
          <svg:desc>10§display§(
i \in [\nu\rangle, 
s \in \mathcal{S}
)§svg§600§TRUE§</svg:desc>
          <draw:g>
            <draw:path draw:style-name="gr6" draw:text-style-name="P5" draw:layer="layout" svg:width="0.08cm" svg:height="0.349cm" svg:x="4.832cm" svg:y="7.26cm" svg:viewBox="0 0 81 350" svg:d="M81 346c0-1 0-1-5-7-44-45-56-111-56-164 0-61 14-122 57-165 4-5 4-5 4-6 0-3-1-4-3-4-4 0-35 24-56 69-18 38-22 77-22 106 0 27 4 69 23 109 21 43 51 66 55 66 2 0 3-1 3-4z">
              <text:p/>
            </draw:path>
            <draw:path draw:style-name="gr6" draw:text-style-name="P5" draw:layer="layout" svg:width="0.092cm" svg:height="0.234cm" svg:x="4.944cm" svg:y="7.291cm" svg:viewBox="0 0 93 235" svg:d="M90 13c0-7-5-13-13-13-10 0-19 10-19 19 0 7 5 13 13 13s19-8 19-19zM63 145c4-10 4-11 8-20 2-7 4-12 4-19 0-16-11-29-29-29-33 0-46 51-46 54 0 4 3 2 4 4 4 0 4-1 6-7 9-33 23-43 35-43 3 0 9 0 9 11 0 7-2 15-4 18-3 9-18 50-24 65-4 9-8 20-8 27 0 17 12 29 29 29 33 0 46-50 46-53s-3-3-4-3c-4 0-4 1-6 6-6 21-18 42-36 42-6 0-8-3-8-11 0-9 2-14 10-34 5-13 9-25 14-37z">
              <text:p/>
            </draw:path>
            <draw:path draw:style-name="gr6" draw:text-style-name="P5" draw:layer="layout" svg:width="0.174cm" svg:height="0.201cm" svg:x="5.182cm" svg:y="7.334cm" svg:viewBox="0 0 175 202" svg:d="M163 109c6 0 12-1 12-8 0-8-6-7-12-7-50 0-99 0-149 0 4-46 45-80 94-80 18 0 37 0 55 0 6 0 12 0 12-7s-6-7-12-7c-19 0-37 0-56 0-60 0-107 44-107 101 0 56 47 101 107 101 19 0 37 0 56 0 6 0 12 0 12-7 0-6-6-6-12-6-18 0-37 0-55 0-49 0-90-34-94-80 50 0 99 0 149 0z">
              <text:p/>
            </draw:path>
            <draw:path draw:style-name="gr6" draw:text-style-name="P5" draw:layer="layout" svg:width="0.047cm" svg:height="0.349cm" svg:x="5.526cm" svg:y="7.26cm" svg:viewBox="0 0 48 350" svg:d="M48 350c0-5 0-9 0-14-11 0-23 0-34 0 0-107 0-215 0-322 11 0 23 0 34 0 0-5 0-9 0-14-16 0-32 0-48 0 0 117 0 233 0 350 16 0 32 0 48 0z">
              <text:p/>
            </draw:path>
            <draw:path draw:style-name="gr6" draw:text-style-name="P5" draw:layer="layout" svg:width="0.165cm" svg:height="0.154cm" svg:x="5.6cm" svg:y="7.368cm" svg:viewBox="0 0 166 155" svg:d="M60 4c-1-1 0-4-4-4-8 0-34 3-43 4-3 0-7 0-7 7 0 4 3 4 9 4 17 0 17 2 17 6 0 2-4 19-6 28-7 28-15 57-22 86-1 5-4 15-4 16 0 4 4 4 6 4s3 0 5 0c24-4 63-18 99-51 46-44 56-91 56-94 0-6-4-10-10-10-3 0-11 2-14 12-23 79-76 119-116 132 11-47 23-93 34-140z">
              <text:p/>
            </draw:path>
            <draw:path draw:style-name="gr6" draw:text-style-name="P5" draw:layer="layout" svg:width="0.077cm" svg:height="0.349cm" svg:x="5.797cm" svg:y="7.26cm" svg:viewBox="0 0 78 350" svg:d="M76 181c2-4 2-5 2-6 0-2 0-1-2-5-20-54-41-108-61-162-2-6-4-8-8-8s-7 3-7 7c0 1 0 2 2 6 21 54 41 108 62 162-21 53-41 107-62 161-2 4-2 5-2 7 0 4 3 7 7 7s6-4 7-7c21-54 41-108 62-162z">
              <text:p/>
            </draw:path>
            <draw:path draw:style-name="gr6" draw:text-style-name="P5" draw:layer="layout" svg:width="0.04cm" svg:height="0.104cm" svg:x="5.943cm" svg:y="7.485cm" svg:viewBox="0 0 41 105" svg:d="M41 37c0-23-8-37-22-37-12 0-19 9-19 19 0 9 7 18 19 18 4 0 9-1 12-4 1-1 1-1 2-1 0 2 1 0 1 5 0 26-13 47-24 58-4 4-4 5-4 6 0 2 2 4 4 4 3 0 31-27 31-68z">
              <text:p/>
            </draw:path>
            <draw:path draw:style-name="gr6" draw:text-style-name="P5" draw:layer="layout" svg:width="0.128cm" svg:height="0.158cm" svg:x="6.088cm" svg:y="7.368cm" svg:viewBox="0 0 129 159" svg:d="M119 24c-10 0-17 8-17 16 0 5 3 10 11 10 7 0 16-6 16-20 0-15-15-30-42-30-46 0-59 36-59 51 0 28 26 33 36 35 18 4 36 7 36 27 0 9-8 38-50 38-5 0-32 0-40-18 13 1 22-9 22-19 0-8-5-12-13-12-9 0-19 7-19 23 0 20 20 34 50 34 57 0 70-42 70-58 0-13-6-22-11-26-9-10-19-11-35-15-12-2-26-5-26-21 0-10 8-31 39-31 9 0 26 2 32 16z">
              <text:p/>
            </draw:path>
            <draw:path draw:style-name="gr6" draw:text-style-name="P5" draw:layer="layout" svg:width="0.174cm" svg:height="0.201cm" svg:x="6.361cm" svg:y="7.334cm" svg:viewBox="0 0 175 202" svg:d="M163 109c6 0 12-1 12-8 0-8-6-7-12-7-50 0-99 0-149 0 4-46 45-80 94-80 18 0 37 0 55 0 6 0 12 0 12-7s-6-7-12-7c-19 0-37 0-56 0-60 0-107 44-107 101 0 56 47 101 107 101 19 0 37 0 56 0 6 0 12 0 12-7 0-6-6-6-12-6-18 0-37 0-55 0-49 0-90-34-94-80 50 0 99 0 149 0z">
              <text:p/>
            </draw:path>
            <draw:path draw:style-name="gr6" draw:text-style-name="P5" draw:layer="layout" svg:width="0.218cm" svg:height="0.253cm" svg:x="6.67cm" svg:y="7.276cm" svg:viewBox="0 0 219 254" svg:d="M34 170c4-1 16-9 16-14 0-2-2-2-4-2-12 0-46 15-46 49 0 25 28 51 71 51 57 0 123-40 123-86 0-34-35-50-63-62-25-12-41-26-41-46 0-7 3-21 14-31 11-9 30-10 35-10 4 0 19 1 34 7 7 3 16 8 16 23 0 5 0 6-2 10 0 1 0 3 0 4 0 2 2 2 3 2 5 0 13-3 20-9 5-4 9-8 9-22 0-17-9-22-19-26-16-8-33-8-37-8-46 0-103 35-103 75 0 29 31 43 48 51 25 11 57 27 57 57 0 22-18 52-71 52-36 0-65-24-65-46 0-7 2-13 5-19z">
              <text:p/>
            </draw:path>
            <draw:path draw:style-name="gr6" draw:text-style-name="P5" draw:layer="layout" svg:width="0.081cm" svg:height="0.349cm" svg:x="6.922cm" svg:y="7.26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 draw:style-name="gr5">
          <svg:title>TexMaths</svg:title>
          <svg:desc>10§display§| \mathcal{C}_{i,s} | = 2^{b_i}§svg§600§TRUE§</svg:desc>
          <draw:g>
            <draw:path draw:style-name="gr6" draw:text-style-name="P5" draw:layer="layout" svg:width="0.013cm" svg:height="0.349cm" svg:x="3.137cm" svg:y="7.657cm" svg:viewBox="0 0 14 350" svg:d="M14 13c0-6 0-13-7-13s-7 7-7 13c0 108 0 217 0 325 0 6 0 12 7 12s7-6 7-12c0-108 0-217 0-325z">
              <text:p/>
            </draw:path>
            <draw:path draw:style-name="gr6" draw:text-style-name="P5" draw:layer="layout" svg:width="0.182cm" svg:height="0.254cm" svg:x="3.197cm" svg:y="7.673cm" svg:viewBox="0 0 183 255" svg:d="M170 193c0-3-2-3-3-3-6 0-10 3-15 5-7 5-9 7-13 13-11 16-26 28-49 28-32 0-60-22-60-75 0-31 13-73 31-101 16-22 35-40 71-40 13 0 22 4 22 17s-13 38-18 45c-2 4-2 4-2 5 0 2 2 2 4 2 7 0 20-7 24-13 1-1 21-36 21-54 0-19-15-22-28-22-51 0-93 34-109 53-42 51-46 105-46 123 0 51 26 79 67 79 56 0 103-54 103-62z">
              <text:p/>
            </draw:path>
            <draw:path draw:style-name="gr6" draw:text-style-name="P5" draw:layer="layout" svg:width="0.074cm" svg:height="0.165cm" svg:x="3.389cm" svg:y="7.81cm" svg:viewBox="0 0 75 166" svg:d="M68 10c0-4-2-10-9-10s-14 7-14 14c0 4 3 9 10 9s13-7 13-13zM18 135c-1 3-2 6-2 10 0 11 10 21 23 21 25 0 36-34 36-38 0-3-3-3-4-3-4 0-4 1-5 4-5 20-16 30-26 30-5 0-6-3-6-9 0-5 2-10 4-15 2-7 5-14 8-20 2-6 11-28 12-31s1-6 1-8c0-12-9-21-23-21-24 0-36 33-36 38 0 3 4 3 5 3 3 0 3-1 4-4 6-21 17-30 26-30 4 0 6 2 6 8s-1 10-7 25c-5 13-11 26-16 40z">
              <text:p/>
            </draw:path>
            <draw:path draw:style-name="gr6" draw:text-style-name="P5" draw:layer="layout" svg:width="0.03cm" svg:height="0.075cm" svg:x="3.505cm" svg:y="7.944cm" svg:viewBox="0 0 31 76" svg:d="M24 24c0 14-2 30-19 45-1 1-2 2-2 3 0 2 2 4 4 4 3 0 24-20 24-49 0-15-6-27-17-27-8 0-14 6-14 14s5 14 14 14c6 0 7-3 10-4z">
              <text:p/>
            </draw:path>
            <draw:path draw:style-name="gr6" draw:text-style-name="P5" draw:layer="layout" svg:width="0.097cm" svg:height="0.11cm" svg:x="3.578cm" svg:y="7.864cm" svg:viewBox="0 0 98 111" svg:d="M89 16c-7 1-11 7-11 12s5 7 8 7 12-1 12-14c0-16-18-21-33-21-38 0-45 28-45 36 0 9 5 15 9 18 6 5 11 6 28 9 5 1 21 4 21 16 0 4-3 13-13 20-10 5-22 5-25 5-10 0-24-2-30-10 9-1 14-8 14-14 0-7-4-9-10-9-7 0-14 5-14 16 0 15 16 24 40 24 45 0 53-31 53-41 0-22-25-27-34-28-2-1-8-2-9-2-10-2-14-7-14-13 0-5 4-12 10-15 6-5 15-5 19-5 5 0 18 1 24 9z">
              <text:p/>
            </draw:path>
            <draw:path draw:style-name="gr6" draw:text-style-name="P5" draw:layer="layout" svg:width="0.013cm" svg:height="0.349cm" svg:x="3.753cm" svg:y="7.657cm" svg:viewBox="0 0 14 350" svg:d="M14 13c0-6 0-13-7-13s-7 7-7 13c0 108 0 217 0 325 0 6 0 12 7 12s7-6 7-12c0-108 0-217 0-325z">
              <text:p/>
            </draw:path>
            <draw:path draw:style-name="gr6" draw:text-style-name="P5" draw:layer="layout" svg:width="0.232cm" svg:height="0.081cm" svg:x="3.925cm" svg:y="7.792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6" draw:text-style-name="P5" draw:layer="layout" svg:width="0.14cm" svg:height="0.232cm" svg:x="4.293cm" svg:y="7.687cm" svg:viewBox="0 0 141 233" svg:d="M27 207c13-12 25-24 38-36 54-49 76-68 76-103 0-40-32-68-75-68-40 0-66 32-66 63 0 20 18 20 19 20 6 0 18-4 18-19 0-9-6-18-18-18-3 0-4 0-5 1 8-23 27-36 47-36 32 0 48 28 48 57 0 28-18 56-37 78-23 25-45 50-68 75-4 3-4 3-4 12 44 0 87 0 131 0 3-20 7-40 10-60-3 0-6 0-9 0-2 10-4 26-8 31-2 3-26 3-33 3-21 0-43 0-64 0z">
              <text:p/>
            </draw:path>
            <draw:path draw:style-name="gr6" draw:text-style-name="P5" draw:layer="layout" svg:width="0.098cm" svg:height="0.172cm" svg:x="4.468cm" svg:y="7.605cm" svg:viewBox="0 0 99 173" svg:d="M48 8c1-1 1-3 1-4 0-2-1-4-4-4-5 0-25 2-31 3-2 0-5 0-5 5 0 4 3 4 6 4 12 0 12 1 12 3s-3 12-4 18c-2 7-4 15-6 22-2 9-16 62-16 66-1 6-1 9-1 12 0 24 15 40 36 40 31 0 63-33 63-70 0-28-20-41-37-41-12 0-23 8-31 14 6-23 11-45 17-68zM36 166c-12 0-19-10-19-25 0-9 2-17 9-45 2-5 2-5 6-11 10-10 21-16 30-16s18 7 18 24c0 10-6 35-13 49-6 13-18 24-31 24z">
              <text:p/>
            </draw:path>
            <draw:path draw:style-name="gr6" draw:text-style-name="P5" draw:layer="layout" svg:width="0.061cm" svg:height="0.118cm" svg:x="4.591cm" svg:y="7.694cm" svg:viewBox="0 0 62 119" svg:d="M54 7c0-4-4-7-8-7-5 0-11 5-11 10s4 8 8 8c5 0 11-5 11-11zM62 92c0-3-3-3-4-3-3 0-3 1-4 4-3 10-11 20-20 20-4 0-5-3-5-7s1-5 2-9c2-3 3-7 4-9s7-18 10-24c1-4 2-6 2-9 0-9-8-16-19-16-18 0-28 23-28 27 0 3 3 3 4 3 3 0 3-1 4-4 4-12 12-20 20-20 3 0 5 2 5 7 0 1 0 3-1 6s-9 22-12 28c-1 3-1 3-4 9-1 3-2 5-2 8 0 9 9 16 19 16 19 0 29-23 29-27z">
              <text:p/>
            </draw:path>
          </draw:g>
        </draw:g>
        <draw:g draw:style-name="gr5">
          <svg:title>TexMaths</svg:title>
          <svg:desc>10§display§\lambda: §svg§600§TRUE§</svg:desc>
          <draw:g>
            <draw:path draw:style-name="gr6" draw:text-style-name="P5" draw:layer="layout" svg:width="0.173cm" svg:height="0.246cm" svg:x="1.311cm" svg:y="5.685cm" svg:viewBox="0 0 174 247" svg:d="M106 140c15 37 32 90 37 98 6 8 9 8 19 8 2 0 5 0 8 0s4-2 4-3-1-2-2-4c-4-3-6-9-8-16-24-66-48-132-72-198-7-20-26-25-43-25-1 0-6 0-6 4 0 3 2 3 3 4 12 2 14 4 23 28 11 31 22 63 34 95-33 31-65 63-97 95-4 4-6 6-6 11 0 6 4 10 10 10 5 0 9-4 12-8 28-33 56-66 84-99z">
              <text:p/>
            </draw:path>
            <draw:path draw:style-name="gr6" draw:text-style-name="P5" draw:layer="layout" svg:width="0.036cm" svg:height="0.149cm" svg:x="1.624cm" svg:y="5.777cm" svg:viewBox="0 0 37 150" svg:d="M37 19c0-10-9-19-19-19s-18 9-18 19 8 18 18 18 19-8 19-18zM37 133c0-10-9-19-19-19s-18 9-18 19c0 9 8 17 18 17s19-8 19-17z">
              <text:p/>
            </draw:path>
          </draw:g>
        </draw:g>
        <draw:frame draw:style-name="gr20" draw:text-style-name="P3" draw:layer="layout" svg:width="2.639cm" svg:height="0.395cm" svg:x="1.905cm" svg:y="5.608cm">
          <draw:text-box>
            <text:p><text:span text:style-name="T2">encoder memory</text:span></text:p>
          </draw:text-box>
        </draw:frame>
        <draw:g draw:style-name="gr5">
          <svg:title>TexMaths</svg:title>
          <svg:desc>10§display§\lambda = 
\max\{ \ell_{\rm r}, \ell_{\rm b} \} - 1 §svg§600§TRUE§</svg:desc>
          <draw:g>
            <draw:path draw:style-name="gr6" draw:text-style-name="P5" draw:layer="layout" svg:width="0.173cm" svg:height="0.245cm" svg:x="4.72cm" svg:y="5.706cm" svg:viewBox="0 0 174 246" svg:d="M106 140c15 36 32 90 37 98 6 7 9 7 19 7 3 0 5 0 8 0s4-2 4-3-1-2-2-3c-4-4-6-9-8-16-24-66-48-133-72-199-7-20-26-24-43-24-2 0-6 0-6 3s2 3 3 4c12 2 14 4 23 28 11 31 23 63 34 95-32 32-65 63-97 95-4 4-6 6-6 11 0 6 4 10 10 10 5 0 9-4 12-7 28-33 56-66 84-99z">
              <text:p/>
            </draw:path>
            <draw:path draw:style-name="gr6" draw:text-style-name="P5" draw:layer="layout" svg:width="0.233cm" svg:height="0.081cm" svg:x="5.023cm" svg:y="5.8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273cm" svg:height="0.154cm" svg:x="5.386cm" svg:y="5.794cm" svg:viewBox="0 0 274 155" svg:d="M27 34c0 31 0 62 0 94 0 16-4 16-27 16 0 3 0 7 0 11 12-1 30-2 39-2s28 1 40 2c0-4 0-8 0-11-24 0-28 0-28-16 0-22 0-44 0-65 0-36 25-56 48-56 22 0 26 19 26 39 0 27 0 54 0 82 0 16-4 16-28 16 0 3 0 7 0 11 13-1 30-2 40-2 9 0 27 1 39 2 0-4 0-8 0-11-23 0-27 0-27-16 0-22 0-44 0-65 0-36 25-56 47-56s26 19 26 39c0 27 0 54 0 82 0 16-4 16-27 16 0 3 0 7 0 11 12-1 30-2 40-2 9 0 27 1 39 2 0-4 0-8 0-11-18 0-27 0-27-11 0-23 0-45 0-67 0-30 0-41-11-53-5-6-17-13-37-13-30 0-45 21-51 34-5-30-31-34-47-34-26 0-42 15-52 37 0-12 0-25 0-37-16 1-33 3-49 4 0 4 0 7 0 11 24 0 27 2 27 19z">
              <text:p/>
            </draw:path>
            <draw:path draw:style-name="gr6" draw:text-style-name="P5" draw:layer="layout" svg:width="0.157cm" svg:height="0.159cm" svg:x="5.682cm" svg:y="5.792cm" svg:viewBox="0 0 158 160" svg:d="M102 130c1 14 11 29 27 29 8 0 29-5 29-34 0-7 0-13 0-19-3 0-5 0-8 0 0 6 0 12 0 19 0 21-9 23-13 23-12 0-13-16-13-18 0-24 0-47 0-70 0-14 0-28-13-41-13-14-31-19-48-19-29 0-53 16-53 39 0 11 7 17 16 17 10 0 16-7 16-16 0-5-1-16-18-17 10-12 27-16 38-16 18 0 38 14 38 45 0 4 0 8 0 13-18 1-43 2-65 13-26 12-35 30-35 45 0 29 34 37 56 37 23 0 39-14 46-30zM100 72c0 11 0 23 0 35 0 34-26 46-41 46-18 0-32-13-32-30 0-19 15-48 73-51z">
              <text:p/>
            </draw:path>
            <draw:path draw:style-name="gr6" draw:text-style-name="P5" draw:layer="layout" svg:width="0.176cm" svg:height="0.15cm" svg:x="5.847cm" svg:y="5.798cm" svg:viewBox="0 0 177 151" svg:d="M97 68c10-13 23-30 32-39 11-13 25-18 42-18 0-4 0-7 0-11-9 0-20 1-29 1-11 0-29-1-34-1 0 4 0 7 0 11 8 0 10 4 10 10 0 5-3 10-5 13-7 9-15 18-22 27-9-12-18-23-27-35-3-4-3-5-3-7 0-5 5-8 12-8 0-4 0-7 0-11-9 0-32 1-38 1-7 0-24-1-33-1 0 4 0 7 0 11 24 0 25 0 41 21 12 15 23 30 35 45-11 14-22 28-33 42-17 20-38 21-45 21 0 3 0 7 0 11 9-1 20-2 29-2 10 0 25 1 33 2 0-4 0-8 0-11-7-1-10-6-10-11 0-8 10-19 32-45 9 11 18 23 27 35 2 4 7 10 7 12 0 3-3 8-13 9 0 3 0 7 0 11 11-1 31-2 38-2 10 0 23 1 34 2 0-4 0-8 0-11-19 0-25-1-33-11-16-21-31-41-47-61z">
              <text:p/>
            </draw:path>
            <draw:path draw:style-name="gr6" draw:text-style-name="P5" draw:layer="layout" svg:width="0.124cm" svg:height="0.348cm" svg:x="6.053cm" svg:y="5.686cm" svg:viewBox="0 0 125 349" svg:d="M75 47c0-14 9-37 47-39 2-1 3-2 3-4 0-4-3-4-7-4-35 0-67 18-67 44s0 53 0 80c0 13 0 24-14 36-12 10-26 11-33 11-2 0-4 2-4 4s3 2 6 3c23 1 40 14 44 31 1 4 1 5 1 17 0 23 0 46 0 69 0 15 0 26 17 40 14 10 37 14 50 14 4 0 7 0 7-4 0-3-2-3-5-4-23-1-40-12-44-30-1-3-1-4-1-17 0-24 0-48 0-73 0-16-3-22-14-33-8-8-18-11-28-13 29-8 42-24 42-44 0-28 0-56 0-84z">
              <text:p/>
            </draw:path>
            <draw:path draw:style-name="gr6" draw:text-style-name="P5" draw:layer="layout" svg:width="0.135cm" svg:height="0.249cm" svg:x="6.207cm" svg:y="5.702cm" svg:viewBox="0 0 136 250" svg:d="M1 211c0 1-1 2-1 3 0 2 2 5 4 5s3-1 13-11c2-2 9-9 12-12 4 28 14 54 40 54 14 0 26-8 33-14 5-3 22-17 22-20 0-1-1-4-5-4-1 0-1 0-4 3-23 22-36 27-46 27-16 0-21-18-21-46 0-2 1-18 2-19 0-1 0-2 7-8 29-29 79-88 79-142 0-6 0-27-21-27-29 0-55 57-59 66-17 38-28 79-28 119-9 9-18 18-27 26zM51 163c1-4 16-82 36-123 10-19 17-33 28-33 12 0 12 13 12 19 0 58-59 119-76 137z">
              <text:p/>
            </draw:path>
            <draw:path draw:style-name="gr6" draw:text-style-name="P5" draw:layer="layout" svg:width="0.087cm" svg:height="0.107cm" svg:x="6.361cm" svg:y="5.892cm" svg:viewBox="0 0 88 108" svg:d="M37 52c0-20 10-45 33-45-2 2-4 5-4 9 0 8 6 11 11 11 6 0 11-4 11-11 0-9-8-16-19-16-12 0-26 8-33 26h-1c0-9 0-17 0-26-12 1-23 2-35 3 0 3 0 5 0 8 17 0 19 2 19 14 0 21 0 42 0 64 0 10-3 10-19 10 0 3 0 6 0 9 1 0 18-1 28-1 11 0 22 1 32 1 0-3 0-6 0-9-2 0-3 0-5 0-18 0-18-3-18-11 0-12 0-24 0-36z">
              <text:p/>
            </draw:path>
            <draw:path draw:style-name="gr6" draw:text-style-name="P5" draw:layer="layout" svg:width="0.04cm" svg:height="0.104cm" svg:x="6.507cm" svg:y="5.91cm" svg:viewBox="0 0 41 105" svg:d="M41 37c0-23-9-37-23-37-11 0-18 9-18 19 0 9 7 19 18 19 5 0 9-2 13-5 1-1 1-1 1-1 1 0 1 0 1 5 0 26-12 47-24 59-4 3-4 4-4 5 0 3 2 4 4 4 4 0 32-27 32-68z">
              <text:p/>
            </draw:path>
            <draw:path draw:style-name="gr6" draw:text-style-name="P5" draw:layer="layout" svg:width="0.134cm" svg:height="0.249cm" svg:x="6.637cm" svg:y="5.702cm" svg:viewBox="0 0 135 250" svg:d="M1 211c0 1-1 2-1 3 0 2 2 5 4 5s3-1 12-11c3-2 10-9 13-12 4 28 14 54 39 54 14 0 27-8 34-14 5-3 22-17 22-20 0-1-2-4-5-4-1 0-1 0-4 3-23 22-36 27-46 27-16 0-21-18-21-46 0-2 0-18 1-19s1-2 8-8c29-29 78-88 78-142 0-6 0-27-20-27-29 0-55 57-59 66-17 38-28 79-28 119-9 9-18 18-27 26zM51 163c1-4 16-82 36-123 9-19 17-33 28-33 12 0 12 13 12 19 0 58-59 119-76 137z">
              <text:p/>
            </draw:path>
            <draw:path draw:style-name="gr6" draw:text-style-name="P5" draw:layer="layout" svg:width="0.131cm" svg:height="0.171cm" svg:x="6.791cm" svg:y="5.831cm" svg:viewBox="0 0 132 172" svg:d="M37 0c-12 1-25 2-37 3 0 3 0 5 0 8 17 0 19 2 19 15 0 48 0 96 0 144 3 0 5 0 8 0 3-5 6-10 9-15 9 12 22 17 35 17 33 0 61-24 61-55 0-30-26-55-58-55-15 0-28 6-37 15 0-26 0-51 0-77zM38 88c7-11 20-19 35-19 14 0 23 8 28 15s8 17 8 33c0 5 0 24-10 35s-22 14-29 14c-19 0-29-16-32-21 0-19 0-38 0-57z">
              <text:p/>
            </draw:path>
            <draw:path draw:style-name="gr6" draw:text-style-name="P5" draw:layer="layout" svg:width="0.124cm" svg:height="0.348cm" svg:x="6.977cm" svg:y="5.686cm" svg:viewBox="0 0 125 349" svg:d="M51 302c0 14-9 37-48 39-2 1-3 2-3 4 0 4 4 4 7 4 34 0 67-17 67-44 0-26 0-53 0-80 0-13 0-24 14-36 13-10 26-11 34-11 1-1 3-2 3-3 0-4-2-4-6-4-23-1-40-14-44-31-1-4-1-5-1-17 0-23 0-46 0-69 0-15 0-26-17-40-14-11-38-14-50-14-3 0-7 0-7 4 0 3 2 3 6 4 22 1 39 12 44 30 1 3 1 4 1 17 0 24 0 48 0 73 0 16 2 21 14 33 7 7 17 11 27 14-29 7-41 23-41 43 0 28 0 56 0 84z">
              <text:p/>
            </draw:path>
            <draw:path draw:style-name="gr6" draw:text-style-name="P5" draw:layer="layout" svg:width="0.213cm" svg:height="0.013cm" svg:x="7.235cm" svg:y="5.854cm" svg:viewBox="0 0 214 14" svg:d="M202 14c6 0 12 0 12-7s-6-7-12-7c-63 0-127 0-190 0-6 0-12 0-12 7s6 7 12 7c63 0 127 0 190 0z">
              <text:p/>
            </draw:path>
            <draw:path draw:style-name="gr6" draw:text-style-name="P5" draw:layer="layout" svg:width="0.115cm" svg:height="0.232cm" svg:x="7.588cm" svg:y="5.715cm" svg:viewBox="0 0 116 233" svg:d="M72 9c0-8 0-9-8-9-22 23-53 23-64 23 0 4 0 7 0 11 7 0 28 0 46-9 0 60 0 120 0 180 0 12-1 17-33 17-4 0-7 0-11 0 0 4 0 8 0 11 12-2 43-2 57-2s45 0 57 2c0-3 0-7 0-11-4 0-7 0-11 0-32 0-33-4-33-17 0-65 0-131 0-196z">
              <text:p/>
            </draw:path>
          </draw:g>
        </draw:g>
        <draw:g draw:style-name="gr5">
          <svg:title>TexMaths</svg:title>
          <svg:desc>10§display§\mathcal{S}: §svg§600§TRUE§</svg:desc>
          <draw:g>
            <draw:path draw:style-name="gr6" draw:text-style-name="P5" draw:layer="layout" svg:width="0.217cm" svg:height="0.253cm" svg:x="1.311cm" svg:y="6.028cm" svg:viewBox="0 0 218 254" svg:d="M34 169c4-1 17-9 17-14 0-2-2-2-4-2-12 0-47 15-47 50 0 25 29 51 71 51 58 0 124-40 124-87 0-34-35-49-64-61-24-12-40-26-40-46 0-7 3-21 14-31 10-9 30-10 35-10 4 0 18 1 33 7 7 3 16 8 16 23 0 5 0 6-1 10-1 1-1 3-1 4 0 2 2 2 4 2 4 0 12-3 19-9 4-4 8-8 8-22 0-17-9-22-18-26-16-8-32-8-37-8-46 0-102 35-102 75 0 30 30 44 47 51 25 10 57 26 57 56 0 23-17 53-70 53-36 0-65-23-65-47 0-7 2-13 4-19z">
              <text:p/>
            </draw:path>
            <draw:path draw:style-name="gr6" draw:text-style-name="P5" draw:layer="layout" svg:width="0.036cm" svg:height="0.149cm" svg:x="1.67cm" svg:y="6.124cm" svg:viewBox="0 0 37 150" svg:d="M37 19c0-10-9-19-19-19-11 0-18 9-18 19s7 18 18 18c10 0 19-8 19-18zM37 132c0-9-9-18-19-18-11 0-18 9-18 18 0 10 7 18 18 18 10 0 19-8 19-18z">
              <text:p/>
            </draw:path>
          </draw:g>
        </draw:g>
        <draw:frame draw:style-name="gr21" draw:text-style-name="P3" draw:layer="layout" svg:width="1.899cm" svg:height="0.395cm" svg:x="1.905cm" svg:y="6.009cm">
          <draw:text-box>
            <text:p><text:span text:style-name="T2">set of states</text:span></text:p>
          </draw:text-box>
        </draw:frame>
        <draw:frame draw:style-name="gr22" draw:text-style-name="P3" draw:layer="layout" svg:width="3.245cm" svg:height="0.395cm" svg:x="9.008cm" svg:y="4.81cm">
          <draw:text-box>
            <text:p><text:span text:style-name="T2">codeword sequence:</text:span></text:p>
          </draw:text-box>
        </draw:frame>
        <draw:line draw:style-name="gr23" draw:text-style-name="P6" draw:layer="layout" svg:x1="1cm" svg:y1="4.2cm" svg:x2="20cm" svg:y2="4.2cm">
          <text:p/>
        </draw:line>
        <draw:g draw:style-name="gr5">
          <svg:title>TexMaths</svg:title>
          <svg:desc>10§latex§\arraycolsep=0.7mm
\begin{array}{lllcll}  
\bm{x} = &amp; (\bm{x}_0, &amp; \bm{x}_1, &amp; \dots, &amp; \bm{x}_{n-1} &amp; ) \\
\bm{s} = &amp; (s_0,         &amp; s_1,         &amp; \dots, &amp; s_{n-1}, s_n  &amp; ) 
\end{array}§svg§600§TRUE§</svg:desc>
          <draw:g>
            <draw:path draw:style-name="gr6" draw:text-style-name="P5" draw:layer="layout" svg:width="0.197cm" svg:height="0.16cm" svg:x="12.404cm" svg:y="4.928cm" svg:viewBox="0 0 198 161" svg:d="M175 18c-13 3-19 15-19 24 0 8 6 16 17 16 12 0 25-10 25-27 0-19-18-31-40-31-20 0-33 15-37 21-9-14-29-21-49-21-44 0-68 43-68 55 0 5 5 5 9 5s6 0 8-5c10-32 35-42 50-42 13 0 19 6 19 17 0 7-5 26-8 39-4 16-8 32-12 48-5 21-18 32-30 32-1 0-10 0-17-6 13-3 19-15 19-24 0-7-6-16-17-16-12 0-25 10-25 27 0 19 18 31 40 31 20 0 33-15 37-21 9 15 29 21 49 21 44 0 68-43 68-54 0-5-5-5-9-5s-6 0-8 4c-10 32-35 43-50 43-13 0-19-7-19-18 0-7 4-26 8-39 2-9 10-42 12-48 5-21 17-31 30-31 1 0 10 0 17 5z">
              <text:p/>
            </draw:path>
            <draw:path draw:style-name="gr6" draw:text-style-name="P5" draw:layer="layout" svg:width="0.233cm" svg:height="0.081cm" svg:x="12.739cm" svg:y="4.95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081cm" svg:height="0.35cm" svg:x="13.167cm" svg:y="4.823cm" svg:viewBox="0 0 82 351" svg:d="M82 348c0-1 0-2-6-8-44-44-55-110-55-164 0-61 13-122 56-166 5-5 5-5 5-6 0-3-2-4-4-4-3 0-35 24-56 69-17 38-22 77-22 107 0 27 4 70 24 109 21 44 51 66 54 66 2 0 4-1 4-3z">
              <text:p/>
            </draw:path>
            <draw:path draw:style-name="gr6" draw:text-style-name="P5" draw:layer="layout" svg:width="0.197cm" svg:height="0.16cm" svg:x="13.283cm" svg:y="4.928cm" svg:viewBox="0 0 198 161" svg:d="M175 18c-13 3-19 15-19 24 0 8 6 16 17 16 12 0 25-10 25-27 0-19-18-31-40-31-20 0-33 15-37 21-9-14-29-21-49-21-44 0-68 43-68 55 0 5 5 5 9 5s6 0 8-5c10-32 35-42 50-42 13 0 19 6 19 17 0 7-5 26-8 39-4 16-8 32-12 48-5 21-18 32-30 32-1 0-10 0-17-6 13-3 19-15 19-24 0-7-6-16-17-16-12 0-25 10-25 27 0 19 18 31 40 31 20 0 33-15 37-21 9 15 29 21 49 21 44 0 68-43 68-54 0-5-5-5-9-5s-6 0-8 4c-10 32-35 43-50 43-13 0-19-7-19-18 0-7 4-26 8-39 2-9 10-42 12-48 5-21 17-31 30-31 1 0 10 0 17 5z">
              <text:p/>
            </draw:path>
            <draw:path draw:style-name="gr6" draw:text-style-name="P5" draw:layer="layout" svg:width="0.113cm" svg:height="0.167cm" svg:x="13.514cm" svg:y="4.976cm" svg:viewBox="0 0 114 168" svg:d="M114 85c0-27-4-47-15-64-7-11-23-21-42-21-57 0-57 67-57 85s0 83 57 83 57-65 57-83zM57 161c-12 0-27-6-32-26-3-15-3-35-3-53s0-37 4-50c5-20 21-25 31-25 13 0 26 8 30 22s4 31 4 53c0 18 0 36-3 52-5 22-22 27-31 27z">
              <text:p/>
            </draw:path>
            <draw:path draw:style-name="gr6" draw:text-style-name="P5" draw:layer="layout" svg:width="0.04cm" svg:height="0.104cm" svg:x="13.689cm" svg:y="5.049cm" svg:viewBox="0 0 41 105" svg:d="M41 37c0-23-9-37-23-37-11 0-18 9-18 19 0 9 7 19 18 19 4 0 9-2 13-5 1-1 1-1 1-1 1 0 1 0 1 5 0 26-12 47-24 59-4 4-4 4-4 6s2 3 4 3c4 0 32-27 32-68z">
              <text:p/>
            </draw:path>
            <draw:path draw:style-name="gr6" draw:text-style-name="P5" draw:layer="layout" svg:width="0.198cm" svg:height="0.16cm" svg:x="13.909cm" svg:y="4.928cm" svg:viewBox="0 0 199 161" svg:d="M175 18c-12 3-19 15-19 24 0 8 6 16 18 16s25-10 25-27c0-19-18-31-40-31-20 0-33 15-38 21-8-14-28-21-48-21-44 0-68 43-68 55 0 5 5 5 8 5 4 0 7 0 8-5 11-32 36-42 50-42s20 6 20 17c0 7-5 26-8 39-4 16-8 32-12 48-5 21-18 32-30 32-2 0-10 0-17-6 13-3 19-15 19-24 0-7-6-16-17-16-13 0-26 10-26 27 0 19 19 31 40 31 20 0 33-15 38-21 9 15 28 21 48 21 45 0 69-43 69-54 0-5-6-5-9-5-4 0-7 0-8 4-10 32-35 43-50 43-13 0-20-7-20-18 0-7 5-26 8-39 3-9 11-42 13-48 5-21 17-31 29-31 2 0 10 0 17 5z">
              <text:p/>
            </draw:path>
            <draw:path draw:style-name="gr6" draw:text-style-name="P5" draw:layer="layout" svg:width="0.089cm" svg:height="0.162cm" svg:x="14.154cm" svg:y="4.976cm" svg:viewBox="0 0 90 163" svg:d="M56 7c0-7-1-7-8-7-15 16-38 16-48 16 0 3 0 6 0 9 6 0 22 0 36-7 0 42 0 83 0 125 0 8 0 11-25 11-3 0-6 0-9 0 0 3 0 6 0 9 4 0 35-1 44-1 7 0 38 1 44 1 0-3 0-6 0-9-3 0-7 0-10 0-24 0-24-3-24-11 0-45 0-91 0-136z">
              <text:p/>
            </draw:path>
            <draw:path draw:style-name="gr6" draw:text-style-name="P5" draw:layer="layout" svg:width="0.04cm" svg:height="0.104cm" svg:x="14.315cm" svg:y="5.049cm" svg:viewBox="0 0 41 105" svg:d="M41 37c0-23-8-37-22-37-12 0-19 9-19 19 0 9 7 19 19 19 4 0 9-2 12-5 1-1 1-1 2-1 0 2 1 0 1 5 0 26-13 47-24 59-4 4-4 4-4 6s2 3 3 3c4 0 32-27 32-68z">
              <text:p/>
            </draw:path>
            <draw:path draw:style-name="gr6" draw:text-style-name="P5" draw:layer="layout" svg:width="0.036cm" svg:height="0.037cm" svg:x="14.552cm" svg:y="5.049cm" svg:viewBox="0 0 37 38" svg:d="M37 19c0-10-9-19-19-19-11 0-18 9-18 19s7 19 18 19c10 0 19-9 19-19z">
              <text:p/>
            </draw:path>
            <draw:path draw:style-name="gr6" draw:text-style-name="P5" draw:layer="layout" svg:width="0.036cm" svg:height="0.037cm" svg:x="14.708cm" svg:y="5.049cm" svg:viewBox="0 0 37 38" svg:d="M37 19c0-10-8-19-18-19-11 0-19 9-19 19s8 19 19 19c10 0 18-9 18-19z">
              <text:p/>
            </draw:path>
            <draw:path draw:style-name="gr6" draw:text-style-name="P5" draw:layer="layout" svg:width="0.036cm" svg:height="0.037cm" svg:x="14.864cm" svg:y="5.049cm" svg:viewBox="0 0 37 38" svg:d="M37 19c0-10-8-19-18-19s-19 9-19 19 9 19 19 19 18-9 18-19z">
              <text:p/>
            </draw:path>
            <draw:path draw:style-name="gr6" draw:text-style-name="P5" draw:layer="layout" svg:width="0.04cm" svg:height="0.104cm" svg:x="15.02cm" svg:y="5.049cm" svg:viewBox="0 0 41 105" svg:d="M41 37c0-23-8-37-22-37-12 0-19 9-19 19 0 9 7 19 19 19 4 0 9-2 12-5 1-1 1-1 2-1 0 2 1 0 1 5 0 26-13 47-24 59-4 4-4 4-4 6s2 3 3 3c4 0 32-27 32-68z">
              <text:p/>
            </draw:path>
            <draw:path draw:style-name="gr6" draw:text-style-name="P5" draw:layer="layout" svg:width="0.198cm" svg:height="0.16cm" svg:x="15.241cm" svg:y="4.928cm" svg:viewBox="0 0 199 161" svg:d="M175 18c-13 3-19 15-19 24 0 8 6 16 18 16s25-10 25-27c0-19-19-31-40-31-20 0-33 15-38 21-9-14-28-21-48-21-45 0-68 43-68 55 0 5 5 5 8 5 4 0 7 0 8-5 10-32 36-42 50-42 13 0 20 6 20 17 0 7-5 26-8 39-4 16-8 32-12 48-6 21-18 32-30 32-2 0-10 0-17-6 13-3 19-15 19-24 0-7-6-16-18-16s-25 10-25 27c0 19 19 31 40 31 20 0 33-15 38-21 8 15 28 21 48 21 44 0 68-43 68-54 0-5-5-5-8-5-4 0-7 0-8 4-10 32-36 43-50 43-13 0-20-7-20-18 0-7 5-26 8-39 2-9 10-42 12-48 5-21 18-31 30-31 2 0 10 0 17 5z">
              <text:p/>
            </draw:path>
            <draw:path draw:style-name="gr6" draw:text-style-name="P5" draw:layer="layout" svg:width="0.149cm" svg:height="0.11cm" svg:x="15.471cm" svg:y="5.031cm" svg:viewBox="0 0 150 111" svg:d="M18 93c-1 3-2 9-2 10 0 5 4 8 8 8s8-4 10-6c1-3 3-10 4-15s4-16 6-22c1-5 2-11 4-17 2-10 3-12 10-22 7-9 18-22 37-22 14 0 14 12 14 17 0 15-10 42-14 52-3 7-4 9-4 14 0 13 11 21 24 21 24 0 35-34 35-38 0-3-3-3-4-3-3 0-4 1-5 4-5 20-16 30-26 30-5 0-6-4-6-9s1-9 6-20c3-7 13-33 13-47 0-24-19-28-32-28-21 0-34 12-42 22-1-17-16-22-26-22-11 0-16 7-19 13-6 9-9 23-9 24 0 4 3 4 4 4 3 0 4-1 5-8 4-14 9-26 18-26 7 0 8 5 8 12 0 4-3 13-4 20-2 6-4 17-5 22-3 11-5 21-8 32z">
              <text:p/>
            </draw:path>
            <draw:path draw:style-name="gr6" draw:text-style-name="P5" draw:layer="layout" svg:width="0.166cm" svg:height="0.011cm" svg:x="15.659cm" svg:y="5.072cm" svg:viewBox="0 0 167 12" svg:d="M157 12c4 0 10 0 10-6s-6-6-10-6c-49 0-98 0-147 0-4 0-10 0-10 6s6 6 10 6c49 0 98 0 147 0z">
              <text:p/>
            </draw:path>
            <draw:path draw:style-name="gr6" draw:text-style-name="P5" draw:layer="layout" svg:width="0.089cm" svg:height="0.162cm" svg:x="15.879cm" svg:y="4.976cm" svg:viewBox="0 0 90 163" svg:d="M56 7c0-7-1-7-8-7-15 16-38 16-48 16 0 3 0 6 0 9 6 0 22 0 36-7 0 42 0 83 0 125 0 8 0 11-25 11-3 0-6 0-9 0 0 3 0 6 0 9 4 0 35-1 44-1 7 0 38 1 44 1 0-3 0-6 0-9-3 0-7 0-10 0-24 0-24-3-24-11 0-45 0-91 0-136z">
              <text:p/>
            </draw:path>
            <draw:path draw:style-name="gr6" draw:text-style-name="P5" draw:layer="layout" svg:width="0.081cm" svg:height="0.35cm" svg:x="16.615cm" svg:y="4.823cm" svg:viewBox="0 0 82 351" svg:d="M82 176c0-28-4-70-23-110-21-43-52-66-55-66-2 0-4 2-4 4 0 1 0 1 7 8 34 35 54 90 54 164 0 60-13 122-56 166-5 4-5 5-5 6 0 2 2 3 4 3 3 0 35-23 56-68 18-39 22-78 22-107z">
              <text:p/>
            </draw:path>
            <draw:path draw:style-name="gr6" draw:text-style-name="P5" draw:layer="layout" svg:width="0.146cm" svg:height="0.161cm" svg:x="12.41cm" svg:y="5.348cm" svg:viewBox="0 0 147 162" svg:d="M126 21c-12 4-15 15-15 20 0 9 7 14 15 14s21-7 21-24c0-18-18-31-50-31-10 0-30 1-46 13s-21 33-21 41c0 11 5 21 12 27 10 8 16 9 40 13 11 2 32 6 32 22 0 1 0 33-53 33-17 0-30-3-38-9 12-3 20-14 20-24 0-13-10-16-17-16-12 0-26 9-26 27 0 23 25 35 61 35 80 0 80-60 80-61 0-12-6-21-14-28-11-10-25-12-37-14-19-4-33-6-33-19 0-1 0-27 40-27 7 0 19 1 29 8z">
              <text:p/>
            </draw:path>
            <draw:path draw:style-name="gr6" draw:text-style-name="P5" draw:layer="layout" svg:width="0.233cm" svg:height="0.081cm" svg:x="12.694cm" svg:y="5.37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081cm" svg:height="0.35cm" svg:x="13.167cm" svg:y="5.244cm" svg:viewBox="0 0 82 351" svg:d="M82 347c0-1 0-1-6-7-44-45-55-111-55-165 0-61 13-122 56-166 5-4 5-5 5-6 0-2-2-3-4-3-3 0-35 23-56 68-17 39-22 78-22 107 0 28 4 70 24 110 21 43 51 66 54 66 2 0 4-1 4-4z">
              <text:p/>
            </draw:path>
            <draw:path draw:style-name="gr6" draw:text-style-name="P5" draw:layer="layout" svg:width="0.129cm" svg:height="0.158cm" svg:x="13.287cm" svg:y="5.352cm" svg:viewBox="0 0 130 159" svg:d="M120 24c-10 0-17 8-17 15 0 5 3 11 11 11 7 0 16-6 16-20 0-16-15-30-42-30-46 0-59 36-59 51 0 27 26 33 36 35 18 3 36 7 36 26 0 10-8 39-50 39-5 0-32 0-40-18 13 1 22-9 22-19 0-8-5-12-13-12-9 0-20 7-20 23 0 20 21 34 51 34 57 0 70-43 70-58 0-13-6-22-11-26-9-10-19-12-35-15-12-3-26-5-26-21 0-10 8-31 39-31 9 0 26 2 32 16z">
              <text:p/>
            </draw:path>
            <draw:path draw:style-name="gr6" draw:text-style-name="P5" draw:layer="layout" svg:width="0.113cm" svg:height="0.168cm" svg:x="13.447cm" svg:y="5.396cm" svg:viewBox="0 0 114 169" svg:d="M114 85c0-27-3-46-15-63-7-12-23-22-42-22-57 0-57 67-57 85 0 17 0 84 57 84s57-66 57-84zM57 162c-12 0-27-7-31-27-4-15-4-35-4-53s0-37 4-50c5-20 21-25 31-25 13 0 26 8 30 23 4 13 4 31 4 52 0 18 0 36-3 52-5 22-21 28-31 28z">
              <text:p/>
            </draw:path>
            <draw:path draw:style-name="gr6" draw:text-style-name="P5" draw:layer="layout" svg:width="0.04cm" svg:height="0.104cm" svg:x="13.622cm" svg:y="5.47cm" svg:viewBox="0 0 41 105" svg:d="M41 37c0-24-9-37-23-37-11 0-18 9-18 18 0 10 7 19 18 19 5 0 9-1 13-5 1 0 1-1 1-1 1 0 1 1 1 6 0 26-12 47-24 58-4 4-4 5-4 6 0 2 2 4 4 4 4 0 32-27 32-68z">
              <text:p/>
            </draw:path>
            <draw:path draw:style-name="gr6" draw:text-style-name="P5" draw:layer="layout" svg:width="0.128cm" svg:height="0.158cm" svg:x="13.914cm" svg:y="5.352cm" svg:viewBox="0 0 129 159" svg:d="M119 24c-10 0-17 8-17 15 0 5 3 11 11 11 7 0 16-6 16-20 0-16-15-30-41-30-47 0-60 36-60 51 0 27 26 33 36 35 19 3 37 7 37 26 0 10-8 39-50 39-5 0-32 0-40-18 13 1 22-9 22-19 0-8-6-12-13-12-9 0-20 7-20 23 0 20 20 34 50 34 57 0 71-43 71-58 0-13-7-22-11-26-9-10-20-12-35-15-13-3-27-5-27-21 0-10 9-31 40-31 8 0 26 2 31 16z">
              <text:p/>
            </draw:path>
            <draw:path draw:style-name="gr6" draw:text-style-name="P5" draw:layer="layout" svg:width="0.089cm" svg:height="0.163cm" svg:x="14.087cm" svg:y="5.396cm" svg:viewBox="0 0 90 164" svg:d="M56 7c0-6 0-7-7-7-16 16-39 16-49 16 0 3 0 6 0 9 6 0 23 0 36-7 0 42 0 84 0 126 0 8 0 11-25 11-3 0-6 0-9 0 0 3 0 6 0 9 5-1 35-1 44-1 8 0 39 0 44 1 0-3 0-6 0-9-3 0-6 0-9 0-25 0-25-3-25-11 0-46 0-91 0-137z">
              <text:p/>
            </draw:path>
            <draw:path draw:style-name="gr6" draw:text-style-name="P5" draw:layer="layout" svg:width="0.041cm" svg:height="0.104cm" svg:x="14.248cm" svg:y="5.47cm" svg:viewBox="0 0 42 105" svg:d="M42 37c0-24-9-37-23-37-12 0-19 9-19 18 0 10 7 19 19 19 4 0 9-1 12-5 1 0 1-1 2-1 0 2 1 1 1 6 0 26-12 47-24 58-4 4-4 5-4 6 0 2 2 4 4 4 3 0 32-27 32-68z">
              <text:p/>
            </draw:path>
            <draw:path draw:style-name="gr6" draw:text-style-name="P5" draw:layer="layout" svg:width="0.036cm" svg:height="0.036cm" svg:x="14.552cm" svg:y="5.47cm" svg:viewBox="0 0 37 37" svg:d="M37 18c0-10-9-18-19-18-11 0-18 7-18 18 0 10 7 19 18 19 10 0 19-8 19-19z">
              <text:p/>
            </draw:path>
            <draw:path draw:style-name="gr6" draw:text-style-name="P5" draw:layer="layout" svg:width="0.036cm" svg:height="0.036cm" svg:x="14.708cm" svg:y="5.47cm" svg:viewBox="0 0 37 37" svg:d="M37 18c0-10-8-18-18-18-11 0-19 7-19 18 0 10 8 19 19 19 10 0 18-8 18-19z">
              <text:p/>
            </draw:path>
            <draw:path draw:style-name="gr6" draw:text-style-name="P5" draw:layer="layout" svg:width="0.036cm" svg:height="0.036cm" svg:x="14.864cm" svg:y="5.47cm" svg:viewBox="0 0 37 37" svg:d="M37 18c0-10-8-18-18-18s-19 7-19 18c0 10 9 19 19 19s18-8 18-19z">
              <text:p/>
            </draw:path>
            <draw:path draw:style-name="gr6" draw:text-style-name="P5" draw:layer="layout" svg:width="0.04cm" svg:height="0.104cm" svg:x="15.02cm" svg:y="5.47cm" svg:viewBox="0 0 41 105" svg:d="M41 37c0-24-8-37-22-37-12 0-19 9-19 18 0 10 7 19 19 19 4 0 9-1 12-5 1 0 1-1 2-1 0 2 1 1 1 6 0 26-13 47-24 58-4 4-4 5-4 6 0 2 2 4 3 4 4 0 32-27 32-68z">
              <text:p/>
            </draw:path>
            <draw:path draw:style-name="gr6" draw:text-style-name="P5" draw:layer="layout" svg:width="0.128cm" svg:height="0.158cm" svg:x="15.246cm" svg:y="5.352cm" svg:viewBox="0 0 129 159" svg:d="M119 24c-10 0-17 8-17 15 0 5 3 11 11 11s16-6 16-20c0-16-15-30-42-30-46 0-59 36-59 51 0 27 26 33 36 35 18 3 37 7 37 26 0 10-8 39-51 39-4 0-31 0-40-18 14 1 23-9 23-19 0-8-6-12-13-12-10 0-20 7-20 23 0 20 20 34 50 34 57 0 71-43 71-58 0-13-7-22-11-26-10-10-20-12-35-15-13-3-27-5-27-21 0-10 8-31 39-31 9 0 27 2 32 16z">
              <text:p/>
            </draw:path>
            <draw:path draw:style-name="gr6" draw:text-style-name="P5" draw:layer="layout" svg:width="0.149cm" svg:height="0.11cm" svg:x="15.404cm" svg:y="5.451cm" svg:viewBox="0 0 150 111" svg:d="M18 93c-1 3-1 7-2 10 0 6 4 8 8 8 5 0 9-3 10-5s3-10 4-16c1-4 4-16 6-22 1-5 3-10 4-16 3-10 3-12 10-22s19-23 37-23c14 0 15 13 15 17 0 15-11 42-15 53-3 7-4 9-4 13 0 13 11 21 24 21 24 0 35-34 35-37 0-4-3-4-4-4-3 0-3 2-4 4-6 20-17 30-27 30-5 0-6-3-6-8 0-6 2-9 6-20 3-8 13-34 13-48 0-24-19-28-32-28-20 0-34 13-42 23-1-17-16-23-26-23s-16 8-19 14c-6 9-9 23-9 24 0 3 3 3 4 3 3 0 4-1 5-7 4-15 9-27 18-27 7 0 9 6 9 12 0 5-3 14-4 21-2 6-5 16-6 22-3 10-5 21-8 31z">
              <text:p/>
            </draw:path>
            <draw:path draw:style-name="gr6" draw:text-style-name="P5" draw:layer="layout" svg:width="0.165cm" svg:height="0.011cm" svg:x="15.593cm" svg:y="5.492cm" svg:viewBox="0 0 166 12" svg:d="M156 12c4 0 10 0 10-6s-6-6-10-6c-49 0-98 0-147 0-4 0-9 0-9 6s5 6 9 6c49 0 98 0 147 0z">
              <text:p/>
            </draw:path>
            <draw:path draw:style-name="gr6" draw:text-style-name="P5" draw:layer="layout" svg:width="0.089cm" svg:height="0.163cm" svg:x="15.812cm" svg:y="5.396cm" svg:viewBox="0 0 90 164" svg:d="M56 7c0-6-1-7-7-7-16 16-39 16-49 16 0 3 0 6 0 9 6 0 23 0 36-7 0 42 0 84 0 126 0 8 0 11-25 11-3 0-6 0-9 0 0 3 0 6 0 9 5-1 35-1 44-1 8 0 39 0 44 1 0-3 0-6 0-9-3 0-6 0-9 0-25 0-25-3-25-11 0-46 0-91 0-137z">
              <text:p/>
            </draw:path>
            <draw:path draw:style-name="gr6" draw:text-style-name="P5" draw:layer="layout" svg:width="0.041cm" svg:height="0.104cm" svg:x="15.973cm" svg:y="5.47cm" svg:viewBox="0 0 42 105" svg:d="M42 37c0-24-9-37-23-37-12 0-19 9-19 18 0 10 7 19 19 19 4 0 9-1 12-5 1 0 1-1 2-1 0 2 1 1 1 6 0 26-13 47-24 58-4 4-4 5-4 6 0 2 2 4 4 4 3 0 32-27 32-68z">
              <text:p/>
            </draw:path>
            <draw:path draw:style-name="gr6" draw:text-style-name="P5" draw:layer="layout" svg:width="0.128cm" svg:height="0.158cm" svg:x="16.118cm" svg:y="5.352cm" svg:viewBox="0 0 129 159" svg:d="M119 24c-10 0-17 8-17 15 0 5 3 11 11 11 7 0 16-6 16-20 0-16-15-30-42-30-46 0-59 36-59 51 0 27 26 33 36 35 18 3 36 7 36 26 0 10-8 39-50 39-5 0-32 0-40-18 14 1 22-9 22-19 0-8-5-12-13-12-9 0-19 7-19 23 0 20 20 34 50 34 57 0 70-43 70-58 0-13-6-22-10-26-10-10-20-12-36-15-12-3-26-5-26-21 0-10 8-31 39-31 9 0 26 2 32 16z">
              <text:p/>
            </draw:path>
            <draw:path draw:style-name="gr6" draw:text-style-name="P5" draw:layer="layout" svg:width="0.149cm" svg:height="0.11cm" svg:x="16.276cm" svg:y="5.451cm" svg:viewBox="0 0 150 111" svg:d="M18 93c-1 3-1 7-2 10 0 6 4 8 8 8s8-3 10-5 3-10 4-16c1-4 4-16 5-22 2-5 3-10 5-16 2-10 3-12 10-22s18-23 37-23c14 0 14 13 14 17 0 15-10 42-14 53-3 7-4 9-4 13 0 13 11 21 23 21 25 0 36-34 36-37 0-4-3-4-4-4-4 0-4 2-5 4-5 20-16 30-26 30-5 0-6-3-6-8 0-6 1-9 6-20 3-8 13-34 13-48 0-24-19-28-32-28-21 0-34 13-42 23-2-17-16-23-26-23-11 0-16 8-20 14-5 9-8 23-8 24 0 3 3 3 4 3 3 0 3-1 5-7 4-15 9-27 18-27 7 0 8 6 8 12 0 5-3 14-4 21-2 6-4 16-5 22-3 10-5 21-8 31z">
              <text:p/>
            </draw:path>
            <draw:path draw:style-name="gr6" draw:text-style-name="P5" draw:layer="layout" svg:width="0.081cm" svg:height="0.35cm" svg:x="16.615cm" svg:y="5.244cm" svg:viewBox="0 0 82 351" svg:d="M82 175c0-27-4-70-23-109-21-44-52-66-55-66-2 0-4 1-4 3 0 1 0 2 7 8 34 35 54 91 54 164 0 60-13 122-56 166-5 5-5 5-5 6 0 2 2 4 4 4 3 0 35-24 56-69 18-38 22-77 22-107z">
              <text:p/>
            </draw:path>
          </draw:g>
        </draw:g>
        <draw:frame draw:style-name="gr24" draw:text-style-name="P3" draw:layer="layout" svg:width="2.483cm" svg:height="0.395cm" svg:x="9.009cm" svg:y="5.211cm">
          <draw:text-box>
            <text:p><text:span text:style-name="T2">state sequence:</text:span></text:p>
          </draw:text-box>
        </draw:frame>
        <draw:g draw:style-name="gr5">
          <svg:title>TexMaths</svg:title>
          <svg:desc>10§display§\bm{x}_i \in \mathcal{C}_{|i|,s_i}§svg§600§TRUE§</svg:desc>
          <draw:g>
            <draw:path draw:style-name="gr6" draw:text-style-name="P5" draw:layer="layout" svg:width="0.198cm" svg:height="0.16cm" svg:x="17.043cm" svg:y="4.864cm" svg:viewBox="0 0 199 161" svg:d="M175 18c-12 3-19 15-19 24 0 8 6 16 18 16s25-10 25-27c0-19-18-31-40-31-20 0-33 15-37 21-9-15-29-21-49-21-44 0-68 43-68 54 0 5 5 5 8 5 5 0 7 0 8-4 11-32 36-43 50-43s20 7 20 18c0 7-5 26-8 38-4 16-8 32-12 49-5 21-18 31-30 31-2 0-10 0-17-5 13-3 19-15 19-24 0-8-6-16-17-16-13 0-26 10-26 27 0 19 19 31 40 31 20 0 33-15 38-21 9 14 28 21 48 21 45 0 69-43 69-55 0-5-6-5-9-5-4 0-6 0-8 5-10 32-35 42-50 42-13 0-19-6-19-17 0-7 4-26 7-39 3-9 11-42 13-48 5-21 17-32 29-32 2 0 10 0 17 6z">
              <text:p/>
            </draw:path>
            <draw:path draw:style-name="gr6" draw:text-style-name="P5" draw:layer="layout" svg:width="0.074cm" svg:height="0.164cm" svg:x="17.273cm" svg:y="4.912cm" svg:viewBox="0 0 75 165" svg:d="M68 9c0-3-3-9-10-9-6 0-13 6-13 14 0 4 3 9 9 9 8 0 14-7 14-14zM18 134c-1 3-2 6-2 10 0 12 10 21 23 21 25 0 36-34 36-37s-3-2-4-3c-4 0-4 1-5 4-6 19-16 29-26 29-5 0-6-3-6-8 0-6 2-10 4-16s5-13 8-19c2-6 11-29 12-32 0-2 1-5 1-8 0-11-10-20-23-20-25 0-36 33-36 37 0 3 3 2 4 3 4 0 4-1 5-4 6-21 17-30 26-30 4 0 6 2 6 9 0 6-1 9-7 25-5 13-11 26-16 39z">
              <text:p/>
            </draw:path>
            <draw:path draw:style-name="gr6" draw:text-style-name="P5" draw:layer="layout" svg:width="0.175cm" svg:height="0.201cm" svg:x="17.505cm" svg:y="4.833cm" svg:viewBox="0 0 176 202" svg:d="M164 109c6 0 12 0 12-7s-6-7-12-7c-50 0-99 0-149 0 4-47 44-81 94-81 18 0 37 0 55 0 6 0 12 0 12-7s-6-7-12-7c-19 0-37 0-56 0-60 0-108 45-108 102 0 56 48 100 108 100 19 0 37 0 56 0 6 0 12 0 12-7s-6-7-12-7c-18 0-37 0-55 0-50 0-90-32-94-79 50 0 99 0 149 0z">
              <text:p/>
            </draw:path>
            <draw:path draw:style-name="gr6" draw:text-style-name="P5" draw:layer="layout" svg:width="0.182cm" svg:height="0.254cm" svg:x="17.811cm" svg:y="4.775cm" svg:viewBox="0 0 183 255" svg:d="M170 191c0-2-2-2-3-2-6 0-10 4-15 5-7 5-9 7-13 13-11 16-26 28-49 28-32 0-60-22-60-74 0-32 13-73 31-101 16-22 35-41 71-41 13 0 22 5 22 18 0 12-13 37-18 44-2 4-2 5-2 6 0 2 2 2 4 2 7 0 20-8 24-13 1-2 21-36 21-54 0-19-15-22-28-22-51 0-93 33-109 53-42 50-46 105-46 123 0 50 26 79 67 79 56 0 103-55 103-64z">
              <text:p/>
            </draw:path>
            <draw:path draw:style-name="gr6" draw:text-style-name="P5" draw:layer="layout" svg:width="0.011cm" svg:height="0.244cm" svg:x="18.028cm" svg:y="4.901cm" svg:viewBox="0 0 12 245" svg:d="M12 10c0-4 0-10-6-10s-6 6-6 10c0 75 0 150 0 225 0 4 0 10 5 10 7 0 7-6 7-10 0-75 0-150 0-225z">
              <text:p/>
            </draw:path>
            <draw:path draw:style-name="gr6" draw:text-style-name="P5" draw:layer="layout" svg:width="0.073cm" svg:height="0.164cm" svg:x="18.087cm" svg:y="4.923cm" svg:viewBox="0 0 74 165" svg:d="M68 9c0-4-3-9-10-9-6 0-14 6-14 13 0 5 4 10 10 10 7 0 14-7 14-14zM18 134c-1 3-2 6-2 10 0 12 9 21 23 21 25 0 35-34 35-37 0-4-3-4-4-4-3 0-3 2-4 4-6 20-17 30-26 30-5 0-6-3-6-8 0-6 1-11 3-16 3-7 6-13 8-20 3-6 11-28 12-31 1-2 2-5 2-8 0-11-10-21-23-21-25 0-36 34-36 38 0 3 3 3 4 3 3 0 4-1 4-4 7-21 18-30 27-30 4 0 6 2 6 9 0 5-2 9-8 24-5 13-10 26-15 40z">
              <text:p/>
            </draw:path>
            <draw:path draw:style-name="gr6" draw:text-style-name="P5" draw:layer="layout" svg:width="0.011cm" svg:height="0.244cm" svg:x="18.21cm" svg:y="4.901cm" svg:viewBox="0 0 12 245" svg:d="M12 10c0-4 0-10-5-10-7 0-7 6-7 10 0 75 0 150 0 225 0 4 0 10 6 10s6-6 6-10c0-75 0-150 0-225z">
              <text:p/>
            </draw:path>
            <draw:path draw:style-name="gr6" draw:text-style-name="P5" draw:layer="layout" svg:width="0.03cm" svg:height="0.075cm" svg:x="18.286cm" svg:y="5.056cm" svg:viewBox="0 0 31 76" svg:d="M24 25c0 13-2 29-19 45-1 1-2 1-2 3 0 1 2 3 4 3 3 0 24-20 24-49 0-15-6-27-17-27-8 0-14 7-14 14 0 8 5 15 14 15 6 0 7-3 10-4z">
              <text:p/>
            </draw:path>
            <draw:path draw:style-name="gr6" draw:text-style-name="P5" draw:layer="layout" svg:width="0.097cm" svg:height="0.11cm" svg:x="18.359cm" svg:y="4.976cm" svg:viewBox="0 0 98 111" svg:d="M89 16c-7 2-11 7-11 12s5 8 8 8 12-2 12-14c0-16-18-22-33-22-38 0-45 29-45 36 0 9 5 15 9 18 6 5 11 6 28 9 5 1 21 4 21 16 0 4-3 14-14 20-9 5-21 5-24 5-10 0-24-2-30-10 8-1 14-7 14-14 0-6-5-9-10-9-7 0-14 5-14 16 0 15 16 24 40 24 45 0 53-31 53-40 0-23-25-27-34-29-2-1-8-2-10-2-9-2-13-7-13-12 0-6 4-13 10-16 6-4 15-5 19-5 5 0 18 1 24 9z">
              <text:p/>
            </draw:path>
            <draw:path draw:style-name="gr6" draw:text-style-name="P5" draw:layer="layout" svg:width="0.061cm" svg:height="0.118cm" svg:x="18.49cm" svg:y="5.003cm" svg:viewBox="0 0 62 119" svg:d="M54 7c0-4-3-7-8-7s-11 4-11 10c0 5 4 8 8 8 6 0 11-5 11-11zM62 91c0-2-3-2-4-2-3 0-3 1-4 4-3 10-11 20-20 20-4 0-5-3-5-7s1-6 2-9c2-3 3-7 4-9s8-18 10-25c2-3 3-5 3-8 0-9-8-16-20-16-18 0-28 23-28 27 0 3 3 3 4 3 3 0 3-1 4-4 4-12 12-20 20-20 3 0 5 2 5 7 0 1 0 3-1 6s-9 22-12 28c-1 3-1 3-3 9-1 3-2 5-2 8 0 9 8 16 19 16 18 0 28-23 28-28z">
              <text:p/>
            </draw:path>
          </draw:g>
        </draw:g>
        <draw:g draw:style-name="gr5">
          <svg:title>TexMaths</svg:title>
          <svg:desc>10§display§s_i \in \mathcal{S}§svg§600§TRUE§</svg:desc>
          <draw:g>
            <draw:path draw:style-name="gr6" draw:text-style-name="P5" draw:layer="layout" svg:width="0.129cm" svg:height="0.158cm" svg:x="17.037cm" svg:y="5.378cm" svg:viewBox="0 0 130 159" svg:d="M119 24c-9 0-16 8-16 16 0 5 2 10 10 10 7 0 17-6 17-20 0-15-15-30-42-30-46 0-59 36-59 51 0 28 26 33 36 35 18 3 36 7 36 27 0 9-8 38-50 38-5 0-32 0-40-19 13 2 22-8 22-18 0-8-6-12-13-12-9 0-20 7-20 23 0 20 20 34 51 34 56 0 70-43 70-58 0-13-6-22-11-26-9-10-19-11-35-15-12-2-26-5-26-21 0-10 8-31 39-31 9 0 26 2 31 16z">
              <text:p/>
            </draw:path>
            <draw:path draw:style-name="gr6" draw:text-style-name="P5" draw:layer="layout" svg:width="0.074cm" svg:height="0.163cm" svg:x="17.195cm" svg:y="5.423cm" svg:viewBox="0 0 75 164" svg:d="M68 9c0-4-3-9-10-9-6 0-13 6-13 13 0 5 3 10 10 10s13-7 13-14zM18 134c-1 3-2 6-2 10 0 12 10 20 23 20 25 0 36-33 36-37 0-3-3-3-4-3-4 0-4 2-5 4-6 20-16 30-26 30-5 0-6-3-6-9 0-5 2-10 4-15 2-7 5-14 8-20 2-6 11-28 12-31 0-2 1-5 1-8 0-11-10-21-23-21-24 0-36 34-36 38 0 3 3 2 4 3 4 0 4-1 5-4 6-21 17-30 26-30 4 0 6 2 6 9 0 5-1 9-7 24-5 13-11 26-16 40z">
              <text:p/>
            </draw:path>
            <draw:path draw:style-name="gr6" draw:text-style-name="P5" draw:layer="layout" svg:width="0.175cm" svg:height="0.201cm" svg:x="17.427cm" svg:y="5.344cm" svg:viewBox="0 0 176 202" svg:d="M163 108c6 0 13 0 13-7s-7-7-13-7c-49 0-99 0-148 0 4-46 44-80 94-80 18 0 36 0 54 0 6 0 13 0 13-7s-7-7-13-7c-18 0-37 0-55 0-60 0-108 45-108 101s48 101 108 101c18 0 37 0 55 0 6 0 13 0 13-7s-7-7-13-7c-18 0-36 0-54 0-50 0-90-33-94-80 49 0 99 0 148 0z">
              <text:p/>
            </draw:path>
            <draw:path draw:style-name="gr6" draw:text-style-name="P5" draw:layer="layout" svg:width="0.218cm" svg:height="0.253cm" svg:x="17.735cm" svg:y="5.286cm" svg:viewBox="0 0 219 254" svg:d="M34 169c4-2 16-8 16-13 0-3-2-3-4-3-12 0-46 14-46 49 0 26 28 52 71 52 57 0 124-40 124-88 0-32-36-48-64-60-25-12-41-26-41-46 0-7 4-21 14-30 11-10 31-11 35-11s19 1 34 7c7 4 16 8 16 23 0 5 0 6-1 10-1 1-1 3-1 4 0 2 2 2 3 2 5 0 13-3 20-9 5-4 9-8 9-22 0-17-9-22-19-26-16-8-32-8-37-8-46 0-102 35-102 75 0 29 30 43 47 51 25 11 57 27 57 55 0 24-17 53-71 53-36 0-64-23-64-47 0-6 1-12 4-18z">
              <text:p/>
            </draw:path>
          </draw:g>
        </draw:g>
        <draw:line draw:style-name="gr23" draw:text-style-name="P6" draw:layer="layout" svg:x1="15.8cm" svg:y1="1cm" svg:x2="15.8cm" svg:y2="4.2cm">
          <text:p/>
        </draw:line>
        <draw:g draw:style-name="gr5">
          <svg:title>TexMaths</svg:title>
          <svg:desc>10§display§|i| = i \bmod \nu§svg§600§TRUE§</svg:desc>
          <draw:g>
            <draw:path draw:style-name="gr6" draw:text-style-name="P5" draw:layer="layout" svg:width="0.013cm" svg:height="0.349cm" svg:x="16.037cm" svg:y="1.212cm" svg:viewBox="0 0 14 350" svg:d="M14 13c0-6 0-13-7-13s-7 7-7 13c0 108 0 216 0 324 0 6 0 13 7 13s7-7 7-13c0-108 0-216 0-324z">
              <text:p/>
            </draw:path>
            <draw:path draw:style-name="gr6" draw:text-style-name="P5" draw:layer="layout" svg:width="0.092cm" svg:height="0.234cm" svg:x="16.103cm" svg:y="1.243cm" svg:viewBox="0 0 93 235" svg:d="M90 13c0-7-5-13-13-13-10 0-19 10-19 19 0 7 5 13 13 13s19-8 19-19zM63 145c4-10 4-11 8-20 2-7 4-12 4-19 0-16-11-29-29-29-33 0-46 51-46 54 0 4 3 2 4 4 4 0 4-1 6-7 9-33 23-43 35-43 3 0 9 0 9 11 0 7-2 15-4 18-3 9-18 50-24 65-3 9-8 20-8 27 0 17 12 29 29 29 33 0 46-50 46-53s-3-3-4-3c-4 0-4 1-6 6-6 21-18 42-36 42-6 0-8-3-8-11 0-9 2-14 10-34 5-13 9-25 14-37z">
              <text:p/>
            </draw:path>
            <draw:path draw:style-name="gr6" draw:text-style-name="P5" draw:layer="layout" svg:width="0.013cm" svg:height="0.349cm" svg:x="16.256cm" svg:y="1.212cm" svg:viewBox="0 0 14 350" svg:d="M14 13c0-6 0-13-7-13s-7 7-7 13c0 108 0 216 0 324 0 6 0 13 7 13s7-7 7-13c0-108 0-216 0-324z">
              <text:p/>
            </draw:path>
            <draw:path draw:style-name="gr6" draw:text-style-name="P5" draw:layer="layout" svg:width="0.232cm" svg:height="0.082cm" svg:x="16.429cm" svg:y="1.346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6" draw:text-style-name="P5" draw:layer="layout" svg:width="0.092cm" svg:height="0.234cm" svg:x="16.79cm" svg:y="1.243cm" svg:viewBox="0 0 93 235" svg:d="M90 13c0-7-5-13-13-13-10 0-19 10-19 19 0 7 5 13 13 13s19-8 19-19zM63 145c4-10 4-11 8-20 3-7 4-12 4-19 0-16-11-29-28-29-33 0-47 51-47 54 0 4 3 2 4 4 4 0 4-1 6-7 9-33 24-43 35-43 3 0 9 0 9 11 0 7-2 15-4 18-2 9-18 50-24 65-3 9-8 20-8 27 0 17 12 29 29 29 33 0 46-50 46-53s-3-3-4-3c-4 0-4 1-6 6-6 21-17 42-35 42-6 0-9-3-9-11 0-9 2-14 10-34 5-13 9-25 14-37z">
              <text:p/>
            </draw:path>
            <draw:path draw:style-name="gr6" draw:text-style-name="P5" draw:layer="layout" svg:width="0.273cm" svg:height="0.154cm" svg:x="17.009cm" svg:y="1.32cm" svg:viewBox="0 0 274 155" svg:d="M27 35c0 31 0 62 0 94 0 15-4 15-27 15 0 3 0 7 0 11 12 0 30-1 40-1 9 0 27 1 39 1 0-4 0-8 0-11-24 0-27 0-27-15 0-22 0-44 0-65 0-36 24-56 47-56 22 0 26 19 26 39 0 27 0 54 0 82 0 15-4 15-27 15 0 3 0 7 0 11 12 0 30-1 39-1s28 1 40 1c0-4 0-8 0-11-24 0-28 0-28-15 0-22 0-44 0-65 0-36 25-56 48-56 22 0 26 19 26 39 0 27 0 54 0 82 0 15-4 15-28 15 0 3 0 7 0 11 13 0 30-1 40-1 9 0 27 1 39 1 0-4 0-8 0-11-18 0-27 0-27-10 0-23 0-45 0-67 0-30 0-41-11-54-5-6-17-13-37-13-29 0-45 21-51 35-5-31-31-35-47-35-25 0-42 15-52 37 0-12 0-25 0-37-16 1-33 3-49 4 0 4 0 7 0 11 24 0 27 2 27 20z">
              <text:p/>
            </draw:path>
            <draw:path draw:style-name="gr6" draw:text-style-name="P5" draw:layer="layout" svg:width="0.155cm" svg:height="0.16cm" svg:x="17.3cm" svg:y="1.318cm" svg:viewBox="0 0 156 161" svg:d="M156 82c0-45-35-82-78-82-44 0-78 38-78 82 0 45 37 79 78 79 42 0 78-34 78-79zM78 152c-15 0-30-7-40-23-9-16-9-37-9-50s0-32 9-48 26-23 40-23c15 0 30 8 40 23 9 15 9 35 9 48s0 32-8 47c-8 16-23 26-41 26z">
              <text:p/>
            </draw:path>
            <draw:path draw:style-name="gr6" draw:text-style-name="P5" draw:layer="layout" svg:width="0.172cm" svg:height="0.245cm" svg:x="17.488cm" svg:y="1.232cm" svg:viewBox="0 0 173 246" svg:d="M121 223c0 8 0 16 0 23 17-1 35-2 52-4 0-3 0-7 0-11-25 0-27-2-27-19 0-70 0-141 0-212-17 1-34 3-51 4 0 4 0 7 0 11 25 0 27 2 27 19 0 25 0 50 0 76-10-13-25-22-44-22-41 0-78 35-78 80 0 43 34 78 74 78 23 0 39-12 47-23zM121 130c0 24 0 48 0 71 0 6 0 7-3 13-11 17-27 24-42 24-16 0-28-9-37-22-9-15-10-34-10-48 0-13 1-34 11-50 7-11 21-22 40-22 12 0 27 5 38 21 3 6 3 7 3 13z">
              <text:p/>
            </draw:path>
            <draw:path draw:style-name="gr6" draw:text-style-name="P5" draw:layer="layout" svg:width="0.165cm" svg:height="0.154cm" svg:x="17.787cm" svg:y="1.32cm" svg:viewBox="0 0 166 155" svg:d="M60 4c-1-1 0-4-4-4-8 0-34 3-43 4-3 0-7 0-7 7 0 4 3 4 9 4 17 0 17 2 17 6 0 2-4 19-6 28-7 28-15 57-22 86-1 5-4 15-4 16 0 4 4 4 6 4s3 0 5 0c24-4 63-18 99-51 46-44 56-91 56-94 0-6-4-10-10-10-3 0-11 2-14 12-23 79-76 119-116 132 11-47 23-93 34-140z">
              <text:p/>
            </draw:path>
          </draw:g>
        </draw:g>
        <draw:g draw:style-name="gr5">
          <svg:title>TexMaths</svg:title>
          <svg:desc>10§display§s_i = 
\begin{cases}
c &amp; (i=0) \\
[\bm{x}_{i-1}]_{\beta-\lambda}^{\beta-1} &amp; (i&gt;0) 
\end{cases}§svg§600§TRUE§</svg:desc>
          <draw:g>
            <draw:path draw:style-name="gr6" draw:text-style-name="P5" draw:layer="layout" svg:width="0.129cm" svg:height="0.158cm" svg:x="13.152cm" svg:y="6.22cm" svg:viewBox="0 0 130 159" svg:d="M120 24c-10 1-17 8-17 16 0 5 3 10 11 10 7 0 16-6 16-20 0-15-15-30-42-30-46 0-59 36-59 52 0 27 26 32 36 34 18 4 36 8 36 27 0 9-8 39-50 39-5 0-32 0-40-19 13 2 22-9 22-19 0-8-5-12-13-12-9 0-20 7-20 23 0 20 21 34 51 34 57 0 70-42 70-58 0-13-6-21-11-26-9-9-19-11-35-14-12-3-26-6-26-21 0-11 8-32 39-32 9 0 26 2 32 16z">
              <text:p/>
            </draw:path>
            <draw:path draw:style-name="gr6" draw:text-style-name="P5" draw:layer="layout" svg:width="0.073cm" svg:height="0.165cm" svg:x="13.311cm" svg:y="6.265cm" svg:viewBox="0 0 74 166" svg:d="M68 10c0-4-3-10-10-10s-14 7-14 14c0 4 3 9 10 9s14-7 14-13zM17 134c-1 4-2 6-2 11 0 11 10 21 24 21 24 0 35-34 35-38 0-3-3-3-4-3-3 0-4 1-5 4-5 20-16 30-26 30-5 0-6-4-6-9 0-6 2-10 4-16 3-6 5-13 8-19 2-6 11-29 12-32 1-2 2-5 2-7 0-12-10-21-24-21-24 0-35 33-35 37s3 4 4 4c3 0 3-2 4-4 7-22 17-30 26-30 4 0 7 2 7 8s-2 10-8 25c-5 13-11 26-16 39z">
              <text:p/>
            </draw:path>
            <draw:path draw:style-name="gr6" draw:text-style-name="P5" draw:layer="layout" svg:width="0.233cm" svg:height="0.081cm" svg:x="13.533cm" svg:y="6.24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181cm" svg:height="1.051cm" svg:x="13.935cm" svg:y="5.761cm" svg:viewBox="0 0 182 1052" svg:d="M108 654c0-38-27-97-88-127 38-21 83-62 88-127 0-1 0-2 0-2 0-82 0-163 0-244 0-28 0-35 3-48 6-28 23-63 68-89 2-2 3-2 3-9s-1-8-8-8-7 0-17 6c-79 44-83 110-83 122 0 83 0 166 0 250 0 25 0 53-18 85-17 29-36 44-51 54-5 3-5 3-5 9 0 7 0 7 3 9 30 18 62 50 70 107 1 8 1 8 1 12 0 90 0 180 0 270 0 28 17 87 85 123 8 5 9 5 15 5 7 0 8-1 8-8s-1-7-2-8c-15-9-61-37-71-98-1-9-1-10-1-14 0-90 0-180 0-270z">
              <text:p/>
            </draw:path>
            <draw:path draw:style-name="gr6" draw:text-style-name="P5" draw:layer="layout" svg:width="0.136cm" svg:height="0.158cm" svg:x="14.182cm" svg:y="5.98cm" svg:viewBox="0 0 137 159" svg:d="M125 22c-6 0-11 0-16 5s-6 11-6 13c0 9 6 13 13 13 10 0 20-9 20-23 0-17-17-30-42-30-47 0-94 50-94 100 0 31 20 59 57 59 50 0 80-37 80-42 0-2-2-4-5-4-1 0-2 1-4 3-28 35-66 35-70 35-23 0-32-17-32-38 0-14 7-49 19-70 11-20 30-35 49-35 12 0 26 4 31 14z">
              <text:p/>
            </draw:path>
            <draw:path draw:style-name="gr6" draw:text-style-name="P5" draw:layer="layout" svg:width="0.081cm" svg:height="0.35cm" svg:x="16.032cm" svg:y="5.872cm" svg:viewBox="0 0 82 351" svg:d="M82 347c0-1 0-1-6-7-44-45-56-111-56-165 0-61 14-122 57-166 5-4 5-5 5-6 0-2-2-3-4-3-3 0-35 24-56 68-18 39-22 78-22 107 0 28 4 70 23 110 21 43 52 66 55 66 2 0 4-1 4-4z">
              <text:p/>
            </draw:path>
            <draw:path draw:style-name="gr6" draw:text-style-name="P5" draw:layer="layout" svg:width="0.092cm" svg:height="0.235cm" svg:x="16.144cm" svg:y="5.903cm" svg:viewBox="0 0 93 236" svg:d="M90 13c0-7-5-13-13-13-10 0-19 9-19 19 0 6 5 12 13 12s19-8 19-18zM63 145c4-11 4-11 8-21 3-7 4-12 4-18 0-16-11-29-28-29-34 0-47 51-47 54s3 2 4 3c4 0 4 0 6-6 9-33 24-43 35-43 3 0 9 0 9 11 0 7-2 15-4 18-2 9-18 50-24 65-3 9-8 21-8 28 0 17 12 29 29 29 33 0 46-51 46-54 0-4-3-4-4-4-4 0-4 1-6 7-6 22-18 43-35 43-6 0-9-3-9-11 0-9 2-14 10-35 5-12 9-25 14-37z">
              <text:p/>
            </draw:path>
            <draw:path draw:style-name="gr6" draw:text-style-name="P5" draw:layer="layout" svg:width="0.233cm" svg:height="0.081cm" svg:x="16.372cm" svg:y="6.00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147cm" svg:height="0.241cm" svg:x="16.737cm" svg:y="5.901cm" svg:viewBox="0 0 148 242" svg:d="M148 122c0-28-2-56-14-82-16-34-45-40-60-40-21 0-46 9-61 42-11 24-13 52-13 80 0 26 2 58 16 84 15 29 41 36 58 36 19 0 46-8 61-41 11-24 13-52 13-79zM74 234c-14 0-34-9-41-42-4-21-4-54-4-74 0-23 0-46 3-65 7-42 33-45 42-45 12 0 35 6 41 41 4 20 4 46 4 69 0 26 0 50-4 72-5 34-25 44-41 44z">
              <text:p/>
            </draw:path>
            <draw:path draw:style-name="gr6" draw:text-style-name="P5" draw:layer="layout" svg:width="0.081cm" svg:height="0.35cm" svg:x="16.919cm" svg:y="5.872cm" svg:viewBox="0 0 82 351" svg:d="M82 175c0-27-4-70-23-109-22-43-52-66-55-66-2 0-4 1-4 3 0 1 0 2 7 8 34 35 54 91 54 164 0 60-13 122-56 166-5 5-5 5-5 6 0 2 2 4 4 4 3 0 35-24 56-69 18-38 22-77 22-107z">
              <text:p/>
            </draw:path>
            <draw:path draw:style-name="gr6" draw:text-style-name="P5" draw:layer="layout" svg:width="0.047cm" svg:height="0.35cm" svg:x="14.209cm" svg:y="6.376cm" svg:viewBox="0 0 48 351" svg:d="M48 351c0-5 0-10 0-14-11 0-23 0-34 0 0-108 0-215 0-323 11 0 23 0 34 0 0-5 0-9 0-14-16 0-32 0-48 0 0 117 0 234 0 351 16 0 32 0 48 0z">
              <text:p/>
            </draw:path>
            <draw:path draw:style-name="gr6" draw:text-style-name="P5" draw:layer="layout" svg:width="0.197cm" svg:height="0.16cm" svg:x="14.279cm" svg:y="6.481cm" svg:viewBox="0 0 198 161" svg:d="M174 18c-12 3-18 15-18 24 0 8 5 16 17 16s25-10 25-27c0-19-18-31-40-31-20 0-33 15-37 21-9-15-29-21-49-21-44 0-68 43-68 55 0 4 5 4 9 4s6 0 8-4c10-32 35-43 49-43s20 7 20 18c0 7-5 26-8 39-4 16-8 32-12 48-5 21-18 32-30 32-1 0-10 0-17-6 13-3 19-15 19-24 0-8-6-16-17-16-12 0-25 10-25 27 0 19 18 31 40 31 20 0 33-15 37-21 9 15 29 21 49 21 44 0 68-43 68-54 0-5-5-5-9-5s-6 0-8 4c-10 32-35 43-50 43-13 0-19-7-19-18 0-7 4-26 7-39 3-9 11-42 13-48 5-21 17-32 30-32 1 0 9 0 16 6z">
              <text:p/>
            </draw:path>
            <draw:path draw:style-name="gr6" draw:text-style-name="P5" draw:layer="layout" svg:width="0.074cm" svg:height="0.165cm" svg:x="14.508cm" svg:y="6.529cm" svg:viewBox="0 0 75 166" svg:d="M68 10c0-4-3-10-9-10-7 0-14 7-14 14 0 4 3 9 10 9s13-7 13-13zM18 134c-1 4-2 6-2 11 0 11 10 21 23 21 25 0 36-34 36-38 0-3-3-3-4-3-4 0-4 1-5 4-5 20-16 30-26 30-5 0-6-4-6-9 0-6 2-10 4-16s5-13 8-19c2-6 11-29 12-32 1-2 1-5 1-7 0-12-10-21-23-21-24 0-36 33-36 37s3 3 4 4c4 0 4-2 5-4 6-22 17-30 26-30 4 0 6 2 6 8s-1 10-7 25c-5 13-11 26-16 39z">
              <text:p/>
            </draw:path>
            <draw:path draw:style-name="gr6" draw:text-style-name="P5" draw:layer="layout" svg:width="0.165cm" svg:height="0.011cm" svg:x="14.623cm" svg:y="6.625cm" svg:viewBox="0 0 166 12" svg:d="M156 12c4 0 10 0 10-6s-6-6-10-6c-49 0-97 0-146 0-4 0-10 0-10 5 0 7 5 7 10 7 49 0 97 0 146 0z">
              <text:p/>
            </draw:path>
            <draw:path draw:style-name="gr6" draw:text-style-name="P5" draw:layer="layout" svg:width="0.088cm" svg:height="0.162cm" svg:x="14.843cm" svg:y="6.529cm" svg:viewBox="0 0 89 163" svg:d="M55 7c0-7 0-7-7-7-16 15-38 16-48 16 0 3 0 6 0 9 5 0 22 0 35-7 0 42 0 83 0 125 0 8 0 11-24 11-3 0-7 0-10 0 0 3 0 6 0 9 5 0 35-1 44-1 8 0 39 1 44 1 0-3 0-6 0-9-3 0-6 0-9 0-25 0-25-3-25-11 0-45 0-91 0-136z">
              <text:p/>
            </draw:path>
            <draw:path draw:style-name="gr6" draw:text-style-name="P5" draw:layer="layout" svg:width="0.047cm" svg:height="0.35cm" svg:x="14.981cm" svg:y="6.376cm" svg:viewBox="0 0 48 351" svg:d="M48 0c-16 0-32 0-48 0 0 5 0 9 0 14 11 0 23 0 34 0 0 108 0 215 0 323-11 0-23 0-34 0 0 4 0 9 0 14 16 0 32 0 48 0 0-117 0-234 0-351z">
              <text:p/>
            </draw:path>
            <draw:path draw:style-name="gr6" draw:text-style-name="P5" draw:layer="layout" svg:width="0.143cm" svg:height="0.219cm" svg:x="15.082cm" svg:y="6.298cm" svg:viewBox="0 0 144 220" svg:d="M144 34c0-22-19-34-41-34-33 0-58 38-64 63-13 52-26 103-39 155 0 1 2 2 4 2s4 0 4-1c6-22 11-44 17-66 5 11 17 22 37 22 34 0 73-25 73-62 0-15-7-30-19-38 12-7 28-21 28-41zM95 75c-4 1-5 2-13 2-3 0-9-1-11-2 2-1 9-1 11-1 4 0 10 0 13 1zM127 29c0 13-6 32-21 41-5-1-9-3-23-3-9 0-21 0-21 9 0 6 7 7 20 7 8 0 16-1 23-3 8 5 12 15 12 26 0 36-25 62-55 62-19 0-32-11-32-31 0-2 0-5 1-7 5-22 11-43 16-65 6-24 27-59 56-59 14 0 24 8 24 23z">
              <text:p/>
            </draw:path>
            <draw:path draw:style-name="gr6" draw:text-style-name="P5" draw:layer="layout" svg:width="0.165cm" svg:height="0.011cm" svg:x="15.269cm" svg:y="6.403cm" svg:viewBox="0 0 166 12" svg:d="M156 12c4 0 10 0 10-6s-6-6-10-6c-49 0-98 0-147 0-4 0-9 0-9 6s5 6 9 6c49 0 98 0 147 0z">
              <text:p/>
            </draw:path>
            <draw:path draw:style-name="gr6" draw:text-style-name="P5" draw:layer="layout" svg:width="0.089cm" svg:height="0.162cm" svg:x="15.488cm" svg:y="6.308cm" svg:viewBox="0 0 90 163" svg:d="M56 7c0-7 0-7-7-7-16 15-38 15-49 15 0 3 0 6 0 9 6 0 23 0 36-7 0 42 0 84 0 126 0 8 0 11-24 11-3 0-7 0-10 0 0 3 0 6 0 9 5 0 35-1 44-1 8 0 39 1 44 1 0-3 0-6 0-9-3 0-6 0-9 0-25 0-25-3-25-11 0-45 0-91 0-136z">
              <text:p/>
            </draw:path>
            <draw:path draw:style-name="gr6" draw:text-style-name="P5" draw:layer="layout" svg:width="0.143cm" svg:height="0.22cm" svg:x="15.082cm" svg:y="6.572cm" svg:viewBox="0 0 144 221" svg:d="M144 34c0-21-19-34-41-34-33 0-58 38-64 63-13 52-26 103-39 155 0 2 2 3 4 3s4 0 4-2c6-22 11-43 17-65 5 11 17 22 37 22 34 0 73-25 73-63 0-14-7-29-19-37 12-8 28-22 28-42zM95 76c-4 0-5 1-13 1-3 0-9 0-11-1 2-1 9-2 11-2 4 0 10 1 13 2zM127 30c0 13-6 32-21 41-5-2-9-4-23-4-9 0-21 1-21 10 0 6 7 7 20 7 8 0 16-1 23-4 8 6 12 16 12 26 0 36-25 63-55 63-19 0-32-12-32-31 0-3 0-5 1-7 5-22 11-44 16-66 6-23 27-58 56-58 14 0 24 8 24 23z">
              <text:p/>
            </draw:path>
            <draw:path draw:style-name="gr6" draw:text-style-name="P5" draw:layer="layout" svg:width="0.165cm" svg:height="0.011cm" svg:x="15.269cm" svg:y="6.678cm" svg:viewBox="0 0 166 12" svg:d="M156 12c4 0 10 0 10-6s-6-6-10-6c-49 0-98 0-147 0-4 0-9 0-9 6s5 6 9 6c49 0 98 0 147 0z">
              <text:p/>
            </draw:path>
            <draw:path draw:style-name="gr6" draw:text-style-name="P5" draw:layer="layout" svg:width="0.134cm" svg:height="0.172cm" svg:x="15.48cm" svg:y="6.575cm" svg:viewBox="0 0 135 173" svg:d="M81 100c12 28 26 64 29 67 5 6 9 6 13 6 2 0 3 0 5 0 5 0 7 0 7-3 0-1-1-2-1-3-3-2-6-8-7-10-20-47-40-95-60-142-1-4-6-15-32-15-3 0-7 0-7 3s3 3 4 4c5 0 10 1 16 15 10 23 19 46 29 69-24 22-48 43-72 65-3 3-5 5-5 9 0 6 5 8 8 8 5 0 8-3 9-4 21-23 43-46 64-69z">
              <text:p/>
            </draw:path>
            <draw:path draw:style-name="gr6" draw:text-style-name="P5" draw:layer="layout" svg:width="0.081cm" svg:height="0.35cm" svg:x="16.032cm" svg:y="6.376cm" svg:viewBox="0 0 82 351" svg:d="M82 348c0-1 0-2-6-8-44-44-56-111-56-164 0-61 14-122 57-166 5-5 5-5 5-6 0-3-2-4-4-4-3 0-35 24-56 69-18 38-22 77-22 107 0 27 4 70 23 109 21 43 52 66 55 66 2 0 4-1 4-3z">
              <text:p/>
            </draw:path>
            <draw:path draw:style-name="gr6" draw:text-style-name="P5" draw:layer="layout" svg:width="0.092cm" svg:height="0.235cm" svg:x="16.144cm" svg:y="6.407cm" svg:viewBox="0 0 93 236" svg:d="M90 13c0-7-5-13-13-13-10 0-19 10-19 19 0 7 5 13 13 13s19-8 19-19zM63 145c4-10 4-11 8-20 3-7 4-12 4-19 0-16-11-29-28-29-34 0-47 51-47 54 0 4 3 3 4 4 4 0 4-1 6-6 9-33 24-44 35-44 3 0 9 0 9 11 0 8-2 15-4 19-2 9-18 49-24 64-3 10-8 21-8 29 0 16 12 28 29 28 33 0 46-51 46-54s-3-3-4-3c-4 0-4 1-6 6-6 22-18 44-35 44-6 0-9-4-9-12 0-9 2-14 10-35 5-12 9-25 14-37z">
              <text:p/>
            </draw:path>
            <draw:path draw:style-name="gr6" draw:text-style-name="P5" draw:layer="layout" svg:width="0.213cm" svg:height="0.202cm" svg:x="16.382cm" svg:y="6.45cm" svg:viewBox="0 0 214 203" svg:d="M208 109c4-1 6-3 6-7 0-5-2-6-6-8-65-31-130-61-195-92-4-2-5-2-6-2-4 0-7 3-7 7 0 3 2 5 6 8 62 29 123 58 185 87-62 29-123 58-185 87-4 2-6 4-6 7 0 4 3 7 7 7 1 0 2 0 6-2 65-31 130-61 195-92z">
              <text:p/>
            </draw:path>
            <draw:path draw:style-name="gr6" draw:text-style-name="P5" draw:layer="layout" svg:width="0.147cm" svg:height="0.24cm" svg:x="16.737cm" svg:y="6.406cm" svg:viewBox="0 0 148 241" svg:d="M148 121c0-28-2-56-14-82-16-34-45-39-60-39-21 0-46 9-61 41-11 25-13 52-13 80 0 26 2 58 16 85 15 28 41 35 58 35 19 0 46-7 61-41 11-24 13-51 13-79zM74 233c-14 0-34-8-41-42-4-21-4-53-4-74 0-23 0-46 3-65 7-41 33-45 42-45 12 0 35 7 41 41 4 20 4 47 4 69 0 26 0 50-4 73-5 33-25 43-41 43z">
              <text:p/>
            </draw:path>
            <draw:path draw:style-name="gr6" draw:text-style-name="P5" draw:layer="layout" svg:width="0.081cm" svg:height="0.35cm" svg:x="16.919cm" svg:y="6.376cm" svg:viewBox="0 0 82 351" svg:d="M82 176c0-28-4-70-23-110-22-43-52-66-55-66-2 0-4 2-4 4 0 1 0 1 7 8 34 35 54 90 54 164 0 60-13 121-56 166-5 4-5 5-5 6 0 2 2 3 4 3 3 0 35-24 56-68 18-39 22-78 22-107z">
              <text:p/>
            </draw:path>
          </draw:g>
        </draw:g>
        <draw:frame draw:style-name="gr25" draw:text-style-name="P3" draw:layer="layout" svg:width="1.082cm" svg:height="0.395cm" svg:x="17.203cm" svg:y="5.803cm">
          <draw:text-box>
            <text:p><text:span text:style-name="T2">(const)</text:span></text:p>
          </draw:text-box>
        </draw:frame>
        <draw:custom-shape draw:style-name="gr26" draw:text-style-name="P7" draw:layer="layout" svg:width="0.2cm" svg:height="0.2cm" svg:x="13.7cm" svg:y="7.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0.2cm" svg:height="0.2cm" svg:x="12.5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draw:layer="layout" svg:width="0.2cm" svg:height="0.2cm" svg:x="14.901cm" svg:y="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svg:title>TexMaths</svg:title>
          <svg:desc>10§display§g_i§svg§600§TRUE§</svg:desc>
          <draw:g>
            <draw:path draw:style-name="gr6" draw:text-style-name="P5" draw:layer="layout" svg:width="0.159cm" svg:height="0.224cm" svg:x="13.672cm" svg:y="7.407cm" svg:viewBox="0 0 160 225" svg:d="M159 23c0-2 1-4 1-7 0-6-4-9-10-9-4 0-13 2-14 15-7-13-18-22-32-22-40 0-83 49-83 99 0 34 21 54 46 54 21 0 37-16 41-20-7 32-11 46-11 47-2 3-14 37-51 37-6 0-18 0-28-3 11-3 14-12 14-18s-3-13-13-13c-8 0-19 7-19 21s13 21 47 21c44 0 69-27 74-48 12-51 25-103 38-154zM114 110c-2 8-10 16-17 23-8 6-19 13-29 13-17 0-23-18-23-32 0-16 11-57 20-75 10-17 25-31 39-31 22 0 27 28 27 30 0 1 0 4-1 5-5 22-11 44-16 67z">
              <text:p/>
            </draw:path>
            <draw:path draw:style-name="gr6" draw:text-style-name="P5" draw:layer="layout" svg:width="0.073cm" svg:height="0.162cm" svg:x="13.845cm" svg:y="7.452cm" svg:viewBox="0 0 74 163" svg:d="M68 9c0-4-3-9-10-9s-14 6-14 13c0 4 3 9 10 9s14-6 14-13zM18 132c-1 3-3 6-3 10 0 12 10 21 24 21 24 0 35-34 35-37s-3-3-4-3c-3 0-4 1-5 4-5 19-16 29-26 29-4 0-6-3-6-8 0-6 2-10 4-16 3-6 5-13 8-19 2-5 11-28 12-30 1-3 2-6 2-8 0-12-10-21-24-21-24 0-35 33-35 37s3 4 4 4c3 0 4-2 4-4 7-21 17-30 27-30 3 0 6 2 6 8s-2 10-8 25c-5 13-10 25-15 38z">
              <text:p/>
            </draw:path>
          </draw:g>
        </draw:g>
        <draw:g draw:style-name="gr5">
          <svg:title>TexMaths</svg:title>
          <svg:desc>9§display§(d_i, s_i)§svg§600§TRUE§</svg:desc>
          <draw:g>
            <draw:path draw:style-name="gr6" draw:text-style-name="P5" draw:layer="layout" svg:width="0.072cm" svg:height="0.314cm" svg:x="12.125cm" svg:y="7.344cm" svg:viewBox="0 0 73 315" svg:d="M73 311l-5-6c-39-40-50-99-50-147 0-56 13-110 51-149 4-5 4-5 4-5 0-3-1-4-3-4-3 0-31 22-50 62-16 34-20 69-20 96 0 24 4 62 21 98 19 38 46 59 49 59 2 0 3-1 3-4z">
              <text:p/>
            </draw:path>
            <draw:path draw:style-name="gr6" draw:text-style-name="P5" draw:layer="layout" svg:width="0.149cm" svg:height="0.221cm" svg:x="12.229cm" svg:y="7.362cm" svg:viewBox="0 0 150 222" svg:d="M150 4c0-1 0-4-4-4-5 0-35 3-40 4-3 0-4 1-4 5s2 4 7 4c15 0 16 2 16 6 0 2-1 4-1 6-6 25-13 50-19 75-5-12-15-21-29-21-37 0-76 47-76 92 0 30 17 51 42 51 7 0 22-1 41-24 2 13 13 24 28 24 12 0 19-7 24-17 5-12 10-31 10-32 0-2-3-2-4-2-3 0-3 0-4 5-6 21-12 39-25 39-9 0-10-9-10-15 0-7 1-10 2-15 16-61 31-121 46-181zM85 180c-2 7-2 7-7 12-13 18-27 23-36 23-15 0-20-18-20-30 0-15 10-54 18-68 9-19 24-31 36-31 21 0 26 26 26 28s-1 4-1 5c-6 21-11 41-16 61z">
              <text:p/>
            </draw:path>
            <draw:path draw:style-name="gr6" draw:text-style-name="P5" draw:layer="layout" svg:width="0.066cm" svg:height="0.147cm" svg:x="12.391cm" svg:y="7.481cm" svg:viewBox="0 0 67 148" svg:d="M61 8c0-4-3-8-9-8-5 0-12 5-12 13 0 3 3 8 9 8 7 0 12-7 12-13zM16 120c-1 3-2 6-2 9 0 11 9 19 21 19 23 0 32-30 32-33 0-4-2-2-3-4-4 0-4 2-5 5-5 17-14 26-23 26-5 0-5-3-5-7 0-6 1-10 3-15 2-6 5-11 7-18 2-4 10-25 11-27 0-2 1-5 1-8 0-10-9-18-21-18-21 0-32 30-32 34 0 2 2 1 4 2 3 0 3-1 4-3 5-19 15-27 23-27 4 0 6 2 6 8 0 5-1 8-6 22-5 12-10 24-15 35z">
              <text:p/>
            </draw:path>
            <draw:path draw:style-name="gr6" draw:text-style-name="P5" draw:layer="layout" svg:width="0.036cm" svg:height="0.093cm" svg:x="12.513cm" svg:y="7.547cm" svg:viewBox="0 0 37 94" svg:d="M37 33c0-20-8-33-21-33-10 0-16 8-16 17 0 8 6 16 16 16 5 0 8-1 12-3 1-1 0-1 1-1s1 0 1 4c0 24-11 42-22 52-4 4-4 5-4 6s2 3 4 3c4 0 29-24 29-61z">
              <text:p/>
            </draw:path>
            <draw:path draw:style-name="gr6" draw:text-style-name="P5" draw:layer="layout" svg:width="0.115cm" svg:height="0.142cm" svg:x="12.643cm" svg:y="7.441cm" svg:viewBox="0 0 116 143" svg:d="M107 22c-9 0-15 7-15 14 0 4 2 9 10 9 7 0 14-6 14-18 0-14-14-27-38-27-41 0-53 32-53 46 0 25 24 29 33 31 16 4 33 6 33 24 0 9-7 35-45 35-5 0-29 0-37-17 13 1 21-8 21-17 0-7-6-10-12-10-9 0-18 6-18 20 0 18 18 31 45 31 51 0 64-38 64-52 0-12-7-20-10-24-9-9-18-10-32-13-11-2-24-5-24-19 0-9 7-28 35-28 8 0 24 2 29 15z">
              <text:p/>
            </draw:path>
            <draw:path draw:style-name="gr6" draw:text-style-name="P5" draw:layer="layout" svg:width="0.066cm" svg:height="0.147cm" svg:x="12.785cm" svg:y="7.481cm" svg:viewBox="0 0 67 148" svg:d="M61 8c0-4-3-8-9-8-5 0-12 5-12 13 0 3 3 8 9 8s12-7 12-13zM16 120c-1 3-2 6-2 9 0 11 8 19 21 19 23 0 32-30 32-33 0-4-3-4-4-4-3 0-3 2-4 5-5 17-15 26-23 26-5 0-5-3-5-7 0-6 0-10 3-15 2-6 5-11 6-18 3-4 10-25 11-27s2-5 2-8c0-10-9-18-21-18-22 0-32 30-32 34 0 2 3 2 4 2 3 0 3-1 3-3 6-19 16-27 24-27 4 0 6 2 6 8 0 5-2 8-7 22-5 12-9 24-14 35z">
              <text:p/>
            </draw:path>
            <draw:path draw:style-name="gr6" draw:text-style-name="P5" draw:layer="layout" svg:width="0.073cm" svg:height="0.314cm" svg:x="12.897cm" svg:y="7.344cm" svg:viewBox="0 0 74 315" svg:d="M74 158c0-25-4-63-21-99-19-38-47-59-49-59s-4 2-4 4l6 7c31 30 49 81 49 147 0 53-12 109-51 148-4 5-4 5-4 5 0 2 2 4 4 4s31-21 50-62c16-34 20-69 20-95z">
              <text:p/>
            </draw:path>
          </draw:g>
        </draw:g>
        <draw:g draw:style-name="gr5">
          <svg:title>TexMaths</svg:title>
          <svg:desc>9§display§(d_{i+1}, s_{i+1})§svg§600§TRUE§</svg:desc>
          <draw:g>
            <draw:path draw:style-name="gr6" draw:text-style-name="P5" draw:layer="layout" svg:width="0.072cm" svg:height="0.314cm" svg:x="14.226cm" svg:y="7.344cm" svg:viewBox="0 0 73 315" svg:d="M73 311l-6-6c-38-40-49-99-49-148 0-55 13-109 51-148 4-5 4-5 4-5 0-3-1-4-3-4-3 0-31 22-50 62-16 34-20 69-20 95 0 25 4 63 21 99 19 38 46 59 49 59 2 0 3-1 3-4z">
              <text:p/>
            </draw:path>
            <draw:path draw:style-name="gr6" draw:text-style-name="P5" draw:layer="layout" svg:width="0.149cm" svg:height="0.221cm" svg:x="14.33cm" svg:y="7.362cm" svg:viewBox="0 0 150 222" svg:d="M150 4c0-1 0-4-4-4-5 0-34 3-40 4-3 0-4 1-4 5s2 4 7 4c15 0 16 2 16 6 0 2-1 4-1 6-6 25-12 50-19 75-6-12-15-21-29-21-37 0-76 47-76 92 0 30 17 51 42 51 7 0 22-1 41-24 2 13 13 24 29 24 10 0 18-7 23-17 5-12 10-31 10-32 0-2-3-2-5-2s-2 0-3 5c-6 21-12 39-25 39-9 0-9-9-9-15 0-7 0-10 1-15 16-61 31-121 46-181zM85 180c-2 7-2 7-7 12-14 18-27 23-36 23-15 0-20-18-20-30 0-15 10-54 18-68 9-19 24-31 36-31 21 0 26 26 26 28s-1 4-1 5c-6 21-11 41-16 61z">
              <text:p/>
            </draw:path>
            <draw:path draw:style-name="gr6" draw:text-style-name="P5" draw:layer="layout" svg:width="0.066cm" svg:height="0.147cm" svg:x="14.492cm" svg:y="7.481cm" svg:viewBox="0 0 67 148" svg:d="M61 8c0-4-3-8-9-8-5 0-12 5-12 13 0 3 3 8 9 8 7 0 12-7 12-13zM16 120c-1 3-2 6-2 9 0 11 9 19 21 19 23 0 32-30 32-33 0-4-2-2-3-4-4 0-4 2-5 5-5 17-14 26-23 26-5 0-5-3-5-7 0-6 1-10 3-15 2-6 5-11 7-18 2-4 10-25 11-27 0-2 1-5 1-8 0-10-9-18-21-18-22 0-32 30-32 34 0 2 2 1 4 2 3 0 3-1 4-3 5-19 15-27 23-27 4 0 6 2 6 8 0 5-1 8-6 22-5 12-10 24-15 35z">
              <text:p/>
            </draw:path>
            <draw:path draw:style-name="gr6" draw:text-style-name="P5" draw:layer="layout" svg:width="0.162cm" svg:height="0.161cm" svg:x="14.587cm" svg:y="7.491cm" svg:viewBox="0 0 163 162" svg:d="M87 86c23 0 45 0 68 0 2 0 8 0 8-5 0-6-6-6-8-6-23 0-45 0-68 0 0-22 0-44 0-67 0-3 0-8-5-8-6 0-6 4-6 8 0 23 0 45 0 67-22 0-45 0-68 0-3 0-8 0-8 6 0 5 5 5 8 5 23 0 46 0 68 0 0 23 0 46 0 68 0 3 0 8 6 8 5 0 5-5 5-8 0-22 0-45 0-68z">
              <text:p/>
            </draw:path>
            <draw:path draw:style-name="gr6" draw:text-style-name="P5" draw:layer="layout" svg:width="0.08cm" svg:height="0.145cm" svg:x="14.789cm" svg:y="7.481cm" svg:viewBox="0 0 81 146" svg:d="M50 6c0-6-1-6-6-6-14 13-35 13-44 13 0 3 0 6 0 9 5 0 20 0 32-7 0 38 0 76 0 113 0 8 0 10-22 10-3 0-6 0-8 0 0 3 0 6 0 8 3-1 31-1 39-1 7 0 35 0 40 1 0-2 0-5 0-8-3 0-6 0-9 0-22 0-22-2-22-10 0-40 0-81 0-122z">
              <text:p/>
            </draw:path>
            <draw:path draw:style-name="gr6" draw:text-style-name="P5" draw:layer="layout" svg:width="0.036cm" svg:height="0.093cm" svg:x="14.934cm" svg:y="7.547cm" svg:viewBox="0 0 37 94" svg:d="M37 33c0-20-7-33-20-33-11 0-17 8-17 17 0 8 6 16 17 16 4 0 8-1 11-3 1-1 1-1 2-1 0 1 1 0 1 4 0 24-12 42-22 52-4 4-4 5-4 6s2 3 3 3c4 0 29-24 29-61z">
              <text:p/>
            </draw:path>
            <draw:path draw:style-name="gr6" draw:text-style-name="P5" draw:layer="layout" svg:width="0.116cm" svg:height="0.142cm" svg:x="15.063cm" svg:y="7.441cm" svg:viewBox="0 0 117 143" svg:d="M107 22c-8 0-14 7-14 14 0 4 3 9 10 9 6 0 14-6 14-18 0-14-14-27-38-27-41 0-53 32-53 46 0 25 23 29 32 31 17 4 33 6 33 24 0 9-7 35-45 35-5 0-29 0-36-17 12 1 20-8 20-17 0-7-6-10-12-10-8 0-18 6-18 20 0 18 18 31 46 31 51 0 63-38 63-52 0-12-6-20-10-24-8-9-17-10-32-13-10-2-23-5-23-19 0-9 7-28 35-28 8 0 24 2 28 15z">
              <text:p/>
            </draw:path>
            <draw:path draw:style-name="gr6" draw:text-style-name="P5" draw:layer="layout" svg:width="0.066cm" svg:height="0.147cm" svg:x="15.206cm" svg:y="7.481cm" svg:viewBox="0 0 67 148" svg:d="M61 8c0-4-3-8-8-8-6 0-13 5-13 13 0 3 3 8 9 8 7 0 12-7 12-13zM16 120c-1 3-2 6-2 9 0 11 9 19 21 19 23 0 32-30 32-33 0-4-2-4-3-4-4 0-4 2-5 5-4 17-14 26-23 26-5 0-5-3-5-7 0-6 1-10 3-15 2-6 5-11 7-18 2-4 10-25 11-27s1-5 1-8c0-10-8-18-21-18-21 0-32 30-32 34 0 2 4 2 4 2 3 0 3-1 4-3 5-19 15-27 23-27 4 0 6 2 6 8 0 5-1 8-6 22-5 12-10 24-15 35z">
              <text:p/>
            </draw:path>
            <draw:path draw:style-name="gr6" draw:text-style-name="P5" draw:layer="layout" svg:width="0.162cm" svg:height="0.161cm" svg:x="15.3cm" svg:y="7.491cm" svg:viewBox="0 0 163 162" svg:d="M87 86c23 0 45 0 68 0 2 0 8 0 8-5 0-6-5-6-8-6-23 0-45 0-68 0 0-22 0-44 0-67 0-3 0-8-5-8-6 0-6 4-6 8 0 23 0 45 0 67-22 0-45 0-68 0-3 0-8 0-8 6 0 5 5 5 8 5 23 0 46 0 68 0 0 23 0 46 0 68 0 3 0 8 6 8 5 0 5-5 5-8 0-22 0-45 0-68z">
              <text:p/>
            </draw:path>
            <draw:path draw:style-name="gr6" draw:text-style-name="P5" draw:layer="layout" svg:width="0.079cm" svg:height="0.145cm" svg:x="15.503cm" svg:y="7.481cm" svg:viewBox="0 0 80 146" svg:d="M49 6c0-6 0-6-6-6-14 13-34 13-43 13 0 3 0 6 0 9 4 0 20 0 31-7 0 38 0 76 0 113 0 8 0 10-21 10-3 0-6 0-9 0 0 3 0 6 0 8 4-1 31-1 39-1s36 0 40 1c0-2 0-5 0-8-3 0-5 0-8 0-23 0-23-2-23-10 0-40 0-81 0-122z">
              <text:p/>
            </draw:path>
            <draw:path draw:style-name="gr6" draw:text-style-name="P5" draw:layer="layout" svg:width="0.073cm" svg:height="0.314cm" svg:x="15.638cm" svg:y="7.344cm" svg:viewBox="0 0 74 315" svg:d="M74 157c0-24-4-62-21-98-19-38-47-59-49-59s-4 2-4 4l6 7c31 30 49 81 49 146 0 54-12 110-51 149-4 5-4 5-4 5 0 2 2 4 4 4s31-21 50-62c16-34 20-69 20-96z">
              <text:p/>
            </draw:path>
          </draw:g>
        </draw:g>
        <draw:custom-shape draw:style-name="gr27" draw:text-style-name="P6" draw:layer="layout" svg:width="0.2cm" svg:height="0.2cm" svg:x="13.702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svg:title>TexMaths</svg:title>
          <svg:desc>10§display§\bm{x}_i§svg§600§TRUE§</svg:desc>
          <draw:g>
            <draw:path draw:style-name="gr6" draw:text-style-name="P5" draw:layer="layout" svg:width="0.197cm" svg:height="0.159cm" svg:x="13.974cm" svg:y="8.508cm" svg:viewBox="0 0 198 160" svg:d="M174 18c-12 3-18 15-18 24 0 8 6 16 17 16 12 0 25-10 25-27 0-19-19-31-39-31s-33 15-38 21c-8-14-28-21-48-21-44 0-68 43-68 55 0 5 5 5 8 5 5 0 7 0 9-5 10-32 35-42 49-42s20 6 20 17c0 7-5 26-8 39-4 15-8 31-12 47-5 21-18 31-30 31-2 0-10 0-17-5 13-3 19-15 19-23s-6-16-17-16c-13 0-26 10-26 26 0 19 19 31 40 31 20 0 33-15 38-21 9 14 28 21 48 21 44 0 67-42 67-54 0-5-5-5-8-5-4 0-7 0-8 5-9 31-35 41-49 41-13 0-20-6-20-17 0-8 5-25 8-38 3-9 11-42 12-47 6-21 18-32 30-32 2 0 10 0 16 5z">
              <text:p/>
            </draw:path>
            <draw:path draw:style-name="gr6" draw:text-style-name="P5" draw:layer="layout" svg:width="0.073cm" svg:height="0.163cm" svg:x="14.203cm" svg:y="8.556cm" svg:viewBox="0 0 74 164" svg:d="M67 10c0-4-3-10-9-10-7 0-14 7-14 14 0 4 3 9 10 9s13-7 13-13zM17 133c-1 3-2 6-2 10 0 12 10 21 24 21 24 0 35-34 35-38 0-3-3-3-4-3-4 0-4 2-5 4-5 20-16 30-26 30-5 0-6-3-6-9 0-5 2-10 4-15 2-7 5-13 8-19 2-6 11-28 12-31 1-2 1-5 1-8 0-11-9-20-23-20-24 0-35 33-35 37 0 3 3 3 4 3 3 0 3-1 4-4 6-21 17-30 26-30 4 0 6 2 6 9 0 6-1 9-7 24-5 13-11 26-16 39z">
              <text:p/>
            </draw:path>
          </draw:g>
        </draw:g>
        <draw:custom-shape draw:style-name="gr26" draw:text-style-name="P7" draw:layer="layout" svg:width="0.2cm" svg:height="0.2cm" svg:x="13.1cm" svg:y="8.5cm">
          <text:p/>
          <draw:enhanced-geometry svg:viewBox="0 0 21600 21600" draw:type="rectangle" draw:enhanced-path="M 0 0 L 21600 0 21600 21600 0 21600 0 0 Z N"/>
        </draw:custom-shape>
        <draw:line draw:style-name="gr28" draw:text-style-name="P6" draw:layer="layout" svg:x1="12.7cm" svg:y1="7.8cm" svg:x2="13.7cm" svg:y2="7.8cm">
          <text:p/>
        </draw:line>
        <draw:line draw:style-name="gr28" draw:text-style-name="P6" draw:layer="layout" svg:x1="13.9cm" svg:y1="7.8cm" svg:x2="14.9cm" svg:y2="7.8cm">
          <text:p/>
        </draw:line>
        <draw:line draw:style-name="gr28" draw:text-style-name="P6" draw:layer="layout" svg:x1="13.8cm" svg:y1="7.9cm" svg:x2="13.8cm" svg:y2="8.5cm">
          <text:p/>
        </draw:line>
        <draw:line draw:style-name="gr28" draw:text-style-name="P6" draw:layer="layout" svg:x1="13.3cm" svg:y1="8.6cm" svg:x2="13.7cm" svg:y2="8.6cm">
          <text:p/>
        </draw:line>
        <draw:custom-shape draw:style-name="gr26" draw:text-style-name="P7" draw:layer="layout" svg:width="0.2cm" svg:height="0.2cm" svg:x="10.901cm" svg:y="7.70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0.2cm" svg:height="0.2cm" svg:x="9.701cm" svg:y="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6" draw:layer="layout" svg:x1="9.901cm" svg:y1="7.801cm" svg:x2="10.901cm" svg:y2="7.801cm">
          <text:p/>
        </draw:line>
        <draw:line draw:style-name="gr28" draw:text-style-name="P6" draw:layer="layout" svg:x1="11.101cm" svg:y1="7.801cm" svg:x2="11.4cm" svg:y2="7.801cm">
          <text:p/>
        </draw:line>
        <draw:g draw:style-name="gr5">
          <svg:title>TexMaths</svg:title>
          <svg:desc>10§display§g_0§svg§600§TRUE§</svg:desc>
          <draw:g>
            <draw:path draw:style-name="gr6" draw:text-style-name="P5" draw:layer="layout" svg:width="0.159cm" svg:height="0.225cm" svg:x="10.872cm" svg:y="7.407cm" svg:viewBox="0 0 160 226" svg:d="M160 23c0-2 0-4 0-6 0-6-3-10-9-10-3 0-13 3-14 15-7-13-19-22-33-22-40 0-83 49-83 100 0 33 21 54 46 54 21 0 37-16 41-20-7 31-8 31-11 46-2 3-14 38-51 38-6 0-18 0-28-3 11-4 15-13 15-19 0-5-4-12-14-12-7 0-19 6-19 20 0 15 13 22 47 22 44 0 69-28 74-49 13-51 26-103 39-154zM115 110c-2 9-11 17-18 24-8 6-18 12-29 12-17 0-22-18-22-31 0-17 10-58 19-76 10-17 25-31 39-31 24 0 29 28 29 30s-1 4-2 5c-6 22-11 44-16 67z">
              <text:p/>
            </draw:path>
            <draw:path draw:style-name="gr6" draw:text-style-name="P5" draw:layer="layout" svg:width="0.113cm" svg:height="0.165cm" svg:x="11.046cm" svg:y="7.452cm" svg:viewBox="0 0 114 166" svg:d="M114 84c0-27-3-46-15-63-7-11-22-21-42-21-57 0-57 66-57 84 0 17 0 82 57 82s57-64 57-82zM57 160c-11 0-26-7-31-27-4-14-4-34-4-52s0-36 4-50c5-19 21-24 31-24 13 0 26 8 30 22 4 13 4 31 4 52 0 18 0 36-3 51-5 22-21 28-31 28z">
              <text:p/>
            </draw:path>
          </draw:g>
        </draw:g>
        <draw:g draw:style-name="gr5">
          <svg:title>TexMaths</svg:title>
          <svg:desc>9§display§(d_0, s_0)§svg§600§TRUE§</svg:desc>
          <draw:g>
            <draw:path draw:style-name="gr6" draw:text-style-name="P5" draw:layer="layout" svg:width="0.072cm" svg:height="0.313cm" svg:x="9.425cm" svg:y="7.344cm" svg:viewBox="0 0 73 314" svg:d="M73 310l-6-6c-39-39-49-99-49-147 0-55 12-109 51-149 4-4 4-4 4-5 0-2-1-3-3-3-3 0-31 22-50 61-16 35-20 70-20 96 0 24 4 63 21 98 19 38 46 59 49 59 2 0 3-1 3-4z">
              <text:p/>
            </draw:path>
            <draw:path draw:style-name="gr6" draw:text-style-name="P5" draw:layer="layout" svg:width="0.149cm" svg:height="0.22cm" svg:x="9.529cm" svg:y="7.362cm" svg:viewBox="0 0 150 221" svg:d="M150 3c-1-1 0-3-4-3-5 0-35 3-41 3-2 1-3 2-3 6s2 4 7 4c15 0 16 2 16 5-1 2-1 4-2 6-6 25-12 50-19 75-5-12-14-20-28-20-37 0-76 46-76 91 0 30 17 51 41 51 7 0 23-1 42-24 2 14 13 24 28 24 11 0 18-7 24-17 5-12 9-31 9-32 0-2-3-2-4-2-2 0-3 0-4 5-6 21-11 39-25 39-8 0-8-8-8-14 0-8 0-10 1-15 16-61 31-122 46-182zM85 180c-2 6-2 7-7 12-14 17-27 22-36 22-16 0-20-18-20-29 0-16 10-55 18-69 9-19 23-31 36-31 20 0 25 26 25 28s-1 4-1 5c-5 21-10 42-15 62z">
              <text:p/>
            </draw:path>
            <draw:path draw:style-name="gr6" draw:text-style-name="P5" draw:layer="layout" svg:width="0.102cm" svg:height="0.15cm" svg:x="9.692cm" svg:y="7.48cm" svg:viewBox="0 0 103 151" svg:d="M103 76c0-24-3-41-14-57-6-10-20-19-38-19-51 0-51 61-51 76 0 16 0 75 51 75 52 0 52-59 52-75zM51 144c-10 0-23-6-28-24-3-12-3-30-3-46 0-17 0-34 3-45 5-18 19-23 28-23 12 0 24 7 27 20 4 13 5 28 5 48 0 16 0 32-4 45-4 21-19 25-28 25z">
              <text:p/>
            </draw:path>
            <draw:path draw:style-name="gr6" draw:text-style-name="P5" draw:layer="layout" svg:width="0.036cm" svg:height="0.093cm" svg:x="9.849cm" svg:y="7.546cm" svg:viewBox="0 0 37 94" svg:d="M37 33c0-20-8-33-21-33-10 0-16 8-16 17 0 8 6 17 16 17 5 0 8-2 12-4 1-1 0-1 1-1s1 0 1 4c0 24-11 43-22 53-3 3-4 4-4 5 0 2 2 3 4 3 4 0 29-24 29-61z">
              <text:p/>
            </draw:path>
            <draw:path draw:style-name="gr6" draw:text-style-name="P5" draw:layer="layout" svg:width="0.115cm" svg:height="0.141cm" svg:x="9.979cm" svg:y="7.441cm" svg:viewBox="0 0 116 142" svg:d="M107 22c-9 0-15 7-15 13 0 4 2 10 10 10 7 0 14-6 14-18 0-14-13-27-38-27-41 0-53 31-53 46 0 24 24 28 33 31 16 3 33 6 33 23 0 9-7 35-46 35-5 0-29 0-36-17 13 2 20-8 20-16s-5-11-11-11c-9 0-18 7-18 20 0 18 18 31 45 31 51 0 64-38 64-52 0-11-6-19-10-23-9-9-18-10-32-13-11-3-24-5-24-19 0-9 7-29 35-29 8 0 25 3 29 16z">
              <text:p/>
            </draw:path>
            <draw:path draw:style-name="gr6" draw:text-style-name="P5" draw:layer="layout" svg:width="0.102cm" svg:height="0.15cm" svg:x="10.122cm" svg:y="7.48cm" svg:viewBox="0 0 103 151" svg:d="M103 76c0-24-3-41-14-57-6-10-20-19-38-19-51 0-51 61-51 76 0 16 0 75 51 75 52 0 52-59 52-75zM51 144c-10 0-23-6-28-24-3-12-3-30-3-46 0-17 0-34 3-45 5-18 19-23 28-23 12 0 24 7 27 20 4 13 5 28 5 48 0 16 0 32-4 45-4 21-19 25-28 25z">
              <text:p/>
            </draw:path>
            <draw:path draw:style-name="gr6" draw:text-style-name="P5" draw:layer="layout" svg:width="0.072cm" svg:height="0.313cm" svg:x="10.27cm" svg:y="7.344cm" svg:viewBox="0 0 73 314" svg:d="M73 157c0-24-4-63-21-98-19-38-46-59-49-59-2 0-3 1-3 3 0 1 0 1 5 8 32 30 50 81 50 146 0 54-12 109-51 149-4 4-4 4-4 4 0 3 1 4 3 4 3 0 31-22 50-61 16-35 20-70 20-96z">
              <text:p/>
            </draw:path>
          </draw:g>
        </draw:g>
        <draw:custom-shape draw:style-name="gr26" draw:text-style-name="P7" draw:layer="layout" svg:width="0.2cm" svg:height="0.2cm" svg:x="16.501cm" svg:y="7.70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0.2cm" svg:height="0.2cm" svg:x="17.702cm" svg:y="7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6" draw:layer="layout" svg:x1="16.2cm" svg:y1="7.801cm" svg:x2="16.501cm" svg:y2="7.801cm">
          <text:p/>
        </draw:line>
        <draw:line draw:style-name="gr28" draw:text-style-name="P6" draw:layer="layout" svg:x1="16.701cm" svg:y1="7.801cm" svg:x2="17.701cm" svg:y2="7.801cm">
          <text:p/>
        </draw:line>
        <draw:custom-shape draw:style-name="gr27" draw:text-style-name="P6" draw:layer="layout" svg:width="0.2cm" svg:height="0.2cm" svg:x="10.903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svg:title>TexMaths</svg:title>
          <svg:desc>10§display§\bm{x}_0§svg§600§TRUE§</svg:desc>
          <draw:g>
            <draw:path draw:style-name="gr6" draw:text-style-name="P5" draw:layer="layout" svg:width="0.197cm" svg:height="0.159cm" svg:x="11.175cm" svg:y="8.509cm" svg:viewBox="0 0 198 160" svg:d="M175 18c-13 3-19 15-19 24 0 8 6 16 18 16 11 0 24-10 24-27 0-19-19-31-39-31s-33 15-38 21c-8-14-28-21-48-21-44 0-68 43-68 54 0 5 5 5 8 5 5 0 7 0 8-4 11-32 36-42 50-42s20 6 20 17c0 7-5 26-8 38-4 16-8 32-12 47-5 22-18 32-30 32-2 0-10 0-17-5 13-4 19-16 19-24s-6-15-17-15c-13 0-26 9-26 26 0 18 19 31 40 31 20 0 33-15 38-22 9 15 28 22 48 22 45 0 67-43 67-54 0-5-5-5-8-5-4 0-6 0-7 5-10 31-36 41-50 41-13 0-20-6-20-17 0-8 5-25 8-38 3-9 11-42 12-48 6-21 18-31 30-31 2 0 10 0 17 5z">
              <text:p/>
            </draw:path>
            <draw:path draw:style-name="gr6" draw:text-style-name="P5" draw:layer="layout" svg:width="0.113cm" svg:height="0.165cm" svg:x="11.405cm" svg:y="8.557cm" svg:viewBox="0 0 114 166" svg:d="M114 84c0-27-3-46-14-63-8-11-23-21-43-21-57 0-57 66-57 84 0 17 0 82 57 82s57-64 57-82zM57 159c-11 0-26-6-31-26-4-15-4-34-4-52s0-36 4-50c5-19 21-24 31-24 13 0 26 8 30 22 4 13 5 31 5 52 0 18 0 35-4 51-4 22-21 27-31 27z">
              <text:p/>
            </draw:path>
          </draw:g>
        </draw:g>
        <draw:custom-shape draw:style-name="gr26" draw:text-style-name="P7" draw:layer="layout" svg:width="0.2cm" svg:height="0.2cm" svg:x="10.301cm" svg:y="8.5cm">
          <text:p/>
          <draw:enhanced-geometry svg:viewBox="0 0 21600 21600" draw:type="rectangle" draw:enhanced-path="M 0 0 L 21600 0 21600 21600 0 21600 0 0 Z N"/>
        </draw:custom-shape>
        <draw:line draw:style-name="gr28" draw:text-style-name="P6" draw:layer="layout" svg:x1="11.001cm" svg:y1="7.9cm" svg:x2="11.001cm" svg:y2="8.5cm">
          <text:p/>
        </draw:line>
        <draw:line draw:style-name="gr28" draw:text-style-name="P6" draw:layer="layout" svg:x1="10.5cm" svg:y1="8.6cm" svg:x2="10.901cm" svg:y2="8.6cm">
          <text:p/>
        </draw:line>
        <draw:g draw:style-name="gr5">
          <svg:title>TexMaths</svg:title>
          <svg:desc>10§display§g_{n-1}§svg§600§TRUE§</svg:desc>
          <draw:g>
            <draw:path draw:style-name="gr6" draw:text-style-name="P5" draw:layer="layout" svg:width="0.161cm" svg:height="0.225cm" svg:x="16.474cm" svg:y="7.408cm" svg:viewBox="0 0 162 226" svg:d="M161 23c0-2 1-4 1-6 0-6-5-10-11-10-3 0-13 3-14 15-6-13-19-22-33-22-40 0-83 49-83 100 0 33 21 54 47 54 20 0 37-16 40-20h1c-8 31-8 31-12 46-1 3-13 38-51 38-6 0-18 0-28-3 11-4 15-13 15-19 0-5-4-12-14-12-7 0-19 6-19 20 0 15 13 22 47 22 44 0 69-28 75-49 13-51 26-103 39-154zM115 110c-2 9-10 17-18 24-7 6-18 12-28 12-18 0-23-18-23-31 0-17 10-58 19-76 10-17 25-31 40-31 23 0 28 28 28 30s-1 4-1 5c-6 22-12 44-17 67z">
              <text:p/>
            </draw:path>
            <draw:path draw:style-name="gr6" draw:text-style-name="P5" draw:layer="layout" svg:width="0.149cm" svg:height="0.11cm" svg:x="16.648cm" svg:y="7.507cm" svg:viewBox="0 0 150 111" svg:d="M19 93c-1 3-3 9-3 10 0 6 5 8 9 8s8-3 9-5c1-3 3-10 5-16 1-4 3-16 5-22 1-5 3-10 4-16 3-10 3-12 10-22s19-23 37-23c15 0 15 13 15 17 0 15-11 42-15 53-2 7-3 9-3 13 0 13 10 21 23 21 25 0 35-34 35-38 0-3-3-3-4-3-3 0-3 2-4 4-6 20-16 30-26 30-5 0-6-3-6-8 0-6 1-9 5-20 3-8 13-34 13-48 0-23-19-28-32-28-20 0-34 13-41 23-2-17-16-23-27-23-10 0-16 8-19 14-5 9-9 23-9 24 0 3 3 2 4 3 4 0 4-1 6-7 3-15 8-27 18-27 6 0 8 6 8 12 0 5-2 14-4 21-2 6-4 16-6 22-2 10-5 20-7 31z">
              <text:p/>
            </draw:path>
            <draw:path draw:style-name="gr6" draw:text-style-name="P5" draw:layer="layout" svg:width="0.165cm" svg:height="0.011cm" svg:x="16.836cm" svg:y="7.547cm" svg:viewBox="0 0 166 12" svg:d="M156 12c4 0 10 0 10-6s-6-6-10-6c-49 0-97 0-146 0-4 0-10 0-10 6s5 6 10 6c49 0 97 0 146 0z">
              <text:p/>
            </draw:path>
            <draw:path draw:style-name="gr6" draw:text-style-name="P5" draw:layer="layout" svg:width="0.089cm" svg:height="0.161cm" svg:x="17.055cm" svg:y="7.453cm" svg:viewBox="0 0 90 162" svg:d="M56 7c0-7-1-7-7-7-16 15-39 15-49 15 0 3 0 6 0 9 6 0 22 0 36-7 0 41 0 83 0 124 0 9 0 12-25 12-3 0-6 0-9 0 0 3 0 6 0 9 4-1 35-1 44-1 7 0 38 0 44 1 0-3 0-6 0-9-3 0-7 0-10 0-24 0-24-3-24-12 0-44 0-89 0-134z">
              <text:p/>
            </draw:path>
          </draw:g>
        </draw:g>
        <draw:g draw:style-name="gr5">
          <svg:title>TexMaths</svg:title>
          <svg:desc>9§display§(d_{n}, s_{n})§svg§600§TRUE§</svg:desc>
          <draw:g>
            <draw:path draw:style-name="gr6" draw:text-style-name="P5" draw:layer="layout" svg:width="0.072cm" svg:height="0.314cm" svg:x="17.329cm" svg:y="7.348cm" svg:viewBox="0 0 73 315" svg:d="M73 311l-6-6c-38-40-49-99-49-148 0-55 13-109 51-148 4-5 4-5 4-5 0-3-1-4-3-4-3 0-31 22-50 62-16 34-20 69-20 95 0 25 4 63 21 99 19 38 46 59 49 59 2 0 3-1 3-4z">
              <text:p/>
            </draw:path>
            <draw:path draw:style-name="gr6" draw:text-style-name="P5" draw:layer="layout" svg:width="0.149cm" svg:height="0.221cm" svg:x="17.433cm" svg:y="7.366cm" svg:viewBox="0 0 150 222" svg:d="M150 4c0-1 0-4-4-4-5 0-35 3-40 4-3 0-4 1-4 5s2 4 7 4c15 0 16 2 16 6 0 2-1 4-1 6-6 25-13 50-19 75-6-12-15-21-29-21-37 0-76 47-76 92 0 30 17 51 41 51 8 0 23-1 42-24 2 13 13 24 28 24 11 0 18-7 24-17 5-12 10-31 10-32 0-2-4-2-5-2-2 0-2 0-4 5-6 21-11 39-24 39-9 0-10-9-10-15 0-7 1-10 2-15 16-61 31-121 46-181zM85 180c-2 7-2 7-7 12-14 18-27 23-36 23-15 0-20-18-20-30 0-15 10-54 18-68 9-19 24-31 36-31 21 0 25 26 25 28s0 4-1 5c-5 21-10 41-15 61z">
              <text:p/>
            </draw:path>
            <draw:path draw:style-name="gr6" draw:text-style-name="P5" draw:layer="layout" svg:width="0.134cm" svg:height="0.098cm" svg:x="17.595cm" svg:y="7.535cm" svg:viewBox="0 0 135 99" svg:d="M16 83c-1 2-1 6-2 9 0 5 4 7 8 7s8-3 9-5c0-2 2-9 3-13 2-5 4-15 6-21 0-4 2-9 3-14 3-9 3-11 9-20s17-21 33-21c13 0 14 12 14 17 0 12-10 37-14 46-2 7-3 8-3 12 0 12 10 19 21 19 22 0 32-31 32-33 0-4-3-4-4-4-2 0-2 2-3 4-6 17-16 26-24 26-5 0-6-2-6-7s2-8 5-18c3-7 12-30 12-43 0-20-17-24-29-24-18 0-30 11-37 20-1-16-15-20-24-20s-14 6-17 12c-5 8-8 20-8 21 0 3 3 3 4 3 3 0 3 0 5-6 3-14 7-25 16-25 6 0 7 6 7 11s-2 13-3 19c-2 6-4 14-6 20-2 9-4 18-7 28z">
              <text:p/>
            </draw:path>
            <draw:path draw:style-name="gr6" draw:text-style-name="P5" draw:layer="layout" svg:width="0.036cm" svg:height="0.093cm" svg:x="17.784cm" svg:y="7.551cm" svg:viewBox="0 0 37 94" svg:d="M37 33c0-20-8-33-21-33-10 0-16 8-16 17 0 8 6 16 16 16 5 0 8-1 12-3 1-1 0-1 1-1s1 0 1 4c0 24-11 42-22 52-4 4-4 5-4 6s2 3 4 3c4 0 29-24 29-61z">
              <text:p/>
            </draw:path>
            <draw:path draw:style-name="gr6" draw:text-style-name="P5" draw:layer="layout" svg:width="0.115cm" svg:height="0.142cm" svg:x="17.913cm" svg:y="7.445cm" svg:viewBox="0 0 116 143" svg:d="M107 22c-9 0-15 7-15 14 0 4 2 9 10 9 7 0 14-6 14-18 0-14-14-27-38-27-41 0-53 32-53 46 0 25 24 29 33 31 16 4 33 6 33 24 0 9-7 35-46 35-4 0-28 0-36-17 13 1 21-8 21-17 0-7-6-10-12-10-9 0-18 6-18 20 0 18 18 31 45 31 51 0 64-38 64-52 0-12-7-20-10-24-9-9-18-10-32-13-11-2-24-5-24-19 0-9 7-28 35-28 8 0 24 2 29 15z">
              <text:p/>
            </draw:path>
            <draw:path draw:style-name="gr6" draw:text-style-name="P5" draw:layer="layout" svg:width="0.134cm" svg:height="0.098cm" svg:x="18.055cm" svg:y="7.535cm" svg:viewBox="0 0 135 99" svg:d="M16 83c-1 2-1 6-2 9 0 5 4 7 8 7s7-3 9-5c1-2 2-9 3-13 1-5 4-15 6-21 0-4 1-9 3-14 2-9 3-11 9-20s16-21 33-21c13 0 13 12 13 17 0 12-9 37-13 46-2 7-3 8-3 12 0 12 10 19 21 19 22 0 32-31 32-33 0-4-3-4-4-4-2 0-3 2-4 4-5 17-15 26-24 26-4 0-5-2-5-7s1-8 5-18c3-7 12-30 12-43 0-20-17-24-29-24-19 0-30 11-37 20-1-16-15-20-24-20-10 0-14 6-17 12-5 8-8 20-8 21 0 3 3 3 4 3 2 0 3 0 4-6 4-14 8-25 16-25 7 0 7 6 7 11s-2 13-3 19-4 14-5 20c-2 9-4 18-7 28z">
              <text:p/>
            </draw:path>
            <draw:path draw:style-name="gr6" draw:text-style-name="P5" draw:layer="layout" svg:width="0.073cm" svg:height="0.314cm" svg:x="18.234cm" svg:y="7.348cm" svg:viewBox="0 0 74 315" svg:d="M74 157c0-24-4-62-21-98-19-38-47-59-49-59s-4 2-4 4l6 7c31 30 49 81 49 146 0 54-12 110-51 149-4 5-4 5-4 5 0 2 2 4 4 4s31-21 50-62c16-34 20-69 20-96z">
              <text:p/>
            </draw:path>
          </draw:g>
        </draw:g>
        <draw:custom-shape draw:style-name="gr27" draw:text-style-name="P6" draw:layer="layout" svg:width="0.2cm" svg:height="0.2cm" svg:x="16.503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svg:title>TexMaths</svg:title>
          <svg:desc>10§display§\bm{x}_{n-1}§svg§600§TRUE§</svg:desc>
          <draw:g>
            <draw:path draw:style-name="gr6" draw:text-style-name="P5" draw:layer="layout" svg:width="0.197cm" svg:height="0.16cm" svg:x="16.776cm" svg:y="8.509cm" svg:viewBox="0 0 198 161" svg:d="M174 18c-12 3-19 15-19 24 0 8 6 16 18 16s25-10 25-27c0-19-18-31-40-31-20 0-33 15-37 21-9-14-29-21-49-21-44 0-68 43-68 55 0 5 5 5 9 5s6 0 8-5c10-32 35-42 49-42s20 6 20 17c0 7-5 26-8 39-4 16-8 31-12 47-5 22-18 32-30 32-1 0-10 0-17-5 13-3 19-15 19-24 0-8-6-16-17-16-12 0-25 10-25 27 0 19 18 31 40 31 20 0 33-15 37-21 9 14 29 21 49 21 44 0 68-43 68-55 0-5-6-5-9-5-4 0-6 0-8 5-10 32-35 42-50 42-13 0-19-6-19-17 0-8 4-26 7-39 3-9 11-42 13-47 5-21 17-32 30-32 1 0 9 0 16 5z">
              <text:p/>
            </draw:path>
            <draw:path draw:style-name="gr6" draw:text-style-name="P5" draw:layer="layout" svg:width="0.149cm" svg:height="0.109cm" svg:x="17.005cm" svg:y="8.612cm" svg:viewBox="0 0 150 110" svg:d="M19 92c-1 3-3 9-3 10 0 5 5 8 8 8 5 0 9-3 10-6s3-10 4-15c2-4 4-16 6-22 1-5 3-10 4-16 3-10 3-12 10-22s19-23 37-23c14 0 15 13 15 18 0 14-11 41-15 52-2 6-3 9-3 13 0 13 10 21 23 21 24 0 35-34 35-38 0-3-3-3-4-3-3 0-3 2-4 4-6 20-17 30-26 30-6 0-7-3-7-9 0-5 2-8 6-19 3-8 13-34 13-48 0-23-19-27-32-27-20 0-34 12-41 22-2-17-17-22-27-22s-16 7-19 13c-5 9-9 23-9 24 0 3 3 2 4 3 4 0 4-1 6-7 3-15 8-27 18-27 6 0 8 6 8 12 0 5-2 14-4 21s-4 16-6 22c-2 10-5 21-7 31z">
              <text:p/>
            </draw:path>
            <draw:path draw:style-name="gr6" draw:text-style-name="P5" draw:layer="layout" svg:width="0.165cm" svg:height="0.011cm" svg:x="17.194cm" svg:y="8.652cm" svg:viewBox="0 0 166 12" svg:d="M156 12c4 0 10 0 10-6s-6-6-10-6c-49 0-98 0-147 0-3 0-9 0-9 6s5 6 9 6c49 0 98 0 147 0z">
              <text:p/>
            </draw:path>
            <draw:path draw:style-name="gr6" draw:text-style-name="P5" draw:layer="layout" svg:width="0.089cm" svg:height="0.161cm" svg:x="17.413cm" svg:y="8.557cm" svg:viewBox="0 0 90 162" svg:d="M56 7c0-7-1-7-8-7-15 15-38 16-48 16 0 3 0 6 0 9 6 0 22 0 36-7 0 41 0 83 0 124 0 8 0 12-25 12-3 0-6 0-9 0 0 3 0 5 0 8 4 0 35-1 44-1 7 0 38 1 44 1 0-3 0-5 0-8-3 0-7 0-10 0-24 0-24-4-24-12 0-45 0-90 0-135z">
              <text:p/>
            </draw:path>
          </draw:g>
        </draw:g>
        <draw:custom-shape draw:style-name="gr26" draw:text-style-name="P7" draw:layer="layout" svg:width="0.2cm" svg:height="0.2cm" svg:x="15.901cm" svg:y="8.5cm">
          <text:p/>
          <draw:enhanced-geometry svg:viewBox="0 0 21600 21600" draw:type="rectangle" draw:enhanced-path="M 0 0 L 21600 0 21600 21600 0 21600 0 0 Z N"/>
        </draw:custom-shape>
        <draw:line draw:style-name="gr28" draw:text-style-name="P6" draw:layer="layout" svg:x1="16.601cm" svg:y1="7.9cm" svg:x2="16.601cm" svg:y2="8.5cm">
          <text:p/>
        </draw:line>
        <draw:line draw:style-name="gr28" draw:text-style-name="P6" draw:layer="layout" svg:x1="16.1cm" svg:y1="8.6cm" svg:x2="16.501cm" svg:y2="8.6cm">
          <text:p/>
        </draw:line>
        <draw:custom-shape draw:style-name="gr26" draw:text-style-name="P7" draw:layer="layout" svg:width="0.2cm" svg:height="0.2cm" svg:x="9.701cm" svg:y="8.3cm">
          <text:p/>
          <draw:enhanced-geometry svg:viewBox="0 0 21600 21600" draw:type="rectangle" draw:enhanced-path="M 0 0 L 21600 0 21600 21600 0 21600 0 0 Z N"/>
        </draw:custom-shape>
        <draw:line draw:style-name="gr28" draw:text-style-name="P6" draw:layer="layout" svg:x1="9.801cm" svg:y1="7.9cm" svg:x2="9.8cm" svg:y2="8.3cm">
          <text:p/>
        </draw:line>
        <draw:custom-shape draw:style-name="gr26" draw:text-style-name="P7" draw:layer="layout" svg:width="0.2cm" svg:height="0.2cm" svg:x="17.701cm" svg:y="8.3cm">
          <text:p/>
          <draw:enhanced-geometry svg:viewBox="0 0 21600 21600" draw:type="rectangle" draw:enhanced-path="M 0 0 L 21600 0 21600 21600 0 21600 0 0 Z N"/>
        </draw:custom-shape>
        <draw:line draw:style-name="gr28" draw:text-style-name="P6" draw:layer="layout" svg:x1="17.801cm" svg:y1="7.9cm" svg:x2="17.8cm" svg:y2="8.3cm">
          <text:p/>
        </draw:line>
        <draw:line draw:style-name="gr28" draw:text-style-name="P6" draw:layer="layout" svg:x1="12.202cm" svg:y1="7.801cm" svg:x2="12.501cm" svg:y2="7.801cm">
          <text:p/>
        </draw:line>
        <draw:line draw:style-name="gr28" draw:text-style-name="P6" draw:layer="layout" svg:x1="15.1cm" svg:y1="7.8cm" svg:x2="15.4cm" svg:y2="7.8cm">
          <text:p/>
        </draw:line>
        <draw:line draw:style-name="gr29" draw:text-style-name="P6" draw:layer="layout" svg:x1="11.402cm" svg:y1="7.801cm" svg:x2="12.2cm" svg:y2="7.801cm">
          <text:p/>
        </draw:line>
        <draw:line draw:style-name="gr29" draw:text-style-name="P6" draw:layer="layout" svg:x1="15.402cm" svg:y1="7.801cm" svg:x2="16.2cm" svg:y2="7.801cm">
          <text:p/>
        </draw:line>
        <draw:g draw:style-name="gr5">
          <svg:title>TexMaths</svg:title>
          <svg:desc>10§latex§\begin{align*}
&amp;
p(\bm{y}, \bm{x}, \bm{s}, \bm{d}) \\
&amp;
= 
p(\bm{y} | \bm{x}, \bm{s}, \bm{d})
p(\bm{x}, \bm{s}, \bm{d}) \\
&amp;
=
p(\bm{y} | \bm{x}, \bm{d})
p(\bm{x}, \bm{s})
p(\bm{d}) \\
&amp;
=
p(\bm{y} | \bm{x}, \bm{d})
p(\bm{x} | \bm{s})
p(\bm{s}) 
p(\bm{d}) \\
&amp;
=
p(s_0)
p(d_0)
\prod_{i=0}^{n-1}
p\left( \bm{y}_{I_0}^{I_1}  \middle| \bm{x}_i, d_i, d_{i+1} \right)
p(\bm{x}_i | s_i)
p(s_{i+1} | s_i)
p(d_{i+1} | d_i)
\end{align*}§svg§600§TRUE§</svg:desc>
          <draw:g>
            <draw:path draw:style-name="gr6" draw:text-style-name="P5" draw:layer="layout" svg:width="0.183cm" svg:height="0.223cm" svg:x="9.025cm" svg:y="9.157cm" svg:viewBox="0 0 184 224" svg:d="M27 199c-3 12-3 14-19 14-4 0-8 0-8 7 0 2 2 4 5 4 9 0 19-1 29-1 12 0 24 1 35 1 2 0 6 0 6-7 0-4-3-4-8-4-18 0-18-2-18-6s15-61 18-70c4 10 14 23 32 23 41 0 85-52 85-103 0-33-20-57-47-57-18 0-35 13-46 27-4-19-19-27-32-27-16 0-23 14-26 20-6 12-11 33-11 35 0 3 4 3 5 3 3 0 3 0 6-8 6-25 13-42 25-42 6 0 11 3 11 16 0 8-1 12-2 18-13 52-27 105-40 157zM89 46c3-9 12-19 18-24 13-11 23-14 29-14 14 0 22 12 22 33s-11 61-18 75c-11 24-28 36-41 36-24 0-28-29-28-31 0-1 0-2 1-6 6-23 11-46 17-69z">
              <text:p/>
            </draw:path>
            <draw:path draw:style-name="gr6" draw:text-style-name="P5" draw:layer="layout" svg:width="0.081cm" svg:height="0.351cm" svg:x="9.248cm" svg:y="9.049cm" svg:viewBox="0 0 82 352" svg:d="M82 348c0-1 0-2-6-8-44-44-56-110-56-164 0-61 14-122 57-166 5-5 5-5 5-6 0-3-2-4-4-4-3 0-35 24-56 69-18 38-22 77-22 107 0 27 4 70 23 109 21 44 52 67 55 67 2 0 4-2 4-4z">
              <text:p/>
            </draw:path>
            <draw:path draw:style-name="gr6" draw:text-style-name="P5" draw:layer="layout" svg:width="0.192cm" svg:height="0.229cm" svg:x="9.361cm" svg:y="9.154cm" svg:viewBox="0 0 193 230" svg:d="M192 26c1-6 1-7 1-8 0-8-5-15-16-15-18 0-23 16-25 26-3 12-6 24-9 36-4 17-11 44-15 59-2 7-13 16-14 16-3 3-12 9-23 9-21 0-22-18-22-26 0-21 11-49 21-74 4-9 5-11 5-17 0-21-21-32-40-32-37 0-55 48-55 55 0 5 5 5 9 5s6 0 8-5c11-39 31-42 36-42 2 0 6 0 6 7 0 8-4 17-6 23-14 35-21 55-21 73 0 40 35 46 56 46 8 0 20-2 33-11-9 43-36 66-60 66-5 0-14-1-21-5 11-4 16-14 16-23 0-13-10-17-17-17-13 0-25 12-25 27 0 18 19 31 47 31 40 0 87-27 98-71s22-89 33-133z">
              <text:p/>
            </draw:path>
            <draw:path draw:style-name="gr6" draw:text-style-name="P5" draw:layer="layout" svg:width="0.04cm" svg:height="0.105cm" svg:x="9.601cm" svg:y="9.275cm" svg:viewBox="0 0 41 106" svg:d="M41 37c0-23-9-37-23-37-11 0-18 9-18 19s7 19 18 19c4 0 9-2 13-5 1-1 1-1 1-1 1 0 1 0 1 5 0 26-12 47-24 59-4 4-4 5-4 6 0 2 2 4 4 4 4 0 32-28 32-69z">
              <text:p/>
            </draw:path>
            <draw:path draw:style-name="gr6" draw:text-style-name="P5" draw:layer="layout" svg:width="0.198cm" svg:height="0.161cm" svg:x="9.74cm" svg:y="9.154cm" svg:viewBox="0 0 199 162" svg:d="M175 18c-13 3-19 15-19 24 0 8 6 16 18 16s25-10 25-27c0-19-19-31-40-31-20 0-33 15-38 21-9-14-28-21-48-21-45 0-68 43-68 55 0 5 5 5 8 5 4 0 7 0 8-5 10-32 36-42 50-42 13 0 20 6 20 17 0 7-5 26-8 39-4 16-8 32-12 48-6 21-18 32-30 32-2 0-10 0-17-5 13-4 19-16 19-25 0-7-6-16-18-16s-25 10-25 28 19 31 40 31c20 0 33-16 38-22 8 15 28 22 48 22 44 0 68-44 68-55 0-5-5-5-8-5-4 0-7 0-8 4-10 32-36 43-50 43-13 0-20-6-20-18 0-7 5-26 8-39 2-9 10-42 12-47 6-22 18-32 30-32 2 0 10 0 17 5z">
              <text:p/>
            </draw:path>
            <draw:path draw:style-name="gr6" draw:text-style-name="P5" draw:layer="layout" svg:width="0.041cm" svg:height="0.105cm" svg:x="9.988cm" svg:y="9.275cm" svg:viewBox="0 0 42 106" svg:d="M42 37c0-23-9-37-23-37-12 0-19 9-19 19s7 19 19 19c4 0 9-2 12-5 1-1 1-1 2-1 0 2 1 0 1 5 0 26-12 47-24 59-4 4-4 5-4 6 0 2 2 4 4 4 3 0 32-28 32-69z">
              <text:p/>
            </draw:path>
            <draw:path draw:style-name="gr6" draw:text-style-name="P5" draw:layer="layout" svg:width="0.147cm" svg:height="0.161cm" svg:x="10.134cm" svg:y="9.154cm" svg:viewBox="0 0 148 162" svg:d="M126 20c-12 5-15 15-15 20 0 9 8 15 15 15 9 0 22-7 22-24 0-19-19-31-51-31-10 0-29 1-46 13-15 12-21 32-21 41 0 11 5 20 13 27 9 7 15 8 39 13 11 2 32 6 32 21 0 2 0 34-52 34-18 0-31-4-38-9 12-4 19-14 19-25 0-12-10-16-17-16-12 0-26 10-26 28 0 23 25 35 61 35 80 0 53-41 80-61 0-12-6-21-14-28-11-10-24-12-37-14-19-4-33-6-33-19 0-1 0-27 40-27 7 0 19 0 29 7z">
              <text:p/>
            </draw:path>
            <draw:path draw:style-name="gr6" draw:text-style-name="P5" draw:layer="layout" svg:width="0.04cm" svg:height="0.105cm" svg:x="10.331cm" svg:y="9.275cm" svg:viewBox="0 0 41 106" svg:d="M41 37c0-23-8-37-22-37-12 0-19 9-19 19s7 19 19 19c4 0 9-2 12-5 1-1 1-1 2-1 0 2 1 0 1 5 0 26-13 47-24 59-4 4-4 5-4 6 0 2 2 4 3 4 4 0 32-28 32-69z">
              <text:p/>
            </draw:path>
            <draw:path draw:style-name="gr6" draw:text-style-name="P5" draw:layer="layout" svg:width="0.196cm" svg:height="0.246cm" svg:x="10.473cm" svg:y="9.069cm" svg:viewBox="0 0 197 247" svg:d="M195 12c2-5 2-5 2-6 0-4-4-6-8-6-2 0-2 0-3 0-15 1-30 1-45 2-5 1-11 1-11 11 0 6 6 6 9 6 4 0 10 0 15 1-6 26-13 52-19 78-6-5-17-13-36-13-61 0-99 55-99 104 0 43 32 58 62 58 25 0 43-14 48-19 14 19 37 19 41 19 13 0 23-8 30-21 9-14 14-33 14-34 0-5-5-5-9-5-3 0-5 0-7 2-1 3 0 1-2 10-7 28-16 35-24 35-4 0-8-2-8-13 0-5 0-10 2-15 16-65 32-129 48-194zM107 211c-10 12-27 23-44 23-21 0-23-19-23-27 0-18 12-61 17-75 11-26 29-34 43-34 21 0 29 16 29 20 0 2-1 3-1 5-7 29-14 59-21 88z">
              <text:p/>
            </draw:path>
            <draw:path draw:style-name="gr6" draw:text-style-name="P5" draw:layer="layout" svg:width="0.08cm" svg:height="0.351cm" svg:x="10.692cm" svg:y="9.049cm" svg:viewBox="0 0 81 352" svg:d="M81 176c0-28-4-70-23-110-21-43-51-66-55-66-2 0-3 2-3 4 0 1 0 1 6 8 35 35 55 90 55 164 0 60-13 122-57 166-4 4-4 5-4 6 0 2 1 4 3 4 4 0 35-24 56-69 18-39 22-78 22-107z">
              <text:p/>
            </draw:path>
            <draw:path draw:style-name="gr6" draw:text-style-name="P5" draw:layer="layout" svg:width="0.232cm" svg:height="0.081cm" svg:x="9.154cm" svg:y="9.711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6" draw:text-style-name="P5" draw:layer="layout" svg:width="0.182cm" svg:height="0.223cm" svg:x="9.494cm" svg:y="9.684cm" svg:viewBox="0 0 183 224" svg:d="M27 199c-3 11-4 14-19 14-4 0-8 0-8 7 0 2 2 4 4 4 10 0 20-1 30-1 11 0 23 1 35 1 1 0 6 0 6-7 0-4-4-4-8-4-18 0-18-3-18-6 0-4 15-61 17-70 5 10 15 23 33 23 40 0 84-52 84-103 0-33-20-57-46-57-18 0-35 13-47 27-3-19-18-27-31-27-16 0-23 14-26 20-6 12-11 33-11 34 0 4 3 4 4 4 4 0 4 0 6-8 6-25 13-42 26-42 6 0 11 3 11 16 0 8-1 12-3 18-13 52-26 105-39 157zM89 46c2-9 12-19 18-25 12-10 22-13 28-13 15 0 23 12 23 33s-12 61-18 75c-12 24-29 36-42 36-23 0-28-29-28-31 0-1 0-2 1-6 6-23 12-46 18-69z">
              <text:p/>
            </draw:path>
            <draw:path draw:style-name="gr6" draw:text-style-name="P5" draw:layer="layout" svg:width="0.08cm" svg:height="0.351cm" svg:x="9.717cm" svg:y="9.576cm" svg:viewBox="0 0 81 352" svg:d="M81 348c0-1 0-2-6-8-44-44-55-110-55-164 0-61 13-122 57-166 4-5 4-5 4-6 0-3-1-4-3-4-4 0-35 24-56 69-18 38-22 77-22 107 0 27 4 70 23 109 21 44 51 67 55 67 2 0 3-2 3-4z">
              <text:p/>
            </draw:path>
            <draw:path draw:style-name="gr6" draw:text-style-name="P5" draw:layer="layout" svg:width="0.192cm" svg:height="0.229cm" svg:x="9.83cm" svg:y="9.681cm" svg:viewBox="0 0 193 230" svg:d="M191 26c2-6 2-7 2-8 0-8-6-15-16-15-19 0-23 16-25 26-3 12-7 24-10 36-4 17-10 44-14 59-2 7-13 16-14 16-4 3-12 9-24 9-21 0-21-18-21-26 0-21 11-49 21-74 3-9 4-12 4-18 0-20-20-31-39-31-38 0-55 48-55 55 0 5 5 5 8 5 4 0 7 0 8-5 12-39 31-42 36-42 3 0 6 0 6 7 0 8-3 17-6 23-13 35-21 55-21 73 0 40 36 45 56 45 9 0 21-1 34-10-10 43-36 66-60 66-5 0-15-1-22-5 11-4 17-14 17-23 0-13-10-17-17-17-13 0-26 12-26 27 0 18 19 31 48 31 40 0 86-27 97-71s22-89 33-133z">
              <text:p/>
            </draw:path>
            <draw:path draw:style-name="gr6" draw:text-style-name="P5" draw:layer="layout" svg:width="0.013cm" svg:height="0.351cm" svg:x="10.081cm" svg:y="9.576cm" svg:viewBox="0 0 14 352" svg:d="M14 13c0-6 0-13-7-13s-7 7-7 13c0 109 0 217 0 326 0 6 0 13 7 13s7-7 7-13c0-109 0-217 0-326z">
              <text:p/>
            </draw:path>
            <draw:path draw:style-name="gr6" draw:text-style-name="P5" draw:layer="layout" svg:width="0.198cm" svg:height="0.16cm" svg:x="10.15cm" svg:y="9.681cm" svg:viewBox="0 0 199 161" svg:d="M175 18c-13 3-19 15-19 24 0 8 6 16 18 16s25-10 25-27c0-19-19-31-40-31-20 0-33 15-38 21-9-14-28-21-48-21-45 0-68 43-68 55 0 5 5 5 8 5 4 0 7 0 8-5 10-32 36-42 50-42 13 0 20 6 20 17 0 7-5 26-8 39-4 16-8 32-12 48-6 21-18 32-30 32-2 0-10 0-17-5 13-4 19-16 19-25 0-7-6-16-18-16s-25 10-25 28 19 30 40 30c20 0 33-15 38-21 8 15 28 21 48 21 44 0 68-43 68-54 0-5-5-5-8-5-4 0-7 0-8 4-10 32-36 43-50 43-13 0-20-6-20-18 0-7 5-26 8-39 2-9 10-42 12-48 6-21 18-31 30-31 2 0 10 0 17 5z">
              <text:p/>
            </draw:path>
            <draw:path draw:style-name="gr6" draw:text-style-name="P5" draw:layer="layout" svg:width="0.041cm" svg:height="0.104cm" svg:x="10.398cm" svg:y="9.802cm" svg:viewBox="0 0 42 105" svg:d="M42 37c0-23-9-37-23-37-12 0-19 9-19 19s7 19 19 19c4 0 9-2 12-5 1-1 1-1 2-1 0 2 1 0 1 5 0 26-12 47-24 59-4 4-4 5-4 6 0 2 2 3 4 3 3 0 32-27 32-68z">
              <text:p/>
            </draw:path>
            <draw:path draw:style-name="gr6" draw:text-style-name="P5" draw:layer="layout" svg:width="0.147cm" svg:height="0.16cm" svg:x="10.544cm" svg:y="9.681cm" svg:viewBox="0 0 148 161" svg:d="M126 20c-12 5-15 15-15 20 0 9 8 15 15 15 9 0 22-7 22-24 0-19-19-31-51-31-10 0-29 1-46 13-15 12-21 32-21 41 0 11 5 20 13 27 9 7 15 8 39 13 11 2 32 6 32 21 0 2 0 34-52 34-18 0-31-4-38-9 12-4 19-14 19-25 0-12-10-16-17-16-12 0-26 10-26 28 0 23 25 34 61 34 80 0 53-40 80-60 0-12-6-21-14-28-11-10-24-12-37-14-19-4-33-6-33-19 0-1 0-27 40-27 7 0 19 0 29 7z">
              <text:p/>
            </draw:path>
            <draw:path draw:style-name="gr6" draw:text-style-name="P5" draw:layer="layout" svg:width="0.04cm" svg:height="0.104cm" svg:x="10.741cm" svg:y="9.802cm" svg:viewBox="0 0 41 105" svg:d="M41 37c0-23-8-37-22-37-12 0-19 9-19 19s7 19 19 19c4 0 9-2 12-5 1-1 1-1 2-1 0 2 1 0 1 5 0 26-13 47-24 59-4 4-4 5-4 6 0 2 2 3 3 3 4 0 32-27 32-68z">
              <text:p/>
            </draw:path>
            <draw:path draw:style-name="gr6" draw:text-style-name="P5" draw:layer="layout" svg:width="0.196cm" svg:height="0.245cm" svg:x="10.883cm" svg:y="9.596cm" svg:viewBox="0 0 197 246" svg:d="M195 12c2-5 2-5 2-6 0-4-4-6-8-6-2 0-2 0-3 0-15 1-30 1-45 2-5 1-11 1-11 11 0 6 6 6 9 6 4 0 10 0 15 1-6 26-13 52-19 78-6-5-17-13-36-13-61 0-99 55-99 104 0 43 32 57 62 57 25 0 43-13 48-18 14 18 37 18 41 18 13 0 23-7 30-20 9-14 14-33 14-34 0-5-5-5-9-5-3 0-5 0-7 2-1 3 0 1-2 10-7 28-16 35-24 35-4 0-8-2-8-13 0-5 0-10 2-15 16-65 32-129 48-194zM107 211c-10 12-27 23-44 23-21 0-23-19-23-27 0-18 12-61 17-75 11-26 29-34 43-34 21 0 29 16 29 20 0 2-1 3-1 5-7 29-14 59-21 88z">
              <text:p/>
            </draw:path>
            <draw:path draw:style-name="gr6" draw:text-style-name="P5" draw:layer="layout" svg:width="0.08cm" svg:height="0.351cm" svg:x="11.102cm" svg:y="9.576cm" svg:viewBox="0 0 81 352" svg:d="M81 176c0-28-4-70-23-110-21-43-51-66-55-66-2 0-3 2-3 4 0 1 0 1 6 8 35 35 55 90 55 164 0 60-13 122-57 166-4 4-4 5-4 6 0 2 1 4 3 4 4 0 35-24 56-69 18-39 22-78 22-107z">
              <text:p/>
            </draw:path>
            <draw:path draw:style-name="gr6" draw:text-style-name="P5" draw:layer="layout" svg:width="0.182cm" svg:height="0.223cm" svg:x="11.207cm" svg:y="9.684cm" svg:viewBox="0 0 183 224" svg:d="M27 199c-3 11-3 14-19 14-4 0-8 0-8 7 0 2 2 4 5 4 9 0 19-1 29-1 12 0 24 1 35 1 2 0 6 0 6-7 0-4-3-4-8-4-18 0-18-3-18-6 0-4 15-61 17-70 5 10 15 23 33 23 41 0 84-52 84-103 0-33-20-57-46-57-18 0-35 13-46 27-4-19-19-27-32-27-16 0-23 14-26 20-6 12-11 33-11 34 0 4 3 3 4 4 4 0 4 0 6-8 6-25 13-42 26-42 6 0 11 3 11 16 0 8-1 12-3 18-13 52-26 105-39 157zM89 46c2-9 12-19 18-25 12-10 23-13 29-13 14 0 22 12 22 33s-11 61-18 75c-12 24-29 36-42 36-23 0-27-29-27-31 0-1 0-2 1-6 6-23 11-46 17-69z">
              <text:p/>
            </draw:path>
            <draw:path draw:style-name="gr6" draw:text-style-name="P5" draw:layer="layout" svg:width="0.08cm" svg:height="0.351cm" svg:x="11.43cm" svg:y="9.576cm" svg:viewBox="0 0 81 352" svg:d="M81 348c0-1 0-2-6-8-44-44-55-110-55-164 0-61 14-122 57-166 4-5 4-5 4-6 0-3-1-4-3-4-4 0-35 24-56 69-18 38-22 77-22 107 0 27 4 70 23 109 21 44 51 67 55 67 2 0 3-2 3-4z">
              <text:p/>
            </draw:path>
            <draw:path draw:style-name="gr6" draw:text-style-name="P5" draw:layer="layout" svg:width="0.198cm" svg:height="0.16cm" svg:x="11.545cm" svg:y="9.681cm" svg:viewBox="0 0 199 161" svg:d="M175 18c-13 3-19 15-19 24 0 8 6 16 18 16s25-10 25-27c0-19-19-31-40-31-20 0-33 15-38 21-8-14-28-21-48-21-44 0-68 43-68 55 0 5 5 5 8 5 4 0 7 0 8-5 10-32 36-42 50-42 13 0 20 6 20 17 0 7-5 26-8 39-4 16-8 32-12 48-6 21-18 32-30 32-2 0-10 0-17-5 13-4 19-16 19-25 0-7-6-16-18-16s-25 10-25 28 19 30 40 30c20 0 33-15 38-21 9 15 28 21 48 21 45 0 68-43 68-54 0-5-5-5-8-5-4 0-7 0-8 4-10 32-36 43-50 43-13 0-20-6-20-18 0-7 5-26 8-39 3-9 11-42 12-48 6-21 18-31 30-31 2 0 10 0 17 5z">
              <text:p/>
            </draw:path>
            <draw:path draw:style-name="gr6" draw:text-style-name="P5" draw:layer="layout" svg:width="0.04cm" svg:height="0.104cm" svg:x="11.794cm" svg:y="9.802cm" svg:viewBox="0 0 41 105" svg:d="M41 37c0-23-9-37-23-37-11 0-18 9-18 19s7 19 18 19c4 0 9-2 12-5 2-1 1-1 2-1s1 0 1 5c0 26-12 47-24 59-4 4-4 5-4 6 0 2 2 3 4 3 4 0 32-27 32-68z">
              <text:p/>
            </draw:path>
            <draw:path draw:style-name="gr6" draw:text-style-name="P5" draw:layer="layout" svg:width="0.146cm" svg:height="0.16cm" svg:x="11.94cm" svg:y="9.681cm" svg:viewBox="0 0 147 161" svg:d="M125 20c-12 5-15 15-15 20 0 9 8 15 15 15 9 0 22-7 22-24 0-19-19-31-50-31-11 0-30 1-46 13s-22 32-22 41c0 11 5 20 13 27 10 7 16 8 39 13 11 2 32 6 32 21 0 2 0 34-52 34-17 0-31-4-38-9 12-4 19-14 19-25 0-12-10-16-17-16-12 0-25 10-25 28 0 23 24 34 60 34 80 0 53-40 80-60 0-12-6-21-14-28-11-10-24-12-36-14-20-4-33-6-33-19 0-1 0-27 39-27 7 0 20 0 29 7z">
              <text:p/>
            </draw:path>
            <draw:path draw:style-name="gr6" draw:text-style-name="P5" draw:layer="layout" svg:width="0.041cm" svg:height="0.104cm" svg:x="12.136cm" svg:y="9.802cm" svg:viewBox="0 0 42 105" svg:d="M42 37c0-23-9-37-23-37-12 0-19 9-19 19s7 19 19 19c4 0 9-2 12-5 1-1 1-1 2-1 0 2 1 0 1 5 0 26-12 47-24 59-4 4-4 5-4 6 0 2 2 3 4 3 3 0 32-27 32-68z">
              <text:p/>
            </draw:path>
            <draw:path draw:style-name="gr6" draw:text-style-name="P5" draw:layer="layout" svg:width="0.196cm" svg:height="0.245cm" svg:x="12.278cm" svg:y="9.596cm" svg:viewBox="0 0 197 246" svg:d="M195 12c2-5 2-5 2-6 0-4-4-6-8-6-1 0-1 0-2 0-15 1-31 1-46 2-5 1-11 1-11 11 0 6 6 6 9 6 4 0 10 0 15 1-6 26-13 52-19 78-5-5-17-13-36-13-61 0-99 55-99 104 0 43 33 57 62 57 25 0 43-13 49-18 13 18 36 18 40 18 13 0 23-7 31-20 8-14 13-33 13-34 0-5-5-5-8-5-4 0-6 0-8 2-1 3 0 1-2 10-7 28-15 35-24 35-4 0-8-2-8-13 0-5 0-10 2-15 16-65 32-129 48-194zM107 211c-10 12-27 23-43 23-22 0-24-19-24-27 0-18 12-61 18-75 10-26 28-34 42-34 21 0 29 16 29 20 0 2 0 3 0 5-7 29-15 59-22 88z">
              <text:p/>
            </draw:path>
            <draw:path draw:style-name="gr6" draw:text-style-name="P5" draw:layer="layout" svg:width="0.08cm" svg:height="0.351cm" svg:x="12.497cm" svg:y="9.576cm" svg:viewBox="0 0 81 352" svg:d="M81 176c0-28-4-70-23-110-21-43-51-66-55-66-2 0-3 2-3 4 0 1 0 1 6 8 35 35 55 90 55 164 0 60-13 122-57 166-4 4-4 5-4 6 0 2 1 4 3 4 4 0 35-24 56-69 18-39 22-78 22-107z">
              <text:p/>
            </draw:path>
            <draw:path draw:style-name="gr6" draw:text-style-name="P5" draw:layer="layout" svg:width="0.232cm" svg:height="0.081cm" svg:x="9.154cm" svg:y="10.238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6" draw:text-style-name="P5" draw:layer="layout" svg:width="0.182cm" svg:height="0.223cm" svg:x="9.494cm" svg:y="10.211cm" svg:viewBox="0 0 183 224" svg:d="M27 199c-3 11-4 14-19 14-4 0-8 0-8 7 0 2 2 4 4 4 10 0 20-1 30-1 11 0 23 1 35 1 1 0 6 0 6-7 0-4-4-4-8-4-18 0-18-3-18-6 0-4 15-61 17-70 5 10 15 23 33 23 40 0 84-52 84-103 0-33-20-57-46-57-18 0-35 13-47 27-3-19-18-27-31-27-16 0-23 14-26 20-6 12-11 33-11 34 0 4 3 4 4 4 4 0 4 0 6-8 6-25 13-42 26-42 6 0 11 3 11 16 0 8-1 12-3 18-13 52-26 105-39 157zM89 46c2-9 12-19 18-25 12-10 22-13 28-13 15 0 23 12 23 33s-12 61-18 75c-12 24-29 36-42 36-23 0-28-29-28-31 0-1 0-2 1-6 6-23 12-46 18-69z">
              <text:p/>
            </draw:path>
            <draw:path draw:style-name="gr6" draw:text-style-name="P5" draw:layer="layout" svg:width="0.08cm" svg:height="0.35cm" svg:x="9.717cm" svg:y="10.103cm" svg:viewBox="0 0 81 351" svg:d="M81 348c0-1 0-2-6-8-44-44-55-110-55-164 0-61 13-122 57-166 4-5 4-5 4-6 0-3-1-4-3-4-4 0-35 24-56 69-18 38-22 77-22 107 0 27 4 70 23 109 21 44 51 66 55 66 2 0 3-1 3-3z">
              <text:p/>
            </draw:path>
            <draw:path draw:style-name="gr6" draw:text-style-name="P5" draw:layer="layout" svg:width="0.192cm" svg:height="0.229cm" svg:x="9.83cm" svg:y="10.208cm" svg:viewBox="0 0 193 230" svg:d="M191 26c2-6 2-7 2-8 0-8-6-15-16-15-19 0-23 16-25 26-3 12-7 24-10 36-4 17-10 44-14 59-2 7-13 16-14 16-4 3-12 9-24 9-21 0-21-18-21-26 0-21 11-49 21-74 3-9 4-12 4-18 0-20-20-31-39-31-38 0-55 48-55 55 0 5 5 5 8 5 4 0 7 0 8-5 12-39 31-43 36-43 3 0 6 0 6 8s-3 17-6 23c-13 35-21 55-21 73 0 40 36 45 56 45 9 0 21-1 34-10-10 43-36 66-60 66-5 0-15-1-22-5 11-5 17-14 17-23 0-13-10-17-17-17-13 0-26 12-26 27 0 18 19 31 48 31 40 0 86-27 97-71s22-89 33-133z">
              <text:p/>
            </draw:path>
            <draw:path draw:style-name="gr6" draw:text-style-name="P5" draw:layer="layout" svg:width="0.013cm" svg:height="0.35cm" svg:x="10.081cm" svg:y="10.103cm" svg:viewBox="0 0 14 351" svg:d="M14 13c0-7 0-13-7-13s-7 6-7 13c0 109 0 217 0 326 0 6 0 12 7 12s7-6 7-12c0-109 0-217 0-326z">
              <text:p/>
            </draw:path>
            <draw:path draw:style-name="gr6" draw:text-style-name="P5" draw:layer="layout" svg:width="0.198cm" svg:height="0.16cm" svg:x="10.15cm" svg:y="10.208cm" svg:viewBox="0 0 199 161" svg:d="M175 18c-13 3-19 15-19 24 0 8 6 16 18 16s25-10 25-27c0-19-19-31-40-31-20 0-33 15-38 21-9-14-28-21-48-21-45 0-68 43-68 55 0 5 5 5 8 5 4 0 7 0 8-5 10-32 36-43 50-43 13 0 20 7 20 18 0 7-5 26-8 39-4 16-8 32-12 48-6 21-18 32-30 32-2 0-10 0-17-5 13-4 19-16 19-25 0-7-6-16-18-16s-25 10-25 28 19 30 40 30c20 0 33-15 38-21 8 15 28 21 48 21 44 0 68-43 68-54 0-5-5-5-8-5-4 0-7 0-8 4-10 32-36 43-50 43-13 0-20-7-20-18 0-7 5-26 8-39 2-9 10-42 12-48 6-21 18-32 30-32 2 0 10 0 17 6z">
              <text:p/>
            </draw:path>
            <draw:path draw:style-name="gr6" draw:text-style-name="P5" draw:layer="layout" svg:width="0.041cm" svg:height="0.104cm" svg:x="10.398cm" svg:y="10.329cm" svg:viewBox="0 0 42 105" svg:d="M42 37c0-23-9-37-23-37-12 0-19 9-19 19s7 19 19 19c4 0 9-2 12-5 1-1 1-1 2-1 0 2 1 0 1 5 0 26-12 47-24 59-4 4-4 5-4 6 0 2 2 3 4 3 3 0 32-27 32-68z">
              <text:p/>
            </draw:path>
            <draw:path draw:style-name="gr6" draw:text-style-name="P5" draw:layer="layout" svg:width="0.196cm" svg:height="0.245cm" svg:x="10.54cm" svg:y="10.123cm" svg:viewBox="0 0 197 246" svg:d="M195 12c2-5 2-5 2-6 0-4-4-6-8-6-1 0-2 0-3 0-15 1-30 1-45 2-5 1-11 1-11 11 0 6 6 6 9 6 4 0 10 0 15 1-6 26-13 51-19 77-5-4-17-12-36-12-61 0-99 55-99 103 0 44 33 58 62 58 25 0 43-13 49-19 13 19 36 19 40 19 13 0 23-7 31-20 8-14 13-33 13-34 0-5-5-5-9-5-3 0-5 0-7 1 0 1 0 2-2 11-7 28-15 35-24 35-4 0-8-2-8-13 0-5 0-10 2-15 16-65 32-129 48-194zM107 211c-10 12-27 23-44 23-21 0-23-19-23-27 0-18 12-61 18-75 10-26 28-35 42-35 21 0 29 17 29 21 0 2 0 3 0 5-7 29-15 59-22 88z">
              <text:p/>
            </draw:path>
            <draw:path draw:style-name="gr6" draw:text-style-name="P5" draw:layer="layout" svg:width="0.08cm" svg:height="0.35cm" svg:x="10.759cm" svg:y="10.103cm" svg:viewBox="0 0 81 351" svg:d="M81 176c0-28-4-70-23-110-21-43-51-66-55-66-2 0-3 2-3 4 0 1 0 1 6 8 35 35 55 90 55 164 0 60-13 122-57 166-4 4-4 5-4 6 0 2 1 3 3 3 4 0 35-23 56-68 18-39 22-78 22-107z">
              <text:p/>
            </draw:path>
            <draw:path draw:style-name="gr6" draw:text-style-name="P5" draw:layer="layout" svg:width="0.183cm" svg:height="0.223cm" svg:x="10.864cm" svg:y="10.211cm" svg:viewBox="0 0 184 224" svg:d="M27 199c-3 11-3 14-19 14-4 0-8 0-8 7 0 2 2 4 5 4 9 0 19-1 29-1 12 0 24 1 35 1 2 0 6 0 6-7 0-4-3-4-8-4-18 0-18-3-18-6 0-4 15-61 18-70 4 10 14 23 32 23 41 0 85-52 85-103 0-33-20-57-47-57-18 0-35 13-46 27-4-19-19-27-32-27-16 0-23 14-26 20-6 12-11 33-11 34 0 4 3 3 4 4 4 0 4 0 6-8 6-25 13-42 26-42 6 0 11 3 11 16 0 8-1 12-2 18-13 52-27 105-40 157zM89 46c2-9 12-19 18-25 13-10 23-13 29-13 14 0 22 12 22 33s-11 61-18 75c-12 24-28 36-41 36-24 0-28-29-28-31 0-1 0-2 1-6 6-23 11-46 17-69z">
              <text:p/>
            </draw:path>
            <draw:path draw:style-name="gr6" draw:text-style-name="P5" draw:layer="layout" svg:width="0.081cm" svg:height="0.35cm" svg:x="11.087cm" svg:y="10.103cm" svg:viewBox="0 0 82 351" svg:d="M82 348c0-1 0-2-6-8-44-44-56-110-56-164 0-61 14-122 57-166 5-5 5-5 5-6 0-3-2-4-4-4-4 0-35 24-56 69-18 38-22 77-22 107 0 27 4 70 23 109 21 44 51 66 55 66 2 0 4-1 4-3z">
              <text:p/>
            </draw:path>
            <draw:path draw:style-name="gr6" draw:text-style-name="P5" draw:layer="layout" svg:width="0.198cm" svg:height="0.16cm" svg:x="11.202cm" svg:y="10.208cm" svg:viewBox="0 0 199 161" svg:d="M175 18c-12 3-19 15-19 24 0 8 6 16 18 16s25-10 25-27c0-19-19-31-40-31-20 0-33 15-38 21-8-14-28-21-48-21-44 0-68 43-68 55 0 5 5 5 8 5 4 0 7 0 8-5 10-32 36-43 50-43s20 7 20 18c0 7-5 26-8 39-4 16-8 32-12 48-5 21-18 32-30 32-2 0-10 0-17-5 13-4 19-16 19-25 0-7-6-16-17-16-13 0-26 10-26 28s19 30 40 30c20 0 33-15 38-21 9 15 28 21 48 21 45 0 69-43 69-54 0-5-6-5-9-5-4 0-7 0-8 4-10 32-35 43-50 43-13 0-20-7-20-18 0-7 5-26 8-39 3-9 11-42 12-48 6-21 18-32 30-32 2 0 10 0 17 6z">
              <text:p/>
            </draw:path>
            <draw:path draw:style-name="gr6" draw:text-style-name="P5" draw:layer="layout" svg:width="0.04cm" svg:height="0.104cm" svg:x="11.451cm" svg:y="10.329cm" svg:viewBox="0 0 41 105" svg:d="M41 37c0-23-9-37-23-37-11 0-18 9-18 19s7 19 18 19c5 0 9-2 13-5 1-1 1-1 1-1 1 0 1 0 1 5 0 26-12 47-24 59-4 4-4 5-4 6 0 2 2 3 4 3 4 0 32-27 32-68z">
              <text:p/>
            </draw:path>
            <draw:path draw:style-name="gr6" draw:text-style-name="P5" draw:layer="layout" svg:width="0.146cm" svg:height="0.16cm" svg:x="11.597cm" svg:y="10.208cm" svg:viewBox="0 0 147 161" svg:d="M125 20c-11 5-15 15-15 20 0 9 8 15 15 15 9 0 22-7 22-24 0-19-19-31-50-31-11 0-30 1-46 13s-22 32-22 41c0 10 5 20 13 27 10 7 16 8 40 13 10 2 31 6 31 21 0 2 0 34-52 34-17 0-30-4-38-9 12-4 19-14 19-25 0-12-10-16-17-16-12 0-25 10-25 28 0 23 24 34 60 34 80 0 53-40 80-60 0-12-6-21-14-28-11-10-24-12-36-14-20-4-33-6-33-19 0-1 0-28 39-28 7 0 20 1 29 8z">
              <text:p/>
            </draw:path>
            <draw:path draw:style-name="gr6" draw:text-style-name="P5" draw:layer="layout" svg:width="0.081cm" svg:height="0.35cm" svg:x="11.783cm" svg:y="10.103cm" svg:viewBox="0 0 82 351" svg:d="M82 176c0-28-4-70-23-110-21-43-52-66-55-66-2 0-4 2-4 4 0 1 0 1 7 8 34 35 55 90 55 164 0 60-13 122-57 166-5 4-5 5-5 6 0 2 2 3 4 3 3 0 35-23 56-68 18-39 22-78 22-107z">
              <text:p/>
            </draw:path>
            <draw:path draw:style-name="gr6" draw:text-style-name="P5" draw:layer="layout" svg:width="0.182cm" svg:height="0.223cm" svg:x="11.889cm" svg:y="10.211cm" svg:viewBox="0 0 183 224" svg:d="M27 199c-3 11-4 14-19 14-4 0-8 0-8 7 0 2 2 4 4 4 10 0 20-1 30-1 11 0 23 1 35 1 1 0 6 0 6-7 0-4-4-4-8-4-18 0-18-3-18-6 0-4 15-61 17-70 5 10 15 23 33 23 40 0 84-52 84-103 0-33-20-57-47-57-17 0-34 13-46 27-3-19-18-27-31-27-16 0-23 14-26 20-7 12-11 33-11 34 0 4 3 4 4 4 4 0 4 0 6-8 6-25 13-42 26-42 6 0 11 3 11 16 0 8-1 12-3 18-13 52-26 105-39 157zM89 46c2-9 12-19 18-25 12-10 22-13 28-13 14 0 23 12 23 33s-12 61-18 75c-12 24-29 36-42 36-23 0-28-29-28-31 0-1 0-2 1-6 6-23 12-46 18-69z">
              <text:p/>
            </draw:path>
            <draw:path draw:style-name="gr6" draw:text-style-name="P5" draw:layer="layout" svg:width="0.08cm" svg:height="0.35cm" svg:x="12.112cm" svg:y="10.103cm" svg:viewBox="0 0 81 351" svg:d="M81 348c0-1 0-2-6-8-44-44-55-110-55-164 0-61 13-122 57-166 4-5 4-5 4-6 0-3-1-4-3-4-4 0-35 24-56 69-18 38-22 77-22 107 0 27 3 70 23 109 21 44 51 66 55 66 2 0 3-1 3-3z">
              <text:p/>
            </draw:path>
            <draw:path draw:style-name="gr6" draw:text-style-name="P5" draw:layer="layout" svg:width="0.196cm" svg:height="0.245cm" svg:x="12.229cm" svg:y="10.123cm" svg:viewBox="0 0 197 246" svg:d="M195 12c2-5 2-5 2-6 0-4-4-6-8-6-1 0-1 0-2 0-15 1-31 1-46 2-5 1-11 1-11 11 0 6 6 6 9 6 4 0 10 0 15 1-6 26-13 51-19 77-5-4-17-12-36-12-61 0-99 55-99 103 0 44 33 58 62 58 25 0 43-13 49-19 13 19 36 19 40 19 13 0 23-7 31-20 8-14 13-33 13-34 0-5-5-5-8-5-4 0-6 0-7 1s-1 2-3 11c-7 28-15 35-24 35-4 0-8-2-8-13 0-5 0-10 2-15 16-65 32-129 48-194zM107 211c-10 12-27 23-43 23-22 0-24-19-24-27 0-18 12-61 18-75 10-26 28-35 42-35 21 0 29 17 29 21 0 2 0 3 0 5-7 29-15 59-22 88z">
              <text:p/>
            </draw:path>
            <draw:path draw:style-name="gr6" draw:text-style-name="P5" draw:layer="layout" svg:width="0.08cm" svg:height="0.35cm" svg:x="12.448cm" svg:y="10.103cm" svg:viewBox="0 0 81 351" svg:d="M81 176c0-28-4-70-23-110-21-43-51-66-55-66-2 0-3 2-3 4 0 1 0 1 6 8 35 35 55 90 55 164 0 60-13 122-57 166-4 4-4 5-4 6 0 2 1 3 3 3 4 0 35-23 56-68 18-39 22-78 22-107z">
              <text:p/>
            </draw:path>
            <draw:path draw:style-name="gr6" draw:text-style-name="P5" draw:layer="layout" svg:width="0.232cm" svg:height="0.081cm" svg:x="9.154cm" svg:y="10.764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6" draw:text-style-name="P5" draw:layer="layout" svg:width="0.182cm" svg:height="0.223cm" svg:x="9.494cm" svg:y="10.737cm" svg:viewBox="0 0 183 224" svg:d="M27 198c-3 12-4 15-19 15-4 0-8 0-8 7 0 2 2 4 4 4 10 0 20-1 30-1 11 0 23 1 35 1 1 0 6 0 6-7 0-4-4-4-8-4-18 0-18-3-18-6 0-4 15-61 17-70 5 10 15 22 33 22 40 0 84-51 84-102 0-33-20-57-46-57-18 0-35 13-47 27-3-19-18-27-31-27-16 0-23 14-26 20-6 12-11 33-11 34 0 4 3 4 4 4 4 0 4 0 6-8 6-25 13-42 26-42 6 0 11 3 11 16 0 8-1 12-3 18-13 52-26 104-39 156zM89 46c2-9 12-19 18-25 12-10 22-13 28-13 15 0 23 12 23 33s-12 61-18 75c-12 24-29 36-42 36-23 0-28-29-28-32 0-2 0-1 1-5 6-23 12-46 18-69z">
              <text:p/>
            </draw:path>
            <draw:path draw:style-name="gr6" draw:text-style-name="P5" draw:layer="layout" svg:width="0.08cm" svg:height="0.35cm" svg:x="9.717cm" svg:y="10.63cm" svg:viewBox="0 0 81 351" svg:d="M81 348c0-1 0-2-6-8-44-44-55-110-55-164 0-61 13-122 57-166 4-5 4-5 4-6 0-3-1-4-3-4-4 0-35 24-56 69-18 38-22 77-22 107 0 27 4 70 23 109 21 44 51 66 55 66 2 0 3-1 3-3z">
              <text:p/>
            </draw:path>
            <draw:path draw:style-name="gr6" draw:text-style-name="P5" draw:layer="layout" svg:width="0.192cm" svg:height="0.229cm" svg:x="9.83cm" svg:y="10.734cm" svg:viewBox="0 0 193 230" svg:d="M191 26c2-6 2-7 2-8 0-8-6-15-16-15-19 0-23 16-25 26-3 12-7 24-10 36-4 17-10 44-14 58-2 8-13 17-14 17-4 3-12 9-24 9-21 0-21-18-21-26 0-21 11-49 21-74 3-9 4-12 4-18 0-20-20-31-39-31-38 0-55 48-55 55 0 5 5 5 8 5 4 0 7 0 8-5 12-39 31-43 36-43 3 0 6 0 6 8s-3 17-6 23c-13 35-21 55-21 73 0 40 36 45 56 45 9 0 21-1 34-10-10 43-36 66-60 66-5 0-15-1-22-5 11-5 17-14 17-24 0-12-10-16-17-16-13 0-26 12-26 27 0 18 19 31 48 31 40 0 86-27 97-71s22-89 33-133z">
              <text:p/>
            </draw:path>
            <draw:path draw:style-name="gr6" draw:text-style-name="P5" draw:layer="layout" svg:width="0.013cm" svg:height="0.35cm" svg:x="10.081cm" svg:y="10.63cm" svg:viewBox="0 0 14 351" svg:d="M14 13c0-7 0-13-7-13s-7 6-7 13c0 109 0 217 0 326 0 6 0 12 7 12s7-6 7-12c0-109 0-217 0-326z">
              <text:p/>
            </draw:path>
            <draw:path draw:style-name="gr6" draw:text-style-name="P5" draw:layer="layout" svg:width="0.198cm" svg:height="0.16cm" svg:x="10.15cm" svg:y="10.734cm" svg:viewBox="0 0 199 161" svg:d="M175 18c-13 3-19 15-19 24 0 8 6 16 18 16s25-10 25-27c0-19-19-31-40-31-20 0-33 15-38 21-9-15-28-21-48-21-45 0-68 43-68 55 0 5 5 5 8 5 4 0 7 0 8-5 10-32 36-43 50-43 13 0 20 7 20 18 0 7-5 26-8 39-4 16-8 32-12 48-6 21-18 32-30 32-2 0-10 0-17-5 13-4 19-16 19-25 0-7-6-16-18-16s-25 10-25 28 19 30 40 30c20 0 33-15 38-21 8 15 28 21 48 21 44 0 68-43 68-54 0-5-5-5-8-5-4 0-7 0-8 4-10 32-36 43-50 43-13 0-20-7-20-18 0-7 5-26 8-39 2-9 10-42 12-48 6-21 18-32 30-32 2 0 10 0 17 6z">
              <text:p/>
            </draw:path>
            <draw:path draw:style-name="gr6" draw:text-style-name="P5" draw:layer="layout" svg:width="0.041cm" svg:height="0.104cm" svg:x="10.398cm" svg:y="10.855cm" svg:viewBox="0 0 42 105" svg:d="M42 37c0-23-9-37-23-37-12 0-19 9-19 19 0 9 7 19 19 19 4 0 9-2 12-5 1-1 1-1 2-1 0 2 1 0 1 5 0 26-12 47-24 59-4 4-4 4-4 6s2 3 4 3c3 0 32-27 32-68z">
              <text:p/>
            </draw:path>
            <draw:path draw:style-name="gr6" draw:text-style-name="P5" draw:layer="layout" svg:width="0.196cm" svg:height="0.245cm" svg:x="10.54cm" svg:y="10.649cm" svg:viewBox="0 0 197 246" svg:d="M195 12c2-5 1-4 2-6 0-4-4-6-8-6-1 0-2 0-3 0-15 1-30 1-45 2-5 1-11 1-11 11 0 6 6 6 9 6 4 0 10 0 15 1-6 26-13 51-19 77-5-4-17-12-36-12-61 0-99 55-99 103 0 44 33 58 62 58 25 0 43-13 49-19 13 19 36 19 40 19 13 0 23-7 31-20 8-14 13-33 13-34 0-5-5-5-9-5-3 0-5-1-7 1-1 1 0 2-2 11-7 28-15 35-24 35-4 0-8-2-8-13 0-5 0-10 2-15 16-65 32-129 48-194zM107 211c-10 12-27 23-44 23-21 0-23-19-23-27 0-18 12-61 18-75 10-26 28-35 42-35 21 0 29 17 29 21 0 2 0 3 0 5-7 29-15 59-22 88z">
              <text:p/>
            </draw:path>
            <draw:path draw:style-name="gr6" draw:text-style-name="P5" draw:layer="layout" svg:width="0.08cm" svg:height="0.35cm" svg:x="10.759cm" svg:y="10.63cm" svg:viewBox="0 0 81 351" svg:d="M81 176c0-28-4-70-23-110-21-43-51-66-55-66-2 0-3 2-3 4 0 1 0 1 6 8 35 34 55 90 55 164 0 60-13 122-57 166-4 4-4 5-4 6 0 2 1 3 3 3 4 0 35-23 56-68 18-39 22-78 22-107z">
              <text:p/>
            </draw:path>
            <draw:path draw:style-name="gr6" draw:text-style-name="P5" draw:layer="layout" svg:width="0.183cm" svg:height="0.223cm" svg:x="10.864cm" svg:y="10.737cm" svg:viewBox="0 0 184 224" svg:d="M27 198c-3 12-3 15-19 15-4 0-8 0-8 7 0 2 2 4 5 4 9 0 19-1 29-1 12 0 24 1 35 1 2 0 6 0 6-7 0-4-3-4-8-4-18 0-18-3-18-6 0-4 15-61 18-70 4 10 14 22 32 22 41 0 85-51 85-102 0-33-20-57-47-57-18 0-35 13-46 27-4-19-19-27-32-27-16 0-23 14-26 20-6 12-11 33-11 34 0 4 3 3 4 4 4 0 4 0 6-8 6-25 13-42 26-42 6 0 11 3 11 16 0 8-1 12-2 18-13 52-27 104-40 156zM89 46c2-9 12-19 18-25 13-10 23-13 29-13 14 0 22 12 22 33s-11 61-18 75c-12 24-28 36-41 36-24 0-28-29-28-32 0-2 0-1 1-5 6-23 11-46 17-69z">
              <text:p/>
            </draw:path>
            <draw:path draw:style-name="gr6" draw:text-style-name="P5" draw:layer="layout" svg:width="0.081cm" svg:height="0.35cm" svg:x="11.087cm" svg:y="10.63cm" svg:viewBox="0 0 82 351" svg:d="M82 348c0-1 0-2-6-8-44-44-56-110-56-164 0-61 14-122 57-166 5-5 5-5 5-6 0-3-2-4-4-4-4 0-35 24-56 69-18 38-22 77-22 107 0 27 4 70 23 109 21 44 51 66 55 66 2 0 4-1 4-3z">
              <text:p/>
            </draw:path>
            <draw:path draw:style-name="gr6" draw:text-style-name="P5" draw:layer="layout" svg:width="0.198cm" svg:height="0.16cm" svg:x="11.202cm" svg:y="10.734cm" svg:viewBox="0 0 199 161" svg:d="M175 18c-12 3-19 15-19 24 0 8 6 16 18 16s25-10 25-27c0-19-19-31-40-31-20 0-33 15-38 21-8-15-28-21-48-21-44 0-68 43-68 55 0 5 5 5 8 5 4 0 7 0 8-5 10-32 36-43 50-43s20 7 20 18c0 7-5 26-8 39-4 16-8 32-12 48-5 21-18 32-30 32-2 0-10 0-17-5 13-4 19-16 19-25 0-7-6-16-17-16-13 0-26 10-26 28s19 30 40 30c20 0 33-15 38-21 9 15 28 21 48 21 45 0 69-43 69-54 0-5-6-5-9-5-4 0-7 0-8 4-10 32-35 43-50 43-13 0-20-7-20-18 0-7 5-26 8-39 3-9 11-42 12-48 6-21 18-32 30-32 2 0 10 0 17 6z">
              <text:p/>
            </draw:path>
            <draw:path draw:style-name="gr6" draw:text-style-name="P5" draw:layer="layout" svg:width="0.013cm" svg:height="0.35cm" svg:x="11.462cm" svg:y="10.63cm" svg:viewBox="0 0 14 351" svg:d="M14 13c0-7 0-13-7-13s-7 6-7 13c0 109 0 217 0 326 0 6 0 12 7 12s7-6 7-12c0-109 0-217 0-326z">
              <text:p/>
            </draw:path>
            <draw:path draw:style-name="gr6" draw:text-style-name="P5" draw:layer="layout" svg:width="0.146cm" svg:height="0.16cm" svg:x="11.538cm" svg:y="10.734cm" svg:viewBox="0 0 147 161" svg:d="M126 20c-12 5-15 15-15 20 0 9 7 15 15 15s21-7 21-24c0-19-18-31-50-31-10 0-30 1-46 13s-21 32-21 41c0 10 5 20 12 27 10 7 16 8 40 13 11 2 32 6 32 21 0 2 0 34-53 34-17 0-30-4-38-9 12-4 20-14 20-25 0-12-11-16-18-16-12 0-25 10-25 28 0 22 25 34 61 34 80 0 53-40 80-60 0-12-6-21-14-28-11-10-25-12-37-15-19-3-33-5-33-18 0-1 0-28 39-28 7 0 20 1 30 8z">
              <text:p/>
            </draw:path>
            <draw:path draw:style-name="gr6" draw:text-style-name="P5" draw:layer="layout" svg:width="0.08cm" svg:height="0.35cm" svg:x="11.725cm" svg:y="10.63cm" svg:viewBox="0 0 81 351" svg:d="M81 176c0-28-4-70-23-110-21-43-51-66-55-66-2 0-3 2-3 4 0 1 0 1 6 8 35 34 55 90 55 164 0 60-13 122-57 166-4 4-4 5-4 6 0 2 1 3 3 3 4 0 35-23 56-68 18-39 22-78 22-107z">
              <text:p/>
            </draw:path>
            <draw:path draw:style-name="gr6" draw:text-style-name="P5" draw:layer="layout" svg:width="0.183cm" svg:height="0.223cm" svg:x="11.83cm" svg:y="10.737cm" svg:viewBox="0 0 184 224" svg:d="M27 198c-3 12-3 15-19 15-4 0-8 0-8 7 0 2 2 4 5 4 9 0 19-1 29-1 12 0 24 1 35 1 2 0 6 0 6-7 0-4-3-4-8-4-18 0-18-3-18-6 0-4 15-61 18-70 4 10 14 22 32 22 41 0 85-51 85-102 0-33-20-57-47-57-18 0-35 13-46 27-4-19-19-27-32-27-16 0-23 14-26 20-6 12-11 33-11 34 0 4 4 4 5 4 3 0 3 0 6-8 6-25 13-42 25-42 6 0 11 3 11 16 0 8-1 12-2 18-13 52-27 104-40 156zM89 46c3-9 12-19 18-25 13-10 23-13 29-13 14 0 22 12 22 33s-11 61-18 75c-12 24-28 36-41 36-24 0-28-29-28-32 0-2 0-1 1-5 6-23 11-46 17-69z">
              <text:p/>
            </draw:path>
            <draw:path draw:style-name="gr6" draw:text-style-name="P5" draw:layer="layout" svg:width="0.081cm" svg:height="0.35cm" svg:x="12.053cm" svg:y="10.63cm" svg:viewBox="0 0 82 351" svg:d="M82 348c0-1 0-2-6-8-44-44-56-110-56-164 0-61 14-122 57-166 5-5 5-5 5-6 0-3-2-4-4-4-3 0-35 24-56 69-18 38-22 77-22 107 0 27 4 70 23 109 21 44 52 66 55 66 2 0 4-1 4-3z">
              <text:p/>
            </draw:path>
            <draw:path draw:style-name="gr6" draw:text-style-name="P5" draw:layer="layout" svg:width="0.146cm" svg:height="0.16cm" svg:x="12.175cm" svg:y="10.734cm" svg:viewBox="0 0 147 161" svg:d="M125 20c-11 5-14 15-14 20 0 9 7 15 15 15s21-7 21-24c0-19-18-31-50-31-10 0-30 1-46 13s-22 32-22 41c0 10 5 20 13 27 10 7 16 8 40 13 10 2 31 6 31 21 0 2 0 34-52 34-17 0-30-4-38-9 12-4 19-14 19-25 0-12-10-16-17-16-12 0-25 10-25 28 0 22 25 34 60 34 81 0 54-40 81-60 0-12-6-21-15-28-10-10-24-12-36-15-19-3-33-5-33-18 0-1 0-28 39-28 7 0 20 1 29 8z">
              <text:p/>
            </draw:path>
            <draw:path draw:style-name="gr6" draw:text-style-name="P5" draw:layer="layout" svg:width="0.08cm" svg:height="0.35cm" svg:x="12.362cm" svg:y="10.63cm" svg:viewBox="0 0 81 351" svg:d="M81 176c0-28-4-70-23-110-21-43-51-66-55-66-2 0-3 2-3 4 0 1 0 1 6 8 35 34 55 90 55 164 0 60-13 122-57 166-4 4-4 5-4 6 0 2 1 3 3 3 4 0 35-23 56-68 18-39 22-78 22-107z">
              <text:p/>
            </draw:path>
            <draw:path draw:style-name="gr6" draw:text-style-name="P5" draw:layer="layout" svg:width="0.183cm" svg:height="0.223cm" svg:x="12.467cm" svg:y="10.737cm" svg:viewBox="0 0 184 224" svg:d="M27 198c-3 12-3 15-19 15-4 0-8 0-8 7 0 2 2 4 5 4 9 0 19-1 29-1 12 0 24 1 35 1 2 0 6 0 6-7 0-4-3-4-8-4-18 0-18-3-18-6 0-4 15-61 17-70 5 10 15 22 33 22 41 0 85-51 85-102 0-33-21-57-47-57-18 0-35 13-46 27-4-19-19-27-32-27-16 0-23 14-26 20-6 12-11 33-11 34 0 4 3 3 4 4 4 0 4 0 6-8 6-25 13-42 26-42 6 0 11 3 11 16 0 8-1 12-3 18-13 52-26 104-39 156zM89 46c2-9 12-19 18-25 13-10 23-13 29-13 14 0 22 12 22 33s-11 61-18 75c-12 24-29 36-42 36-23 0-27-29-27-32 0-2 0-1 1-5 6-23 11-46 17-69z">
              <text:p/>
            </draw:path>
            <draw:path draw:style-name="gr6" draw:text-style-name="P5" draw:layer="layout" svg:width="0.08cm" svg:height="0.35cm" svg:x="12.69cm" svg:y="10.63cm" svg:viewBox="0 0 81 351" svg:d="M81 348c0-1 0-2-6-8-43-44-55-110-55-164 0-61 14-122 57-166 4-5 4-5 4-6 0-3-1-4-3-4-4 0-35 24-56 69-18 38-22 77-22 107 0 27 4 70 23 109 21 44 51 66 55 66 2 0 3-1 3-3z">
              <text:p/>
            </draw:path>
            <draw:path draw:style-name="gr6" draw:text-style-name="P5" draw:layer="layout" svg:width="0.195cm" svg:height="0.245cm" svg:x="12.808cm" svg:y="10.649cm" svg:viewBox="0 0 196 246" svg:d="M195 12c1-5 1-4 1-6 0-4-4-6-8-6-1 0-1 0-2 0-15 1-30 1-45 2-5 1-12 1-12 11 0 6 7 6 9 6 4 0 11 0 15 1-6 26-13 51-19 77-5-4-17-12-35-12-61 0-99 55-99 103 0 44 32 58 61 58 25 0 43-13 49-19 13 19 37 19 40 19 13 0 24-7 31-20 9-14 13-33 13-34 0-5-5-5-8-5-4 0-5 0-7 1-1 1-1 2-3 11-7 28-15 35-24 35-4 0-8-2-8-13 0-5 1-10 2-15 16-65 33-129 49-194zM106 211c-10 12-26 23-43 23-22 0-24-19-24-27 0-18 12-61 18-75 11-26 28-35 42-35 21 0 30 17 30 21 0 2-1 3-1 5-7 29-15 59-22 88z">
              <text:p/>
            </draw:path>
            <draw:path draw:style-name="gr6" draw:text-style-name="P5" draw:layer="layout" svg:width="0.081cm" svg:height="0.35cm" svg:x="13.026cm" svg:y="10.63cm" svg:viewBox="0 0 82 351" svg:d="M82 176c0-28-4-70-24-110-21-43-51-66-54-66-2 0-4 2-4 4 0 1 0 1 7 8 34 34 54 90 54 164 0 60-13 122-56 166-5 4-5 5-5 6 0 2 2 3 4 3 3 0 35-23 55-68 18-39 23-78 23-107z">
              <text:p/>
            </draw:path>
            <draw:path draw:style-name="gr6" draw:text-style-name="P5" draw:layer="layout" svg:width="0.232cm" svg:height="0.082cm" svg:x="9.154cm" svg:y="11.663cm" svg:viewBox="0 0 233 83" svg:d="M222 14c5 0 11 0 11-7s-6-7-11-7c-70 0-141 0-211 0-5 0-11 0-11 7s6 7 12 7c70 0 140 0 210 0zM222 83c5 0 11 0 11-7s-6-7-11-7c-70 0-140 0-210 0-6 0-12 0-12 7s6 7 11 7c70 0 141 0 211 0z">
              <text:p/>
            </draw:path>
            <draw:path draw:style-name="gr6" draw:text-style-name="P5" draw:layer="layout" svg:width="0.182cm" svg:height="0.223cm" svg:x="9.494cm" svg:y="11.637cm" svg:viewBox="0 0 183 224" svg:d="M27 198c-3 12-4 15-19 15-4 0-8 0-8 6 0 3 2 5 4 5 10 0 20-2 30-2 11 0 23 2 35 2 1 0 6 0 6-8 0-3-4-3-8-3-18 0-18-3-18-6 0-4 15-61 17-70 5 10 15 22 33 22 40 0 84-51 84-103 0-33-20-56-46-56-18 0-35 13-47 26-3-19-18-26-31-26-16 0-23 14-26 20-6 12-11 33-11 34 0 4 3 4 4 4 4 0 4-1 6-8 6-25 13-42 26-42 6 0 11 3 11 16 0 8-1 12-3 18-13 52-26 104-39 156zM89 46c2-10 12-20 18-25 12-11 22-13 28-13 15 0 23 12 23 33s-12 61-18 74c-12 25-29 36-42 36-23 0-28-29-28-31s0-1 1-5c6-23 12-46 18-69z">
              <text:p/>
            </draw:path>
            <draw:path draw:style-name="gr6" draw:text-style-name="P5" draw:layer="layout" svg:width="0.08cm" svg:height="0.35cm" svg:x="9.717cm" svg:y="11.529cm" svg:viewBox="0 0 81 351" svg:d="M81 348c0-1 0-2-6-8-44-44-55-111-55-164 0-62 13-123 57-167 4-4 4-5 4-6 0-2-1-3-3-3-4 0-35 24-56 68-18 39-22 78-22 108 0 27 4 69 23 109 21 43 51 66 55 66 2 0 3-1 3-3z">
              <text:p/>
            </draw:path>
            <draw:path draw:style-name="gr6" draw:text-style-name="P5" draw:layer="layout" svg:width="0.128cm" svg:height="0.158cm" svg:x="9.837cm" svg:y="11.637cm" svg:viewBox="0 0 129 159" svg:d="M119 24c-10 0-17 8-17 16 0 5 3 10 11 10s16-6 16-20c0-16-15-30-42-30-46 0-59 36-59 51 0 28 26 33 36 35 18 4 37 8 37 27 0 9-8 38-51 38-5 0-32 0-40-18 14 2 22-9 22-19 0-8-5-12-13-12-9 0-19 7-19 23 0 20 20 34 50 34 57 0 71-42 71-58 0-13-7-22-11-26-10-10-20-11-35-14-13-3-27-6-27-22 0-10 8-31 39-31 9 0 27 2 32 16z">
              <text:p/>
            </draw:path>
            <draw:path draw:style-name="gr6" draw:text-style-name="P5" draw:layer="layout" svg:width="0.113cm" svg:height="0.167cm" svg:x="9.996cm" svg:y="11.682cm" svg:viewBox="0 0 114 168" svg:d="M114 85c0-27-3-47-14-64-8-11-23-21-43-21-57 0-57 67-57 85 0 17 0 83 57 83s57-66 57-83zM57 161c-11 0-26-7-31-27-4-14-4-34-4-53 0-18 0-36 4-50 5-19 21-24 31-24 13 0 26 8 31 22 4 13 4 31 4 52 0 19 0 37-3 52-5 23-22 28-32 28z">
              <text:p/>
            </draw:path>
            <draw:path draw:style-name="gr6" draw:text-style-name="P5" draw:layer="layout" svg:width="0.08cm" svg:height="0.35cm" svg:x="10.161cm" svg:y="11.529cm" svg:viewBox="0 0 81 351" svg:d="M81 176c0-28-3-70-23-110-21-43-51-66-55-66-2 0-3 1-3 3 0 1 0 2 7 8 34 35 54 91 54 165 0 60-13 121-56 166-5 4-5 5-5 6 0 2 1 3 3 3 4 0 36-24 56-68 18-39 22-78 22-107z">
              <text:p/>
            </draw:path>
            <draw:path draw:style-name="gr6" draw:text-style-name="P5" draw:layer="layout" svg:width="0.183cm" svg:height="0.223cm" svg:x="10.266cm" svg:y="11.637cm" svg:viewBox="0 0 184 224" svg:d="M27 198c-2 12-3 15-19 15-4 0-8 0-8 6 0 3 2 5 5 5 9 0 20-2 29-2 12 0 24 2 35 2 2 0 7 0 7-8 0-3-4-3-9-3-17 0-17-3-17-6 0-4 14-61 17-70 4 10 14 22 32 22 41 0 85-51 85-103 0-33-20-56-47-56-18 0-34 13-46 26-3-19-19-26-32-26-16 0-22 14-26 20-6 12-11 33-11 34 0 4 4 4 5 4 3 0 4-1 6-8 6-25 13-42 25-42 6 0 11 3 11 16 0 8-1 12-2 18-13 52-27 104-40 156zM89 46c3-10 12-20 19-25 12-11 22-13 28-13 14 0 23 12 23 33s-12 61-18 74c-12 25-29 36-42 36-23 0-28-29-28-31s0-1 1-5c6-23 11-46 17-69z">
              <text:p/>
            </draw:path>
            <draw:path draw:style-name="gr6" draw:text-style-name="P5" draw:layer="layout" svg:width="0.081cm" svg:height="0.35cm" svg:x="10.489cm" svg:y="11.529cm" svg:viewBox="0 0 82 351" svg:d="M82 348c0-1 0-2-6-8-44-44-55-111-55-164 0-62 13-123 56-167 5-4 5-5 5-6 0-2-2-3-4-3-3 0-35 24-56 68-18 39-22 78-22 108 0 27 4 69 23 109 21 43 52 66 55 66 2 0 4-1 4-3z">
              <text:p/>
            </draw:path>
            <draw:path draw:style-name="gr6" draw:text-style-name="P5" draw:layer="layout" svg:width="0.166cm" svg:height="0.246cm" svg:x="10.605cm" svg:y="11.549cm" svg:viewBox="0 0 167 247" svg:d="M167 3c-1-1 0-3-4-3-5 0-39 3-45 3-3 1-5 3-5 7s3 4 9 4c17 0 17 3 17 6 0 2-1 5-1 7-7 28-14 56-21 84-6-13-16-23-32-23-41 0-85 52-85 103 0 33 19 56 47 56 7 0 24-1 46-26 2 15 15 26 32 26 12 0 20-8 26-19 6-13 10-34 10-35 0-3-3-3-4-3-4 0-4 1-5 6-6 23-12 43-27 43-9 0-10-9-10-16 0-8 0-11 2-17 17-68 33-135 50-203zM94 202c-1 6-1 7-7 13-15 19-30 24-39 24-18 0-23-19-23-33 0-17 11-60 19-76 11-21 27-34 41-34 23 0 28 29 28 31s-1 4-1 6c-6 23-12 46-18 69z">
              <text:p/>
            </draw:path>
            <draw:path draw:style-name="gr6" draw:text-style-name="P5" draw:layer="layout" svg:width="0.113cm" svg:height="0.167cm" svg:x="10.787cm" svg:y="11.682cm" svg:viewBox="0 0 114 168" svg:d="M114 85c0-27-3-47-15-64-7-11-22-21-42-21-57 0-57 67-57 85 0 17 0 83 57 83s57-66 57-83zM57 161c-11 0-26-7-31-27-4-14-4-34-4-53 0-18 0-36 4-50 5-19 21-24 31-24 13 0 26 8 30 22 4 13 5 31 5 52 0 19 0 37-4 52-5 23-21 28-31 28z">
              <text:p/>
            </draw:path>
            <draw:path draw:style-name="gr6" draw:text-style-name="P5" draw:layer="layout" svg:width="0.08cm" svg:height="0.35cm" svg:x="10.952cm" svg:y="11.529cm" svg:viewBox="0 0 81 351" svg:d="M81 176c0-28-4-70-23-110-21-43-51-66-55-66-2 0-3 1-3 3 0 1 0 2 6 8 35 35 55 91 55 165 0 60-13 121-57 166-4 4-4 5-4 6 0 2 1 3 3 3 4 0 35-24 56-68 18-39 22-78 22-107z">
              <text:p/>
            </draw:path>
            <draw:path draw:style-name="gr6" draw:text-style-name="P5" draw:layer="layout" svg:width="0.15cm" svg:height="0.11cm" svg:x="11.138cm" svg:y="11.245cm" svg:viewBox="0 0 151 111" svg:d="M19 93c-1 3-3 9-3 10 0 5 5 8 9 8s7-4 9-6 4-10 5-15 4-16 5-22c2-6 3-11 4-17 3-10 4-12 11-22s18-22 37-22c14 0 14 12 14 17 0 15-10 42-14 52-3 7-4 9-4 14 0 13 11 21 23 21 25 0 36-34 36-38 0-3-3-3-4-3-4 0-4 1-5 4-5 20-16 30-26 30-5 0-6-4-6-9s1-9 6-20c3-7 13-33 13-47 0-24-19-28-32-28-21 0-35 12-42 22-2-17-16-22-26-22-11 0-16 7-20 13-5 9-9 23-9 24 0 4 4 4 5 4 3 0 3-1 5-8 4-14 8-26 18-26 6 0 8 5 8 12 0 4-2 13-4 20s-4 17-5 22c-3 11-5 21-8 32z">
              <text:p/>
            </draw:path>
            <draw:path draw:style-name="gr6" draw:text-style-name="P5" draw:layer="layout" svg:width="0.165cm" svg:height="0.011cm" svg:x="11.327cm" svg:y="11.286cm" svg:viewBox="0 0 166 12" svg:d="M157 12c4 0 9 0 9-6s-5-6-9-6c-49 0-98 0-147 0-4 0-10 0-10 5 0 7 6 7 10 7 49 0 98 0 147 0z">
              <text:p/>
            </draw:path>
            <draw:path draw:style-name="gr6" draw:text-style-name="P5" draw:layer="layout" svg:width="0.089cm" svg:height="0.162cm" svg:x="11.547cm" svg:y="11.19cm" svg:viewBox="0 0 90 163" svg:d="M56 7c0-7-1-7-8-7-15 15-38 16-48 16 0 3 0 6 0 9 6 0 22 0 36-7 0 42 0 83 0 125 0 8 0 11-25 11-3 0-6 0-9 0 0 3 0 6 0 9 4 0 35-1 44-1 7 0 38 1 44 1 0-3 0-6 0-9-3 0-7 0-10 0-24 0-24-3-24-11 0-45 0-91 0-136z">
              <text:p/>
            </draw:path>
            <draw:path draw:style-name="gr6" draw:text-style-name="P5" draw:layer="layout" svg:width="0.408cm" svg:height="0.49cm" svg:x="11.189cm" svg:y="11.459cm" svg:viewBox="0 0 409 491" svg:d="M409 491c0-6 0-13 0-19-47 0-57-16-57-38 0-126 0-251 0-377 0-23 11-38 57-38 0-6 0-13 0-19-136 0-273 0-409 0 0 6 0 13 0 19 47 0 57 16 57 38 0 126 0 251 0 377 0 23-11 38-57 38 0 6 0 13 0 19 56 0 113 0 169 0 0-6 0-13 0-19-47 0-58-16-58-38 0-138 0-277 0-415 62 0 125 0 187 0 0 138 0 277 0 415 0 23-11 38-58 38 0 6 0 13 0 19 56 0 113 0 169 0z">
              <text:p/>
            </draw:path>
            <draw:path draw:style-name="gr6" draw:text-style-name="P5" draw:layer="layout" svg:width="0.073cm" svg:height="0.164cm" svg:x="11.178cm" svg:y="12.044cm" svg:viewBox="0 0 74 165" svg:d="M68 9c0-4-3-9-10-9s-14 6-14 13c0 5 3 10 10 10s14-7 14-14zM18 134c-1 3-3 6-3 10 0 12 10 21 24 21 24 0 35-34 35-37 0-4-3-4-4-4-3 0-4 2-5 5-5 19-16 29-26 29-5 0-6-3-6-8 0-6 2-11 4-16 3-7 5-13 8-20 2-5 11-28 12-31 1-2 2-5 2-8 0-11-10-21-24-21-24 0-35 34-35 38 0 3 3 3 4 3 3 0 3-1 4-4 7-21 17-30 26-30 4 0 7 2 7 9 0 6-2 9-8 24-5 13-10 27-15 40z">
              <text:p/>
            </draw:path>
            <draw:path draw:style-name="gr6" draw:text-style-name="P5" draw:layer="layout" svg:width="0.18cm" svg:height="0.065cm" svg:x="11.283cm" svg:y="12.112cm" svg:viewBox="0 0 181 66" svg:d="M171 12c4 0 10 0 10-6s-6-6-9-6c-54 0-109 0-163 0-3 0-9 0-9 6s5 6 9 6c54 0 108 0 162 0zM172 66c3 0 9 0 9-6s-6-6-10-6c-54 0-108 0-162 0-4 0-9 0-9 6s6 6 9 6c54 0 109 0 163 0z">
              <text:p/>
            </draw:path>
            <draw:path draw:style-name="gr6" draw:text-style-name="P5" draw:layer="layout" svg:width="0.113cm" svg:height="0.167cm" svg:x="11.494cm" svg:y="12.044cm" svg:viewBox="0 0 114 168" svg:d="M114 84c0-27-3-46-14-63-8-12-23-21-43-21-57 0-57 66-57 84 0 17 0 84 57 84s57-66 57-84zM57 161c-11 0-26-7-31-27-4-14-4-35-4-53s0-36 4-50c5-19 21-25 31-25 13 0 26 9 31 23 3 13 4 31 4 52 0 18 0 37-3 52-5 22-22 28-32 28z">
              <text:p/>
            </draw:path>
            <draw:path draw:style-name="gr6" draw:text-style-name="P5" draw:layer="layout" svg:width="0.182cm" svg:height="0.223cm" svg:x="11.708cm" svg:y="11.637cm" svg:viewBox="0 0 183 224" svg:d="M27 198c-3 12-4 15-19 15-4 0-8 0-8 6 0 3 1 5 4 5 10 0 20-2 30-2 11 0 23 2 35 2 1 0 6 0 6-8 0-3-4-3-9-3-17 0-17-3-17-6 0-4 15-61 17-70 5 10 15 22 32 22 41 0 85-51 85-103 0-33-20-56-47-56-17 0-34 13-46 26-3-19-18-26-31-26-16 0-23 14-26 20-7 12-11 33-11 34 0 4 3 4 4 4 4 0 4-1 6-8 6-25 13-42 26-42 6 0 11 3 11 16 0 8-1 12-3 18-13 52-26 104-39 156zM89 46c2-10 12-20 18-25 12-11 22-13 28-13 14 0 23 12 23 33s-12 61-18 74c-12 25-29 36-42 36-23 0-28-29-28-31s0-1 1-5c6-23 12-46 18-69z">
              <text:p/>
            </draw:path>
            <draw:path draw:style-name="gr6" draw:text-style-name="P5" draw:layer="layout" svg:width="0.132cm" svg:height="0.631cm" svg:x="12.018cm" svg:y="11.388cm" svg:viewBox="0 0 133 632" svg:d="M117 628c1 1 4 4 5 4 2 0 5 0 7 0 1 0 4 0 4-3 0-2-1-2-1-3-13-13-32-32-54-71-38-67-52-154-52-238 0-156 45-248 106-310 1-1 1-2 1-3 0-4-2-4-7-4-4 0-5 0-8 3-33 29-71 78-95 152-15 46-23 103-23 161 0 83 15 178 70 259 9 14 22 28 22 29 4 4 9 9 12 12 4 4 9 8 13 12z">
              <text:p/>
            </draw:path>
            <draw:path draw:style-name="gr6" draw:text-style-name="P5" draw:layer="layout" svg:width="0.193cm" svg:height="0.228cm" svg:x="12.175cm" svg:y="11.634cm" svg:viewBox="0 0 194 229" svg:d="M192 26c2-6 2-7 2-8 0-8-6-16-17-16-18 0-22 17-25 26-3 12-6 25-9 37-4 17-11 44-15 58-1 8-12 16-13 17-4 3-13 9-24 9-21 0-21-18-21-26 0-22 11-49 20-74 4-9 5-12 5-18 0-20-20-31-40-31-37 0-55 47-55 54 0 5 6 5 9 5 4 0 7 0 8-4 12-39 31-43 36-43 3 0 6 0 6 8s-4 17-6 22c-14 36-21 56-21 73 0 41 35 46 56 46 9 0 21-1 34-10-10 43-36 66-61 66-4 0-14-1-21-5 11-5 17-14 17-24 0-12-11-16-18-16-13 0-25 11-25 27 0 18 19 30 47 30 41 0 87-27 98-70 11-44 22-89 33-133z">
              <text:p/>
            </draw:path>
            <draw:path draw:style-name="gr6" draw:text-style-name="P5" draw:layer="layout" svg:width="0.116cm" svg:height="0.167cm" svg:x="12.4cm" svg:y="11.468cm" svg:viewBox="0 0 117 168" svg:d="M86 20c2-9 3-11 21-11 7 0 10 0 10-5 0-2-2-4-4-4-6 0-12 1-17 1s-11 0-17 0-11 0-17 0c-5 0-11-1-17-1-1 0-5 0-5 6 0 3 3 3 8 3 1 0 6 0 10 1 5 0 6 0 6 3 0 2 0 3-1 5-11 44-21 87-32 131-2 8-3 10-21 10-7 0-10 0-10 6 1 1 0 3 4 3 8 0 26-1 34-1 6 0 11 0 17 0 5 0 11 1 17 1 1 0 5 0 5-5 0-4-3-4-8-4-1 0-6 0-11 0-5-1-5-2-5-4s0-2 1-5c11-43 21-87 32-130z">
              <text:p/>
            </draw:path>
            <draw:path draw:style-name="gr6" draw:text-style-name="P5" draw:layer="layout" svg:width="0.072cm" svg:height="0.116cm" svg:x="12.534cm" svg:y="11.554cm" svg:viewBox="0 0 73 117" svg:d="M45 6c0-6 0-6-6-6-13 12-32 12-36 12-1 0-2 0-3 0 0 2 0 5 0 7 1 0 2 0 3 0 4 0 16 0 26-5 0 29 0 59 0 88 0 6 0 8-19 8-3 0-5 0-8 0 0 2 0 5 0 7 9 0 25 0 35 0s26 0 36 0c0-2 0-5 0-7-3 0-6 0-9 0-19 0-19-2-19-8 0-32 0-64 0-96z">
              <text:p/>
            </draw:path>
            <draw:path draw:style-name="gr6" draw:text-style-name="P5" draw:layer="layout" svg:width="0.116cm" svg:height="0.167cm" svg:x="12.387cm" svg:y="11.728cm" svg:viewBox="0 0 117 168" svg:d="M86 19c2-8 3-11 21-11 7 0 10 0 10-5 0-2-2-3-4-3-6 0-12 0-17 0s-11 1-17 1-11-1-17-1c-5 0-11 0-17 0-1 0-5 0-5 5 0 3 3 3 8 3 1 0 6 0 10 1 5 0 6 1 6 3s0 4-1 6c-11 43-21 87-32 130-2 8-3 11-21 11-7 0-10 0-10 5 1 1 0 4 4 4 8 0 26-1 34-1 6 0 11 0 17 0 5 0 11 1 16 1 2 0 6 0 6-6 0-3-3-3-8-3-1 0-6 0-11-1-5 0-5-1-5-3 0-1 0-2 1-6 11-43 21-87 32-130z">
              <text:p/>
            </draw:path>
            <draw:path draw:style-name="gr6" draw:text-style-name="P5" draw:layer="layout" svg:width="0.091cm" svg:height="0.12cm" svg:x="12.51cm" svg:y="11.814cm" svg:viewBox="0 0 92 121" svg:d="M92 61c0-13 0-61-46-61s-46 48-46 61c0 12 0 60 46 60s46-48 46-60zM46 115c-7 0-21-2-26-20-2-10-2-22-2-37 0-13 0-25 2-35 5-14 18-17 26-17 13 0 22 6 26 19 2 8 2 23 2 33 0 12 0 27-2 37-5 17-19 20-26 20z">
              <text:p/>
            </draw:path>
            <draw:path draw:style-name="gr6" draw:text-style-name="P5" draw:layer="layout" svg:width="0.014cm" svg:height="0.225cm" svg:x="12.715cm" svg:y="11.381cm" svg:viewBox="0 0 15 226" svg:d="M0 213c0 5 0 13 7 13 8 0 8-8 8-13 0-67 0-133 0-200 0-6 0-13-7-13-8 0-8 7-8 13 0 67 0 133 0 200z">
              <text:p/>
            </draw:path>
            <draw:path draw:style-name="gr6" draw:text-style-name="P5" draw:layer="layout" svg:width="0.014cm" svg:height="0.224cm" svg:x="12.715cm" svg:y="11.592cm" svg:viewBox="0 0 15 225" svg:d="M0 212c0 6 0 13 7 13 8 0 8-7 8-13 0-66 0-133 0-199 0-6 0-13-7-13-8 0-8 7-8 13 0 66 0 133 0 199z">
              <text:p/>
            </draw:path>
            <draw:path draw:style-name="gr6" draw:text-style-name="P5" draw:layer="layout" svg:width="0.014cm" svg:height="0.224cm" svg:x="12.715cm" svg:y="11.803cm" svg:viewBox="0 0 15 225" svg:d="M0 212c0 6 0 13 7 13 8 0 8-7 8-13 0-66 0-133 0-199 0-6 0-13-7-13-8 0-8 7-8 13 0 66 0 133 0 199z">
              <text:p/>
            </draw:path>
            <draw:path draw:style-name="gr6" draw:text-style-name="P5" draw:layer="layout" svg:width="0.198cm" svg:height="0.16cm" svg:x="12.794cm" svg:y="11.634cm" svg:viewBox="0 0 199 161" svg:d="M175 17c-12 4-19 16-19 25 0 7 6 16 18 16s25-10 25-28-18-30-40-30c-20 0-33 15-37 21-9-15-29-21-49-21-44 0-68 43-68 54 0 5 5 5 8 5 5 0 7 0 9-4 10-32 35-43 49-43s20 7 20 18c0 6-5 26-8 38-4 16-8 33-12 49-5 21-18 32-30 32-2 0-10 0-17-6 13-3 19-15 19-24 0-8-6-16-17-16-13 0-26 10-26 27 0 19 19 31 41 31 20 0 33-15 37-21 9 14 29 21 49 21 44 0 68-43 68-55 0-5-5-5-9-5s-6 0-8 5c-10 32-35 43-50 43-13 0-19-7-19-18 0-7 4-26 7-39 3-9 11-42 13-48 5-21 17-32 30-32 1 0 9 0 16 5z">
              <text:p/>
            </draw:path>
            <draw:path draw:style-name="gr6" draw:text-style-name="P5" draw:layer="layout" svg:width="0.074cm" svg:height="0.165cm" svg:x="13.024cm" svg:y="11.682cm" svg:viewBox="0 0 75 166" svg:d="M68 9c0-4-3-9-9-9-7 0-14 6-14 14 0 4 3 9 10 9s13-7 13-14zM18 134c-1 3-2 6-2 11 0 11 10 21 23 21 25 0 36-34 36-38 0-3-3-3-4-3-4 0-4 1-5 4-5 20-16 30-26 30-5 0-6-4-6-9 0-6 2-10 4-16s5-13 8-19c2-6 11-29 12-32 1-2 1-5 1-7 0-12-10-21-23-21-24 0-36 33-36 37 0 3 3 2 4 3 4 0 4-1 5-4 6-21 17-30 26-30 4 0 6 2 6 9 0 6-1 9-7 25-5 13-11 26-16 39z">
              <text:p/>
            </draw:path>
            <draw:path draw:style-name="gr6" draw:text-style-name="P5" draw:layer="layout" svg:width="0.04cm" svg:height="0.104cm" svg:x="13.16cm" svg:y="11.755cm" svg:viewBox="0 0 41 105" svg:d="M41 37c0-23-9-37-22-37-12 0-19 9-19 19 0 9 7 18 19 18 4 0 8-1 12-4 1-1 1-1 2-1 0 2 0 0 0 5 0 26-12 47-24 59-3 4-3 4-3 5 0 3 1 4 3 4 4 0 32-27 32-68z">
              <text:p/>
            </draw:path>
            <draw:path draw:style-name="gr6" draw:text-style-name="P5" draw:layer="layout" svg:width="0.166cm" svg:height="0.246cm" svg:x="13.3cm" svg:y="11.549cm" svg:viewBox="0 0 167 247" svg:d="M167 3c-1-1 0-3-4-3-6 0-39 3-45 3-3 1-5 3-5 7s3 4 9 4c16 0 17 3 17 6 0 2-1 5-1 7-7 28-14 56-21 84-6-13-17-23-32-23-41 0-85 52-85 103 0 33 19 56 47 56 7 0 24-1 45-26 3 15 15 26 32 26 13 0 21-8 26-19 6-13 11-34 11-35 0-3-3-3-4-3-4 0-4 1-5 6-6 23-13 43-27 43-9 0-10-9-10-16 0-8 0-11 2-17 17-68 33-135 50-203zM94 202c-2 6-2 7-7 13-15 19-30 24-40 24-17 0-22-19-22-33 0-17 11-60 19-76 11-21 27-34 41-34 23 0 28 29 28 31s-1 4-1 6c-6 23-12 46-18 69z">
              <text:p/>
            </draw:path>
            <draw:path draw:style-name="gr6" draw:text-style-name="P5" draw:layer="layout" svg:width="0.074cm" svg:height="0.165cm" svg:x="13.48cm" svg:y="11.682cm" svg:viewBox="0 0 75 166" svg:d="M69 9c0-4-3-9-10-9s-14 6-14 14c0 4 3 9 10 9s14-7 14-14zM18 134c-1 3-2 6-2 11 0 11 10 21 23 21 25 0 36-34 36-38 0-3-3-3-4-3-3 0-4 1-5 4-5 20-16 30-26 30-5 0-6-4-6-9 0-6 2-10 4-16s5-13 8-19c2-6 11-29 12-32 1-2 1-5 1-7 0-12-9-21-23-21-24 0-36 33-36 37 0 3 4 3 5 3 3 0 3-1 4-4 6-21 17-30 26-30 4 0 6 2 6 9 0 6-1 9-7 25-5 13-11 26-16 39z">
              <text:p/>
            </draw:path>
            <draw:path draw:style-name="gr6" draw:text-style-name="P5" draw:layer="layout" svg:width="0.04cm" svg:height="0.104cm" svg:x="13.616cm" svg:y="11.755cm" svg:viewBox="0 0 41 105" svg:d="M41 37c0-23-9-37-22-37-12 0-19 9-19 19 0 9 7 18 19 18 4 0 8-1 12-4 1-1 1-1 2-1 0 2 0 0 0 5 0 26-12 47-23 59-4 4-4 4-4 5 0 3 1 4 3 4 4 0 32-27 32-68z">
              <text:p/>
            </draw:path>
            <draw:path draw:style-name="gr6" draw:text-style-name="P5" draw:layer="layout" svg:width="0.166cm" svg:height="0.246cm" svg:x="13.756cm" svg:y="11.549cm" svg:viewBox="0 0 167 247" svg:d="M167 3c-1-1 0-3-4-3-5 0-39 3-45 3-3 1-5 3-5 7s3 4 9 4c17 0 17 3 17 6 0 2-1 5-1 7-7 28-14 56-21 84-6-13-16-23-32-23-41 0-85 52-85 103 0 33 19 56 47 56 7 0 24-1 45-26 3 15 16 26 32 26 13 0 21-8 26-19 6-13 11-34 11-35 0-3-3-3-4-3-4 0-4 1-5 6-6 23-12 43-27 43-9 0-10-9-10-16 0-8 0-11 2-17 17-68 33-135 50-203zM94 202c-2 6-2 7-7 13-15 19-30 24-39 24-18 0-23-19-23-33 0-17 11-60 19-76 11-21 27-34 41-34 23 0 28 29 28 31s-1 4-1 6c-6 23-12 46-18 69z">
              <text:p/>
            </draw:path>
            <draw:path draw:style-name="gr6" draw:text-style-name="P5" draw:layer="layout" svg:width="0.074cm" svg:height="0.165cm" svg:x="13.935cm" svg:y="11.682cm" svg:viewBox="0 0 75 166" svg:d="M69 9c0-4-3-9-10-9s-14 6-14 14c0 4 3 9 10 9s14-7 14-14zM18 134c-1 3-2 6-2 11 0 11 10 21 24 21 24 0 35-34 35-38 0-3-3-3-4-3-3 0-4 1-5 4-5 20-16 30-26 30-5 0-6-4-6-9 0-6 2-10 4-16 3-6 5-13 8-19 2-6 11-29 12-32 1-2 2-5 2-7 0-12-10-21-24-21-24 0-36 33-36 37 0 3 4 3 5 3 3 0 3-1 4-4 6-21 17-30 26-30 4 0 7 2 7 9 0 6-2 9-8 25-5 13-11 26-16 39z">
              <text:p/>
            </draw:path>
            <draw:path draw:style-name="gr6" draw:text-style-name="P5" draw:layer="layout" svg:width="0.18cm" svg:height="0.18cm" svg:x="14.041cm" svg:y="11.693cm" svg:viewBox="0 0 181 181" svg:d="M96 96c25 0 51 0 76 0 3 0 9 0 9-5 0-7-6-7-9-7-25 0-51 0-76 0 0-25 0-50 0-75 0-3 0-9-6-9s-6 5-6 9c0 25 0 50 0 75-25 0-50 0-75 0-4 0-9 0-9 6s5 6 9 6c25 0 50 0 75 0 0 25 0 51 0 76 0 3 0 9 6 9s6-6 6-9c0-25 0-51 0-76z">
              <text:p/>
            </draw:path>
            <draw:path draw:style-name="gr6" draw:text-style-name="P5" draw:layer="layout" svg:width="0.088cm" svg:height="0.162cm" svg:x="14.266cm" svg:y="11.682cm" svg:viewBox="0 0 89 163" svg:d="M56 7c0-7-1-7-8-7-16 15-38 16-48 16 0 3 0 5 0 8 6 0 22 0 36-7 0 42 0 84 0 126 0 8 0 11-25 11-3 0-6 0-9 0 0 3 0 6 0 9 4 0 34-1 43-1 8 0 39 1 44 1 0-3 0-6 0-9-3 0-6 0-9 0-24 0-24-3-24-11 0-45 0-91 0-136z">
              <text:p/>
            </draw:path>
            <draw:path draw:style-name="gr6" draw:text-style-name="P5" draw:layer="layout" svg:width="0.133cm" svg:height="0.631cm" svg:x="14.409cm" svg:y="11.388cm" svg:viewBox="0 0 134 632" svg:d="M134 316c0-101-24-208-93-287-5-5-18-19-26-27-3-2-3-2-8-2-3 0-7 0-7 4 0 1 2 3 3 3 11 13 30 32 52 71 38 67 52 154 52 238 0 153-42 246-105 310-1 1-2 2-2 3 0 3 4 3 7 3 5 0 5 0 9-2 33-29 71-78 95-152 15-48 23-105 23-162z">
              <text:p/>
            </draw:path>
            <draw:path draw:style-name="gr6" draw:text-style-name="P5" draw:layer="layout" svg:width="0.182cm" svg:height="0.223cm" svg:x="14.654cm" svg:y="11.637cm" svg:viewBox="0 0 183 224" svg:d="M27 198c-3 12-3 15-19 15-4 0-8 0-8 6 0 3 2 5 5 5 9 0 19-2 29-2 12 0 24 2 35 2 2 0 6 0 6-8 0-3-3-3-8-3-18 0-18-3-18-6 0-4 15-61 17-70 5 10 15 22 33 22 40 0 84-51 84-103 0-33-20-56-46-56-18 0-35 13-46 26-4-19-19-26-32-26-16 0-23 14-26 20-6 12-11 33-11 34 0 4 3 3 4 4 4 0 4-1 6-8 6-25 13-42 26-42 6 0 11 3 11 16 0 8-1 12-3 18-13 52-26 104-39 156zM89 46c2-10 12-20 18-25 12-11 23-13 29-13 14 0 22 12 22 33s-11 61-18 74c-12 25-29 36-42 36-23 0-27-29-27-31s0-1 1-5c6-23 11-46 17-69z">
              <text:p/>
            </draw:path>
            <draw:path draw:style-name="gr6" draw:text-style-name="P5" draw:layer="layout" svg:width="0.08cm" svg:height="0.35cm" svg:x="14.877cm" svg:y="11.529cm" svg:viewBox="0 0 81 351" svg:d="M81 348c0-1 0-2-6-8-44-44-55-111-55-164 0-62 14-123 57-167 4-4 4-5 4-6 0-2-1-3-3-3-4 0-35 24-56 68-18 39-22 78-22 108 0 27 4 69 23 109 21 43 51 66 55 66 2 0 3-1 3-3z">
              <text:p/>
            </draw:path>
            <draw:path draw:style-name="gr6" draw:text-style-name="P5" draw:layer="layout" svg:width="0.198cm" svg:height="0.16cm" svg:x="14.992cm" svg:y="11.634cm" svg:viewBox="0 0 199 161" svg:d="M175 17c-13 4-19 16-19 25 0 7 6 16 18 16s25-10 25-28-19-30-40-30c-20 0-33 15-38 21-8-15-28-21-48-21-44 0-68 43-68 54 0 5 5 5 8 5 4 0 7 0 8-4 10-32 36-43 50-43 13 0 20 7 20 18 0 6-5 26-8 38-4 16-8 33-12 49-6 21-18 32-30 32-2 0-10 0-17-6 13-3 19-15 19-24 0-8-6-16-18-16s-25 10-25 27c0 19 19 31 40 31 20 0 33-15 38-21 9 14 28 21 48 21 45 0 68-43 68-55 0-5-5-5-8-5-4 0-7 0-8 5-10 32-36 43-50 43-13 0-20-7-20-18 0-7 5-26 8-39 2-9 11-42 12-48 6-21 18-32 30-32 2 0 10 0 17 5z">
              <text:p/>
            </draw:path>
            <draw:path draw:style-name="gr6" draw:text-style-name="P5" draw:layer="layout" svg:width="0.073cm" svg:height="0.165cm" svg:x="15.222cm" svg:y="11.682cm" svg:viewBox="0 0 74 166" svg:d="M68 9c0-4-3-9-10-9-6 0-14 6-14 14 0 4 4 9 10 9 7 0 14-7 14-14zM18 134c-1 3-2 6-2 11 0 11 9 21 23 21 25 0 35-34 35-38 0-3-3-3-4-3-3 0-3 1-4 4-6 20-17 30-26 30-5 0-6-4-6-9 0-6 1-10 4-16 2-6 5-13 7-19 3-6 11-29 12-32 1-2 2-5 2-7 0-12-10-21-23-21-25 0-36 33-36 37 0 3 3 3 4 3 3 0 4-1 4-4 7-21 18-30 27-30 4 0 6 2 6 9 0 6-2 9-8 25-5 13-10 26-15 39z">
              <text:p/>
            </draw:path>
            <draw:path draw:style-name="gr6" draw:text-style-name="P5" draw:layer="layout" svg:width="0.013cm" svg:height="0.35cm" svg:x="15.369cm" svg:y="11.529cm" svg:viewBox="0 0 14 351" svg:d="M14 13c0-7 0-13-7-13s-7 6-7 13c0 109 0 217 0 326 0 6 0 12 7 12s7-6 7-12c0-109 0-217 0-326z">
              <text:p/>
            </draw:path>
            <draw:path draw:style-name="gr6" draw:text-style-name="P5" draw:layer="layout" svg:width="0.129cm" svg:height="0.158cm" svg:x="15.443cm" svg:y="11.637cm" svg:viewBox="0 0 130 159" svg:d="M119 24c-9 0-17 8-17 16 0 5 3 10 11 10 7 0 17-6 17-20 0-16-16-30-42-30-47 0-60 36-60 51 0 28 26 33 37 35 18 4 36 8 36 27 0 9-8 38-50 38-5 0-32 0-40-18 13 2 22-9 22-19 0-8-6-12-13-12-9 0-20 7-20 23 0 20 20 34 50 34 57 0 71-42 71-58 0-13-7-22-11-26-9-10-19-11-35-14-13-3-27-6-27-22 0-10 9-31 40-31 9 0 26 2 31 16z">
              <text:p/>
            </draw:path>
            <draw:path draw:style-name="gr6" draw:text-style-name="P5" draw:layer="layout" svg:width="0.074cm" svg:height="0.165cm" svg:x="15.601cm" svg:y="11.682cm" svg:viewBox="0 0 75 166" svg:d="M68 9c0-4-3-9-9-9-7 0-14 6-14 14 0 4 3 9 10 9s13-7 13-14zM18 134c-1 3-2 6-2 11 0 11 10 21 23 21 25 0 36-34 36-38 0-3-3-3-4-3-4 0-4 1-5 4-5 20-16 30-26 30-5 0-6-4-6-9 0-6 2-10 4-16s5-13 8-19c2-6 11-29 12-32 1-2 1-5 1-7 0-12-10-21-23-21-24 0-36 33-36 37 0 3 3 2 4 3 4 0 4-1 5-4 6-21 17-30 26-30 4 0 6 2 6 9 0 6-1 9-7 25-5 13-11 26-16 39z">
              <text:p/>
            </draw:path>
            <draw:path draw:style-name="gr6" draw:text-style-name="P5" draw:layer="layout" svg:width="0.08cm" svg:height="0.35cm" svg:x="15.727cm" svg:y="11.529cm" svg:viewBox="0 0 81 351" svg:d="M81 176c0-28-4-70-23-110-21-43-51-66-55-66-2 0-3 1-3 3 0 1 0 2 6 8 35 35 55 91 55 165 0 60-13 121-57 166-4 4-4 5-4 6 0 2 1 3 3 3 4 0 35-24 56-68 18-39 22-78 22-107z">
              <text:p/>
            </draw:path>
            <draw:path draw:style-name="gr6" draw:text-style-name="P5" draw:layer="layout" svg:width="0.183cm" svg:height="0.223cm" svg:x="15.832cm" svg:y="11.637cm" svg:viewBox="0 0 184 224" svg:d="M27 198c-3 12-3 15-19 15-4 0-8 0-8 6 0 3 2 5 5 5 9 0 19-2 29-2 12 0 24 2 35 2 2 0 6 0 6-8 0-3-3-3-8-3-18 0-18-3-18-6 0-4 15-61 18-70 4 10 14 22 32 22 41 0 85-51 85-103 0-33-20-56-47-56-18 0-35 13-46 26-4-19-19-26-32-26-16 0-23 14-26 20-6 12-11 33-11 34 0 4 3 3 4 4 4 0 4-1 6-8 6-25 13-42 26-42 6 0 11 3 11 16 0 8-1 12-2 18-13 52-27 104-40 156zM89 46c2-10 12-20 18-25 13-11 23-13 29-13 14 0 22 12 22 33s-11 61-18 74c-12 25-28 36-42 36-23 0-27-29-27-31s0-1 1-5c6-23 11-46 17-69z">
              <text:p/>
            </draw:path>
            <draw:path draw:style-name="gr6" draw:text-style-name="P5" draw:layer="layout" svg:width="0.08cm" svg:height="0.35cm" svg:x="16.055cm" svg:y="11.529cm" svg:viewBox="0 0 81 351" svg:d="M81 348c0-1 0-2-5-8-44-44-56-111-56-164 0-62 14-123 57-167 4-4 4-5 4-6 0-2-1-3-3-3-4 0-35 24-56 68-18 39-22 78-22 108 0 27 4 69 23 109 21 43 51 66 55 66 2 0 3-1 3-3z">
              <text:p/>
            </draw:path>
            <draw:path draw:style-name="gr6" draw:text-style-name="P5" draw:layer="layout" svg:width="0.128cm" svg:height="0.158cm" svg:x="16.175cm" svg:y="11.637cm" svg:viewBox="0 0 129 159" svg:d="M119 24c-10 0-17 8-17 16 0 5 3 10 11 10 7 0 16-6 16-20 0-16-15-30-41-30-47 0-60 36-60 51 0 28 26 33 36 35 19 4 37 8 37 27 0 9-8 38-50 38-5 0-32 0-40-18 13 2 22-9 22-19 0-8-6-12-13-12-9 0-20 7-20 23 0 20 20 34 50 34 57 0 71-42 71-58 0-13-7-22-11-26-9-10-20-11-35-14-13-3-27-6-27-22 0-10 9-31 40-31 8 0 26 2 31 16z">
              <text:p/>
            </draw:path>
            <draw:path draw:style-name="gr6" draw:text-style-name="P5" draw:layer="layout" svg:width="0.074cm" svg:height="0.165cm" svg:x="16.333cm" svg:y="11.682cm" svg:viewBox="0 0 75 166" svg:d="M68 9c0-4-3-9-10-9-6 0-13 6-13 14 0 4 3 9 9 9 8 0 14-7 14-14zM18 134c-1 3-2 6-2 11 0 11 10 21 23 21 25 0 36-34 36-38 0-3-3-2-4-3-4 0-4 1-5 4-6 20-16 30-26 30-5 0-6-4-6-9 0-6 2-10 4-16s5-13 8-19c2-6 11-29 12-32 0-2 1-5 1-7 0-12-10-21-23-21-25 0-36 33-36 37 0 3 3 2 4 3 4 0 4-1 5-4 6-21 17-30 26-30 4 0 6 2 6 9 0 6-1 9-7 25-5 13-11 26-16 39z">
              <text:p/>
            </draw:path>
            <draw:path draw:style-name="gr6" draw:text-style-name="P5" draw:layer="layout" svg:width="0.18cm" svg:height="0.18cm" svg:x="16.438cm" svg:y="11.693cm" svg:viewBox="0 0 181 181" svg:d="M97 96c25 0 50 0 75 0 3 0 9 0 9-5 0-7-5-7-9-7-25 0-50 0-75 0 0-25 0-50 0-75 0-3 0-9-6-9s-6 5-6 9c0 25 0 50 0 75-25 0-51 0-76 0-3 0-9 0-9 6s6 6 9 6c25 0 51 0 76 0 0 25 0 51 0 76 0 3 0 9 6 9s6-6 6-9c0-25 0-51 0-76z">
              <text:p/>
            </draw:path>
            <draw:path draw:style-name="gr6" draw:text-style-name="P5" draw:layer="layout" svg:width="0.088cm" svg:height="0.162cm" svg:x="16.664cm" svg:y="11.682cm" svg:viewBox="0 0 89 163" svg:d="M55 7c0-7 0-7-7-7-16 15-38 16-48 16 0 3 0 5 0 8 5 0 22 0 35-7 0 42 0 84 0 126 0 8 0 11-24 11-3 0-7 0-10 0 0 3 0 6 0 9 5 0 35-1 44-1 8 0 39 1 44 1 0-3 0-6 0-9-3 0-6 0-9 0-25 0-25-3-25-11 0-45 0-91 0-136z">
              <text:p/>
            </draw:path>
            <draw:path draw:style-name="gr6" draw:text-style-name="P5" draw:layer="layout" svg:width="0.013cm" svg:height="0.35cm" svg:x="16.836cm" svg:y="11.529cm" svg:viewBox="0 0 14 351" svg:d="M14 13c0-7 0-13-7-13s-7 6-7 13c0 109 0 217 0 326 0 6 0 12 7 12s7-6 7-12c0-109 0-217 0-326z">
              <text:p/>
            </draw:path>
            <draw:path draw:style-name="gr6" draw:text-style-name="P5" draw:layer="layout" svg:width="0.129cm" svg:height="0.158cm" svg:x="16.91cm" svg:y="11.637cm" svg:viewBox="0 0 130 159" svg:d="M119 24c-9 0-16 8-16 16 0 5 2 10 10 10 7 0 17-6 17-20 0-16-15-30-42-30-47 0-60 36-60 51 0 28 26 33 37 35 18 4 36 8 36 27 0 9-8 38-50 38-5 0-32 0-40-18 13 2 22-9 22-19 0-8-6-12-13-12-9 0-20 7-20 23 0 20 20 34 51 34 56 0 70-42 70-58 0-13-6-22-11-26-9-10-19-11-35-14-13-3-27-6-27-22 0-10 9-31 40-31 9 0 26 2 31 16z">
              <text:p/>
            </draw:path>
            <draw:path draw:style-name="gr6" draw:text-style-name="P5" draw:layer="layout" svg:width="0.074cm" svg:height="0.165cm" svg:x="17.068cm" svg:y="11.682cm" svg:viewBox="0 0 75 166" svg:d="M68 9c0-4-2-9-9-9s-14 6-14 14c0 4 3 9 10 9s13-7 13-14zM18 134c-1 3-2 6-2 11 0 11 10 21 23 21 25 0 36-34 36-38 0-3-3-3-4-3-4 0-4 1-5 4-5 20-16 30-26 30-5 0-6-4-6-9 0-6 2-10 4-16s5-13 8-19c2-6 11-29 12-32 1-2 1-5 1-7 0-12-9-21-23-21-24 0-36 33-36 37 0 3 3 2 4 3 4 0 4-1 5-4 6-21 17-30 26-30 4 0 6 2 6 9 0 6-1 9-7 25-5 13-11 26-16 39z">
              <text:p/>
            </draw:path>
            <draw:path draw:style-name="gr6" draw:text-style-name="P5" draw:layer="layout" svg:width="0.08cm" svg:height="0.35cm" svg:x="17.194cm" svg:y="11.529cm" svg:viewBox="0 0 81 351" svg:d="M81 176c0-28-4-70-23-110-21-43-51-66-55-66-2 0-3 1-3 3 0 1 0 2 6 8 35 35 55 91 55 165 0 60-13 121-57 166-4 4-4 5-4 6 0 2 1 3 3 3 4 0 35-24 56-68 18-39 22-78 22-107z">
              <text:p/>
            </draw:path>
            <draw:path draw:style-name="gr6" draw:text-style-name="P5" draw:layer="layout" svg:width="0.183cm" svg:height="0.223cm" svg:x="17.299cm" svg:y="11.637cm" svg:viewBox="0 0 184 224" svg:d="M27 198c-3 12-3 15-19 15-4 0-8 0-8 6 0 3 2 5 5 5 9 0 19-2 29-2 12 0 24 2 35 2 2 0 6 0 6-8 0-3-3-3-8-3-18 0-18-3-18-6 0-4 15-61 18-70 4 10 14 22 32 22 41 0 85-51 85-103 0-33-20-56-47-56-18 0-35 13-46 26-4-19-19-26-32-26-16 0-23 14-26 20-6 12-11 33-11 34 0 4 4 4 5 4 3 0 3-1 6-8 5-25 13-42 25-42 6 0 11 3 11 16 0 8-1 12-2 18-13 52-27 104-40 156zM89 46c3-10 12-20 18-25 13-11 23-13 29-13 14 0 22 12 22 33s-11 61-18 74c-12 25-28 36-41 36-24 0-28-29-28-31s0-1 1-5c6-23 11-46 17-69z">
              <text:p/>
            </draw:path>
            <draw:path draw:style-name="gr6" draw:text-style-name="P5" draw:layer="layout" svg:width="0.081cm" svg:height="0.35cm" svg:x="17.522cm" svg:y="11.529cm" svg:viewBox="0 0 82 351" svg:d="M82 348c0-1 0-2-6-8-44-44-56-111-56-164 0-62 14-123 57-167 5-4 5-5 5-6 0-2-2-3-4-3-3 0-35 24-56 68-18 39-22 78-22 108 0 27 4 69 23 109 21 43 52 66 55 66 2 0 4-1 4-3z">
              <text:p/>
            </draw:path>
            <draw:path draw:style-name="gr6" draw:text-style-name="P5" draw:layer="layout" svg:width="0.166cm" svg:height="0.246cm" svg:x="17.638cm" svg:y="11.549cm" svg:viewBox="0 0 167 247" svg:d="M167 3c-1-1 0-3-4-3-6 0-39 3-45 3-3 1-5 3-5 7s3 4 9 4c16 0 17 3 17 6 0 2-1 5-1 7-7 28-14 56-21 84-6-13-17-23-32-23-41 0-85 52-85 103 0 33 19 56 47 56 7 0 24-1 45-26 3 15 16 26 32 26 13 0 21-8 26-19 6-13 11-34 11-35 0-3-3-3-4-3-4 0-4 1-5 6-6 23-13 43-27 43-9 0-10-9-10-16 0-8 0-11 2-17 17-68 33-135 50-203zM94 202c-2 6-2 7-7 13-15 19-30 24-40 24-17 0-22-19-22-33 0-17 11-60 19-76 11-21 27-34 41-34 23 0 28 29 28 31s-1 4-1 6c-6 23-12 46-18 69z">
              <text:p/>
            </draw:path>
            <draw:path draw:style-name="gr6" draw:text-style-name="P5" draw:layer="layout" svg:width="0.074cm" svg:height="0.165cm" svg:x="17.818cm" svg:y="11.682cm" svg:viewBox="0 0 75 166" svg:d="M69 9c0-4-3-9-10-9s-14 6-14 14c0 4 3 9 10 9s14-7 14-14zM18 134c-1 3-2 6-2 11 0 11 10 21 24 21 24 0 35-34 35-38 0-3-3-3-4-3-3 0-4 1-5 4-5 20-16 30-26 30-5 0-6-4-6-9 0-6 2-10 4-16s5-13 8-19c2-6 11-29 12-32 1-2 1-5 1-7 0-12-9-21-23-21-24 0-36 33-36 37 0 3 4 3 5 3 3 0 3-1 4-4 6-21 17-30 26-30 4 0 6 2 6 9 0 6-1 9-7 25-5 13-11 26-16 39z">
              <text:p/>
            </draw:path>
            <draw:path draw:style-name="gr6" draw:text-style-name="P5" draw:layer="layout" svg:width="0.181cm" svg:height="0.18cm" svg:x="17.923cm" svg:y="11.693cm" svg:viewBox="0 0 182 181" svg:d="M97 96c25 0 50 0 75 0 4 0 10 0 10-5 0-7-6-7-10-7-25 0-50 0-75 0 0-25 0-50 0-75 0-3 0-9-6-9s-6 5-6 9c0 25 0 50 0 75-25 0-50 0-75 0-4 0-10 0-10 6s6 6 10 6c25 0 50 0 75 0 0 25 0 51 0 76 0 3 0 9 6 9s6-6 6-9c0-25 0-51 0-76z">
              <text:p/>
            </draw:path>
            <draw:path draw:style-name="gr6" draw:text-style-name="P5" draw:layer="layout" svg:width="0.088cm" svg:height="0.162cm" svg:x="18.149cm" svg:y="11.682cm" svg:viewBox="0 0 89 163" svg:d="M55 7c0-7 0-7-7-7-16 15-38 16-48 16 0 3 0 5 0 8 6 0 22 0 35-7 0 42 0 84 0 126 0 8 0 11-24 11-3 0-6 0-9 0 0 3 0 6 0 9 4 0 34-1 43-1 8 0 39 1 44 1 0-3 0-6 0-9-3 0-6 0-9 0-25 0-25-3-25-11 0-45 0-91 0-136z">
              <text:p/>
            </draw:path>
            <draw:path draw:style-name="gr6" draw:text-style-name="P5" draw:layer="layout" svg:width="0.014cm" svg:height="0.35cm" svg:x="18.321cm" svg:y="11.529cm" svg:viewBox="0 0 15 351" svg:d="M15 13c0-7 0-13-7-13-8 0-8 6-8 13 0 109 0 217 0 326 0 6 0 12 8 12 7 0 7-6 7-12 0-109 0-217 0-326z">
              <text:p/>
            </draw:path>
            <draw:path draw:style-name="gr6" draw:text-style-name="P5" draw:layer="layout" svg:width="0.167cm" svg:height="0.246cm" svg:x="18.391cm" svg:y="11.549cm" svg:viewBox="0 0 168 247" svg:d="M168 3c-2-1 0-3-5-3s-39 3-45 3c-2 1-4 3-4 7s3 4 8 4c17 0 18 3 18 6-1 2-1 5-2 7-7 28-14 56-21 84-6-13-16-23-32-23-41 0-85 52-85 103 0 33 20 56 47 56 7 0 25-1 46-26 3 15 15 26 32 26 12 0 20-8 26-19 6-13 10-34 10-35 0-3-3-3-4-3-3 0-4 1-5 6-6 23-12 43-27 43-9 0-10-9-10-16 0-8 1-11 2-17 17-68 34-135 51-203zM95 202c-2 6-2 7-8 13-15 19-29 24-39 24-18 0-23-19-23-33 0-17 12-60 20-76 11-21 26-34 40-34 23 0 28 29 28 31s-1 4-1 6c-6 23-11 46-17 69z">
              <text:p/>
            </draw:path>
            <draw:path draw:style-name="gr6" draw:text-style-name="P5" draw:layer="layout" svg:width="0.073cm" svg:height="0.165cm" svg:x="18.572cm" svg:y="11.682cm" svg:viewBox="0 0 74 166" svg:d="M68 9c0-4-3-9-10-9s-14 6-14 14c0 4 3 9 10 9s14-7 14-14zM18 134c-1 3-2 6-2 11 0 11 9 21 23 21 24 0 35-34 35-38 0-3-3-3-4-3-3 0-3 1-4 4-6 20-17 30-26 30-5 0-7-4-7-9 0-6 2-10 4-16 3-6 6-13 8-19s11-29 12-32c1-2 2-5 2-7 0-12-10-21-24-21-24 0-35 33-35 37 0 3 3 3 4 3 3 0 4-1 4-4 7-21 18-30 27-30 4 0 6 2 6 9 0 6-2 9-8 25-5 13-10 26-15 39z">
              <text:p/>
            </draw:path>
            <draw:path draw:style-name="gr6" draw:text-style-name="P5" draw:layer="layout" svg:width="0.081cm" svg:height="0.35cm" svg:x="18.697cm" svg:y="11.529cm" svg:viewBox="0 0 82 351" svg:d="M82 176c0-28-4-70-23-110-22-43-52-66-55-66-2 0-4 1-4 3 0 1 0 2 7 8 34 35 54 91 54 165 0 60-13 121-56 166-5 4-5 5-5 6 0 2 2 3 4 3 3 0 35-24 56-68 18-39 22-78 22-107z">
              <text:p/>
            </draw:path>
          </draw:g>
        </draw:g>
        <draw:g draw:style-name="gr5">
          <svg:title>TexMaths</svg:title>
          <svg:desc>10§latex§\begin{align*}
&amp; I_0 = i\beta + d_i \\[-1mm]
&amp; I_1 = i\beta + \beta -1 + d_{i+1}
\end{align*}§svg§600§TRUE§</svg:desc>
          <draw:g>
            <draw:path draw:style-name="gr6" draw:text-style-name="P5" draw:layer="layout" svg:width="0.162cm" svg:height="0.239cm" svg:x="15.296cm" svg:y="10.47cm" svg:viewBox="0 0 163 240" svg:d="M119 27c4-13 5-16 32-16 9 0 12 0 12-7 0-4-4-4-6-4-10 0-36 1-46 1-11 0-36-1-47-1-2 0-7 0-7 7 0 4 3 4 10 4 15 0 24 0 24 7 0 1 0 2 0 5-16 63-32 126-48 189-3 13-4 17-32 17-8 0-11 0-11 7 0 4 4 4 5 4 10 0 36-1 46-1 11 0 37 1 47 1 3 0 7 0 7-7 0-4-2-4-10-4-7 0-8 0-15-1-8-1-9-2-9-6 0-3 1-5 1-8 16-63 31-125 47-187z">
              <text:p/>
            </draw:path>
            <draw:path draw:style-name="gr6" draw:text-style-name="P5" draw:layer="layout" svg:width="0.113cm" svg:height="0.167cm" svg:x="15.451cm" svg:y="10.599cm" svg:viewBox="0 0 114 168" svg:d="M114 85c0-27-3-46-14-64-8-11-23-21-43-21-57 0-57 67-57 85s0 83 57 83 57-65 57-83zM57 161c-11 0-26-6-31-26-3-15-3-35-3-53s0-37 3-50c5-20 21-25 31-25 14 0 26 8 31 23 4 13 4 30 4 52 0 18 0 36-3 52-5 22-22 27-32 27z">
              <text:p/>
            </draw:path>
            <draw:path draw:style-name="gr6" draw:text-style-name="P5" draw:layer="layout" svg:width="0.233cm" svg:height="0.081cm" svg:x="15.713cm" svg:y="10.58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091cm" svg:height="0.235cm" svg:x="16.075cm" svg:y="10.478cm" svg:viewBox="0 0 92 236" svg:d="M89 12c0-7-5-12-13-12-9 0-19 9-19 18 0 7 5 13 14 13 8 0 18-8 18-19zM63 144c4-10 4-10 7-20 3-7 5-12 5-19 0-15-11-28-29-28-33 0-46 51-46 54s3 3 4 3c3 0 4 0 5-6 10-33 24-44 36-44 3 0 9 0 9 12 0 7-3 14-4 18-3 9-19 50-24 65-4 9-8 20-8 28 0 16 11 29 28 29 33 0 46-51 46-54 0-4-3-4-4-4-3 0-3 1-5 6-6 23-18 44-36 44-6 0-8-4-8-12s2-13 10-35c5-13 9-25 14-37z">
              <text:p/>
            </draw:path>
            <draw:path draw:style-name="gr6" draw:text-style-name="P5" draw:layer="layout" svg:width="0.19cm" svg:height="0.315cm" svg:x="16.196cm" svg:y="10.462cm" svg:viewBox="0 0 191 316" svg:d="M191 48c0-26-19-48-47-48-21 0-31 6-43 15-19 14-38 48-45 74-19 74-37 148-56 223 0 2 1 4 4 4s4-1 4-2c8-33 17-65 25-97 7 21 22 34 48 34 25 0 52-12 68-27 16-17 28-39 28-65 0-25-13-44-26-52 20-12 40-34 40-59zM128 106c-4 2-8 3-17 3-5 0-12 0-15-2 1-3 13-2 17-2 8 0 11 0 15 1zM172 40c0 25-14 50-32 61-9-4-16-4-27-4-7 0-27-1-27 11 0 10 18 9 24 9 13 0 19-1 29-5 13 13 15 23 16 40 0 20-8 46-18 60-14 19-37 32-57 32-27 0-40-21-40-46 0-3 0-8 1-15 8-30 15-59 23-89s33-86 75-86c21 0 33 11 33 32z">
              <text:p/>
            </draw:path>
            <draw:path draw:style-name="gr6" draw:text-style-name="P5" draw:layer="layout" svg:width="0.233cm" svg:height="0.233cm" svg:x="16.5cm" svg:y="10.505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6" draw:text-style-name="P5" draw:layer="layout" svg:width="0.166cm" svg:height="0.247cm" svg:x="16.846cm" svg:y="10.466cm" svg:viewBox="0 0 167 248" svg:d="M167 4c-1-1 0-4-4-4-5 0-39 3-45 4-3 0-5 2-5 7 0 4 3 4 9 4 17 0 17 2 17 6 0 2-1 5-1 7-7 28-14 55-21 83-6-13-16-22-32-22-41 0-85 51-85 102 0 33 19 57 47 57 7 0 24-2 46-27 2 15 15 27 32 27 12 0 20-8 26-20 5-12 7-23 10-34 0-4-3-4-4-4-4 0-4 1-5 6-6 23-12 44-27 44-9 0-10-9-10-16 0-9 0-11 2-17 17-68 33-135 50-203zM94 202c-1 6-1 7-7 13-15 19-30 25-39 25-18 0-23-19-23-33 0-18 11-61 19-77 11-21 27-34 41-34 23 0 28 29 28 31s-1 4-1 6c-6 23-12 46-18 69z">
              <text:p/>
            </draw:path>
            <draw:path draw:style-name="gr6" draw:text-style-name="P5" draw:layer="layout" svg:width="0.073cm" svg:height="0.164cm" svg:x="17.026cm" svg:y="10.6cm" svg:viewBox="0 0 74 165" svg:d="M68 9c0-4-3-9-10-9s-14 6-14 13c0 4 3 9 10 9s14-6 14-13zM17 134c-1 3-2 6-2 10 0 12 10 21 24 21 24 0 35-34 35-38 0-3-3-3-4-3-3 0-4 2-5 4-5 20-16 30-26 30-5 0-6-3-6-9 0-5 2-10 4-15 3-7 5-14 8-20 2-6 11-28 12-31s2-6 2-8c0-12-10-21-24-21-24 0-35 33-35 38 0 3 3 3 4 3 3 0 3-1 4-4 7-21 17-30 26-30 4 0 7 2 7 9 0 5-2 9-8 24-5 13-11 27-16 40z">
              <text:p/>
            </draw:path>
            <draw:path draw:style-name="gr6" draw:text-style-name="P5" draw:layer="layout" svg:width="0.162cm" svg:height="0.238cm" svg:x="15.296cm" svg:y="10.896cm" svg:viewBox="0 0 163 239" svg:d="M119 27c4-13 5-16 32-16 9 0 12 0 12-7 0-4-4-4-6-4-10 0-36 1-46 1-11 0-36-1-47-1-2 0-7 0-7 7 0 4 3 4 10 4 15 0 24 0 24 6 0 2 0 3 0 6-16 63-32 126-48 189-3 13-4 16-32 16-8 0-11 0-11 8 0 3 4 3 5 3 10 0 36-1 46-1 11 0 37 1 47 1 3 0 7 0 7-6 0-5-2-5-10-5-7 0-8 0-15 0-8-1-9-2-9-6 0-3 1-6 1-8 16-63 31-125 47-187z">
              <text:p/>
            </draw:path>
            <draw:path draw:style-name="gr6" draw:text-style-name="P5" draw:layer="layout" svg:width="0.089cm" svg:height="0.162cm" svg:x="15.465cm" svg:y="11.025cm" svg:viewBox="0 0 90 163" svg:d="M56 7c0-7-1-7-8-7-15 15-38 16-48 16 0 3 0 5 0 8 6 0 22 0 36-6 0 42 0 83 0 125 0 8 0 11-25 11-3 0-6 0-9 0 0 3 0 6 0 9 4 0 35-1 44-1 7 0 38 1 44 1 0-3 0-6 0-9-3 0-7 0-10 0-24 0-24-3-24-11 0-45 0-91 0-136z">
              <text:p/>
            </draw:path>
            <draw:path draw:style-name="gr6" draw:text-style-name="P5" draw:layer="layout" svg:width="0.233cm" svg:height="0.081cm" svg:x="15.713cm" svg:y="11.00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091cm" svg:height="0.235cm" svg:x="16.075cm" svg:y="10.903cm" svg:viewBox="0 0 92 236" svg:d="M89 13c0-7-5-13-13-13-9 0-19 10-19 19 0 7 5 13 14 13 8 0 18-8 18-19zM63 145c4-10 4-11 7-20 3-7 5-12 5-19 0-16-11-29-29-29-33 0-46 51-46 54 0 4 3 4 4 4 3 0 4-1 5-7 10-33 24-43 36-43 3 0 9 0 9 11 0 8-3 15-4 18-3 10-19 50-24 65-4 9-8 21-8 28 0 17 11 29 28 29 33 0 46-51 46-54s-3-3-4-3c-3 0-3 1-5 6-6 22-18 44-36 44-6 0-8-4-8-12 0-9 2-14 10-35 5-13 9-25 14-37z">
              <text:p/>
            </draw:path>
            <draw:path draw:style-name="gr6" draw:text-style-name="P5" draw:layer="layout" svg:width="0.19cm" svg:height="0.314cm" svg:x="16.196cm" svg:y="10.888cm" svg:viewBox="0 0 191 315" svg:d="M191 48c0-27-19-48-47-48-21 0-31 5-43 14-19 14-38 48-45 75-19 74-37 148-56 223 0 1 1 3 4 3s4 0 4-1c8-33 17-65 25-97 7 21 22 34 48 34 25 0 52-12 68-28s28-38 28-64-13-44-26-53c20-11 40-33 40-58zM128 106c-4 2-8 2-17 2-5 0-12 1-15-1 1-4 13-3 17-3 8 0 11 0 15 2zM172 40c0 24-14 49-32 60-9-3-16-4-27-4-7 0-27 0-27 11 0 10 18 9 24 9 13 0 19 0 29-4 13 12 15 23 16 39 0 21-8 47-18 61-14 19-37 31-57 31-27 0-40-20-40-45 0-4 0-9 1-16 8-30 15-59 23-88 8-31 33-86 75-86 21 0 33 11 33 32z">
              <text:p/>
            </draw:path>
            <draw:path draw:style-name="gr6" draw:text-style-name="P5" draw:layer="layout" svg:width="0.233cm" svg:height="0.232cm" svg:x="16.5cm" svg:y="10.931cm" svg:viewBox="0 0 234 233" svg:d="M124 124c33 0 65 0 98 0 5 0 12 0 12-7s-7-7-12-7c-33 0-65 0-98 0 0-33 0-66 0-99 0-5 0-11-7-11s-7 6-7 11c0 33 0 66 0 99-33 0-65 0-98 0-5 0-12 0-12 7s7 7 12 7c33 0 65 0 98 0 0 32 0 65 0 98 0 5 0 11 7 11s7-6 7-11c0-33 0-66 0-98z">
              <text:p/>
            </draw:path>
            <draw:path draw:style-name="gr6" draw:text-style-name="P5" draw:layer="layout" svg:width="0.19cm" svg:height="0.314cm" svg:x="16.842cm" svg:y="10.888cm" svg:viewBox="0 0 191 315" svg:d="M191 48c0-27-19-48-48-48-20 0-30 5-42 14-20 14-39 48-45 75-18 74-37 148-56 223-1 1 1 3 4 3s4 0 4-1c9-33 17-65 25-97 6 21 22 34 47 34 26 0 52-12 68-28 17-16 28-38 28-64s-13-44-25-53c20-11 40-33 40-58zM128 106c-5 2-9 2-17 2-5 0-12 1-15-1 0-4 13-3 17-3 7 0 10 0 15 2zM171 40c0 24-13 49-31 60-10-3-17-4-27-4-8 0-27 0-27 11-1 10 18 9 24 9 13 0 18 0 29-4 13 12 15 23 15 39 1 21-8 47-17 61-14 19-38 31-58 31-26 0-40-20-40-45 0-4 0-9 2-16 8-30 16-59 23-88 7-31 33-86 75-86 20 0 32 11 32 32z">
              <text:p/>
            </draw:path>
            <draw:path draw:style-name="gr6" draw:text-style-name="P5" draw:layer="layout" svg:width="0.213cm" svg:height="0.013cm" svg:x="17.156cm" svg:y="11.041cm" svg:viewBox="0 0 214 14" svg:d="M202 14c6 0 12 0 12-7s-6-7-12-7c-63 0-127 0-190 0-6 0-12 0-12 7s6 7 12 7c63 0 127 0 190 0z">
              <text:p/>
            </draw:path>
            <draw:path draw:style-name="gr6" draw:text-style-name="P5" draw:layer="layout" svg:width="0.115cm" svg:height="0.232cm" svg:x="17.509cm" svg:y="10.902cm" svg:viewBox="0 0 116 233" svg:d="M72 9c0-9 0-9-8-9-22 22-53 22-64 22 0 4 0 7 0 11 7 0 28 0 46-9 0 61 0 121 0 182 0 12-1 16-33 16-4 0-7 0-11 0 0 3 0 7 0 11 12-1 43-1 57-1s45 0 57 1c0-4 0-8 0-11-4 0-7 0-11 0-32 0-33-3-33-16 0-66 0-131 0-197z">
              <text:p/>
            </draw:path>
            <draw:path draw:style-name="gr6" draw:text-style-name="P5" draw:layer="layout" svg:width="0.233cm" svg:height="0.232cm" svg:x="17.751cm" svg:y="10.931cm" svg:viewBox="0 0 234 233" svg:d="M124 124c33 0 65 0 98 0 5 0 12 0 12-7s-7-7-12-7c-33 0-65 0-98 0 0-33 0-66 0-99 0-5 0-11-7-11s-7 6-7 11c0 33 0 66 0 99-33 0-65 0-98 0-5 0-12 0-12 7s7 7 12 7c33 0 65 0 98 0 0 32 0 65 0 98 0 5 0 11 7 11s7-6 7-11c0-33 0-66 0-98z">
              <text:p/>
            </draw:path>
            <draw:path draw:style-name="gr6" draw:text-style-name="P5" draw:layer="layout" svg:width="0.166cm" svg:height="0.246cm" svg:x="18.097cm" svg:y="10.892cm" svg:viewBox="0 0 167 247" svg:d="M167 4c0-1 0-4-5-4s-38 3-44 4c-3 0-5 2-5 6 0 5 3 5 8 5 17 0 18 2 18 6 0 2-1 5-1 7-7 28-14 55-21 83-7-13-17-23-33-23-41 0-84 52-84 103 0 33 19 56 47 56 7 0 24-1 45-26 3 15 15 26 32 26 12 0 21-8 26-19 6-13 11-34 11-35 0-3-3-3-4-3-4 0-4 1-5 6-6 23-13 44-27 44-10 0-11-10-11-17 0-8 1-11 2-16 17-68 34-135 51-203zM94 202c-2 6-2 7-7 13-16 19-30 25-40 25-17 0-22-20-22-33 0-18 11-61 19-77 11-21 27-34 41-34 23 0 28 29 28 31s-1 4-1 6c-6 23-12 46-18 69z">
              <text:p/>
            </draw:path>
            <draw:path draw:style-name="gr6" draw:text-style-name="P5" draw:layer="layout" svg:width="0.074cm" svg:height="0.164cm" svg:x="18.277cm" svg:y="11.025cm" svg:viewBox="0 0 75 165" svg:d="M68 9c0-3-3-9-10-9-6 0-13 7-13 14 0 4 3 9 10 9s13-7 13-14zM18 134c-1 3-2 6-2 11 0 11 10 20 23 20 25 0 36-33 36-37 0-3-3-2-4-3-4 0-4 1-5 4-6 20-16 30-26 30-5 0-6-4-6-9 0-6 2-10 4-16s5-13 8-19c2-6 11-29 12-32 0-2 1-5 1-7 0-12-10-21-23-21-25 0-36 33-36 37 0 3 3 2 4 3 4 0 4-1 5-3 6-22 17-30 26-30 4 0 6 2 6 8s-1 9-7 25c-5 13-11 26-16 39z">
              <text:p/>
            </draw:path>
            <draw:path draw:style-name="gr6" draw:text-style-name="P5" draw:layer="layout" svg:width="0.18cm" svg:height="0.18cm" svg:x="18.382cm" svg:y="11.036cm" svg:viewBox="0 0 181 181" svg:d="M97 96c25 0 50 0 75 0 3 0 9 0 9-5 0-7-5-7-9-7-25 0-50 0-75 0 0-25 0-50 0-75 0-3 0-9-6-9s-6 6-6 9c0 25 0 50 0 75-25 0-51 0-76 0-3 0-9 0-9 6s6 6 9 6c25 0 51 0 76 0 0 25 0 50 0 76 0 3 0 9 6 9s6-6 6-9c0-26 0-51 0-76z">
              <text:p/>
            </draw:path>
            <draw:path draw:style-name="gr6" draw:text-style-name="P5" draw:layer="layout" svg:width="0.089cm" svg:height="0.162cm" svg:x="18.607cm" svg:y="11.025cm" svg:viewBox="0 0 90 163" svg:d="M56 7c0-7 0-7-7-7-16 15-38 16-49 16 0 3 0 5 0 8 6 0 23 0 36-6 0 42 0 83 0 125 0 8 0 11-24 11-3 0-7 0-10 0 0 3 0 6 0 9 5 0 35-1 44-1 8 0 39 1 44 1 0-3 0-6 0-9-3 0-6 0-9 0-25 0-25-3-25-11 0-45 0-91 0-136z">
              <text:p/>
            </draw:path>
          </draw:g>
        </draw:g>
        <draw:frame draw:style-name="gr30" draw:text-style-name="P3" draw:layer="layout" svg:width="2.635cm" svg:height="0.395cm" svg:x="1.308cm" svg:y="8.21cm">
          <draw:text-box>
            <text:p><text:span text:style-name="T2">[constraint trellis]</text:span></text:p>
          </draw:text-box>
        </draw:frame>
        <draw:frame draw:style-name="gr31" draw:text-style-name="P2" draw:layer="layout" svg:width="0.629cm" svg:height="0.319cm" svg:x="1.402cm" svg:y="8.802cm">
          <draw:text-box>
            <text:p><text:span text:style-name="T1">0000</text:span></text:p>
          </draw:text-box>
        </draw:frame>
        <draw:custom-shape draw:style-name="gr26" draw:text-style-name="P7" draw:layer="layout" svg:width="0.2cm" svg:height="0.2cm" svg:x="2.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2.101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2.102cm" svg:y="9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2.103cm" svg:y="9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" draw:layer="layout" svg:width="0.629cm" svg:height="0.319cm" svg:x="1.403cm" svg:y="9.103cm">
          <draw:text-box>
            <text:p><text:span text:style-name="T1">0001</text:span></text:p>
          </draw:text-box>
        </draw:frame>
        <draw:frame draw:style-name="gr31" draw:text-style-name="P2" draw:layer="layout" svg:width="0.629cm" svg:height="0.319cm" svg:x="1.404cm" svg:y="9.404cm">
          <draw:text-box>
            <text:p><text:span text:style-name="T1">0010</text:span></text:p>
          </draw:text-box>
        </draw:frame>
        <draw:frame draw:style-name="gr32" draw:text-style-name="P2" draw:layer="layout" svg:width="0.607cm" svg:height="0.319cm" svg:x="1.405cm" svg:y="9.705cm">
          <draw:text-box>
            <text:p><text:span text:style-name="T1">0011</text:span></text:p>
          </draw:text-box>
        </draw:frame>
        <draw:frame draw:style-name="gr31" draw:text-style-name="P2" draw:layer="layout" svg:width="0.629cm" svg:height="0.319cm" svg:x="1.403cm" svg:y="10.002cm">
          <draw:text-box>
            <text:p><text:span text:style-name="T1">0100</text:span></text:p>
          </draw:text-box>
        </draw:frame>
        <draw:custom-shape draw:style-name="gr26" draw:text-style-name="P7" draw:layer="layout" svg:width="0.2cm" svg:height="0.2cm" svg:x="2.101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2.102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2.103cm" svg:y="10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2.104cm" svg:y="1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" draw:layer="layout" svg:width="0.629cm" svg:height="0.319cm" svg:x="1.404cm" svg:y="10.303cm">
          <draw:text-box>
            <text:p><text:span text:style-name="T1">0101</text:span></text:p>
          </draw:text-box>
        </draw:frame>
        <draw:frame draw:style-name="gr32" draw:text-style-name="P2" draw:layer="layout" svg:width="0.607cm" svg:height="0.319cm" svg:x="1.405cm" svg:y="10.604cm">
          <draw:text-box>
            <text:p><text:span text:style-name="T1">0110</text:span></text:p>
          </draw:text-box>
        </draw:frame>
        <draw:frame draw:style-name="gr33" draw:text-style-name="P2" draw:layer="layout" svg:width="0.586cm" svg:height="0.319cm" svg:x="1.406cm" svg:y="10.905cm">
          <draw:text-box>
            <text:p><text:span text:style-name="T1">0111</text:span></text:p>
          </draw:text-box>
        </draw:frame>
        <draw:custom-shape draw:style-name="gr26" draw:text-style-name="P7" draw:layer="layout" svg:width="0.2cm" svg:height="0.2cm" svg:x="2.101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2.102cm" svg:y="1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2.103cm" svg:y="11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2.104cm" svg:y="12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2.102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2.103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2.104cm" svg:y="13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2.105cm" svg:y="13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3.702cm" svg:y="8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3.703cm" svg:y="9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3.704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3.705cm" svg:y="9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3.703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3.704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3.705cm" svg:y="10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3.706cm" svg:y="1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3.703cm" svg:y="1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3.704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3.705cm" svg:y="11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3.706cm" svg:y="12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3.704cm" svg:y="1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3.705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3.706cm" svg:y="13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3.707cm" svg:y="13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3" draw:layer="layout" svg:width="6.809cm" svg:height="0.395cm" svg:x="1.408cm" svg:y="13.811cm">
          <draw:text-box>
            <text:p><text:span text:style-name="T2">(1) delete nodes/paths of forbidden patterns</text:span></text:p>
          </draw:text-box>
        </draw:frame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6cm" svg:x="4.437cm" svg:y="9.514cm" svg:viewBox="0 0 37 37" svg:d="M37 19c0-11-8-19-18-19s-19 9-19 19c0 11 9 18 19 18s18-8 18-18z">
              <text:p/>
            </draw:path>
            <draw:path draw:style-name="gr6" draw:text-style-name="P5" draw:layer="layout" svg:width="0.036cm" svg:height="0.036cm" svg:x="4.593cm" svg:y="9.514cm" svg:viewBox="0 0 37 37" svg:d="M37 19c0-11-7-19-18-19-10 0-19 9-19 19 0 11 9 18 19 18 11 0 18-8 18-18z">
              <text:p/>
            </draw:path>
            <draw:path draw:style-name="gr6" draw:text-style-name="P5" draw:layer="layout" svg:width="0.036cm" svg:height="0.036cm" svg:x="4.749cm" svg:y="9.514cm" svg:viewBox="0 0 37 37" svg:d="M37 19c0-11-9-19-19-19s-18 9-18 19c0 11 8 18 18 18s19-8 19-18z">
              <text:p/>
            </draw:path>
          </draw:g>
        </draw:g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6cm" svg:x="4.438cm" svg:y="12.915cm" svg:viewBox="0 0 37 37" svg:d="M37 19c0-11-8-19-18-19s-19 9-19 19c0 11 9 18 19 18s18-8 18-18z">
              <text:p/>
            </draw:path>
            <draw:path draw:style-name="gr6" draw:text-style-name="P5" draw:layer="layout" svg:width="0.036cm" svg:height="0.036cm" svg:x="4.594cm" svg:y="12.915cm" svg:viewBox="0 0 37 37" svg:d="M37 19c0-11-7-19-18-19-10 0-19 9-19 19 0 11 9 18 19 18 11 0 18-8 18-18z">
              <text:p/>
            </draw:path>
            <draw:path draw:style-name="gr6" draw:text-style-name="P5" draw:layer="layout" svg:width="0.036cm" svg:height="0.036cm" svg:x="4.75cm" svg:y="12.915cm" svg:viewBox="0 0 37 37" svg:d="M37 19c0-11-9-19-19-19s-18 9-18 19c0 11 8 18 18 18s19-8 19-18z">
              <text:p/>
            </draw:path>
          </draw:g>
        </draw:g>
        <draw:g draw:style-name="gr5">
          <svg:title>TexMaths</svg:title>
          <svg:desc>10§display§0§svg§600§TRUE§</svg:desc>
          <draw:g>
            <draw:path draw:style-name="gr6" draw:text-style-name="P5" draw:layer="layout" svg:width="0.145cm" svg:height="0.239cm" svg:x="2.938cm" svg:y="8.713cm" svg:viewBox="0 0 146 240" svg:d="M146 121c0-28-2-56-14-82-16-33-45-39-58-39-22 0-47 9-61 42-12 24-13 51-13 79 0 25 1 57 15 84 15 28 41 35 58 35 18 0 45-7 60-41 11-24 13-51 13-78zM73 232c-14 0-34-8-40-42-4-21-4-53-4-73 0-22 0-46 2-64 7-42 33-45 42-45 11 0 34 6 40 41 4 19 4 46 4 68 0 25 0 49-4 72-5 33-25 43-40 43z">
              <text:p/>
            </draw:path>
          </draw:g>
        </draw:g>
        <draw:g draw:style-name="gr5">
          <svg:title>TexMaths</svg:title>
          <svg:desc>10§display§\beta-1§svg§600§TRUE§</svg:desc>
          <draw:g>
            <draw:path draw:style-name="gr6" draw:text-style-name="P5" draw:layer="layout" svg:width="0.19cm" svg:height="0.314cm" svg:x="5.838cm" svg:y="8.715cm" svg:viewBox="0 0 191 315" svg:d="M191 48c0-26-19-48-48-48-20 0-30 6-42 15-19 14-39 48-45 75-18 74-37 147-56 221-1 2 1 4 4 4s4-1 4-2c9-32 17-64 25-97 6 21 23 34 48 34 26 0 52-12 67-27 17-17 28-39 28-64s-13-43-25-52c20-12 40-34 40-59zM128 106c-5 2-8 3-17 3-5 0-12 0-15-1 0-4 13-3 17-3 7 0 10 0 15 1zM171 40c0 25-13 50-31 61-10-4-17-4-27-4-8 0-27-1-27 11-1 10 18 9 24 9 13 0 18-1 29-5 13 13 15 24 15 40 1 19-7 45-17 59-14 19-38 32-58 32-26 0-40-21-40-46 0-3 0-8 2-15 8-29 16-59 23-88 7-30 33-86 75-86 20 0 32 11 32 32z">
              <text:p/>
            </draw:path>
            <draw:path draw:style-name="gr6" draw:text-style-name="P5" draw:layer="layout" svg:width="0.213cm" svg:height="0.013cm" svg:x="6.152cm" svg:y="8.868cm" svg:viewBox="0 0 214 14" svg:d="M202 14c6 0 12 0 12-7s-6-7-12-7c-64 0-127 0-190 0-6 0-12 0-12 7s6 7 12 7c63 0 126 0 190 0z">
              <text:p/>
            </draw:path>
            <draw:path draw:style-name="gr6" draw:text-style-name="P5" draw:layer="layout" svg:width="0.115cm" svg:height="0.232cm" svg:x="6.504cm" svg:y="8.729cm" svg:viewBox="0 0 116 233" svg:d="M72 9c0-8 0-9-8-9-22 23-53 23-64 23 0 4 0 7 0 11 7 0 28 0 46-10 0 60 0 121 0 181 0 13-1 17-33 17-4 0-7 0-11 0 0 4 0 8 0 11 12-1 43-1 57-1s44 0 57 1c0-3 0-7 0-11-4 0-7 0-11 0-32 0-33-4-33-17 0-65 0-131 0-196z">
              <text:p/>
            </draw:path>
          </draw:g>
        </draw:g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6cm" svg:x="4.438cm" svg:y="8.815cm" svg:viewBox="0 0 37 37" svg:d="M37 19c0-11-8-19-18-19s-19 9-19 19c0 11 9 18 19 18s18-8 18-18z">
              <text:p/>
            </draw:path>
            <draw:path draw:style-name="gr6" draw:text-style-name="P5" draw:layer="layout" svg:width="0.036cm" svg:height="0.036cm" svg:x="4.594cm" svg:y="8.815cm" svg:viewBox="0 0 37 37" svg:d="M37 19c0-11-7-19-18-19-10 0-19 9-19 19 0 11 9 18 19 18 11 0 18-8 18-18z">
              <text:p/>
            </draw:path>
            <draw:path draw:style-name="gr6" draw:text-style-name="P5" draw:layer="layout" svg:width="0.036cm" svg:height="0.036cm" svg:x="4.75cm" svg:y="8.815cm" svg:viewBox="0 0 37 37" svg:d="M37 19c0-11-9-19-19-19s-18 9-18 19c0 11 8 18 18 18s19-8 19-18z">
              <text:p/>
            </draw:path>
          </draw:g>
        </draw:g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6cm" svg:x="4.438cm" svg:y="10.615cm" svg:viewBox="0 0 37 37" svg:d="M37 19c0-11-8-19-18-19s-19 9-19 19c0 11 9 18 19 18s18-8 18-18z">
              <text:p/>
            </draw:path>
            <draw:path draw:style-name="gr6" draw:text-style-name="P5" draw:layer="layout" svg:width="0.036cm" svg:height="0.036cm" svg:x="4.594cm" svg:y="10.615cm" svg:viewBox="0 0 37 37" svg:d="M37 19c0-11-7-19-18-19-10 0-19 9-19 19 0 11 9 18 19 18 11 0 18-8 18-18z">
              <text:p/>
            </draw:path>
            <draw:path draw:style-name="gr6" draw:text-style-name="P5" draw:layer="layout" svg:width="0.036cm" svg:height="0.036cm" svg:x="4.75cm" svg:y="10.615cm" svg:viewBox="0 0 37 37" svg:d="M37 19c0-11-9-19-19-19s-18 9-18 19c0 11 8 18 18 18s19-8 19-18z">
              <text:p/>
            </draw:path>
          </draw:g>
        </draw:g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6cm" svg:x="4.439cm" svg:y="11.816cm" svg:viewBox="0 0 37 37" svg:d="M37 19c0-11-8-19-18-19s-19 9-19 19c0 11 9 18 19 18s18-8 18-18z">
              <text:p/>
            </draw:path>
            <draw:path draw:style-name="gr6" draw:text-style-name="P5" draw:layer="layout" svg:width="0.036cm" svg:height="0.036cm" svg:x="4.595cm" svg:y="11.816cm" svg:viewBox="0 0 37 37" svg:d="M37 19c0-11-7-19-18-19-10 0-19 9-19 19 0 11 9 18 19 18 11 0 18-8 18-18z">
              <text:p/>
            </draw:path>
            <draw:path draw:style-name="gr6" draw:text-style-name="P5" draw:layer="layout" svg:width="0.036cm" svg:height="0.036cm" svg:x="4.751cm" svg:y="11.816cm" svg:viewBox="0 0 37 37" svg:d="M37 19c0-11-9-19-19-19s-18 9-18 19c0 11 8 18 18 18s19-8 19-18z">
              <text:p/>
            </draw:path>
          </draw:g>
        </draw:g>
        <draw:frame draw:style-name="gr31" draw:text-style-name="P2" draw:layer="layout" svg:width="0.629cm" svg:height="0.319cm" svg:x="1.403cm" svg:y="11.202cm">
          <draw:text-box>
            <text:p><text:span text:style-name="T1">1000</text:span></text:p>
          </draw:text-box>
        </draw:frame>
        <draw:frame draw:style-name="gr31" draw:text-style-name="P2" draw:layer="layout" svg:width="0.629cm" svg:height="0.319cm" svg:x="1.404cm" svg:y="11.503cm">
          <draw:text-box>
            <text:p><text:span text:style-name="T1">1001</text:span></text:p>
          </draw:text-box>
        </draw:frame>
        <draw:frame draw:style-name="gr31" draw:text-style-name="P2" draw:layer="layout" svg:width="0.629cm" svg:height="0.319cm" svg:x="1.405cm" svg:y="11.804cm">
          <draw:text-box>
            <text:p><text:span text:style-name="T1">1010</text:span></text:p>
          </draw:text-box>
        </draw:frame>
        <draw:frame draw:style-name="gr32" draw:text-style-name="P2" draw:layer="layout" svg:width="0.607cm" svg:height="0.319cm" svg:x="1.406cm" svg:y="12.105cm">
          <draw:text-box>
            <text:p><text:span text:style-name="T1">1011</text:span></text:p>
          </draw:text-box>
        </draw:frame>
        <draw:frame draw:style-name="gr32" draw:text-style-name="P2" draw:layer="layout" svg:width="0.607cm" svg:height="0.319cm" svg:x="1.404cm" svg:y="12.402cm">
          <draw:text-box>
            <text:p><text:span text:style-name="T1">1100</text:span></text:p>
          </draw:text-box>
        </draw:frame>
        <draw:frame draw:style-name="gr32" draw:text-style-name="P2" draw:layer="layout" svg:width="0.607cm" svg:height="0.319cm" svg:x="1.405cm" svg:y="12.703cm">
          <draw:text-box>
            <text:p><text:span text:style-name="T1">1101</text:span></text:p>
          </draw:text-box>
        </draw:frame>
        <draw:frame draw:style-name="gr33" draw:text-style-name="P2" draw:layer="layout" svg:width="0.586cm" svg:height="0.319cm" svg:x="1.406cm" svg:y="13.004cm">
          <draw:text-box>
            <text:p><text:span text:style-name="T1">1110</text:span></text:p>
          </draw:text-box>
        </draw:frame>
        <draw:frame draw:style-name="gr35" draw:text-style-name="P2" draw:layer="layout" svg:width="0.565cm" svg:height="0.319cm" svg:x="1.407cm" svg:y="13.305cm">
          <draw:text-box>
            <text:p><text:span text:style-name="T1">1111</text:span></text:p>
          </draw:text-box>
        </draw:frame>
        <draw:line draw:style-name="gr23" draw:text-style-name="P6" draw:layer="layout" svg:x1="2.3cm" svg:y1="9cm" svg:x2="3.7cm" svg:y2="9cm">
          <text:p/>
        </draw:line>
        <draw:line draw:style-name="gr23" draw:text-style-name="P6" draw:layer="layout" svg:x1="2.3cm" svg:y1="9.3cm" svg:x2="3.7cm" svg:y2="9.6cm">
          <text:p/>
        </draw:line>
        <draw:line draw:style-name="gr23" draw:text-style-name="P6" draw:layer="layout" svg:x1="2.3cm" svg:y1="9.6cm" svg:x2="3.7cm" svg:y2="10.2cm">
          <text:p/>
        </draw:line>
        <draw:line draw:style-name="gr23" draw:text-style-name="P6" draw:layer="layout" svg:x1="2.3cm" svg:y1="9.9cm" svg:x2="3.7cm" svg:y2="10.8cm">
          <text:p/>
        </draw:line>
        <draw:line draw:style-name="gr23" draw:text-style-name="P6" draw:layer="layout" svg:x1="2.3cm" svg:y1="10.2cm" svg:x2="3.7cm" svg:y2="11.4cm">
          <text:p/>
        </draw:line>
        <draw:line draw:style-name="gr23" draw:text-style-name="P6" draw:layer="layout" svg:x1="2.3cm" svg:y1="10.5cm" svg:x2="3.7cm" svg:y2="12cm">
          <text:p/>
        </draw:line>
        <draw:line draw:style-name="gr23" draw:text-style-name="P6" draw:layer="layout" svg:x1="2.3cm" svg:y1="10.8cm" svg:x2="3.7cm" svg:y2="12.6cm">
          <text:p/>
        </draw:line>
        <draw:line draw:style-name="gr23" draw:text-style-name="P6" draw:layer="layout" svg:x1="2.3cm" svg:y1="11.1cm" svg:x2="3.7cm" svg:y2="13.2cm">
          <text:p/>
        </draw:line>
        <draw:line draw:style-name="gr23" draw:text-style-name="P6" draw:layer="layout" svg:x1="2.3cm" svg:y1="11.4cm" svg:x2="3.7cm" svg:y2="9cm">
          <text:p/>
        </draw:line>
        <draw:line draw:style-name="gr23" draw:text-style-name="P6" draw:layer="layout" svg:x1="2.3cm" svg:y1="11.7cm" svg:x2="3.7cm" svg:y2="9.6cm">
          <text:p/>
        </draw:line>
        <draw:line draw:style-name="gr23" draw:text-style-name="P6" draw:layer="layout" svg:x1="2.3cm" svg:y1="12cm" svg:x2="3.7cm" svg:y2="10.2cm">
          <text:p/>
        </draw:line>
        <draw:line draw:style-name="gr23" draw:text-style-name="P6" draw:layer="layout" svg:x1="2.3cm" svg:y1="12.3cm" svg:x2="3.7cm" svg:y2="10.8cm">
          <text:p/>
        </draw:line>
        <draw:line draw:style-name="gr23" draw:text-style-name="P6" draw:layer="layout" svg:x1="2.3cm" svg:y1="12.6cm" svg:x2="3.7cm" svg:y2="11.4cm">
          <text:p/>
        </draw:line>
        <draw:line draw:style-name="gr23" draw:text-style-name="P6" draw:layer="layout" svg:x1="2.3cm" svg:y1="12.9cm" svg:x2="3.7cm" svg:y2="12cm">
          <text:p/>
        </draw:line>
        <draw:line draw:style-name="gr23" draw:text-style-name="P6" draw:layer="layout" svg:x1="2.3cm" svg:y1="13.2cm" svg:x2="3.7cm" svg:y2="12.6cm">
          <text:p/>
        </draw:line>
        <draw:line draw:style-name="gr23" draw:text-style-name="P6" draw:layer="layout" svg:x1="2.3cm" svg:y1="13.5cm" svg:x2="3.7cm" svg:y2="13.2cm">
          <text:p/>
        </draw:line>
        <draw:line draw:style-name="gr36" draw:text-style-name="P6" draw:layer="layout" svg:x1="2.3cm" svg:y1="9cm" svg:x2="3.7cm" svg:y2="9.3cm">
          <text:p/>
        </draw:line>
        <draw:line draw:style-name="gr36" draw:text-style-name="P6" draw:layer="layout" svg:x1="2.3cm" svg:y1="9.3cm" svg:x2="3.7cm" svg:y2="9.9cm">
          <text:p/>
        </draw:line>
        <draw:line draw:style-name="gr36" draw:text-style-name="P6" draw:layer="layout" svg:x1="2.3cm" svg:y1="9.6cm" svg:x2="3.7cm" svg:y2="10.5cm">
          <text:p/>
        </draw:line>
        <draw:line draw:style-name="gr36" draw:text-style-name="P6" draw:layer="layout" svg:x1="2.3cm" svg:y1="9.9cm" svg:x2="3.7cm" svg:y2="11.1cm">
          <text:p/>
        </draw:line>
        <draw:line draw:style-name="gr36" draw:text-style-name="P6" draw:layer="layout" svg:x1="2.3cm" svg:y1="10.2cm" svg:x2="3.7cm" svg:y2="11.7cm">
          <text:p/>
        </draw:line>
        <draw:line draw:style-name="gr36" draw:text-style-name="P6" draw:layer="layout" svg:x1="2.3cm" svg:y1="10.5cm" svg:x2="3.7cm" svg:y2="12.3cm">
          <text:p/>
        </draw:line>
        <draw:line draw:style-name="gr36" draw:text-style-name="P6" draw:layer="layout" svg:x1="2.3cm" svg:y1="10.8cm" svg:x2="3.7cm" svg:y2="12.9cm">
          <text:p/>
        </draw:line>
        <draw:line draw:style-name="gr36" draw:text-style-name="P6" draw:layer="layout" svg:x1="2.3cm" svg:y1="11.1cm" svg:x2="3.7cm" svg:y2="13.5cm">
          <text:p/>
        </draw:line>
        <draw:line draw:style-name="gr36" draw:text-style-name="P6" draw:layer="layout" svg:x1="2.3cm" svg:y1="11.4cm" svg:x2="3.7cm" svg:y2="9.3cm">
          <text:p/>
        </draw:line>
        <draw:line draw:style-name="gr36" draw:text-style-name="P6" draw:layer="layout" svg:x1="2.3cm" svg:y1="11.7cm" svg:x2="3.7cm" svg:y2="9.9cm">
          <text:p/>
        </draw:line>
        <draw:line draw:style-name="gr36" draw:text-style-name="P6" draw:layer="layout" svg:x1="2.3cm" svg:y1="12cm" svg:x2="3.7cm" svg:y2="10.5cm">
          <text:p/>
        </draw:line>
        <draw:line draw:style-name="gr36" draw:text-style-name="P6" draw:layer="layout" svg:x1="2.3cm" svg:y1="12.3cm" svg:x2="3.7cm" svg:y2="11.1cm">
          <text:p/>
        </draw:line>
        <draw:line draw:style-name="gr36" draw:text-style-name="P6" draw:layer="layout" svg:x1="2.3cm" svg:y1="12.6cm" svg:x2="3.7cm" svg:y2="11.7cm">
          <text:p/>
        </draw:line>
        <draw:line draw:style-name="gr36" draw:text-style-name="P6" draw:layer="layout" svg:x1="2.3cm" svg:y1="12.9cm" svg:x2="3.7cm" svg:y2="12.3cm">
          <text:p/>
        </draw:line>
        <draw:line draw:style-name="gr36" draw:text-style-name="P6" draw:layer="layout" svg:x1="2.3cm" svg:y1="13.2cm" svg:x2="3.7cm" svg:y2="12.9cm">
          <text:p/>
        </draw:line>
        <draw:line draw:style-name="gr36" draw:text-style-name="P6" draw:layer="layout" svg:x1="2.3cm" svg:y1="13.5cm" svg:x2="3.7cm" svg:y2="13.5cm">
          <text:p/>
        </draw:line>
        <draw:custom-shape draw:style-name="gr26" draw:text-style-name="P7" draw:layer="layout" svg:width="0.2cm" svg:height="0.2cm" svg:x="5.302cm" svg:y="8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5.303cm" svg:y="9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5.304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5.305cm" svg:y="9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5.303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5.304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5.305cm" svg:y="10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5.306cm" svg:y="1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5.303cm" svg:y="1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5.304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5.305cm" svg:y="11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5.306cm" svg:y="12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5.304cm" svg:y="1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5.305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5.306cm" svg:y="13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5.307cm" svg:y="13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6.904cm" svg:y="8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6.905cm" svg:y="9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6.906cm" svg:y="9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6.907cm" svg:y="9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6.905cm" svg:y="10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6.906cm" svg:y="10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6.907cm" svg:y="10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6.908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6.905cm" svg:y="11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6.906cm" svg:y="11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6.907cm" svg:y="11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6.908cm" svg:y="12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6.906cm" svg:y="12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6.907cm" svg:y="12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6.908cm" svg:y="13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6.909cm" svg:y="13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6" draw:layer="layout" svg:x1="5.502cm" svg:y1="9.001cm" svg:x2="6.902cm" svg:y2="9.001cm">
          <text:p/>
        </draw:line>
        <draw:line draw:style-name="gr23" draw:text-style-name="P6" draw:layer="layout" svg:x1="5.502cm" svg:y1="9.301cm" svg:x2="6.902cm" svg:y2="9.601cm">
          <text:p/>
        </draw:line>
        <draw:line draw:style-name="gr23" draw:text-style-name="P6" draw:layer="layout" svg:x1="5.502cm" svg:y1="9.601cm" svg:x2="6.902cm" svg:y2="10.201cm">
          <text:p/>
        </draw:line>
        <draw:line draw:style-name="gr23" draw:text-style-name="P6" draw:layer="layout" svg:x1="5.502cm" svg:y1="9.901cm" svg:x2="6.902cm" svg:y2="10.801cm">
          <text:p/>
        </draw:line>
        <draw:line draw:style-name="gr23" draw:text-style-name="P6" draw:layer="layout" svg:x1="5.502cm" svg:y1="10.201cm" svg:x2="6.902cm" svg:y2="11.401cm">
          <text:p/>
        </draw:line>
        <draw:line draw:style-name="gr23" draw:text-style-name="P6" draw:layer="layout" svg:x1="5.502cm" svg:y1="10.501cm" svg:x2="6.902cm" svg:y2="12.001cm">
          <text:p/>
        </draw:line>
        <draw:line draw:style-name="gr23" draw:text-style-name="P6" draw:layer="layout" svg:x1="5.502cm" svg:y1="10.801cm" svg:x2="6.902cm" svg:y2="12.601cm">
          <text:p/>
        </draw:line>
        <draw:line draw:style-name="gr23" draw:text-style-name="P6" draw:layer="layout" svg:x1="5.502cm" svg:y1="11.101cm" svg:x2="6.902cm" svg:y2="13.201cm">
          <text:p/>
        </draw:line>
        <draw:line draw:style-name="gr23" draw:text-style-name="P6" draw:layer="layout" svg:x1="5.502cm" svg:y1="11.401cm" svg:x2="6.902cm" svg:y2="9.001cm">
          <text:p/>
        </draw:line>
        <draw:line draw:style-name="gr23" draw:text-style-name="P6" draw:layer="layout" svg:x1="5.502cm" svg:y1="11.701cm" svg:x2="6.902cm" svg:y2="9.601cm">
          <text:p/>
        </draw:line>
        <draw:line draw:style-name="gr23" draw:text-style-name="P6" draw:layer="layout" svg:x1="5.502cm" svg:y1="12.001cm" svg:x2="6.902cm" svg:y2="10.201cm">
          <text:p/>
        </draw:line>
        <draw:line draw:style-name="gr23" draw:text-style-name="P6" draw:layer="layout" svg:x1="5.502cm" svg:y1="12.301cm" svg:x2="6.902cm" svg:y2="10.801cm">
          <text:p/>
        </draw:line>
        <draw:line draw:style-name="gr23" draw:text-style-name="P6" draw:layer="layout" svg:x1="5.502cm" svg:y1="12.601cm" svg:x2="6.902cm" svg:y2="11.401cm">
          <text:p/>
        </draw:line>
        <draw:line draw:style-name="gr23" draw:text-style-name="P6" draw:layer="layout" svg:x1="5.502cm" svg:y1="12.901cm" svg:x2="6.902cm" svg:y2="12.001cm">
          <text:p/>
        </draw:line>
        <draw:line draw:style-name="gr23" draw:text-style-name="P6" draw:layer="layout" svg:x1="5.502cm" svg:y1="13.201cm" svg:x2="6.902cm" svg:y2="12.601cm">
          <text:p/>
        </draw:line>
        <draw:line draw:style-name="gr23" draw:text-style-name="P6" draw:layer="layout" svg:x1="5.502cm" svg:y1="13.501cm" svg:x2="6.902cm" svg:y2="13.201cm">
          <text:p/>
        </draw:line>
        <draw:line draw:style-name="gr36" draw:text-style-name="P6" draw:layer="layout" svg:x1="5.502cm" svg:y1="9.001cm" svg:x2="6.902cm" svg:y2="9.301cm">
          <text:p/>
        </draw:line>
        <draw:line draw:style-name="gr36" draw:text-style-name="P6" draw:layer="layout" svg:x1="5.502cm" svg:y1="9.301cm" svg:x2="6.902cm" svg:y2="9.901cm">
          <text:p/>
        </draw:line>
        <draw:line draw:style-name="gr36" draw:text-style-name="P6" draw:layer="layout" svg:x1="5.502cm" svg:y1="9.601cm" svg:x2="6.902cm" svg:y2="10.501cm">
          <text:p/>
        </draw:line>
        <draw:line draw:style-name="gr36" draw:text-style-name="P6" draw:layer="layout" svg:x1="5.502cm" svg:y1="9.901cm" svg:x2="6.902cm" svg:y2="11.101cm">
          <text:p/>
        </draw:line>
        <draw:line draw:style-name="gr36" draw:text-style-name="P6" draw:layer="layout" svg:x1="5.502cm" svg:y1="10.201cm" svg:x2="6.902cm" svg:y2="11.701cm">
          <text:p/>
        </draw:line>
        <draw:line draw:style-name="gr36" draw:text-style-name="P6" draw:layer="layout" svg:x1="5.502cm" svg:y1="10.501cm" svg:x2="6.902cm" svg:y2="12.301cm">
          <text:p/>
        </draw:line>
        <draw:line draw:style-name="gr36" draw:text-style-name="P6" draw:layer="layout" svg:x1="5.502cm" svg:y1="10.801cm" svg:x2="6.902cm" svg:y2="12.901cm">
          <text:p/>
        </draw:line>
        <draw:line draw:style-name="gr36" draw:text-style-name="P6" draw:layer="layout" svg:x1="5.502cm" svg:y1="11.101cm" svg:x2="6.902cm" svg:y2="13.501cm">
          <text:p/>
        </draw:line>
        <draw:line draw:style-name="gr36" draw:text-style-name="P6" draw:layer="layout" svg:x1="5.502cm" svg:y1="11.401cm" svg:x2="6.902cm" svg:y2="9.301cm">
          <text:p/>
        </draw:line>
        <draw:line draw:style-name="gr36" draw:text-style-name="P6" draw:layer="layout" svg:x1="5.502cm" svg:y1="11.701cm" svg:x2="6.902cm" svg:y2="9.901cm">
          <text:p/>
        </draw:line>
        <draw:line draw:style-name="gr36" draw:text-style-name="P6" draw:layer="layout" svg:x1="5.502cm" svg:y1="12.001cm" svg:x2="6.902cm" svg:y2="10.501cm">
          <text:p/>
        </draw:line>
        <draw:line draw:style-name="gr36" draw:text-style-name="P6" draw:layer="layout" svg:x1="5.502cm" svg:y1="12.301cm" svg:x2="6.902cm" svg:y2="11.101cm">
          <text:p/>
        </draw:line>
        <draw:line draw:style-name="gr36" draw:text-style-name="P6" draw:layer="layout" svg:x1="5.502cm" svg:y1="12.601cm" svg:x2="6.902cm" svg:y2="11.701cm">
          <text:p/>
        </draw:line>
        <draw:line draw:style-name="gr36" draw:text-style-name="P6" draw:layer="layout" svg:x1="5.502cm" svg:y1="12.901cm" svg:x2="6.902cm" svg:y2="12.301cm">
          <text:p/>
        </draw:line>
        <draw:line draw:style-name="gr36" draw:text-style-name="P6" draw:layer="layout" svg:x1="5.502cm" svg:y1="13.201cm" svg:x2="6.902cm" svg:y2="12.901cm">
          <text:p/>
        </draw:line>
        <draw:line draw:style-name="gr36" draw:text-style-name="P6" draw:layer="layout" svg:x1="5.502cm" svg:y1="13.501cm" svg:x2="6.902cm" svg:y2="13.501cm">
          <text:p/>
        </draw:line>
        <draw:polyline draw:style-name="gr28" draw:text-style-name="P6" draw:layer="layout" svg:width="0.099cm" svg:height="0.799cm" draw:transform="rotate (-3.14159265358979) translate (15.2cm 11.2cm)" svg:viewBox="0 0 100 800" draw:points="0,800 100,800 100,0 0,0">
          <text:p/>
        </draw:polyline>
        <draw:g draw:style-name="gr5">
          <svg:title>TexMaths</svg:title>
          <svg:desc>10§display§\mathcal{S} \subseteq \mathbb{B}^\lambda
§svg§600§TRUE§</svg:desc>
          <draw:g>
            <draw:path draw:style-name="gr6" draw:text-style-name="P5" draw:layer="layout" svg:width="0.219cm" svg:height="0.253cm" svg:x="4.703cm" svg:y="6.068cm" svg:viewBox="0 0 220 254" svg:d="M34 170c5-2 17-9 17-14 0-3-2-3-4-3-12 0-47 15-47 50 0 25 29 51 72 51 57 0 123-40 123-87 0-33-35-49-63-62-25-11-41-25-41-45 0-8 3-21 14-31 11-9 30-10 35-10 4 0 19 1 34 7 7 3 16 8 16 23 0 5-1 6-2 10 0 1 0 3 0 4 0 2 2 2 3 2 5 0 13-3 20-9 5-4 9-8 9-22 0-17-10-22-19-26-17-8-33-8-38-8-46 0-102 35-102 75 0 29 31 43 48 51 24 11 56 27 56 56 0 23-17 52-70 52-36 0-65-23-65-47 0-5 2-11 4-17z">
              <text:p/>
            </draw:path>
            <draw:path draw:style-name="gr6" draw:text-style-name="P5" draw:layer="layout" svg:width="0.213cm" svg:height="0.269cm" svg:x="5.063cm" svg:y="6.092cm" svg:viewBox="0 0 214 270" svg:d="M202 14c6 0 12 0 12-7s-6-7-12-7c-31 0-63 0-94 0-61 0-108 46-108 101 0 57 48 101 108 101 31 0 63 0 94 0 6 0 12 0 12-7s-6-7-12-7c-31 0-63 0-94 0-55 0-94-40-94-86 0-48 40-88 94-88 31 0 63 0 94 0zM19 256c-6 0-12 0-12 7s6 7 12 7c61 0 122 0 183 0 6 0 12 0 12-7s-6-7-12-7c-61 0-122 0-183 0z">
              <text:p/>
            </draw:path>
            <draw:path draw:style-name="gr6" draw:text-style-name="P5" draw:layer="layout" svg:width="0.214cm" svg:height="0.238cm" svg:x="5.407cm" svg:y="6.075cm" svg:viewBox="0 0 215 239" svg:d="M46 32c0-5 0-14-4-20 13 0 26 0 39 0-5 6-5 13-5 18 0 60 0 120 0 179 0 5 0 12 5 18-13 0-26 0-39 0 4-7 4-15 4-20 0-58 0-117 0-175zM141 105c12-11 15-29 15-44 0-24-8-39-16-47 24 2 49 11 49 46 0 22-25 40-48 45zM88 31c0-7 0-11 5-15 2 0 7-4 15-4 16 0 35 12 35 49 0 39-20 48-55 49 0-27 0-53 0-79zM162 111c20-10 39-27 39-51 0-49-40-60-83-60-36 0-71 0-107 0-6 0-11 0-11 6s6 6 11 6c21 0 22 4 22 20 0 58 0 116 0 174 0 18-1 21-23 21-4 0-10 0-10 6s5 6 11 6c35 0 70 0 105 0 43 0 99-17 99-65 0-36-27-56-53-63zM88 208c0-28 0-57 0-86 29 0 40 0 51 8 14 10 15 33 15 44 0 13-1 53-45 53-21 0-21-13-21-19zM151 223c13-15 15-34 15-49 0-24-5-42-19-54 32 6 55 24 55 54 0 26-21 42-51 49z">
              <text:p/>
            </draw:path>
            <draw:path draw:style-name="gr6" draw:text-style-name="P5" draw:layer="layout" svg:width="0.134cm" svg:height="0.172cm" svg:x="5.656cm" svg:y="6cm" svg:viewBox="0 0 135 173" svg:d="M81 100c12 28 26 64 29 67 5 6 9 6 13 6 2 0 3 0 5 0 5 0 7 0 7-3 0-1-1-2-1-3-3-2-6-8-7-10-20-48-40-95-60-142-1-4-6-15-32-15-3 0-7 0-7 3s3 4 4 4c5 1 10 1 16 15 10 23 19 46 29 69-24 21-48 43-72 65-3 3-5 5-5 9 0 6 5 8 8 8 5 0 8-3 8-4 22-23 43-46 65-69z">
              <text:p/>
            </draw:path>
          </draw:g>
        </draw:g>
        <draw:frame draw:style-name="gr30" draw:text-style-name="P3" draw:layer="layout" svg:width="3.211cm" svg:height="0.395cm" svg:x="1.409cm" svg:y="14.711cm">
          <draw:text-box>
            <text:p><text:span text:style-name="T2">(2) codeword search</text:span></text:p>
          </draw:text-box>
        </draw:frame>
        <draw:g draw:style-name="gr5">
          <svg:title>TexMaths</svg:title>
          <svg:desc>10§display§q(\bm{u}_0, \bm{u}_1) = 
\max_{\bm{x} \in \Sigma^\beta}
\{
\min\{
p(\bm{x} | \bm{u}_0),
p(\bm{x} | \bm{u}_1)
\}
\}§svg§600§TRUE§</svg:desc>
          <draw:g>
            <draw:path draw:style-name="gr6" draw:text-style-name="P5" draw:layer="layout" svg:width="0.144cm" svg:height="0.223cm" svg:x="1.931cm" svg:y="15.273cm" svg:viewBox="0 0 145 224" svg:d="M145 4c0-1-1-3-3-3-4 0-18 14-24 24-8-19-22-25-33-25-41 0-85 52-85 103 0 35 21 56 47 56 15 0 28-8 41-21-3 13-15 60-16 63-2 10-5 11-25 12-5 0-8 0-8 7 2 1 0 4 5 4 11 0 23-1 35-1s24 1 36 1c2 0 6 0 6-7 0-4-3-4-9-4-17 0-17-3-17-6 0-2 1-4 2-8 16-65 32-130 48-195zM48 152c-21 0-23-27-23-33 0-17 10-55 16-70 11-26 30-41 44-41 23 0 28 28 28 31 0 2-20 79-21 80-5 10-25 33-44 33z">
              <text:p/>
            </draw:path>
            <draw:path draw:style-name="gr6" draw:text-style-name="P5" draw:layer="layout" svg:width="0.081cm" svg:height="0.349cm" svg:x="2.121cm" svg:y="15.165cm" svg:viewBox="0 0 82 350" svg:d="M82 347c0-1 0-2-6-8-44-44-55-110-55-163 0-61 13-122 56-166 5-5 5-5 5-6 0-3-1-4-4-4s-35 24-55 69c-18 38-23 77-23 107 0 27 4 70 24 108 21 43 51 66 54 66s4-1 4-3z">
              <text:p/>
            </draw:path>
            <draw:path draw:style-name="gr6" draw:text-style-name="P5" draw:layer="layout" svg:width="0.215cm" svg:height="0.16cm" svg:x="2.235cm" svg:y="15.27cm" svg:viewBox="0 0 216 161" svg:d="M186 47c3-10 7-26 7-29 0-7-6-15-17-15-5 0-18 3-23 18-1 5-17 69-20 80-2 8-4 19-5 25-6 8-20 23-38 23-21 0-21-18-21-26 0-21 11-49 21-74 3-9 4-12 4-18 0-20-20-31-40-31-37 0-54 48-54 55 0 5 5 5 8 5 4 0 7 0 8-5 12-39 31-43 36-43 3 0 6 0 6 8s-4 18-5 22c-15 37-22 56-22 74 0 40 35 45 56 45 10 0 26-1 45-19 11 17 31 19 40 19 13 0 23-7 30-20 9-14 14-33 14-34 0-5-6-5-9-5-4 0-5 0-7 1 0 1 0 2-3 11-7 27-14 35-23 35-6 0-9-4-9-13 0-6 2-12 5-26 3-10 6-24 8-32 3-10 5-21 8-31z">
              <text:p/>
            </draw:path>
            <draw:path draw:style-name="gr6" draw:text-style-name="P5" draw:layer="layout" svg:width="0.114cm" svg:height="0.167cm" svg:x="2.475cm" svg:y="15.318cm" svg:viewBox="0 0 115 168" svg:d="M115 85c0-27-4-47-15-64-8-11-23-21-42-21-58 0-58 67-58 85 0 17 0 83 58 83 57 0 57-66 57-83zM58 161c-12 0-27-6-32-27-3-14-3-34-3-52s0-37 4-51c5-19 20-24 31-24 13 0 26 8 30 22s4 31 4 53c0 18 0 36-3 51-5 23-22 28-31 28z">
              <text:p/>
            </draw:path>
            <draw:path draw:style-name="gr6" draw:text-style-name="P5" draw:layer="layout" svg:width="0.04cm" svg:height="0.104cm" svg:x="2.651cm" svg:y="15.391cm" svg:viewBox="0 0 41 105" svg:d="M41 37c0-23-9-37-23-37-11 0-18 9-18 19 0 9 7 19 18 19 4 0 9-2 12-5 1-1 1-1 2-1s1 0 1 5c0 26-12 47-24 59-4 4-4 4-4 5 0 3 2 4 4 4 4 0 32-27 32-68z">
              <text:p/>
            </draw:path>
            <draw:path draw:style-name="gr6" draw:text-style-name="P5" draw:layer="layout" svg:width="0.215cm" svg:height="0.16cm" svg:x="2.788cm" svg:y="15.27cm" svg:viewBox="0 0 216 161" svg:d="M186 47c3-10 7-26 7-29 0-7-6-15-17-15-5 0-18 3-23 18-1 5-17 69-20 80-2 8-4 19-5 25-6 8-20 23-38 23-21 0-21-18-21-26 0-21 11-49 21-74 3-9 4-12 4-18 0-20-20-31-39-31-38 0-55 48-55 55 0 5 5 5 8 5 4 0 7 0 8-5 12-39 31-43 36-43 3 0 6 0 6 8s-4 18-5 22c-15 37-22 56-22 74 0 40 35 45 56 45 10 0 26-1 45-19 11 17 31 19 40 19 13 0 23-7 30-20 9-14 14-33 14-34 0-5-5-5-9-5-3 0-5 0-7 1 0 1 0 2-2 11-7 27-15 35-24 35-6 0-8-4-8-13 0-6 1-12 4-26 3-10 6-24 8-32 3-10 5-21 8-31z">
              <text:p/>
            </draw:path>
            <draw:path draw:style-name="gr6" draw:text-style-name="P5" draw:layer="layout" svg:width="0.088cm" svg:height="0.162cm" svg:x="3.043cm" svg:y="15.318cm" svg:viewBox="0 0 89 163" svg:d="M55 7c0-7 0-7-7-7-16 15-38 16-48 16 0 3 0 6 0 9 5 0 22 0 35-7 0 42 0 83 0 125 0 8 0 11-24 11-3 0-7 0-10 0 0 3 0 6 0 9 5 0 35-1 44-1 8 0 39 1 44 1 0-3 0-6 0-9-3 0-6 0-9 0-25 0-25-3-25-11 0-46 0-91 0-136z">
              <text:p/>
            </draw:path>
            <draw:path draw:style-name="gr6" draw:text-style-name="P5" draw:layer="layout" svg:width="0.081cm" svg:height="0.349cm" svg:x="3.193cm" svg:y="15.165cm" svg:viewBox="0 0 82 350" svg:d="M82 176c0-28-4-70-23-110-21-43-52-66-55-66-2 0-4 2-4 4 0 1 0 1 7 8 35 35 55 90 55 164 0 60-13 121-57 165-5 4-5 5-5 6 0 2 2 3 4 3 3 0 35-24 56-68 18-38 22-77 22-106z">
              <text:p/>
            </draw:path>
            <draw:path draw:style-name="gr6" draw:text-style-name="P5" draw:layer="layout" svg:width="0.233cm" svg:height="0.081cm" svg:x="3.427cm" svg:y="15.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274cm" svg:height="0.155cm" svg:x="3.831cm" svg:y="15.273cm" svg:viewBox="0 0 275 156" svg:d="M28 35c0 31 0 62 0 94 0 16-4 16-28 16 0 3 0 7 0 11 13-1 30-2 40-2 9 0 27 1 39 2 0-4 0-8 0-11-23 0-27 0-27-16 0-22 0-43 0-65 0-36 25-56 47-56s26 19 26 39c0 27 0 54 0 82 0 16-4 16-27 16 0 3 0 7 0 11 12-1 30-2 40-2 9 0 27 1 39 2 0-4 0-8 0-11-24 0-27 0-27-16 0-22 0-43 0-65 0-36 25-56 47-56s26 19 26 39c0 27 0 54 0 82 0 16-4 16-27 16 0 3 0 7 0 11 12-1 30-2 39-2s28 1 40 2c0-4 0-8 0-11-19 0-27 0-28-11 0-23 0-45 0-67 0-30 0-41-11-54-5-6-16-13-37-13-29 0-45 21-50 35-5-31-31-35-47-35-26 0-42 15-52 37 0-12 0-25 0-37-17 1-33 3-50 4 0 4 0 7 0 11 25 0 28 3 28 20z">
              <text:p/>
            </draw:path>
            <draw:path draw:style-name="gr6" draw:text-style-name="P5" draw:layer="layout" svg:width="0.157cm" svg:height="0.16cm" svg:x="4.128cm" svg:y="15.271cm" svg:viewBox="0 0 158 161" svg:d="M102 131c1 14 11 29 27 29 8 0 29-5 29-34 0-7 0-13 0-19-3 0-6 0-9 0 0 6 0 12 0 19 0 21-9 23-12 23-12 0-13-16-13-18 0-24 0-47 0-70 0-15 0-28-13-41-14-14-31-20-48-20-29 0-53 17-53 40 0 10 7 16 16 16 10 0 16-7 16-16 0-4-2-16-18-16 10-12 27-16 38-16 17 0 37 14 37 45 0 4 0 9 0 13-18 1-42 2-64 13-27 11-35 30-35 45 0 29 34 37 56 37 23 0 39-14 46-30zM99 73c0 12 0 23 0 35 0 34-25 46-41 46-17 0-31-13-31-30 0-20 14-49 72-51z">
              <text:p/>
            </draw:path>
            <draw:path draw:style-name="gr6" draw:text-style-name="P5" draw:layer="layout" svg:width="0.176cm" svg:height="0.151cm" svg:x="4.293cm" svg:y="15.277cm" svg:viewBox="0 0 177 152" svg:d="M96 69c11-13 24-31 33-40 11-12 25-18 42-18 0-4 0-7 0-11-10 1-20 1-29 1-11 0-29 0-34-1 0 4 0 7 0 11 7 1 10 5 10 11s-3 10-5 12c-7 9-15 19-22 28-9-12-18-24-27-36-3-3-3-4-3-6 0-5 5-9 12-9 0-4 0-7 0-11-9 1-33 1-38 1-8 0-24 0-34-1 0 4 0 7 0 11 25 0 25 0 42 21 12 15 23 31 35 46-11 14-22 28-33 42-17 20-38 21-45 21 0 3 0 7 0 11 9-1 20-2 29-2 10 0 25 1 33 2 0-4 0-8 0-11-7-1-10-6-10-11 0-8 10-20 32-45 9 11 17 23 26 35 3 4 8 10 8 12 0 3-3 8-13 9 0 3 0 7 0 11 11-1 30-2 38-2 10 0 23 1 34 2 0-4 0-8 0-11-19 0-25-1-34-11-16-21-31-41-47-61z">
              <text:p/>
            </draw:path>
            <draw:path draw:style-name="gr6" draw:text-style-name="P5" draw:layer="layout" svg:width="0.151cm" svg:height="0.112cm" svg:x="3.791cm" svg:y="15.567cm" svg:viewBox="0 0 152 113" svg:d="M131 16c-10 3-13 13-13 18 0 8 6 13 14 13 10 0 20-8 20-22 0-16-16-25-32-25-13 0-23 6-30 13-10-11-27-13-37-13-35 0-53 29-53 38 0 5 4 5 8 5 5 0 6 0 8-4 7-22 27-28 36-28 16 0 16 9 16 13 0 3 0 4-2 13-3 12-6 24-9 36-4 13-5 16-9 21-3 3-8 8-15 8-1 0-8 0-12-4 10-4 13-14 13-19 0-8-6-13-14-13-10 0-20 8-20 22 0 16 16 25 32 25 14 0 24-8 29-13 11 12 29 13 37 13 36 0 54-29 54-38 0-5-4-5-8-5-5 0-6 0-8 4-7 23-27 28-36 28-16 0-16-9-16-13 0-3 0-4 2-13 3-12 6-23 9-35 3-14 4-17 9-22 2-2 7-8 15-8 2 0 8 1 12 5z">
              <text:p/>
            </draw:path>
            <draw:path draw:style-name="gr6" draw:text-style-name="P5" draw:layer="layout" svg:width="0.135cm" svg:height="0.16cm" svg:x="3.987cm" svg:y="15.536cm" svg:viewBox="0 0 136 161" svg:d="M126 87c4 0 10 0 10-6s-6-6-10-6c-38 0-76 0-114 0 3-36 33-63 72-63 14 0 28 0 42 0 4 0 10 0 10-6s-6-6-10-6c-14 0-29 0-43 0-46 0-83 36-83 80 0 46 37 81 83 81 14 0 29 0 43 0 4 0 10 0 10-6s-6-6-10-6c-14 0-28 0-42 0-39 0-69-27-72-62 38 0 76 0 114 0z">
              <text:p/>
            </draw:path>
            <draw:path draw:style-name="gr6" draw:text-style-name="P5" draw:layer="layout" svg:width="0.164cm" svg:height="0.167cm" svg:x="4.167cm" svg:y="15.51cm" svg:viewBox="0 0 165 168" svg:d="M85 88c3-2 3-3 3-4s-1-2-2-3c-18-24-37-48-55-72 21 0 41 0 62 0 40 0 58 6 64 48 3 0 5 0 8 0-2-19-5-38-7-57-50 0-101 0-151 0-6 0-7 1-7 7 22 29 45 58 67 87-21 22-43 44-64 66-3 3-3 3-3 5 0 3 3 3 7 3 50 0 101 0 151 0 2-20 5-40 7-59-3 0-5 0-8 0-5 42-27 45-44 46-9 1-10 1-21 1-24 0-49 0-73 0 22-23 44-46 66-68z">
              <text:p/>
            </draw:path>
            <draw:path draw:style-name="gr6" draw:text-style-name="P5" draw:layer="layout" svg:width="0.111cm" svg:height="0.157cm" svg:x="4.366cm" svg:y="15.484cm" svg:viewBox="0 0 112 158" svg:d="M112 25c0-18-18-25-34-25-23 0-45 24-50 45-9 37-19 73-28 110 0 2 2 3 4 3s3 0 4-3c4-15 7-30 11-44 7 10 17 15 29 15 31 0 59-19 59-44 0-12-6-20-16-27 9-5 21-16 21-30zM72 55c-3 0-6 1-9 1s-6-1-8-1c3-1 7-1 10-1s5 0 7 1zM99 22c0 12-6 23-16 29-4-2-13-3-18-3s-19 0-19 7c0 5 6 7 16 7s14-2 20-3c7 4 10 11 10 19 0 25-18 42-42 42-14 0-27-7-27-22 0-2 0-4 1-7 4-15 7-29 11-44 5-20 23-41 43-41 9 0 21 3 21 16z">
              <text:p/>
            </draw:path>
            <draw:path draw:style-name="gr6" draw:text-style-name="P5" draw:layer="layout" svg:width="0.123cm" svg:height="0.349cm" svg:x="4.541cm" svg:y="15.165cm" svg:viewBox="0 0 124 350" svg:d="M74 47c0-14 9-37 47-39 2 0 3-2 3-4 0-4-2-4-6-4-35 0-67 18-68 44 0 27 0 53 0 80 0 14 0 25-14 37-12 10-25 11-33 11-2 0-3 2-3 4 0 3 2 3 5 4 24 1 40 14 44 31 1 4 1 4 1 17 0 23 0 46 0 69 0 14 0 26 17 39 14 10 37 14 51 14 4 0 6 0 6-4 0-3-2-3-5-3-22-2-40-13-44-31-1-3-1-4-1-17 0-24 0-48 0-72 0-16-3-23-14-34-8-8-18-10-28-13 29-8 42-24 42-45 0-28 0-56 0-84z">
              <text:p/>
            </draw:path>
            <draw:path draw:style-name="gr6" draw:text-style-name="P5" draw:layer="layout" svg:width="0.274cm" svg:height="0.155cm" svg:x="4.702cm" svg:y="15.273cm" svg:viewBox="0 0 275 156" svg:d="M28 35c0 31 0 62 0 94 0 16-4 16-28 16 0 3 0 7 0 11 13-1 31-2 40-2s27 1 39 2c0-4 0-8 0-11-23 0-27 0-27-16 0-22 0-43 0-65 0-36 25-56 47-56 23 0 26 19 26 39 0 27 0 54 0 82 0 16-3 16-27 16 0 3 0 7 0 11 12-1 30-2 40-2 9 0 27 1 39 2 0-4 0-8 0-11-23 0-27 0-27-16 0-22 0-43 0-65 0-36 25-56 47-56s26 19 26 39c0 27 0 54 0 82 0 16-4 16-27 16 0 3 0 7 0 11 12-1 30-2 39-2 10 0 28 1 40 2 0-4 0-8 0-11-19 0-27 0-28-11 0-23 0-45 0-67 0-30 0-41-11-54-4-6-16-13-36-13-30 0-45 21-51 35-5-31-31-35-47-35-26 0-42 15-52 37 0-12 0-25 0-37-17 1-33 3-50 4 0 4 0 7 0 11 25 0 28 3 28 20z">
              <text:p/>
            </draw:path>
            <draw:path draw:style-name="gr6" draw:text-style-name="P5" draw:layer="layout" svg:width="0.074cm" svg:height="0.234cm" svg:x="4.996cm" svg:y="15.194cm" svg:viewBox="0 0 75 235" svg:d="M50 79c-16 1-33 3-49 4 0 4 0 7 0 11 23 0 26 2 26 19 0 31 0 63 0 95 0 16-4 16-27 16 0 3 0 7 0 11 11-1 30-2 38-2 12 0 25 1 37 2 0-4 0-8 0-11-23 0-25-2-25-16 0-43 0-86 0-129zM52 18c0-11-9-18-19-18-11 0-19 9-19 18 0 10 8 19 19 19 10 0 19-8 19-19z">
              <text:p/>
            </draw:path>
            <draw:path draw:style-name="gr6" draw:text-style-name="P5" draw:layer="layout" svg:width="0.176cm" svg:height="0.155cm" svg:x="5.093cm" svg:y="15.273cm" svg:viewBox="0 0 177 156" svg:d="M27 35c0 31 0 62 0 94 0 16-4 16-27 16 0 3 0 7 0 11 12-1 30-2 39-2 10 0 28 1 40 2 0-4 0-8 0-11-24 0-28 0-28-16 0-22 0-43 0-65 0-36 25-56 48-56 22 0 26 19 26 39 0 27 0 54 0 82 0 16-4 16-28 16 0 3 0 7 0 11 13-1 31-2 40-2s28 1 40 2c0-4 0-8 0-11-19 0-28 0-28-11 0-23 0-45 0-67 0-30 0-41-11-54-5-6-16-13-37-13-25 0-42 15-52 37 0-12 0-25 0-37-16 1-33 3-49 4 0 4 0 7 0 11 24 0 27 3 27 20z">
              <text:p/>
            </draw:path>
            <draw:path draw:style-name="gr6" draw:text-style-name="P5" draw:layer="layout" svg:width="0.124cm" svg:height="0.349cm" svg:x="5.301cm" svg:y="15.165cm" svg:viewBox="0 0 125 350" svg:d="M74 47c0-14 9-37 48-39 1 0 3-2 3-4 0-4-3-4-7-4-35 0-67 18-67 44 0 27 0 53 0 80 0 14 0 25-14 37-13 10-26 11-34 11-2 0-3 2-3 4 0 3 2 3 6 4 23 1 40 14 44 31 1 4 1 4 1 17 0 23 0 46 0 69 0 14 0 26 17 39 13 10 36 14 50 14 4 0 7 0 7-4 0-3-2-3-6-3-22-2-39-13-44-31-1-3-1-4-1-17 0-24 0-48 0-72 0-16-3-22-14-34-7-7-17-10-27-13 29-8 41-24 41-45 0-28 0-56 0-84z">
              <text:p/>
            </draw:path>
            <draw:path draw:style-name="gr6" draw:text-style-name="P5" draw:layer="layout" svg:width="0.183cm" svg:height="0.223cm" svg:x="5.44cm" svg:y="15.273cm" svg:viewBox="0 0 184 224" svg:d="M27 198c-3 12-3 15-19 15-4 0-8 0-8 6 0 3 2 5 5 5 9 0 19-1 29-1 12 0 24 1 35 1 2 0 6 0 6-7 0-4-3-4-8-4-18 0-18-3-18-6 0-4 15-61 18-70 4 10 14 22 32 22 41 0 85-51 85-102 0-33-20-57-47-57-18 0-35 13-46 27-4-19-19-27-32-27-16 0-23 14-26 20-6 12-11 33-11 34 0 4 4 4 5 4 3 0 3 0 6-8 5-25 13-42 25-42 6 0 11 3 11 16 0 8-1 12-2 18-13 52-27 104-40 156zM89 46c3-10 12-19 18-25 13-10 23-13 29-13 14 0 22 12 22 33s-11 61-18 74c-12 25-28 37-41 37-24 0-28-29-28-32 0-2 0-1 1-5 6-23 11-46 17-69z">
              <text:p/>
            </draw:path>
            <draw:path draw:style-name="gr6" draw:text-style-name="P5" draw:layer="layout" svg:width="0.081cm" svg:height="0.349cm" svg:x="5.663cm" svg:y="15.165cm" svg:viewBox="0 0 82 350" svg:d="M82 347c0-1 0-2-6-8-44-44-56-110-56-163 0-61 14-122 57-166 5-5 5-5 5-6 0-3-2-4-4-4-3 0-35 24-56 69-18 38-22 77-22 107 0 27 4 70 23 108 21 43 52 66 55 66 2 0 4-1 4-3z">
              <text:p/>
            </draw:path>
            <draw:path draw:style-name="gr6" draw:text-style-name="P5" draw:layer="layout" svg:width="0.198cm" svg:height="0.16cm" svg:x="5.778cm" svg:y="15.27cm" svg:viewBox="0 0 199 161" svg:d="M175 18c-12 3-19 15-19 24 0 8 6 16 18 16s25-10 25-27c0-19-19-31-40-31-20 0-33 15-38 21-8-15-28-21-48-21-44 0-68 43-68 55 0 5 5 5 8 5 4 0 7 0 8-5 11-32 36-43 50-43s20 7 20 18c0 7-5 26-8 39-4 16-8 32-12 48-5 21-18 32-30 32-2 0-10 0-17-6 13-3 19-15 19-24 0-8-6-16-17-16-13 0-26 10-26 27 0 19 19 31 40 31 20 0 33-15 38-21 9 15 28 21 48 21 45 0 69-43 69-54 0-5-6-5-9-5-4 0-7 0-8 4-10 32-35 43-50 43-13 0-20-7-20-18 0-7 5-26 8-39 3-9 11-42 12-48 6-21 18-32 30-32 2 0 10 0 17 6z">
              <text:p/>
            </draw:path>
            <draw:path draw:style-name="gr6" draw:text-style-name="P5" draw:layer="layout" svg:width="0.013cm" svg:height="0.349cm" svg:x="6.038cm" svg:y="15.165cm" svg:viewBox="0 0 14 350" svg:d="M14 13c0-6 0-13-7-13s-7 7-7 13c0 108 0 217 0 325 0 6 0 12 7 12s7-6 7-12c0-108 0-217 0-325z">
              <text:p/>
            </draw:path>
            <draw:path draw:style-name="gr6" draw:text-style-name="P5" draw:layer="layout" svg:width="0.215cm" svg:height="0.16cm" svg:x="6.105cm" svg:y="15.27cm" svg:viewBox="0 0 216 161" svg:d="M187 47c2-10 7-26 7-29 0-7-6-15-17-15-6 0-19 3-23 18-2 5-17 69-20 80-2 8-5 19-5 25-7 8-20 23-38 23-21 0-21-18-21-26 0-21 10-49 20-74 4-9 5-12 5-18 0-20-21-31-40-31-37 0-55 48-55 55 0 5 6 5 9 5 4 0 6 0 8-5 11-39 30-43 36-43 2 0 6 0 6 8s-4 18-6 22c-14 37-21 56-21 74 0 40 35 45 56 45 10 0 25-1 44-19 12 17 32 19 40 19 13 0 24-7 31-20 9-14 13-33 13-34 0-5-5-5-8-5-4 0-5 0-7 1-1 1-1 2-3 11-7 27-15 35-24 35-5 0-8-4-8-13 0-6 2-12 5-26 3-10 6-24 8-32 3-10 5-21 8-31z">
              <text:p/>
            </draw:path>
            <draw:path draw:style-name="gr6" draw:text-style-name="P5" draw:layer="layout" svg:width="0.113cm" svg:height="0.167cm" svg:x="6.346cm" svg:y="15.318cm" svg:viewBox="0 0 114 168" svg:d="M114 85c0-27-3-47-14-64-8-11-23-21-43-21-57 0-57 67-57 85 0 17 0 83 57 83s57-66 57-83zM57 161c-11 0-26-6-31-27-3-14-3-34-3-52s0-37 3-51c5-19 21-24 31-24 13 0 26 8 31 22 4 14 4 31 4 53 0 18 0 36-3 51-5 23-22 28-32 28z">
              <text:p/>
            </draw:path>
            <draw:path draw:style-name="gr6" draw:text-style-name="P5" draw:layer="layout" svg:width="0.081cm" svg:height="0.349cm" svg:x="6.511cm" svg:y="15.165cm" svg:viewBox="0 0 82 350" svg:d="M82 176c0-28-4-70-24-110-21-43-51-66-54-66s-4 2-4 4c0 1 0 1 7 8 34 35 54 90 54 164 0 60-13 121-56 165-5 4-5 5-5 6 0 2 1 3 4 3s35-24 55-68c18-38 23-77 23-106z">
              <text:p/>
            </draw:path>
            <draw:path draw:style-name="gr6" draw:text-style-name="P5" draw:layer="layout" svg:width="0.04cm" svg:height="0.104cm" svg:x="6.658cm" svg:y="15.391cm" svg:viewBox="0 0 41 105" svg:d="M41 37c0-23-9-37-23-37-11 0-18 9-18 19 0 9 7 19 18 19 5 0 9-2 13-5 1-1 1-1 2-1 0 2 0 0 0 5 0 26-12 47-24 59-4 4-4 4-4 5 0 3 2 4 4 4 4 0 32-27 32-68z">
              <text:p/>
            </draw:path>
            <draw:path draw:style-name="gr6" draw:text-style-name="P5" draw:layer="layout" svg:width="0.182cm" svg:height="0.223cm" svg:x="6.773cm" svg:y="15.273cm" svg:viewBox="0 0 183 224" svg:d="M27 198c-3 12-4 15-19 15-5 0-8 0-8 6 0 3 1 5 4 5 10 0 20-1 30-1 11 0 23 1 34 1 2 0 7 0 7-7 0-4-4-4-9-4-17 0-17-3-17-6 0-4 15-61 17-70 5 10 14 22 32 22 41 0 85-51 85-102 0-33-20-57-47-57-17 0-34 13-46 27-3-19-18-27-31-27-17 0-23 14-26 20-7 12-11 33-11 34 0 4 3 4 4 4 3 0 4 0 6-8 6-25 13-42 26-42 6 0 10 3 10 16 0 8-1 12-2 18-13 52-26 104-39 156zM88 46c3-10 12-19 19-25 12-10 22-13 28-13 14 0 23 12 23 33s-12 61-18 74c-12 25-29 37-42 37-23 0-28-29-28-32 0-2 0-1 1-5 6-23 11-46 17-69z">
              <text:p/>
            </draw:path>
            <draw:path draw:style-name="gr6" draw:text-style-name="P5" draw:layer="layout" svg:width="0.081cm" svg:height="0.349cm" svg:x="6.995cm" svg:y="15.165cm" svg:viewBox="0 0 82 350" svg:d="M82 347c0-1 0-2-6-8-44-44-55-110-55-163 0-61 13-122 56-166 5-5 5-5 5-6 0-3-1-4-4-4s-35 24-55 69c-18 38-23 77-23 107 0 27 4 70 24 108 21 43 51 66 54 66s4-1 4-3z">
              <text:p/>
            </draw:path>
            <draw:path draw:style-name="gr6" draw:text-style-name="P5" draw:layer="layout" svg:width="0.198cm" svg:height="0.16cm" svg:x="7.111cm" svg:y="15.27cm" svg:viewBox="0 0 199 161" svg:d="M175 18c-13 3-19 15-19 24 0 8 6 16 17 16 13 0 26-10 26-27 0-19-19-31-41-31-20 0-33 15-37 21-9-15-29-21-49-21-44 0-68 43-68 55 0 5 5 5 9 5s6 0 8-5c10-32 35-43 50-43 13 0 19 7 19 18 0 7-5 26-8 39-4 16-8 32-12 48-5 21-18 32-30 32-1 0-9 0-16-6 12-3 18-15 18-24 0-8-5-16-17-16s-25 10-25 27c0 19 18 31 40 31 20 0 33-15 37-21 9 15 29 21 49 21 44 0 68-43 68-54 0-5-5-5-8-5-5 0-7 0-9 4-10 32-35 43-49 43s-20-7-20-18c0-7 4-26 8-39 2-9 10-42 12-48 5-21 17-32 30-32 1 0 10 0 17 6z">
              <text:p/>
            </draw:path>
            <draw:path draw:style-name="gr6" draw:text-style-name="P5" draw:layer="layout" svg:width="0.013cm" svg:height="0.349cm" svg:x="7.371cm" svg:y="15.165cm" svg:viewBox="0 0 14 350" svg:d="M14 13c0-6 0-13-7-13s-7 7-7 13c0 108 0 217 0 325 0 6 0 12 7 12s7-6 7-12c0-108 0-217 0-325z">
              <text:p/>
            </draw:path>
            <draw:path draw:style-name="gr6" draw:text-style-name="P5" draw:layer="layout" svg:width="0.215cm" svg:height="0.16cm" svg:x="7.438cm" svg:y="15.27cm" svg:viewBox="0 0 216 161" svg:d="M186 47c3-10 7-26 7-29 0-7-6-15-17-15-5 0-18 3-23 18-1 5-17 69-20 80-2 8-4 19-5 25-6 8-20 23-38 23-21 0-21-18-21-26 0-21 11-49 21-74 3-9 4-12 4-18 0-20-20-31-39-31-38 0-55 48-55 55 0 5 5 5 8 5 4 0 7 0 8-5 12-39 31-43 36-43 3 0 6 0 6 8s-4 18-5 22c-15 37-22 56-22 74 0 40 35 45 56 45 10 0 26-1 45-19 11 17 31 19 40 19 13 0 23-7 30-20 9-14 14-33 14-34 0-5-5-5-9-5s-5 0-7 1c0 1 0 2-2 11-8 27-15 35-24 35-6 0-8-4-8-13 0-6 1-12 4-26 3-10 6-24 8-32 3-10 5-21 8-31z">
              <text:p/>
            </draw:path>
            <draw:path draw:style-name="gr6" draw:text-style-name="P5" draw:layer="layout" svg:width="0.088cm" svg:height="0.162cm" svg:x="7.693cm" svg:y="15.318cm" svg:viewBox="0 0 89 163" svg:d="M55 7c0-7 0-7-7-7-16 15-38 16-48 16 0 3 0 6 0 9 5 0 22 0 35-7 0 42 0 83 0 125 0 8 0 11-24 11-3 0-7 0-10 0 0 3 0 6 0 9 5 0 35-1 44-1 8 0 39 1 44 1 0-3 0-6 0-9-3 0-6 0-9 0-25 0-25-3-25-11 0-46 0-91 0-136z">
              <text:p/>
            </draw:path>
            <draw:path draw:style-name="gr6" draw:text-style-name="P5" draw:layer="layout" svg:width="0.081cm" svg:height="0.349cm" svg:x="7.843cm" svg:y="15.165cm" svg:viewBox="0 0 82 350" svg:d="M82 176c0-28-4-70-23-110-21-43-52-66-55-66-2 0-4 2-4 4 0 1 0 1 7 8 35 35 55 90 55 164 0 60-13 121-57 165-5 4-5 5-5 6 0 2 2 3 4 3 3 0 35-24 56-68 18-38 22-77 22-106z">
              <text:p/>
            </draw:path>
            <draw:path draw:style-name="gr6" draw:text-style-name="P5" draw:layer="layout" svg:width="0.124cm" svg:height="0.349cm" svg:x="7.985cm" svg:y="15.165cm" svg:viewBox="0 0 125 350" svg:d="M51 304c0 14-9 36-48 39-1 0-3 1-3 3 0 4 4 4 7 4 34 0 67-17 67-44 0-26 0-53 0-79 0-13 0-25 15-36 12-10 25-11 33-11 2-1 3-2 3-4 0-4-2-4-6-4-23-2-40-14-43-31-2-4-2-5-2-18 0-23 0-46 0-69 0-15 0-26-16-39-14-11-39-15-51-15-3 0-7 0-7 4s2 4 6 4c22 1 39 13 44 30 1 4 1 4 1 17 0 25 0 49 0 74 0 16 3 22 14 33 7 7 18 11 27 14-28 8-41 24-41 44 0 28 0 56 0 84z">
              <text:p/>
            </draw:path>
            <draw:path draw:style-name="gr6" draw:text-style-name="P5" draw:layer="layout" svg:width="0.124cm" svg:height="0.349cm" svg:x="8.161cm" svg:y="15.165cm" svg:viewBox="0 0 125 350" svg:d="M51 304c0 14-10 36-48 39-2 0-3 1-3 3 0 4 4 4 7 4 34 0 67-17 67-44 0-26 0-53 0-79 0-13 0-25 14-36 13-10 26-11 34-11 1-1 3-2 3-4 0-4-2-4-6-4-23-2-40-14-44-31-1-4-1-5-1-18 0-23 0-46 0-69 0-15 0-26-17-39-14-11-38-15-50-15-3 0-7 0-7 4s2 4 6 4c22 1 39 13 44 30 1 4 1 4 1 17 0 25 0 49 0 74 0 16 2 22 14 33 7 7 17 11 27 14-29 8-41 24-41 44 0 28 0 56 0 84z">
              <text:p/>
            </draw:path>
          </draw:g>
        </draw:g>
        <draw:custom-shape draw:style-name="gr26" draw:text-style-name="P7" draw:layer="layout" svg:width="0.2cm" svg:height="0.2cm" svg:x="2.409cm" svg:y="15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2cm" svg:height="0.2cm" svg:x="2.909cm" svg:y="15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3.81cm" svg:y="15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6" draw:layer="layout" svg:x1="2.6cm" svg:y1="16cm" svg:x2="2.9cm" svg:y2="16cm">
          <text:p/>
        </draw:line>
        <draw:line draw:style-name="gr39" draw:text-style-name="P6" draw:layer="layout" svg:x1="3.8cm" svg:y1="16cm" svg:x2="3.1cm" svg:y2="16cm">
          <text:p/>
        </draw:line>
        <draw:g draw:style-name="gr5">
          <svg:title>TexMaths</svg:title>
          <svg:desc>10§display§\bm{u}_0§svg§600§TRUE§</svg:desc>
          <draw:g>
            <draw:path draw:style-name="gr6" draw:text-style-name="P5" draw:layer="layout" svg:width="0.214cm" svg:height="0.159cm" svg:x="1.984cm" svg:y="15.878cm" svg:viewBox="0 0 215 160" svg:d="M187 47c2-9 6-26 6-29 0-7-5-15-16-15-6 0-19 3-23 19-2 4-17 68-20 79-2 8-5 19-6 24-6 8-20 23-37 23-21 0-21-18-21-26 0-20 10-48 20-73 4-9 5-11 5-17 0-21-21-32-40-32-37 0-55 48-55 55 0 5 6 5 9 5 4 0 7 0 8-5 11-39 30-42 36-42 3 0 6 0 6 7 0 8-4 18-6 22-14 37-21 57-21 74 0 39 35 44 56 44 10 0 25-1 44-19 12 17 32 19 40 19 13 0 23-7 30-20 9-14 13-32 13-33 0-5-5-5-8-5-4 0-6 0-7 1s-1 2-3 11c-6 26-14 34-23 34-5 0-8-4-8-13 0-6 1-12 5-25 2-10 6-24 8-31 2-11 5-22 8-32z">
              <text:p/>
            </draw:path>
            <draw:path draw:style-name="gr6" draw:text-style-name="P5" draw:layer="layout" svg:width="0.113cm" svg:height="0.166cm" svg:x="2.224cm" svg:y="15.926cm" svg:viewBox="0 0 114 167" svg:d="M114 85c0-27-3-47-15-64-7-11-23-21-42-21-57 0-57 67-57 85 0 17 0 82 57 82s57-65 57-82zM57 160c-11 0-26-7-31-27-4-13-4-33-4-51s0-37 4-50c5-20 21-25 31-25 13 0 26 8 30 22s4 31 4 53c0 18 0 36-3 50-5 23-21 28-31 28z">
              <text:p/>
            </draw:path>
          </draw:g>
        </draw:g>
        <draw:g draw:style-name="gr5">
          <svg:title>TexMaths</svg:title>
          <svg:desc>10§display§\bm{u}_1§svg§600§TRUE§</svg:desc>
          <draw:g>
            <draw:path draw:style-name="gr6" draw:text-style-name="P5" draw:layer="layout" svg:width="0.214cm" svg:height="0.159cm" svg:x="4.085cm" svg:y="15.879cm" svg:viewBox="0 0 215 160" svg:d="M186 47c3-9 6-26 6-29 0-7-4-15-15-15-6 0-19 3-23 19-2 4-18 68-20 79-3 8-5 17-6 24-6 8-20 23-38 23-20 0-21-18-21-26 0-20 11-48 21-73 4-9 5-11 5-17 0-21-21-32-40-32-37 0-55 48-55 55 0 5 6 5 9 5 4 0 6 0 8-5 11-39 30-42 36-42 2 0 6 0 6 7 0 8-4 18-6 22-14 37-21 57-21 74 0 39 35 44 56 44 10 0 25-1 44-19 11 17 32 19 40 19 13 0 22-7 30-20 8-14 13-32 13-33 0-5-5-5-9-5-3 0-5 0-7 1 0 1 0 2-2 11-7 26-14 34-23 34-5 0-8-4-8-13 0-6 1-12 5-25 2-10 6-24 7-31 2-11 5-22 8-32z">
              <text:p/>
            </draw:path>
            <draw:path draw:style-name="gr6" draw:text-style-name="P5" draw:layer="layout" svg:width="0.088cm" svg:height="0.161cm" svg:x="4.339cm" svg:y="15.927cm" svg:viewBox="0 0 89 162" svg:d="M55 7c0-7-1-7-7-7-16 16-38 16-48 16 0 3 0 6 0 9 5 0 22 0 35-7 0 41 0 83 0 124 0 8 0 11-24 11-3 0-7 0-10 0 0 3 0 6 0 9 5 0 35-1 44-1 8 0 38 1 44 1 0-3 0-6 0-9-4 0-7 0-10 0-24 0-24-3-24-11 0-45 0-90 0-135z">
              <text:p/>
            </draw:path>
          </draw:g>
        </draw:g>
        <draw:g draw:style-name="gr5">
          <svg:title>TexMaths</svg:title>
          <svg:desc>10§display§\bm{x}§svg§600§TRUE§</svg:desc>
          <draw:g>
            <draw:path draw:style-name="gr6" draw:text-style-name="P5" draw:layer="layout" svg:width="0.196cm" svg:height="0.159cm" svg:x="2.93cm" svg:y="15.684cm" svg:viewBox="0 0 197 160" svg:d="M173 18c-12 3-19 15-19 24 0 8 6 16 18 16s25-10 25-27c0-19-19-31-40-31-20 0-33 15-37 21-9-14-28-21-47-21-44 0-68 43-68 55 0 5 5 5 8 5 4 0 7 0 8-5 10-32 36-42 50-42 13 0 19 6 19 17 0 7-4 26-8 39-4 15-8 31-12 47-5 21-17 31-29 31-2 0-10 0-17-5 13-3 19-15 19-24 0-8-6-16-18-16s-25 10-25 27c0 19 19 31 40 31 20 0 33-15 37-21 9 14 29 21 48 21 44 0 67-43 67-55 0-4-5-4-8-4-4 0-7 0-8 4-10 32-35 42-50 42-13 0-19-6-19-17 0-7 4-26 8-39 2-9 10-41 12-47 5-21 17-31 29-31 2 0 10 0 17 5z">
              <text:p/>
            </draw:path>
          </draw:g>
        </draw:g>
        <draw:custom-shape draw:style-name="gr40" draw:text-style-name="P6" draw:layer="layout" svg:width="1.6cm" svg:height="1.6cm" svg:x="2.2cm" svg:y="16.6cm">
          <text:p/>
          <draw:enhanced-geometry svg:viewBox="0 0 21600 21600" draw:type="rectangle" draw:enhanced-path="M 0 0 L 21600 0 21600 21600 0 21600 0 0 Z N"/>
        </draw:custom-shape>
        <draw:line draw:style-name="gr28" draw:text-style-name="P6" draw:layer="layout" svg:x1="2.6cm" svg:y1="16.6cm" svg:x2="2.6cm" svg:y2="18.2cm">
          <text:p/>
        </draw:line>
        <draw:line draw:style-name="gr28" draw:text-style-name="P6" draw:layer="layout" svg:x1="3cm" svg:y1="16.6cm" svg:x2="3cm" svg:y2="18.2cm">
          <text:p/>
        </draw:line>
        <draw:line draw:style-name="gr28" draw:text-style-name="P6" draw:layer="layout" svg:x1="3.4cm" svg:y1="16.6cm" svg:x2="3.4cm" svg:y2="18.2cm">
          <text:p/>
        </draw:line>
        <draw:line draw:style-name="gr28" draw:text-style-name="P6" draw:layer="layout" svg:x1="2.2cm" svg:y1="16.6cm" svg:x2="3.8cm" svg:y2="18.2cm">
          <text:p/>
        </draw:line>
        <draw:line draw:style-name="gr28" draw:text-style-name="P6" draw:layer="layout" svg:x1="2.6cm" svg:y1="16.6cm" svg:x2="3.8cm" svg:y2="17.8cm">
          <text:p/>
        </draw:line>
        <draw:line draw:style-name="gr28" draw:text-style-name="P6" draw:layer="layout" svg:x1="3cm" svg:y1="16.6cm" svg:x2="3.8cm" svg:y2="17.4cm">
          <text:p/>
        </draw:line>
        <draw:line draw:style-name="gr28" draw:text-style-name="P6" draw:layer="layout" svg:x1="3.4cm" svg:y1="16.6cm" svg:x2="3.8cm" svg:y2="17cm">
          <text:p/>
        </draw:line>
        <draw:line draw:style-name="gr28" draw:text-style-name="P6" draw:layer="layout" svg:x1="2.2cm" svg:y1="17cm" svg:x2="3.4cm" svg:y2="18.2cm">
          <text:p/>
        </draw:line>
        <draw:line draw:style-name="gr28" draw:text-style-name="P6" draw:layer="layout" svg:x1="2.2cm" svg:y1="17.4cm" svg:x2="3cm" svg:y2="18.2cm">
          <text:p/>
        </draw:line>
        <draw:line draw:style-name="gr28" draw:text-style-name="P6" draw:layer="layout" svg:x1="2.2cm" svg:y1="17.8cm" svg:x2="2.6cm" svg:y2="18.2cm">
          <text:p/>
        </draw:line>
        <draw:line draw:style-name="gr28" draw:text-style-name="P6" draw:layer="layout" svg:x1="3cm" svg:y1="16.6cm" svg:x2="3.8cm" svg:y2="17cm">
          <text:p/>
        </draw:line>
        <draw:line draw:style-name="gr28" draw:text-style-name="P6" draw:layer="layout" svg:x1="2.6cm" svg:y1="16.6cm" svg:x2="3.4cm" svg:y2="17cm">
          <text:p/>
        </draw:line>
        <draw:line draw:style-name="gr28" draw:text-style-name="P6" draw:layer="layout" svg:x1="2.2cm" svg:y1="16.6cm" svg:x2="3cm" svg:y2="17cm">
          <text:p/>
        </draw:line>
        <draw:line draw:style-name="gr28" draw:text-style-name="P6" draw:layer="layout" svg:x1="2.2cm" svg:y1="17cm" svg:x2="3cm" svg:y2="17.4cm">
          <text:p/>
        </draw:line>
        <draw:line draw:style-name="gr28" draw:text-style-name="P6" draw:layer="layout" svg:x1="2.6cm" svg:y1="17cm" svg:x2="3.4cm" svg:y2="17.4cm">
          <text:p/>
        </draw:line>
        <draw:line draw:style-name="gr28" draw:text-style-name="P6" draw:layer="layout" svg:x1="3cm" svg:y1="17cm" svg:x2="3.8cm" svg:y2="17.4cm">
          <text:p/>
        </draw:line>
        <draw:line draw:style-name="gr28" draw:text-style-name="P6" draw:layer="layout" svg:x1="3cm" svg:y1="17.4cm" svg:x2="3.8cm" svg:y2="17.8cm">
          <text:p/>
        </draw:line>
        <draw:line draw:style-name="gr28" draw:text-style-name="P6" draw:layer="layout" svg:x1="2.6cm" svg:y1="17.4cm" svg:x2="3.4cm" svg:y2="17.8cm">
          <text:p/>
        </draw:line>
        <draw:line draw:style-name="gr28" draw:text-style-name="P6" draw:layer="layout" svg:x1="2.2cm" svg:y1="17.4cm" svg:x2="3cm" svg:y2="17.8cm">
          <text:p/>
        </draw:line>
        <draw:line draw:style-name="gr28" draw:text-style-name="P6" draw:layer="layout" svg:x1="2.2cm" svg:y1="17.8cm" svg:x2="3cm" svg:y2="18.2cm">
          <text:p/>
        </draw:line>
        <draw:line draw:style-name="gr28" draw:text-style-name="P6" draw:layer="layout" svg:x1="2.6cm" svg:y1="17.8cm" svg:x2="3.4cm" svg:y2="18.2cm">
          <text:p/>
        </draw:line>
        <draw:line draw:style-name="gr28" draw:text-style-name="P6" draw:layer="layout" svg:x1="3cm" svg:y1="17.8cm" svg:x2="3.8cm" svg:y2="18.2cm">
          <text:p/>
        </draw:line>
        <draw:g draw:style-name="gr5">
          <svg:title>TexMaths</svg:title>
          <svg:desc>10§display§\bm{x}§svg§600§TRUE§</svg:desc>
          <draw:g>
            <draw:path draw:style-name="gr6" draw:text-style-name="P5" draw:layer="layout" svg:width="0.196cm" svg:height="0.159cm" svg:x="2.931cm" svg:y="16.385cm" svg:viewBox="0 0 197 160" svg:d="M173 18c-12 3-19 15-19 24 0 8 6 16 18 16s25-10 25-27c0-19-19-31-40-31-20 0-33 15-37 21-9-14-28-21-47-21-44 0-68 43-68 55 0 5 5 5 8 5 4 0 7 0 8-5 10-32 36-42 50-42 13 0 19 6 19 17 0 7-4 26-8 39-4 15-8 31-12 47-5 21-17 31-29 31-2 0-10 0-17-5 13-3 19-15 19-24 0-8-6-16-18-16s-25 10-25 27c0 19 19 31 40 31 20 0 33-15 37-21 9 14 29 21 48 21 44 0 67-43 67-55 0-4-5-4-8-4-4 0-7 0-8 4-10 32-35 42-50 42-13 0-19-6-19-17 0-7 4-26 8-39 2-9 10-41 12-47 5-21 17-31 29-31 2 0 10 0 17 5z">
              <text:p/>
            </draw:path>
          </draw:g>
        </draw:g>
        <draw:g draw:style-name="gr5">
          <svg:title>TexMaths</svg:title>
          <svg:desc>10§display§\bm{u}_k§svg§600§TRUE§</svg:desc>
          <draw:g>
            <draw:path draw:style-name="gr6" draw:text-style-name="P5" draw:layer="layout" svg:width="0.214cm" svg:height="0.159cm" svg:x="1.787cm" svg:y="17.28cm" svg:viewBox="0 0 215 160" svg:d="M186 47c3-10 6-26 6-29 0-7-5-15-15-15-6 0-19 3-24 18-1 5-17 69-20 80-2 7-4 17-5 24-6 8-20 22-38 22-20 0-21-17-21-25 0-21 11-48 21-73 4-9 5-12 5-18 0-20-21-31-40-31-37 0-55 48-55 55 0 4 5 4 9 4s6 0 8-4c11-39 30-42 36-42 2 0 6 0 6 7 0 8-4 18-6 22-15 37-21 56-21 72 0 40 35 46 56 46 10 0 25-2 44-19 11 17 32 19 40 19 13 0 22-7 30-20 8-14 13-33 13-34 0-5-5-5-9-5-3 0-5 0-7 2 0 1 0 2-2 9-7 28-14 35-23 35-5 0-8-3-8-13 0-6 1-11 5-25 2-9 6-23 7-31 2-11 5-21 8-31z">
              <text:p/>
            </draw:path>
            <draw:path draw:style-name="gr6" draw:text-style-name="P5" draw:layer="layout" svg:width="0.12cm" svg:height="0.17cm" svg:x="2.032cm" svg:y="17.321cm" svg:viewBox="0 0 121 171" svg:d="M59 7c0-1 1-3 1-4s-1-3-4-3c-5 0-26 2-32 2-2 0-5 1-5 6 0 3 3 3 6 3 12 0 12 2 12 4s0 3-1 5c-12 46-23 92-35 138-1 4-1 4-1 5 0 4 3 8 9 8s9-5 11-10c0-1 11-44 12-48 17 2 31 8 31 20 0 2 0 3 0 5-1 4-1 5-1 8 0 17 14 25 26 25 24 0 20-24 31-37 0-4-3-4-4-4-3 0-4 2-5 6-3 11-9 28-21 28-7 0-9-6-9-13 0-4 0-4 1-11 1 0 2-5 2-7 0-22-30-25-40-26 7-4 16-12 20-15 13-12 25-24 39-24 3 0 6 1 8 4-11 1-13 10-13 13 0 6 4 9 10 9 7 0 14-5 14-15 0-8-6-17-19-17-14 0-27 10-39 21-10 10-19 18-29 22 8-33 17-66 25-98z">
              <text:p/>
            </draw:path>
          </draw:g>
        </draw:g>
        <draw:g draw:style-name="gr5">
          <svg:title>TexMaths</svg:title>
          <svg:desc>10§display§\mathcal{B}_{i,s} \subset \mathbb{B}^\beta:§svg§600§TRUE§</svg:desc>
          <draw:g>
            <draw:path draw:style-name="gr6" draw:text-style-name="P5" draw:layer="layout" svg:width="0.222cm" svg:height="0.254cm" svg:x="1.957cm" svg:y="14.278cm" svg:viewBox="0 0 223 255" svg:d="M88 10c0-4 0-5 0-6 0-2 0-3-4-3-3 0-14 5-21 9-16 8-30 14-30 21 0 2 3 2 4 2 5 0 14-5 20-8-4 34-12 79-19 109-13 60-19 81-36 114-2 3-1 3-2 4 0 3 2 2 3 3 6 0 21-7 26-17 5-8 18-32 29-73 7-30 21-76 46-112 16-23 31-33 53-33 19 0 36 12 36 31 0 30-33 42-70 54-4 1-28 10-28 18 0 3 2 3 3 3 2 0 10-1 17-1 35 0 64 21 64 54 0 43-37 56-69 56-27 0-40-13-45-18-1-2-1-3-4-3-8 0-26 10-26 16 0 1 14 25 52 25 49 0 122-34 122-91 0-29-20-51-55-58 28-12 69-37 69-70 0-20-17-36-43-36-12 0-57 4-99 56 2-15 5-31 7-46z">
              <text:p/>
            </draw:path>
            <draw:path draw:style-name="gr6" draw:text-style-name="P5" draw:layer="layout" svg:width="0.074cm" svg:height="0.164cm" svg:x="2.188cm" svg:y="14.416cm" svg:viewBox="0 0 75 165" svg:d="M69 9c0-4-3-9-10-9s-14 6-14 13c0 4 3 10 10 10s14-7 14-14zM18 134c-1 3-2 6-2 10 0 12 10 21 24 21 24 0 35-34 35-38 0-3-3-3-4-3-3 0-4 2-5 4-5 20-16 30-26 30-5 0-6-3-6-9 0-5 2-10 4-15 3-7 5-13 8-20 2-6 11-28 12-31 1-2 1-5 1-8 0-11-9-21-23-21-24 0-36 34-36 38 0 3 4 3 5 3 3 0 3-1 4-4 6-21 17-30 26-30 4 0 7 2 7 9 0 5-2 9-8 24-5 13-11 26-16 40z">
              <text:p/>
            </draw:path>
            <draw:path draw:style-name="gr6" draw:text-style-name="P5" draw:layer="layout" svg:width="0.03cm" svg:height="0.075cm" svg:x="2.304cm" svg:y="14.549cm" svg:viewBox="0 0 31 76" svg:d="M24 25c0 13-2 29-19 44-1 1-2 2-2 3 0 2 2 4 4 4 3 0 24-20 24-49 0-15-6-27-17-27-8 0-14 7-14 14 0 8 5 14 14 14 6 0 7-2 10-3z">
              <text:p/>
            </draw:path>
            <draw:path draw:style-name="gr6" draw:text-style-name="P5" draw:layer="layout" svg:width="0.097cm" svg:height="0.11cm" svg:x="2.377cm" svg:y="14.469cm" svg:viewBox="0 0 98 111" svg:d="M89 16c-7 2-11 7-11 12s5 8 8 8 12-2 12-14c0-16-17-22-32-22-39 0-46 28-46 36 0 9 5 15 9 18 6 5 11 6 28 9 5 1 21 4 21 16 0 4-3 14-13 20-10 5-22 5-25 5-10 0-24-2-30-10 9-1 14-7 14-14 0-6-4-9-10-9-7 0-14 5-14 16 0 15 16 24 40 24 45 0 53-31 53-41 0-22-24-27-34-28-2-1-8-2-9-2-10-2-14-7-14-13 0-5 4-12 10-15 7-4 15-5 19-5 5 0 18 1 24 9z">
              <text:p/>
            </draw:path>
            <draw:path draw:style-name="gr6" draw:text-style-name="P5" draw:layer="layout" svg:width="0.213cm" svg:height="0.202cm" svg:x="2.637cm" svg:y="14.337cm" svg:viewBox="0 0 214 203" svg:d="M202 14c6 0 12 0 12-7s-6-7-12-7c-32 0-63 0-95 0-60 0-107 45-107 101s47 102 107 102c32 0 63 0 95 0 6 0 12 0 12-7s-6-7-12-7c-31 0-63 0-94 0-55 0-94-41-94-88s39-87 94-87c31 0 63 0 94 0z">
              <text:p/>
            </draw:path>
            <draw:path draw:style-name="gr6" draw:text-style-name="P5" draw:layer="layout" svg:width="0.214cm" svg:height="0.238cm" svg:x="2.98cm" svg:y="14.286cm" svg:viewBox="0 0 215 239" svg:d="M46 32c0-5 0-14-3-20 13 0 25 0 38 0-4 6-4 13-4 18 0 60 0 120 0 180 0 5 0 12 4 17-13 0-25 0-38 0 3-6 3-14 3-19 0-59 0-118 0-176zM142 105c11-11 14-29 14-44 0-24-7-39-16-48 25 3 50 12 50 47 0 22-25 40-48 45zM89 31c0-7 0-11 5-15 2 0 7-4 15-4 16 0 35 12 35 49 0 39-20 48-55 48 0-26 0-52 0-78zM163 111c20-10 39-27 39-51 0-49-40-60-83-60-36 0-71 0-107 0-6 0-12 0-12 6s6 6 12 6c21 0 22 4 22 20 0 58 0 116 0 175 0 17-1 20-23 20-4 0-11 0-11 6s6 6 12 6c35 0 70 0 105 0 43 0 98-17 98-65 0-36-26-56-52-63zM89 209c0-29 0-58 0-87 28 0 40 0 51 8 14 10 15 33 15 44 0 14-1 53-45 53-21 0-21-12-21-18zM152 222c13-13 15-32 15-48 0-24-5-42-19-54 32 6 55 24 55 54 0 27-21 42-51 48z">
              <text:p/>
            </draw:path>
            <draw:path draw:style-name="gr6" draw:text-style-name="P5" draw:layer="layout" svg:width="0.143cm" svg:height="0.22cm" svg:x="3.223cm" svg:y="14.208cm" svg:viewBox="0 0 144 221" svg:d="M144 34c0-21-19-34-40-34-34 0-59 38-65 63-13 51-26 103-39 155 0 2 2 3 4 3s4 0 4-2c6-22 11-44 17-65 5 11 17 21 37 21 34 0 73-24 73-62 0-14-7-29-19-37 12-8 28-22 28-42zM95 76c-3 0-5 1-12 1-4 0-10 0-12-1 3-1 10-2 12-2 3 0 9 1 12 2zM128 30c0 13-7 32-22 41-5-2-9-4-23-4-9 0-21 1-21 10 0 6 8 7 20 7 9 0 16-1 24-4 7 6 11 16 11 26 0 36-24 63-54 63-19 0-33-12-33-31 0-3 0-5 1-8 5-22 11-44 16-65 6-23 28-58 56-58 15 0 25 8 25 23z">
              <text:p/>
            </draw:path>
            <draw:path draw:style-name="gr6" draw:text-style-name="P5" draw:layer="layout" svg:width="0.036cm" svg:height="0.15cm" svg:x="3.529cm" svg:y="14.375cm" svg:viewBox="0 0 37 151" svg:d="M37 18c0-10-9-18-19-18s-18 7-18 18c0 10 8 19 18 19s19-8 19-19zM37 132c0-10-9-18-19-18s-18 8-18 18 8 19 18 19 19-9 19-19z">
              <text:p/>
            </draw:path>
          </draw:g>
        </draw:g>
        <draw:frame draw:style-name="gr30" draw:text-style-name="P3" draw:layer="layout" svg:width="2.915cm" svg:height="0.395cm" svg:x="3.81cm" svg:y="14.212cm">
          <draw:text-box>
            <text:p><text:span text:style-name="T2">set of valid vectors</text:span></text:p>
          </draw:text-box>
        </draw:frame>
        <draw:frame draw:style-name="gr30" draw:text-style-name="P3" draw:layer="layout" svg:width="1.729cm" svg:height="0.395cm" svg:x="1.51cm" svg:y="18.612cm">
          <draw:text-box>
            <text:p><text:span text:style-name="T2">1. initialize:</text:span></text:p>
          </draw:text-box>
        </draw:frame>
        <draw:g draw:style-name="gr5">
          <svg:title>TexMaths</svg:title>
          <svg:desc>9§display§\arraycolsep=1mm
\begin{array}{c|cccc}
\hline
xy &amp; 00 &amp; 01 &amp; 10 &amp; 11 \\
\hline
\psi(xy) &amp; {\sf A} &amp; {\sf T} &amp; {\sf G} &amp; {\sf C} \\
\hline
\end{array}§svg§600§TRUE§</svg:desc>
          <draw:g>
            <draw:path draw:style-name="gr6" draw:text-style-name="P5" draw:layer="layout" svg:width="2.974cm" svg:height="0.012cm" svg:x="15.996cm" svg:y="1.787cm" svg:viewBox="0 0 2975 13" svg:d="M1488 13c-496 0-992 0-1488 0 0-5 0-9 0-13 992 0 1983 0 2975 0 0 4 0 8 0 13-496 0-992 0-1487 0z">
              <text:p/>
            </draw:path>
            <draw:path draw:style-name="gr6" draw:text-style-name="P5" draw:layer="layout" svg:width="0.156cm" svg:height="0.142cm" svg:x="16.327cm" svg:y="1.926cm" svg:viewBox="0 0 157 143" svg:d="M96 44c2-8 9-37 32-37 1 0 9 0 15 4-9 2-15 10-15 17 0 5 3 11 12 11 7 0 17-6 17-18 0-17-18-21-29-21-18 0-30 17-34 24-8-21-25-24-34-24-32 0-50 40-50 49 0 3 3 3 3 3 3 0 4-1 4-3 11-35 32-42 43-42 6 0 16 3 16 21 0 10-4 31-16 75-5 20-16 33-30 33-2 0-9 0-16-4 8-2 15-8 15-17s-7-12-12-12c-9 0-17 9-17 19 0 15 15 21 30 21 20 0 32-22 33-24 4 11 15 24 34 24 33 0 51-40 51-49 0-3-3-3-4-3-4 0-4 2-5 3-10 35-31 42-42 42-12 0-17-10-17-21 0-7 2-13 5-28 4-14 8-29 11-43z">
              <text:p/>
            </draw:path>
            <draw:path draw:style-name="gr6" draw:text-style-name="P5" draw:layer="layout" svg:width="0.145cm" svg:height="0.203cm" svg:x="16.508cm" svg:y="1.926cm" svg:viewBox="0 0 146 204" svg:d="M144 19c2-5 2-5 2-7 0-6-5-8-10-8-3 0-8 1-11 6-1 2-3 12-4 17-2 8-5 17-7 25-5 19-9 38-14 57-1 5-15 27-35 27-16 0-20-14-20-25 0-15 5-35 16-62 5-13 6-17 6-23 0-14-9-26-26-26-29 0-41 46-41 49s3 3 4 3c2 0 3-1 4-6 9-30 22-39 32-39 3 0 9 0 9 10 0 8-4 16-6 22-12 34-19 52-19 66 0 28 20 38 39 38 13 0 23-5 32-14-4 16-8 32-20 48-8 11-21 20-35 20-5 0-19-1-25-13 6 0 10 0 15-4 2-3 6-6 6-13 0-10-9-10-12-10-7 0-18 4-18 20 0 15 14 27 34 27 32 0 65-29 73-65 11-40 21-80 31-120z">
              <text:p/>
            </draw:path>
            <draw:path draw:style-name="gr6" draw:text-style-name="P5" draw:layer="layout" svg:width="0.012cm" svg:height="0.378cm" svg:x="16.98cm" svg:y="1.8cm" svg:viewBox="0 0 13 379" svg:d="M6 379c-2 0-4 0-6 0 0-127 0-253 0-379 4 0 8 0 13 0 0 126 0 252 0 379-3 0-5 0-7 0z">
              <text:p/>
            </draw:path>
            <draw:path draw:style-name="gr6" draw:text-style-name="P5" draw:layer="layout" svg:width="0.132cm" svg:height="0.217cm" svg:x="17.088cm" svg:y="1.854cm" svg:viewBox="0 0 133 218" svg:d="M133 110c0-25-2-51-12-74-15-31-41-36-54-36-19 0-42 8-55 38-10 21-12 47-12 72 0 23 2 52 14 75 14 26 37 33 53 33 17 0 41-8 54-37 10-22 12-46 12-71zM67 210c-13 0-31-8-37-37-4-19-4-49-4-67 0-21 0-41 3-58 6-38 29-41 38-41 10 0 31 6 37 37 3 18 3 41 3 62 0 24 0 45-4 65-4 30-22 39-36 39z">
              <text:p/>
            </draw:path>
            <draw:path draw:style-name="gr6" draw:text-style-name="P5" draw:layer="layout" svg:width="0.132cm" svg:height="0.217cm" svg:x="17.247cm" svg:y="1.854cm" svg:viewBox="0 0 133 218" svg:d="M133 110c0-25-2-51-12-74-15-31-41-36-54-36-19 0-43 8-55 38-10 21-12 47-12 72 0 23 1 52 14 75 14 26 37 33 53 33 17 0 40-8 54-37 10-22 12-46 12-71zM67 210c-13 0-32-8-37-37-4-19-4-49-4-67 0-21 0-41 3-58 6-38 29-41 38-41s31 6 36 37c4 18 4 41 4 62 0 24 0 45-4 65-4 30-22 39-36 39z">
              <text:p/>
            </draw:path>
            <draw:path draw:style-name="gr6" draw:text-style-name="P5" draw:layer="layout" svg:width="0.131cm" svg:height="0.217cm" svg:x="17.585cm" svg:y="1.854cm" svg:viewBox="0 0 132 218" svg:d="M132 110c0-25-1-51-12-74-15-31-41-36-53-36-19 0-43 8-55 38-11 21-12 47-12 72 0 23 1 52 13 75 14 26 37 33 53 33 17 0 41-8 55-37 10-22 11-46 11-71zM66 210c-12 0-31-8-36-37-4-19-4-49-4-67 0-21 0-41 3-58 5-38 29-41 37-41 10 0 31 6 37 37 3 18 3 41 3 62 0 24 0 45-3 65-5 30-23 39-37 39z">
              <text:p/>
            </draw:path>
            <draw:path draw:style-name="gr6" draw:text-style-name="P5" draw:layer="layout" svg:width="0.103cm" svg:height="0.209cm" svg:x="17.759cm" svg:y="1.854cm" svg:viewBox="0 0 104 210" svg:d="M65 8c0-7 0-8-7-8-20 21-48 21-58 21 0 3 0 6 0 10 6 0 25 0 41-9 0 55 0 109 0 163 0 12-1 16-29 16-4 0-7 0-10 0 0 3 0 6 0 9 11 0 38 0 51 0s40 0 51 0c0-3 0-6 0-9-3 0-6 0-10 0-28 0-29-4-29-16 0-59 0-118 0-177z">
              <text:p/>
            </draw:path>
            <draw:path draw:style-name="gr6" draw:text-style-name="P5" draw:layer="layout" svg:width="0.103cm" svg:height="0.209cm" svg:x="18.096cm" svg:y="1.854cm" svg:viewBox="0 0 104 210" svg:d="M65 8c0-7 0-8-7-8-19 21-47 21-58 21 0 3 0 6 0 10 6 0 25 0 41-9 0 55 0 109 0 163 0 12-1 16-28 16-4 0-7 0-10 0 0 3 0 6 0 9 10 0 37 0 50 0s41 0 51 0c0-3 0-6 0-9-3 0-6 0-10 0-27 0-29-4-29-16 0-59 0-118 0-177z">
              <text:p/>
            </draw:path>
            <draw:path draw:style-name="gr6" draw:text-style-name="P5" draw:layer="layout" svg:width="0.131cm" svg:height="0.217cm" svg:x="18.239cm" svg:y="1.854cm" svg:viewBox="0 0 132 218" svg:d="M132 110c0-25-1-51-12-74-15-31-41-36-53-36-19 0-43 8-55 38-11 21-12 47-12 72 0 23 1 52 13 75 14 26 37 33 53 33 17 0 41-8 55-37 10-22 11-46 11-71zM66 210c-12 0-31-8-36-37-4-19-4-49-4-67 0-21 0-41 3-58 5-38 29-41 37-41 10 0 31 6 37 37 3 18 3 41 3 62 0 24 0 45-3 65-5 30-23 39-37 39z">
              <text:p/>
            </draw:path>
            <draw:path draw:style-name="gr6" draw:text-style-name="P5" draw:layer="layout" svg:width="0.103cm" svg:height="0.209cm" svg:x="18.593cm" svg:y="1.854cm" svg:viewBox="0 0 104 210" svg:d="M65 8c0-7 0-8-7-8-20 21-48 21-58 21 0 3 0 6 0 10 6 0 24 0 41-9 0 55 0 109 0 163 0 12-1 16-29 16-4 0-7 0-10 0 0 3 0 6 0 9 11 0 38 0 51 0s40 0 51 0c0-3 0-6 0-9-3 0-7 0-10 0-28 0-29-4-29-16 0-59 0-118 0-177z">
              <text:p/>
            </draw:path>
            <draw:path draw:style-name="gr6" draw:text-style-name="P5" draw:layer="layout" svg:width="0.103cm" svg:height="0.209cm" svg:x="18.751cm" svg:y="1.854cm" svg:viewBox="0 0 104 210" svg:d="M65 8c0-7 0-8-7-8-19 21-47 21-58 21 0 3 0 6 0 10 6 0 25 0 41-9 0 55 0 109 0 163 0 12-1 16-28 16-4 0-7 0-10 0 0 3 0 6 0 9 10 0 37 0 50 0s41 0 51 0c0-3 0-6 0-9-3 0-6 0-10 0-28 0-29-4-29-16 0-59 0-118 0-177z">
              <text:p/>
            </draw:path>
            <draw:path draw:style-name="gr6" draw:text-style-name="P5" draw:layer="layout" svg:width="2.974cm" svg:height="0.012cm" svg:x="15.996cm" svg:y="2.178cm" svg:viewBox="0 0 2975 13" svg:d="M1488 13c-496 0-992 0-1488 0 0-4 0-9 0-13 992 0 1983 0 2975 0 0 4 0 9 0 13-496 0-992 0-1487 0z">
              <text:p/>
            </draw:path>
            <draw:path draw:style-name="gr6" draw:text-style-name="P5" draw:layer="layout" svg:width="0.191cm" svg:height="0.282cm" svg:x="16.095cm" svg:y="2.238cm" svg:viewBox="0 0 192 283" svg:d="M144 8c0-2 1-4 1-4 0-4-3-4-5-4s-2 0-4 6c-18 70-35 139-52 209-25-3-36-14-36-36 0-6 0-14 17-58 1-4 3-9 3-16 0-14-10-26-26-26-30 0-42 46-42 49s4 3 4 3c3 0 3-1 5-6 9-30 22-39 32-39 3 0 8 0 8 10 0 8-3 16-8 27-14 41-14 49-14 54 0 30 24 42 55 45-3 11-3 12-7 28-1 4-8 30-8 31 2 1 0 2 4 2 1 0 3 0 3-1 1 0 2-9 3-12 5-16 9-32 13-48 12 0 40 0 69-33 13-15 20-29 23-38 3-8 10-36 10-49 0-18-8-23-14-23-8 0-16 8-16 15 0 5 2 7 5 9 3 3 11 12 11 27 0 20-16 46-27 57-28 29-48 29-59 29 17-69 35-139 52-208z">
              <text:p/>
            </draw:path>
            <draw:path draw:style-name="gr6" draw:text-style-name="P5" draw:layer="layout" svg:width="0.073cm" svg:height="0.315cm" svg:x="16.334cm" svg:y="2.22cm" svg:viewBox="0 0 74 316" svg:d="M74 313c0-1 0-2-6-7-39-40-49-100-49-148 0-55 12-110 50-149 5-5 5-5 5-5 0-3-1-4-4-4s-31 22-49 62c-17 34-21 69-21 96 0 25 4 62 22 98 18 39 45 60 48 60s4-1 4-3z">
              <text:p/>
            </draw:path>
            <draw:path draw:style-name="gr6" draw:text-style-name="P5" draw:layer="layout" svg:width="0.156cm" svg:height="0.142cm" svg:x="16.435cm" svg:y="2.317cm" svg:viewBox="0 0 157 143" svg:d="M97 44c2-8 9-37 31-37 2 0 10 0 16 5-9 1-15 9-15 16 0 5 3 12 11 12s17-7 17-19c0-17-18-21-28-21-19 0-30 17-34 24-8-20-25-24-34-24-33 0-51 41-51 49 0 3 3 3 4 3 2 0 3-1 4-3 11-34 31-42 42-42 7 0 17 3 17 21 0 10-5 31-17 75-4 20-16 34-29 34-2 0-9 0-17-5 8-2 16-8 16-17 0-8-8-11-12-11-10 0-18 8-18 18 0 15 16 21 31 21 20 0 31-22 32-23 4 11 15 23 34 23 33 0 51-40 51-49 0-2-3-2-4-2-3 0-4 1-4 3-10 34-32 42-42 42-13 0-17-11-17-22 0-6 2-13 5-28 4-14 8-29 11-43z">
              <text:p/>
            </draw:path>
            <draw:path draw:style-name="gr6" draw:text-style-name="P5" draw:layer="layout" svg:width="0.145cm" svg:height="0.203cm" svg:x="16.616cm" svg:y="2.317cm" svg:viewBox="0 0 146 204" svg:d="M145 20c1-5 1-6 1-7 0-7-5-9-9-9-3 0-8 1-11 6-1 2-4 12-5 17-2 9-4 17-6 25-5 19-9 39-14 58-1 4-15 27-36 27-16 0-19-15-19-26 0-15 5-35 15-62 6-13 6-17 6-23 0-14-9-26-25-26-30 0-42 46-42 49s4 3 4 3c3 0 3-1 5-6 9-30 22-39 32-39 2 0 8 0 8 10 0 8-3 16-6 23-12 33-18 51-18 65 0 29 20 38 39 38 12 0 23-5 31-14-3 17-7 32-19 49-9 10-21 20-36 20-4 0-18-1-24-14 6 0 9 0 14-3 3-3 6-7 6-14 0-10-8-10-12-10-7 0-17 5-17 20s14 27 33 27c33 0 65-29 74-64 10-40 21-80 31-120z">
              <text:p/>
            </draw:path>
            <draw:path draw:style-name="gr6" draw:text-style-name="P5" draw:layer="layout" svg:width="0.073cm" svg:height="0.315cm" svg:x="16.791cm" svg:y="2.22cm" svg:viewBox="0 0 74 316" svg:d="M74 158c0-25-4-63-22-99-19-38-46-59-48-59-3 0-4 2-4 4l6 7c31 30 49 81 49 147 0 54-12 109-51 150-4 3-4 4-4 5 0 2 1 3 4 3 2 0 31-22 49-61 16-36 21-71 21-97z">
              <text:p/>
            </draw:path>
            <draw:path draw:style-name="gr6" draw:text-style-name="P5" draw:layer="layout" svg:width="0.012cm" svg:height="0.378cm" svg:x="16.98cm" svg:y="2.192cm" svg:viewBox="0 0 13 379" svg:d="M6 379c-2 0-4 0-6 0 0-127 0-253 0-379 4 0 8 0 13 0 0 126 0 252 0 379-3 0-5 0-7 0z">
              <text:p/>
            </draw:path>
            <draw:path draw:style-name="gr6" draw:text-style-name="P5" draw:layer="layout" svg:width="0.192cm" svg:height="0.218cm" svg:x="17.138cm" svg:y="2.238cm" svg:viewBox="0 0 193 219" svg:d="M111 0c-10 0-19 0-28 0-28 73-55 146-83 219 8 0 16 0 23 0 8-22 17-43 25-64 30 0 61 0 91 0 9 21 17 42 25 64 9 0 19 0 29 0-28-73-55-146-82-219zM133 137c-26 0-53 0-79 0 7-19 14-38 21-57s17-46 19-58c0 5 2 13 10 34 10 27 20 54 29 81z">
              <text:p/>
            </draw:path>
            <draw:path draw:style-name="gr6" draw:text-style-name="P5" draw:layer="layout" svg:width="0.191cm" svg:height="0.216cm" svg:x="17.635cm" svg:y="2.239cm" svg:viewBox="0 0 192 217" svg:d="M110 20c9 0 19 0 29 0 3 0 7 1 10 1 14 0 29 0 43 0 0-7 0-14 0-21-64 0-128 0-192 0 0 7 0 14 0 21 14 0 28 0 42 0 4 0 7-1 11-1 10 0 19 0 29 0 0 65 0 131 0 197 9 0 18 0 28 0 0-66 0-132 0-197z">
              <text:p/>
            </draw:path>
            <draw:path draw:style-name="gr6" draw:text-style-name="P5" draw:layer="layout" svg:width="0.168cm" svg:height="0.225cm" svg:x="18.142cm" svg:y="2.234cm" svg:viewBox="0 0 169 226" svg:d="M169 128c-22 0-45 0-67 0 0 6 0 13 0 20 14 0 28 0 42 0 0 17 0 34 0 51-13 4-28 7-41 7-43 0-74-42-74-94 0-49 31-92 73-92 25 0 44 8 59 21 2-8 3-17 5-26-18-11-43-15-63-15-62 0-103 55-103 112 0 58 42 114 103 114 23 0 45-7 66-16 0-27 0-55 0-82z">
              <text:p/>
            </draw:path>
            <draw:path draw:style-name="gr6" draw:text-style-name="P5" draw:layer="layout" svg:width="0.164cm" svg:height="0.225cm" svg:x="18.643cm" svg:y="2.234cm" svg:viewBox="0 0 165 226" svg:d="M163 186c-18 13-29 19-60 19-46 0-74-47-74-93 0-43 26-92 74-92 23 0 36 5 54 17 2-9 3-18 5-26-14-7-39-11-59-11-58 0-103 49-103 115 0 51 38 111 103 111 29 0 42-5 62-17-1-8-2-15-2-23z">
              <text:p/>
            </draw:path>
            <draw:path draw:style-name="gr6" draw:text-style-name="P5" draw:layer="layout" svg:width="2.974cm" svg:height="0.012cm" svg:x="15.996cm" svg:y="2.57cm" svg:viewBox="0 0 2975 13" svg:d="M1488 13c-496 0-992 0-1488 0 0-5 0-9 0-13 992 0 1983 0 2975 0 0 4 0 8 0 13-496 0-992 0-1487 0z">
              <text:p/>
            </draw:path>
          </draw:g>
        </draw:g>
        <draw:g draw:style-name="gr5">
          <svg:title>TexMaths</svg:title>
          <svg:desc>10§display§\mathcal{C}_{i,s} = 
\left\{
\bm{u} \!\in\! \Sigma^\beta
\middle|
u_i \!=\! \psi(x_i,y_i), 
\bm{x} \!\in\! \mathcal{B}_{i,s}, 
\bm{y} \!\in\! \mathbb{B}^\beta
\right\}§svg§600§TRUE§</svg:desc>
          <draw:g>
            <draw:path draw:style-name="gr6" draw:text-style-name="P5" draw:layer="layout" svg:width="0.183cm" svg:height="0.253cm" svg:x="1.872cm" svg:y="19.158cm" svg:viewBox="0 0 184 254" svg:d="M171 192c0-2-2-3-4-3-6 0-14 6-15 6-7 4-8 7-12 13-11 16-27 28-50 28-31 0-60-23-60-75 0-32 13-74 32-101 15-23 34-41 70-41 14 0 22 5 22 18 0 12-13 37-17 44-2 4-1 3-2 5 0 3 1 3 4 3 7 0 20-8 24-14 1-1 21-35 21-53 0-19-16-22-29-22-51 0-92 33-109 53-41 50-46 104-46 123 0 51 26 78 67 78 57 0 104-53 104-62z">
              <text:p/>
            </draw:path>
            <draw:path draw:style-name="gr6" draw:text-style-name="P5" draw:layer="layout" svg:width="0.073cm" svg:height="0.164cm" svg:x="2.065cm" svg:y="19.295cm" svg:viewBox="0 0 74 165" svg:d="M68 9c0-4-3-9-10-9s-14 6-14 13c0 4 4 10 10 10 7 0 14-7 14-14zM18 134c-1 3-2 6-2 10 0 11 9 21 23 21 25 0 35-34 35-38 0-3-3-3-4-3-3 0-3 2-4 4-6 20-17 30-26 30-5 0-6-3-6-9 0-5 1-10 3-15 3-7 6-14 8-20 3-6 11-28 12-31s2-6 2-8c0-11-10-21-24-21-24 0-35 34-35 38 0 3 3 3 4 3 3 0 4-1 4-4 7-21 18-30 27-30 4 0 6 2 6 9 0 5-2 9-8 24-5 13-10 26-15 40z">
              <text:p/>
            </draw:path>
            <draw:path draw:style-name="gr6" draw:text-style-name="P5" draw:layer="layout" svg:width="0.03cm" svg:height="0.075cm" svg:x="2.18cm" svg:y="19.428cm" svg:viewBox="0 0 31 76" svg:d="M25 24c0 14-3 30-20 45-1 1-1 2-1 3 0 2 2 4 3 4 4 0 24-20 24-49 0-15-5-27-17-27-8 0-14 7-14 14 0 8 6 14 15 14 5 0 9-4 10-4z">
              <text:p/>
            </draw:path>
            <draw:path draw:style-name="gr6" draw:text-style-name="P5" draw:layer="layout" svg:width="0.097cm" svg:height="0.11cm" svg:x="2.254cm" svg:y="19.348cm" svg:viewBox="0 0 98 111" svg:d="M88 16c-6 2-10 7-10 12s5 8 8 8c2 0 12-2 12-14 0-16-18-22-33-22-38 0-45 28-45 36 0 9 5 15 8 18 7 5 11 6 28 9 5 1 21 4 21 16 0 4-3 13-13 20-10 5-22 5-25 5-9 0-23-2-29-10 8-1 13-7 13-14 0-6-4-9-9-9-7 0-14 5-14 16 0 15 15 24 39 24 45 0 54-31 54-41 0-22-25-27-34-28-2-1-8-2-10-2-9-2-13-7-13-13 0-5 4-12 9-15 7-4 16-5 20-5 5 0 18 1 23 9z">
              <text:p/>
            </draw:path>
            <draw:path draw:style-name="gr6" draw:text-style-name="P5" draw:layer="layout" svg:width="0.232cm" svg:height="0.081cm" svg:x="2.504cm" svg:y="19.276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6" draw:text-style-name="P5" draw:layer="layout" svg:width="0.124cm" svg:height="0.418cm" svg:x="2.895cm" svg:y="19.107cm" svg:viewBox="0 0 125 419" svg:d="M50 154c0 24-12 38-48 52-1 0-2 2-2 4 0 3 0 4 3 5 47 18 47 36 47 56 0 32 0 64 0 96 1 10 6 23 21 33 18 12 46 19 49 19 4 0 5 0 5-4 0-3-1-4-6-6-10-4-38-14-43-36-1-4-1-5-1-18 0-28 0-57 0-86 0-18 0-42-58-59 58-17 58-41 58-61 0-29 0-58 0-86 0-19 0-37 47-55 3 0 2-2 3-3 0-4-1-5-5-5-2 0-52 11-64 34-6 11-6 14-6 29 0 30 0 60 0 91z">
              <text:p/>
            </draw:path>
            <draw:path draw:style-name="gr6" draw:text-style-name="P5" draw:layer="layout" svg:width="0.215cm" svg:height="0.161cm" svg:x="3.071cm" svg:y="19.246cm" svg:viewBox="0 0 216 162" svg:d="M187 48c2-10 6-27 6-29 0-8-5-16-16-16-6 0-19 3-23 19-2 5-17 68-20 80-2 8-5 18-6 24-6 9-20 23-37 23-21 0-22-18-22-26 0-21 11-48 21-74 4-9 5-11 5-17 0-20-21-32-40-32-37 0-55 48-55 55 0 5 5 5 9 5s6 0 8-5c11-38 30-42 36-42 2 0 6 0 6 7 0 8-4 18-6 22-15 37-21 57-21 74 0 40 35 46 56 46 10 0 25-2 44-20 12 18 32 20 40 20 13 0 24-8 31-20 9-14 13-33 13-35 0-5-5-5-8-5-4 0-5 0-7 2-1 0-1 1-3 10-7 27-15 35-24 35-5 0-8-4-8-13 0-6 1-12 5-26 2-9 6-23 8-31 3-10 5-21 8-31z">
              <text:p/>
            </draw:path>
            <draw:path draw:style-name="gr6" draw:text-style-name="P5" draw:layer="layout" svg:width="0.175cm" svg:height="0.202cm" svg:x="3.367cm" svg:y="19.216cm" svg:viewBox="0 0 176 203" svg:d="M164 108c6 0 12 0 12-7s-6-7-12-7c-50 0-99 0-149 0 4-47 45-80 94-80 18 0 37 0 55 0 6 0 12 0 12-7s-6-7-12-7c-19 0-37 0-56 0-60 0-108 45-108 101s48 102 108 102c19 0 37 0 56 0 6 0 12 0 12-7s-6-7-12-7c-18 0-37 0-55 0-49 0-90-34-94-81 50 0 99 0 149 0z">
              <text:p/>
            </draw:path>
            <draw:path draw:style-name="gr6" draw:text-style-name="P5" draw:layer="layout" svg:width="0.213cm" svg:height="0.238cm" svg:x="3.631cm" svg:y="19.165cm" svg:viewBox="0 0 214 239" svg:d="M111 126c4-4 4-5 4-6 0-2-2-4-3-5-24-35-48-69-72-104 27 0 54 0 81 0 60 0 77 13 85 68 3 0 5 0 8 0-3-26-6-53-9-79-65 0-131 0-196 0-8 0-9 0-9 9 29 42 59 84 88 126-28 31-56 63-84 95-3 4-3 5-3 6 0 3 3 3 8 3 65 0 131 0 196 0 3-27 6-55 9-82-3 0-5 0-8 0-7 59-31 68-86 68-32 0-65 0-97 0 29-33 59-66 88-99z">
              <text:p/>
            </draw:path>
            <draw:path draw:style-name="gr6" draw:text-style-name="P5" draw:layer="layout" svg:width="0.142cm" svg:height="0.22cm" svg:x="3.877cm" svg:y="19.087cm" svg:viewBox="0 0 143 221" svg:d="M143 34c0-21-19-34-40-34-34 0-59 38-65 63-12 51-25 103-38 155-1 1 1 3 3 3s4-1 5-2c6-22 11-44 16-66 5 12 17 22 37 22 34 0 73-24 73-62 0-14-6-29-19-37 12-8 28-22 28-42zM94 75c-3 1-5 2-12 2-4 0-10 0-12-1 3-1 10-2 12-2 4 0 9 1 12 1zM127 30c0 13-6 32-22 41-4-2-9-4-23-4-8 0-21 1-21 10 0 6 8 7 20 7 9 0 16-1 24-4 7 6 11 16 11 26 0 36-24 62-54 62-19 0-33-11-33-30 0-3 1-5 1-8 6-22 11-44 16-65 6-23 28-58 56-58 15 0 25 8 25 23z">
              <text:p/>
            </draw:path>
            <draw:path draw:style-name="gr6" draw:text-style-name="P5" draw:layer="layout" svg:width="0.014cm" svg:height="0.224cm" svg:x="4.106cm" svg:y="19.1cm" svg:viewBox="0 0 15 225" svg:d="M0 212c0 5 0 13 7 13 8 0 8-7 8-13 0-67 0-133 0-199 0-6 0-13-7-13-8 0-8 7-8 13 0 66 0 132 0 199z">
              <text:p/>
            </draw:path>
            <draw:path draw:style-name="gr6" draw:text-style-name="P5" draw:layer="layout" svg:width="0.014cm" svg:height="0.224cm" svg:x="4.106cm" svg:y="19.31cm" svg:viewBox="0 0 15 225" svg:d="M0 212c0 5 0 13 7 13 8 0 8-7 8-13 0-67 0-133 0-199 0-6 0-13-7-13-8 0-8 7-8 13 0 66 0 132 0 199z">
              <text:p/>
            </draw:path>
            <draw:path draw:style-name="gr6" draw:text-style-name="P5" draw:layer="layout" svg:width="0.18cm" svg:height="0.158cm" svg:x="4.182cm" svg:y="19.25cm" svg:viewBox="0 0 181 159" svg:d="M113 135c4 15 16 24 31 24 13 0 21-8 26-20 6-12 7-23 11-34 0-4-3-4-4-4-4 0-4 2-5 6-5 20-12 44-27 44-7 0-10-5-10-16 0-8 4-24 7-37s6-25 9-37c2-6 5-19 6-24 2-8 6-22 6-24 0-6-5-9-10-9-2 0-11 0-14 12-7 26-22 87-27 106 0 1-14 29-40 29-18 0-21-16-21-29 0-19 9-47 19-71 4-11 6-16 6-22 0-16-12-29-29-29-34 0-47 51-47 54s4 3 5 3c3 0 3 0 5-6 9-30 22-43 36-43 3 0 8 0 8 11 0 9-3 19-5 24-13 35-21 56-21 74 0 33 24 42 43 42 24 0 36-16 42-24z">
              <text:p/>
            </draw:path>
            <draw:path draw:style-name="gr6" draw:text-style-name="P5" draw:layer="layout" svg:width="0.073cm" svg:height="0.164cm" svg:x="4.385cm" svg:y="19.295cm" svg:viewBox="0 0 74 165" svg:d="M68 9c0-4-3-9-10-9-6 0-14 6-14 13 0 4 4 10 10 10 7 0 14-7 14-14zM18 134c-1 3-2 6-2 10 0 11 9 21 23 21 25 0 35-34 35-38 0-3-2-2-3-3-4 0-4 2-5 4-6 20-17 30-26 30-5 0-6-3-6-9 0-5 1-10 4-15 2-7 5-14 7-20 3-6 11-28 12-31s2-6 2-8c0-11-10-21-23-21-25 0-36 34-36 38 0 3 3 3 4 3 4 0 4-1 5-4 6-21 17-30 26-30 4 0 6 2 6 9 0 5-1 9-8 24-5 13-10 26-15 40z">
              <text:p/>
            </draw:path>
            <draw:path draw:style-name="gr6" draw:text-style-name="P5" draw:layer="layout" svg:width="0.233cm" svg:height="0.081cm" svg:x="4.549cm" svg:y="19.27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212cm" svg:height="0.313cm" svg:x="4.852cm" svg:y="19.162cm" svg:viewBox="0 0 213 314" svg:d="M159 9c1-2 1-4 1-6 0-3-2-3-4-3-4 0-4 0-5 7-20 77-39 154-59 230-26-2-40-15-40-38 0-7 0-16 19-65 2-4 4-10 4-17 0-16-11-29-29-29-33 0-46 51-46 54s3 3 4 3c4 0 4 0 6-6 9-33 23-43 35-43 3 0 9 0 9 11 0 9-3 18-8 30-17 44-17 53-17 59 0 33 28 47 61 49-3 13-3 13-7 32-2 4-9 32-9 33 2 2 0 4 5 4 1 0 2 0 3-2 1 0 3-9 4-14 4-17 9-34 13-52 13 0 44 0 77-37 15-16 22-31 26-42 3-9 11-39 11-55 0-19-10-24-16-24-8 0-17 9-17 17 0 4 2 6 5 9 4 4 13 13 13 30 0 22-18 51-31 64-31 30-53 30-66 30 19-76 39-153 58-229z">
              <text:p/>
            </draw:path>
            <draw:path draw:style-name="gr6" draw:text-style-name="P5" draw:layer="layout" svg:width="0.081cm" svg:height="0.348cm" svg:x="5.118cm" svg:y="19.142cm" svg:viewBox="0 0 82 349" svg:d="M82 346c0-1 0-2-6-8-44-44-56-109-56-163 0-61 14-122 57-166 5-4 5-4 5-6s-2-3-4-3c-3 0-35 24-56 68-18 39-22 78-22 107 0 28 4 69 23 109 21 43 52 65 55 65 2 0 4-1 4-3z">
              <text:p/>
            </draw:path>
            <draw:path draw:style-name="gr6" draw:text-style-name="P5" draw:layer="layout" svg:width="0.174cm" svg:height="0.158cm" svg:x="5.23cm" svg:y="19.25cm" svg:viewBox="0 0 175 159" svg:d="M107 49c2-9 11-41 35-41 2 0 10 0 18 4-10 2-17 11-17 19 0 6 4 12 13 12 8 0 19-6 19-20 0-18-21-23-33-23-20 0-32 18-36 27-9-24-28-27-38-27-37 0-57 45-57 54 0 3 3 2 4 3 3 0 4 0 5-3 12-38 35-46 47-46 7 0 19 3 19 23 0 11-6 34-19 84-6 21-18 36-33 36-3 0-11 0-18-5 9-1 16-9 16-19 0-9-7-12-13-12-10 0-19 9-19 21 0 16 18 23 33 23 23 0 36-25 37-27 4 13 17 27 38 27 36 0 56-46 56-54 0-4-3-4-4-4-3 0-4 2-5 4-11 38-35 46-46 46-14 0-20-11-20-23 0-8 3-16 6-31 4-16 8-32 12-48z">
              <text:p/>
            </draw:path>
            <draw:path draw:style-name="gr6" draw:text-style-name="P5" draw:layer="layout" svg:width="0.074cm" svg:height="0.164cm" svg:x="5.431cm" svg:y="19.295cm" svg:viewBox="0 0 75 165" svg:d="M69 9c0-4-3-9-10-9s-14 6-14 13c0 4 3 10 10 10s14-7 14-14zM18 134c-1 3-2 6-2 10 0 11 10 21 23 21 25 0 36-34 36-38 0-3-3-3-4-3-3 0-4 2-5 4-5 20-16 30-26 30-5 0-6-3-6-9 0-5 2-10 4-15 2-7 5-14 8-20 2-6 11-28 12-31s1-6 1-8c0-11-9-21-23-21-24 0-36 34-36 38 0 3 4 3 5 3 3 0 3-1 4-4 6-21 17-30 26-30 4 0 6 2 6 9 0 5-1 9-7 24-5 13-11 26-16 40z">
              <text:p/>
            </draw:path>
            <draw:path draw:style-name="gr6" draw:text-style-name="P5" draw:layer="layout" svg:width="0.04cm" svg:height="0.103cm" svg:x="5.567cm" svg:y="19.367cm" svg:viewBox="0 0 41 104" svg:d="M41 36c0-23-9-36-22-36-12 0-19 8-19 18s7 19 19 19c4 0 8-2 12-5 1 0 1-1 2-1 0 2 0 1 0 5 0 26-12 47-23 59-4 4-4 5-4 6 0 2 1 3 3 3 4 0 32-27 32-68z">
              <text:p/>
            </draw:path>
            <draw:path draw:style-name="gr6" draw:text-style-name="P5" draw:layer="layout" svg:width="0.161cm" svg:height="0.226cm" svg:x="5.703cm" svg:y="19.25cm" svg:viewBox="0 0 162 227" svg:d="M161 21c1-5 1-5 1-8 0-6-5-9-10-9-3 0-9 2-12 7-1 2-4 13-5 19-3 9-5 19-7 28-5 21-11 42-16 63-1 5-17 30-40 30-18 0-22-15-22-28 0-17 6-38 18-69 6-14 7-18 7-25 0-16-11-29-28-29-34 0-47 51-47 54s3 2 4 3c4 0 4 0 6-6 10-33 24-43 36-43 2 0 8 0 8 11 0 9-3 18-6 24-14 38-20 57-20 74 0 31 22 42 43 42 14 0 25-6 35-16-4 18-8 35-23 54-9 12-22 22-38 22-5 0-21-1-27-15 6 0 10 0 15-4 4-3 7-8 7-14 0-11-9-13-13-13-8 0-19 6-19 23 0 18 15 31 37 31 36 0 72-32 82-72 11-45 23-89 34-134z">
              <text:p/>
            </draw:path>
            <draw:path draw:style-name="gr6" draw:text-style-name="P5" draw:layer="layout" svg:width="0.073cm" svg:height="0.164cm" svg:x="5.877cm" svg:y="19.295cm" svg:viewBox="0 0 74 165" svg:d="M68 9c0-4-3-9-10-9-6 0-14 6-14 13 0 4 4 10 10 10 7 0 14-7 14-14zM18 134c-1 3-2 6-2 10 0 11 9 21 23 21 25 0 35-34 35-38 0-3-3-3-4-3-3 0-3 2-4 4-6 20-17 30-26 30-5 0-6-3-6-9 0-5 1-10 4-15 2-7 5-14 7-20 3-6 11-28 12-31s2-6 2-8c0-11-10-21-23-21-25 0-36 34-36 38 0 3 3 3 4 3 3 0 4-1 4-4 7-21 18-30 27-30 4 0 6 2 6 9 0 5-2 9-8 24-5 13-10 26-15 40z">
              <text:p/>
            </draw:path>
            <draw:path draw:style-name="gr6" draw:text-style-name="P5" draw:layer="layout" svg:width="0.081cm" svg:height="0.348cm" svg:x="6.002cm" svg:y="19.142cm" svg:viewBox="0 0 82 349" svg:d="M82 175c0-27-4-70-23-109-21-43-52-66-55-66-2 0-4 1-4 3s0 2 7 9c34 34 54 90 54 163 0 60-13 121-56 165-5 4-5 5-5 6 0 2 2 3 4 3 3 0 35-23 56-68 18-38 22-76 22-106z">
              <text:p/>
            </draw:path>
            <draw:path draw:style-name="gr6" draw:text-style-name="P5" draw:layer="layout" svg:width="0.04cm" svg:height="0.103cm" svg:x="6.149cm" svg:y="19.367cm" svg:viewBox="0 0 41 104" svg:d="M41 36c0-23-8-36-22-36-12 0-19 8-19 18s7 19 19 19c4 0 9-2 12-5 1 0 1-1 2-1 0 2 1 1 1 5 0 26-13 47-24 59-4 4-4 5-4 6 0 2 2 3 3 3 4 0 32-27 32-68z">
              <text:p/>
            </draw:path>
            <draw:path draw:style-name="gr6" draw:text-style-name="P5" draw:layer="layout" svg:width="0.197cm" svg:height="0.161cm" svg:x="6.289cm" svg:y="19.246cm" svg:viewBox="0 0 198 162" svg:d="M175 18c-13 4-19 16-19 24s6 17 17 17c12 0 25-11 25-28 0-18-18-31-40-31-20 0-33 15-37 22-9-15-29-22-49-22-44 0-68 44-68 55 0 5 5 5 9 5s6 0 8-5c10-31 35-42 50-42 13 0 19 6 19 18 0 6-5 25-8 38-4 16-8 32-12 48-5 21-18 32-30 32-1 0-10 0-17-5 13-4 19-16 19-24s-6-17-17-17c-12 0-25 11-25 28 0 18 18 31 40 31 20 0 33-15 37-22 9 15 29 22 49 22 44 0 68-43 68-55 0-5-5-5-9-5s-6 0-8 5c-10 31-35 42-50 42-13 0-19-6-19-18 0-7 4-25 7-38 3-10 11-42 13-48 5-21 17-32 30-32 1 0 10 0 17 5z">
              <text:p/>
            </draw:path>
            <draw:path draw:style-name="gr6" draw:text-style-name="P5" draw:layer="layout" svg:width="0.175cm" svg:height="0.202cm" svg:x="6.575cm" svg:y="19.216cm" svg:viewBox="0 0 176 203" svg:d="M163 108c6 0 13 0 13-7s-7-7-13-7c-50 0-99 0-149 0 5-47 45-80 95-80 18 0 36 0 54 0 6 0 13 0 13-7s-7-7-13-7c-18 0-37 0-55 0-60 0-108 45-108 101s48 102 108 102c18 0 37 0 55 0 6 0 13 0 13-7s-7-7-13-7c-18 0-36 0-54 0-50 0-90-34-95-81 50 0 99 0 149 0z">
              <text:p/>
            </draw:path>
            <draw:path draw:style-name="gr6" draw:text-style-name="P5" draw:layer="layout" svg:width="0.222cm" svg:height="0.254cm" svg:x="6.83cm" svg:y="19.157cm" svg:viewBox="0 0 223 255" svg:d="M88 10c0-4 0-5 0-6 0-2 0-3-4-3-3 0-14 5-21 9-16 8-30 14-30 21 0 2 3 2 4 2 5 0 14-5 20-8-4 34-12 79-19 109-13 59-19 81-37 114-1 3-1 3-1 4 0 3 2 2 3 3 6 0 21-7 26-17 5-7 18-32 29-73 7-30 21-76 46-112 16-23 31-33 53-33 19 0 36 12 36 31 0 30-33 42-70 54-4 1-28 10-28 18 0 3 2 3 3 3s10-2 17-2c35 0 64 21 64 55 0 43-37 57-69 57-27 0-40-14-45-19-1-2-1-3-4-3-8 0-26 11-26 17 0 1 14 24 52 24 49 0 122-35 122-91 0-29-20-51-55-58 28-12 69-37 69-70 0-21-17-36-43-36-12 0-57 4-99 56 2-15 5-31 7-46z">
              <text:p/>
            </draw:path>
            <draw:path draw:style-name="gr6" draw:text-style-name="P5" draw:layer="layout" svg:width="0.073cm" svg:height="0.164cm" svg:x="7.062cm" svg:y="19.295cm" svg:viewBox="0 0 74 165" svg:d="M68 9c0-4-3-9-10-9s-14 6-14 13c0 4 3 10 10 10s14-7 14-14zM17 134c0 3-2 6-2 10 0 11 10 21 24 21 24 0 35-34 35-38 0-3-3-3-4-3-3 0-4 2-5 4-5 20-16 30-26 30-5 0-6-3-6-9 0-5 2-10 4-15 3-7 5-14 8-20 2-6 11-28 12-31s2-6 2-8c0-11-10-21-24-21-24 0-35 34-35 38 0 3 3 3 4 3 3 0 3-1 4-4 7-21 17-30 26-30 4 0 7 2 7 9 0 5-2 9-8 24-5 13-11 26-16 40z">
              <text:p/>
            </draw:path>
            <draw:path draw:style-name="gr6" draw:text-style-name="P5" draw:layer="layout" svg:width="0.03cm" svg:height="0.075cm" svg:x="7.177cm" svg:y="19.428cm" svg:viewBox="0 0 31 76" svg:d="M24 24c0 14-2 30-19 45-1 1-2 2-2 3 0 2 2 4 4 4 3 0 24-20 24-49 0-15-6-27-17-27-8 0-14 7-14 14 0 8 6 14 14 14 6 0 7-3 10-4z">
              <text:p/>
            </draw:path>
            <draw:path draw:style-name="gr6" draw:text-style-name="P5" draw:layer="layout" svg:width="0.097cm" svg:height="0.11cm" svg:x="7.25cm" svg:y="19.348cm" svg:viewBox="0 0 98 111" svg:d="M89 16c-7 2-10 7-10 12s4 8 8 8c2 0 11-2 11-14 0-16-17-22-32-22-39 0-45 28-45 36 0 9 5 15 8 18 7 5 11 6 28 9 5 1 21 4 21 16 0 4-3 13-13 20-10 5-22 5-25 5-10 0-24-2-29-10 8-1 13-7 13-14 0-6-4-9-9-9-8 0-15 5-15 16 0 15 16 24 40 24 45 0 54-31 54-41 0-22-25-27-34-28-3-1-9-2-10-2-9-2-14-7-14-13 0-5 5-12 10-15 7-4 15-5 20-5s17 1 23 9z">
              <text:p/>
            </draw:path>
            <draw:path draw:style-name="gr6" draw:text-style-name="P5" draw:layer="layout" svg:width="0.04cm" svg:height="0.103cm" svg:x="7.413cm" svg:y="19.367cm" svg:viewBox="0 0 41 104" svg:d="M41 36c0-23-8-36-22-36-12 0-19 8-19 18s7 19 19 19c4 0 9-2 12-5 1 0 1-1 2-1 0 2 1 1 1 5 0 26-13 47-24 59-4 4-4 5-4 6 0 2 2 3 3 3 4 0 32-27 32-68z">
              <text:p/>
            </draw:path>
            <draw:path draw:style-name="gr6" draw:text-style-name="P5" draw:layer="layout" svg:width="0.192cm" svg:height="0.229cm" svg:x="7.551cm" svg:y="19.246cm" svg:viewBox="0 0 193 230" svg:d="M191 27c2-7 2-7 2-8 0-8-6-16-17-16-18 0-22 17-25 26-3 12-6 25-9 37-4 16-11 43-15 58-1 7-12 16-13 17-4 2-13 8-24 8-21 0-21-18-21-26 0-21 11-48 20-74 4-9 5-11 5-17 0-20-20-32-40-32-37 0-54 48-54 55 0 5 5 5 8 5 4 0 7 0 8-5 12-38 31-42 36-42 3 0 6 0 6 7 0 8-4 18-6 23-13 35-21 55-21 73 0 40 35 46 56 46 9 0 21-2 34-11-10 43-36 66-61 66-4 0-14-1-21-5 11-4 17-14 17-23 0-13-10-17-17-17-13 0-26 12-26 27 0 18 19 31 47 31 41 0 87-27 98-71s22-88 33-132z">
              <text:p/>
            </draw:path>
            <draw:path draw:style-name="gr6" draw:text-style-name="P5" draw:layer="layout" svg:width="0.175cm" svg:height="0.202cm" svg:x="7.828cm" svg:y="19.216cm" svg:viewBox="0 0 176 203" svg:d="M163 108c6 0 13 0 13-7s-7-7-13-7c-50 0-99 0-149 0 5-47 45-80 95-80 18 0 36 0 54 0 6 0 13 0 13-7s-7-7-13-7c-18 0-37 0-55 0-60 0-108 45-108 101s48 102 108 102c18 0 37 0 55 0 6 0 13 0 13-7s-7-7-13-7c-18 0-36 0-54 0-50 0-90-34-95-81 50 0 99 0 149 0z">
              <text:p/>
            </draw:path>
            <draw:path draw:style-name="gr6" draw:text-style-name="P5" draw:layer="layout" svg:width="0.214cm" svg:height="0.238cm" svg:x="8.075cm" svg:y="19.165cm" svg:viewBox="0 0 215 239" svg:d="M46 32c0-5 0-14-3-20 13 0 25 0 38 0-4 6-4 13-4 18 0 60 0 120 0 180 0 5 0 12 4 18-13 0-25 0-38 0 3-7 3-16 3-20 0-59 0-118 0-176zM142 105c11-11 14-29 14-44 0-24-7-39-16-48 25 3 50 12 50 47 0 22-25 40-48 45zM89 31c0-7 0-11 5-15 1 0 7-4 15-4 16 0 35 12 35 49 0 39-20 48-55 48 0-26 0-52 0-78zM163 111c20-10 39-27 39-51 0-49-40-60-83-60-36 0-71 0-107 0-6 0-12 0-12 6s6 6 12 6c21 0 22 4 22 20 0 58 0 116 0 175 0 18-1 21-24 21-3 0-10 0-10 5 0 6 6 6 12 6 35 0 70 0 105 0 43 0 98-16 98-65 0-36-26-56-52-63zM89 209c0-29 0-58 0-87 28 0 40 0 51 8 14 10 15 33 15 44 0 14-1 54-45 54-21 0-21-13-21-19zM152 223c13-14 15-33 15-49 0-24-5-42-19-54 32 6 55 24 55 54 0 27-21 42-51 49z">
              <text:p/>
            </draw:path>
            <draw:path draw:style-name="gr6" draw:text-style-name="P5" draw:layer="layout" svg:width="0.143cm" svg:height="0.22cm" svg:x="8.318cm" svg:y="19.087cm" svg:viewBox="0 0 144 221" svg:d="M144 34c0-21-19-34-40-34-34 0-59 38-65 63-13 51-26 103-39 155 0 1 2 3 4 3s4-1 5-2c5-22 11-44 16-66 5 12 17 22 37 22 34 0 73-24 73-62 0-14-6-29-19-37 12-8 28-22 28-42zM95 75c-3 1-5 2-12 2-4 0-10 0-12-1 3-1 10-2 12-2 4 0 9 1 12 1zM128 30c0 13-7 32-22 41-4-2-9-4-23-4-9 0-21 1-21 10 0 6 8 7 20 7 9 0 16-1 24-4 7 6 11 16 11 26 0 36-24 62-54 62-19 0-33-11-33-30 0-3 0-5 1-8 5-22 11-44 16-65 6-23 28-58 56-58 15 0 25 8 25 23z">
              <text:p/>
            </draw:path>
            <draw:path draw:style-name="gr6" draw:text-style-name="P5" draw:layer="layout" svg:width="0.124cm" svg:height="0.418cm" svg:x="8.536cm" svg:y="19.107cm" svg:viewBox="0 0 125 419" svg:d="M75 265c0-11 0-32 45-50 4-2 5-2 5-5 0-1 0-3-3-4-47-19-47-38-47-57 0-33 0-65 0-97-1-19-17-30-22-34-15-10-45-18-49-18-3 0-4 2-4 5s1 3 4 4c46 18 46 35 46 55 0 28 0 57 0 86 0 19 0 43 57 60-57 19-57 38-57 60 0 29 0 58 0 86 0 18 0 36-45 53-4 2-5 2-5 6 0 2 1 4 4 4 1 0 47-9 63-32 8-10 8-18 8-31 0-30 0-60 0-91z">
              <text:p/>
            </draw:path>
          </draw:g>
        </draw:g>
        <draw:frame draw:style-name="gr30" draw:text-style-name="P3" draw:layer="layout" svg:width="4.464cm" svg:height="0.395cm" svg:x="1.511cm" svg:y="19.613cm">
          <draw:text-box>
            <text:p><text:span text:style-name="T2">2. delete one word from <text:s text:c="6"/>:</text:span></text:p>
          </draw:text-box>
        </draw:frame>
        <draw:g draw:style-name="gr5">
          <svg:title>TexMaths</svg:title>
          <svg:desc>10§display§(\bm{u}_0 \neq \bm{u}_1)§svg§600§TRUE§</svg:desc>
          <draw:g>
            <draw:path draw:style-name="gr6" draw:text-style-name="P5" draw:layer="layout" svg:width="0.08cm" svg:height="0.349cm" svg:x="6.829cm" svg:y="15.633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6" draw:text-style-name="P5" draw:layer="layout" svg:width="0.215cm" svg:height="0.16cm" svg:x="6.942cm" svg:y="15.738cm" svg:viewBox="0 0 216 161" svg:d="M186 47c3-10 7-27 7-29 0-7-5-16-16-16-6 0-19 4-24 19-1 5-17 68-20 80-2 8-4 18-5 25-6 8-20 22-38 22-20 0-21-17-21-25 0-22 11-49 21-74 3-9 4-12 4-18 0-20-20-31-39-31-37 0-55 47-55 54 0 5 5 5 8 5 5 0 7 0 9-4 11-39 30-43 36-43 2 0 6 0 6 8s-5 18-6 22c-15 37-21 56-21 73 0 40 35 46 55 46 11 0 26-1 45-19 11 17 32 19 40 19 13 0 23-7 31-20 8-14 13-33 13-35 0-5-5-5-8-5-4 0-6 0-7 2-1 1-1 2-3 10-7 28-15 35-24 35-5 0-8-3-8-13 0-6 1-11 5-25 2-10 6-24 7-32 3-11 5-21 8-31z">
              <text:p/>
            </draw:path>
            <draw:path draw:style-name="gr6" draw:text-style-name="P5" draw:layer="layout" svg:width="0.113cm" svg:height="0.167cm" svg:x="7.183cm" svg:y="15.786cm" svg:viewBox="0 0 114 168" svg:d="M114 84c0-27-3-46-15-63-7-11-23-21-42-21-57 0-57 66-57 84 0 17 0 84 57 84s57-66 57-84zM57 161c-12 0-27-7-31-27-4-14-4-35-4-53s0-36 4-50c5-19 21-24 31-24 13 0 26 8 30 22 4 13 4 31 4 52 0 18 0 37-3 52-5 22-21 28-31 28z">
              <text:p/>
            </draw:path>
            <draw:path draw:style-name="gr6" draw:text-style-name="P5" draw:layer="layout" svg:width="0.174cm" svg:height="0.325cm" svg:x="7.474cm" svg:y="15.645cm" svg:viewBox="0 0 175 326" svg:d="M172 14c3-5 3-6 3-7 0-2-2-7-7-7-4 0-5 2-8 7-52 102-105 203-157 305-3 5-3 6-3 7 0 3 2 7 7 7 4 0 5-2 8-7 52-102 105-203 157-305z">
              <text:p/>
            </draw:path>
            <draw:path draw:style-name="gr6" draw:text-style-name="P5" draw:layer="layout" svg:width="0.232cm" svg:height="0.082cm" svg:x="7.445cm" svg:y="15.767cm" svg:viewBox="0 0 233 83" svg:d="M221 15c5 0 12-1 12-8s-7-7-11-7c-70 0-141 0-211 0-5 0-11 0-11 7s6 8 12 8c70 0 139 0 209 0zM222 83c4 0 11 0 11-7 0-8-7-8-12-8-70 0-139 0-209 0-6 0-12 0-12 8 0 7 6 7 11 7 70 0 141 0 211 0z">
              <text:p/>
            </draw:path>
            <draw:path draw:style-name="gr6" draw:text-style-name="P5" draw:layer="layout" svg:width="0.215cm" svg:height="0.16cm" svg:x="7.806cm" svg:y="15.738cm" svg:viewBox="0 0 216 161" svg:d="M186 47c3-10 7-27 7-29 0-7-6-16-17-16-5 0-18 4-23 19-1 5-17 68-20 80-2 8-4 18-5 25-6 8-20 22-38 22-21 0-21-17-21-25 0-22 11-49 21-74 3-9 4-12 4-18 0-20-20-31-39-31-38 0-55 47-55 54 0 5 5 5 8 5 5 0 7 0 8-4 12-39 31-43 37-43 2 0 6 0 6 8s-5 18-6 22c-15 37-22 56-22 73 0 40 36 46 56 46 10 0 26-1 45-19 11 17 32 19 40 19 13 0 23-7 30-20 9-14 14-33 14-35 0-5-5-5-9-5-3 0-5 0-7 2 0 1 0 2-2 10-7 28-15 35-24 35-6 0-8-3-8-13 0-6 1-11 5-25 2-10 5-24 7-32 3-11 5-21 8-31z">
              <text:p/>
            </draw:path>
            <draw:path draw:style-name="gr6" draw:text-style-name="P5" draw:layer="layout" svg:width="0.088cm" svg:height="0.162cm" svg:x="8.061cm" svg:y="15.786cm" svg:viewBox="0 0 89 163" svg:d="M55 7c0-7 0-7-7-7-16 15-38 15-48 15 0 3 0 6 0 9 5 0 22 0 35-7 0 42 0 84 0 126 0 8 0 11-24 11-3 0-7 0-10 0 0 3 0 6 0 9 5-1 35-1 44-1 8 0 39 0 44 1 0-3 0-6 0-9-3 0-6 0-9 0-25 0-25-3-25-11 0-46 0-91 0-136z">
              <text:p/>
            </draw:path>
            <draw:path draw:style-name="gr6" draw:text-style-name="P5" draw:layer="layout" svg:width="0.081cm" svg:height="0.349cm" svg:x="8.211cm" svg:y="15.633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 draw:style-name="gr5">
          <svg:title>TexMaths</svg:title>
          <svg:desc>10§display§\tilde{\bm{u}} = 
\mathop{\rm arg\,max}_{\bm{u} \in \mathcal{C}_{i,s}}
\left(
\max_{\bm{u}' \neq \bm{u}}
q(\bm{u}, \bm{u}')
\right)§svg§600§TRUE§</svg:desc>
          <draw:g>
            <draw:path draw:style-name="gr6" draw:text-style-name="P5" draw:layer="layout" svg:width="0.116cm" svg:height="0.031cm" svg:x="1.933cm" svg:y="20.278cm" svg:viewBox="0 0 117 32" svg:d="M117 5c-2-2-3-3-5-5-10 6-14 17-29 17-8 0-17-6-23-9-9-6-16-8-22-8-13 0-20 7-38 27 2 2 4 3 6 5 10-5 13-16 29-16 8 0 17 5 23 8 9 6 16 8 21 8 14 0 21-7 38-27z">
              <text:p/>
            </draw:path>
            <draw:path draw:style-name="gr6" draw:text-style-name="P5" draw:layer="layout" svg:width="0.216cm" svg:height="0.161cm" svg:x="1.872cm" svg:y="20.358cm" svg:viewBox="0 0 217 162" svg:d="M187 48c3-10 7-27 7-29 0-8-6-16-17-16-5 0-18 3-23 19-1 5-17 68-20 80-2 8-5 18-5 24-7 9-20 23-38 23-21 0-21-17-21-25 0-22 11-49 20-74 4-10 5-12 5-18 0-20-20-32-40-32-37 0-55 48-55 55 0 5 6 5 9 5 4 0 7 0 8-4 12-39 31-43 36-43 3 0 6 0 6 7 0 9-4 18-5 23-15 36-22 56-22 73 0 40 35 46 56 46 10 0 26-2 45-19 11 17 31 19 40 19 13 0 23-7 30-20 9-14 14-33 14-35 0-5-6-5-9-5-4 0-5 0-7 2-1 1-1 1-3 10-7 28-14 35-24 35-5 0-8-3-8-13 0-6 2-11 5-25 3-10 6-24 8-32 3-10 5-21 8-31z">
              <text:p/>
            </draw:path>
            <draw:path draw:style-name="gr6" draw:text-style-name="P5" draw:layer="layout" svg:width="0.232cm" svg:height="0.081cm" svg:x="2.218cm" svg:y="20.388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6" draw:text-style-name="P5" draw:layer="layout" svg:width="0.157cm" svg:height="0.16cm" svg:x="2.584cm" svg:y="20.36cm" svg:viewBox="0 0 158 161" svg:d="M102 130c1 14 11 29 27 29 8 0 29-5 29-33 0-7 0-13 0-20-3 0-5 0-8 0 0 7 0 13 0 20 0 20-9 22-13 22-12 0-13-15-13-17 0-23 0-47 0-70 0-15 0-29-13-42-13-14-31-19-48-19-29 0-53 16-53 40 0 10 7 16 16 16 10 0 16-7 16-16 0-4-1-16-18-16 10-13 27-16 38-16 18 0 38 13 38 44 0 4 0 9 0 13-18 2-43 3-65 13-26 12-35 30-35 46 0 28 34 37 56 37 23 0 39-14 46-31zM100 73c0 12 0 23 0 35 0 33-26 45-42 45-17 0-31-12-31-30 0-19 15-48 73-50z">
              <text:p/>
            </draw:path>
            <draw:path draw:style-name="gr6" draw:text-style-name="P5" draw:layer="layout" svg:width="0.117cm" svg:height="0.154cm" svg:x="2.755cm" svg:y="20.362cm" svg:viewBox="0 0 118 155" svg:d="M48 39c0-13 0-26 0-39-16 1-32 3-48 4 0 4 0 7 0 11 24 0 27 2 27 19 0 31 0 63 0 94 0 16-4 16-27 16 0 4 0 7 0 11 13 0 30-1 40-1 14 0 30 0 44 1 0-4 0-7 0-11-2 0-5 0-7 0-26 0-27-4-27-16 0-18 0-36 0-54 0-35 15-66 42-66 2 0 3 0 4 0-2 0-9 5-9 14 0 10 8 15 16 15 6 0 15-5 15-16 0-12-11-21-26-21-26 0-39 23-44 39z">
              <text:p/>
            </draw:path>
            <draw:path draw:style-name="gr6" draw:text-style-name="P5" draw:layer="layout" svg:width="0.16cm" svg:height="0.23cm" svg:x="2.892cm" svg:y="20.358cm" svg:viewBox="0 0 161 231" svg:d="M68 99c-30 0-30-35-30-43 0-10 0-21 5-30 3-4 11-14 25-14 31 0 31 35 31 43 0 10 0 21-6 30-2 4-11 14-25 14zM28 112c0-1 0-9 6-16 13 10 28 11 34 11 33 0 57-24 57-51 0-13-5-26-14-34 13-12 25-14 32-14 1 0 2 0 3 0-4 2-6 5-6 10 0 6 5 10 11 10 3 0 10-3 10-11 0-6-4-17-18-17-7 0-23 2-37 17-15-12-30-13-38-13-32 0-57 24-57 51 0 16 8 29 17 36-5 6-11 17-11 29 0 11 5 25 16 32-22 6-33 21-33 35 0 25 35 44 78 44 41 0 78-18 78-45 0-12-5-30-23-40-19-10-39-10-60-10-9 0-24 0-27 0-11-1-18-12-18-24zM78 223c-35 0-60-18-60-36 0-16 14-29 29-30 7 0 14 0 21 0 30 0 70 0 70 30 0 19-25 36-60 36z">
              <text:p/>
            </draw:path>
            <draw:path draw:style-name="gr6" draw:text-style-name="P5" draw:layer="layout" svg:width="0.273cm" svg:height="0.154cm" svg:x="3.133cm" svg:y="20.362cm" svg:viewBox="0 0 274 155" svg:d="M27 34c0 31 0 63 0 94 0 16-4 16-27 16 0 4 0 7 0 11 12 0 30-1 39-1 10 0 28 1 40 1 0-4 0-7 0-11-24 0-28 0-28-16 0-21 0-43 0-64 0-37 25-56 48-56 22 0 26 19 26 39 0 27 0 54 0 81 0 16-4 16-28 16 0 4 0 7 0 11 13 0 31-1 40-1s28 1 40 1c0-4 0-7 0-11-24 0-28 0-28-16 0-21 0-43 0-64 0-37 25-56 48-56 22 0 26 19 26 39 0 27 0 54 0 81 0 16-4 16-28 16 0 4 0 7 0 11 12 0 30-1 40-1 9 0 27 1 39 1 0-4 0-7 0-11-18 0-27 0-27-10 0-22 0-45 0-67 0-31 0-41-11-54-5-6-17-13-37-13-30 0-45 21-51 34-5-30-31-34-47-34-25 0-42 15-52 37 0-12 0-25 0-37-16 1-33 3-49 4 0 4 0 7 0 11 24 0 27 2 27 19z">
              <text:p/>
            </draw:path>
            <draw:path draw:style-name="gr6" draw:text-style-name="P5" draw:layer="layout" svg:width="0.158cm" svg:height="0.16cm" svg:x="3.429cm" svg:y="20.36cm" svg:viewBox="0 0 159 161" svg:d="M102 130c2 14 11 29 28 29 7 0 29-5 29-33 0-7 0-13 0-20-3 0-6 0-9 0 0 7 0 13 0 20 0 20-9 22-13 22-11 0-13-15-13-17 0-23 0-47 0-70 0-15 0-29-12-42-14-14-32-19-49-19-28 0-53 16-53 40 0 10 7 16 16 16 10 0 17-7 17-16 0-4-2-16-18-16 9-13 26-16 38-16 17 0 37 13 37 44 0 4 0 9 0 13-18 2-43 3-65 13-26 12-35 30-35 46 0 28 34 37 56 37 24 0 40-14 46-31zM100 73c0 12 0 23 0 35 0 33-25 45-41 45-17 0-32-12-32-30 0-19 15-48 73-50z">
              <text:p/>
            </draw:path>
            <draw:path draw:style-name="gr6" draw:text-style-name="P5" draw:layer="layout" svg:width="0.176cm" svg:height="0.15cm" svg:x="3.594cm" svg:y="20.366cm" svg:viewBox="0 0 177 151" svg:d="M97 69c10-14 24-31 32-40 11-13 26-18 42-18 0-4 0-7 0-11-9 1-20 1-29 1-10 0-29-1-33-1 0 4 0 7 0 11 7 0 10 5 10 11 0 5-4 10-6 12-7 9-14 18-21 27-9-12-19-23-28-35-3-4-3-4-3-7 0-5 5-8 12-8 0-4 0-7 0-11-9 0-32 1-38 1-7 0-23 0-33-1 0 4 0 7 0 11 25 0 25 0 41 21 12 15 23 30 35 45-11 14-22 28-33 42-17 20-37 21-45 21 0 4 0 7 0 11 9-1 20-1 29-1 11 0 25 1 34 1 0-4 0-7 0-11-8-1-10-5-10-11 0-7 10-19 31-44 9 12 18 23 27 35 3 4 7 9 7 11 0 4-3 9-12 9 0 4 0 7 0 11 10 0 30-1 38-1 9 0 23 0 33 1 0-4 0-7 0-11-19 0-25-1-33-11-16-20-31-40-47-60z">
              <text:p/>
            </draw:path>
            <draw:path draw:style-name="gr6" draw:text-style-name="P5" draw:layer="layout" svg:width="0.17cm" svg:height="0.112cm" svg:x="2.761cm" svg:y="20.7cm" svg:viewBox="0 0 171 113" svg:d="M105 99c3 6 14 14 32 14 26 0 34-37 34-39 0-4-4-4-7-4-6 0-7 0-8 5-3 11-8 26-18 26-5 0-6-6-6-10 0-3 2-13 4-19 3-14 7-27 10-41 2-6 4-15 4-17 0-9-7-12-13-12-14 0-17 12-19 19-2 8-4 17-6 25-3 10-5 21-8 31-1 7-1 7-5 11-6 7-15 13-26 13-17 0-17-13-17-18 0-13 7-30 14-48 3-6 4-9 4-13 0-15-16-22-32-22-28 0-42 31-42 38 0 4 4 4 7 4 7 0 7 0 9-5 4-14 14-26 25-26 1 0 4 0 4 6 0 4-2 9-4 14-9 22-14 36-14 48 0 27 23 34 44 34 11 0 23-4 34-14z">
              <text:p/>
            </draw:path>
            <draw:path draw:style-name="gr6" draw:text-style-name="P5" draw:layer="layout" svg:width="0.135cm" svg:height="0.159cm" svg:x="2.97cm" svg:y="20.669cm" svg:viewBox="0 0 136 160" svg:d="M126 86c4 0 10 0 10-6s-6-6-10-6c-38 0-76 0-114 0 4-36 34-62 72-62 14 0 28 0 42 0 4 0 10 0 10-6s-6-6-10-6c-14 0-29 0-43 0-46 0-83 36-83 80 0 45 38 80 83 80 14 0 29 0 43 0 4 0 10 0 10-6s-6-6-10-6c-14 0-28 0-42 0-38 0-68-26-72-62 38 0 76 0 114 0z">
              <text:p/>
            </draw:path>
            <draw:path draw:style-name="gr6" draw:text-style-name="P5" draw:layer="layout" svg:width="0.138cm" svg:height="0.177cm" svg:x="3.141cm" svg:y="20.638cm" svg:viewBox="0 0 139 178" svg:d="M132 134c0-2-2-2-3-2s-11 1-20 12c-11 14-25 19-38 19-26 0-48-19-48-55 0-19 6-47 25-70 11-12 26-23 51-23 13 0 17 5 17 13 0 9-10 26-12 29-1 2-2 3-2 4 0 2 2 2 3 2 5 0 14-5 18-10 1-1 16-24 16-36 0-17-17-17-23-17-31 0-60 15-82 37-18 18-34 52-34 82 0 35 21 59 53 59 44 0 79-39 79-44z">
              <text:p/>
            </draw:path>
            <draw:path draw:style-name="gr6" draw:text-style-name="P5" draw:layer="layout" svg:width="0.061cm" svg:height="0.118cm" svg:x="3.301cm" svg:y="20.729cm" svg:viewBox="0 0 62 119" svg:d="M54 7c0-4-3-7-8-7s-11 4-11 10c0 5 4 8 8 8 6 0 11-5 11-11zM62 91c0-2-3-2-4-2-3 0-3 1-4 4-3 10-11 20-19 20-5 0-6-3-6-7s1-6 3-9c1-3 2-7 3-9s8-18 10-25c2-3 3-5 3-8 0-9-8-16-19-16-19 0-29 23-29 27 0 3 3 3 4 3 3 0 3-1 4-4 4-12 12-20 20-20 3 0 5 2 5 7 0 1 0 3-1 6s-9 22-12 28c-1 3-1 3-3 9-1 3-2 5-2 8 0 9 8 16 19 16 18 0 28-23 28-28z">
              <text:p/>
            </draw:path>
            <draw:path draw:style-name="gr6" draw:text-style-name="P5" draw:layer="layout" svg:width="0.022cm" svg:height="0.055cm" svg:x="3.409cm" svg:y="20.824cm" svg:viewBox="0 0 23 56" svg:d="M17 19c0 17-9 27-13 31-2 1-3 1-3 3 0 1 2 3 4 3s18-14 18-36c0-12-5-20-13-20-6 0-10 6-10 11 0 6 4 11 10 11 3 0 6-1 7-3z">
              <text:p/>
            </draw:path>
            <draw:path draw:style-name="gr6" draw:text-style-name="P5" draw:layer="layout" svg:width="0.077cm" svg:height="0.079cm" svg:x="3.48cm" svg:y="20.768cm" svg:viewBox="0 0 78 80" svg:d="M69 11c-7 2-7 7-7 9 0 5 3 7 6 7 2 0 10-2 10-11 0-12-14-16-27-16-30 0-36 18-36 25 0 6 4 10 7 12 5 4 10 4 20 6 11 2 23 4 23 12 0 1 0 19-32 19-7 0-18-1-24-6 7-2 10-7 10-11 0-5-4-7-8-7-6 0-11 5-11 12 0 18 27 18 32 18 36 0 42-21 42-28 0-16-19-19-28-21-12-2-21-3-21-10 8-5 0-15 25-15 5 0 14 1 19 5z">
              <text:p/>
            </draw:path>
            <draw:path draw:style-name="gr6" draw:text-style-name="P5" draw:layer="layout" svg:width="0.172cm" svg:height="0.84cm" svg:x="3.907cm" svg:y="20.008cm" svg:viewBox="0 0 173 841" svg:d="M173 838c0-2-1-3-1-4-13-13-37-36-60-74-57-91-83-205-83-339 0-94 13-216 71-320 28-50 57-79 72-94 1-2 1-2 1-3 0-4-2-4-7-4s-6 0-11 5c-118 108-155 268-155 416 0 137 32 276 121 381 7 8 20 22 35 35 4 4 5 4 10 4s7 0 7-3z">
              <text:p/>
            </draw:path>
            <draw:path draw:style-name="gr6" draw:text-style-name="P5" draw:layer="layout" svg:width="0.273cm" svg:height="0.154cm" svg:x="4.125cm" svg:y="20.362cm" svg:viewBox="0 0 274 155" svg:d="M27 34c0 31 0 63 0 94 0 16-3 16-27 16 0 4 0 7 0 11 12 0 30-1 40-1 9 0 27 1 39 1 0-4 0-7 0-11-23 0-27 0-27-16 0-21 0-43 0-64 0-37 25-56 47-56s26 19 26 39c0 27 0 54 0 81 0 16-4 16-27 16 0 4 0 7 0 11 12 0 30-1 39-1 10 0 28 1 40 1 0-4 0-7 0-11-24 0-28 0-28-16 0-21 0-43 0-64 0-37 25-56 48-56 22 0 26 19 26 39 0 27 0 54 0 81 0 16-4 16-28 16 0 4 0 7 0 11 13 0 31-1 40-1s28 1 39 1c0-4 0-7 0-11-18 0-27 0-27-10 0-22 0-45 0-67 0-31 0-41-11-54-5-6-16-13-37-13-29 0-45 21-51 34-5-30-31-34-46-34-26 0-43 15-52 37 0-12 0-25 0-37-17 1-33 3-50 4 0 4 0 7 0 11 25 0 27 2 27 19z">
              <text:p/>
            </draw:path>
            <draw:path draw:style-name="gr6" draw:text-style-name="P5" draw:layer="layout" svg:width="0.158cm" svg:height="0.16cm" svg:x="4.421cm" svg:y="20.36cm" svg:viewBox="0 0 159 161" svg:d="M103 130c1 14 11 29 27 29 7 0 29-5 29-33 0-7 0-13 0-20-3 0-6 0-9 0 0 7 0 13 0 20 0 20-9 22-13 22-11 0-13-15-13-17 0-23 0-47 0-70 0-15 0-29-12-42-14-14-31-19-48-19-29 0-53 16-53 40 0 10 7 16 16 16 10 0 16-7 16-16 0-4-2-16-18-16 9-13 27-16 38-16 17 0 37 13 37 44 0 4 0 9 0 13-18 2-42 3-64 13-27 12-36 30-36 46 0 28 34 37 57 37s39-14 46-31zM100 73c0 12 0 23 0 35 0 33-25 45-41 45-17 0-32-12-32-30 0-19 15-48 73-50z">
              <text:p/>
            </draw:path>
            <draw:path draw:style-name="gr6" draw:text-style-name="P5" draw:layer="layout" svg:width="0.176cm" svg:height="0.15cm" svg:x="4.587cm" svg:y="20.366cm" svg:viewBox="0 0 177 151" svg:d="M96 69c11-14 24-31 33-40 10-13 25-18 41-18 0-4 0-7 0-11-9 1-19 1-28 1-11 0-30-1-34-1 0 4 0 7 0 11 7 0 10 5 10 11 0 5-4 10-5 12-7 9-15 18-22 27-9-12-18-23-27-35-4-4-4-4-4-7 0-5 6-8 13-8 0-4 0-7 0-11-9 0-33 1-38 1-8 0-24 0-34-1 0 4 0 7 0 11 25 0 25 0 42 21 12 15 23 30 35 45-11 14-22 28-33 42-17 20-38 21-45 21 0 4 0 7 0 11 9-1 20-1 29-1 10 0 25 1 33 1 0-4 0-7 0-11-8-1-10-5-10-11 0-7 10-19 32-44 9 12 17 23 26 35 3 4 8 9 8 11 0 4-4 9-13 9 0 4 0 7 0 11 11 0 30-1 38-1 9 0 23 0 34 1 0-4 0-7 0-11-19 0-26-1-34-11-16-20-31-40-47-60z">
              <text:p/>
            </draw:path>
            <draw:path draw:style-name="gr6" draw:text-style-name="P5" draw:layer="layout" svg:width="0.171cm" svg:height="0.112cm" svg:x="4.103cm" svg:y="20.634cm" svg:viewBox="0 0 172 113" svg:d="M105 100c4 5 14 13 32 13 26 0 35-36 35-38 0-5-5-5-8-5-6 0-7 1-8 6-3 11-8 26-17 26-6 0-7-7-7-10s2-13 4-19c3-14 7-28 10-42 2-5 4-15 4-17 0-8-7-12-13-12-14 0-17 12-19 19-2 9-4 17-6 26-3 10-5 20-8 30-1 7-1 8-5 11-6 7-15 14-26 14-17 0-17-13-17-18 0-14 7-30 14-48 3-7 4-10 4-13 0-15-16-23-32-23-28 0-42 31-42 38 0 5 4 5 7 5 7 0 7-1 9-6 4-14 14-26 25-26 1 0 4 0 4 6 0 5-2 9-4 14-9 22-14 37-14 48 0 27 23 34 44 34 11 0 23-3 34-13z">
              <text:p/>
            </draw:path>
            <draw:path draw:style-name="gr6" draw:text-style-name="P5" draw:layer="layout" svg:width="0.047cm" svg:height="0.09cm" svg:x="4.302cm" svg:y="20.577cm" svg:viewBox="0 0 48 91" svg:d="M47 16c0-2 1-3 1-6 0-6-5-10-10-10-8 0-10 5-10 8-9 25-19 51-28 76 0 2 0 2 0 3 0 3 5 3 7 4 2 0 2-1 3-3 12-24 25-48 37-72z">
              <text:p/>
            </draw:path>
            <draw:path draw:style-name="gr6" draw:text-style-name="P5" draw:layer="layout" svg:width="0.135cm" svg:height="0.226cm" svg:x="4.422cm" svg:y="20.57cm" svg:viewBox="0 0 136 227" svg:d="M134 11c2-3 2-4 2-5 0-3-2-6-6-6-3 0-5 2-6 4-41 71-81 141-122 212-1 3-2 4-2 5 0 4 3 6 6 6 4 0 5-2 7-4 40-71 81-141 121-212z">
              <text:p/>
            </draw:path>
            <draw:path draw:style-name="gr6" draw:text-style-name="P5" draw:layer="layout" svg:width="0.18cm" svg:height="0.065cm" svg:x="4.398cm" svg:y="20.651cm" svg:viewBox="0 0 181 66" svg:d="M171 12c4 0 10 0 10-7 0-5-6-5-9-5-54 0-109 0-163 0-3 0-9 0-9 5 0 7 5 7 9 7 54 0 108 0 162 0zM172 66c3 0 9 0 9-6s-6-6-10-6c-54 0-108 0-162 0-4 0-9 0-9 6s6 6 9 6c54 0 109 0 163 0z">
              <text:p/>
            </draw:path>
            <draw:path draw:style-name="gr6" draw:text-style-name="P5" draw:layer="layout" svg:width="0.171cm" svg:height="0.112cm" svg:x="4.607cm" svg:y="20.634cm" svg:viewBox="0 0 172 113" svg:d="M106 100c3 5 14 13 32 13 26 0 34-36 34-38 0-5-4-5-8-5-6 0-7 1-8 6-3 11-7 26-17 26-6 0-7-7-7-10s3-13 5-19c3-14 7-28 10-42 1-5 4-15 4-17 0-8-7-12-13-12-14 0-17 12-19 19-2 9-5 17-7 26-2 10-5 20-7 30-2 7-2 8-5 11-7 7-15 14-26 14-17 0-17-13-17-18 0-14 6-30 14-48 3-7 4-10 4-13 0-15-16-23-32-23-28 0-43 31-43 38 0 5 4 5 8 5 6 0 7-1 8-6 4-14 15-26 25-26 2 0 5 0 5 6 0 5-2 9-4 14-10 22-15 37-15 48 0 27 24 34 45 34 11 0 22-3 34-13z">
              <text:p/>
            </draw:path>
            <draw:path draw:style-name="gr6" draw:text-style-name="P5" draw:layer="layout" svg:width="0.144cm" svg:height="0.222cm" svg:x="4.862cm" svg:y="20.362cm" svg:viewBox="0 0 145 223" svg:d="M145 4c0-2-1-4-3-4-4 0-18 14-24 25-8-19-22-25-33-25-41 0-85 52-85 103 0 34 21 56 47 56 15 0 29-8 41-21-3 12-14 60-15 63-3 10-6 11-26 11-4 0-8 0-8 7 0 1 0 4 5 4 11 0 23-1 35-1s24 1 36 1c2 0 6 0 6-7 0-4-3-4-9-4-17 0-17-2-17-5s1-5 2-8c16-65 32-130 48-195zM48 151c-21 0-23-27-23-33 0-17 11-55 17-70 10-26 29-40 43-40 23 0 28 28 28 31 0 2-19 79-20 80-6 10-25 32-45 32z">
              <text:p/>
            </draw:path>
            <draw:path draw:style-name="gr6" draw:text-style-name="P5" draw:layer="layout" svg:width="0.08cm" svg:height="0.35cm" svg:x="5.053cm" svg:y="20.254cm" svg:viewBox="0 0 81 351" svg:d="M81 347c0-1 0-1-6-7-44-45-55-111-55-165 0-61 13-122 57-166 4-4 4-5 4-6 0-2-1-3-3-3-4 0-35 24-56 68-18 39-22 78-22 107 0 28 4 70 23 110 21 43 51 66 55 66 2 0 3-1 3-4z">
              <text:p/>
            </draw:path>
            <draw:path draw:style-name="gr6" draw:text-style-name="P5" draw:layer="layout" svg:width="0.215cm" svg:height="0.161cm" svg:x="5.166cm" svg:y="20.358cm" svg:viewBox="0 0 216 162" svg:d="M186 48c3-10 7-27 7-29 0-8-6-16-16-16-6 0-19 3-24 19-1 5-17 68-20 80-2 8-4 18-5 24-6 9-20 23-38 23-21 0-21-17-21-25 0-22 11-49 21-74 3-10 4-12 4-18 0-20-20-32-39-32-38 0-55 48-55 55 0 5 5 5 8 5 4 0 7 0 8-4 12-39 31-43 37-43 2 0 5 0 5 7 0 9-4 18-5 23-15 36-22 56-22 73 0 40 36 46 56 46 10 0 26-2 45-19 11 17 32 19 40 19 13 0 23-7 31-20 8-14 13-33 13-35 0-5-5-5-9-5-3 0-5 0-7 2 0 1 0 1-2 10-7 28-15 35-24 35-6 0-8-3-8-13 0-6 1-11 5-25 2-10 6-24 7-32 3-10 5-21 8-31z">
              <text:p/>
            </draw:path>
            <draw:path draw:style-name="gr6" draw:text-style-name="P5" draw:layer="layout" svg:width="0.04cm" svg:height="0.104cm" svg:x="5.424cm" svg:y="20.479cm" svg:viewBox="0 0 41 105" svg:d="M41 37c0-23-9-37-22-37-12 0-19 9-19 18 0 10 7 19 19 19 4 0 8-1 12-4 1-1 1-2 2-2 0 2 0 1 0 6 0 26-12 47-23 58-4 4-4 5-4 6 0 2 1 4 3 4 4 0 32-27 32-68z">
              <text:p/>
            </draw:path>
            <draw:path draw:style-name="gr6" draw:text-style-name="P5" draw:layer="layout" svg:width="0.215cm" svg:height="0.161cm" svg:x="5.561cm" svg:y="20.358cm" svg:viewBox="0 0 216 162" svg:d="M187 48c2-10 7-27 7-29 0-8-6-16-17-16-6 0-19 3-23 19-2 5-17 68-20 80-2 8-5 18-5 24-7 9-20 23-38 23-21 0-21-17-21-25 0-22 10-49 20-74 4-10 5-12 5-18 0-20-21-32-40-32-37 0-55 48-55 55 0 5 6 5 9 5 4 0 6 0 8-4 11-39 30-43 36-43 2 0 6 0 6 7 0 9-4 18-6 23-14 36-21 56-21 73 0 40 35 46 56 46 10 0 25-2 44-19 12 17 32 19 40 19 13 0 24-7 31-20 9-14 13-33 13-35 0-5-5-5-8-5-4 0-5 0-7 2-1 1-1 1-3 10-7 28-15 35-24 35-5 0-8-3-8-13 0-6 2-11 5-25 3-10 6-24 8-32 3-10 5-21 8-31z">
              <text:p/>
            </draw:path>
            <draw:path draw:style-name="gr6" draw:text-style-name="P5" draw:layer="layout" svg:width="0.061cm" svg:height="0.126cm" svg:x="5.801cm" svg:y="20.235cm" svg:viewBox="0 0 62 127" svg:d="M60 21c2-4 2-6 2-8 0-7-7-13-15-13-9 0-12 7-13 11-11 36-22 71-33 107 0 1-1 3-1 4 0 3 8 5 10 5 1 0 2 0 3-4 16-34 31-68 47-102z">
              <text:p/>
            </draw:path>
            <draw:path draw:style-name="gr6" draw:text-style-name="P5" draw:layer="layout" svg:width="0.08cm" svg:height="0.35cm" svg:x="5.908cm" svg:y="20.254cm" svg:viewBox="0 0 81 351" svg:d="M81 175c0-27-3-70-23-109-21-43-51-66-55-66-2 0-3 1-3 3 0 1 0 2 7 8 34 35 54 91 54 164 0 60-13 122-56 166-5 5-5 5-5 6 0 2 1 4 3 4 4 0 36-24 56-69 18-38 22-77 22-107z">
              <text:p/>
            </draw:path>
            <draw:path draw:style-name="gr6" draw:text-style-name="P5" draw:layer="layout" svg:width="0.172cm" svg:height="0.84cm" svg:x="6.037cm" svg:y="20.008cm" svg:viewBox="0 0 173 841" svg:d="M173 421c0-138-32-277-121-381-7-9-20-23-35-36-4-4-5-4-10-4-4 0-7 0-7 4 0 1 1 3 2 3 12 13 36 36 59 74 57 91 83 205 83 340 0 93-13 215-71 320-28 50-57 79-72 93 0 1-1 3-1 4 0 3 3 3 7 3 5 0 6 0 11-5 118-107 155-268 155-415z">
              <text:p/>
            </draw:path>
          </draw:g>
        </draw:g>
        <draw:frame draw:style-name="gr30" draw:text-style-name="P3" draw:layer="layout" svg:width="2.22cm" svg:height="0.395cm" svg:x="1.511cm" svg:y="21.014cm">
          <draw:text-box>
            <text:p><text:span text:style-name="T2">3. repeat until </text:span></text:p>
          </draw:text-box>
        </draw:frame>
        <draw:g draw:style-name="gr5">
          <svg:title>TexMaths</svg:title>
          <svg:desc>10§display§| \mathcal{C}_{i,s} | = 2^{b_i}§svg§600§TRUE§</svg:desc>
          <draw:g>
            <draw:path draw:style-name="gr6" draw:text-style-name="P5" draw:layer="layout" svg:width="0.013cm" svg:height="0.349cm" svg:x="3.837cm" svg:y="21.058cm" svg:viewBox="0 0 14 350" svg:d="M14 13c0-6 0-13-7-13s-7 7-7 13c0 108 0 217 0 325 0 6 0 12 7 12s7-6 7-12c0-108 0-217 0-325z">
              <text:p/>
            </draw:path>
            <draw:path draw:style-name="gr6" draw:text-style-name="P5" draw:layer="layout" svg:width="0.182cm" svg:height="0.254cm" svg:x="3.897cm" svg:y="21.074cm" svg:viewBox="0 0 183 255" svg:d="M170 193c0-3-2-3-3-3-6 0-10 3-15 5-7 5-9 7-13 13-11 16-26 28-49 28-32 0-60-22-60-75 0-31 13-73 31-101 16-22 35-40 71-40 13 0 22 4 22 17s-13 38-18 45c-2 4-2 4-2 5 0 2 2 2 4 2 7 0 20-7 24-13 1-1 21-36 21-54 0-19-15-22-28-22-51 0-93 34-109 53-42 51-46 105-46 123 0 51 26 79 67 79 56 0 103-54 103-62z">
              <text:p/>
            </draw:path>
            <draw:path draw:style-name="gr6" draw:text-style-name="P5" draw:layer="layout" svg:width="0.074cm" svg:height="0.165cm" svg:x="4.089cm" svg:y="21.211cm" svg:viewBox="0 0 75 166" svg:d="M68 10c0-4-2-10-9-10s-14 7-14 14c0 4 3 9 10 9s13-7 13-13zM18 135c-1 3-2 6-2 10 0 11 10 21 23 21 25 0 36-34 36-38 0-3-3-3-4-3-4 0-4 1-5 4-5 20-16 30-26 30-5 0-6-3-6-9 0-5 2-10 4-15 2-7 5-14 8-20 2-6 11-28 12-31s1-6 1-8c0-12-9-21-23-21-24 0-36 33-36 38 0 3 4 3 5 3 3 0 3-1 4-4 6-21 17-30 26-30 4 0 6 2 6 8s-1 10-7 25c-5 13-11 26-16 40z">
              <text:p/>
            </draw:path>
            <draw:path draw:style-name="gr6" draw:text-style-name="P5" draw:layer="layout" svg:width="0.03cm" svg:height="0.075cm" svg:x="4.205cm" svg:y="21.345cm" svg:viewBox="0 0 31 76" svg:d="M24 24c0 14-2 30-19 45-1 1-2 2-2 3 0 2 2 4 4 4 3 0 24-20 24-49 0-15-6-27-17-27-8 0-14 6-14 14s5 14 14 14c6 0 7-3 10-4z">
              <text:p/>
            </draw:path>
            <draw:path draw:style-name="gr6" draw:text-style-name="P5" draw:layer="layout" svg:width="0.097cm" svg:height="0.11cm" svg:x="4.278cm" svg:y="21.265cm" svg:viewBox="0 0 98 111" svg:d="M89 16c-7 1-11 7-11 12s5 7 8 7 12-1 12-14c0-16-18-21-33-21-38 0-45 28-45 36 0 9 5 15 9 18 6 5 11 6 28 9 5 1 21 4 21 16 0 4-3 13-13 20-10 5-22 5-25 5-10 0-24-2-30-10 9-1 14-8 14-14 0-7-4-9-10-9-7 0-14 5-14 16 0 15 16 24 40 24 45 0 53-31 53-41 0-22-25-27-34-28-2-1-8-2-9-2-10-2-14-7-14-13 0-5 4-12 10-15 6-5 15-5 19-5 5 0 18 1 24 9z">
              <text:p/>
            </draw:path>
            <draw:path draw:style-name="gr6" draw:text-style-name="P5" draw:layer="layout" svg:width="0.013cm" svg:height="0.349cm" svg:x="4.453cm" svg:y="21.058cm" svg:viewBox="0 0 14 350" svg:d="M14 13c0-6 0-13-7-13s-7 7-7 13c0 108 0 217 0 325 0 6 0 12 7 12s7-6 7-12c0-108 0-217 0-325z">
              <text:p/>
            </draw:path>
            <draw:path draw:style-name="gr6" draw:text-style-name="P5" draw:layer="layout" svg:width="0.232cm" svg:height="0.081cm" svg:x="4.625cm" svg:y="21.19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6" draw:text-style-name="P5" draw:layer="layout" svg:width="0.14cm" svg:height="0.232cm" svg:x="4.993cm" svg:y="21.088cm" svg:viewBox="0 0 141 233" svg:d="M27 207c13-12 25-24 38-36 54-49 76-68 76-103 0-40-32-68-75-68-40 0-66 32-66 63 0 20 18 20 19 20 6 0 18-4 18-19 0-9-6-18-18-18-3 0-4 0-5 1 8-23 27-36 47-36 32 0 48 28 48 57 0 28-18 56-37 78-23 25-45 50-68 75-4 3-4 3-4 12 44 0 87 0 131 0 3-20 7-40 10-60-3 0-6 0-9 0-2 10-4 26-8 31-2 3-26 3-33 3-21 0-43 0-64 0z">
              <text:p/>
            </draw:path>
            <draw:path draw:style-name="gr6" draw:text-style-name="P5" draw:layer="layout" svg:width="0.098cm" svg:height="0.172cm" svg:x="5.168cm" svg:y="21.006cm" svg:viewBox="0 0 99 173" svg:d="M48 8c1-1 1-3 1-4 0-2-1-4-4-4-5 0-25 2-31 3-2 0-5 0-5 5 0 4 3 4 6 4 12 0 12 1 12 3s-3 12-4 18c-2 7-4 15-6 22-2 9-16 62-16 66-1 6-1 9-1 12 0 24 15 40 36 40 31 0 63-33 63-70 0-28-20-41-37-41-12 0-23 8-31 14 6-23 11-45 17-68zM36 166c-12 0-19-10-19-25 0-9 2-17 9-45 2-5 2-5 6-11 10-10 21-16 30-16s18 7 18 24c0 10-6 35-13 49-6 13-18 24-31 24z">
              <text:p/>
            </draw:path>
            <draw:path draw:style-name="gr6" draw:text-style-name="P5" draw:layer="layout" svg:width="0.061cm" svg:height="0.118cm" svg:x="5.291cm" svg:y="21.095cm" svg:viewBox="0 0 62 119" svg:d="M54 7c0-4-4-7-8-7-5 0-11 5-11 10s4 8 8 8c5 0 11-5 11-11zM62 92c0-3-3-3-4-3-3 0-3 1-4 4-3 10-11 20-20 20-4 0-5-3-5-7s1-5 2-9c2-3 3-7 4-9s7-18 10-24c1-4 2-6 2-9 0-9-8-16-19-16-18 0-28 23-28 27 0 3 3 3 4 3 3 0 3-1 4-4 4-12 12-20 20-20 3 0 5 2 5 7 0 1 0 3-1 6s-9 22-12 28c-1 3-1 3-4 9-1 3-2 5-2 8 0 9 9 16 19 16 19 0 29-23 29-27z">
              <text:p/>
            </draw:path>
          </draw:g>
        </draw:g>
        <draw:g draw:style-name="gr5">
          <svg:title>TexMaths</svg:title>
          <svg:desc>10§display§\mathcal{C}_{i,s}§svg§600§TRUE§</svg:desc>
          <draw:g>
            <draw:path draw:style-name="gr6" draw:text-style-name="P5" draw:layer="layout" svg:width="0.182cm" svg:height="0.253cm" svg:x="5.355cm" svg:y="19.682cm" svg:viewBox="0 0 183 254" svg:d="M170 191c0-2-2-2-3-2-6 0-10 4-15 5-7 4-8 7-13 13-11 16-26 28-49 28-31 0-60-23-60-74 0-32 13-73 31-101 16-22 35-41 71-41 13 0 22 5 22 18s-13 37-18 44c-2 4-2 5-2 6 0 2 2 2 4 2 7 0 20-8 24-13 1-2 21-36 21-54 0-19-15-22-28-22-51 0-93 33-109 53-41 50-46 105-46 123 0 50 26 78 67 78 57 0 103-54 103-63z">
              <text:p/>
            </draw:path>
            <draw:path draw:style-name="gr6" draw:text-style-name="P5" draw:layer="layout" svg:width="0.074cm" svg:height="0.164cm" svg:x="5.547cm" svg:y="19.819cm" svg:viewBox="0 0 75 165" svg:d="M68 9c0-4-3-9-9-9-7 0-14 6-14 14 0 4 3 9 10 9s13-7 13-14zM18 134c-1 3-2 6-2 10 0 12 10 21 23 21 25 0 36-34 36-38 0-3-3-3-4-3-4 0-4 2-5 4-5 20-16 30-26 30-5 0-6-3-6-8 0-6 2-11 4-16 2-7 5-13 8-20 2-6 11-28 12-31 1-2 1-5 1-8 0-11-9-21-23-21-24 0-36 34-36 38 0 3 4 3 5 3 3 0 3-1 4-4 6-21 17-30 26-30 4 0 6 2 6 9 0 6-1 9-7 24-5 13-11 26-16 40z">
              <text:p/>
            </draw:path>
            <draw:path draw:style-name="gr6" draw:text-style-name="P5" draw:layer="layout" svg:width="0.03cm" svg:height="0.075cm" svg:x="5.662cm" svg:y="19.952cm" svg:viewBox="0 0 31 76" svg:d="M24 25c0 13-3 29-19 44-1 1-2 2-2 3 0 2 2 4 3 4 4 0 25-20 25-49 0-15-6-27-17-27-9 0-14 7-14 14 0 8 5 15 14 15 6 0 7-3 10-4z">
              <text:p/>
            </draw:path>
            <draw:path draw:style-name="gr6" draw:text-style-name="P5" draw:layer="layout" svg:width="0.097cm" svg:height="0.11cm" svg:x="5.735cm" svg:y="19.872cm" svg:viewBox="0 0 98 111" svg:d="M88 16c-6 2-10 7-10 12 0 6 5 8 8 8 2 0 12-2 12-14 0-16-18-22-33-22-38 0-45 29-45 36 0 9 5 15 9 18 6 5 10 6 27 9 5 1 21 4 21 16 0 4-3 14-13 20-9 5-21 5-24 5-10 0-24-2-30-10 8-1 14-7 14-14 0-6-5-9-10-9-7 0-14 5-14 16 0 15 16 24 39 24 46 0 54-31 54-40 0-23-25-27-34-29-2-1-8-2-10-2-9-2-13-7-13-12 0-6 4-13 10-16 6-4 15-5 19-5 5 0 18 1 23 9z">
              <text:p/>
            </draw:path>
          </draw:g>
        </draw:g>
        <draw:line draw:style-name="gr38" draw:text-style-name="P6" draw:layer="layout" svg:x1="4.2cm" svg:y1="16.8cm" svg:x2="4.6cm" svg:y2="17.2cm">
          <text:p/>
        </draw:line>
        <draw:g draw:style-name="gr5">
          <svg:title>TexMaths</svg:title>
          <svg:desc>10§display§p_{\rm t} 
p(x_j | u_i)§svg§600§TRUE§</svg:desc>
          <draw:g>
            <draw:path draw:style-name="gr6" draw:text-style-name="P5" draw:layer="layout" svg:width="0.183cm" svg:height="0.221cm" svg:x="5.166cm" svg:y="16.929cm" svg:viewBox="0 0 184 222" svg:d="M27 197c-3 12-3 14-19 14-4 0-8 0-8 7 0 3 2 4 5 4 9 0 19-1 29-1 12 0 24 1 35 1 2 0 6 0 6-7 0-4-3-4-8-4-18 0-18-2-18-5 0-5 15-61 18-69 4 10 14 22 32 22 41 0 85-51 85-103 0-33-20-56-47-56-18 0-35 13-46 26-4-18-19-26-32-26-16 0-23 14-26 20-6 12-11 33-11 34 0 4 4 4 5 4 3 0 3-1 6-8 6-25 13-42 25-42 6 0 11 3 11 16 0 8-1 12-2 18-13 52-27 104-40 155zM89 46c3-10 12-20 18-25 13-11 23-13 29-13 14 0 22 12 22 33s-11 61-18 74c-12 25-28 36-41 36-24 0-28-29-28-31 0-1 0-1 1-6 6-23 11-46 17-68z">
              <text:p/>
            </draw:path>
            <draw:path draw:style-name="gr6" draw:text-style-name="P5" draw:layer="layout" svg:width="0.084cm" svg:height="0.152cm" svg:x="5.361cm" svg:y="16.986cm" svg:viewBox="0 0 85 153" svg:d="M43 54c13 0 25 0 38 0 0-3 0-6 0-9-13 0-25 0-38 0 0-15 0-30 0-45-3 0-6 0-9 0 0 22-10 46-34 47 0 2 0 5 0 7 8 0 15 0 23 0 0 22 0 44 0 66 0 28 21 33 35 33 16 0 27-14 27-33 0-5 0-10 0-14-3 0-5 0-8 0 0 4 0 9 0 14 0 16-8 25-17 25-17 0-17-20-17-25 0-22 0-44 0-66z">
              <text:p/>
            </draw:path>
            <draw:path draw:style-name="gr6" draw:text-style-name="P5" draw:layer="layout" svg:width="0.183cm" svg:height="0.221cm" svg:x="5.47cm" svg:y="16.929cm" svg:viewBox="0 0 184 222" svg:d="M27 197c-2 12-3 14-19 14-4 0-8 0-8 7 0 3 2 4 5 4 9 0 20-1 29-1 12 0 24 1 35 1 2 0 6 0 6-7 0-4-3-4-8-4-18 0-18-2-18-5 0-5 15-61 18-69 4 10 14 22 32 22 41 0 85-51 85-103 0-33-20-56-47-56-18 0-34 13-46 26-4-18-19-26-32-26-16 0-23 14-26 20-6 12-11 33-11 34 0 4 4 4 5 4 3 0 4-1 6-8 6-25 13-42 25-42 6 0 11 3 11 16 0 8-1 12-2 18-13 52-27 104-40 155zM89 46c3-10 12-20 18-25 13-11 23-13 29-13 14 0 22 12 22 33s-11 61-18 74c-11 25-28 36-41 36-24 0-28-29-28-31 0-1 0-1 1-6 6-23 11-46 17-68z">
              <text:p/>
            </draw:path>
            <draw:path draw:style-name="gr6" draw:text-style-name="P5" draw:layer="layout" svg:width="0.081cm" svg:height="0.349cm" svg:x="5.693cm" svg:y="16.821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6" draw:text-style-name="P5" draw:layer="layout" svg:width="0.174cm" svg:height="0.158cm" svg:x="5.805cm" svg:y="16.929cm" svg:viewBox="0 0 175 159" svg:d="M107 49c2-9 10-41 35-41 2 0 10 0 18 4-10 2-17 11-17 19 0 6 4 13 13 13 8 0 19-7 19-21 0-18-21-23-33-23-20 0-32 19-37 27-8-23-27-27-37-27-37 0-57 45-57 54 0 4 3 4 4 4 3 0 4-1 5-4 12-37 35-46 47-46 6 0 19 3 19 23 0 11-6 35-19 84-6 22-18 36-34 36-2 0-10 0-17-4 9-2 16-9 16-19s-7-12-13-12c-10 0-19 9-19 20 0 16 18 23 33 23 23 0 36-25 37-27 4 13 17 27 38 27 36 0 56-45 56-54 0-3-3-3-4-3-3 0-4 1-5 3-11 38-35 46-46 46-14 0-20-11-20-23 0-8 2-15 6-31s8-32 12-48z">
              <text:p/>
            </draw:path>
            <draw:path draw:style-name="gr6" draw:text-style-name="P5" draw:layer="layout" svg:width="0.107cm" svg:height="0.211cm" svg:x="5.995cm" svg:y="16.974cm" svg:viewBox="0 0 108 212" svg:d="M108 9c0-4-4-9-10-9-7 0-14 7-14 14 0 3 3 9 10 9 6 0 14-7 14-14zM55 175c-4 17-17 30-31 30-3 0-6-1-9-2 6-2 8-7 8-11 0-6-4-9-9-9-8 0-14 6-14 13 0 10 9 16 24 16s44-9 51-38c7-30 15-59 22-88 1-3 1-5 1-8 0-14-11-23-26-23-27 0-43 34-43 37s3 2 4 3c3 0 4 0 5-4 6-14 19-30 33-30 7 0 9 5 9 12 0 3-1 7-1 8-8 31-16 62-24 94z">
              <text:p/>
            </draw:path>
            <draw:path draw:style-name="gr6" draw:text-style-name="P5" draw:layer="layout" svg:width="0.013cm" svg:height="0.349cm" svg:x="6.184cm" svg:y="16.821cm" svg:viewBox="0 0 14 350" svg:d="M14 13c0-6 0-13-7-13s-7 7-7 13c0 108 0 216 0 324 0 6 0 13 7 13s7-7 7-13c0-108 0-216 0-324z">
              <text:p/>
            </draw:path>
            <draw:path draw:style-name="gr6" draw:text-style-name="P5" draw:layer="layout" svg:width="0.18cm" svg:height="0.158cm" svg:x="6.25cm" svg:y="16.929cm" svg:viewBox="0 0 181 159" svg:d="M113 136c4 14 16 23 31 23 13 0 21-8 26-19 6-13 11-34 11-35 0-3-3-3-4-3-4 0-4 1-5 6-5 19-12 43-27 43-7 0-10-4-10-16 0-8 4-24 7-36 3-13 6-26 9-38 2-5 5-19 6-24 2-8 6-21 6-23 0-7-5-10-10-10-2 0-11 0-14 12-7 26-22 87-27 106 0 1-14 29-40 29-18 0-21-15-21-28 0-20 9-48 19-72 4-10 6-15 6-22 0-16-12-29-29-29-34 0-47 51-47 54 0 4 4 4 5 4 3 0 3-1 5-7 9-30 22-43 36-43 3 0 9 0 9 11 0 9-4 19-6 24-13 35-21 57-21 74 0 33 24 42 43 42 24 0 36-16 42-23z">
              <text:p/>
            </draw:path>
            <draw:path draw:style-name="gr6" draw:text-style-name="P5" draw:layer="layout" svg:width="0.073cm" svg:height="0.164cm" svg:x="6.453cm" svg:y="16.974cm" svg:viewBox="0 0 74 165" svg:d="M68 9c0-4-3-9-10-9-6 0-14 6-14 14 0 4 4 9 10 9 7 0 14-7 14-14zM18 134c-1 3-2 6-2 10 0 12 9 21 23 21 25 0 35-34 35-37 0-4-3-4-4-4-3 0-3 2-4 5-6 19-17 29-26 29-5 0-6-3-6-8 0-6 1-11 3-16 3-7 6-13 8-20 3-6 11-28 12-31 1-2 2-5 2-8 0-11-10-20-23-20-25 0-36 33-36 37 0 3 3 3 4 3 3 0 4-1 4-4 7-21 18-30 27-30 4 0 6 2 6 9 0 6-2 9-8 25-5 13-10 26-15 39z">
              <text:p/>
            </draw:path>
            <draw:path draw:style-name="gr6" draw:text-style-name="P5" draw:layer="layout" svg:width="0.081cm" svg:height="0.349cm" svg:x="6.578cm" svg:y="16.821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line draw:style-name="gr38" draw:text-style-name="P6" draw:layer="layout" svg:x1="4.2cm" svg:y1="17.3cm" svg:x2="5cm" svg:y2="17.7cm">
          <text:p/>
        </draw:line>
        <draw:custom-shape draw:style-name="gr41" draw:text-style-name="P6" draw:layer="layout" svg:width="0.8cm" svg:height="0.4cm" svg:x="4.2cm" svg:y="16.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8cm" svg:height="0.4cm" svg:x="4.2cm" svg:y="17.3cm">
          <text:p/>
          <draw:enhanced-geometry svg:viewBox="0 0 21600 21600" draw:type="rectangle" draw:enhanced-path="M 0 0 L 21600 0 21600 21600 0 21600 0 0 Z N"/>
        </draw:custom-shape>
        <draw:line draw:style-name="gr42" draw:text-style-name="P6" draw:layer="layout" svg:x1="4.6cm" svg:y1="17.3cm" svg:x2="4.6cm" svg:y2="17.7cm">
          <text:p/>
        </draw:line>
        <draw:line draw:style-name="gr42" draw:text-style-name="P6" draw:layer="layout" svg:x1="4.6cm" svg:y1="16.8cm" svg:x2="4.6cm" svg:y2="17.2cm">
          <text:p/>
        </draw:line>
        <draw:g draw:style-name="gr5">
          <svg:title>TexMaths</svg:title>
          <svg:desc>10§display§i§svg§600§TRUE§</svg:desc>
          <draw:g>
            <draw:path draw:style-name="gr6" draw:text-style-name="P5" draw:layer="layout" svg:width="0.09cm" svg:height="0.234cm" svg:x="4.016cm" svg:y="16.885cm" svg:viewBox="0 0 91 235" svg:d="M88 13c0-7-5-13-13-13-9 0-18 9-18 19 0 6 5 12 12 12 8 0 19-8 19-18zM62 144c4-11 4-11 7-20 3-7 5-12 5-18 0-16-11-29-28-29-33 0-46 51-46 54 0 2 3 1 4 2 4 0 4 0 6-5 9-33 23-43 35-43 3 0 9 0 9 11 0 7-3 15-4 18-3 9-19 49-24 64-4 9-8 21-8 28 0 17 12 29 28 29 32 0 45-51 45-54 0-4-3-4-4-4-4 0-4 1-5 7-7 22-18 43-35 43-6 0-8-3-8-11 0-9 2-14 10-36 4-12 8-24 13-36z">
              <text:p/>
            </draw:path>
          </draw:g>
        </draw:g>
        <draw:g draw:style-name="gr5">
          <svg:title>TexMaths</svg:title>
          <svg:desc>10§display§j§svg§600§TRUE§</svg:desc>
          <draw:g>
            <draw:path draw:style-name="gr6" draw:text-style-name="P5" draw:layer="layout" svg:width="0.141cm" svg:height="0.301cm" svg:x="4.318cm" svg:y="16.487cm" svg:viewBox="0 0 142 302" svg:d="M142 13c0-7-5-13-13-13s-19 8-19 19c0 7 5 12 13 12 10 0 19-9 19-18zM72 248c-6 26-22 46-42 46-2 0-7 0-14-3 11-2 16-11 16-18 0-6-4-13-13-13s-19 8-19 20c0 14 14 22 31 22 24 0 56-19 64-53 11-42 22-85 32-127 2-7 2-12 2-13 0-20-15-32-32-32-35 0-54 50-54 54 0 3 3 3 4 3 3 0 3 0 6-7 9-21 24-43 43-43 5 0 11 2 11 16 0 8-1 12-2 18-11 43-22 87-33 130z">
              <text:p/>
            </draw:path>
          </draw:g>
        </draw:g>
        <draw:g draw:style-name="gr5">
          <svg:title>TexMaths</svg:title>
          <svg:desc>10§display§p_{\rm i} 
p(x_j | u_i)
p(x_{j+1} | u_i)§svg§600§TRUE§</svg:desc>
          <draw:g>
            <draw:path draw:style-name="gr6" draw:text-style-name="P5" draw:layer="layout" svg:width="0.182cm" svg:height="0.221cm" svg:x="5.166cm" svg:y="17.431cm" svg:viewBox="0 0 183 222" svg:d="M27 197c-3 12-3 14-19 14-4 0-8 0-8 7 0 3 2 4 5 4 9 0 19-1 29-1 12 0 24 1 35 1 2 0 6 0 6-7 0-4-3-4-8-4-18 0-18-2-18-5 0-4 15-61 17-69 5 10 15 22 33 22 40 0 84-51 84-103 0-33-20-56-46-56-18 0-35 13-46 26-4-19-19-26-32-26-16 0-23 14-26 20-6 12-11 33-11 34 0 4 3 3 4 4 4 0 4-1 6-8 6-25 13-42 26-42 6 0 11 3 11 16 0 8-1 12-3 18-13 52-26 104-39 155zM89 46c2-10 12-20 18-25 12-11 23-13 29-13 14 0 22 12 22 33s-11 61-18 74c-12 25-29 36-42 36-23 0-27-29-27-31 0-1 0-1 1-5 6-23 11-46 17-69z">
              <text:p/>
            </draw:path>
            <draw:path draw:style-name="gr6" draw:text-style-name="P5" draw:layer="layout" svg:width="0.052cm" svg:height="0.165cm" svg:x="5.368cm" svg:y="17.473cm" svg:viewBox="0 0 53 166" svg:d="M38 14c0-7-6-14-14-14s-14 6-14 14c0 9 7 15 14 15 8 0 14-7 14-15zM1 60c0 3 0 6 0 9 15 0 17 2 17 14 0 21 0 42 0 63 0 11-2 11-18 11 0 3 0 6 0 9 9-1 17-1 27-1 9 0 18 0 26 1 0-3 0-6 0-9-14 0-16 0-16-10 0-30 0-60 0-89-12 1-24 1-36 2z">
              <text:p/>
            </draw:path>
            <draw:path draw:style-name="gr6" draw:text-style-name="P5" draw:layer="layout" svg:width="0.182cm" svg:height="0.221cm" svg:x="5.44cm" svg:y="17.431cm" svg:viewBox="0 0 183 222" svg:d="M27 197c-3 12-4 14-19 14-4 0-8 0-8 7 0 3 2 4 4 4 10 0 20-1 30-1 12 0 24 1 35 1 2 0 6 0 6-7 0-4-3-4-8-4-18 0-18-2-18-5 0-4 15-61 17-69 5 10 15 22 33 22 40 0 84-51 84-103 0-33-20-56-46-56-18 0-35 13-46 26-4-19-19-26-32-26-16 0-23 14-26 20-6 12-11 33-11 34 0 4 3 3 4 4 4 0 4-1 6-8 6-25 13-42 26-42 6 0 11 3 11 16 0 8-1 12-3 18-13 52-26 104-39 155zM89 46c2-10 12-20 18-25 12-11 23-13 29-13 14 0 22 12 22 33s-12 61-18 74c-12 25-29 36-42 36-23 0-27-29-27-31 0-1 0-1 1-5 6-23 11-46 17-69z">
              <text:p/>
            </draw:path>
            <draw:path draw:style-name="gr6" draw:text-style-name="P5" draw:layer="layout" svg:width="0.08cm" svg:height="0.349cm" svg:x="5.663cm" svg:y="17.323cm" svg:viewBox="0 0 81 350" svg:d="M81 346c0-1 0-1-6-7-44-44-55-111-55-164 0-61 13-122 57-166 4-4 4-4 4-5 0-3-1-4-3-4-4 0-35 24-56 68-18 39-22 78-22 107 0 27 4 69 23 109 21 43 51 66 55 66 2 0 3-1 3-4z">
              <text:p/>
            </draw:path>
            <draw:path draw:style-name="gr6" draw:text-style-name="P5" draw:layer="layout" svg:width="0.174cm" svg:height="0.158cm" svg:x="5.775cm" svg:y="17.431cm" svg:viewBox="0 0 175 159" svg:d="M107 49c2-9 10-41 35-41 1 0 10 0 17 4-10 2-17 11-17 19 0 6 4 13 14 13 7 0 19-7 19-21 0-18-21-23-33-23-20 0-33 19-37 27-9-23-28-27-38-27-36 0-56 45-56 54 0 4 3 4 4 4 3 0 4-1 4-4 12-37 36-46 47-46 7 0 19 3 19 23 0 11-6 35-19 84-5 22-17 36-33 36-2 0-10 0-17-4 8-2 16-9 16-19s-8-12-13-12c-10 0-19 9-19 20 0 16 17 23 33 23 23 0 36-24 37-27 4 13 17 27 38 27 36 0 56-45 56-54 0-3-3-3-4-3-4 0-4 1-5 3-12 38-35 46-47 46-13 0-19-11-19-23 0-8 2-15 6-31s8-32 12-48z">
              <text:p/>
            </draw:path>
            <draw:path draw:style-name="gr6" draw:text-style-name="P5" draw:layer="layout" svg:width="0.107cm" svg:height="0.211cm" svg:x="5.965cm" svg:y="17.476cm" svg:viewBox="0 0 108 212" svg:d="M108 9c0-4-3-9-10-9s-13 7-13 14c0 3 3 9 10 9 6 0 13-7 13-14zM56 175c-4 16-17 30-32 30-3 0-6 0-8-1 6-3 8-9 8-13 0-6-5-8-10-8-7 0-14 6-14 14 0 9 10 15 25 15 14 0 43-9 51-38 7-30 15-59 22-88 1-2 1-5 1-8 0-14-11-23-26-23-27 0-43 34-43 37s3 3 4 3c3 0 3 0 5-4 6-14 19-30 33-30 6 0 9 5 9 12 0 3-1 7-1 8-8 31-16 62-24 94z">
              <text:p/>
            </draw:path>
            <draw:path draw:style-name="gr6" draw:text-style-name="P5" draw:layer="layout" svg:width="0.013cm" svg:height="0.349cm" svg:x="6.155cm" svg:y="17.323cm" svg:viewBox="0 0 14 350" svg:d="M14 13c0-7 0-13-7-13s-7 6-7 13c0 108 0 216 0 324 0 7 0 13 7 13s7-6 7-13c0-108 0-216 0-324z">
              <text:p/>
            </draw:path>
            <draw:path draw:style-name="gr6" draw:text-style-name="P5" draw:layer="layout" svg:width="0.18cm" svg:height="0.158cm" svg:x="6.221cm" svg:y="17.431cm" svg:viewBox="0 0 181 159" svg:d="M113 136c4 14 16 23 31 23 13 0 21-8 26-19 6-13 11-34 11-35 0-3-3-3-4-3-4 0-4 1-5 6-5 20-12 43-27 43-7 0-11-4-11-16 0-7 5-24 7-36 3-13 7-26 10-38 1-5 5-19 6-24 2-8 6-21 6-24 0-6-5-9-11-9-1 0-11 0-13 12-7 26-23 87-27 106 0 1-14 29-40 29-18 0-22-15-22-28 0-20 10-48 19-72 5-11 6-15 6-22 0-16-11-29-28-29-34 0-47 51-47 54 0 4 3 3 4 4 4 0 4-1 6-7 9-30 22-43 36-43 3 0 8 0 8 11 0 9-4 19-6 24-13 35-20 57-20 74 0 33 24 42 43 42 23 0 36-16 42-23z">
              <text:p/>
            </draw:path>
            <draw:path draw:style-name="gr6" draw:text-style-name="P5" draw:layer="layout" svg:width="0.073cm" svg:height="0.164cm" svg:x="6.424cm" svg:y="17.476cm" svg:viewBox="0 0 74 165" svg:d="M68 9c0-4-3-9-10-9s-14 6-14 14c0 4 3 9 10 9s14-7 14-14zM18 134c-1 3-3 6-3 10 0 12 10 21 24 21 24 0 35-34 35-37s-3-3-4-3c-3 0-3 1-4 4-6 19-17 29-26 29-5 0-7-3-7-8 0-6 2-10 4-16 3-6 5-13 8-20 2-5 11-28 12-31 1-2 2-5 2-8 0-11-10-20-24-20-24 0-35 33-35 37 0 3 3 3 4 3 3 0 4-1 4-4 7-21 18-30 27-30 4 0 6 2 6 9 0 6-2 9-8 25-5 13-10 26-15 39z">
              <text:p/>
            </draw:path>
            <draw:path draw:style-name="gr6" draw:text-style-name="P5" draw:layer="layout" svg:width="0.081cm" svg:height="0.349cm" svg:x="6.549cm" svg:y="17.323cm" svg:viewBox="0 0 82 350" svg:d="M82 175c0-27-4-69-24-109-21-43-51-66-54-66-2 0-4 1-4 4 0 1 0 1 7 8 34 34 54 90 54 163 0 60-13 121-56 166-5 4-5 4-5 5 0 3 2 4 4 4 3 0 35-24 56-68 17-39 22-78 22-107z">
              <text:p/>
            </draw:path>
            <draw:path draw:style-name="gr6" draw:text-style-name="P5" draw:layer="layout" svg:width="0.183cm" svg:height="0.221cm" svg:x="6.654cm" svg:y="17.431cm" svg:viewBox="0 0 184 222" svg:d="M28 197c-3 12-4 14-19 14-5 0-9 0-9 7 0 3 2 4 5 4 10 0 20-1 30-1 11 0 23 1 34 1 2 0 7 0 7-7 0-4-4-4-9-4-17 0-17-2-17-5 0-4 14-61 17-69 4 10 14 22 32 22 41 0 85-51 85-103 0-33-20-56-47-56-17 0-34 13-46 26-3-19-18-26-31-26-17 0-23 14-26 20-7 12-11 33-11 34 0 4 3 4 4 4 3 0 4-1 6-8 6-25 13-42 25-42 6 0 11 3 11 16 0 8-1 12-2 18-13 52-26 104-39 155zM89 46c3-10 12-20 19-25 12-11 22-13 28-13 14 0 23 12 23 33s-12 61-18 74c-12 25-29 36-42 36-23 0-28-29-28-31 0-1 0-1 1-5 6-23 11-46 17-69z">
              <text:p/>
            </draw:path>
            <draw:path draw:style-name="gr6" draw:text-style-name="P5" draw:layer="layout" svg:width="0.081cm" svg:height="0.349cm" svg:x="6.876cm" svg:y="17.323cm" svg:viewBox="0 0 82 350" svg:d="M82 346c0-1 0-1-6-7-44-44-55-111-55-164 0-61 13-122 56-166 5-4 5-4 5-5 0-3-2-4-4-4-3 0-35 24-56 68-17 39-22 78-22 107 0 27 4 69 23 109 22 43 52 66 55 66 2 0 4-1 4-4z">
              <text:p/>
            </draw:path>
            <draw:path draw:style-name="gr6" draw:text-style-name="P5" draw:layer="layout" svg:width="0.174cm" svg:height="0.158cm" svg:x="6.988cm" svg:y="17.431cm" svg:viewBox="0 0 175 159" svg:d="M108 49c2-9 10-41 34-41 2 0 10 0 18 4-10 2-17 11-17 19 0 6 4 13 13 13 8 0 19-7 19-21 0-18-20-23-32-23-21 0-33 19-37 27-9-23-28-27-38-27-37 0-57 45-57 54 0 4 3 3 4 4 3 0 4-1 5-4 12-37 35-46 47-46 7 0 19 3 19 23 0 11-6 35-19 84-6 22-18 36-33 36-2 0-10 0-18-4 9-2 17-9 17-19s-8-12-13-12c-11 0-20 9-20 20 0 16 18 23 33 23 24 0 36-24 37-27 4 13 17 27 38 27 36 0 56-45 56-54 0-3-3-3-4-3-3 0-4 1-4 3-12 38-36 46-47 46-14 0-19-11-19-23 0-8 2-15 6-31s8-32 12-48z">
              <text:p/>
            </draw:path>
            <draw:path draw:style-name="gr6" draw:text-style-name="P5" draw:layer="layout" svg:width="0.107cm" svg:height="0.211cm" svg:x="7.179cm" svg:y="17.476cm" svg:viewBox="0 0 108 212" svg:d="M108 9c0-4-3-9-10-9s-14 7-14 14c0 3 3 9 10 9s14-7 14-14zM56 175c-4 16-17 30-32 30-3 0-6 0-9-1 7-3 9-9 9-13 0-6-5-8-10-8-8 0-14 6-14 14 0 9 9 15 24 15 14 0 44-9 51-38 8-30 15-59 23-88 0-2 1-5 1-8 0-14-12-23-26-23-28 0-44 34-44 37s4 3 5 3c3 0 3 0 5-4 6-14 19-30 33-30 6 0 8 5 8 12 0 3 0 7-1 8-8 31-15 62-23 94z">
              <text:p/>
            </draw:path>
            <draw:path draw:style-name="gr6" draw:text-style-name="P5" draw:layer="layout" svg:width="0.18cm" svg:height="0.18cm" svg:x="7.327cm" svg:y="17.487cm" svg:viewBox="0 0 181 181" svg:d="M96 96c25 0 51 0 76 0 3 0 9 0 9-6s-6-6-9-6c-25 0-51 0-76 0 0-25 0-50 0-75 0-3 0-9-6-9s-6 5-6 9c0 25 0 50 0 75-25 0-50 0-75 0-3 0-9 0-9 6s5 6 9 6c25 0 50 0 75 0 0 25 0 50 0 76 0 3 0 9 6 9s6-6 6-9c0-26 0-51 0-76z">
              <text:p/>
            </draw:path>
            <draw:path draw:style-name="gr6" draw:text-style-name="P5" draw:layer="layout" svg:width="0.088cm" svg:height="0.162cm" svg:x="7.552cm" svg:y="17.476cm" svg:viewBox="0 0 89 163" svg:d="M56 7c0-7-1-7-8-7-16 15-38 15-48 15 0 3 0 6 0 9 6 0 22 0 36-7 0 42 0 84 0 126 0 8 0 11-25 11-3 0-6 0-9 0 0 3 0 6 0 9 4 0 34-1 43-1 8 0 39 1 44 1 0-3 0-6 0-9-3 0-6 0-9 0-24 0-24-3-24-11 0-46 0-91 0-136z">
              <text:p/>
            </draw:path>
            <draw:path draw:style-name="gr6" draw:text-style-name="P5" draw:layer="layout" svg:width="0.013cm" svg:height="0.349cm" svg:x="7.725cm" svg:y="17.323cm" svg:viewBox="0 0 14 350" svg:d="M14 13c0-7 0-13-7-13s-7 6-7 13c0 108 0 216 0 324 0 7 0 13 7 13s7-6 7-13c0-108 0-216 0-324z">
              <text:p/>
            </draw:path>
            <draw:path draw:style-name="gr6" draw:text-style-name="P5" draw:layer="layout" svg:width="0.179cm" svg:height="0.158cm" svg:x="7.791cm" svg:y="17.431cm" svg:viewBox="0 0 180 159" svg:d="M112 136c4 14 16 23 32 23 12 0 20-8 26-19 6-13 10-34 10-35 0-3-3-3-4-3-4 0-4 1-5 6-5 20-12 43-26 43-8 0-11-4-11-16 0-7 4-24 7-36 3-13 7-26 10-38 1-5 4-19 6-24 1-8 5-21 5-24 0-6-5-9-10-9-2 0-11 0-14 12-7 26-22 87-26 106-1 1-15 29-40 29-19 0-22-15-22-28 0-20 10-48 19-72 4-11 6-15 6-22 0-16-12-29-29-29-33 0-46 51-46 54 0 4 3 4 4 4 3 0 4-1 5-7 9-30 23-43 36-43 3 0 9 0 9 11 0 9-4 19-6 24-13 35-21 57-21 74 0 33 25 42 44 42 23 0 35-16 41-23z">
              <text:p/>
            </draw:path>
            <draw:path draw:style-name="gr6" draw:text-style-name="P5" draw:layer="layout" svg:width="0.074cm" svg:height="0.164cm" svg:x="7.993cm" svg:y="17.476cm" svg:viewBox="0 0 75 165" svg:d="M68 9c0-4-3-9-10-9-6 0-13 6-13 14 0 4 3 9 9 9 8 0 14-7 14-14zM18 134c-1 3-2 6-2 10 0 12 10 21 23 21 25 0 36-34 36-37s-3-2-4-3c-4 0-4 1-5 4-6 19-17 29-26 29-5 0-6-3-6-8 0-6 1-10 4-16 2-6 5-13 8-20 2-5 11-28 12-31 0-2 1-5 1-8 0-11-10-20-23-20-25 0-36 33-36 37 0 3 3 3 4 3 4 0 4-1 5-4 6-21 17-30 26-30 4 0 6 2 6 9 0 6-1 9-8 25-5 13-10 26-15 39z">
              <text:p/>
            </draw:path>
            <draw:path draw:style-name="gr6" draw:text-style-name="P5" draw:layer="layout" svg:width="0.081cm" svg:height="0.349cm" svg:x="8.118cm" svg:y="17.323cm" svg:viewBox="0 0 82 350" svg:d="M82 175c0-27-4-69-23-109-21-43-51-66-55-66-2 0-4 1-4 4 0 1 0 1 7 8 35 34 55 90 55 163 0 60-13 121-57 166-5 4-5 4-5 5 0 3 2 4 4 4 4 0 35-24 56-68 18-39 22-78 22-107z">
              <text:p/>
            </draw:path>
          </draw:g>
        </draw:g>
        <draw:g draw:style-name="gr5">
          <svg:title>TexMaths</svg:title>
          <svg:desc>10§display§i§svg§600§TRUE§</svg:desc>
          <draw:g>
            <draw:path draw:style-name="gr6" draw:text-style-name="P5" draw:layer="layout" svg:width="0.09cm" svg:height="0.234cm" svg:x="4.017cm" svg:y="17.886cm" svg:viewBox="0 0 91 235" svg:d="M88 13c0-7-5-13-13-13-9 0-18 9-18 19 0 6 5 12 12 12 8 0 19-8 19-18zM62 144c4-11 4-11 7-20 3-7 5-12 5-18 0-16-11-29-28-29-33 0-46 51-46 54 0 2 3 1 4 2 4 0 4 0 6-5 9-33 23-43 35-43 3 0 9 0 9 11 0 7-3 15-4 18-3 9-19 49-24 64-4 9-8 21-8 28 0 17 12 29 28 29 32 0 45-51 45-54 0-4-3-4-4-4-4 0-4 1-5 7-7 22-18 43-35 43-6 0-8-3-8-11 0-9 2-14 10-36 4-12 8-24 13-36z">
              <text:p/>
            </draw:path>
          </draw:g>
        </draw:g>
        <draw:custom-shape draw:style-name="gr41" draw:text-style-name="P6" draw:layer="layout" svg:width="0.8cm" svg:height="0.4cm" svg:x="4.2cm" svg:y="17.8cm">
          <text:p/>
          <draw:enhanced-geometry svg:viewBox="0 0 21600 21600" draw:type="rectangle" draw:enhanced-path="M 0 0 L 21600 0 21600 21600 0 21600 0 0 Z N"/>
        </draw:custom-shape>
        <draw:line draw:style-name="gr42" draw:text-style-name="P6" draw:layer="layout" svg:x1="4.6cm" svg:y1="17.8cm" svg:x2="4.6cm" svg:y2="18.2cm">
          <text:p/>
        </draw:line>
        <draw:line draw:style-name="gr38" draw:text-style-name="P6" draw:layer="layout" svg:x1="4.2cm" svg:y1="17.8cm" svg:x2="4.2cm" svg:y2="18.2cm">
          <text:p/>
        </draw:line>
        <draw:g draw:style-name="gr5">
          <svg:title>TexMaths</svg:title>
          <svg:desc>10§display§p_{\rm d}§svg§600§TRUE§</svg:desc>
          <draw:g>
            <draw:path draw:style-name="gr6" draw:text-style-name="P5" draw:layer="layout" svg:width="0.181cm" svg:height="0.221cm" svg:x="5.166cm" svg:y="17.892cm" svg:viewBox="0 0 182 222" svg:d="M27 197c-3 12-4 14-19 14-4 0-8 0-8 7 0 3 2 4 5 4 9 0 19-1 29-1 12 0 23 1 35 1 1 0 6 0 6-7 0-4-4-4-8-4-18 0-18-2-18-5 0-5 15-62 17-71 5 11 15 23 32 23 41 0 84-50 84-102 0-33-19-56-46-56-17 0-34 13-46 26-3-19-18-26-31-26-16 0-23 14-26 20-6 12-11 33-11 34 0 4 3 2 4 4 4 0 4-1 6-9 6-24 13-41 26-41 6 0 11 3 11 16 0 8-1 12-3 18-13 52-26 103-39 155zM89 46c2-10 12-20 18-25 12-11 22-13 28-13 14 0 23 12 23 33 0 20-12 61-18 73-12 25-29 36-42 36-23 0-28-29-28-31 0-1 0-1 1-6 6-22 12-45 18-67z">
              <text:p/>
            </draw:path>
            <draw:path draw:style-name="gr6" draw:text-style-name="P5" draw:layer="layout" svg:width="0.13cm" svg:height="0.171cm" svg:x="5.364cm" svg:y="17.929cm" svg:viewBox="0 0 131 172" svg:d="M76 3c0 3 0 6 0 9 16 0 18 1 18 14 0 16 0 33 0 50-9-9-21-14-34-14-33 0-60 25-60 55s26 55 57 55c20 0 32-11 36-15 0 5 0 10 0 15 12 0 25-1 38-2 0-3 0-6 0-9-16 0-18-2-18-14 0-49 0-98 0-147-13 1-25 2-37 3zM93 144c-6 11-19 21-35 21-13 0-23-8-28-15s-8-17-8-33c0-6 0-23 10-35 10-11 22-13 29-13 12 0 22 6 29 14 3 4 3 5 3 9 0 17 0 35 0 52z">
              <text:p/>
            </draw:path>
          </draw:g>
        </draw:g>
      </draw:page>
      <draw:page draw:name="page2" draw:style-name="dp1" draw:master-page-name="Default">
        <draw:frame draw:style-name="gr2" draw:text-style-name="P2" draw:layer="layout" svg:width="0.159cm" svg:height="0.319cm" svg:x="19.301cm" svg:y="0.601cm">
          <draw:text-box>
            <text:p><text:span text:style-name="T1">8</text:span></text:p>
          </draw:text-box>
        </draw:frame>
        <draw:frame draw:style-name="gr3" draw:text-style-name="P3" draw:layer="layout" svg:width="0.391cm" svg:height="0.395cm" svg:x="19.702cm" svg:y="0.602cm">
          <draw:text-box>
            <text:p><text:span text:style-name="T2">10</text:span></text:p>
          </draw:text-box>
        </draw:frame>
        <draw:frame draw:style-name="gr43" draw:text-style-name="P2" draw:layer="layout" svg:width="0.383cm" svg:height="0.319cm" svg:x="1.403cm" svg:y="8.803cm">
          <draw:text-box>
            <text:p><text:span text:style-name="T1">AA</text:span></text:p>
          </draw:text-box>
        </draw:frame>
        <draw:custom-shape draw:style-name="gr26" draw:text-style-name="P7" draw:layer="layout" svg:width="0.2cm" svg:height="0.2cm" svg:x="1.901cm" svg:y="8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1.902cm" svg:y="9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1.903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1.904cm" svg:y="9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" draw:layer="layout" svg:width="0.345cm" svg:height="0.319cm" svg:x="1.404cm" svg:y="9.104cm">
          <draw:text-box>
            <text:p><text:span text:style-name="T1">AT</text:span></text:p>
          </draw:text-box>
        </draw:frame>
        <draw:frame draw:style-name="gr45" draw:text-style-name="P2" draw:layer="layout" svg:width="0.413cm" svg:height="0.319cm" svg:x="1.405cm" svg:y="9.405cm">
          <draw:text-box>
            <text:p><text:span text:style-name="T1">AG</text:span></text:p>
          </draw:text-box>
        </draw:frame>
        <draw:frame draw:style-name="gr46" draw:text-style-name="P2" draw:layer="layout" svg:width="0.396cm" svg:height="0.319cm" svg:x="1.406cm" svg:y="9.706cm">
          <draw:text-box>
            <text:p><text:span text:style-name="T1">AC</text:span></text:p>
          </draw:text-box>
        </draw:frame>
        <draw:frame draw:style-name="gr44" draw:text-style-name="P2" draw:layer="layout" svg:width="0.345cm" svg:height="0.319cm" svg:x="1.404cm" svg:y="10.003cm">
          <draw:text-box>
            <text:p><text:span text:style-name="T1">TA</text:span></text:p>
          </draw:text-box>
        </draw:frame>
        <draw:custom-shape draw:style-name="gr26" draw:text-style-name="P7" draw:layer="layout" svg:width="0.2cm" svg:height="0.2cm" svg:x="1.902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1.903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1.904cm" svg:y="10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1.905cm" svg:y="1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2" draw:layer="layout" svg:width="0.349cm" svg:height="0.319cm" svg:x="1.405cm" svg:y="10.304cm">
          <draw:text-box>
            <text:p><text:span text:style-name="T1">TT</text:span></text:p>
          </draw:text-box>
        </draw:frame>
        <draw:frame draw:style-name="gr46" draw:text-style-name="P2" draw:layer="layout" svg:width="0.396cm" svg:height="0.319cm" svg:x="1.406cm" svg:y="10.605cm">
          <draw:text-box>
            <text:p><text:span text:style-name="T1">TG</text:span></text:p>
          </draw:text-box>
        </draw:frame>
        <draw:frame draw:style-name="gr48" draw:text-style-name="P2" draw:layer="layout" svg:width="0.379cm" svg:height="0.319cm" svg:x="1.407cm" svg:y="10.906cm">
          <draw:text-box>
            <text:p><text:span text:style-name="T1">TC</text:span></text:p>
          </draw:text-box>
        </draw:frame>
        <draw:frame draw:style-name="gr45" draw:text-style-name="P2" draw:layer="layout" svg:width="0.413cm" svg:height="0.319cm" svg:x="1.404cm" svg:y="11.203cm">
          <draw:text-box>
            <text:p><text:span text:style-name="T1">GA</text:span></text:p>
          </draw:text-box>
        </draw:frame>
        <draw:custom-shape draw:style-name="gr26" draw:text-style-name="P7" draw:layer="layout" svg:width="0.2cm" svg:height="0.2cm" svg:x="1.902cm" svg:y="1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1.903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1.904cm" svg:y="11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1.905cm" svg:y="12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2" draw:layer="layout" svg:width="0.396cm" svg:height="0.319cm" svg:x="1.405cm" svg:y="11.504cm">
          <draw:text-box>
            <text:p><text:span text:style-name="T1">GT</text:span></text:p>
          </draw:text-box>
        </draw:frame>
        <draw:frame draw:style-name="gr49" draw:text-style-name="P2" draw:layer="layout" svg:width="0.442cm" svg:height="0.319cm" svg:x="1.406cm" svg:y="11.805cm">
          <draw:text-box>
            <text:p><text:span text:style-name="T1">GG</text:span></text:p>
          </draw:text-box>
        </draw:frame>
        <draw:frame draw:style-name="gr50" draw:text-style-name="P2" draw:layer="layout" svg:width="0.425cm" svg:height="0.319cm" svg:x="1.407cm" svg:y="12.106cm">
          <draw:text-box>
            <text:p><text:span text:style-name="T1">GC</text:span></text:p>
          </draw:text-box>
        </draw:frame>
        <draw:frame draw:style-name="gr46" draw:text-style-name="P2" draw:layer="layout" svg:width="0.396cm" svg:height="0.319cm" svg:x="1.405cm" svg:y="12.403cm">
          <draw:text-box>
            <text:p><text:span text:style-name="T1">CA</text:span></text:p>
          </draw:text-box>
        </draw:frame>
        <draw:custom-shape draw:style-name="gr26" draw:text-style-name="P7" draw:layer="layout" svg:width="0.2cm" svg:height="0.2cm" svg:x="1.903cm" svg:y="1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1.904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1.905cm" svg:y="13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1.906cm" svg:y="13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2" draw:layer="layout" svg:width="0.379cm" svg:height="0.319cm" svg:x="1.406cm" svg:y="12.704cm">
          <draw:text-box>
            <text:p><text:span text:style-name="T1">CT</text:span></text:p>
          </draw:text-box>
        </draw:frame>
        <draw:frame draw:style-name="gr50" draw:text-style-name="P2" draw:layer="layout" svg:width="0.425cm" svg:height="0.319cm" svg:x="1.407cm" svg:y="13.005cm">
          <draw:text-box>
            <text:p><text:span text:style-name="T1">CG</text:span></text:p>
          </draw:text-box>
        </draw:frame>
        <draw:frame draw:style-name="gr51" draw:text-style-name="P2" draw:layer="layout" svg:width="0.408cm" svg:height="0.319cm" svg:x="1.408cm" svg:y="13.306cm">
          <draw:text-box>
            <text:p><text:span text:style-name="T1">CC</text:span></text:p>
          </draw:text-box>
        </draw:frame>
        <draw:custom-shape draw:style-name="gr26" draw:text-style-name="P7" draw:layer="layout" svg:width="0.2cm" svg:height="0.2cm" svg:x="3.503cm" svg:y="8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3.504cm" svg:y="9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3.505cm" svg:y="9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3.506cm" svg:y="9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3.504cm" svg:y="10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3.505cm" svg:y="10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3.506cm" svg:y="10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3.507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3.504cm" svg:y="11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3.505cm" svg:y="11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3.506cm" svg:y="11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3.507cm" svg:y="12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3.505cm" svg:y="12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3.506cm" svg:y="12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3.507cm" svg:y="13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3.508cm" svg:y="13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6" draw:layer="layout" svg:x1="2.001cm" svg:y1="9.001cm" svg:x2="3.601cm" svg:y2="9.001cm">
          <text:p/>
        </draw:line>
        <draw:line draw:style-name="gr28" draw:text-style-name="P6" draw:layer="layout" svg:x1="2.001cm" svg:y1="9.001cm" svg:x2="3.601cm" svg:y2="9.301cm">
          <text:p/>
        </draw:line>
        <draw:line draw:style-name="gr28" draw:text-style-name="P6" draw:layer="layout" svg:x1="2.001cm" svg:y1="9.001cm" svg:x2="3.601cm" svg:y2="9.601cm">
          <text:p/>
        </draw:line>
        <draw:line draw:style-name="gr28" draw:text-style-name="P6" draw:layer="layout" svg:x1="2.001cm" svg:y1="9.001cm" svg:x2="3.601cm" svg:y2="9.901cm">
          <text:p/>
        </draw:line>
        <draw:line draw:style-name="gr28" draw:text-style-name="P6" draw:layer="layout" svg:x1="2.001cm" svg:y1="9.301cm" svg:x2="3.601cm" svg:y2="10.201cm">
          <text:p/>
        </draw:line>
        <draw:line draw:style-name="gr28" draw:text-style-name="P6" draw:layer="layout" svg:x1="2.001cm" svg:y1="9.301cm" svg:x2="3.601cm" svg:y2="10.501cm">
          <text:p/>
        </draw:line>
        <draw:line draw:style-name="gr28" draw:text-style-name="P6" draw:layer="layout" svg:x1="2.001cm" svg:y1="9.301cm" svg:x2="3.601cm" svg:y2="10.801cm">
          <text:p/>
        </draw:line>
        <draw:line draw:style-name="gr28" draw:text-style-name="P6" draw:layer="layout" svg:x1="2.001cm" svg:y1="9.301cm" svg:x2="3.601cm" svg:y2="11.101cm">
          <text:p/>
        </draw:line>
        <draw:line draw:style-name="gr28" draw:text-style-name="P6" draw:layer="layout" svg:x1="2.001cm" svg:y1="9.601cm" svg:x2="3.601cm" svg:y2="11.401cm">
          <text:p/>
        </draw:line>
        <draw:line draw:style-name="gr28" draw:text-style-name="P6" draw:layer="layout" svg:x1="2.001cm" svg:y1="9.601cm" svg:x2="3.601cm" svg:y2="11.701cm">
          <text:p/>
        </draw:line>
        <draw:line draw:style-name="gr28" draw:text-style-name="P6" draw:layer="layout" svg:x1="2.001cm" svg:y1="9.601cm" svg:x2="3.601cm" svg:y2="12.001cm">
          <text:p/>
        </draw:line>
        <draw:line draw:style-name="gr28" draw:text-style-name="P6" draw:layer="layout" svg:x1="2.001cm" svg:y1="9.601cm" svg:x2="3.601cm" svg:y2="12.301cm">
          <text:p/>
        </draw:line>
        <draw:line draw:style-name="gr28" draw:text-style-name="P6" draw:layer="layout" svg:x1="2.001cm" svg:y1="9.901cm" svg:x2="3.601cm" svg:y2="12.601cm">
          <text:p/>
        </draw:line>
        <draw:line draw:style-name="gr28" draw:text-style-name="P6" draw:layer="layout" svg:x1="2.001cm" svg:y1="9.901cm" svg:x2="3.601cm" svg:y2="12.901cm">
          <text:p/>
        </draw:line>
        <draw:line draw:style-name="gr28" draw:text-style-name="P6" draw:layer="layout" svg:x1="2.001cm" svg:y1="9.901cm" svg:x2="3.601cm" svg:y2="13.201cm">
          <text:p/>
        </draw:line>
        <draw:line draw:style-name="gr28" draw:text-style-name="P6" draw:layer="layout" svg:x1="2.001cm" svg:y1="9.901cm" svg:x2="3.601cm" svg:y2="13.501cm">
          <text:p/>
        </draw:line>
        <draw:line draw:style-name="gr28" draw:text-style-name="P6" draw:layer="layout" svg:x1="2.001cm" svg:y1="10.201cm" svg:x2="3.601cm" svg:y2="9.001cm">
          <text:p/>
        </draw:line>
        <draw:line draw:style-name="gr28" draw:text-style-name="P6" draw:layer="layout" svg:x1="2.001cm" svg:y1="10.201cm" svg:x2="3.601cm" svg:y2="9.301cm">
          <text:p/>
        </draw:line>
        <draw:line draw:style-name="gr28" draw:text-style-name="P6" draw:layer="layout" svg:x1="2.001cm" svg:y1="10.201cm" svg:x2="3.601cm" svg:y2="9.601cm">
          <text:p/>
        </draw:line>
        <draw:line draw:style-name="gr28" draw:text-style-name="P6" draw:layer="layout" svg:x1="2.001cm" svg:y1="10.201cm" svg:x2="3.601cm" svg:y2="9.901cm">
          <text:p/>
        </draw:line>
        <draw:line draw:style-name="gr28" draw:text-style-name="P6" draw:layer="layout" svg:x1="2.001cm" svg:y1="10.501cm" svg:x2="3.601cm" svg:y2="10.201cm">
          <text:p/>
        </draw:line>
        <draw:line draw:style-name="gr28" draw:text-style-name="P6" draw:layer="layout" svg:x1="2.001cm" svg:y1="10.501cm" svg:x2="3.601cm" svg:y2="10.501cm">
          <text:p/>
        </draw:line>
        <draw:line draw:style-name="gr28" draw:text-style-name="P6" draw:layer="layout" svg:x1="2.001cm" svg:y1="10.501cm" svg:x2="3.601cm" svg:y2="10.801cm">
          <text:p/>
        </draw:line>
        <draw:line draw:style-name="gr28" draw:text-style-name="P6" draw:layer="layout" svg:x1="2.001cm" svg:y1="10.501cm" svg:x2="3.601cm" svg:y2="11.101cm">
          <text:p/>
        </draw:line>
        <draw:line draw:style-name="gr28" draw:text-style-name="P6" draw:layer="layout" svg:x1="2.001cm" svg:y1="10.801cm" svg:x2="3.601cm" svg:y2="11.401cm">
          <text:p/>
        </draw:line>
        <draw:line draw:style-name="gr28" draw:text-style-name="P6" draw:layer="layout" svg:x1="2.001cm" svg:y1="10.801cm" svg:x2="3.601cm" svg:y2="11.701cm">
          <text:p/>
        </draw:line>
        <draw:line draw:style-name="gr28" draw:text-style-name="P6" draw:layer="layout" svg:x1="2.001cm" svg:y1="10.801cm" svg:x2="3.601cm" svg:y2="12.001cm">
          <text:p/>
        </draw:line>
        <draw:line draw:style-name="gr28" draw:text-style-name="P6" draw:layer="layout" svg:x1="2.001cm" svg:y1="10.801cm" svg:x2="3.601cm" svg:y2="12.301cm">
          <text:p/>
        </draw:line>
        <draw:line draw:style-name="gr28" draw:text-style-name="P6" draw:layer="layout" svg:x1="2.001cm" svg:y1="11.101cm" svg:x2="3.601cm" svg:y2="12.601cm">
          <text:p/>
        </draw:line>
        <draw:line draw:style-name="gr28" draw:text-style-name="P6" draw:layer="layout" svg:x1="2.001cm" svg:y1="11.101cm" svg:x2="3.601cm" svg:y2="12.901cm">
          <text:p/>
        </draw:line>
        <draw:line draw:style-name="gr28" draw:text-style-name="P6" draw:layer="layout" svg:x1="2.001cm" svg:y1="11.101cm" svg:x2="3.601cm" svg:y2="13.201cm">
          <text:p/>
        </draw:line>
        <draw:line draw:style-name="gr28" draw:text-style-name="P6" draw:layer="layout" svg:x1="2.001cm" svg:y1="11.101cm" svg:x2="3.601cm" svg:y2="13.501cm">
          <text:p/>
        </draw:line>
        <draw:line draw:style-name="gr28" draw:text-style-name="P6" draw:layer="layout" svg:x1="2.001cm" svg:y1="11.401cm" svg:x2="3.601cm" svg:y2="9.001cm">
          <text:p/>
        </draw:line>
        <draw:line draw:style-name="gr28" draw:text-style-name="P6" draw:layer="layout" svg:x1="2.001cm" svg:y1="11.401cm" svg:x2="3.601cm" svg:y2="9.301cm">
          <text:p/>
        </draw:line>
        <draw:line draw:style-name="gr28" draw:text-style-name="P6" draw:layer="layout" svg:x1="2.001cm" svg:y1="11.401cm" svg:x2="3.601cm" svg:y2="9.601cm">
          <text:p/>
        </draw:line>
        <draw:line draw:style-name="gr28" draw:text-style-name="P6" draw:layer="layout" svg:x1="2.001cm" svg:y1="11.401cm" svg:x2="3.601cm" svg:y2="9.901cm">
          <text:p/>
        </draw:line>
        <draw:line draw:style-name="gr28" draw:text-style-name="P6" draw:layer="layout" svg:x1="2.001cm" svg:y1="11.701cm" svg:x2="3.601cm" svg:y2="10.201cm">
          <text:p/>
        </draw:line>
        <draw:line draw:style-name="gr28" draw:text-style-name="P6" draw:layer="layout" svg:x1="2.001cm" svg:y1="11.701cm" svg:x2="3.601cm" svg:y2="10.501cm">
          <text:p/>
        </draw:line>
        <draw:line draw:style-name="gr28" draw:text-style-name="P6" draw:layer="layout" svg:x1="2.001cm" svg:y1="11.701cm" svg:x2="3.601cm" svg:y2="10.801cm">
          <text:p/>
        </draw:line>
        <draw:line draw:style-name="gr28" draw:text-style-name="P6" draw:layer="layout" svg:x1="2.001cm" svg:y1="11.701cm" svg:x2="3.601cm" svg:y2="11.101cm">
          <text:p/>
        </draw:line>
        <draw:line draw:style-name="gr28" draw:text-style-name="P6" draw:layer="layout" svg:x1="2.001cm" svg:y1="12.001cm" svg:x2="3.601cm" svg:y2="11.401cm">
          <text:p/>
        </draw:line>
        <draw:line draw:style-name="gr28" draw:text-style-name="P6" draw:layer="layout" svg:x1="2.001cm" svg:y1="12.001cm" svg:x2="3.601cm" svg:y2="11.701cm">
          <text:p/>
        </draw:line>
        <draw:line draw:style-name="gr28" draw:text-style-name="P6" draw:layer="layout" svg:x1="2.001cm" svg:y1="12.001cm" svg:x2="3.601cm" svg:y2="12.001cm">
          <text:p/>
        </draw:line>
        <draw:line draw:style-name="gr28" draw:text-style-name="P6" draw:layer="layout" svg:x1="2.001cm" svg:y1="12.001cm" svg:x2="3.601cm" svg:y2="12.301cm">
          <text:p/>
        </draw:line>
        <draw:line draw:style-name="gr28" draw:text-style-name="P6" draw:layer="layout" svg:x1="2.001cm" svg:y1="12.301cm" svg:x2="3.601cm" svg:y2="12.601cm">
          <text:p/>
        </draw:line>
        <draw:line draw:style-name="gr28" draw:text-style-name="P6" draw:layer="layout" svg:x1="2.001cm" svg:y1="12.301cm" svg:x2="3.601cm" svg:y2="12.901cm">
          <text:p/>
        </draw:line>
        <draw:line draw:style-name="gr28" draw:text-style-name="P6" draw:layer="layout" svg:x1="2.001cm" svg:y1="12.301cm" svg:x2="3.601cm" svg:y2="13.201cm">
          <text:p/>
        </draw:line>
        <draw:line draw:style-name="gr28" draw:text-style-name="P6" draw:layer="layout" svg:x1="2.001cm" svg:y1="12.301cm" svg:x2="3.601cm" svg:y2="13.501cm">
          <text:p/>
        </draw:line>
        <draw:line draw:style-name="gr28" draw:text-style-name="P6" draw:layer="layout" svg:x1="2.001cm" svg:y1="12.601cm" svg:x2="3.601cm" svg:y2="9.001cm">
          <text:p/>
        </draw:line>
        <draw:line draw:style-name="gr28" draw:text-style-name="P6" draw:layer="layout" svg:x1="2.001cm" svg:y1="12.601cm" svg:x2="3.601cm" svg:y2="9.301cm">
          <text:p/>
        </draw:line>
        <draw:line draw:style-name="gr28" draw:text-style-name="P6" draw:layer="layout" svg:x1="2.001cm" svg:y1="12.601cm" svg:x2="3.601cm" svg:y2="9.601cm">
          <text:p/>
        </draw:line>
        <draw:line draw:style-name="gr28" draw:text-style-name="P6" draw:layer="layout" svg:x1="2.001cm" svg:y1="12.601cm" svg:x2="3.601cm" svg:y2="9.901cm">
          <text:p/>
        </draw:line>
        <draw:line draw:style-name="gr28" draw:text-style-name="P6" draw:layer="layout" svg:x1="2.001cm" svg:y1="12.901cm" svg:x2="3.601cm" svg:y2="10.201cm">
          <text:p/>
        </draw:line>
        <draw:line draw:style-name="gr28" draw:text-style-name="P6" draw:layer="layout" svg:x1="2.001cm" svg:y1="12.901cm" svg:x2="3.601cm" svg:y2="10.501cm">
          <text:p/>
        </draw:line>
        <draw:line draw:style-name="gr28" draw:text-style-name="P6" draw:layer="layout" svg:x1="2.001cm" svg:y1="12.901cm" svg:x2="3.601cm" svg:y2="10.801cm">
          <text:p/>
        </draw:line>
        <draw:line draw:style-name="gr28" draw:text-style-name="P6" draw:layer="layout" svg:x1="2.001cm" svg:y1="12.901cm" svg:x2="3.601cm" svg:y2="11.101cm">
          <text:p/>
        </draw:line>
        <draw:line draw:style-name="gr28" draw:text-style-name="P6" draw:layer="layout" svg:x1="2.001cm" svg:y1="13.201cm" svg:x2="3.601cm" svg:y2="11.401cm">
          <text:p/>
        </draw:line>
        <draw:line draw:style-name="gr28" draw:text-style-name="P6" draw:layer="layout" svg:x1="2.001cm" svg:y1="13.201cm" svg:x2="3.601cm" svg:y2="11.701cm">
          <text:p/>
        </draw:line>
        <draw:line draw:style-name="gr28" draw:text-style-name="P6" draw:layer="layout" svg:x1="2.001cm" svg:y1="13.201cm" svg:x2="3.601cm" svg:y2="12.001cm">
          <text:p/>
        </draw:line>
        <draw:line draw:style-name="gr28" draw:text-style-name="P6" draw:layer="layout" svg:x1="2.001cm" svg:y1="13.201cm" svg:x2="3.601cm" svg:y2="12.301cm">
          <text:p/>
        </draw:line>
        <draw:line draw:style-name="gr28" draw:text-style-name="P6" draw:layer="layout" svg:x1="2.001cm" svg:y1="13.501cm" svg:x2="3.601cm" svg:y2="12.601cm">
          <text:p/>
        </draw:line>
        <draw:line draw:style-name="gr28" draw:text-style-name="P6" draw:layer="layout" svg:x1="2.001cm" svg:y1="13.501cm" svg:x2="3.601cm" svg:y2="12.901cm">
          <text:p/>
        </draw:line>
        <draw:line draw:style-name="gr28" draw:text-style-name="P6" draw:layer="layout" svg:x1="2.001cm" svg:y1="13.501cm" svg:x2="3.601cm" svg:y2="13.201cm">
          <text:p/>
        </draw:line>
        <draw:line draw:style-name="gr28" draw:text-style-name="P6" draw:layer="layout" svg:x1="2.001cm" svg:y1="13.501cm" svg:x2="3.601cm" svg:y2="13.501cm">
          <text:p/>
        </draw:line>
        <draw:custom-shape draw:style-name="gr26" draw:text-style-name="P7" draw:layer="layout" svg:width="0.2cm" svg:height="0.2cm" svg:x="5.102cm" svg:y="8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5.103cm" svg:y="9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5.104cm" svg:y="9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5.105cm" svg:y="9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5.103cm" svg:y="10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5.104cm" svg:y="10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5.105cm" svg:y="10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5.106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5.103cm" svg:y="11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5.104cm" svg:y="11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5.105cm" svg:y="11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5.106cm" svg:y="12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5.104cm" svg:y="12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5.105cm" svg:y="12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5.106cm" svg:y="13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5.107cm" svg:y="13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6.704cm" svg:y="8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6.705cm" svg:y="9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6.706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6.707cm" svg:y="9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6.705cm" svg:y="10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6.706cm" svg:y="10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6.707cm" svg:y="10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6.708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6.705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6.706cm" svg:y="11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6.707cm" svg:y="1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6.708cm" svg:y="12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6.706cm" svg:y="1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6.707cm" svg:y="12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6.708cm" svg:y="1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2cm" svg:height="0.2cm" svg:x="6.709cm" svg:y="13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6" draw:layer="layout" svg:x1="5.202cm" svg:y1="9.002cm" svg:x2="6.802cm" svg:y2="9.002cm">
          <text:p/>
        </draw:line>
        <draw:line draw:style-name="gr28" draw:text-style-name="P6" draw:layer="layout" svg:x1="5.202cm" svg:y1="9.002cm" svg:x2="6.802cm" svg:y2="9.302cm">
          <text:p/>
        </draw:line>
        <draw:line draw:style-name="gr28" draw:text-style-name="P6" draw:layer="layout" svg:x1="5.202cm" svg:y1="9.002cm" svg:x2="6.802cm" svg:y2="9.602cm">
          <text:p/>
        </draw:line>
        <draw:line draw:style-name="gr28" draw:text-style-name="P6" draw:layer="layout" svg:x1="5.202cm" svg:y1="9.002cm" svg:x2="6.802cm" svg:y2="9.902cm">
          <text:p/>
        </draw:line>
        <draw:line draw:style-name="gr28" draw:text-style-name="P6" draw:layer="layout" svg:x1="5.202cm" svg:y1="9.302cm" svg:x2="6.802cm" svg:y2="10.202cm">
          <text:p/>
        </draw:line>
        <draw:line draw:style-name="gr28" draw:text-style-name="P6" draw:layer="layout" svg:x1="5.202cm" svg:y1="9.302cm" svg:x2="6.802cm" svg:y2="10.502cm">
          <text:p/>
        </draw:line>
        <draw:line draw:style-name="gr28" draw:text-style-name="P6" draw:layer="layout" svg:x1="5.202cm" svg:y1="9.302cm" svg:x2="6.802cm" svg:y2="10.802cm">
          <text:p/>
        </draw:line>
        <draw:line draw:style-name="gr28" draw:text-style-name="P6" draw:layer="layout" svg:x1="5.202cm" svg:y1="9.302cm" svg:x2="6.802cm" svg:y2="11.102cm">
          <text:p/>
        </draw:line>
        <draw:line draw:style-name="gr28" draw:text-style-name="P6" draw:layer="layout" svg:x1="5.202cm" svg:y1="9.602cm" svg:x2="6.802cm" svg:y2="11.402cm">
          <text:p/>
        </draw:line>
        <draw:line draw:style-name="gr28" draw:text-style-name="P6" draw:layer="layout" svg:x1="5.202cm" svg:y1="9.602cm" svg:x2="6.802cm" svg:y2="11.702cm">
          <text:p/>
        </draw:line>
        <draw:line draw:style-name="gr28" draw:text-style-name="P6" draw:layer="layout" svg:x1="5.202cm" svg:y1="9.602cm" svg:x2="6.802cm" svg:y2="12.002cm">
          <text:p/>
        </draw:line>
        <draw:line draw:style-name="gr28" draw:text-style-name="P6" draw:layer="layout" svg:x1="5.202cm" svg:y1="9.602cm" svg:x2="6.802cm" svg:y2="12.302cm">
          <text:p/>
        </draw:line>
        <draw:line draw:style-name="gr28" draw:text-style-name="P6" draw:layer="layout" svg:x1="5.202cm" svg:y1="9.902cm" svg:x2="6.802cm" svg:y2="12.602cm">
          <text:p/>
        </draw:line>
        <draw:line draw:style-name="gr28" draw:text-style-name="P6" draw:layer="layout" svg:x1="5.202cm" svg:y1="9.902cm" svg:x2="6.802cm" svg:y2="12.902cm">
          <text:p/>
        </draw:line>
        <draw:line draw:style-name="gr28" draw:text-style-name="P6" draw:layer="layout" svg:x1="5.202cm" svg:y1="9.902cm" svg:x2="6.802cm" svg:y2="13.202cm">
          <text:p/>
        </draw:line>
        <draw:line draw:style-name="gr28" draw:text-style-name="P6" draw:layer="layout" svg:x1="5.202cm" svg:y1="9.902cm" svg:x2="6.802cm" svg:y2="13.502cm">
          <text:p/>
        </draw:line>
        <draw:line draw:style-name="gr28" draw:text-style-name="P6" draw:layer="layout" svg:x1="5.202cm" svg:y1="10.202cm" svg:x2="6.802cm" svg:y2="9.002cm">
          <text:p/>
        </draw:line>
        <draw:line draw:style-name="gr28" draw:text-style-name="P6" draw:layer="layout" svg:x1="5.202cm" svg:y1="10.202cm" svg:x2="6.802cm" svg:y2="9.302cm">
          <text:p/>
        </draw:line>
        <draw:line draw:style-name="gr28" draw:text-style-name="P6" draw:layer="layout" svg:x1="5.202cm" svg:y1="10.202cm" svg:x2="6.802cm" svg:y2="9.602cm">
          <text:p/>
        </draw:line>
        <draw:line draw:style-name="gr28" draw:text-style-name="P6" draw:layer="layout" svg:x1="5.202cm" svg:y1="10.202cm" svg:x2="6.802cm" svg:y2="9.902cm">
          <text:p/>
        </draw:line>
        <draw:line draw:style-name="gr28" draw:text-style-name="P6" draw:layer="layout" svg:x1="5.202cm" svg:y1="10.502cm" svg:x2="6.802cm" svg:y2="10.202cm">
          <text:p/>
        </draw:line>
        <draw:line draw:style-name="gr28" draw:text-style-name="P6" draw:layer="layout" svg:x1="5.202cm" svg:y1="10.502cm" svg:x2="6.802cm" svg:y2="10.502cm">
          <text:p/>
        </draw:line>
        <draw:line draw:style-name="gr28" draw:text-style-name="P6" draw:layer="layout" svg:x1="5.202cm" svg:y1="10.502cm" svg:x2="6.802cm" svg:y2="10.802cm">
          <text:p/>
        </draw:line>
        <draw:line draw:style-name="gr28" draw:text-style-name="P6" draw:layer="layout" svg:x1="5.202cm" svg:y1="10.502cm" svg:x2="6.802cm" svg:y2="11.102cm">
          <text:p/>
        </draw:line>
        <draw:line draw:style-name="gr28" draw:text-style-name="P6" draw:layer="layout" svg:x1="5.202cm" svg:y1="10.802cm" svg:x2="6.802cm" svg:y2="11.402cm">
          <text:p/>
        </draw:line>
        <draw:line draw:style-name="gr28" draw:text-style-name="P6" draw:layer="layout" svg:x1="5.202cm" svg:y1="10.802cm" svg:x2="6.802cm" svg:y2="11.702cm">
          <text:p/>
        </draw:line>
        <draw:line draw:style-name="gr28" draw:text-style-name="P6" draw:layer="layout" svg:x1="5.202cm" svg:y1="10.802cm" svg:x2="6.802cm" svg:y2="12.002cm">
          <text:p/>
        </draw:line>
        <draw:line draw:style-name="gr28" draw:text-style-name="P6" draw:layer="layout" svg:x1="5.202cm" svg:y1="10.802cm" svg:x2="6.802cm" svg:y2="12.302cm">
          <text:p/>
        </draw:line>
        <draw:line draw:style-name="gr28" draw:text-style-name="P6" draw:layer="layout" svg:x1="5.202cm" svg:y1="11.102cm" svg:x2="6.802cm" svg:y2="12.602cm">
          <text:p/>
        </draw:line>
        <draw:line draw:style-name="gr28" draw:text-style-name="P6" draw:layer="layout" svg:x1="5.202cm" svg:y1="11.102cm" svg:x2="6.802cm" svg:y2="12.902cm">
          <text:p/>
        </draw:line>
        <draw:line draw:style-name="gr28" draw:text-style-name="P6" draw:layer="layout" svg:x1="5.202cm" svg:y1="11.102cm" svg:x2="6.802cm" svg:y2="13.202cm">
          <text:p/>
        </draw:line>
        <draw:line draw:style-name="gr28" draw:text-style-name="P6" draw:layer="layout" svg:x1="5.202cm" svg:y1="11.102cm" svg:x2="6.802cm" svg:y2="13.502cm">
          <text:p/>
        </draw:line>
        <draw:line draw:style-name="gr28" draw:text-style-name="P6" draw:layer="layout" svg:x1="5.202cm" svg:y1="11.402cm" svg:x2="6.802cm" svg:y2="9.002cm">
          <text:p/>
        </draw:line>
        <draw:line draw:style-name="gr28" draw:text-style-name="P6" draw:layer="layout" svg:x1="5.202cm" svg:y1="11.402cm" svg:x2="6.802cm" svg:y2="9.302cm">
          <text:p/>
        </draw:line>
        <draw:line draw:style-name="gr28" draw:text-style-name="P6" draw:layer="layout" svg:x1="5.202cm" svg:y1="11.402cm" svg:x2="6.802cm" svg:y2="9.602cm">
          <text:p/>
        </draw:line>
        <draw:line draw:style-name="gr28" draw:text-style-name="P6" draw:layer="layout" svg:x1="5.202cm" svg:y1="11.402cm" svg:x2="6.802cm" svg:y2="9.902cm">
          <text:p/>
        </draw:line>
        <draw:line draw:style-name="gr28" draw:text-style-name="P6" draw:layer="layout" svg:x1="5.202cm" svg:y1="11.702cm" svg:x2="6.802cm" svg:y2="10.202cm">
          <text:p/>
        </draw:line>
        <draw:line draw:style-name="gr28" draw:text-style-name="P6" draw:layer="layout" svg:x1="5.202cm" svg:y1="11.702cm" svg:x2="6.802cm" svg:y2="10.502cm">
          <text:p/>
        </draw:line>
        <draw:line draw:style-name="gr28" draw:text-style-name="P6" draw:layer="layout" svg:x1="5.202cm" svg:y1="11.702cm" svg:x2="6.802cm" svg:y2="10.802cm">
          <text:p/>
        </draw:line>
        <draw:line draw:style-name="gr28" draw:text-style-name="P6" draw:layer="layout" svg:x1="5.202cm" svg:y1="11.702cm" svg:x2="6.802cm" svg:y2="11.102cm">
          <text:p/>
        </draw:line>
        <draw:line draw:style-name="gr28" draw:text-style-name="P6" draw:layer="layout" svg:x1="5.202cm" svg:y1="12.002cm" svg:x2="6.802cm" svg:y2="11.402cm">
          <text:p/>
        </draw:line>
        <draw:line draw:style-name="gr28" draw:text-style-name="P6" draw:layer="layout" svg:x1="5.202cm" svg:y1="12.002cm" svg:x2="6.802cm" svg:y2="11.702cm">
          <text:p/>
        </draw:line>
        <draw:line draw:style-name="gr28" draw:text-style-name="P6" draw:layer="layout" svg:x1="5.202cm" svg:y1="12.002cm" svg:x2="6.802cm" svg:y2="12.002cm">
          <text:p/>
        </draw:line>
        <draw:line draw:style-name="gr28" draw:text-style-name="P6" draw:layer="layout" svg:x1="5.202cm" svg:y1="12.002cm" svg:x2="6.802cm" svg:y2="12.302cm">
          <text:p/>
        </draw:line>
        <draw:line draw:style-name="gr28" draw:text-style-name="P6" draw:layer="layout" svg:x1="5.202cm" svg:y1="12.302cm" svg:x2="6.802cm" svg:y2="12.602cm">
          <text:p/>
        </draw:line>
        <draw:line draw:style-name="gr28" draw:text-style-name="P6" draw:layer="layout" svg:x1="5.202cm" svg:y1="12.302cm" svg:x2="6.802cm" svg:y2="12.902cm">
          <text:p/>
        </draw:line>
        <draw:line draw:style-name="gr28" draw:text-style-name="P6" draw:layer="layout" svg:x1="5.202cm" svg:y1="12.302cm" svg:x2="6.802cm" svg:y2="13.202cm">
          <text:p/>
        </draw:line>
        <draw:line draw:style-name="gr28" draw:text-style-name="P6" draw:layer="layout" svg:x1="5.202cm" svg:y1="12.302cm" svg:x2="6.802cm" svg:y2="13.502cm">
          <text:p/>
        </draw:line>
        <draw:line draw:style-name="gr28" draw:text-style-name="P6" draw:layer="layout" svg:x1="5.202cm" svg:y1="12.602cm" svg:x2="6.802cm" svg:y2="9.002cm">
          <text:p/>
        </draw:line>
        <draw:line draw:style-name="gr28" draw:text-style-name="P6" draw:layer="layout" svg:x1="5.202cm" svg:y1="12.602cm" svg:x2="6.802cm" svg:y2="9.302cm">
          <text:p/>
        </draw:line>
        <draw:line draw:style-name="gr28" draw:text-style-name="P6" draw:layer="layout" svg:x1="5.202cm" svg:y1="12.602cm" svg:x2="6.802cm" svg:y2="9.602cm">
          <text:p/>
        </draw:line>
        <draw:line draw:style-name="gr28" draw:text-style-name="P6" draw:layer="layout" svg:x1="5.202cm" svg:y1="12.602cm" svg:x2="6.802cm" svg:y2="9.902cm">
          <text:p/>
        </draw:line>
        <draw:line draw:style-name="gr28" draw:text-style-name="P6" draw:layer="layout" svg:x1="5.202cm" svg:y1="12.902cm" svg:x2="6.802cm" svg:y2="10.202cm">
          <text:p/>
        </draw:line>
        <draw:line draw:style-name="gr28" draw:text-style-name="P6" draw:layer="layout" svg:x1="5.202cm" svg:y1="12.902cm" svg:x2="6.802cm" svg:y2="10.502cm">
          <text:p/>
        </draw:line>
        <draw:line draw:style-name="gr28" draw:text-style-name="P6" draw:layer="layout" svg:x1="5.202cm" svg:y1="12.902cm" svg:x2="6.802cm" svg:y2="10.802cm">
          <text:p/>
        </draw:line>
        <draw:line draw:style-name="gr28" draw:text-style-name="P6" draw:layer="layout" svg:x1="5.202cm" svg:y1="12.902cm" svg:x2="6.802cm" svg:y2="11.102cm">
          <text:p/>
        </draw:line>
        <draw:line draw:style-name="gr28" draw:text-style-name="P6" draw:layer="layout" svg:x1="5.202cm" svg:y1="13.202cm" svg:x2="6.802cm" svg:y2="11.402cm">
          <text:p/>
        </draw:line>
        <draw:line draw:style-name="gr28" draw:text-style-name="P6" draw:layer="layout" svg:x1="5.202cm" svg:y1="13.202cm" svg:x2="6.802cm" svg:y2="11.702cm">
          <text:p/>
        </draw:line>
        <draw:line draw:style-name="gr28" draw:text-style-name="P6" draw:layer="layout" svg:x1="5.202cm" svg:y1="13.202cm" svg:x2="6.802cm" svg:y2="12.002cm">
          <text:p/>
        </draw:line>
        <draw:line draw:style-name="gr28" draw:text-style-name="P6" draw:layer="layout" svg:x1="5.202cm" svg:y1="13.202cm" svg:x2="6.802cm" svg:y2="12.302cm">
          <text:p/>
        </draw:line>
        <draw:line draw:style-name="gr28" draw:text-style-name="P6" draw:layer="layout" svg:x1="5.202cm" svg:y1="13.502cm" svg:x2="6.802cm" svg:y2="12.602cm">
          <text:p/>
        </draw:line>
        <draw:line draw:style-name="gr28" draw:text-style-name="P6" draw:layer="layout" svg:x1="5.202cm" svg:y1="13.502cm" svg:x2="6.802cm" svg:y2="12.902cm">
          <text:p/>
        </draw:line>
        <draw:line draw:style-name="gr28" draw:text-style-name="P6" draw:layer="layout" svg:x1="5.202cm" svg:y1="13.502cm" svg:x2="6.802cm" svg:y2="13.202cm">
          <text:p/>
        </draw:line>
        <draw:line draw:style-name="gr28" draw:text-style-name="P6" draw:layer="layout" svg:x1="5.202cm" svg:y1="13.502cm" svg:x2="6.802cm" svg:y2="13.502cm">
          <text:p/>
        </draw:line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6cm" svg:x="4.238cm" svg:y="9.515cm" svg:viewBox="0 0 37 37" svg:d="M37 19c0-11-8-19-18-19s-19 9-19 19c0 11 9 18 19 18s18-8 18-18z">
              <text:p/>
            </draw:path>
            <draw:path draw:style-name="gr6" draw:text-style-name="P5" draw:layer="layout" svg:width="0.036cm" svg:height="0.036cm" svg:x="4.394cm" svg:y="9.515cm" svg:viewBox="0 0 37 37" svg:d="M37 19c0-11-7-19-18-19-10 0-19 9-19 19 0 11 9 18 19 18 11 0 18-8 18-18z">
              <text:p/>
            </draw:path>
            <draw:path draw:style-name="gr6" draw:text-style-name="P5" draw:layer="layout" svg:width="0.036cm" svg:height="0.036cm" svg:x="4.55cm" svg:y="9.515cm" svg:viewBox="0 0 37 37" svg:d="M37 19c0-11-9-19-19-19s-18 9-18 19c0 11 8 18 18 18s19-8 19-18z">
              <text:p/>
            </draw:path>
          </draw:g>
        </draw:g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6cm" svg:x="4.239cm" svg:y="12.916cm" svg:viewBox="0 0 37 37" svg:d="M37 19c0-11-8-19-18-19s-19 9-19 19c0 11 9 18 19 18s18-8 18-18z">
              <text:p/>
            </draw:path>
            <draw:path draw:style-name="gr6" draw:text-style-name="P5" draw:layer="layout" svg:width="0.036cm" svg:height="0.036cm" svg:x="4.395cm" svg:y="12.916cm" svg:viewBox="0 0 37 37" svg:d="M37 19c0-11-7-19-18-19-10 0-19 9-19 19 0 11 9 18 19 18 11 0 18-8 18-18z">
              <text:p/>
            </draw:path>
            <draw:path draw:style-name="gr6" draw:text-style-name="P5" draw:layer="layout" svg:width="0.036cm" svg:height="0.036cm" svg:x="4.551cm" svg:y="12.916cm" svg:viewBox="0 0 37 37" svg:d="M37 19c0-11-9-19-19-19s-18 9-18 19c0 11 8 18 18 18s19-8 19-18z">
              <text:p/>
            </draw:path>
          </draw:g>
        </draw:g>
        <draw:g draw:style-name="gr5">
          <svg:title>TexMaths</svg:title>
          <svg:desc>10§display§0§svg§600§TRUE§</svg:desc>
          <draw:g>
            <draw:path draw:style-name="gr6" draw:text-style-name="P5" draw:layer="layout" svg:width="0.145cm" svg:height="0.239cm" svg:x="2.739cm" svg:y="8.714cm" svg:viewBox="0 0 146 240" svg:d="M146 121c0-28-2-56-14-82-16-33-45-39-58-39-22 0-47 9-61 42-12 24-13 51-13 79 0 25 1 57 15 84 15 28 41 35 58 35 18 0 45-7 60-41 11-24 13-51 13-78zM73 232c-14 0-34-8-40-42-4-21-4-53-4-73 0-22 0-46 2-64 7-42 33-45 42-45 11 0 34 6 40 41 4 19 4 46 4 68 0 25 0 49-4 72-5 33-25 43-40 43z">
              <text:p/>
            </draw:path>
          </draw:g>
        </draw:g>
        <draw:g draw:style-name="gr5">
          <svg:title>TexMaths</svg:title>
          <svg:desc>10§display§\beta-1§svg§600§TRUE§</svg:desc>
          <draw:g>
            <draw:path draw:style-name="gr6" draw:text-style-name="P5" draw:layer="layout" svg:width="0.19cm" svg:height="0.314cm" svg:x="5.639cm" svg:y="8.716cm" svg:viewBox="0 0 191 315" svg:d="M191 48c0-26-19-48-48-48-20 0-30 6-42 15-19 14-39 48-45 75-18 74-37 147-56 221-1 2 1 4 4 4s4-1 4-2c9-32 17-64 25-97 6 21 23 34 48 34 26 0 52-12 67-27 17-17 28-39 28-64s-13-43-25-52c20-12 40-34 40-59zM128 106c-5 2-8 3-17 3-5 0-12 0-15-1 0-4 13-3 17-3 7 0 10 0 15 1zM171 40c0 25-13 50-31 61-10-4-17-4-27-4-8 0-27-1-27 11-1 10 18 9 24 9 13 0 18-1 29-5 13 13 15 24 15 40 1 19-7 45-17 59-14 19-38 32-58 32-26 0-40-21-40-46 0-3 0-8 2-15 8-29 16-59 23-88 7-30 33-86 75-86 20 0 32 11 32 32z">
              <text:p/>
            </draw:path>
            <draw:path draw:style-name="gr6" draw:text-style-name="P5" draw:layer="layout" svg:width="0.213cm" svg:height="0.013cm" svg:x="5.953cm" svg:y="8.869cm" svg:viewBox="0 0 214 14" svg:d="M202 14c6 0 12 0 12-7s-6-7-12-7c-64 0-127 0-190 0-6 0-12 0-12 7s6 7 12 7c63 0 126 0 190 0z">
              <text:p/>
            </draw:path>
            <draw:path draw:style-name="gr6" draw:text-style-name="P5" draw:layer="layout" svg:width="0.115cm" svg:height="0.232cm" svg:x="6.305cm" svg:y="8.73cm" svg:viewBox="0 0 116 233" svg:d="M72 9c0-8 0-9-8-9-22 23-53 23-64 23 0 4 0 7 0 11 7 0 28 0 46-10 0 60 0 121 0 181 0 13-1 17-33 17-4 0-7 0-11 0 0 4 0 8 0 11 12-1 43-1 57-1s44 0 57 1c0-3 0-7 0-11-4 0-7 0-11 0-32 0-33-4-33-17 0-65 0-131 0-196z">
              <text:p/>
            </draw:path>
          </draw:g>
        </draw:g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6cm" svg:x="4.239cm" svg:y="8.816cm" svg:viewBox="0 0 37 37" svg:d="M37 19c0-11-8-19-18-19s-19 9-19 19c0 11 9 18 19 18s18-8 18-18z">
              <text:p/>
            </draw:path>
            <draw:path draw:style-name="gr6" draw:text-style-name="P5" draw:layer="layout" svg:width="0.036cm" svg:height="0.036cm" svg:x="4.395cm" svg:y="8.816cm" svg:viewBox="0 0 37 37" svg:d="M37 19c0-11-7-19-18-19-10 0-19 9-19 19 0 11 9 18 19 18 11 0 18-8 18-18z">
              <text:p/>
            </draw:path>
            <draw:path draw:style-name="gr6" draw:text-style-name="P5" draw:layer="layout" svg:width="0.036cm" svg:height="0.036cm" svg:x="4.551cm" svg:y="8.816cm" svg:viewBox="0 0 37 37" svg:d="M37 19c0-11-9-19-19-19s-18 9-18 19c0 11 8 18 18 18s19-8 19-18z">
              <text:p/>
            </draw:path>
          </draw:g>
        </draw:g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6cm" svg:x="4.239cm" svg:y="10.616cm" svg:viewBox="0 0 37 37" svg:d="M37 19c0-11-8-19-18-19s-19 9-19 19c0 11 9 18 19 18s18-8 18-18z">
              <text:p/>
            </draw:path>
            <draw:path draw:style-name="gr6" draw:text-style-name="P5" draw:layer="layout" svg:width="0.036cm" svg:height="0.036cm" svg:x="4.395cm" svg:y="10.616cm" svg:viewBox="0 0 37 37" svg:d="M37 19c0-11-7-19-18-19-10 0-19 9-19 19 0 11 9 18 19 18 11 0 18-8 18-18z">
              <text:p/>
            </draw:path>
            <draw:path draw:style-name="gr6" draw:text-style-name="P5" draw:layer="layout" svg:width="0.036cm" svg:height="0.036cm" svg:x="4.551cm" svg:y="10.616cm" svg:viewBox="0 0 37 37" svg:d="M37 19c0-11-9-19-19-19s-18 9-18 19c0 11 8 18 18 18s19-8 19-18z">
              <text:p/>
            </draw:path>
          </draw:g>
        </draw:g>
        <draw:g draw:style-name="gr5">
          <svg:title>TexMaths</svg:title>
          <svg:desc>10§display§\dots§svg§600§TRUE§</svg:desc>
          <draw:g>
            <draw:path draw:style-name="gr6" draw:text-style-name="P5" draw:layer="layout" svg:width="0.036cm" svg:height="0.036cm" svg:x="4.24cm" svg:y="11.817cm" svg:viewBox="0 0 37 37" svg:d="M37 19c0-11-8-19-18-19s-19 9-19 19c0 11 9 18 19 18s18-8 18-18z">
              <text:p/>
            </draw:path>
            <draw:path draw:style-name="gr6" draw:text-style-name="P5" draw:layer="layout" svg:width="0.036cm" svg:height="0.036cm" svg:x="4.396cm" svg:y="11.817cm" svg:viewBox="0 0 37 37" svg:d="M37 19c0-11-7-19-18-19-10 0-19 9-19 19 0 11 9 18 19 18 11 0 18-8 18-18z">
              <text:p/>
            </draw:path>
            <draw:path draw:style-name="gr6" draw:text-style-name="P5" draw:layer="layout" svg:width="0.036cm" svg:height="0.036cm" svg:x="4.552cm" svg:y="11.817cm" svg:viewBox="0 0 37 37" svg:d="M37 19c0-11-9-19-19-19s-18 9-18 19c0 11 8 18 18 18s19-8 19-18z">
              <text:p/>
            </draw:path>
          </draw:g>
        </draw:g>
      </draw:page>
      <draw:page draw:name="page3" draw:style-name="dp1" draw:master-page-name="Default">
        <draw:frame draw:style-name="gr2" draw:text-style-name="P2" draw:layer="layout" svg:width="0.159cm" svg:height="0.319cm" svg:x="19.301cm" svg:y="0.601cm">
          <draw:text-box>
            <text:p><text:span text:style-name="T1">8</text:span></text:p>
          </draw:text-box>
        </draw:frame>
        <draw:frame draw:style-name="gr3" draw:text-style-name="P3" draw:layer="layout" svg:width="0.391cm" svg:height="0.395cm" svg:x="19.702cm" svg:y="0.602cm">
          <draw:text-box>
            <text:p><text:span text:style-name="T2">10</text:span></text:p>
          </draw:text-box>
        </draw:frame>
        <draw:frame draw:style-name="gr52" draw:text-style-name="P4" draw:layer="layout" svg:width="4.206cm" svg:height="0.395cm" svg:x="1.106cm" svg:y="1.205cm">
          <draw:text-box>
            <text:p><text:span text:style-name="T3">ICB generation algorithm</text:span></text:p>
          </draw:text-box>
        </draw:frame>
        <draw:g draw:style-name="gr5">
          <svg:title>TexMaths</svg:title>
          <svg:desc>10§display§\beta:§svg§600§TRUE§</svg:desc>
          <draw:g>
            <draw:path draw:style-name="gr6" draw:text-style-name="P5" draw:layer="layout" svg:width="0.189cm" svg:height="0.313cm" svg:x="1.392cm" svg:y="2.299cm" svg:viewBox="0 0 190 314" svg:d="M190 48c0-26-19-48-47-48-21 0-30 6-43 15-19 14-38 48-45 74-18 73-36 147-55 221-1 2 1 4 4 4s4-1 4-2c8-32 16-64 24-96 7 21 22 34 48 34s52-13 68-28c16-16 28-39 28-64s-13-43-26-52c20-11 40-33 40-58zM127 106c-4 2-8 2-17 2-4 0-11 1-15-1 1-3 13-3 17-3 8 0 11 0 15 2zM171 40c0 24-14 50-32 60-9-3-16-4-27-4-7 0-27 0-27 11 0 10 18 9 24 9 13 0 19 0 29-4 13 12 15 23 16 39 0 19-8 46-18 59-14 19-37 32-57 32-27 0-40-20-40-45 0-4 0-9 2-16 7-29 15-58 22-87 8-30 33-86 75-86 20 0 33 11 33 32z">
              <text:p/>
            </draw:path>
            <draw:path draw:style-name="gr6" draw:text-style-name="P5" draw:layer="layout" svg:width="0.036cm" svg:height="0.15cm" svg:x="1.724cm" svg:y="2.395cm" svg:viewBox="0 0 37 151" svg:d="M37 19c0-10-9-19-19-19-11 0-18 9-18 19s7 18 18 18c10 0 19-8 19-18zM37 133c0-11-9-19-19-19-11 0-18 8-18 19 0 10 7 18 18 18 10 0 19-8 19-18z">
              <text:p/>
            </draw:path>
          </draw:g>
        </draw:g>
        <draw:frame draw:style-name="gr53" draw:text-style-name="P3" draw:layer="layout" svg:width="1.873cm" svg:height="0.395cm" svg:x="2.003cm" svg:y="2.203cm">
          <draw:text-box>
            <text:p><text:span text:style-name="T2">block length</text:span></text:p>
          </draw:text-box>
        </draw:frame>
        <draw:frame draw:style-name="gr17" draw:text-style-name="P3" draw:layer="layout" svg:width="3.38cm" svg:height="0.395cm" svg:x="2.004cm" svg:y="2.604cm">
          <draw:text-box>
            <text:p><text:span text:style-name="T2">number of codebooks</text:span></text:p>
          </draw:text-box>
        </draw:frame>
        <draw:g draw:style-name="gr5">
          <svg:title>TexMaths</svg:title>
          <svg:desc>10§display§\nu:§svg§600§TRUE§</svg:desc>
          <draw:g>
            <draw:path draw:style-name="gr6" draw:text-style-name="P5" draw:layer="layout" svg:width="0.164cm" svg:height="0.152cm" svg:x="1.392cm" svg:y="2.78cm" svg:viewBox="0 0 165 153" svg:d="M59 4c0-1 0-4-4-4-8 0-34 3-43 3-3 1-6 1-6 7 0 5 3 5 8 5 17 0 17 2 17 6 0 2-4 18-6 28-7 28-15 56-22 84-1 5-3 15-3 16 0 4 3 4 5 4s3 0 5 0c25-4 63-18 99-51 46-42 56-89 56-93 0-6-5-9-11-9-2 0-10 1-13 11-23 79-76 118-116 131 11-46 23-92 34-138z">
              <text:p/>
            </draw:path>
            <draw:path draw:style-name="gr6" draw:text-style-name="P5" draw:layer="layout" svg:width="0.036cm" svg:height="0.148cm" svg:x="1.695cm" svg:y="2.784cm" svg:viewBox="0 0 37 149" svg:d="M37 18c0-10-9-18-19-18-11 0-18 8-18 18s7 19 18 19c10 0 19-9 19-19zM37 131c0-11-9-19-19-19-11 0-18 9-18 19 0 11 7 18 18 18 10 0 19-8 19-18z">
              <text:p/>
            </draw:path>
          </draw:g>
        </draw:g>
        <draw:g draw:style-name="gr5">
          <svg:title>TexMaths</svg:title>
          <svg:desc>10§display§\Sigma = \{ {\sf A}, {\sf T}, {\sf G}, {\sf C} \}:§svg§600§TRUE§</svg:desc>
          <draw:g>
            <draw:path draw:style-name="gr6" draw:text-style-name="P5" draw:layer="layout" svg:width="0.213cm" svg:height="0.238cm" svg:x="1.392cm" svg:y="1.856cm" svg:viewBox="0 0 214 239" svg:d="M111 125c3-3 2-4 3-5 0-2-2-4-3-5-24-35-48-69-72-104 27 0 55 0 82 0 59 0 76 13 84 68 3 0 6 0 9 0-3-26-7-53-10-79-65 0-130 0-195 0-9 0-9 0-9 8 29 42 58 84 87 127-28 31-55 63-83 94-4 4-4 5-4 6 0 4 4 4 9 4 65 0 130 0 195 0 3-27 7-55 10-82-3 0-6 0-9 0-6 57-30 67-86 67-32 0-64 0-96 0 29-33 59-66 88-99z">
              <text:p/>
            </draw:path>
            <draw:path draw:style-name="gr6" draw:text-style-name="P5" draw:layer="layout" svg:width="0.233cm" svg:height="0.081cm" svg:x="1.743cm" svg:y="1.96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124cm" svg:height="0.348cm" svg:x="2.119cm" svg:y="1.833cm" svg:viewBox="0 0 125 349" svg:d="M75 47c0-14 9-37 47-39 2-1 3-2 3-4 0-4-3-4-6-4-36 0-68 18-68 44s0 53 0 80c0 13 0 24-14 36-12 10-26 11-33 11-2 0-4 2-4 4s3 2 6 3c23 1 40 14 44 31 1 4 1 5 1 17 0 23 0 46 0 69 0 15 0 26 17 40 14 10 37 14 51 14 3 0 6 0 6-4 0-3-2-3-5-4-23-1-40-12-44-30-1-3-1-4-1-17 0-24 0-48 0-73 0-16-3-22-14-33-8-8-18-11-28-13 29-8 42-24 42-44 0-28 0-56 0-84z">
              <text:p/>
            </draw:path>
            <draw:path draw:style-name="gr6" draw:text-style-name="P5" draw:layer="layout" svg:width="0.213cm" svg:height="0.241cm" svg:x="2.28cm" svg:y="1.853cm" svg:viewBox="0 0 214 242" svg:d="M122 0c-10 0-21 0-31 0-30 81-61 162-91 242 9 0 17 0 26 0 9-24 18-48 27-71 34 0 68 0 102 0 9 23 18 47 27 71 11 0 21 0 32 0-31-80-61-161-92-242zM147 151c-29 0-58 0-87 0 8-21 15-42 23-63 7-21 18-50 21-63 1 5 3 13 11 37 11 29 21 59 32 89z">
              <text:p/>
            </draw:path>
            <draw:path draw:style-name="gr6" draw:text-style-name="P5" draw:layer="layout" svg:width="0.04cm" svg:height="0.104cm" svg:x="2.534cm" svg:y="2.057cm" svg:viewBox="0 0 41 105" svg:d="M41 37c0-23-8-37-22-37-12 0-19 9-19 19 0 9 7 19 19 19 4 0 9-2 12-5 1-1 1-1 2-1 0 2 1 0 1 5 0 26-13 47-24 59-4 3-4 4-4 5 0 3 2 4 3 4 4 0 32-27 32-68z">
              <text:p/>
            </draw:path>
            <draw:path draw:style-name="gr6" draw:text-style-name="P5" draw:layer="layout" svg:width="0.212cm" svg:height="0.239cm" svg:x="2.673cm" svg:y="1.855cm" svg:viewBox="0 0 213 240" svg:d="M122 22c11 0 21 0 32 0 4 0 8 0 12 0 16 0 31 0 47 0 0-7 0-15 0-22-71 0-142 0-213 0 0 7 0 15 0 22 16 0 31 0 47 0 4 0 8 0 13 0 10 0 21 0 31 0 0 73 0 146 0 218 10 0 21 0 31 0 0-72 0-145 0-218z">
              <text:p/>
            </draw:path>
            <draw:path draw:style-name="gr6" draw:text-style-name="P5" draw:layer="layout" svg:width="0.04cm" svg:height="0.104cm" svg:x="2.929cm" svg:y="2.057cm" svg:viewBox="0 0 41 105" svg:d="M41 37c0-23-9-37-23-37-11 0-18 9-18 19 0 9 7 19 18 19 4 0 9-2 12-5 1-1 1-1 2-1s1 0 1 5c0 26-12 47-24 59-4 3-4 4-4 5 0 3 2 4 4 4 4 0 32-27 32-68z">
              <text:p/>
            </draw:path>
            <draw:path draw:style-name="gr6" draw:text-style-name="P5" draw:layer="layout" svg:width="0.186cm" svg:height="0.249cm" svg:x="3.078cm" svg:y="1.848cm" svg:viewBox="0 0 187 250" svg:d="M187 143c-25 0-49 0-74 0 0 7 0 14 0 22 16 0 31 0 47 0 0 18 0 37 0 56-15 4-31 7-47 7-46 0-82-47-82-102s35-103 82-103c28 0 48 9 66 23 2-9 3-19 5-28-20-13-47-18-70-18-68 0-114 62-114 126 0 62 46 124 114 124 26 0 50-7 73-17 0-30 0-60 0-90z">
              <text:p/>
            </draw:path>
            <draw:path draw:style-name="gr6" draw:text-style-name="P5" draw:layer="layout" svg:width="0.04cm" svg:height="0.104cm" svg:x="3.319cm" svg:y="2.057cm" svg:viewBox="0 0 41 105" svg:d="M41 37c0-23-9-37-22-37-12 0-19 9-19 19 0 9 7 19 19 19 4 0 8-2 12-5 1-1 1-1 2-1 0 2 0 0 0 5 0 26-12 47-24 59-3 3-3 4-3 5 0 3 1 4 3 4 4 0 32-27 32-68z">
              <text:p/>
            </draw:path>
            <draw:path draw:style-name="gr6" draw:text-style-name="P5" draw:layer="layout" svg:width="0.182cm" svg:height="0.248cm" svg:x="3.468cm" svg:y="1.849cm" svg:viewBox="0 0 183 249" svg:d="M181 206c-20 13-32 21-67 21-51 0-82-52-82-102 0-48 29-103 83-103 24 0 40 6 60 18 2-9 3-19 5-28-16-8-43-12-65-12-65 0-115 54-115 128 0 54 42 121 115 121 32 0 46-5 68-19-1-8-1-16-2-24z">
              <text:p/>
            </draw:path>
            <draw:path draw:style-name="gr6" draw:text-style-name="P5" draw:layer="layout" svg:width="0.123cm" svg:height="0.348cm" svg:x="3.695cm" svg:y="1.833cm" svg:viewBox="0 0 124 349" svg:d="M50 302c0 14-9 37-47 39-2 1-3 2-3 4 0 4 3 4 7 4 34 0 66-17 67-44 0-26 0-53 0-80 0-13 0-24 14-36 12-10 25-11 33-11 2-1 3-2 3-3 0-4-2-4-5-4-24-1-40-14-44-31-1-4-1-5-1-17 0-23 0-46 0-69 0-15 0-26-17-40-14-11-38-14-50-14-4 0-7 0-7 4 0 3 2 3 5 4 22 1 40 12 44 30 1 3 1 4 1 17 0 24 0 48 0 73 0 16 3 22 14 33 8 8 18 11 28 14-29 7-42 23-42 43 0 28 0 56 0 84z">
              <text:p/>
            </draw:path>
            <draw:path draw:style-name="gr6" draw:text-style-name="P5" draw:layer="layout" svg:width="0.036cm" svg:height="0.15cm" svg:x="3.973cm" svg:y="1.945cm" svg:viewBox="0 0 37 151" svg:d="M37 18c0-10-9-18-19-18-11 0-18 8-18 18s7 19 18 19c10 0 19-9 19-19zM37 132c0-10-9-19-19-19-11 0-18 9-18 19s7 19 18 19c10 0 19-9 19-19z">
              <text:p/>
            </draw:path>
          </draw:g>
        </draw:g>
        <draw:frame draw:style-name="gr54" draw:text-style-name="P3" draw:layer="layout" svg:width="1.344cm" svg:height="0.395cm" svg:x="4.204cm" svg:y="1.804cm">
          <draw:text-box>
            <text:p><text:span text:style-name="T2">alphabet</text:span></text:p>
          </draw:text-box>
        </draw:frame>
        <draw:g draw:style-name="gr5">
          <svg:title>TexMaths</svg:title>
          <svg:desc>10§display§| \mathcal{C}_i | = 2^{b_i} \leq 4^\beta:§svg§600§TRUE§</svg:desc>
          <draw:g>
            <draw:path draw:style-name="gr6" draw:text-style-name="P5" draw:layer="layout" svg:width="0.013cm" svg:height="0.349cm" svg:x="1.592cm" svg:y="5.258cm" svg:viewBox="0 0 14 350" svg:d="M14 13c0-7 0-13-7-13s-7 6-7 13c0 108 0 216 0 324 0 6 0 13 7 13s7-7 7-13c0-108 0-216 0-324z">
              <text:p/>
            </draw:path>
            <draw:path draw:style-name="gr6" draw:text-style-name="P5" draw:layer="layout" svg:width="0.182cm" svg:height="0.254cm" svg:x="1.652cm" svg:y="5.274cm" svg:viewBox="0 0 183 255" svg:d="M170 192c0-2-2-2-3-2-6 0-10 3-15 5-7 4-9 7-13 13-11 15-26 27-49 27-32 0-60-22-60-74 0-32 13-73 31-101 16-23 35-41 71-41 13 0 22 5 22 18 0 12-13 37-18 44-2 4-1 3-2 5 0 3 2 3 4 3 7 0 20-8 24-13 1-2 21-36 21-54 0-19-15-22-28-22-51 0-93 33-109 53-42 50-46 105-46 123 0 50 26 79 67 79 56 0 103-54 103-63z">
              <text:p/>
            </draw:path>
            <draw:path draw:style-name="gr6" draw:text-style-name="P5" draw:layer="layout" svg:width="0.074cm" svg:height="0.164cm" svg:x="1.844cm" svg:y="5.41cm" svg:viewBox="0 0 75 165" svg:d="M69 9c0-4-3-9-10-9s-14 6-14 13c0 5 3 10 10 10s14-7 14-14zM18 134c-1 3-2 6-2 10 0 12 10 21 23 21 25 0 36-34 36-37 0-4-3-4-4-4-3 0-4 2-5 5-5 19-16 29-26 29-5 0-6-3-6-8 0-6 2-11 4-16 2-7 5-13 8-20 2-6 11-28 12-31 1-2 1-5 1-8 0-11-9-21-23-21-24 0-36 34-36 38 0 3 4 3 5 3 3 0 3-1 4-4 6-21 17-30 26-30 4 0 6 2 6 9 0 6-1 9-7 24-5 13-11 26-16 40z">
              <text:p/>
            </draw:path>
            <draw:path draw:style-name="gr6" draw:text-style-name="P5" draw:layer="layout" svg:width="0.013cm" svg:height="0.349cm" svg:x="1.992cm" svg:y="5.258cm" svg:viewBox="0 0 14 350" svg:d="M14 13c0-7 0-13-7-13s-7 6-7 13c0 108 0 216 0 324 0 6 0 13 7 13s7-7 7-13c0-108 0-216 0-324z">
              <text:p/>
            </draw:path>
            <draw:path draw:style-name="gr6" draw:text-style-name="P5" draw:layer="layout" svg:width="0.232cm" svg:height="0.081cm" svg:x="2.165cm" svg:y="5.392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6" draw:text-style-name="P5" draw:layer="layout" svg:width="0.14cm" svg:height="0.231cm" svg:x="2.533cm" svg:y="5.288cm" svg:viewBox="0 0 141 232" svg:d="M28 206c12-12 25-24 37-36 55-48 76-67 76-102 0-40-32-68-75-68-40 0-66 32-66 63 0 20 18 20 19 20 6 0 18-5 18-19 0-9-6-18-18-18-3 0-4 0-5 0 8-23 27-36 48-36 32 0 47 29 47 58 0 28-18 55-37 77-23 25-45 50-68 74-4 4-4 5-4 13 44 0 87 0 131 0 3-20 7-40 10-60-3 0-6 0-9 0-2 11-4 26-8 31-2 3-26 3-33 3-21 0-42 0-63 0z">
              <text:p/>
            </draw:path>
            <draw:path draw:style-name="gr6" draw:text-style-name="P5" draw:layer="layout" svg:width="0.098cm" svg:height="0.172cm" svg:x="2.708cm" svg:y="5.206cm" svg:viewBox="0 0 99 173" svg:d="M49 7c0-1 0-3 0-4s0-3-3-3c-5 0-26 2-32 2-2 1-5 1-5 6 0 3 3 3 6 3 12 0 12 2 12 4s-3 12-4 17c-2 8-4 15-6 23s-15 62-16 65c-1 6-1 9-1 12 0 25 16 41 36 41 31 0 63-34 63-70 0-29-19-41-36-41-13 0-24 7-31 14 6-23 11-46 17-69zM36 166c-12 0-19-11-19-25 0-9 2-18 9-45 2-5 2-6 7-11 9-11 20-16 29-16s18 7 18 24c0 10-6 35-13 49-6 12-18 24-31 24z">
              <text:p/>
            </draw:path>
            <draw:path draw:style-name="gr6" draw:text-style-name="P5" draw:layer="layout" svg:width="0.061cm" svg:height="0.118cm" svg:x="2.83cm" svg:y="5.294cm" svg:viewBox="0 0 62 119" svg:d="M54 8c0-4-3-8-8-8s-11 5-11 11c0 5 4 7 8 7 6 0 11-5 11-10zM62 92c0-2-3-2-4-2-3 0-3 0-4 4-3 9-11 19-20 19-4 0-5-2-5-6s1-6 2-9c2-4 3-7 4-10 1-1 8-18 10-24 2-3 3-6 3-9 0-8-9-15-20-15-18 0-28 22-28 27 0 2 3 2 4 2 3 0 3 0 4-3 4-12 12-20 20-20 3 0 5 2 5 6 0 1 0 3-1 7-1 3-9 22-12 28-1 3-1 3-4 9 0 2-1 5-1 8 0 9 8 15 19 15 18 0 28-23 28-27z">
              <text:p/>
            </draw:path>
            <draw:path draw:style-name="gr6" draw:text-style-name="P5" draw:layer="layout" svg:width="0.213cm" svg:height="0.269cm" svg:x="3.07cm" svg:y="5.298cm" svg:viewBox="0 0 214 270" svg:d="M208 15c4-2 6-4 6-8s-2-7-7-7c-1 0-4 1-6 2-65 31-129 61-194 92-6 2-7 5-7 8s2 5 7 7c65 30 129 61 194 92 5 2 5 2 6 2 4 0 7-3 7-7 0-3-1-5-7-8-61-29-123-58-184-86 62-29 123-58 185-87zM202 270c6 0 12 0 12-7s-7-7-12-7c-63 0-127 0-190 0-5 0-12 0-12 7s6 7 12 7c63 0 127 0 190 0z">
              <text:p/>
            </draw:path>
            <draw:path draw:style-name="gr6" draw:text-style-name="P5" draw:layer="layout" svg:width="0.155cm" svg:height="0.235cm" svg:x="3.421cm" svg:y="5.284cm" svg:viewBox="0 0 156 236" svg:d="M94 179c0 10 0 20 0 31s-1 15-27 15c-2 0-5 0-7 0 0 4 0 8 0 11 14-1 32-1 47-1s34 0 48 1c0-3 0-7 0-11-2 0-5 0-7 0-26 0-27-4-27-15s0-21 0-31c12 0 23 0 35 0 0-4 0-8 0-11-12 0-23 0-35 0 0-53 0-106 0-159 0-7 0-9-6-9-3 0-4 0-7 4-36 55-72 109-108 164 0 3 0 7 0 11 31 0 63 0 94 0zM96 168c-29 0-57 0-86 0 29-44 57-87 86-130 0 43 0 86 0 130z">
              <text:p/>
            </draw:path>
            <draw:path draw:style-name="gr6" draw:text-style-name="P5" draw:layer="layout" svg:width="0.143cm" svg:height="0.219cm" svg:x="3.599cm" svg:y="5.203cm" svg:viewBox="0 0 144 220" svg:d="M144 34c0-21-19-34-40-34-34 0-59 39-65 63-13 51-26 103-39 154 0 2 2 3 4 3s4 0 4-2c6-21 11-43 17-64 5 11 17 22 37 22 34 0 73-25 73-63 0-14-7-29-19-37 12-8 28-22 28-42zM95 76c-4 0-5 1-12 1-4 0-10 0-12-1 3-1 9-2 12-2s9 1 12 2zM128 30c0 13-7 32-22 41-5-2-9-4-23-4-9 0-21 1-21 10 0 6 8 7 20 7 8 0 16-1 24-4 7 6 11 16 11 27 0 35-25 62-55 62-18 0-32-12-32-31 0-3 0-5 1-7 5-22 11-44 16-66 6-23 28-58 56-58 15 0 25 8 25 23z">
              <text:p/>
            </draw:path>
            <draw:path draw:style-name="gr6" draw:text-style-name="P5" draw:layer="layout" svg:width="0.036cm" svg:height="0.15cm" svg:x="3.905cm" svg:y="5.37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17" draw:text-style-name="P3" draw:layer="layout" svg:width="3.38cm" svg:height="0.395cm" svg:x="4.107cm" svg:y="5.205cm">
          <draw:text-box>
            <text:p><text:span text:style-name="T2">number of codewords</text:span></text:p>
          </draw:text-box>
        </draw:frame>
        <draw:frame draw:style-name="gr55" draw:text-style-name="P3" draw:layer="layout" svg:width="0.434cm" svg:height="0.395cm" svg:x="1.303cm" svg:y="6.403cm">
          <draw:text-box>
            <text:p><text:span text:style-name="T2">(1)</text:span></text:p>
          </draw:text-box>
        </draw:frame>
        <draw:frame draw:style-name="gr56" draw:text-style-name="P3" draw:layer="layout" svg:width="1.34cm" svg:height="0.395cm" svg:x="1.803cm" svg:y="6.404cm">
          <draw:text-box>
            <text:p><text:span text:style-name="T2">initialize:</text:span></text:p>
          </draw:text-box>
        </draw:frame>
        <draw:frame draw:style-name="gr57" draw:text-style-name="P3" draw:layer="layout" svg:width="5.882cm" svg:height="0.395cm" svg:x="1.803cm" svg:y="12.005cm">
          <draw:text-box>
            <text:p><text:span text:style-name="T2">motif: eliminated by mask (=QR code)</text:span></text:p>
          </draw:text-box>
        </draw:frame>
        <draw:g draw:style-name="gr5">
          <svg:title>TexMaths</svg:title>
          <svg:desc>10§display§\mathcal{B}_i = \mathbb{B}^\beta§svg§600§TRUE§</svg:desc>
          <draw:g>
            <draw:path draw:style-name="gr6" draw:text-style-name="P5" draw:layer="layout" svg:width="0.222cm" svg:height="0.254cm" svg:x="3.288cm" svg:y="6.487cm" svg:viewBox="0 0 223 255" svg:d="M88 10c0-4 0-5 0-6 0-2 0-3-4-3-3 0-14 5-21 9-16 8-30 14-30 21 0 2 3 2 4 2 5 0 14-5 20-8-4 34-12 79-19 109-13 59-19 80-36 114-2 3-1 3-2 4 0 3 2 2 3 3 6 0 21-7 26-17 5-8 18-33 29-73 7-30 21-76 46-112 16-23 31-33 53-33 19 0 36 12 36 31 0 30-33 42-70 54-4 1-28 10-28 18 0 3 2 3 3 3s10-2 17-2c35 0 64 21 64 55 0 42-37 56-69 56-27 0-40-14-45-19-1-2-1-3-4-3-8 0-26 11-26 17 0 1 14 25 52 25 49 0 122-36 122-91 0-29-20-51-55-58 28-12 69-37 69-70 0-21-17-36-43-36-12 0-57 4-99 56 2-15 5-31 7-46z">
              <text:p/>
            </draw:path>
            <draw:path draw:style-name="gr6" draw:text-style-name="P5" draw:layer="layout" svg:width="0.074cm" svg:height="0.164cm" svg:x="3.519cm" svg:y="6.624cm" svg:viewBox="0 0 75 165" svg:d="M69 9c0-4-3-9-10-9s-14 6-14 13c0 4 3 10 10 10s14-7 14-14zM18 134c-1 3-2 6-2 10 0 11 10 21 24 21 24 0 35-34 35-38 0-3-3-3-4-3-3 0-4 2-5 4-5 20-16 30-26 30-5 0-6-3-6-9 0-5 2-10 4-15 3-7 5-14 8-20 2-6 11-28 12-31s1-6 1-8c0-11-9-21-23-21-24 0-36 34-36 38 0 3 4 3 5 3 3 0 3-1 4-4 6-21 17-30 26-30 4 0 6 2 6 9 0 5-1 9-7 24-5 13-11 26-16 40z">
              <text:p/>
            </draw:path>
            <draw:path draw:style-name="gr6" draw:text-style-name="P5" draw:layer="layout" svg:width="0.233cm" svg:height="0.081cm" svg:x="3.742cm" svg:y="6.60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214cm" svg:height="0.238cm" svg:x="4.095cm" svg:y="6.495cm" svg:viewBox="0 0 215 239" svg:d="M46 32c0-5 0-14-3-20 13 0 25 0 38 0-4 6-4 13-4 18 0 60 0 120 0 179 0 5 0 12 4 18-13 0-25 0-38 0 3-7 3-16 3-20 0-58 0-117 0-175zM142 105c11-11 14-29 14-44 0-24-8-39-16-48 25 3 49 12 49 47 0 22-24 40-47 45zM89 31c0-7 0-11 5-15 1 0 7-4 15-4 16 0 35 12 35 49 0 39-20 48-55 48 0-26 0-52 0-78zM163 111c19-10 39-27 39-51 0-49-41-60-83-60-36 0-71 0-107 0-6 0-12 0-12 6s6 6 12 6c21 0 22 4 22 20 0 58 0 116 0 174 0 18-1 21-24 21-3 0-10 0-10 5 0 7 6 7 12 7 35 0 69 0 104 0 44 0 99-17 99-65 0-36-27-56-52-63zM89 208c0-28 0-57 0-86 28 0 40 0 51 8 14 10 15 33 15 44 0 14-1 53-45 53-21 0-21-13-21-19zM152 222c13-14 15-32 15-48 0-24-5-42-19-54 32 6 55 24 55 54 0 26-21 41-51 48z">
              <text:p/>
            </draw:path>
            <draw:path draw:style-name="gr6" draw:text-style-name="P5" draw:layer="layout" svg:width="0.143cm" svg:height="0.219cm" svg:x="4.338cm" svg:y="6.417cm" svg:viewBox="0 0 144 220" svg:d="M144 34c0-21-19-34-41-34-33 0-58 38-64 63-13 51-26 103-39 154 0 1 2 3 4 3s4-1 4-2c6-21 11-43 17-65 5 12 17 22 37 22 34 0 73-24 73-62 0-14-7-29-19-37 12-8 28-22 28-42zM95 75c-4 1-5 2-12 2-4 0-10 0-12-1 2-1 9-2 12-2s9 1 12 1zM128 30c0 13-7 32-22 41-5-2-9-4-23-4-9 0-21 1-21 10 0 6 8 7 20 7 8 0 16-1 23-4 8 6 12 16 12 26 0 36-25 62-55 62-19 0-32-11-32-30 0-3 0-5 1-8 5-22 11-44 16-65 6-23 27-58 56-58 14 0 25 8 25 23z">
              <text:p/>
            </draw:path>
          </draw:g>
        </draw:g>
        <draw:frame draw:style-name="gr55" draw:text-style-name="P3" draw:layer="layout" svg:width="0.434cm" svg:height="0.395cm" svg:x="1.303cm" svg:y="6.803cm">
          <draw:text-box>
            <text:p><text:span text:style-name="T2">(2)</text:span></text:p>
          </draw:text-box>
        </draw:frame>
        <draw:frame draw:style-name="gr17" draw:text-style-name="P3" draw:layer="layout" svg:width="3.38cm" svg:height="0.395cm" svg:x="1.803cm" svg:y="6.804cm">
          <draw:text-box>
            <text:p><text:span text:style-name="T2">GC-weight constraint:</text:span></text:p>
          </draw:text-box>
        </draw:frame>
        <draw:frame draw:style-name="gr55" draw:text-style-name="P3" draw:layer="layout" svg:width="0.434cm" svg:height="0.395cm" svg:x="1.303cm" svg:y="8.403cm">
          <draw:text-box>
            <text:p><text:span text:style-name="T2">(3)</text:span></text:p>
          </draw:text-box>
        </draw:frame>
        <draw:frame draw:style-name="gr58" draw:text-style-name="P3" draw:layer="layout" svg:width="3.173cm" svg:height="0.395cm" svg:x="1.803cm" svg:y="8.404cm">
          <draw:text-box>
            <text:p><text:span text:style-name="T2">GC-skew constraint:</text:span></text:p>
          </draw:text-box>
        </draw:frame>
        <draw:frame draw:style-name="gr3" draw:text-style-name="P3" draw:layer="layout" svg:width="0.391cm" svg:height="0.395cm" svg:x="1.304cm" svg:y="12.005cm">
          <draw:text-box>
            <text:p><text:span text:style-name="T2">(*)</text:span></text:p>
          </draw:text-box>
        </draw:frame>
        <draw:frame draw:style-name="gr55" draw:text-style-name="P3" draw:layer="layout" svg:width="0.434cm" svg:height="0.395cm" svg:x="1.303cm" svg:y="10.804cm">
          <draw:text-box>
            <text:p><text:span text:style-name="T2">(5)</text:span></text:p>
          </draw:text-box>
        </draw:frame>
        <draw:frame draw:style-name="gr59" draw:text-style-name="P3" draw:layer="layout" svg:width="3.296cm" svg:height="0.395cm" svg:x="1.804cm" svg:y="10.805cm">
          <draw:text-box>
            <text:p><text:span text:style-name="T2">full search: maximize</text:span></text:p>
          </draw:text-box>
        </draw:frame>
        <draw:g draw:style-name="gr5">
          <svg:title>TexMaths</svg:title>
          <svg:desc>10§display§\bm{b} \!=\! (b_0, \dots, b_{\nu-1}):§svg§600§TRUE§</svg:desc>
          <draw:g>
            <draw:path draw:style-name="gr6" draw:text-style-name="P5" draw:layer="layout" svg:width="0.159cm" svg:height="0.244cm" svg:x="1.392cm" svg:y="3.471cm" svg:viewBox="0 0 160 245" svg:d="M81 12c1-5 1-4 1-6 0-4-4-6-7-6-2 0-2 0-3 0-15 1-30 1-45 2-5 1-11 1-11 11 0 6 6 6 9 6 4 0 10 0 14 1-2 12-6 27-9 40-8 32-17 64-25 97-5 20-5 24-5 32 0 44 34 56 60 56 64 0 100-56 100-102 0-44-32-58-62-58-16 0-30 6-38 11 7-28 14-56 21-84zM61 232c-14 0-25-7-25-29 0-11 3-23 6-34 3-13 9-37 12-48 1-6 21-24 43-24s23 19 23 27c0 18-12 61-17 74-12 28-32 34-42 34z">
              <text:p/>
            </draw:path>
            <draw:path draw:style-name="gr6" draw:text-style-name="P5" draw:layer="layout" svg:width="0.232cm" svg:height="0.082cm" svg:x="1.616cm" svg:y="3.585cm" svg:viewBox="0 0 233 83" svg:d="M222 15c5 0 11-1 11-8s-6-7-11-7c-70 0-141 0-211 0-4 0-11 0-11 7s7 8 12 8c70 0 140 0 210 0zM222 83c5 0 11 0 11-7 0-8-6-8-11-8-70 0-140 0-210 0-5 0-12 0-12 8 0 7 7 7 11 7 70 0 141 0 211 0z">
              <text:p/>
            </draw:path>
            <draw:path draw:style-name="gr6" draw:text-style-name="P5" draw:layer="layout" svg:width="0.081cm" svg:height="0.349cm" svg:x="1.943cm" svg:y="3.451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6" draw:text-style-name="P5" draw:layer="layout" svg:width="0.128cm" svg:height="0.245cm" svg:x="2.062cm" svg:y="3.471cm" svg:viewBox="0 0 129 246" svg:d="M67 4c0-1 0-4-5-4-8 0-33 3-42 3-3 1-7 1-7 7 0 5 3 5 8 5 17 0 18 2 18 6 0 2-3 14-5 21-10 38-19 76-29 115-4 17-5 23-5 34 0 33 18 55 44 55 42 0 85-52 85-102 0-32-19-56-47-56-16 0-30 10-41 21 9-35 17-70 26-105zM34 136c2-7 2-8 5-12 17-23 33-28 42-28 13 0 23 10 23 33 0 21-12 60-18 73-12 24-28 36-42 36-12 0-23-9-23-35 0-7 0-13 5-35 3-11 5-22 8-32z">
              <text:p/>
            </draw:path>
            <draw:path draw:style-name="gr6" draw:text-style-name="P5" draw:layer="layout" svg:width="0.113cm" svg:height="0.167cm" svg:x="2.209cm" svg:y="3.604cm" svg:viewBox="0 0 114 168" svg:d="M114 84c0-27-3-46-15-63-7-11-23-21-42-21-57 0-57 66-57 84 0 17 0 84 57 84s57-66 57-84zM57 161c-12 0-27-7-32-27-3-14-3-35-3-53s0-36 4-50c5-19 21-24 31-24 13 0 26 8 30 22 4 13 4 31 4 52 0 18 0 37-3 52-5 22-22 28-31 28z">
              <text:p/>
            </draw:path>
            <draw:path draw:style-name="gr6" draw:text-style-name="P5" draw:layer="layout" svg:width="0.04cm" svg:height="0.104cm" svg:x="2.384cm" svg:y="3.676cm" svg:viewBox="0 0 41 105" svg:d="M41 37c0-23-9-37-23-37-11 0-18 9-18 19 0 9 7 18 18 18 4 0 9-1 13-4 1-1 1-1 1-1 1 0 1 0 1 5 0 26-12 47-24 58-4 4-4 5-4 6 0 2 2 4 4 4 4 0 32-27 32-68z">
              <text:p/>
            </draw:path>
            <draw:path draw:style-name="gr6" draw:text-style-name="P5" draw:layer="layout" svg:width="0.036cm" svg:height="0.036cm" svg:x="2.54cm" svg:y="3.676cm" svg:viewBox="0 0 37 37" svg:d="M37 19c0-11-9-19-19-19-11 0-18 8-18 19 0 10 7 18 18 18 10 0 19-8 19-18z">
              <text:p/>
            </draw:path>
            <draw:path draw:style-name="gr6" draw:text-style-name="P5" draw:layer="layout" svg:width="0.036cm" svg:height="0.036cm" svg:x="2.696cm" svg:y="3.676cm" svg:viewBox="0 0 37 37" svg:d="M37 19c0-11-9-19-19-19-11 0-18 8-18 19 0 10 7 18 18 18 10 0 19-8 19-18z">
              <text:p/>
            </draw:path>
            <draw:path draw:style-name="gr6" draw:text-style-name="P5" draw:layer="layout" svg:width="0.036cm" svg:height="0.036cm" svg:x="2.851cm" svg:y="3.676cm" svg:viewBox="0 0 37 37" svg:d="M37 19c0-11-8-19-18-19-11 0-19 8-19 19 0 10 8 18 19 18 10 0 18-8 18-18z">
              <text:p/>
            </draw:path>
            <draw:path draw:style-name="gr6" draw:text-style-name="P5" draw:layer="layout" svg:width="0.04cm" svg:height="0.104cm" svg:x="3.007cm" svg:y="3.676cm" svg:viewBox="0 0 41 105" svg:d="M41 37c0-23-9-37-22-37-12 0-19 9-19 19 0 9 7 18 19 18 4 0 9-1 12-4 1-1 1-1 2-1 0 2 0 0 0 5 0 26-12 47-23 58-4 4-4 5-4 6 0 2 1 4 3 4 4 0 32-27 32-68z">
              <text:p/>
            </draw:path>
            <draw:path draw:style-name="gr6" draw:text-style-name="P5" draw:layer="layout" svg:width="0.128cm" svg:height="0.245cm" svg:x="3.15cm" svg:y="3.471cm" svg:viewBox="0 0 129 246" svg:d="M67 4c0-1 0-4-5-4-8 0-33 3-42 3-3 1-7 1-7 7 0 5 3 5 8 5 17 0 18 2 18 6 0 2-3 14-5 21-10 38-19 76-29 115-4 17-5 23-5 34 0 33 18 55 44 55 42 0 85-52 85-102 0-32-19-56-47-56-16 0-30 10-41 21 9-35 17-70 26-105zM34 136c2-7 2-8 5-12 17-23 33-28 42-28 13 0 23 10 23 33 0 21-12 60-18 73-12 24-28 36-42 36-12 0-23-9-23-35 0-7 0-13 5-35 3-11 5-22 8-32z">
              <text:p/>
            </draw:path>
            <draw:path draw:style-name="gr6" draw:text-style-name="P5" draw:layer="layout" svg:width="0.125cm" svg:height="0.107cm" svg:x="3.302cm" svg:y="3.658cm" svg:viewBox="0 0 126 108" svg:d="M44 7c0-1 0-3 0-4-1-1 0-3-4-3-5 0-14 1-16 1-5 0-9 0-14 1-4 0-7 0-7 6 0 3 4 3 7 3 12 0 12 2 12 4 0 1-2 6-3 9-4 17-8 33-12 50-6 24-7 29-7 30 0 4 3 4 4 4s3 0 4 0c22-4 53-15 80-39 33-29 38-61 38-62 0-4-3-7-8-7-9 0-11 6-13 13-10 35-43 73-84 85 8-31 15-61 23-91z">
              <text:p/>
            </draw:path>
            <draw:path draw:style-name="gr6" draw:text-style-name="P5" draw:layer="layout" svg:width="0.165cm" svg:height="0.011cm" svg:x="3.468cm" svg:y="3.698cm" svg:viewBox="0 0 166 12" svg:d="M156 12c4 0 10 0 10-6s-6-6-10-6c-49 0-98 0-147 0-4 0-9 0-9 6s5 6 9 6c49 0 98 0 147 0z">
              <text:p/>
            </draw:path>
            <draw:path draw:style-name="gr6" draw:text-style-name="P5" draw:layer="layout" svg:width="0.089cm" svg:height="0.162cm" svg:x="3.687cm" svg:y="3.604cm" svg:viewBox="0 0 90 163" svg:d="M56 7c0-7-1-7-7-7-16 15-39 15-49 15 0 3 0 6 0 9 6 0 22 0 36-7 0 42 0 84 0 126 0 8 0 11-25 11-3 0-6 0-9 0 0 3 0 6 0 9 5-1 35-1 44-1 7 0 38 0 44 1 0-3 0-6 0-9-3 0-6 0-9 0-25 0-25-3-25-11 0-46 0-91 0-136z">
              <text:p/>
            </draw:path>
            <draw:path draw:style-name="gr6" draw:text-style-name="P5" draw:layer="layout" svg:width="0.081cm" svg:height="0.349cm" svg:x="3.838cm" svg:y="3.451cm" svg:viewBox="0 0 82 350" svg:d="M82 175c0-27-4-69-24-109-21-43-51-66-54-66-2 0-4 2-4 4 0 1 0 1 7 8 34 34 54 90 54 163 0 59-13 121-56 165-5 5-5 5-5 6 0 2 2 4 4 4 3 0 35-24 56-69 17-38 22-77 22-106z">
              <text:p/>
            </draw:path>
            <draw:path draw:style-name="gr6" draw:text-style-name="P5" draw:layer="layout" svg:width="0.036cm" svg:height="0.15cm" svg:x="4.083cm" svg:y="3.563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60" draw:text-style-name="P3" draw:layer="layout" svg:width="3.702cm" svg:height="0.395cm" svg:x="4.204cm" svg:y="3.405cm">
          <draw:text-box>
            <text:p><text:span text:style-name="T2">information block length</text:span></text:p>
          </draw:text-box>
        </draw:frame>
        <draw:frame draw:style-name="gr61" draw:text-style-name="P4" draw:layer="layout" svg:width="2.974cm" svg:height="0.395cm" svg:x="14.707cm" svg:y="1.206cm">
          <draw:text-box>
            <text:p><text:span text:style-name="T3">Local GC-balance</text:span></text:p>
          </draw:text-box>
        </draw:frame>
        <draw:g draw:style-name="gr5">
          <svg:title>TexMaths</svg:title>
          <svg:desc>10§display§(\ell_{\rm b}, \varepsilon)§svg§600§TRUE§</svg:desc>
          <draw:g>
            <draw:path draw:style-name="gr6" draw:text-style-name="P5" draw:layer="layout" svg:width="0.08cm" svg:height="0.348cm" svg:x="14.838cm" svg:y="1.83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6" draw:text-style-name="P5" draw:layer="layout" svg:width="0.135cm" svg:height="0.249cm" svg:x="14.943cm" svg:y="1.846cm" svg:viewBox="0 0 136 250" svg:d="M2 211c0 1-2 2-2 3 0 2 3 5 5 5 1 0 2-1 12-11 3-2 10-9 13-12 3 28 14 54 39 54 14 0 27-8 34-14 5-3 21-17 21-20 0-1-1-4-4-4-1 0-1 0-4 3-23 22-36 27-46 27-16 0-21-18-21-46 0-2 0-18 1-19s1-2 8-8c29-29 78-88 78-142 0-6 0-27-20-27-29 0-55 57-59 66-17 38-28 79-28 119-9 9-18 18-27 26zM52 163c1-4 16-82 36-123 9-19 17-33 28-33 12 0 12 13 12 19 0 58-59 119-76 137z">
              <text:p/>
            </draw:path>
            <draw:path draw:style-name="gr6" draw:text-style-name="P5" draw:layer="layout" svg:width="0.131cm" svg:height="0.171cm" svg:x="15.098cm" svg:y="1.975cm" svg:viewBox="0 0 132 172" svg:d="M37 0c-12 1-25 2-37 3 0 3 0 5 0 8 17 0 18 2 18 15 0 48 0 96 0 144 3 0 6 0 9 0 3-5 5-10 8-15 10 12 23 17 36 17 33 0 61-24 61-55 0-30-26-55-58-55-15 0-28 6-37 15 0-26 0-51 0-77zM38 88c7-11 20-19 35-19 14 0 23 8 28 15s8 17 8 33c0 5 0 24-10 35s-22 14-29 14c-20 0-29-16-32-21 0-19 0-38 0-57z">
              <text:p/>
            </draw:path>
            <draw:path draw:style-name="gr6" draw:text-style-name="P5" draw:layer="layout" svg:width="0.04cm" svg:height="0.104cm" svg:x="15.288cm" svg:y="2.054cm" svg:viewBox="0 0 41 105" svg:d="M41 37c0-23-9-37-23-37-11 0-18 9-18 19 0 9 7 19 18 19 5 0 9-2 13-5 1-1 1-1 1-1 1 0 1 0 1 5 0 26-12 47-24 59-4 3-4 4-4 5 0 3 2 4 4 4 4 0 32-27 32-68z">
              <text:p/>
            </draw:path>
            <draw:path draw:style-name="gr6" draw:text-style-name="P5" draw:layer="layout" svg:width="0.14cm" svg:height="0.165cm" svg:x="15.423cm" svg:y="1.934cm" svg:viewBox="0 0 141 166" svg:d="M40 79c12 5 22 5 30 5 10 0 29 0 29-11 0-8-12-9-26-9-7 0-19 0-32 6-8-4-14-11-14-20 0-21 34-34 66-34 5 0 18 0 32 10 4 3 4 3 7 3 4 0 9-4 9-9 0-7-21-20-45-20-40 0-78 23-78 50 0 15 12 24 14 25-21 11-32 31-32 47 0 23 20 44 57 44 46 0 66-31 66-36 0-2-2-3-4-3-1 0-3 1-3 2-5 8-14 21-56 21-21 0-51-5-51-30 0-12 10-30 31-41zM52 74c8-2 15-3 21-3 9 0 10 1 17 2-6 3-6 3-20 3-7 0-11 0-18-2z">
              <text:p/>
            </draw:path>
            <draw:path draw:style-name="gr6" draw:text-style-name="P5" draw:layer="layout" svg:width="0.08cm" svg:height="0.348cm" svg:x="15.598cm" svg:y="1.83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62" draw:text-style-name="P3" draw:layer="layout" svg:width="1.623cm" svg:height="0.395cm" svg:x="15.81cm" svg:y="1.805cm">
          <draw:text-box>
            <text:p><text:span text:style-name="T2">constraint:</text:span></text:p>
          </draw:text-box>
        </draw:frame>
        <draw:g draw:style-name="gr5">
          <svg:title>TexMaths</svg:title>
          <svg:desc>10§display§\textstyle
\frac{1}{2} - \varepsilon
\leq
\frac{w_{\rm GC}(\bm{u}_i^{i+\ell_{\rm b}-1}  )}{\ell_{\rm b}} 
\leq 
\frac{1}{2} + \varepsilon§svg§600§TRUE§</svg:desc>
          <draw:g>
            <draw:path draw:style-name="gr6" draw:text-style-name="P5" draw:layer="layout" svg:width="0.089cm" svg:height="0.163cm" svg:x="14.964cm" svg:y="2.408cm" svg:viewBox="0 0 90 164" svg:d="M56 7c0-6-1-7-8-7-15 16-38 16-48 16 0 3 0 6 0 9 6 0 22 0 36-7 0 42 0 83 0 125 0 8 0 12-25 12-3 0-6 0-9 0 0 3 0 6 0 9 4-1 34-1 44-1 7 0 38 0 44 1 0-3 0-6 0-9-3 0-7 0-10 0-24 0-24-4-24-12 0-45 0-91 0-136z">
              <text:p/>
            </draw:path>
            <draw:path draw:style-name="gr6" draw:text-style-name="P5" draw:layer="layout" svg:width="0.139cm" svg:height="0.013cm" svg:x="14.937cm" svg:y="2.614cm" svg:viewBox="0 0 140 14" svg:d="M70 14c-23 0-47 0-70 0 0-5 0-9 0-14 47 0 93 0 140 0 0 5 0 9 0 14-23 0-47 0-70 0z">
              <text:p/>
            </draw:path>
            <draw:path draw:style-name="gr6" draw:text-style-name="P5" draw:layer="layout" svg:width="0.107cm" svg:height="0.162cm" svg:x="14.953cm" svg:y="2.667cm" svg:viewBox="0 0 108 163" svg:d="M108 118c-3 0-5 0-8 0-1 5-3 20-6 22-2 2-21 2-25 2-15 0-30 0-45 0 26-23 35-30 49-41 18-15 35-30 35-54 0-29-26-47-57-47s-51 21-51 44c0 12 10 13 13 13 6 0 13-4 13-13 0-4-2-13-15-13 8-17 25-23 36-23 25 0 38 20 38 39 0 22-16 39-24 48-20 19-39 38-59 58-2 2-2 3-2 10 34 0 67 0 101 0 2-15 5-30 7-45z">
              <text:p/>
            </draw:path>
            <draw:path draw:style-name="gr6" draw:text-style-name="P5" draw:layer="layout" svg:width="0.213cm" svg:height="0.013cm" svg:x="15.227cm" svg:y="2.614cm" svg:viewBox="0 0 214 14" svg:d="M202 14c6 0 12 0 12-7s-6-7-12-7c-63 0-127 0-190 0-6 0-12 0-12 7s6 7 12 7c63 0 127 0 190 0z">
              <text:p/>
            </draw:path>
            <draw:path draw:style-name="gr6" draw:text-style-name="P5" draw:layer="layout" svg:width="0.141cm" svg:height="0.165cm" svg:x="15.558cm" svg:y="2.551cm" svg:viewBox="0 0 142 166" svg:d="M40 79c12 5 22 5 31 5s28 0 28-11c0-8-12-9-26-9-7 0-19 0-32 6-8-4-14-11-14-20 0-22 34-34 66-34 5 0 18 0 32 10 4 2 5 3 7 3 5 0 10-4 10-9 0-7-22-20-46-20-40 0-78 23-78 50 0 15 13 24 14 25-21 11-32 31-32 47 0 23 20 44 57 44 47 0 66-31 66-36 0-2-1-3-3-3s-3 1-4 2c-5 8-13 21-56 21-21 0-51-5-51-30 0-12 10-30 31-41zM52 74c8-2 16-3 21-3 9 0 11 1 17 2-5 3-6 3-19 3-8 0-12 0-19-2z">
              <text:p/>
            </draw:path>
            <draw:path draw:style-name="gr6" draw:text-style-name="P5" draw:layer="layout" svg:width="0.213cm" svg:height="0.27cm" svg:x="15.84cm" svg:y="2.487cm" svg:viewBox="0 0 214 271" svg:d="M208 14c3-1 6-3 6-7s-3-7-7-7c-2 0-5 1-6 2-65 30-129 61-194 91-6 3-7 5-7 8s2 6 7 8c65 30 129 60 194 91 4 3 5 3 6 3 4 0 7-4 7-7 0-4-1-6-7-8-61-29-123-58-184-87 62-29 123-58 185-87zM202 271c6 0 12 0 12-7s-7-7-12-7c-63 0-127 0-190 0-5 0-12 0-12 7s6 7 12 7c63 0 127 0 190 0z">
              <text:p/>
            </draw:path>
            <draw:path draw:style-name="gr6" draw:text-style-name="P5" draw:layer="layout" svg:width="0.179cm" svg:height="0.11cm" svg:x="16.235cm" svg:y="2.412cm" svg:viewBox="0 0 180 111" svg:d="M118 31c2-7 4-19 4-20 0-5-3-8-8-8-4 0-9 3-10 7-1 2-3 12-5 19-4 14-4 14-7 28-3 13-4 15-4 22 1 5-1 10-7 17-3 4-8 8-17 8s-22-3-22-22c0-13 7-31 12-43 4-11 5-13 5-18 0-11-10-20-23-20-25 0-36 33-36 37 0 3 3 3 4 3 4 0 4-1 5-4 6-20 16-30 26-30 4 0 6 3 6 9s-2 11-3 14c-14 36-14 41-14 49 0 29 26 32 39 32 5 0 17 0 28-16 6 11 19 16 34 16 22 0 33-19 38-29 11-20 17-51 17-62 0-19-10-20-12-20-6 0-13 7-13 13 0 5 2 6 4 8 6 5 9 12 9 20 0 3-10 63-42 63-20 0-20-17-20-21 0-7 1-11 5-25 2-9 5-18 7-27z">
              <text:p/>
            </draw:path>
            <draw:path draw:style-name="gr6" draw:text-style-name="P5" draw:layer="layout" svg:width="0.148cm" svg:height="0.127cm" svg:x="16.444cm" svg:y="2.432cm" svg:viewBox="0 0 149 128" svg:d="M134 90c0-6 0-7 11-7 1 0 3 0 4 0 0-3 0-5 0-8-10 1-22 1-27 1-9 0-26 0-34-1 0 3 0 5 0 8 3 0 5 0 8 0 19 0 19 2 19 7 0 4 0 7 0 11s0 11-12 16c-9 3-19 3-22 3-29 0-61-16-61-56 0-42 33-56 59-56 15 0 41 9 47 41 0 2 2 2 4 2 4 0 4-1 4-5 0-14 0-27 0-41 0-3 0-5-3-5-2 0-2 1-4 2-3 5-7 9-10 14-8-7-21-16-42-16-42 0-75 30-75 64 0 33 31 64 77 64 6 0 15-1 24-3 13-4 18-10 18-11 5 6 11 10 12 10 3 0 3-2 3-5 0-10 0-19 0-29z">
              <text:p/>
            </draw:path>
            <draw:path draw:style-name="gr6" draw:text-style-name="P5" draw:layer="layout" svg:width="0.133cm" svg:height="0.127cm" svg:x="16.625cm" svg:y="2.432cm" svg:viewBox="0 0 134 128" svg:d="M134 5c0-3 0-5-2-5s-3 1-4 2c-3 5-7 9-10 14-11-9-24-16-42-16-42 0-76 30-76 64 0 35 34 64 76 64 34 0 58-22 58-45 0-3 0-4-3-4-2 0-4 0-4 3-1 27-27 38-47 38-25 0-59-14-59-56s33-56 58-56c16 0 42 8 48 41 0 2 2 2 3 2 4 0 4-1 4-5 0-14 0-27 0-41z">
              <text:p/>
            </draw:path>
            <draw:path draw:style-name="gr6" draw:text-style-name="P5" draw:layer="layout" svg:width="0.063cm" svg:height="0.244cm" svg:x="16.822cm" svg:y="2.337cm" svg:viewBox="0 0 64 245" svg:d="M60 0c-47 33-60 85-60 122 0 35 11 89 60 123 1 0 4 0 4-3 0-1 0-2-2-4-33-29-45-71-45-116 0-66 26-98 46-116 1-1 1-2 1-3 0-3-3-3-4-3z">
              <text:p/>
            </draw:path>
            <draw:path draw:style-name="gr6" draw:text-style-name="P5" draw:layer="layout" svg:width="0.171cm" svg:height="0.112cm" svg:x="16.915cm" svg:y="2.41cm" svg:viewBox="0 0 172 113" svg:d="M105 100c4 5 15 13 32 13 26 0 35-37 35-38 0-5-4-5-8-5-6 0-7 0-8 5-3 11-8 27-17 27-6 0-7-7-7-10s3-13 4-20c4-14 7-27 11-41 1-6 3-15 3-17 0-8-6-12-12-12-14 0-18 12-19 19-2 9-5 17-7 26-2 10-5 20-7 30-2 7-2 7-6 11-6 7-15 14-26 14-16 0-16-13-16-18 0-14 6-31 14-48 2-7 3-10 3-14 0-14-16-22-31-22-28 0-43 31-43 38 0 5 4 5 8 5 6 0 6-1 8-6 4-14 15-26 25-26 2 0 4 0 4 6 0 5-1 9-4 14-9 22-14 36-14 48 0 27 24 34 44 34 12 0 23-4 34-13z">
              <text:p/>
            </draw:path>
            <draw:path draw:style-name="gr6" draw:text-style-name="P5" draw:layer="layout" svg:width="0.06cm" svg:height="0.118cm" svg:x="17.114cm" svg:y="2.258cm" svg:viewBox="0 0 61 119" svg:d="M53 7c0-4-3-7-7-7-5 0-11 5-11 10s4 8 7 8c6 0 11-5 11-11zM61 92c0-3-2-3-3-3-3 0-3 1-4 4-3 10-11 20-20 20-4 0-5-3-5-7s1-5 2-9c1-3 3-7 4-9 0-2 7-18 10-24 1-4 2-6 2-9 0-9-8-16-19-16-19 0-28 23-28 28 0 2 2 2 3 2 3 0 4-1 4-4 4-12 13-20 20-20 4 0 6 2 6 7 0 1 0 3-2 6-1 3-9 22-11 28-1 3-1 4-4 9-1 3-2 5-2 8 0 9 9 16 19 16 19 0 28-23 28-27z">
              <text:p/>
            </draw:path>
            <draw:path draw:style-name="gr6" draw:text-style-name="P5" draw:layer="layout" svg:width="0.146cm" svg:height="0.145cm" svg:x="17.207cm" svg:y="2.258cm" svg:viewBox="0 0 147 146" svg:d="M79 78c20 0 41 0 61 0 2 0 7 0 7-5s-5-5-7-5c-20 0-41 0-61 0 0-20 0-41 0-61 0-2 0-7-5-7s-5 5-5 7c0 20 0 41 0 61-21 0-41 0-62 0-2 0-7 0-7 5s5 5 7 5c21 0 41 0 62 0 0 20 0 40 0 61 0 2 0 7 5 7s5-5 5-7c0-21 0-41 0-61z">
              <text:p/>
            </draw:path>
            <draw:path draw:style-name="gr6" draw:text-style-name="P5" draw:layer="layout" svg:width="0.078cm" svg:height="0.125cm" svg:x="17.382cm" svg:y="2.251cm" svg:viewBox="0 0 79 126" svg:d="M1 105c-1 1-1 2-1 3s1 4 3 4c1 0 1 0 4-2 4-3 7-6 11-9 4 15 13 25 27 25s28-11 33-15c1 0 1-1 1-2s-2-4-4-4c-1 0-1 1-3 2-6 5-17 13-27 13-13 0-15-17-15-25 0-4 0-4 3-7 17-15 34-33 42-52 4-10 4-17 4-19 0-9-4-17-13-17-25 0-51 55-49 91 0 1 0 1 0 2-5 4-11 8-16 12zM32 80c3-21 17-74 33-74 4 0 7 3 7 10 0 9-4 23-17 40-7 8-15 16-23 24z">
              <text:p/>
            </draw:path>
            <draw:path draw:style-name="gr6" draw:text-style-name="P5" draw:layer="layout" svg:width="0.105cm" svg:height="0.122cm" svg:x="17.489cm" svg:y="2.315cm" svg:viewBox="0 0 106 123" svg:d="M30 0c-10 0-20 1-30 1 0 3 0 5 0 8 13 0 15 1 15 10 0 34 0 68 0 102 2 0 5 0 7 0 2-2 3-4 4-7 1-1 1-2 2-3 8 8 18 12 30 12 26 0 48-18 48-40 0-21-20-39-46-39-10 0-21 2-30 10 0-18 0-36 0-54zM30 63c6-9 18-13 29-13 20 0 29 15 29 33 0 11-2 20-9 26-5 5-14 8-23 8-11 0-21-6-26-14 0-13 0-27 0-40z">
              <text:p/>
            </draw:path>
            <draw:path draw:style-name="gr6" draw:text-style-name="P5" draw:layer="layout" svg:width="0.133cm" svg:height="0.009cm" svg:x="17.653cm" svg:y="2.326cm" svg:viewBox="0 0 134 10" svg:d="M127 10c3 0 7 0 7-5s-4-5-7-5c-40 0-79 0-119 0-3 0-8 0-8 5s5 5 8 5c40 0 79 0 119 0z">
              <text:p/>
            </draw:path>
            <draw:path draw:style-name="gr6" draw:text-style-name="P5" draw:layer="layout" svg:width="0.071cm" svg:height="0.116cm" svg:x="17.841cm" svg:y="2.258cm" svg:viewBox="0 0 72 117" svg:d="M44 5c0-5 0-5-6-5-12 11-32 11-35 11-1 0-2 0-3 0 0 3 0 5 0 8 1 0 2 0 3 0 4 0 15-1 25-5 0 29 0 59 0 88 0 5 0 7-18 7-3 0-6 0-9 0 0 2 0 5 0 8 10-1 24-1 35-1 10 0 26 0 36 1 0-3 0-6 0-8-3 0-6 0-9 0-19 0-19-2-19-7 0-32 0-65 0-97z">
              <text:p/>
            </draw:path>
            <draw:path draw:style-name="gr6" draw:text-style-name="P5" draw:layer="layout" svg:width="0.06cm" svg:height="0.118cm" svg:x="17.114cm" svg:y="2.484cm" svg:viewBox="0 0 61 119" svg:d="M53 7c0-4-3-7-7-7-5 0-11 5-11 10s4 8 7 8c6 0 11-5 11-11zM61 92c0-3-2-3-3-3-3 0-3 1-4 4-3 10-11 20-20 20-4 0-5-3-5-7 0-3 1-5 2-9 1-3 3-7 4-9 0-2 7-18 10-24 1-4 2-6 2-9 0-9-8-16-19-16-19 0-28 23-28 28 0 2 2 2 3 2 3 0 4-1 4-4 4-12 13-20 20-20 4 0 6 2 6 7 0 1 0 3-2 6-1 3-9 22-11 28-1 3-1 4-4 9-1 3-2 5-2 8 0 10 9 16 19 16 19 0 28-23 28-27z">
              <text:p/>
            </draw:path>
            <draw:path draw:style-name="gr6" draw:text-style-name="P5" draw:layer="layout" svg:width="0.063cm" svg:height="0.244cm" svg:x="17.97cm" svg:y="2.337cm" svg:viewBox="0 0 64 245" svg:d="M5 0c-2 0-5 0-5 3 0 1 1 2 2 3 22 20 45 53 45 116 0 52-16 90-42 114-5 5-5 5-5 6s1 3 3 3c3 0 27-16 43-47 11-20 18-47 18-76 0-34-10-88-59-122z">
              <text:p/>
            </draw:path>
            <draw:path draw:style-name="gr6" draw:text-style-name="P5" draw:layer="layout" svg:width="1.84cm" svg:height="0.013cm" svg:x="16.223cm" svg:y="2.614cm" svg:viewBox="0 0 1841 14" svg:d="M920 14c-307 0-613 0-920 0 0-5 0-9 0-14 614 0 1227 0 1841 0 0 5 0 9 0 14-307 0-614 0-921 0z">
              <text:p/>
            </draw:path>
            <draw:path draw:style-name="gr6" draw:text-style-name="P5" draw:layer="layout" svg:width="0.101cm" svg:height="0.175cm" svg:x="17.016cm" svg:y="2.657cm" svg:viewBox="0 0 102 176" svg:d="M23 139c3 16 11 37 32 37 8 0 16-4 25-9 5-3 17-12 17-15 0-1-1-4-4-4-1 0-1 0-5 3-11 10-22 18-33 18-17 0-17-29-17-34 0-3 0-3 1-8 0-2 0-3 3-6 13-12 60-57 60-100 0-4 0-21-16-21-21 0-37 31-41 39-11 21-17 41-19 53-4 17-4 25-4 37-2 2-16 14-18 16-4 4-4 4-4 6 0 1 2 4 4 4s8-6 10-8c3-3 6-6 9-8zM41 111c4-25 24-104 44-104 6 0 9 4 9 12 0 3 0 25-21 55-13 18-26 31-32 37z">
              <text:p/>
            </draw:path>
            <draw:path draw:style-name="gr6" draw:text-style-name="P5" draw:layer="layout" svg:width="0.105cm" svg:height="0.123cm" svg:x="17.141cm" svg:y="2.745cm" svg:viewBox="0 0 106 124" svg:d="M29 0c-10 1-19 1-29 2 0 3 0 5 0 8 13 0 15 1 15 10 0 34 0 68 0 102 2 0 5 0 7 0 1-2 3-5 4-7 0-1 1-2 2-3 7 8 18 12 29 12 27 0 49-18 49-40 0-21-20-40-46-40-10 0-21 3-31 10 0-18 0-36 0-54zM30 63c6-8 18-13 28-13 21 0 30 15 30 34 0 10-2 19-9 26-6 5-14 8-23 8-12 0-21-7-26-15 0-13 0-27 0-40z">
              <text:p/>
            </draw:path>
            <draw:path draw:style-name="gr6" draw:text-style-name="P5" draw:layer="layout" svg:width="0.214cm" svg:height="0.27cm" svg:x="18.231cm" svg:y="2.487cm" svg:viewBox="0 0 215 271" svg:d="M208 14c4-1 7-3 7-7s-3-7-7-7c-2 0-5 1-6 2-65 30-130 61-195 91-5 3-7 5-7 8s3 6 7 8c65 30 130 60 195 91 4 3 5 3 6 3 4 0 7-4 7-7 0-4-1-6-7-8-61-29-123-58-184-87 61-29 123-58 184-87zM203 271c6 0 12 0 12-7s-7-7-13-7c-63 0-126 0-189 0-5 0-13 0-13 7s7 7 13 7c63 0 127 0 190 0z">
              <text:p/>
            </draw:path>
            <draw:path draw:style-name="gr6" draw:text-style-name="P5" draw:layer="layout" svg:width="0.089cm" svg:height="0.163cm" svg:x="18.642cm" svg:y="2.408cm" svg:viewBox="0 0 90 164" svg:d="M56 7c0-6-1-7-8-7-15 16-38 16-48 16 0 3 0 6 0 9 6 0 22 0 36-7 0 42 0 83 0 125 0 8 0 12-25 12-3 0-6 0-9 0 0 3 0 6 0 9 4-1 35-1 44-1 7 0 38 0 44 1 0-3 0-6 0-9-3 0-7 0-10 0-24 0-24-4-24-12 0-45 0-91 0-136z">
              <text:p/>
            </draw:path>
            <draw:path draw:style-name="gr6" draw:text-style-name="P5" draw:layer="layout" svg:width="0.139cm" svg:height="0.013cm" svg:x="18.615cm" svg:y="2.614cm" svg:viewBox="0 0 140 14" svg:d="M70 14c-23 0-47 0-70 0 0-5 0-9 0-14 47 0 93 0 140 0 0 5 0 9 0 14-23 0-47 0-70 0z">
              <text:p/>
            </draw:path>
            <draw:path draw:style-name="gr6" draw:text-style-name="P5" draw:layer="layout" svg:width="0.108cm" svg:height="0.162cm" svg:x="18.631cm" svg:y="2.667cm" svg:viewBox="0 0 109 163" svg:d="M109 118c-3 0-6 0-9 0-1 5-3 20-6 22-2 2-21 2-25 2-15 0-30 0-45 0 26-23 35-30 49-41 19-15 36-30 36-54 0-29-27-47-58-47-30 0-51 21-51 44 0 12 10 13 13 13 6 0 13-4 13-13 0-4-2-13-15-13 8-17 25-23 36-23 25 0 38 20 38 39 0 22-16 39-23 48-20 19-40 38-60 58-2 2-2 3-2 10 34 0 67 0 101 0 3-15 5-30 8-45z">
              <text:p/>
            </draw:path>
            <draw:path draw:style-name="gr6" draw:text-style-name="P5" draw:layer="layout" svg:width="0.233cm" svg:height="0.233cm" svg:x="18.895cm" svg:y="2.505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6" draw:text-style-name="P5" draw:layer="layout" svg:width="0.141cm" svg:height="0.165cm" svg:x="19.236cm" svg:y="2.551cm" svg:viewBox="0 0 142 166" svg:d="M41 79c11 5 21 5 30 5s28 0 28-11c0-8-12-9-25-9-8 0-20 0-33 6-8-4-14-11-14-20 0-22 34-34 66-34 6 0 18 0 32 10 4 2 5 3 7 3 5 0 10-4 10-9 0-7-22-20-46-20-40 0-78 23-78 50 0 15 13 24 14 25-21 11-32 31-32 47 0 23 20 44 57 44 47 0 67-31 67-36 0-2-2-3-4-3s-3 1-4 2c-5 8-13 21-55 21-22 0-52-5-52-30 0-12 10-30 32-41zM52 74c8-2 16-3 22-3 8 0 10 1 16 2-5 3-6 3-19 3-8 0-12 0-19-2z">
              <text:p/>
            </draw:path>
          </draw:g>
        </draw:g>
        <draw:g draw:style-name="gr5">
          <svg:title>TexMaths</svg:title>
          <svg:desc>10§latex§\begin{align*}
&amp;
\textstyle
\underline{w} = \left\lceil \ell_b \left( \frac{1}{2} - \varepsilon \right) \right\rceil \\
&amp;
\textstyle
\overline{w} = \left\lfloor \ell_b \left( \frac{1}{2} + \varepsilon \right) \right\rfloor
\end{align*}§svg§600§TRUE§</svg:desc>
          <draw:g>
            <draw:path draw:style-name="gr6" draw:text-style-name="P5" draw:layer="layout" svg:width="0.232cm" svg:height="0.158cm" svg:x="14.925cm" svg:y="3.131cm" svg:viewBox="0 0 233 159" svg:d="M153 36c1-8 5-21 5-23 0-6-5-10-10-10s-11 3-13 10c-1 3-18 70-20 79-3 10-4 17-4 23 0 4 0 5 1 6-8 19-19 30-33 30-28 0-28-26-28-32 0-11 2-25 19-68 3-11 6-16 6-23 0-15-12-28-29-28-34 0-47 50-47 54 0 3 4 3 5 3 3 0 3-1 5-6 10-33 23-44 36-44 3 0 9 1 9 12 0 9-4 18-7 24-15 42-19 58-19 71 0 32 23 45 49 45 6 0 23 0 37-25 9 23 33 25 44 25 26 0 42-23 51-44 12-27 23-74 23-91 0-19-9-24-15-24-9 0-18 9-18 16 0 5 2 7 5 10 4 4 13 13 13 30 0 12-10 46-19 64-10 19-22 31-39 31s-26-11-26-31c0-10 2-20 4-25 5-20 10-39 15-59z">
              <text:p/>
            </draw:path>
            <draw:path draw:style-name="gr6" draw:text-style-name="P5" draw:layer="layout" svg:width="0.26cm" svg:height="0.013cm" svg:x="14.915cm" svg:y="3.328cm" svg:viewBox="0 0 261 14" svg:d="M131 14c-44 0-87 0-131 0 0-5 0-9 0-14 87 0 174 0 261 0 0 5 0 9 0 14-43 0-87 0-130 0z">
              <text:p/>
            </draw:path>
            <draw:path draw:style-name="gr6" draw:text-style-name="P5" draw:layer="layout" svg:width="0.233cm" svg:height="0.081cm" svg:x="15.293cm" svg:y="3.157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6" draw:text-style-name="P5" draw:layer="layout" svg:width="0.085cm" svg:height="0.42cm" svg:x="15.716cm" svg:y="2.987cm" svg:viewBox="0 0 86 421" svg:d="M0 421c5 0 9 0 14 0 0-136 0-271 0-407 24 0 48 0 72 0 0-5 0-9 0-14-29 0-57 0-86 0 0 140 0 280 0 421z">
              <text:p/>
            </draw:path>
            <draw:path draw:style-name="gr6" draw:text-style-name="P5" draw:layer="layout" svg:width="0.135cm" svg:height="0.251cm" svg:x="15.814cm" svg:y="3.038cm" svg:viewBox="0 0 136 252" svg:d="M2 213c-1 1-2 2-2 3 0 2 3 5 5 5 1 0 2-1 12-11 3-2 10-9 13-12 3 28 14 54 39 54 14 0 27-8 34-13 5-4 21-18 21-21 0-1-1-4-4-4-1 0-1 0-4 3-23 22-36 27-46 27-16 0-21-18-21-45 0-3 0-19 1-20s1-2 8-9c28-29 78-88 78-142 0-6 0-28-20-28-30 0-56 58-59 66-17 38-28 80-28 121-9 8-18 17-27 26zM52 164c1-4 16-82 36-123 9-19 17-33 28-33 12 0 12 13 12 18 0 59-59 120-76 138z">
              <text:p/>
            </draw:path>
            <draw:path draw:style-name="gr6" draw:text-style-name="P5" draw:layer="layout" svg:width="0.099cm" svg:height="0.172cm" svg:x="15.973cm" svg:y="3.168cm" svg:viewBox="0 0 100 173" svg:d="M49 7c0-1 1-3 1-4s-1-3-4-3c-5 0-25 2-32 2-2 1-5 1-5 6 0 3 3 3 6 3 12 0 12 2 12 4s-2 12-4 17c-2 8-3 15-5 23-3 8-16 62-17 65-1 6-1 9-1 12 0 25 16 41 36 41 31 0 64-34 64-70 0-29-20-41-37-41-13 0-24 7-31 14 6-23 11-46 17-69zM37 166c-12 0-19-11-19-25 0-9 2-18 9-45 1-5 1-5 6-11 9-11 20-16 29-16 10 0 18 7 18 24 0 10-5 35-13 49-6 12-18 24-30 24z">
              <text:p/>
            </draw:path>
            <draw:path draw:style-name="gr6" draw:text-style-name="P5" draw:layer="layout" svg:width="0.091cm" svg:height="0.42cm" svg:x="16.209cm" svg:y="2.987cm" svg:viewBox="0 0 92 421" svg:d="M92 418c0-2-1-2-2-3-16-18-40-46-55-103-8-32-11-68-11-101 0-92 22-157 65-203 3-3 2-3 3-4 0-4-3-4-5-4-5 0-24 21-28 27-36 42-59 105-59 184 0 49 9 120 55 179 3 5 26 31 32 31 2 0 5 0 5-3z">
              <text:p/>
            </draw:path>
            <draw:path draw:style-name="gr6" draw:text-style-name="P5" draw:layer="layout" svg:width="0.088cm" svg:height="0.162cm" svg:x="16.386cm" svg:y="2.984cm" svg:viewBox="0 0 89 163" svg:d="M55 7c0-7 0-7-7-7-16 16-38 16-48 16 0 3 0 6 0 9 6 0 22 0 35-7 0 42 0 83 0 125 0 8 0 12-24 12-3 0-7 0-10 0 0 3 0 5 0 8 5 0 35-1 44-1 8 0 39 1 44 1 0-3 0-5 0-8-3 0-6 0-9 0-25 0-25-4-25-12 0-45 0-91 0-136z">
              <text:p/>
            </draw:path>
            <draw:path draw:style-name="gr6" draw:text-style-name="P5" draw:layer="layout" svg:width="0.139cm" svg:height="0.013cm" svg:x="16.359cm" svg:y="3.191cm" svg:viewBox="0 0 140 14" svg:d="M70 14c-23 0-47 0-70 0 0-5 0-9 0-14 47 0 93 0 140 0 0 5 0 9 0 14-23 0-47 0-70 0z">
              <text:p/>
            </draw:path>
            <draw:path draw:style-name="gr6" draw:text-style-name="P5" draw:layer="layout" svg:width="0.108cm" svg:height="0.162cm" svg:x="16.374cm" svg:y="3.244cm" svg:viewBox="0 0 109 163" svg:d="M109 118c-3 0-5 0-8 0-1 6-4 20-7 22-2 2-21 2-24 2-15 0-30 0-45 0 25-23 34-30 49-41 18-15 35-30 35-53 0-30-26-48-58-48-30 0-51 21-51 44 0 12 11 13 13 13 6 0 13-4 13-13 0-4-1-13-14-13 7-17 24-23 36-23 24 0 37 20 37 40 0 21-15 38-23 47-20 19-39 39-59 58-3 2-3 3-3 10 34 0 68 0 102 0 2-15 5-30 7-45z">
              <text:p/>
            </draw:path>
            <draw:path draw:style-name="gr6" draw:text-style-name="P5" draw:layer="layout" svg:width="0.214cm" svg:height="0.013cm" svg:x="16.648cm" svg:y="3.191cm" svg:viewBox="0 0 215 14" svg:d="M203 14c6 0 12 0 12-7s-6-7-12-7c-63 0-127 0-190 0-6 0-13 0-13 7s7 7 13 7c63 0 127 0 190 0z">
              <text:p/>
            </draw:path>
            <draw:path draw:style-name="gr6" draw:text-style-name="P5" draw:layer="layout" svg:width="0.14cm" svg:height="0.165cm" svg:x="16.98cm" svg:y="3.127cm" svg:viewBox="0 0 141 166" svg:d="M40 79c12 5 22 5 30 5 9 0 29 0 29-11 0-8-13-9-26-9-7 0-20 0-33 6-8-4-14-11-14-20 0-22 35-34 66-34 6 0 19 0 33 10 3 2 4 3 7 3 4 0 9-4 9-9 0-7-21-20-45-20-41 0-79 23-79 50 0 15 13 24 15 25-21 11-32 31-32 47 0 23 20 44 57 44 46 0 66-30 66-36 0-2-2-3-4-3s-3 1-4 2c-4 8-13 21-55 21-21 0-51-5-51-30 0-12 10-30 31-41zM52 74c8-2 15-3 21-3 9 0 10 1 16 2-5 3-5 3-19 3-8 0-12 0-18-2z">
              <text:p/>
            </draw:path>
            <draw:path draw:style-name="gr6" draw:text-style-name="P5" draw:layer="layout" svg:width="0.09cm" svg:height="0.42cm" svg:x="17.15cm" svg:y="2.987cm" svg:viewBox="0 0 91 421" svg:d="M91 211c0-50-8-121-54-180-4-4-27-31-33-31-2 0-4 1-4 4 0 1 0 2 2 3 17 19 40 47 54 103 8 32 11 68 11 101 0 35-3 71-12 105-13 49-34 78-52 97-3 3-3 4-3 5 0 3 2 3 4 3 5 0 25-21 29-26 36-43 58-106 58-184z">
              <text:p/>
            </draw:path>
            <draw:path draw:style-name="gr6" draw:text-style-name="P5" draw:layer="layout" svg:width="0.086cm" svg:height="0.42cm" svg:x="17.303cm" svg:y="2.987cm" svg:viewBox="0 0 87 421" svg:d="M73 421c5 0 9 0 14 0 0-141 0-281 0-421-29 0-58 0-87 0 0 5 0 9 0 14 24 0 49 0 73 0 0 136 0 271 0 407z">
              <text:p/>
            </draw:path>
            <draw:path draw:style-name="gr6" draw:text-style-name="P5" draw:layer="layout" svg:width="0.26cm" svg:height="0.013cm" svg:x="14.915cm" svg:y="3.643cm" svg:viewBox="0 0 261 14" svg:d="M131 14c-44 0-87 0-131 0 0-5 0-9 0-14 87 0 174 0 261 0 0 5 0 9 0 14-43 0-87 0-130 0z">
              <text:p/>
            </draw:path>
            <draw:path draw:style-name="gr6" draw:text-style-name="P5" draw:layer="layout" svg:width="0.232cm" svg:height="0.158cm" svg:x="14.925cm" svg:y="3.695cm" svg:viewBox="0 0 233 159" svg:d="M153 36c1-8 5-21 5-23 0-6-5-9-10-9s-11 3-13 10c-1 2-18 69-20 78-3 11-4 17-4 24 0 3 0 4 1 6-8 18-19 29-33 29-28 0-28-26-28-32 0-11 2-25 19-68 3-10 6-15 6-22 0-16-12-29-29-29-34 0-47 51-47 54 0 4 4 4 5 4 3 0 3-1 5-7 10-32 23-43 36-43 3 0 9 0 9 11 0 9-4 19-7 25-15 41-19 57-19 71 0 32 23 44 49 44 6 0 23 0 37-25 9 23 33 25 44 25 26 0 42-22 51-43 12-28 23-75 23-91 0-20-9-25-15-25-9 0-18 9-18 17 0 4 2 7 5 9 4 4 13 13 13 30 0 12-10 47-19 64-10 19-22 31-39 31s-26-10-26-30c0-10 2-21 4-26 5-20 10-39 15-59z">
              <text:p/>
            </draw:path>
            <draw:path draw:style-name="gr6" draw:text-style-name="P5" draw:layer="layout" svg:width="0.233cm" svg:height="0.081cm" svg:x="15.293cm" svg:y="3.721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6" draw:text-style-name="P5" draw:layer="layout" svg:width="0.085cm" svg:height="0.42cm" svg:x="15.716cm" svg:y="3.552cm" svg:viewBox="0 0 86 421" svg:d="M0 421c29 0 57 0 86 0 0-5 0-10 0-14-24 0-48 0-72 0 0-136 0-271 0-407-5 0-9 0-14 0 0 140 0 280 0 421z">
              <text:p/>
            </draw:path>
            <draw:path draw:style-name="gr6" draw:text-style-name="P5" draw:layer="layout" svg:width="0.135cm" svg:height="0.25cm" svg:x="15.814cm" svg:y="3.603cm" svg:viewBox="0 0 136 251" svg:d="M2 212c-1 1-2 3-2 4 0 2 3 5 5 5 1 0 2-2 12-11 3-3 10-10 13-12 3 27 14 53 39 53 14 0 27-8 34-13 5-3 21-17 21-21 0-1-1-4-4-4-1 0-1 0-4 3-23 22-36 28-46 28-16 0-21-19-21-46 0-2 0-18 1-20 1-1 1-2 8-9 28-28 78-88 78-142 0-6 0-27-20-27-30 0-56 58-59 66-17 38-28 79-28 121-9 8-18 16-27 25zM52 163c1-4 16-82 36-123 9-19 17-33 28-33 12 0 12 13 12 19 0 58-59 120-76 137z">
              <text:p/>
            </draw:path>
            <draw:path draw:style-name="gr6" draw:text-style-name="P5" draw:layer="layout" svg:width="0.099cm" svg:height="0.172cm" svg:x="15.973cm" svg:y="3.732cm" svg:viewBox="0 0 100 173" svg:d="M49 8c0-1 1-3 1-4 0-2-1-4-4-4-5 0-25 2-32 3-2 0-5 0-5 5 0 4 3 4 6 4 12 0 12 2 12 4 0 1-2 11-4 17-2 7-3 15-5 22-3 9-16 63-17 66-1 6-1 9-1 12 0 25 16 40 36 40 31 0 64-33 64-69 0-29-20-42-37-42-13 0-24 8-31 14 6-23 11-45 17-68zM37 166c-12 0-19-10-19-25 0-9 2-17 9-45 1-5 1-5 6-10 9-11 20-17 29-17 10 0 18 7 18 24 0 10-5 35-13 50-6 12-18 23-30 23z">
              <text:p/>
            </draw:path>
            <draw:path draw:style-name="gr6" draw:text-style-name="P5" draw:layer="layout" svg:width="0.091cm" svg:height="0.42cm" svg:x="16.209cm" svg:y="3.552cm" svg:viewBox="0 0 92 421" svg:d="M92 417c0-1-1-2-2-3-16-17-40-46-55-103-8-32-11-68-11-101 0-92 22-157 65-202 3-3 3-4 3-5 0-3-3-3-5-3-5 0-24 21-28 26-36 43-59 106-59 184 0 50 9 121 55 180 3 4 26 31 32 31 2 0 5 0 5-4z">
              <text:p/>
            </draw:path>
            <draw:path draw:style-name="gr6" draw:text-style-name="P5" draw:layer="layout" svg:width="0.088cm" svg:height="0.162cm" svg:x="16.386cm" svg:y="3.549cm" svg:viewBox="0 0 89 163" svg:d="M55 7c0-7 0-7-7-7-16 15-38 15-48 15 0 3 0 6 0 9 6 0 22 0 35-7 0 42 0 84 0 126 0 8 0 11-24 11-3 0-7 0-10 0 0 3 0 6 0 9 5 0 35-1 44-1 8 0 39 1 44 1 0-3 0-6 0-9-3 0-6 0-9 0-25 0-25-3-25-11 0-45 0-91 0-136z">
              <text:p/>
            </draw:path>
            <draw:path draw:style-name="gr6" draw:text-style-name="P5" draw:layer="layout" svg:width="0.139cm" svg:height="0.013cm" svg:x="16.359cm" svg:y="3.755cm" svg:viewBox="0 0 140 14" svg:d="M70 14c-23 0-47 0-70 0 0-5 0-9 0-14 47 0 93 0 140 0 0 5 0 9 0 14-23 0-47 0-70 0z">
              <text:p/>
            </draw:path>
            <draw:path draw:style-name="gr6" draw:text-style-name="P5" draw:layer="layout" svg:width="0.108cm" svg:height="0.162cm" svg:x="16.374cm" svg:y="3.808cm" svg:viewBox="0 0 109 163" svg:d="M109 119c-3 0-5 0-8 0-1 5-4 19-7 22-2 1-21 1-24 1-15 0-30 0-45 0 25-22 34-29 49-41 18-14 35-30 35-53 0-30-26-48-58-48-30 0-51 21-51 44 0 13 11 14 13 14 6 0 13-4 13-13 0-5-1-13-14-13 7-18 24-23 36-23 24 0 37 19 37 39 0 21-15 38-23 47-20 20-39 39-59 59-3 2-3 2-3 9 34 0 68 0 102 0 2-15 5-29 7-44z">
              <text:p/>
            </draw:path>
            <draw:path draw:style-name="gr6" draw:text-style-name="P5" draw:layer="layout" svg:width="0.232cm" svg:height="0.233cm" svg:x="16.639cm" svg:y="3.645cm" svg:viewBox="0 0 233 234" svg:d="M124 124c33 0 65 0 98 0 5 0 11 0 11-7s-6-7-11-7c-33 0-65 0-98 0 0-33 0-65 0-98 0-5 0-12-7-12s-7 7-7 12c0 33 0 65 0 98-33 0-66 0-99 0-5 0-11 0-11 7s6 7 11 7c33 0 66 0 99 0 0 33 0 66 0 99 0 5 0 11 7 11s7-6 7-11c0-33 0-66 0-99z">
              <text:p/>
            </draw:path>
            <draw:path draw:style-name="gr6" draw:text-style-name="P5" draw:layer="layout" svg:width="0.14cm" svg:height="0.166cm" svg:x="16.98cm" svg:y="3.691cm" svg:viewBox="0 0 141 167" svg:d="M40 79c12 5 22 5 30 5 9 0 29 0 29-10 0-9-13-10-26-10-7 0-20 1-33 7-8-5-14-11-14-21 0-21 35-34 66-34 6 0 19 0 33 10 3 3 4 4 7 4 4 0 9-5 9-10 0-7-21-20-45-20-41 0-79 24-79 50 0 15 13 24 15 25-21 12-32 32-32 48 0 23 20 44 57 44 46 0 66-31 66-36 0-2-2-4-4-4s-3 2-4 3c-4 8-13 21-55 21-21 0-51-5-51-30 0-12 10-31 31-42zM52 75c8-3 15-3 21-3 9 0 10 0 16 2-5 2-5 3-19 3-8 0-12 0-18-2z">
              <text:p/>
            </draw:path>
            <draw:path draw:style-name="gr6" draw:text-style-name="P5" draw:layer="layout" svg:width="0.09cm" svg:height="0.42cm" svg:x="17.15cm" svg:y="3.552cm" svg:viewBox="0 0 91 421" svg:d="M91 210c0-49-8-120-54-179-4-5-27-31-33-31-2 0-4 0-4 3 0 2 0 3 2 4 17 18 40 46 54 102 8 32 11 68 11 101 0 36-3 71-12 106-13 49-34 77-52 97-3 3-2 2-3 4 0 3 2 4 4 4 5 0 25-22 29-27 36-42 58-105 58-184z">
              <text:p/>
            </draw:path>
            <draw:path draw:style-name="gr6" draw:text-style-name="P5" draw:layer="layout" svg:width="0.086cm" svg:height="0.42cm" svg:x="17.303cm" svg:y="3.552cm" svg:viewBox="0 0 87 421" svg:d="M87 421c0-141 0-281 0-421-5 0-9 0-14 0 0 136 0 271 0 407-24 0-49 0-73 0 0 4 0 9 0 14 29 0 58 0 87 0z">
              <text:p/>
            </draw:path>
          </draw:g>
        </draw:g>
        <draw:g draw:style-name="gr5">
          <svg:title>TexMaths</svg:title>
          <svg:desc>10§display§w(\bm{u}) = 
\begin{cases}
\lfloor \beta/2 \rfloor &amp; (i \bmod 2 = 0) \\
\lceil \beta/2 \rceil &amp; (i \bmod 2 = 1) 
\end{cases}§svg§600§TRUE§</svg:desc>
          <draw:g>
            <draw:path draw:style-name="gr6" draw:text-style-name="P5" draw:layer="layout" svg:width="0.232cm" svg:height="0.158cm" svg:x="3.315cm" svg:y="7.669cm" svg:viewBox="0 0 233 159" svg:d="M153 36c1-7 5-20 5-22 0-7-5-10-10-10s-11 3-13 10c-1 2-18 69-20 79-3 10-4 16-4 23 0 4 0 4 1 6-8 19-19 30-33 30-28 0-28-26-28-32 0-12 2-25 19-68 4-11 6-16 6-23 0-16-12-29-29-29-34 0-47 51-47 54 0 4 4 4 5 4 3 0 3-1 5-6 10-33 23-44 36-44 3 0 9 0 9 12 0 8-4 18-7 24-15 42-19 58-19 71 0 32 23 44 49 44 6 0 23 0 37-24 9 22 33 24 44 24 26 0 42-22 51-43 12-27 23-74 23-91 0-19-9-25-15-25-9 0-18 9-18 17 0 5 2 7 5 10 4 3 13 13 13 29 0 12-10 47-19 65-10 18-22 31-39 31s-26-11-26-31c0-10 2-21 4-26 5-20 10-39 15-59z">
              <text:p/>
            </draw:path>
            <draw:path draw:style-name="gr6" draw:text-style-name="P5" draw:layer="layout" svg:width="0.081cm" svg:height="0.35cm" svg:x="3.601cm" svg:y="7.561cm" svg:viewBox="0 0 82 351" svg:d="M82 348c0-1 0-2-6-8-44-44-56-111-56-164 0-61 14-122 57-166 5-5 5-5 5-6 0-3-2-4-4-4-3 0-35 24-56 69-18 38-22 77-22 107 0 27 4 70 23 109 21 43 52 66 55 66 2 0 4-1 4-3z">
              <text:p/>
            </draw:path>
            <draw:path draw:style-name="gr6" draw:text-style-name="P5" draw:layer="layout" svg:width="0.215cm" svg:height="0.16cm" svg:x="3.714cm" svg:y="7.666cm" svg:viewBox="0 0 216 161" svg:d="M187 47c2-10 6-27 6-29 0-7-5-15-16-15-6 0-19 3-23 18-2 5-18 69-20 80-2 8-5 18-6 25-6 8-20 23-38 23-20 0-21-18-21-26 0-21 11-49 21-74 4-9 5-12 5-18 0-20-21-31-40-31-37 0-55 48-55 55 0 4 5 4 9 4s6 0 8-4c11-39 30-43 36-43 2 0 6 0 6 8s-4 18-6 22c-15 37-21 56-21 74 0 40 35 45 56 45 10 0 25-1 44-19 12 17 32 19 40 19 13 0 24-7 31-20 9-14 13-33 13-35 0-4-5-4-8-4-4 0-5 0-7 1-1 1-1 2-3 11-7 27-15 35-24 35-5 0-8-4-8-13 0-6 1-12 5-26 2-10 6-24 8-32 3-10 5-21 8-31z">
              <text:p/>
            </draw:path>
            <draw:path draw:style-name="gr6" draw:text-style-name="P5" draw:layer="layout" svg:width="0.081cm" svg:height="0.35cm" svg:x="3.962cm" svg:y="7.561cm" svg:viewBox="0 0 82 351" svg:d="M82 176c0-28-4-70-23-110-22-43-52-66-55-66-2 0-4 2-4 4 0 1 0 1 7 8 34 35 54 90 54 164 0 60-13 121-56 166-5 4-5 5-5 6 0 2 2 3 4 3 3 0 35-24 56-68 18-39 22-78 22-107z">
              <text:p/>
            </draw:path>
            <draw:path draw:style-name="gr6" draw:text-style-name="P5" draw:layer="layout" svg:width="0.233cm" svg:height="0.081cm" svg:x="4.196cm" svg:y="7.69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181cm" svg:height="1.051cm" svg:x="4.598cm" svg:y="7.21cm" svg:viewBox="0 0 182 1052" svg:d="M108 654c0-38-27-97-88-127 38-21 83-62 88-127 0-1 0-2 0-2 0-82 0-163 0-244 0-28 0-35 3-48 6-28 23-63 67-89 3-2 4-2 4-9s-1-8-8-8-7 0-17 6c-79 44-83 110-83 122 0 83 0 166 0 250 0 25 0 53-19 85-16 29-35 44-50 54-5 3-5 3-5 9 0 7 0 7 3 9 30 18 62 50 70 107 1 8 1 8 1 12 0 90 0 180 0 270 0 28 17 87 85 123 8 5 9 5 15 5 7 0 8-1 8-8s-1-7-2-8c-15-9-61-37-71-98-1-9-1-10-1-14 0-90 0-180 0-270z">
              <text:p/>
            </draw:path>
            <draw:path draw:style-name="gr6" draw:text-style-name="P5" draw:layer="layout" svg:width="0.086cm" svg:height="0.35cm" svg:x="4.892cm" svg:y="7.322cm" svg:viewBox="0 0 87 351" svg:d="M74 351c5 0 13 0 13-7s-8-7-13-7c-20 0-40 0-60 0 0-109 0-217 0-325 0-6 0-12-7-12s-7 7-7 12c0 109 0 217 0 326 0 11 1 13 12 13 21 0 41 0 62 0z">
              <text:p/>
            </draw:path>
            <draw:path draw:style-name="gr6" draw:text-style-name="P5" draw:layer="layout" svg:width="0.191cm" svg:height="0.315cm" svg:x="4.997cm" svg:y="7.337cm" svg:viewBox="0 0 192 316" svg:d="M192 48c0-26-20-48-48-48-20 0-30 6-43 15-19 14-38 48-45 75-19 74-37 148-56 223 0 1 1 3 4 3 2 0 4-1 5-2 8-32 16-64 24-96 7 21 22 34 48 34s52-13 68-28c17-16 28-39 28-65 0-25-13-43-26-52 21-12 41-33 41-59zM128 107c-4 1-8 2-16 2-5 0-12 0-16-1 1-4 13-3 17-3 8 0 11 0 15 2zM172 40c0 25-13 50-32 61-9-4-16-4-27-4-7 0-27-1-27 11 0 10 18 9 24 9 14 0 19-1 29-5 14 13 15 24 16 40 0 20-8 47-18 60-13 19-37 32-57 32-27 0-40-21-40-45 0-4 0-9 2-16 7-30 15-59 22-89 8-30 33-86 75-86 21 0 33 11 33 32z">
              <text:p/>
            </draw:path>
            <draw:path draw:style-name="gr6" draw:text-style-name="P5" draw:layer="layout" svg:width="0.136cm" svg:height="0.35cm" svg:x="5.223cm" svg:y="7.322cm" svg:viewBox="0 0 137 351" svg:d="M135 13c2-4 1-4 2-6 0-4-3-7-7-7-3 0-5 1-6 3-41 111-81 222-122 334-2 5-2 6-2 7 0 4 3 7 7 7 5 0 6-3 8-9 40-110 80-219 120-329z">
              <text:p/>
            </draw:path>
            <draw:path draw:style-name="gr6" draw:text-style-name="P5" draw:layer="layout" svg:width="0.139cm" svg:height="0.233cm" svg:x="5.397cm" svg:y="7.351cm" svg:viewBox="0 0 140 234" svg:d="M27 207c12-12 25-24 37-36 55-49 76-68 76-103 0-40-31-68-74-68-40 0-66 33-66 64 0 19 18 19 19 19 6 0 18-4 18-18 0-9-6-18-19-18-2 0-3 0-4 0 8-23 27-36 47-36 32 0 47 29 47 57s-17 56-36 78c-23 25-45 50-68 75-4 4-4 5-4 13 44 0 87 0 131 0 3-21 6-41 9-61-3 0-5 0-8 0-2 11-5 26-8 31-3 3-26 3-34 3-21 0-42 0-63 0z">
              <text:p/>
            </draw:path>
            <draw:path draw:style-name="gr6" draw:text-style-name="P5" draw:layer="layout" svg:width="0.086cm" svg:height="0.35cm" svg:x="5.563cm" svg:y="7.322cm" svg:viewBox="0 0 87 351" svg:d="M87 12c0-6 0-12-7-12s-7 7-7 12c0 108 0 216 0 325-20 0-41 0-61 0-5 0-12 0-12 7s7 7 12 7c21 0 42 0 63 0 11 0 12-1 12-13 0-109 0-217 0-326z">
              <text:p/>
            </draw:path>
            <draw:path draw:style-name="gr6" draw:text-style-name="P5" draw:layer="layout" svg:width="0.08cm" svg:height="0.35cm" svg:x="6.097cm" svg:y="7.322cm" svg:viewBox="0 0 81 351" svg:d="M81 347c0-1 0-1-6-7-44-45-55-111-55-165 0-61 13-122 57-166 4-4 4-5 4-6 0-2-1-3-3-3-4 0-35 24-56 68-18 39-22 78-22 107 0 28 4 70 23 110 21 43 51 66 55 66 2 0 3-1 3-4z">
              <text:p/>
            </draw:path>
            <draw:path draw:style-name="gr6" draw:text-style-name="P5" draw:layer="layout" svg:width="0.091cm" svg:height="0.235cm" svg:x="6.209cm" svg:y="7.353cm" svg:viewBox="0 0 92 236" svg:d="M89 13c0-7-5-13-13-13-9 0-19 9-19 19 0 6 5 12 14 12 8 0 18-8 18-18zM63 145c4-11 4-11 7-21 3-7 5-12 5-18 0-16-11-29-29-29-33 0-46 51-46 54s3 3 4 3c3 0 4 0 6-6 9-33 23-43 35-43 3 0 9 0 9 11 0 7-3 15-4 18-3 9-19 50-24 65-4 9-8 21-8 28 0 17 12 29 28 29 33 0 46-51 46-54 0-4-3-4-4-4-3 0-3 1-5 7-6 22-18 43-36 43-6 0-8-3-8-11 0-9 2-14 10-35 5-12 9-25 14-37z">
              <text:p/>
            </draw:path>
            <draw:path draw:style-name="gr6" draw:text-style-name="P5" draw:layer="layout" svg:width="0.274cm" svg:height="0.154cm" svg:x="6.428cm" svg:y="7.43cm" svg:viewBox="0 0 275 155" svg:d="M28 34c0 31 0 63 0 94 0 16-4 16-28 16 0 4 0 7 0 11 13 0 31-1 40-1s28 1 40 1c0-4 0-7 0-11-24 0-28 0-28-16 0-21 0-43 0-64 0-37 25-56 48-56 22 0 26 19 26 39 0 27 0 54 0 81 0 16-4 16-28 16 0 4 0 7 0 11 12 0 30-1 40-1 9 0 27 1 39 1 0-4 0-7 0-11-23 0-27 0-27-16 0-21 0-43 0-64 0-37 25-56 47-56s26 19 26 39c0 27 0 54 0 81 0 16-4 16-27 16 0 4 0 7 0 11 12 0 30-1 40-1 9 0 27 1 39 1 0-4 0-7 0-11-18 0-27 0-28-10 0-22 0-45 0-67 0-31 0-41-10-54-5-6-17-13-37-13-30 0-45 21-51 34-5-30-31-34-47-34-26 0-42 15-52 37 0-12 0-25 0-37-17 1-33 3-50 4 0 4 0 7 0 11 25 0 28 2 28 19z">
              <text:p/>
            </draw:path>
            <draw:path draw:style-name="gr6" draw:text-style-name="P5" draw:layer="layout" svg:width="0.155cm" svg:height="0.16cm" svg:x="6.72cm" svg:y="7.428cm" svg:viewBox="0 0 156 161" svg:d="M156 82c0-45-36-82-78-82-44 0-78 38-78 82 0 45 36 79 78 79s78-34 78-79zM78 152c-15 0-31-7-40-23s-9-37-9-50c0-14 0-32 8-48 10-16 26-23 41-23s30 7 39 22 9 36 9 49 0 32-7 47c-8 16-24 26-41 26z">
              <text:p/>
            </draw:path>
            <draw:path draw:style-name="gr6" draw:text-style-name="P5" draw:layer="layout" svg:width="0.173cm" svg:height="0.247cm" svg:x="6.907cm" svg:y="7.341cm" svg:viewBox="0 0 174 248" svg:d="M122 225c0 7 0 15 0 23 17-2 35-3 52-4 0-4 0-8 0-11-25 0-28-2-28-19 0-71 0-143 0-214-17 1-33 3-50 4 0 4 0 7 0 11 24 0 27 3 27 20 0 25 0 51 0 76-10-13-25-22-44-22-42 0-79 34-79 80 0 44 35 79 75 79 22 0 38-12 47-23zM122 131c0 24 0 48 0 72 0 6 0 7-4 13-10 16-26 24-41 24-16 0-29-9-37-22-9-15-10-35-10-49 0-13 0-34 10-50 8-11 21-22 40-22 12 0 27 5 38 21 4 6 4 6 4 13z">
              <text:p/>
            </draw:path>
            <draw:path draw:style-name="gr6" draw:text-style-name="P5" draw:layer="layout" svg:width="0.139cm" svg:height="0.233cm" svg:x="7.206cm" svg:y="7.351cm" svg:viewBox="0 0 140 234" svg:d="M27 207c12-12 25-24 37-36 55-49 76-68 76-103 0-40-32-68-74-68-40 0-66 33-66 64 0 19 17 19 19 19 5 0 18-4 18-18 0-9-7-18-19-18-3 0-3 0-4 0 8-23 27-36 47-36 32 0 47 29 47 57s-17 56-37 78c-22 25-45 50-67 75-4 4-4 5-4 13 43 0 87 0 130 0 3-21 7-41 10-61-3 0-6 0-9 0-1 11-4 26-7 31-3 3-26 3-34 3-21 0-42 0-63 0z">
              <text:p/>
            </draw:path>
            <draw:path draw:style-name="gr6" draw:text-style-name="P5" draw:layer="layout" svg:width="0.233cm" svg:height="0.081cm" svg:x="7.481cm" svg:y="7.45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147cm" svg:height="0.241cm" svg:x="7.846cm" svg:y="7.351cm" svg:viewBox="0 0 148 242" svg:d="M148 122c0-28-2-56-14-82-16-34-45-40-60-40-21 0-46 9-61 42-11 24-13 52-13 80 0 26 2 58 16 84 15 29 41 36 58 36 19 0 46-8 61-41 11-24 13-52 13-79zM74 234c-14 0-34-9-41-42-4-21-4-54-4-74 0-23 0-46 3-65 7-42 33-45 42-45 12 0 35 6 41 41 4 20 4 46 4 69 0 26 0 50-4 72-5 34-25 44-41 44z">
              <text:p/>
            </draw:path>
            <draw:path draw:style-name="gr6" draw:text-style-name="P5" draw:layer="layout" svg:width="0.081cm" svg:height="0.35cm" svg:x="8.028cm" svg:y="7.322cm" svg:viewBox="0 0 82 351" svg:d="M82 175c0-27-4-70-23-109-22-43-52-66-55-66-2 0-4 1-4 3 0 1 0 2 7 8 34 35 54 91 54 164 0 60-13 122-56 166-5 5-5 5-5 6 0 2 2 4 4 4 3 0 35-24 56-69 18-38 22-77 22-107z">
              <text:p/>
            </draw:path>
            <draw:path draw:style-name="gr6" draw:text-style-name="P5" draw:layer="layout" svg:width="0.086cm" svg:height="0.35cm" svg:x="4.892cm" svg:y="7.826cm" svg:viewBox="0 0 87 351" svg:d="M74 14c5 0 13 0 13-7s-8-7-13-7c-21 0-41 0-62 0-11 0-12 2-12 13 0 109 0 217 0 326 0 5 0 12 7 12s7-6 7-12c0-109 0-217 0-325 20 0 40 0 60 0z">
              <text:p/>
            </draw:path>
            <draw:path draw:style-name="gr6" draw:text-style-name="P5" draw:layer="layout" svg:width="0.191cm" svg:height="0.315cm" svg:x="4.997cm" svg:y="7.842cm" svg:viewBox="0 0 192 316" svg:d="M192 48c0-27-20-48-48-48-20 0-30 5-43 14-19 14-38 48-45 75-19 74-37 148-56 223 0 1 1 4 4 4 2 0 4-1 5-2 8-33 16-65 24-97 7 21 22 34 48 34s52-12 68-28c17-16 28-38 28-64s-13-44-26-53c21-11 41-33 41-58zM128 106c-4 2-8 2-16 2-5 0-12 1-16-1 1-3 13-3 17-3 8 0 11 0 15 2zM172 40c0 24-13 50-32 60-9-3-16-4-27-4-7 0-27 0-27 11 0 10 18 9 24 9 14 0 19 0 29-4 14 12 15 23 16 39 0 21-8 47-18 61-13 19-37 31-57 31-27 0-40-20-40-45 0-4 0-9 2-15 7-30 15-59 22-89 8-30 33-86 75-86 21 0 33 11 33 32z">
              <text:p/>
            </draw:path>
            <draw:path draw:style-name="gr6" draw:text-style-name="P5" draw:layer="layout" svg:width="0.136cm" svg:height="0.35cm" svg:x="5.223cm" svg:y="7.826cm" svg:viewBox="0 0 137 351" svg:d="M135 14c2-5 2-6 2-7 0-4-3-7-7-7-3 0-5 1-6 3-41 112-81 223-122 335-2 4-1 4-2 6 0 4 3 7 7 7 5 0 6-2 8-8 40-110 80-219 120-329z">
              <text:p/>
            </draw:path>
            <draw:path draw:style-name="gr6" draw:text-style-name="P5" draw:layer="layout" svg:width="0.139cm" svg:height="0.232cm" svg:x="5.397cm" svg:y="7.856cm" svg:viewBox="0 0 140 233" svg:d="M27 206c12-12 25-24 37-36 55-48 76-67 76-102 0-40-31-68-74-68-40 0-66 32-66 63 0 20 18 20 19 20 6 0 18-4 18-19 0-9-6-18-19-18-2 0-3 0-4 0 8-22 27-35 47-35 32 0 47 28 47 57 0 28-17 56-36 77-23 25-45 50-68 75-4 4-4 5-4 13 44 0 87 0 131 0 3-21 6-41 9-61-3 0-5 0-8 0-2 11-5 26-8 32-3 2-26 2-34 2-21 0-42 0-63 0z">
              <text:p/>
            </draw:path>
            <draw:path draw:style-name="gr6" draw:text-style-name="P5" draw:layer="layout" svg:width="0.086cm" svg:height="0.35cm" svg:x="5.563cm" svg:y="7.826cm" svg:viewBox="0 0 87 351" svg:d="M87 13c0-12-1-13-12-13-21 0-42 0-63 0-5 0-12 0-12 7s7 7 12 7c20 0 41 0 61 0 0 108 0 216 0 325 0 5 0 12 7 12s7-6 7-12c0-109 0-217 0-326z">
              <text:p/>
            </draw:path>
            <draw:path draw:style-name="gr6" draw:text-style-name="P5" draw:layer="layout" svg:width="0.08cm" svg:height="0.35cm" svg:x="6.097cm" svg:y="7.826cm" svg:viewBox="0 0 81 351" svg:d="M81 348c0-1 0-2-6-8-44-44-55-111-55-164 0-61 13-122 57-166 4-5 4-5 4-6 0-3-1-4-3-4-4 0-35 24-56 69-18 38-22 77-22 107 0 27 4 70 23 109 21 43 51 66 55 66 2 0 3-1 3-3z">
              <text:p/>
            </draw:path>
            <draw:path draw:style-name="gr6" draw:text-style-name="P5" draw:layer="layout" svg:width="0.091cm" svg:height="0.235cm" svg:x="6.209cm" svg:y="7.857cm" svg:viewBox="0 0 92 236" svg:d="M89 13c0-7-5-13-13-13-9 0-19 10-19 19 0 7 5 13 14 13 8 0 18-8 18-19zM63 145c4-10 4-11 7-20 3-7 5-12 5-19 0-16-11-29-29-29-33 0-46 51-46 54 0 4 3 4 4 4 3 0 4-1 6-6 9-33 23-44 35-44 3 0 9 0 9 11 0 8-3 15-4 19-3 9-19 49-24 64-4 10-8 21-8 29 0 16 12 28 28 28 33 0 46-51 46-54s-3-3-4-3c-3 0-3 1-5 6-6 22-18 44-36 44-6 0-8-4-8-12 0-9 2-14 10-35 5-12 9-25 14-37z">
              <text:p/>
            </draw:path>
            <draw:path draw:style-name="gr6" draw:text-style-name="P5" draw:layer="layout" svg:width="0.274cm" svg:height="0.154cm" svg:x="6.428cm" svg:y="7.934cm" svg:viewBox="0 0 275 155" svg:d="M28 35c0 31 0 63 0 94 0 16-4 16-28 16 0 3 0 7 0 10 13 0 31-1 40-1s28 1 40 1c0-3 0-7 0-10-24 0-28 0-28-16 0-22 0-43 0-65 0-36 25-56 48-56 22 0 26 19 26 39 0 27 0 55 0 82 0 16-4 16-28 16 0 3 0 7 0 10 12 0 30-1 40-1 9 0 27 1 39 1 0-3 0-7 0-10-23 0-27 0-27-16 0-22 0-43 0-65 0-36 25-56 47-56s26 19 26 39c0 27 0 55 0 82 0 16-4 16-27 16 0 3 0 7 0 10 12 0 30-1 40-1 9 0 27 1 39 1 0-3 0-7 0-10-18 0-27 0-28-11 0-22 0-45 0-67 0-30 0-41-10-54-5-6-17-13-37-13-30 0-45 21-51 35-5-31-31-35-47-35-26 0-42 15-52 37 0-12 0-25 0-37-17 1-33 3-50 4 0 4 0 7 0 11 25 0 28 3 28 20z">
              <text:p/>
            </draw:path>
            <draw:path draw:style-name="gr6" draw:text-style-name="P5" draw:layer="layout" svg:width="0.155cm" svg:height="0.16cm" svg:x="6.72cm" svg:y="7.932cm" svg:viewBox="0 0 156 161" svg:d="M156 82c0-45-36-82-78-82-44 0-78 38-78 82 0 46 36 79 78 79s78-34 78-79zM78 153c-15 0-31-8-40-24-9-15-9-37-9-49 0-14 0-33 8-49 10-16 26-23 41-23s30 8 39 23 9 35 9 49c0 12 0 31-7 47-8 15-24 26-41 26z">
              <text:p/>
            </draw:path>
            <draw:path draw:style-name="gr6" draw:text-style-name="P5" draw:layer="layout" svg:width="0.173cm" svg:height="0.246cm" svg:x="6.907cm" svg:y="7.846cm" svg:viewBox="0 0 174 247" svg:d="M122 224c0 7 0 15 0 23 17-2 35-3 52-4 0-4 0-7 0-10-25 0-28-3-28-20 0-71 0-142 0-213-17 1-33 3-50 4 0 4 0 7 0 11 24 0 27 2 27 19 0 25 0 51 0 76-10-13-25-22-44-22-42 0-79 35-79 80s35 79 75 79c22 0 38-12 47-23zM122 130c0 24 0 48 0 72 0 6 0 7-4 13-10 17-26 25-41 25-16 0-29-10-37-23-9-14-10-34-10-49 0-13 0-34 10-49 8-11 21-23 40-23 12 0 27 5 38 21 4 6 4 7 4 13z">
              <text:p/>
            </draw:path>
            <draw:path draw:style-name="gr6" draw:text-style-name="P5" draw:layer="layout" svg:width="0.139cm" svg:height="0.232cm" svg:x="7.206cm" svg:y="7.856cm" svg:viewBox="0 0 140 233" svg:d="M27 206c12-12 25-24 37-36 55-48 76-67 76-102 0-40-32-68-74-68-40 0-66 32-66 63 0 20 17 20 19 20 5 0 18-4 18-19 0-9-7-18-19-18-3 0-3 0-4 0 8-22 27-35 47-35 32 0 47 28 47 57 0 28-17 56-37 77-22 25-45 50-67 75-4 4-4 5-4 13 43 0 87 0 130 0 3-21 7-41 10-61-3 0-6 0-9 0-1 11-4 26-7 32-3 2-26 2-34 2-21 0-42 0-63 0z">
              <text:p/>
            </draw:path>
            <draw:path draw:style-name="gr6" draw:text-style-name="P5" draw:layer="layout" svg:width="0.233cm" svg:height="0.081cm" svg:x="7.481cm" svg:y="7.96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115cm" svg:height="0.232cm" svg:x="7.864cm" svg:y="7.856cm" svg:viewBox="0 0 116 233" svg:d="M72 9c0-9 0-9-8-9-22 22-53 22-64 22 0 4 0 7 0 11 7 0 28 0 46-9 0 61 0 121 0 182 0 12-1 17-33 17-4 0-7 0-11 0 0 3 0 6 0 10 12-1 43-1 57-1s44 0 57 1c0-4 0-7 0-10-4 0-7 0-11 0-32 0-33-4-33-17 0-66 0-131 0-197z">
              <text:p/>
            </draw:path>
            <draw:path draw:style-name="gr6" draw:text-style-name="P5" draw:layer="layout" svg:width="0.081cm" svg:height="0.35cm" svg:x="8.028cm" svg:y="7.826cm" svg:viewBox="0 0 82 351" svg:d="M82 176c0-28-4-70-23-110-22-43-52-66-55-66-2 0-4 2-4 4 0 1 0 1 7 8 34 35 54 90 54 164 0 60-13 122-56 166-5 4-5 5-5 6 0 2 2 3 4 3 3 0 35-24 56-68 18-39 22-78 22-107z">
              <text:p/>
            </draw:path>
          </draw:g>
        </draw:g>
        <draw:g draw:style-name="gr5">
          <svg:title>TexMaths</svg:title>
          <svg:desc>10§display§\forall \bm{u} \in \mathcal{B}_i§svg§600§TRUE§</svg:desc>
          <draw:g>
            <draw:path draw:style-name="gr6" draw:text-style-name="P5" draw:layer="layout" svg:width="0.194cm" svg:height="0.249cm" svg:x="5.342cm" svg:y="6.877cm" svg:viewBox="0 0 195 250" svg:d="M193 13c2-3 2-4 2-6 0-3-3-7-7-7s-6 4-8 8c-10 26-19 51-29 77-36 0-71 0-107 0-10-26-19-51-29-77-2-5-3-8-8-8-3 0-7 4-7 7 0 1 0 2 2 6 29 76 59 153 88 229 1 5 3 8 8 8s6-4 7-8c29-76 59-153 88-229zM50 99c32 0 63 0 95 0-16 41-31 83-47 124-16-41-32-83-48-124z">
              <text:p/>
            </draw:path>
            <draw:path draw:style-name="gr6" draw:text-style-name="P5" draw:layer="layout" svg:width="0.215cm" svg:height="0.159cm" svg:x="5.548cm" svg:y="6.962cm" svg:viewBox="0 0 216 160" svg:d="M187 47c2-10 6-26 6-29 0-7-5-15-16-15-6 0-19 3-23 18-2 5-17 68-20 80-2 8-5 18-6 25-6 8-20 22-37 22-21 0-22-17-22-25 0-22 11-49 21-74 4-9 5-12 5-18 0-20-21-31-40-31-37 0-55 47-55 54 0 5 6 5 9 5 4 0 6 0 8-4 11-39 30-43 36-43 2 0 6 0 6 8s-4 18-6 22c-14 37-21 56-21 73 0 39 35 45 56 45 10 0 25-2 44-18 12 16 32 18 40 18 13 0 24-7 31-19 9-14 13-33 13-35 0-5-5-5-8-5-4 0-5 0-7 2-1 1-1 2-3 10-7 28-15 35-24 35-5 0-8-3-8-13 0-6 1-11 5-25 2-10 6-24 8-32 3-11 5-21 8-31z">
              <text:p/>
            </draw:path>
            <draw:path draw:style-name="gr6" draw:text-style-name="P5" draw:layer="layout" svg:width="0.174cm" svg:height="0.201cm" svg:x="5.903cm" svg:y="6.931cm" svg:viewBox="0 0 175 202" svg:d="M163 109c6 0 12 0 12-7s-6-7-12-7c-50 0-99 0-149 0 4-47 45-81 94-81 18 0 37 0 55 0 6 0 12 0 12-7s-6-7-12-7c-18 0-37 0-55 0-60 0-108 46-108 102 0 55 48 100 108 100 18 0 37 0 55 0 6 0 12 0 12-7s-6-7-12-7c-18 0-37 0-55 0-49 0-90-34-94-79 50 0 99 0 149 0z">
              <text:p/>
            </draw:path>
            <draw:path draw:style-name="gr6" draw:text-style-name="P5" draw:layer="layout" svg:width="0.222cm" svg:height="0.253cm" svg:x="6.215cm" svg:y="6.873cm" svg:viewBox="0 0 223 254" svg:d="M88 9c0-3 0-4 0-5 0-3 0-4-3-4-4 0-15 6-22 9-16 8-29 15-29 21 0 2 2 2 3 2 5 0 14-5 20-8-4 34-12 79-18 109-13 59-20 80-37 114-2 3-1 3-2 4 0 3 2 2 3 3 6 0 21-7 26-16 5-8 18-34 29-75 8-29 21-74 46-111 16-22 31-33 53-33 19 0 36 12 36 31 0 31-33 42-70 54-4 2-28 10-28 19 0 2 2 2 3 2 2 0 10-1 17-1 36 0 64 21 64 53 0 44-37 58-69 58-27 0-40-15-44-20-2-2-2-3-5-3-8 0-26 11-26 18 0 1 14 24 52 24 49 0 122-35 122-92 0-28-20-50-55-57 28-12 69-37 69-70 0-20-17-35-43-35-12 0-57 3-99 56 2-16 5-31 7-47z">
              <text:p/>
            </draw:path>
            <draw:path draw:style-name="gr6" draw:text-style-name="P5" draw:layer="layout" svg:width="0.073cm" svg:height="0.163cm" svg:x="6.447cm" svg:y="7.01cm" svg:viewBox="0 0 74 164" svg:d="M68 9c0-3-3-9-10-9s-14 7-14 14c0 4 3 9 10 9s14-7 14-14zM17 134c-1 3-2 6-2 10 0 11 10 20 24 20 24 0 35-33 35-36 0-4-3-4-4-4-3 0-4 2-5 5-5 19-16 28-26 28-5 0-6-3-6-7 0-6 2-11 4-16 3-7 5-13 8-20 2-6 11-28 12-31 1-2 2-5 2-8 0-11-10-20-24-20-24 0-35 33-35 37 0 3 3 3 4 3 3 0 3-1 4-4 7-21 17-30 26-30 4 0 7 2 7 9 0 6-2 9-8 24-5 13-11 26-16 40z">
              <text:p/>
            </draw:path>
          </draw:g>
        </draw:g>
        <draw:g draw:style-name="gr5">
          <svg:title>TexMaths</svg:title>
          <svg:desc>10§display§\forall \bm{u} \in \mathcal{C}_i§svg§600§TRUE§</svg:desc>
          <draw:g>
            <draw:path draw:style-name="gr6" draw:text-style-name="P5" draw:layer="layout" svg:width="0.195cm" svg:height="0.249cm" svg:x="5.141cm" svg:y="8.477cm" svg:viewBox="0 0 196 250" svg:d="M194 13c2-4 2-4 2-6 0-3-3-7-8-7-4 0-6 4-8 8-10 26-19 51-29 77-36 0-71 0-107 0-10-26-19-51-29-77-1-5-3-8-8-8-3 0-7 4-7 7 0 1 0 1 2 6 29 76 59 153 88 229 2 4 3 8 8 8s6-4 8-8c29-76 59-153 88-229zM50 99c32 0 64 0 96 0-16 41-32 83-48 124-16-41-32-83-48-124z">
              <text:p/>
            </draw:path>
            <draw:path draw:style-name="gr6" draw:text-style-name="P5" draw:layer="layout" svg:width="0.215cm" svg:height="0.16cm" svg:x="5.348cm" svg:y="8.562cm" svg:viewBox="0 0 216 161" svg:d="M186 47c3-10 7-27 7-29 0-7-6-15-17-15-5 0-18 3-23 18-1 5-17 68-20 80-2 8-5 18-5 24-7 9-20 23-38 23-21 0-21-17-21-25 0-22 11-49 20-74 4-9 5-12 5-18 0-20-20-31-40-31-37 0-54 47-54 54 0 5 5 5 8 5 4 0 7 0 8-4 12-39 31-43 36-43 3 0 6 0 6 8s-4 18-5 22c-15 36-22 56-22 73 0 40 35 46 56 46 10 0 26-2 45-20 11 18 31 20 40 20 13 0 23-8 30-20 9-14 14-33 14-35 0-5-6-5-9-5-4 0-5 0-7 2-1 1-1 1-3 10-7 27-14 35-24 35-5 0-8-3-8-13 0-6 2-11 5-25 3-10 6-24 8-32 3-11 5-21 8-31z">
              <text:p/>
            </draw:path>
            <draw:path draw:style-name="gr6" draw:text-style-name="P5" draw:layer="layout" svg:width="0.175cm" svg:height="0.201cm" svg:x="5.702cm" svg:y="8.531cm" svg:viewBox="0 0 176 202" svg:d="M164 108c6 0 12 0 12-7s-6-7-12-7c-50 0-99 0-149 0 4-46 44-80 94-80 18 0 37 0 55 0 6 0 12 0 12-7s-6-7-12-7c-19 0-37 0-56 0-60 0-108 45-108 101s48 101 108 101c19 0 37 0 56 0 6 0 12 0 12-7s-6-7-12-7c-18 0-37 0-55 0-50 0-90-33-94-80 50 0 99 0 149 0z">
              <text:p/>
            </draw:path>
            <draw:path draw:style-name="gr6" draw:text-style-name="P5" draw:layer="layout" svg:width="0.182cm" svg:height="0.253cm" svg:x="6.008cm" svg:y="8.473cm" svg:viewBox="0 0 183 254" svg:d="M170 191c0-2-2-3-4-3-5 0-9 4-14 6-7 4-9 7-13 13-11 16-26 28-49 28-32 0-60-23-60-74 0-32 13-73 31-101 16-22 35-41 71-41 13 0 22 5 22 18s-13 37-18 44c-2 4-2 5-2 6 0 2 2 2 4 2 7 0 20-8 24-13 1-2 21-36 21-54 0-19-15-22-28-22-51 0-93 33-109 53-42 50-46 105-46 122 0 51 26 79 67 79 56 0 103-54 103-63z">
              <text:p/>
            </draw:path>
            <draw:path draw:style-name="gr6" draw:text-style-name="P5" draw:layer="layout" svg:width="0.074cm" svg:height="0.163cm" svg:x="6.2cm" svg:y="8.61cm" svg:viewBox="0 0 75 164" svg:d="M68 9c0-4-3-9-9-9-7 0-14 6-14 13 0 5 3 10 10 10s13-7 13-14zM18 134c-1 3-2 6-2 10 0 12 10 20 23 20 25 0 36-33 36-37 0-3-3-3-4-3-4 0-4 2-5 4-5 20-16 30-26 30-5 0-6-3-6-9 0-5 2-10 4-15 2-7 5-14 8-20 2-6 11-28 12-31 1-2 1-5 1-8 0-11-10-21-23-21-24 0-36 34-36 38 0 3 3 2 4 3 4 0 4-1 5-4 6-21 17-30 26-30 4 0 6 2 6 9 0 5-1 9-7 24-5 13-11 26-16 40z">
              <text:p/>
            </draw:path>
          </draw:g>
        </draw:g>
        <draw:g draw:style-name="gr5">
          <svg:title>TexMaths</svg:title>
          <svg:desc>10§display§| w(\bm{u}_{\rm L}) - w(\bm{u}_{\rm R}) |
\leq \delta§svg§600§TRUE§</svg:desc>
          <draw:g>
            <draw:path draw:style-name="gr6" draw:text-style-name="P5" draw:layer="layout" svg:width="0.013cm" svg:height="0.349cm" svg:x="3.266cm" svg:y="8.935cm" svg:viewBox="0 0 14 350" svg:d="M14 13c0-6 0-13-7-13s-7 7-7 13c0 108 0 216 0 324 0 6 0 13 7 13s7-7 7-13c0-108 0-216 0-324z">
              <text:p/>
            </draw:path>
            <draw:path draw:style-name="gr6" draw:text-style-name="P5" draw:layer="layout" svg:width="0.232cm" svg:height="0.158cm" svg:x="3.332cm" svg:y="9.043cm" svg:viewBox="0 0 233 159" svg:d="M152 36c2-7 5-20 5-22 0-7-5-10-10-10-4 0-10 3-13 10-1 2-17 69-20 78-2 11-3 17-3 24 0 3 0 4 0 6-8 18-18 29-32 29-28 0-28-26-28-32 0-11 2-25 18-68 4-10 6-15 6-22 0-16-11-29-29-29-33 0-46 51-46 54 0 4 3 3 4 4 4 0 4-1 6-7 9-32 23-43 35-43 3 0 9 0 9 11 0 9-4 19-6 25-16 41-20 58-20 71 0 32 24 44 50 44 6 0 22 0 37-25 9 23 33 25 43 25 27 0 42-22 51-43 12-27 24-74 24-91 0-20-10-25-16-25-9 0-17 9-17 17 0 5 2 7 5 9 4 4 12 13 12 30 0 12-10 47-19 64-9 19-21 31-38 31s-26-10-26-30c0-10 2-21 3-26 5-20 10-39 15-59z">
              <text:p/>
            </draw:path>
            <draw:path draw:style-name="gr6" draw:text-style-name="P5" draw:layer="layout" svg:width="0.08cm" svg:height="0.349cm" svg:x="3.618cm" svg:y="8.935cm" svg:viewBox="0 0 81 350" svg:d="M81 346c0-1 0-1-6-7-44-45-55-111-55-164 0-61 13-122 57-165 4-5 4-5 4-6 0-3-1-4-3-4-4 0-36 24-56 69-18 38-22 77-22 106 0 27 3 69 23 109 21 43 51 66 55 66 2 0 3-1 3-4z">
              <text:p/>
            </draw:path>
            <draw:path draw:style-name="gr6" draw:text-style-name="P5" draw:layer="layout" svg:width="0.215cm" svg:height="0.16cm" svg:x="3.731cm" svg:y="9.04cm" svg:viewBox="0 0 216 161" svg:d="M186 47c3-10 7-27 7-29 0-7-6-16-17-16-5 0-18 4-23 19-1 5-17 68-20 80-2 8-4 18-5 25-6 8-20 22-38 22-21 0-21-17-21-25 0-22 11-49 21-74 3-9 4-12 4-18 0-20-20-31-40-31-37 0-54 47-54 54 0 5 5 5 8 5 4 0 7 0 8-4 12-39 31-43 36-43 3 0 6 0 6 8s-4 18-5 22c-15 37-22 56-22 73 0 40 35 46 56 46 10 0 26-1 45-19 11 17 31 19 40 19 13 0 23-7 30-20 9-14 14-33 14-35 0-5-6-5-9-5-4 0-5 0-7 2 0 1 0 2-3 10-7 28-14 35-23 35-6 0-9-3-9-13 0-6 2-11 5-25 3-10 6-24 8-32 3-11 5-21 8-31z">
              <text:p/>
            </draw:path>
            <draw:path draw:style-name="gr6" draw:text-style-name="P5" draw:layer="layout" svg:width="0.146cm" svg:height="0.167cm" svg:x="3.972cm" svg:y="9.083cm" svg:viewBox="0 0 147 168" svg:d="M147 103c-3 0-6 0-9 0-2 24-6 56-52 56-8 0-17 0-25 0-12 0-12-2-12-10 0-43 0-86 0-129 0-8 0-11 23-11 3 0 6 0 9 0 0-3 0-6 0-9-5 0-37 1-43 1-10 0-37-1-38-1 0 3 0 6 0 9 2 0 4 0 6 0 19 0 20 2 20 11 0 43 0 85 0 128 0 8-1 11-20 11-2 0-4 0-6 0 0 3 0 6 0 9 46 0 93 0 139 0 3-22 5-44 8-65z">
              <text:p/>
            </draw:path>
            <draw:path draw:style-name="gr6" draw:text-style-name="P5" draw:layer="layout" svg:width="0.08cm" svg:height="0.349cm" svg:x="4.17cm" svg:y="8.935cm" svg:viewBox="0 0 81 350" svg:d="M81 175c0-27-3-69-23-109-21-43-51-66-55-66-2 0-3 2-3 4 0 1 0 1 7 8 34 34 54 90 54 163 0 59-13 121-56 165-5 5-5 5-5 6 0 2 1 4 3 4 4 0 36-24 56-69 18-38 22-77 22-106z">
              <text:p/>
            </draw:path>
            <draw:path draw:style-name="gr6" draw:text-style-name="P5" draw:layer="layout" svg:width="0.213cm" svg:height="0.014cm" svg:x="4.394cm" svg:y="9.103cm" svg:viewBox="0 0 214 15" svg:d="M202 15c6 0 12-1 12-8s-6-7-12-7c-63 0-127 0-190 0-6 0-12 0-12 7s6 8 12 8c63 0 127 0 190 0z">
              <text:p/>
            </draw:path>
            <draw:path draw:style-name="gr6" draw:text-style-name="P5" draw:layer="layout" svg:width="0.232cm" svg:height="0.158cm" svg:x="4.726cm" svg:y="9.043cm" svg:viewBox="0 0 233 159" svg:d="M152 36c2-7 6-20 6-22 0-7-5-10-11-10-4 0-10 3-13 10-1 2-17 69-20 78-2 11-3 17-3 24 0 3 0 4 1 6-9 18-19 29-33 29-28 0-28-26-28-32 0-11 2-25 18-68 4-10 6-15 6-22 0-16-11-29-28-29-34 0-47 51-47 54 0 4 3 3 4 4 4 0 4-1 6-7 9-32 23-43 35-43 4 0 9 0 9 11 0 9-4 19-6 25-16 41-20 58-20 71 0 32 24 44 50 44 6 0 23 0 37-25 9 23 33 25 44 25 26 0 41-22 51-43 11-27 23-74 23-91 0-20-10-25-16-25-9 0-17 9-17 17 0 5 2 7 5 9 4 4 13 13 13 30 0 12-11 47-20 64-9 19-21 31-38 31s-26-10-26-30c0-10 2-21 4-26 5-20 9-39 14-59z">
              <text:p/>
            </draw:path>
            <draw:path draw:style-name="gr6" draw:text-style-name="P5" draw:layer="layout" svg:width="0.08cm" svg:height="0.349cm" svg:x="5.011cm" svg:y="8.935cm" svg:viewBox="0 0 81 350" svg:d="M81 346c0-1 0-1-6-7-44-45-55-111-55-164 0-61 13-122 57-165 4-5 4-5 4-6 0-3-1-4-3-4-4 0-35 24-56 69-18 38-22 77-22 106 0 27 4 69 23 109 21 43 51 66 55 66 2 0 3-1 3-4z">
              <text:p/>
            </draw:path>
            <draw:path draw:style-name="gr6" draw:text-style-name="P5" draw:layer="layout" svg:width="0.215cm" svg:height="0.16cm" svg:x="5.124cm" svg:y="9.04cm" svg:viewBox="0 0 216 161" svg:d="M186 47c3-10 7-27 7-29 0-7-6-16-16-16-6 0-19 4-24 19-1 5-17 68-20 80-2 8-4 18-5 25-6 8-20 22-38 22-21 0-21-17-21-25 0-22 11-49 21-74 3-9 4-12 4-18 0-20-20-31-39-31-38 0-55 47-55 54 0 5 5 5 8 5 4 0 7 0 8-4 12-39 31-43 36-43 3 0 6 0 6 8s-4 18-5 22c-15 37-22 56-22 73 0 40 36 46 56 46 10 0 26-1 45-19 11 17 32 19 40 19 13 0 23-7 31-20 8-14 13-33 13-35 0-5-5-5-9-5-3 0-5 0-7 2 0 1 0 2-2 10-7 28-15 35-24 35-6 0-8-3-8-13 0-6 1-11 5-25 2-10 6-24 7-32 3-11 5-21 8-31z">
              <text:p/>
            </draw:path>
            <draw:path draw:style-name="gr6" draw:text-style-name="P5" draw:layer="layout" svg:width="0.186cm" svg:height="0.172cm" svg:x="5.366cm" svg:y="9.083cm" svg:viewBox="0 0 187 173" svg:d="M109 84c22-5 45-20 45-39 0-25-33-45-71-45-28 0-55 0-83 0 0 3 0 6 0 9 2 0 4 0 6 0 19 0 19 2 19 11 0 43 0 85 0 128 0 8 0 11-19 11-2 0-4 0-6 0 0 3 0 6 0 9 12-1 26-1 36-1 11 0 25 0 37 1 0-3 0-6 0-9-2 0-4 0-6 0-19 0-19-3-19-11 0-21 0-41 0-61 11 0 21 0 32 0 5 0 18 0 29 10 8 8 8 14 8 30s0 27 11 36c11 8 26 10 32 10 21 0 27-20 27-28 0-1 0-4-4-4s-4 2-5 4c-1 15-9 21-17 21-14 0-16-15-19-37-2-20-3-24-10-32-3-2-9-9-23-13zM80 80c-11 0-21 0-32 0 0-20 0-41 0-61 0-7 0-9 6-10 2 0 11 0 16 0 24 0 57 0 57 36 0 27-21 35-47 35z">
              <text:p/>
            </draw:path>
            <draw:path draw:style-name="gr6" draw:text-style-name="P5" draw:layer="layout" svg:width="0.081cm" svg:height="0.349cm" svg:x="5.593cm" svg:y="8.935cm" svg:viewBox="0 0 82 350" svg:d="M82 175c0-27-4-69-23-109-21-43-52-66-55-66-2 0-4 2-4 4 0 1 0 1 7 8 34 34 54 90 54 163 0 59-13 121-56 165-5 5-5 5-5 6 0 2 2 4 4 4 3 0 35-24 56-69 18-38 22-77 22-106z">
              <text:p/>
            </draw:path>
            <draw:path draw:style-name="gr6" draw:text-style-name="P5" draw:layer="layout" svg:width="0.013cm" svg:height="0.349cm" svg:x="5.752cm" svg:y="8.935cm" svg:viewBox="0 0 14 350" svg:d="M14 13c0-6 0-13-7-13s-7 7-7 13c0 108 0 216 0 324 0 6 0 13 7 13s7-7 7-13c0-108 0-216 0-324z">
              <text:p/>
            </draw:path>
            <draw:path draw:style-name="gr6" draw:text-style-name="P5" draw:layer="layout" svg:width="0.214cm" svg:height="0.269cm" svg:x="5.934cm" svg:y="8.975cm" svg:viewBox="0 0 215 270" svg:d="M208 15c4-2 7-4 7-8s-3-7-7-7c-2 0-5 2-6 2-65 31-130 61-195 92-6 3-7 5-7 8s2 5 7 8c65 30 130 60 195 90 4 2 5 2 6 2 4 0 7-3 7-7 0-3-1-5-7-7-61-29-123-58-184-86 61-29 123-58 184-87zM203 270c6 0 12 0 12-7s-7-7-13-7c-63 0-126 0-189 0-5 0-13 0-13 7s7 7 13 7c63 0 127 0 190 0z">
              <text:p/>
            </draw:path>
            <draw:path draw:style-name="gr6" draw:text-style-name="P5" draw:layer="layout" svg:width="0.143cm" svg:height="0.251cm" svg:x="6.291cm" svg:y="8.949cm" svg:viewBox="0 0 144 252" svg:d="M78 96c-44 10-78 56-78 97 0 34 22 59 55 59 41 0 71-55 71-102 0-32-15-50-26-65-13-16-34-42-34-58 0-7 7-16 19-16 11 0 18 5 25 10 7 4 14 8 20 8 9 0 14-8 14-14 0-7-6-8-18-11-19-4-24-4-29-4-28 0-40 15-40 36 0 19 10 39 21 60zM82 104c9 16 19 35 19 60 0 23-13 81-46 81-19 0-33-15-33-42 0-21 13-87 60-99z">
              <text:p/>
            </draw:path>
          </draw:g>
        </draw:g>
        <draw:g draw:style-name="gr5">
          <svg:title>TexMaths</svg:title>
          <svg:desc>10§display§\bm{u}_L = \bm{u}_0^{\lfloor \beta/2 \rfloor-1},
\bm{u}_R = \bm{u}_{\beta - \lfloor \beta/2 \rfloor}^{\beta-1}§svg§600§TRUE§</svg:desc>
          <draw:g>
            <draw:path draw:style-name="gr6" draw:text-style-name="P5" draw:layer="layout" svg:width="0.215cm" svg:height="0.16cm" svg:x="3.236cm" svg:y="9.544cm" svg:viewBox="0 0 216 161" svg:d="M187 47c2-10 7-27 7-29 0-7-6-15-17-15-6 0-19 3-23 18-2 5-17 69-20 80-2 8-5 18-5 25-7 8-21 22-38 22-21 0-22-17-22-25 0-22 11-49 21-74 4-9 5-12 5-18 0-20-21-31-40-31-37 0-55 47-55 54 0 5 6 5 9 5 4 0 6 0 8-4 11-39 30-43 36-43 2 0 6 0 6 8s-4 18-6 22c-14 37-21 56-21 73 0 40 35 46 56 46 10 0 25-1 44-19 12 17 32 19 40 19 13 0 24-7 31-20 9-14 13-33 13-35 0-5-5-5-8-5-4 0-5 0-7 2-1 1-1 2-3 10-7 28-15 35-24 35-5 0-8-3-8-13 0-6 2-11 5-25 2-10 6-24 8-32 3-10 5-21 8-31z">
              <text:p/>
            </draw:path>
            <draw:path draw:style-name="gr6" draw:text-style-name="P5" draw:layer="layout" svg:width="0.16cm" svg:height="0.167cm" svg:x="3.481cm" svg:y="9.587cm" svg:viewBox="0 0 161 168" svg:d="M85 20c2-9 3-11 25-11 8 0 10 0 10-5 0-1 0-4-4-4-6 0-12 1-18 1s-14 0-20 0c-5 0-12 0-17 0s-11-1-16-1c-1 0-5 0-5 6 0 3 3 3 8 3 3 0 5 0 9 1 6 0 6 0 6 3 0 2 0 2-1 5-11 44-22 87-33 131-2 8-2 10-21 10-5 0-8 0-8 5 0 4 3 4 8 4 41 0 82 0 123 0 7 0 7 0 9-5 2-7 21-54 21-56 0-1-1-4-5-4-2 0-3 1-4 5-10 24-21 51-66 51-9 0-18 0-27 0-8 0-8 0-8-2 0-1 0-2 1-6 11-44 22-87 33-131z">
              <text:p/>
            </draw:path>
            <draw:path draw:style-name="gr6" draw:text-style-name="P5" draw:layer="layout" svg:width="0.233cm" svg:height="0.081cm" svg:x="3.792cm" svg:y="9.57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216cm" svg:height="0.16cm" svg:x="4.154cm" svg:y="9.544cm" svg:viewBox="0 0 217 161" svg:d="M187 47c3-10 7-27 7-29 0-7-6-15-17-15-5 0-18 3-23 18-1 5-17 69-20 80-2 8-5 18-5 25-7 8-20 22-38 22-21 0-21-17-21-25 0-22 11-49 20-74 4-9 5-12 5-18 0-20-20-31-40-31-37 0-55 47-55 54 0 5 6 5 9 5 4 0 7 0 8-4 12-39 31-43 36-43 3 0 6 0 6 8s-4 18-5 22c-15 37-22 56-22 73 0 40 35 46 56 46 10 0 26-1 45-19 11 17 31 19 40 19 13 0 23-7 30-20 9-14 14-33 14-35 0-5-6-5-9-5-4 0-5 0-7 2-1 1-1 2-3 10-7 28-14 35-24 35-5 0-8-3-8-13 0-6 2-11 5-25 3-10 6-24 8-32 3-10 5-21 8-31z">
              <text:p/>
            </draw:path>
            <draw:path draw:style-name="gr6" draw:text-style-name="P5" draw:layer="layout" svg:width="0.068cm" svg:height="0.244cm" svg:x="4.433cm" svg:y="9.336cm" svg:viewBox="0 0 69 245" svg:d="M59 245c4 0 10 0 10-6s-6-6-10-6c-16 0-31 0-47 0 0-75 0-149 0-223 0-4 0-10-6-10s-6 6-6 10c0 75 0 150 0 226 0 8 2 9 10 9 16 0 33 0 49 0z">
              <text:p/>
            </draw:path>
            <draw:path draw:style-name="gr6" draw:text-style-name="P5" draw:layer="layout" svg:width="0.143cm" svg:height="0.22cm" svg:x="4.523cm" svg:y="9.347cm" svg:viewBox="0 0 144 221" svg:d="M144 34c0-21-19-34-40-34-34 0-59 38-65 63-13 51-26 103-39 155 0 1 2 3 4 3s4-1 5-2c5-22 11-44 16-66 5 12 17 22 37 22 34 0 73-24 73-62 0-15-6-29-19-37 12-8 28-22 28-42zM95 75c-3 1-5 2-12 2-4 0-10 0-12-1 3-2 10-2 12-2 4 0 9 0 12 1zM128 30c0 13-7 32-22 40-4-1-9-3-23-3-8 0-21 1-21 10 0 6 8 7 20 7 9 0 16-1 24-4 7 5 11 16 11 26 0 36-24 62-54 62-19 0-33-11-33-31 0-2 0-4 1-7 5-22 11-43 16-65 6-23 28-58 56-58 15 0 25 8 25 23z">
              <text:p/>
            </draw:path>
            <draw:path draw:style-name="gr6" draw:text-style-name="P5" draw:layer="layout" svg:width="0.105cm" svg:height="0.244cm" svg:x="4.702cm" svg:y="9.336cm" svg:viewBox="0 0 106 245" svg:d="M105 11c1-3 1-4 1-5 0-4-3-6-6-6-4 0-5 3-6 6-31 76-61 152-92 229-2 3-2 3-2 4 0 4 4 6 6 6 4 0 6-2 7-6 31-76 61-152 92-228z">
              <text:p/>
            </draw:path>
            <draw:path draw:style-name="gr6" draw:text-style-name="P5" draw:layer="layout" svg:width="0.108cm" svg:height="0.162cm" svg:x="4.843cm" svg:y="9.357cm" svg:viewBox="0 0 109 163" svg:d="M109 118c-3 0-6 0-9 0-1 6-3 20-6 23-2 1-21 1-25 1-15 0-30 0-45 0 26-23 35-29 49-41 19-14 36-30 36-53 0-30-26-48-58-48-30 0-51 21-51 44 0 13 10 14 13 14 6 0 13-4 13-13 0-5-2-13-15-13 8-18 25-23 36-23 25 0 38 19 38 39 0 21-16 38-23 47-20 19-40 39-60 59-2 2-2 2-2 9 34 0 67 0 101 0 3-15 5-30 8-45z">
              <text:p/>
            </draw:path>
            <draw:path draw:style-name="gr6" draw:text-style-name="P5" draw:layer="layout" svg:width="0.067cm" svg:height="0.244cm" svg:x="4.977cm" svg:y="9.336cm" svg:viewBox="0 0 68 245" svg:d="M68 10c0-4 0-10-5-10-7 0-7 6-7 10 0 74 0 148 0 223-15 0-31 0-46 0-4 0-10 0-10 6s5 6 10 6c16 0 33 0 49 0 8 0 9-1 9-9 0-76 0-151 0-226z">
              <text:p/>
            </draw:path>
            <draw:path draw:style-name="gr6" draw:text-style-name="P5" draw:layer="layout" svg:width="0.165cm" svg:height="0.011cm" svg:x="5.123cm" svg:y="9.453cm" svg:viewBox="0 0 166 12" svg:d="M156 12c4 0 10 0 10-6s-5-6-10-6c-49 0-97 0-146 0-4 0-10 0-10 5 0 7 6 7 10 7 49 0 97 0 146 0z">
              <text:p/>
            </draw:path>
            <draw:path draw:style-name="gr6" draw:text-style-name="P5" draw:layer="layout" svg:width="0.088cm" svg:height="0.162cm" svg:x="5.343cm" svg:y="9.357cm" svg:viewBox="0 0 89 163" svg:d="M55 7c0-7 0-7-7-7-16 16-38 16-48 16 0 3 0 6 0 9 6 0 22 0 35-7 0 42 0 83 0 125 0 8 0 11-24 11-3 0-7 0-10 0 0 3 0 6 0 9 5 0 35-1 44-1 8 0 39 1 44 1 0-3 0-6 0-9-3 0-6 0-9 0-25 0-25-3-25-11 0-46 0-91 0-136z">
              <text:p/>
            </draw:path>
            <draw:path draw:style-name="gr6" draw:text-style-name="P5" draw:layer="layout" svg:width="0.113cm" svg:height="0.167cm" svg:x="4.395cm" svg:y="9.632cm" svg:viewBox="0 0 114 168" svg:d="M114 84c0-27-3-46-14-63-8-11-23-21-43-21-57 0-57 66-57 84 0 17 0 84 57 84s57-66 57-84zM57 161c-11 0-26-7-31-27-3-14-3-35-3-53s0-36 3-50c6-19 21-24 31-24 14 0 26 8 31 22 4 13 4 31 4 52 0 18 0 37-3 52-5 22-22 28-32 28z">
              <text:p/>
            </draw:path>
            <draw:path draw:style-name="gr6" draw:text-style-name="P5" draw:layer="layout" svg:width="0.04cm" svg:height="0.104cm" svg:x="5.504cm" svg:y="9.664cm" svg:viewBox="0 0 41 105" svg:d="M41 37c0-23-9-37-23-37-11 0-18 9-18 19 0 9 7 18 18 18 5 0 9-1 13-4 1-1 1-1 1-1 1 0 1 0 1 5 0 26-12 47-24 58-4 4-4 5-4 6 0 2 2 4 4 4 4 0 32-27 32-68z">
              <text:p/>
            </draw:path>
            <draw:path draw:style-name="gr6" draw:text-style-name="P5" draw:layer="layout" svg:width="0.215cm" svg:height="0.16cm" svg:x="5.64cm" svg:y="9.544cm" svg:viewBox="0 0 216 161" svg:d="M187 47c2-10 6-27 6-29 0-7-5-15-16-15-6 0-19 3-23 18-2 5-18 69-20 80-3 8-5 18-6 25-6 8-20 22-38 22-20 0-21-17-21-25 0-22 11-49 21-74 3-9 5-12 5-18 0-20-21-31-40-31-37 0-55 47-55 54 0 5 5 5 8 5 5 0 7 0 9-4 11-39 30-43 36-43 2 0 6 0 6 8s-5 18-6 22c-15 37-21 56-21 73 0 40 35 46 56 46 10 0 25-1 44-19 11 17 32 19 40 19 13 0 23-7 31-20 9-14 13-33 13-35 0-5-5-5-8-5-4 0-6 0-7 2-1 1-1 2-3 10-7 28-15 35-24 35-5 0-8-3-8-13 0-6 1-11 5-25 2-10 6-24 8-32 3-10 5-21 8-31z">
              <text:p/>
            </draw:path>
            <draw:path draw:style-name="gr6" draw:text-style-name="P5" draw:layer="layout" svg:width="0.19cm" svg:height="0.172cm" svg:x="5.886cm" svg:y="9.587cm" svg:viewBox="0 0 191 173" svg:d="M84 17c1-7 2-7 7-8 5 0 11 0 16 0 23 0 51 0 51 25 0 10-4 26-16 35-10 8-25 11-42 11-11 0-21 0-32 0 5-21 11-42 16-63zM128 84c29-7 56-24 56-46 0-21-26-38-61-38-25 0-51 0-76 0-4 0-8 0-8 6 0 3 3 3 8 3 1 0 5 0 10 1 5 0 5 0 5 3 0 2 0 2-1 5-11 44-21 87-32 131-2 8-3 10-22 10-4 0-7 0-7 5 0 3 1 4 3 4 5 0 11-1 16-1 4 0 12 0 16 0 5 0 11 0 16 0s11 1 16 1c1 0 5 0 5-5 0-4-2-4-8-4-4 0-5 0-9-1-6 0-6-1-6-3s0-2 1-6c5-21 11-42 16-62 11 0 22 0 33 0 22 0 31 11 31 22 0 4-3 12-4 18-3 11-4 15-4 19 0 19 18 27 36 27 23 0 33-24 33-29-1-1-1-3-4-3s-4 2-5 4c-3 11-12 21-23 21-6 0-11-3-11-16 0-6 2-20 3-26 1-7 1-9 1-11 0-3 0-11-7-18-5-5-11-9-17-11z">
              <text:p/>
            </draw:path>
            <draw:path draw:style-name="gr6" draw:text-style-name="P5" draw:layer="layout" svg:width="0.233cm" svg:height="0.081cm" svg:x="6.216cm" svg:y="9.57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216cm" svg:height="0.16cm" svg:x="6.578cm" svg:y="9.544cm" svg:viewBox="0 0 217 161" svg:d="M187 47c2-10 7-27 7-29 0-7-6-15-17-15-5 0-18 3-23 18-1 5-17 69-20 80-2 8-5 18-5 25-7 8-20 22-38 22-21 0-21-17-21-25 0-22 11-49 20-74 4-9 5-12 5-18 0-20-20-31-40-31-37 0-55 47-55 54 0 5 6 5 9 5 4 0 7 0 8-4 12-39 31-43 36-43 3 0 6 0 6 8s-4 18-6 22c-14 37-21 56-21 73 0 40 35 46 56 46 10 0 26-1 45-19 11 17 31 19 40 19 13 0 23-7 30-20 9-14 14-33 14-35 0-5-6-5-9-5-4 0-5 0-7 2-1 1-1 2-3 10-7 28-14 35-24 35-5 0-8-3-8-13 0-6 2-11 5-25 3-10 6-24 8-32 3-10 5-21 8-31z">
              <text:p/>
            </draw:path>
            <draw:path draw:style-name="gr6" draw:text-style-name="P5" draw:layer="layout" svg:width="0.142cm" svg:height="0.219cm" svg:x="6.819cm" svg:y="9.361cm" svg:viewBox="0 0 143 220" svg:d="M143 34c0-22-18-34-40-34-34 0-59 38-65 63-12 51-25 102-38 154-1 2 2 3 3 3 2 0 4 0 5-1 6-22 11-44 16-66 5 11 17 22 37 22 34 0 73-25 73-62 0-15-6-30-19-38 12-7 28-21 28-41zM95 75c-4 1-6 2-13 2-4 0-10 0-12-1 3-2 10-2 12-2 4 0 9 0 13 1zM127 29c0 13-6 33-22 41-4-1-9-3-23-3-8 0-21 0-21 9 0 6 8 7 20 7 9 0 16-1 24-3 7 5 11 15 11 26 0 36-24 62-54 62-19 0-33-11-33-31 0-2 1-5 1-7 6-22 11-43 16-65 6-24 28-58 56-58 15 0 25 7 25 22z">
              <text:p/>
            </draw:path>
            <draw:path draw:style-name="gr6" draw:text-style-name="P5" draw:layer="layout" svg:width="0.165cm" svg:height="0.011cm" svg:x="7.005cm" svg:y="9.466cm" svg:viewBox="0 0 166 12" svg:d="M156 12c4 0 10 0 10-6s-5-6-10-6c-49 0-97 0-146 0-4 0-10 0-10 6s6 6 10 6c49 0 97 0 146 0z">
              <text:p/>
            </draw:path>
            <draw:path draw:style-name="gr6" draw:text-style-name="P5" draw:layer="layout" svg:width="0.088cm" svg:height="0.162cm" svg:x="7.225cm" svg:y="9.371cm" svg:viewBox="0 0 89 163" svg:d="M56 7c0-7-1-7-8-7-16 15-38 15-48 15 0 3 0 6 0 9 6 0 22 0 36-7 0 42 0 84 0 126 0 8 0 11-25 11-3 0-6 0-9 0 0 3 0 6 0 9 4-1 34-1 43-1 8 0 39 0 44 1 0-3 0-6 0-9-3 0-6 0-9 0-24 0-24-3-24-11 0-46 0-91 0-136z">
              <text:p/>
            </draw:path>
            <draw:path draw:style-name="gr6" draw:text-style-name="P5" draw:layer="layout" svg:width="0.142cm" svg:height="0.219cm" svg:x="6.819cm" svg:y="9.648cm" svg:viewBox="0 0 143 220" svg:d="M143 34c0-22-18-34-40-34-34 0-59 38-65 63-12 51-25 102-38 154-1 2 2 3 3 3 2 0 4 0 5-1 6-22 11-44 16-66 5 11 17 22 37 22 34 0 73-25 73-62 0-15-6-30-19-38 12-7 28-21 28-41zM95 75c-4 1-6 2-13 2-4 0-10-1-12-2 3-1 10-1 12-1 4 0 9 0 13 1zM127 29c0 13-6 32-22 41-4-1-9-3-23-3-8 0-21 0-21 9 0 6 8 7 20 7 9 0 16-1 24-3 7 5 11 15 11 26 0 35-24 62-54 62-19 0-33-12-33-31 0-2 1-5 1-7 6-22 11-43 16-65 6-24 28-59 56-59 15 0 25 8 25 23z">
              <text:p/>
            </draw:path>
            <draw:path draw:style-name="gr6" draw:text-style-name="P5" draw:layer="layout" svg:width="0.165cm" svg:height="0.011cm" svg:x="7.005cm" svg:y="9.753cm" svg:viewBox="0 0 166 12" svg:d="M156 12c4 0 10 0 10-6s-5-6-10-6c-49 0-97 0-146 0-4 0-10 0-10 6s6 6 10 6c49 0 97 0 146 0z">
              <text:p/>
            </draw:path>
            <draw:path draw:style-name="gr6" draw:text-style-name="P5" draw:layer="layout" svg:width="0.067cm" svg:height="0.244cm" svg:x="7.249cm" svg:y="9.637cm" svg:viewBox="0 0 68 245" svg:d="M59 245c4 0 9 0 9-6s-5-6-9-6c-16 0-31 0-47 0 0-75 0-149 0-224 0-4 0-9-6-9s-6 5-6 9c0 75 0 150 0 226 0 8 1 10 10 10 16 0 33 0 49 0z">
              <text:p/>
            </draw:path>
            <draw:path draw:style-name="gr6" draw:text-style-name="P5" draw:layer="layout" svg:width="0.143cm" svg:height="0.219cm" svg:x="7.339cm" svg:y="9.648cm" svg:viewBox="0 0 144 220" svg:d="M144 34c0-22-19-34-41-34-33 0-58 38-64 63-13 51-26 102-39 154 0 2 2 3 3 3 3 0 5 0 5-1 6-22 11-44 17-66 5 11 17 22 37 22 34 0 73-25 73-62 0-15-7-30-19-38 12-7 28-21 28-41zM95 75c-4 1-5 2-13 2-4 0-9-1-11-2 2-1 9-1 11-1 4 0 10 0 13 1zM127 29c0 13-6 32-21 41-5-1-10-3-23-3-9 0-21 0-21 9 0 6 7 7 20 7 8 0 16-1 23-3 8 5 12 15 12 26 0 35-25 62-55 62-19 0-32-12-32-31 0-2 0-5 1-7 5-22 11-43 16-65 6-24 27-59 56-59 14 0 24 8 24 23z">
              <text:p/>
            </draw:path>
            <draw:path draw:style-name="gr6" draw:text-style-name="P5" draw:layer="layout" svg:width="0.105cm" svg:height="0.244cm" svg:x="7.518cm" svg:y="9.637cm" svg:viewBox="0 0 106 245" svg:d="M104 10c2-3 2-3 2-4 0-4-4-6-6-6-4 0-6 2-7 6-31 76-61 152-92 228-1 3-1 4-1 5 0 4 3 6 6 6 4 0 5-3 6-6 31-77 61-153 92-229z">
              <text:p/>
            </draw:path>
            <draw:path draw:style-name="gr6" draw:text-style-name="P5" draw:layer="layout" svg:width="0.108cm" svg:height="0.162cm" svg:x="7.658cm" svg:y="9.658cm" svg:viewBox="0 0 109 163" svg:d="M109 118c-3 0-5 0-8 0-1 5-3 20-7 22-2 2-21 2-24 2-15 0-30 0-45 0 26-23 34-30 49-41 18-15 35-30 35-53 0-30-26-48-57-48s-52 21-52 44c0 12 11 13 13 13 6 0 14-4 14-13 0-4-2-13-15-13 8-17 24-23 36-23 25 0 37 20 37 40 0 21-15 38-23 47-20 19-39 38-59 58-3 2-3 3-3 10 34 0 68 0 102 0 2-15 5-30 7-45z">
              <text:p/>
            </draw:path>
            <draw:path draw:style-name="gr6" draw:text-style-name="P5" draw:layer="layout" svg:width="0.068cm" svg:height="0.244cm" svg:x="7.792cm" svg:y="9.637cm" svg:viewBox="0 0 69 245" svg:d="M69 9c0-4 0-9-6-9s-6 5-6 9c0 75 0 149 0 224-16 0-31 0-47 0-4 0-10 0-10 6s6 6 10 6c16 0 33 0 49 0 9 0 10-1 10-10 0-76 0-151 0-226z">
              <text:p/>
            </draw:path>
          </draw:g>
        </draw:g>
        <draw:g draw:style-name="gr5">
          <svg:title>TexMaths</svg:title>
          <svg:desc>10§display§(\beta\nu \bmod 2 = 0)§svg§600§TRUE§</svg:desc>
          <draw:g>
            <draw:path draw:style-name="gr6" draw:text-style-name="P5" draw:layer="layout" svg:width="0.081cm" svg:height="0.349cm" svg:x="6.392cm" svg:y="2.412cm" svg:viewBox="0 0 82 350" svg:d="M82 346c0-1 0-1-6-7-44-45-56-111-56-164 0-61 14-122 57-165 5-5 5-5 5-6 0-3-2-4-4-4-4 0-35 24-56 69-18 38-22 77-22 106 0 27 4 69 23 109 21 43 51 66 55 66 2 0 4-1 4-4z">
              <text:p/>
            </draw:path>
            <draw:path draw:style-name="gr6" draw:text-style-name="P5" draw:layer="layout" svg:width="0.191cm" svg:height="0.313cm" svg:x="6.504cm" svg:y="2.428cm" svg:viewBox="0 0 192 314" svg:d="M192 48c0-27-19-48-48-48-20 0-30 5-42 14-20 14-39 48-46 75-19 74-37 148-56 222 0 1 2 3 5 3 2 0 3-1 4-2 8-32 16-64 24-96 7 21 22 34 48 34 25 0 52-13 68-28 17-16 28-38 28-64 0-25-13-43-26-52 21-11 41-33 41-58zM129 106c-5 2-9 2-17 2-5 0-12 1-16-1 1-4 14-3 18-3 7 0 10 0 15 2zM172 40c0 24-13 49-31 60-10-3-17-4-27-4-8 0-28 0-28 11 0 10 18 9 25 9 13 0 18 0 29-5 13 13 15 24 15 40 1 20-8 46-18 59-13 19-37 32-57 32-27 0-40-20-40-45 0-4 0-9 2-15 7-30 15-59 22-88 8-31 33-86 76-86 20 0 32 11 32 32z">
              <text:p/>
            </draw:path>
            <draw:path draw:style-name="gr6" draw:text-style-name="P5" draw:layer="layout" svg:width="0.164cm" svg:height="0.154cm" svg:x="6.73cm" svg:y="2.52cm" svg:viewBox="0 0 165 155" svg:d="M60 4c-2-1 0-4-5-4-8 0-34 3-43 4-2 0-6 0-6 7 0 4 3 4 8 4 17 0 18 2 18 6 0 2-5 19-7 28-7 28-14 57-21 86-2 5-4 15-4 16 0 4 3 4 5 4s3 0 5 0c25-4 63-18 99-51 47-44 56-91 56-94 0-6-4-10-10-10-3 0-11 2-14 12-22 79-76 119-116 132 12-47 23-93 35-140z">
              <text:p/>
            </draw:path>
            <draw:path draw:style-name="gr6" draw:text-style-name="P5" draw:layer="layout" svg:width="0.273cm" svg:height="0.154cm" svg:x="7.016cm" svg:y="2.52cm" svg:viewBox="0 0 274 155" svg:d="M27 35c0 31 0 62 0 94 0 15-4 15-27 15 0 3 0 7 0 11 12 0 30-1 40-1 9 0 27 1 39 1 0-4 0-8 0-11-24 0-28 0-28-15 0-22 0-44 0-65 0-36 25-56 48-56 22 0 26 19 26 39 0 27 0 54 0 82 0 15-4 15-28 15 0 3 0 7 0 11 13 0 31-1 40-1s28 1 40 1c0-4 0-8 0-11-24 0-28 0-28-15 0-22 0-44 0-65 0-36 25-56 48-56 22 0 26 19 26 39 0 27 0 54 0 82 0 15-4 15-28 15 0 3 0 7 0 11 12 0 30-1 40-1 9 0 27 1 39 1 0-4 0-8 0-11-18 0-27 0-27-10 0-23 0-45 0-67 0-30 0-41-11-54-5-6-17-13-37-13-29 0-45 21-51 35-5-31-31-35-47-35-25 0-42 15-52 37 0-12 0-25 0-37-16 1-33 3-49 4 0 4 0 7 0 11 24 0 27 2 27 20z">
              <text:p/>
            </draw:path>
            <draw:path draw:style-name="gr6" draw:text-style-name="P5" draw:layer="layout" svg:width="0.155cm" svg:height="0.16cm" svg:x="7.307cm" svg:y="2.518cm" svg:viewBox="0 0 156 161" svg:d="M156 82c0-45-35-82-78-82-44 0-78 38-78 82 0 45 37 79 78 79 42 0 78-34 78-79zM78 152c-15 0-30-7-40-23-9-16-9-37-9-50s0-32 9-48 26-23 40-23c15 0 30 8 40 23 9 15 9 35 9 48s0 32-8 47c-8 16-23 26-41 26z">
              <text:p/>
            </draw:path>
            <draw:path draw:style-name="gr6" draw:text-style-name="P5" draw:layer="layout" svg:width="0.172cm" svg:height="0.245cm" svg:x="7.495cm" svg:y="2.432cm" svg:viewBox="0 0 173 246" svg:d="M121 223c0 8 0 16 0 23 17-1 35-2 52-4 0-3 0-7 0-11-25 0-27-2-27-19 0-70 0-141 0-212-17 1-34 3-51 4 0 4 0 7 0 11 25 0 27 2 27 19 0 25 0 50 0 76-10-13-25-22-44-22-41 0-78 35-78 80 0 43 34 78 74 78 23 0 38-12 47-23zM121 130c0 24 0 48 0 71 0 6 0 7-4 13-10 17-26 24-41 24-16 0-29-9-37-22-9-15-10-34-10-48 0-13 1-34 11-50 7-11 20-22 39-22 13 0 28 5 38 21 4 6 4 7 4 13z">
              <text:p/>
            </draw:path>
            <draw:path draw:style-name="gr6" draw:text-style-name="P5" draw:layer="layout" svg:width="0.139cm" svg:height="0.231cm" svg:x="7.792cm" svg:y="2.442cm" svg:viewBox="0 0 140 232" svg:d="M27 205c12-12 25-23 37-35 55-48 76-67 76-102 0-40-31-68-74-68-40 0-66 32-66 63 0 20 18 20 19 20 6 0 18-4 18-19 0-9-6-18-19-18-2 0-3 0-4 0 8-23 27-35 47-35 32 0 47 28 47 57 0 28-17 55-37 77-22 25-45 49-67 74-4 4-4 5-4 13 43 0 87 0 130 0 3-20 7-40 10-60-3 0-6 0-9 0-1 11-4 25-7 30-3 3-26 3-34 3-21 0-42 0-63 0z">
              <text:p/>
            </draw:path>
            <draw:path draw:style-name="gr6" draw:text-style-name="P5" draw:layer="layout" svg:width="0.233cm" svg:height="0.082cm" svg:x="8.067cm" svg:y="2.546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6" draw:text-style-name="P5" draw:layer="layout" svg:width="0.147cm" svg:height="0.239cm" svg:x="8.432cm" svg:y="2.442cm" svg:viewBox="0 0 148 240" svg:d="M148 121c0-28-2-56-14-82-16-34-45-39-60-39-21 0-46 9-61 41-11 25-13 52-13 80 0 26 2 58 16 83 15 29 41 36 58 36 19 0 46-7 61-41 11-23 13-50 13-78zM74 232c-14 0-34-9-41-42-4-20-4-53-4-73 0-23 0-46 3-65 7-41 33-45 42-45 12 0 35 7 42 41 3 20 3 47 3 69 0 26 0 50-4 72-5 33-25 43-41 43z">
              <text:p/>
            </draw:path>
            <draw:path draw:style-name="gr6" draw:text-style-name="P5" draw:layer="layout" svg:width="0.081cm" svg:height="0.349cm" svg:x="8.614cm" svg:y="2.412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polyline draw:style-name="gr28" draw:text-style-name="P6" draw:layer="layout" svg:width="0.099cm" svg:height="0.799cm" svg:x="5.6cm" svg:y="2.2cm" svg:viewBox="0 0 100 800" draw:points="0,0 100,0 100,800 0,800">
          <text:p/>
        </draw:polyline>
        <draw:g draw:style-name="gr5">
          <svg:title>TexMaths</svg:title>
          <svg:desc>10§display§\delta:§svg§600§TRUE§</svg:desc>
          <draw:g>
            <draw:path draw:style-name="gr6" draw:text-style-name="P5" draw:layer="layout" svg:width="0.143cm" svg:height="0.252cm" svg:x="1.392cm" svg:y="3.086cm" svg:viewBox="0 0 144 253" svg:d="M78 96c-44 11-78 55-78 98 0 34 22 59 55 59 41 0 70-55 70-104 0-31-14-48-26-64s-33-42-33-57c0-8 7-17 19-17 11 0 18 5 25 10 7 4 14 9 20 9 8 0 14-9 14-14 0-8-6-9-19-12-18-4-23-4-28-4-28 0-40 15-40 36 0 19 10 39 21 60zM82 104c9 16 19 35 19 59s-13 82-46 82c-19 0-33-15-33-41 0-22 13-87 60-100z">
              <text:p/>
            </draw:path>
            <draw:path draw:style-name="gr6" draw:text-style-name="P5" draw:layer="layout" svg:width="0.036cm" svg:height="0.15cm" svg:x="1.673cm" svg:y="3.184cm" svg:viewBox="0 0 37 151" svg:d="M37 19c0-10-9-19-19-19s-18 9-18 19 8 19 18 19 19-9 19-19zM37 133c0-10-9-19-19-19s-18 9-18 19c0 9 8 18 18 18s19-9 19-18z">
              <text:p/>
            </draw:path>
          </draw:g>
        </draw:g>
        <draw:frame draw:style-name="gr63" draw:text-style-name="P3" draw:layer="layout" svg:width="2.216cm" svg:height="0.395cm" svg:x="2.004cm" svg:y="3.005cm">
          <draw:text-box>
            <text:p><text:span text:style-name="T2">max GC-skew</text:span></text:p>
          </draw:text-box>
        </draw:frame>
        <draw:g draw:style-name="gr5">
          <svg:title>TexMaths</svg:title>
          <svg:desc>10§display§(\delta \in [\lfloor \beta/2 \rfloor +1 \rangle)§svg§600§TRUE§</svg:desc>
          <draw:g>
            <draw:path draw:style-name="gr6" draw:text-style-name="P5" draw:layer="layout" svg:width="0.08cm" svg:height="0.348cm" svg:x="6.393cm" svg:y="3.014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6" draw:text-style-name="P5" draw:layer="layout" svg:width="0.143cm" svg:height="0.251cm" svg:x="6.509cm" svg:y="3.028cm" svg:viewBox="0 0 144 252" svg:d="M78 96c-44 10-78 56-78 97 0 33 23 59 56 59 41 0 70-55 70-103 0-31-14-49-26-65-13-15-33-42-33-57 0-8 7-16 19-16 11 0 18 4 25 9 7 4 14 9 19 9 9 0 14-8 14-14 0-8-5-9-18-11-18-4-23-4-29-4-27 0-40 15-40 36 0 19 10 38 21 60zM83 103c8 16 19 35 19 60 0 23-13 81-46 81-19 0-34-15-34-41 0-22 13-87 61-100z">
              <text:p/>
            </draw:path>
            <draw:path draw:style-name="gr6" draw:text-style-name="P5" draw:layer="layout" svg:width="0.174cm" svg:height="0.201cm" svg:x="6.791cm" svg:y="3.087cm" svg:viewBox="0 0 175 202" svg:d="M163 109c6 0 12 0 12-7s-6-7-12-7c-50 0-99 0-149 0 4-47 45-80 94-80 18 0 37 0 55 0 6 0 12-1 12-8s-6-7-12-7c-18 0-37 0-55 0-60 0-108 46-108 102s48 100 108 100c18 0 37 0 55 0 6 0 12 0 12-7s-6-6-12-6c-18 0-37 0-55 0-49 0-90-33-94-80 50 0 99 0 149 0z">
              <text:p/>
            </draw:path>
            <draw:path draw:style-name="gr6" draw:text-style-name="P5" draw:layer="layout" svg:width="0.047cm" svg:height="0.348cm" svg:x="7.135cm" svg:y="3.014cm" svg:viewBox="0 0 48 349" svg:d="M48 349c0-5 0-9 0-14-11 0-23 0-34 0 0-107 0-214 0-321 11 0 23 0 34 0 0-5 0-9 0-14-16 0-32 0-48 0 0 116 0 233 0 349 16 0 32 0 48 0z">
              <text:p/>
            </draw:path>
            <draw:path draw:style-name="gr6" draw:text-style-name="P5" draw:layer="layout" svg:width="0.086cm" svg:height="0.348cm" svg:x="7.252cm" svg:y="3.014cm" svg:viewBox="0 0 87 349" svg:d="M75 349c5 0 12 0 12-7s-7-7-12-7c-20 0-41 0-61 0 0-107 0-215 0-322 0-7 0-13-7-13s-7 7-7 13c0 108 0 215 0 323 0 12 2 13 13 13 21 0 41 0 62 0z">
              <text:p/>
            </draw:path>
            <draw:path draw:style-name="gr6" draw:text-style-name="P5" draw:layer="layout" svg:width="0.19cm" svg:height="0.313cm" svg:x="7.357cm" svg:y="3.029cm" svg:viewBox="0 0 191 314" svg:d="M191 48c0-26-19-48-48-48-20 0-30 6-42 15-19 14-39 48-45 75-18 74-37 147-56 221-1 1 1 3 4 3s4 0 4-1c9-32 17-64 25-97 6 21 22 34 47 34 26 0 52-12 68-28 17-16 28-38 28-63s-13-43-25-52c20-12 40-33 40-59zM128 106c-5 2-9 3-17 3-5 0-12 0-15-1 0-4 13-3 17-3 7 0 10 0 15 1zM171 40c0 25-13 50-31 61-10-4-17-4-27-4-8 0-27-1-27 11-1 10 18 9 24 9 13 0 18-1 29-5 13 13 15 23 15 40 1 20-7 45-17 59-14 19-38 31-58 31-26 0-40-20-40-45 0-3 0-9 2-15 8-29 16-59 23-88 7-30 33-86 75-86 20 0 32 11 32 32z">
              <text:p/>
            </draw:path>
            <draw:path draw:style-name="gr6" draw:text-style-name="P5" draw:layer="layout" svg:width="0.135cm" svg:height="0.348cm" svg:x="7.584cm" svg:y="3.014cm" svg:viewBox="0 0 136 349" svg:d="M135 13c1-4 1-4 1-6 0-4-3-7-7-7-2 0-5 1-6 3-41 111-81 222-122 333-1 4-1 4-1 6 0 4 3 7 7 7s5-2 7-8c40-109 81-219 121-328z">
              <text:p/>
            </draw:path>
            <draw:path draw:style-name="gr6" draw:text-style-name="P5" draw:layer="layout" svg:width="0.139cm" svg:height="0.232cm" svg:x="7.757cm" svg:y="3.043cm" svg:viewBox="0 0 140 233" svg:d="M27 206c12-12 25-24 37-36 55-48 76-67 76-102 0-40-32-68-75-68-39 0-65 33-65 64 0 19 17 19 18 19 6 0 18-4 18-18 0-9-6-18-18-18-3 0-4 0-5 0 8-23 27-36 48-36 32 0 47 29 47 57s-18 56-37 78c-23 25-45 49-68 74-3 3-3 4-3 13 43 0 87 0 130 0 3-20 7-40 10-60-3 0-6 0-9 0-2 9-4 25-8 30-2 3-25 3-33 3-21 0-42 0-63 0z">
              <text:p/>
            </draw:path>
            <draw:path draw:style-name="gr6" draw:text-style-name="P5" draw:layer="layout" svg:width="0.086cm" svg:height="0.348cm" svg:x="7.922cm" svg:y="3.014cm" svg:viewBox="0 0 87 349" svg:d="M87 13c0-7 0-13-7-13s-7 7-7 13c0 107 0 215 0 322-20 0-40 0-60 0-6 0-13 0-13 7s7 7 13 7c21 0 41 0 62 0 11 0 12-1 12-13 0-108 0-215 0-323z">
              <text:p/>
            </draw:path>
            <draw:path draw:style-name="gr6" draw:text-style-name="P5" draw:layer="layout" svg:width="0.232cm" svg:height="0.232cm" svg:x="8.169cm" svg:y="3.072cm" svg:viewBox="0 0 233 233" svg:d="M124 124c33 0 65 0 98 0 5 0 11 0 11-7s-6-7-11-7c-33 0-65 0-98 0 0-33 0-65 0-98 0-5 0-12-7-12s-7 7-7 12c0 33 0 65 0 98-33 0-66 0-99 0-5 0-11 0-11 7s6 7 11 7c33 0 66 0 99 0 0 32 0 65 0 97 0 5 0 12 7 12s7-7 7-12c0-32 0-65 0-97z">
              <text:p/>
            </draw:path>
            <draw:path draw:style-name="gr6" draw:text-style-name="P5" draw:layer="layout" svg:width="0.115cm" svg:height="0.232cm" svg:x="8.531cm" svg:y="3.043cm" svg:viewBox="0 0 116 233" svg:d="M72 9c0-8 0-9-8-9-21 23-52 23-64 23 0 4 0 7 0 11 7 0 28 0 46-9 0 60 0 120 0 180 0 12-1 17-32 17-4 0-7 0-11 0 0 4 0 8 0 11 12-2 41-2 56-2 14 0 45 0 57 2 0-3 0-7 0-11-4 0-7 0-11 0-31 0-33-4-33-17 0-65 0-131 0-196z">
              <text:p/>
            </draw:path>
            <draw:path draw:style-name="gr6" draw:text-style-name="P5" draw:layer="layout" svg:width="0.078cm" svg:height="0.348cm" svg:x="8.695cm" svg:y="3.014cm" svg:viewBox="0 0 79 349" svg:d="M77 180c2-4 2-5 2-5 0-1 0-2-2-6-21-54-41-108-62-161-2-6-4-8-8-8s-7 3-7 7c0 1 0 2 2 6 21 54 41 108 62 162-21 53-41 107-62 161-2 4-2 4-2 6 0 4 3 7 7 7 5 0 6-4 8-7 21-54 41-108 62-162z">
              <text:p/>
            </draw:path>
            <draw:path draw:style-name="gr6" draw:text-style-name="P5" draw:layer="layout" svg:width="0.081cm" svg:height="0.348cm" svg:x="8.832cm" svg:y="3.014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 draw:style-name="gr5">
          <svg:title>TexMaths</svg:title>
          <svg:desc>10§display§| \mathcal{B}_i | &lt; 2^{b'_i}§svg§600§TRUE§</svg:desc>
          <draw:g>
            <draw:path draw:style-name="gr6" draw:text-style-name="P5" draw:layer="layout" svg:width="0.013cm" svg:height="0.349cm" svg:x="4.68cm" svg:y="10.485cm" svg:viewBox="0 0 14 350" svg:d="M14 13c0-7 0-13-7-13s-7 6-7 13c0 108 0 216 0 324 0 6 0 13 7 13s7-7 7-13c0-108 0-216 0-324z">
              <text:p/>
            </draw:path>
            <draw:path draw:style-name="gr6" draw:text-style-name="P5" draw:layer="layout" svg:width="0.222cm" svg:height="0.254cm" svg:x="4.746cm" svg:y="10.5cm" svg:viewBox="0 0 223 255" svg:d="M88 10c1-4 1-5 1-6 0-2-1-3-4-3-4 0-14 5-22 8-16 9-29 15-29 22 0 2 2 2 4 2 4 0 13-5 20-8-4 34-13 79-19 109-13 60-20 81-37 114-2 3-1 3-2 4 0 3 3 3 4 3 5 0 20-7 26-16 4-7 18-33 28-74 8-30 21-76 46-112 16-23 31-33 53-33 19 0 36 12 36 31 0 30-33 42-69 54-5 1-29 10-29 18 0 3 3 3 4 3s9-1 16-1c36 0 65 21 65 54 0 43-38 56-69 56-27 0-40-13-45-18-1-2-2-3-5-3-7 0-25 11-25 18 0 0 13 23 51 23 50 0 123-34 123-91 0-29-20-51-56-58 28-12 69-37 69-70 0-21-17-36-43-36-12 0-56 3-99 56 2-15 5-31 7-46z">
              <text:p/>
            </draw:path>
            <draw:path draw:style-name="gr6" draw:text-style-name="P5" draw:layer="layout" svg:width="0.073cm" svg:height="0.164cm" svg:x="4.978cm" svg:y="10.637cm" svg:viewBox="0 0 74 165" svg:d="M68 9c0-4-3-9-10-9-6 0-14 6-14 13 0 5 4 10 10 10 7 0 14-7 14-14zM18 134c-1 3-2 6-2 10 0 12 9 21 23 21 25 0 35-34 35-37 0-4-3-4-4-4-3 0-3 2-4 5-6 19-17 29-26 29-5 0-6-3-6-8 0-6 1-11 4-16 2-7 5-13 7-20 3-6 11-28 12-31 1-2 2-5 2-8 0-11-10-21-23-21-25 0-36 34-36 38 0 3 3 3 4 3 4 0 4-1 5-4 6-21 17-30 26-30 4 0 6 2 6 9 0 6-2 9-8 24-5 13-10 26-15 40z">
              <text:p/>
            </draw:path>
            <draw:path draw:style-name="gr6" draw:text-style-name="P5" draw:layer="layout" svg:width="0.013cm" svg:height="0.349cm" svg:x="5.125cm" svg:y="10.485cm" svg:viewBox="0 0 14 350" svg:d="M14 13c0-7 0-13-7-13s-7 6-7 13c0 108 0 216 0 324 0 6 0 13 7 13s7-7 7-13c0-108 0-216 0-324z">
              <text:p/>
            </draw:path>
            <draw:path draw:style-name="gr6" draw:text-style-name="P5" draw:layer="layout" svg:width="0.214cm" svg:height="0.202cm" svg:x="5.307cm" svg:y="10.559cm" svg:viewBox="0 0 215 203" svg:d="M208 14c5-2 7-4 7-7 0-4-3-7-7-7-1 0-2 0-6 2-65 31-130 61-195 92-4 1-7 2-7 7 0 4 3 6 7 8 65 30 130 61 195 92 4 2 5 2 6 2 4 0 7-3 7-7s-2-6-7-8c-61-29-123-58-184-87 61-29 123-58 184-87z">
              <text:p/>
            </draw:path>
            <draw:path draw:style-name="gr6" draw:text-style-name="P5" draw:layer="layout" svg:width="0.139cm" svg:height="0.232cm" svg:x="5.666cm" svg:y="10.514cm" svg:viewBox="0 0 140 233" svg:d="M27 207c12-12 25-24 37-36 55-49 76-67 76-103 0-40-32-68-75-68-39 0-65 33-65 64 0 20 17 20 18 20 6 0 18-5 18-19 0-9-6-18-18-18-3 0-4 0-5 0 8-23 27-36 48-36 32 0 47 29 47 57 0 29-18 56-37 78-23 25-45 50-68 75-3 4-3 5-3 12 43 0 87 0 130 0 3-20 7-40 10-60-3 0-6 0-9 0-2 11-4 26-8 31-2 3-26 3-33 3-21 0-42 0-63 0z">
              <text:p/>
            </draw:path>
            <draw:path draw:style-name="gr6" draw:text-style-name="P5" draw:layer="layout" svg:width="0.098cm" svg:height="0.172cm" svg:x="5.84cm" svg:y="10.433cm" svg:viewBox="0 0 99 173" svg:d="M48 7c1 0 1-3 1-4s-1-3-4-3c-4 0-25 2-31 2-2 0-5 1-5 6 0 3 3 3 6 3 12 0 12 2 12 4s-3 11-4 17c-2 8-4 15-6 23s-16 62-16 65c-1 6-1 9-1 12 0 25 15 41 36 41 31 0 63-34 63-70 0-29-20-41-37-41-12 0-23 7-31 13 6-23 11-45 17-68zM36 166c-12 0-19-11-19-25 0-9 2-18 9-45 2-5 2-6 6-11 10-11 21-16 30-16s18 7 18 24c0 10-6 35-13 49-6 12-18 24-31 24z">
              <text:p/>
            </draw:path>
            <draw:path draw:style-name="gr6" draw:text-style-name="P5" draw:layer="layout" svg:width="0.048cm" svg:height="0.091cm" svg:x="5.963cm" svg:y="10.399cm" svg:viewBox="0 0 49 92" svg:d="M47 17c1-2 2-4 2-6 0-7-6-11-11-11-7 0-9 6-10 8-9 25-18 51-27 76-1 2-1 2-1 3 0 3 5 3 8 5 1 0 2-1 3-3 12-24 24-48 36-72z">
              <text:p/>
            </draw:path>
            <draw:path draw:style-name="gr6" draw:text-style-name="P5" draw:layer="layout" svg:width="0.061cm" svg:height="0.118cm" svg:x="5.963cm" svg:y="10.556cm" svg:viewBox="0 0 62 119" svg:d="M54 8c0-4-4-8-8-8-5 0-11 5-11 11 0 5 4 7 8 7 5 0 11-5 11-10zM62 92c0-2-3-2-4-2-3 0-3 0-4 4-3 9-11 19-20 19-4 0-5-2-5-6s1-6 2-9c2-4 3-7 4-10 1-1 7-18 10-24 1-3 2-6 2-9 0-8-8-15-19-15-18 0-28 22-28 27 0 2 3 2 4 2 3 0 3 0 4-3 4-13 12-20 20-20 3 0 5 2 5 6 0 1 0 3-1 7-1 3-9 22-12 28-1 3-1 3-4 9-1 2-2 5-2 8 0 9 9 15 20 15 18 0 28-23 28-27z">
              <text:p/>
            </draw:path>
          </draw:g>
        </draw:g>
        <draw:frame draw:style-name="gr55" draw:text-style-name="P3" draw:layer="layout" svg:width="0.434cm" svg:height="0.395cm" svg:x="1.303cm" svg:y="10.404cm">
          <draw:text-box>
            <text:p><text:span text:style-name="T2">(4)</text:span></text:p>
          </draw:text-box>
        </draw:frame>
        <draw:frame draw:style-name="gr64" draw:text-style-name="P3" draw:layer="layout" svg:width="2.648cm" svg:height="0.395cm" svg:x="1.804cm" svg:y="10.405cm">
          <draw:text-box>
            <text:p><text:span text:style-name="T2">generation fails if</text:span></text:p>
          </draw:text-box>
        </draw:frame>
        <draw:frame draw:style-name="gr55" draw:text-style-name="P3" draw:layer="layout" svg:width="0.434cm" svg:height="0.395cm" svg:x="1.303cm" svg:y="10.004cm">
          <draw:text-box>
            <text:p><text:span text:style-name="T2">(x)</text:span></text:p>
          </draw:text-box>
        </draw:frame>
        <draw:frame draw:style-name="gr65" draw:text-style-name="P3" draw:layer="layout" svg:width="3.647cm" svg:height="0.395cm" svg:x="1.804cm" svg:y="10.005cm">
          <draw:text-box>
            <text:p><text:span text:style-name="T2">additional constraint (?)</text:span></text:p>
          </draw:text-box>
        </draw:frame>
        <draw:g draw:style-name="gr5">
          <svg:title>TexMaths</svg:title>
          <svg:desc>10§display§(b_i \geq \beta)§svg§600§TRUE§</svg:desc>
          <draw:g>
            <draw:path draw:style-name="gr6" draw:text-style-name="P5" draw:layer="layout" svg:width="0.08cm" svg:height="0.348cm" svg:x="8.11cm" svg:y="3.466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6" draw:text-style-name="P5" draw:layer="layout" svg:width="0.128cm" svg:height="0.244cm" svg:x="8.228cm" svg:y="3.486cm" svg:viewBox="0 0 129 245" svg:d="M67 3c-1-1 0-3-4-3-8 0-34 2-43 3-3 0-7 1-7 7 0 4 4 4 9 4 17 0 17 3 17 6s-3 15-5 22c-9 38-19 76-28 114-5 18-6 22-6 34 0 34 19 55 45 55 41 0 84-52 84-101 0-32-18-56-46-56-17 0-31 10-42 21 9-36 17-71 26-106zM34 136c3-8 3-9 6-13 17-22 33-28 42-28 13 0 22 11 22 33 0 21-12 60-18 74-11 23-28 36-41 36-12 0-24-10-24-36 0-6 0-13 6-34 2-11 5-22 7-32z">
              <text:p/>
            </draw:path>
            <draw:path draw:style-name="gr6" draw:text-style-name="P5" draw:layer="layout" svg:width="0.073cm" svg:height="0.163cm" svg:x="8.374cm" svg:y="3.619cm" svg:viewBox="0 0 74 164" svg:d="M68 9c0-4-3-9-10-9s-14 6-14 13c0 4 3 9 10 9s14-7 14-13zM18 133c-1 4-2 6-2 11 0 11 9 20 23 20 24 0 35-33 35-37 0-3-3-3-4-3-3 0-3 1-4 4-6 20-17 30-26 30-5 0-7-4-7-9 0-6 2-10 4-16 3-6 6-13 8-19s11-28 12-31 2-6 2-8c0-12-10-21-24-21-24 0-35 33-35 37s3 4 4 4c3 0 4-2 4-4 7-21 18-30 27-30 4 0 6 2 6 8s-2 10-8 25c-5 13-10 26-15 39z">
              <text:p/>
            </draw:path>
            <draw:path draw:style-name="gr6" draw:text-style-name="P5" draw:layer="layout" svg:width="0.213cm" svg:height="0.268cm" svg:x="8.606cm" svg:y="3.506cm" svg:viewBox="0 0 214 269" svg:d="M207 109c5-2 7-4 7-8 0-3-1-5-7-8-64-31-129-61-193-91-5-2-6-2-7-2-4 0-7 3-7 7s3 6 7 8c61 29 123 57 184 86-61 28-123 57-184 85-7 4-7 6-7 9s3 7 7 7c1 0 2 0 6-3 65-30 129-60 194-90zM202 269c6 0 12 0 12-7s-7-7-12-7c-63 0-127 0-190 0-5 0-12 0-12 7s6 7 12 7c63 0 127 0 190 0z">
              <text:p/>
            </draw:path>
            <draw:path draw:style-name="gr6" draw:text-style-name="P5" draw:layer="layout" svg:width="0.19cm" svg:height="0.313cm" svg:x="8.957cm" svg:y="3.481cm" svg:viewBox="0 0 191 314" svg:d="M191 48c0-26-19-48-47-48-21 0-31 6-43 15-19 14-39 48-45 75-19 74-37 147-56 221 0 1 1 3 4 3s4 0 4-1c8-32 17-64 25-97 7 21 22 34 48 34 25 0 52-12 67-28 17-16 29-38 29-63s-13-43-26-52c20-12 40-33 40-59zM128 106c-4 2-8 3-17 3-5 0-12 0-15-1 0-4 13-3 17-3 7 0 11 0 15 1zM172 40c0 25-14 50-32 61-9-4-16-4-27-4-7 0-27-1-27 11 0 10 18 9 24 9 13 0 18-1 29-5 13 13 15 23 15 40 1 20-7 45-17 59-14 19-37 31-57 31-27 0-40-20-40-45 0-3 0-9 1-15 8-29 15-59 23-88 8-30 33-86 75-86 20 0 33 11 33 32z">
              <text:p/>
            </draw:path>
            <draw:path draw:style-name="gr6" draw:text-style-name="P5" draw:layer="layout" svg:width="0.08cm" svg:height="0.348cm" svg:x="9.184cm" svg:y="3.466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 draw:style-name="gr5">
          <svg:title>TexMaths</svg:title>
          <svg:desc>10§display§\bm{b}' \!=\! (b'_0, \dots, b'_{\nu-1}):§svg§600§TRUE§</svg:desc>
          <draw:g>
            <draw:path draw:style-name="gr6" draw:text-style-name="P5" draw:layer="layout" svg:width="0.159cm" svg:height="0.244cm" svg:x="1.393cm" svg:y="3.891cm" svg:viewBox="0 0 160 245" svg:d="M81 12c1-5 1-5 1-6 0-4-4-6-7-6-2 0-2 0-3 0-15 1-30 1-45 2-5 1-11 1-11 11 0 6 6 6 9 6 4 0 10 0 14 1-2 12-6 27-9 40-8 32-17 64-25 97-5 20-5 24-5 32 0 44 34 56 60 56 64 0 100-56 100-102 0-44-32-58-61-58-17 0-31 6-39 11 7-28 14-56 21-84zM61 232c-14 0-25-7-25-29 0-10 3-23 6-34 3-13 9-37 12-48 1-6 21-24 43-24s23 19 23 27c0 18-12 61-17 75-12 27-32 33-42 33z">
              <text:p/>
            </draw:path>
            <draw:path draw:style-name="gr6" draw:text-style-name="P5" draw:layer="layout" svg:width="0.061cm" svg:height="0.126cm" svg:x="1.57cm" svg:y="3.852cm" svg:viewBox="0 0 62 127" svg:d="M60 22c1-5 2-7 2-8 0-8-7-14-15-14-9 0-12 8-13 12-11 35-22 70-33 106 0 1-1 2-1 4 0 3 8 5 10 5 1 0 2 0 3-4 16-34 31-67 47-101z">
              <text:p/>
            </draw:path>
            <draw:path draw:style-name="gr6" draw:text-style-name="P5" draw:layer="layout" svg:width="0.233cm" svg:height="0.081cm" svg:x="1.715cm" svg:y="4.006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6" draw:text-style-name="P5" draw:layer="layout" svg:width="0.08cm" svg:height="0.349cm" svg:x="2.043cm" svg:y="3.871cm" svg:viewBox="0 0 81 350" svg:d="M81 346c0-1 0-1-6-7-43-45-55-111-55-163 0-61 14-122 57-166 4-5 4-5 4-6 0-3-1-4-3-4-4 0-35 24-56 69-18 38-22 77-22 107 0 26 4 68 23 108 21 43 51 66 55 66 2 0 3-1 3-4z">
              <text:p/>
            </draw:path>
            <draw:path draw:style-name="gr6" draw:text-style-name="P5" draw:layer="layout" svg:width="0.129cm" svg:height="0.245cm" svg:x="2.161cm" svg:y="3.891cm" svg:viewBox="0 0 130 246" svg:d="M68 4c0-1 0-4-5-4-8 0-34 3-43 3-3 1-6 1-6 7 0 5 3 5 8 5 17 0 18 2 18 6 0 2-4 14-5 21-10 38-19 76-29 115-4 17-6 23-6 35 0 32 19 54 45 54 41 0 85-51 85-102 0-32-19-56-47-56-16 0-31 10-41 21 9-35 17-70 26-105zM35 136c2-7 2-8 5-12 17-23 33-28 42-28 13 0 22 10 22 33 0 21-11 61-18 73-11 24-27 36-41 36-12 0-24-9-24-35 0-6 0-12 6-34 3-11 5-22 8-33z">
              <text:p/>
            </draw:path>
            <draw:path draw:style-name="gr6" draw:text-style-name="P5" draw:layer="layout" svg:width="0.061cm" svg:height="0.126cm" svg:x="2.307cm" svg:y="3.852cm" svg:viewBox="0 0 62 127" svg:d="M60 22c2-5 2-7 2-8 0-8-7-14-14-14-10 0-13 8-14 12-11 35-21 70-32 106-1 1-1 2-2 4 0 3 8 5 10 5s2 0 4-4c15-34 31-67 46-101z">
              <text:p/>
            </draw:path>
            <draw:path draw:style-name="gr6" draw:text-style-name="P5" draw:layer="layout" svg:width="0.113cm" svg:height="0.167cm" svg:x="2.308cm" svg:y="4.057cm" svg:viewBox="0 0 114 168" svg:d="M114 85c0-27-3-47-14-64-8-11-23-21-43-21-57 0-57 67-57 85 0 17 0 83 57 83s57-66 57-83zM57 161c-11 0-26-7-31-27-3-14-3-34-3-53 0-18 0-36 3-50 6-19 21-24 31-24 14 0 26 8 31 22 4 13 4 31 4 52 0 19 0 37-3 52-5 23-22 28-32 28z">
              <text:p/>
            </draw:path>
            <draw:path draw:style-name="gr6" draw:text-style-name="P5" draw:layer="layout" svg:width="0.04cm" svg:height="0.104cm" svg:x="2.483cm" svg:y="4.096cm" svg:viewBox="0 0 41 105" svg:d="M41 37c0-23-8-37-22-37-12 0-19 9-19 19 0 9 7 18 19 18 4 0 9-1 12-4 1-1 1-1 2-1 0 2 1 0 1 5 0 26-13 47-24 58-4 4-4 5-4 6 0 2 2 4 3 4 4 0 32-27 32-68z">
              <text:p/>
            </draw:path>
            <draw:path draw:style-name="gr6" draw:text-style-name="P5" draw:layer="layout" svg:width="0.037cm" svg:height="0.036cm" svg:x="2.639cm" svg:y="4.096cm" svg:viewBox="0 0 38 37" svg:d="M38 19c0-11-9-19-19-19s-19 8-19 19c0 10 9 18 19 18s19-8 19-18z">
              <text:p/>
            </draw:path>
            <draw:path draw:style-name="gr6" draw:text-style-name="P5" draw:layer="layout" svg:width="0.036cm" svg:height="0.036cm" svg:x="2.796cm" svg:y="4.096cm" svg:viewBox="0 0 37 37" svg:d="M37 19c0-11-9-19-19-19s-18 8-18 19c0 10 8 18 18 18s19-8 19-18z">
              <text:p/>
            </draw:path>
            <draw:path draw:style-name="gr6" draw:text-style-name="P5" draw:layer="layout" svg:width="0.036cm" svg:height="0.036cm" svg:x="2.951cm" svg:y="4.096cm" svg:viewBox="0 0 37 37" svg:d="M37 19c0-11-9-19-19-19-11 0-18 8-18 19 0 10 7 18 18 18 10 0 19-8 19-18z">
              <text:p/>
            </draw:path>
            <draw:path draw:style-name="gr6" draw:text-style-name="P5" draw:layer="layout" svg:width="0.04cm" svg:height="0.104cm" svg:x="3.107cm" svg:y="4.096cm" svg:viewBox="0 0 41 105" svg:d="M41 37c0-23-9-37-22-37-12 0-19 9-19 19 0 9 7 18 19 18 4 0 8-1 12-4 1-1 1-1 2-1 0 2 0 0 0 5 0 26-12 46-24 58-4 3-3 5-3 6 0 2 1 4 3 4 4 0 32-27 32-68z">
              <text:p/>
            </draw:path>
            <draw:path draw:style-name="gr6" draw:text-style-name="P5" draw:layer="layout" svg:width="0.129cm" svg:height="0.245cm" svg:x="3.249cm" svg:y="3.891cm" svg:viewBox="0 0 130 246" svg:d="M68 4c0-1 0-4-5-4-8 0-33 3-43 3-2 1-6 1-6 7 0 5 3 5 8 5 17 0 18 2 18 6 0 2-3 14-5 21-10 38-19 76-29 115-4 17-6 23-6 35 0 32 19 54 45 54 41 0 85-51 85-102 0-32-19-56-47-56-16 0-31 10-41 21 9-35 17-70 26-105zM35 136c2-7 2-8 5-12 17-23 33-28 42-28 13 0 22 10 22 33 0 21-11 61-18 73-11 24-27 36-41 36-12 0-24-9-24-35 0-6 0-12 6-34 3-11 5-22 8-33z">
              <text:p/>
            </draw:path>
            <draw:path draw:style-name="gr6" draw:text-style-name="P5" draw:layer="layout" svg:width="0.061cm" svg:height="0.126cm" svg:x="3.395cm" svg:y="3.852cm" svg:viewBox="0 0 62 127" svg:d="M60 22c2-5 2-7 2-8 0-8-7-14-14-14-10 0-13 8-14 12-11 35-21 70-32 106-1 1-1 2-2 4 0 3 8 5 10 5s2 0 4-4c15-34 31-67 46-101z">
              <text:p/>
            </draw:path>
            <draw:path draw:style-name="gr6" draw:text-style-name="P5" draw:layer="layout" svg:width="0.125cm" svg:height="0.107cm" svg:x="3.402cm" svg:y="4.112cm" svg:viewBox="0 0 126 108" svg:d="M43 7c1-1 1-3 1-4-1-1 0-3-4-3-5 0-14 1-16 1-5 0-9 1-14 1-4 0-7 1-7 6 0 3 4 3 7 3 11 0 11 2 11 4 0 1-1 6-2 9-4 17-8 33-12 50-6 25-7 29-7 30 0 4 3 4 4 4s3 0 4 0c22-4 53-15 80-38 33-30 38-62 38-63 0-4-3-7-8-7-9 0-11 7-13 13-10 35-43 73-84 85 7-31 15-61 22-91z">
              <text:p/>
            </draw:path>
            <draw:path draw:style-name="gr6" draw:text-style-name="P5" draw:layer="layout" svg:width="0.166cm" svg:height="0.011cm" svg:x="3.567cm" svg:y="4.152cm" svg:viewBox="0 0 167 12" svg:d="M157 12c4 0 10 0 10-5 0-7-6-7-10-7-49 0-98 0-147 0-4 0-10 0-10 6s6 6 10 6c49 0 98 0 147 0z">
              <text:p/>
            </draw:path>
            <draw:path draw:style-name="gr6" draw:text-style-name="P5" draw:layer="layout" svg:width="0.089cm" svg:height="0.162cm" svg:x="3.787cm" svg:y="4.057cm" svg:viewBox="0 0 90 163" svg:d="M56 7c0-7-1-7-8-7-15 15-38 16-48 16 0 3 0 5 0 8 6 0 22 0 36-6 0 42 0 83 0 125 0 8 0 11-25 11-3 0-6 0-9 0 0 3 0 6 0 9 4 0 35-1 44-1 7 0 38 1 44 1 0-3 0-6 0-9-3 0-7 0-10 0-24 0-24-3-24-11 0-46 0-91 0-136z">
              <text:p/>
            </draw:path>
            <draw:path draw:style-name="gr6" draw:text-style-name="P5" draw:layer="layout" svg:width="0.081cm" svg:height="0.349cm" svg:x="3.938cm" svg:y="3.871cm" svg:viewBox="0 0 82 350" svg:d="M82 176c0-28-4-70-24-110-21-43-51-66-54-66-2 0-4 2-4 4 0 1 0 1 7 8 34 34 54 90 54 164 0 58-13 120-56 164-5 5-5 5-5 6 0 2 2 4 4 4 3 0 35-24 56-69 17-38 22-77 22-105z">
              <text:p/>
            </draw:path>
            <draw:path draw:style-name="gr6" draw:text-style-name="P5" draw:layer="layout" svg:width="0.036cm" svg:height="0.15cm" svg:x="4.183cm" svg:y="3.983cm" svg:viewBox="0 0 37 151" svg:d="M37 19c0-11-9-19-19-19s-18 8-18 19c0 10 8 18 18 18s19-8 19-18zM37 133c0-11-9-19-19-19s-18 8-18 19c0 10 8 18 18 18s19-8 19-18z">
              <text:p/>
            </draw:path>
          </draw:g>
        </draw:g>
        <draw:g draw:style-name="gr5">
          <svg:title>TexMaths</svg:title>
          <svg:desc>10§display§b'_i = b_i - \beta§svg§600§TRUE§</svg:desc>
          <draw:g>
            <draw:path draw:style-name="gr6" draw:text-style-name="P5" draw:layer="layout" svg:width="0.128cm" svg:height="0.245cm" svg:x="4.383cm" svg:y="3.895cm" svg:viewBox="0 0 129 246" svg:d="M67 3c-2-1 0-3-5-3-8 0-33 2-42 3-3 0-7 1-7 7 0 4 3 4 8 4 17 0 18 3 18 6s-3 15-5 22c-10 38-19 76-29 114-4 18-5 23-5 35 0 33 18 55 44 55 42 0 85-52 85-102 0-32-19-56-47-56-16 0-31 10-41 21 9-36 17-71 26-106zM34 136c2-8 2-8 5-12 17-23 33-28 42-28 13 0 22 10 22 33 0 20-11 60-17 73-12 23-28 36-42 36-12 0-23-9-23-35 0-7 0-14 5-35 3-11 5-22 8-32z">
              <text:p/>
            </draw:path>
            <draw:path draw:style-name="gr6" draw:text-style-name="P5" draw:layer="layout" svg:width="0.06cm" svg:height="0.126cm" svg:x="4.529cm" svg:y="3.856cm" svg:viewBox="0 0 61 127" svg:d="M59 21c2-4 2-6 2-8 0-7-7-13-14-13-10 0-13 8-14 12-11 35-21 70-32 106 0 1-1 3-1 4 0 3 7 5 9 5s2 0 4-4c15-34 31-68 46-102z">
              <text:p/>
            </draw:path>
            <draw:path draw:style-name="gr6" draw:text-style-name="P5" draw:layer="layout" svg:width="0.074cm" svg:height="0.164cm" svg:x="4.528cm" svg:y="4.061cm" svg:viewBox="0 0 75 165" svg:d="M68 9c0-4-3-9-9-9-7 0-14 6-14 13 0 5 3 10 10 10s13-7 13-14zM18 134c-1 3-2 6-2 10 0 12 10 21 23 21 25 0 36-34 36-38 0-3-3-3-4-3-4 0-4 2-5 4-5 20-16 30-26 30-5 0-6-3-6-8 0-6 2-11 4-16 2-7 5-13 8-20 2-6 11-28 12-31 1-2 1-5 1-8 0-11-10-21-23-21-24 0-36 34-36 38 0 3 3 2 4 3 4 0 4-1 5-4 6-21 17-30 26-30 4 0 6 2 6 9 0 5-1 9-7 24-5 13-11 26-16 40z">
              <text:p/>
            </draw:path>
            <draw:path draw:style-name="gr6" draw:text-style-name="P5" draw:layer="layout" svg:width="0.233cm" svg:height="0.081cm" svg:x="4.751cm" svg:y="4.009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128cm" svg:height="0.245cm" svg:x="5.119cm" svg:y="3.895cm" svg:viewBox="0 0 129 246" svg:d="M67 3c-2-1 0-3-5-3-8 0-33 2-42 3-3 0-7 1-7 7 0 4 3 4 8 4 17 0 18 3 18 6s-3 15-5 22c-10 38-19 76-29 114-4 18-5 23-5 35 0 33 18 55 44 55 42 0 85-52 85-102 0-32-19-56-47-56-16 0-30 10-41 21 9-36 17-71 26-106zM34 136c2-8 2-8 5-12 17-23 33-28 42-28 13 0 23 10 23 33 0 20-12 60-18 73-12 23-28 36-42 36-12 0-23-9-23-35 0-7 0-14 5-35 3-11 5-22 8-32z">
              <text:p/>
            </draw:path>
            <draw:path draw:style-name="gr6" draw:text-style-name="P5" draw:layer="layout" svg:width="0.074cm" svg:height="0.164cm" svg:x="5.263cm" svg:y="4.028cm" svg:viewBox="0 0 75 165" svg:d="M68 9c0-4-3-9-9-9-7 0-14 6-14 13 0 4 3 10 10 10s13-7 13-14zM18 134c-1 3-2 6-2 10 0 12 10 21 23 21 25 0 36-34 36-38 0-3-3-3-4-3-4 0-4 2-5 4-5 20-16 30-26 30-5 0-6-3-6-9 0-5 2-10 4-15 2-7 5-13 8-20 2-6 11-28 12-31 1-2 1-5 1-8 0-11-9-21-23-21-24 0-36 34-36 38 0 3 4 3 5 3 3 0 3-1 4-4 6-21 17-30 26-30 4 0 6 2 6 9 0 5-1 9-7 24-5 13-11 26-16 40z">
              <text:p/>
            </draw:path>
            <draw:path draw:style-name="gr6" draw:text-style-name="P5" draw:layer="layout" svg:width="0.214cm" svg:height="0.013cm" svg:x="5.476cm" svg:y="4.042cm" svg:viewBox="0 0 215 14" svg:d="M202 14c6 0 13 0 13-7s-7-7-13-7c-63 0-127 0-190 0-6 0-12 0-12 7s6 7 12 7c63 0 127 0 190 0z">
              <text:p/>
            </draw:path>
            <draw:path draw:style-name="gr6" draw:text-style-name="P5" draw:layer="layout" svg:width="0.19cm" svg:height="0.314cm" svg:x="5.809cm" svg:y="3.89cm" svg:viewBox="0 0 191 315" svg:d="M191 48c0-26-19-48-48-48-20 0-30 6-42 15-20 14-39 48-46 75-18 74-36 147-55 221-1 2 1 4 4 4s4-1 4-2c9-32 17-64 25-97 6 21 22 34 47 34 26 0 52-12 68-27 17-16 28-38 28-64 0-25-13-43-25-52 20-12 40-33 40-59zM128 107c-5 1-9 2-17 2-5 0-12 0-16-1 1-4 14-3 18-3 7 0 10 0 15 2zM171 40c0 25-13 50-31 61-10-3-17-4-27-4-8 0-27-1-27 11-1 10 18 9 24 9 13 0 18-1 29-5 13 13 15 24 15 40 1 20-8 45-17 59-14 19-38 32-58 32-26 0-40-21-40-46 0-3 0-8 2-14 8-30 15-60 22-89 8-30 34-86 76-86 20 0 32 11 32 32z">
              <text:p/>
            </draw:path>
          </draw:g>
        </draw:g>
        <draw:g draw:style-name="gr5">
          <svg:title>TexMaths</svg:title>
          <svg:desc>10§display§\mathcal{B}_i \subseteq \mathbb{B}^\beta:§svg§600§TRUE§</svg:desc>
          <draw:g>
            <draw:path draw:style-name="gr6" draw:text-style-name="P5" draw:layer="layout" svg:width="0.222cm" svg:height="0.254cm" svg:x="1.404cm" svg:y="4.391cm" svg:viewBox="0 0 223 255" svg:d="M88 10c0-4 0-5 0-6 0-2 0-3-4-3-3 0-14 5-21 9-16 8-30 14-30 21 0 2 3 2 4 2 5 0 14-5 20-8-4 34-12 79-19 109-13 59-19 80-36 114-2 3-1 3-2 4 0 3 2 2 3 3 6 0 21-7 26-17 5-8 18-33 29-73 7-30 21-76 46-112 16-23 31-33 53-33 19 0 36 12 36 31 0 30-33 42-70 54-4 1-28 10-28 18 0 3 2 3 3 3 2 0 10-2 17-2 35 0 64 21 64 55 0 42-37 56-69 56-27 0-40-14-45-19-1-2-1-3-4-3-8 0-26 11-26 17 0 1 14 25 52 25 49 0 122-36 122-91 0-29-20-51-55-58 28-12 69-37 69-70 0-21-17-36-43-36-12 0-57 4-99 56 2-15 5-31 7-46z">
              <text:p/>
            </draw:path>
            <draw:path draw:style-name="gr6" draw:text-style-name="P5" draw:layer="layout" svg:width="0.074cm" svg:height="0.164cm" svg:x="1.635cm" svg:y="4.528cm" svg:viewBox="0 0 75 165" svg:d="M69 9c0-4-3-9-10-9s-14 6-14 13c0 4 3 10 10 10s14-7 14-14zM18 134c-1 3-2 6-2 10 0 11 10 21 24 21 24 0 35-34 35-38 0-3-3-3-4-3-3 0-4 2-5 4-5 20-16 30-26 30-5 0-6-3-6-9 0-5 2-10 4-15 3-7 5-14 8-20 2-6 11-28 12-31s1-6 1-8c0-11-9-21-23-21-24 0-36 34-36 38 0 3 4 3 5 3 3 0 3-1 4-4 6-21 17-30 26-30 4 0 7 2 7 9 0 5-2 9-8 24-5 13-11 26-16 40z">
              <text:p/>
            </draw:path>
            <draw:path draw:style-name="gr6" draw:text-style-name="P5" draw:layer="layout" svg:width="0.213cm" svg:height="0.269cm" svg:x="1.868cm" svg:y="4.416cm" svg:viewBox="0 0 214 270" svg:d="M202 14c6 0 12 0 12-7s-6-7-12-7c-32 0-63 0-95 0-60 0-107 46-107 101 0 57 48 101 107 101 32 0 63 0 95 0 6 0 12 0 12-6 0-7-6-7-12-7-31 0-63 0-94 0-55 0-94-41-94-87 0-48 40-88 94-88 31 0 63 0 94 0zM19 256c-6 0-12 0-12 7s6 7 12 7c61 0 122 0 183 0 6 0 12 0 12-7s-6-7-12-7c-61 0-122 0-183 0z">
              <text:p/>
            </draw:path>
            <draw:path draw:style-name="gr6" draw:text-style-name="P5" draw:layer="layout" svg:width="0.214cm" svg:height="0.238cm" svg:x="2.211cm" svg:y="4.399cm" svg:viewBox="0 0 215 239" svg:d="M46 32c0-5 0-14-3-20 13 0 25 0 38 0-4 6-4 13-4 18 0 60 0 120 0 179 0 5 0 12 4 18-13 0-25 0-38 0 3-7 3-16 3-20 0-58 0-117 0-175zM142 105c11-11 14-29 14-44 0-24-7-39-16-48 25 3 50 12 50 47 0 22-25 40-48 45zM89 31c0-7 0-11 5-15 2 0 7-4 15-4 16 0 35 12 35 49 0 39-20 48-55 48 0-26 0-52 0-78zM163 111c20-10 39-27 39-51 0-49-40-60-83-60-36 0-71 0-107 0-6 0-12 0-12 6s6 6 12 6c21 0 22 4 22 20 0 58 0 116 0 174 0 18-1 21-23 21-4 0-11 0-11 5 0 7 6 7 12 7 35 0 70 0 105 0 43 0 98-17 98-65 0-36-26-56-52-63zM89 208c0-28 0-57 0-86 28 0 40 0 51 8 14 10 15 33 15 44 0 14-1 53-45 53-21 0-21-13-21-19zM152 222c13-14 15-32 15-48 0-24-5-42-19-54 32 6 55 24 55 54 0 26-21 41-51 48z">
              <text:p/>
            </draw:path>
            <draw:path draw:style-name="gr6" draw:text-style-name="P5" draw:layer="layout" svg:width="0.143cm" svg:height="0.219cm" svg:x="2.454cm" svg:y="4.321cm" svg:viewBox="0 0 144 220" svg:d="M144 34c0-21-19-34-40-34-34 0-59 38-65 63-13 51-26 103-39 154 0 1 2 3 4 3s4-1 4-2c6-21 11-43 17-65 5 12 17 22 37 22 34 0 73-24 73-62 0-14-7-29-19-37 12-8 28-22 28-42zM95 75c-3 1-5 2-12 2-4 0-10 0-12-1 3-1 10-2 12-2 3 0 9 1 12 1zM128 30c0 13-7 32-22 41-5-2-9-4-23-4-9 0-21 1-21 10 0 6 8 7 20 7 9 0 16-1 24-4 7 6 11 16 11 26 0 36-24 62-54 62-19 0-33-11-33-30 0-3 0-5 1-8 5-22 11-44 16-65 6-23 28-58 56-58 15 0 25 8 25 23z">
              <text:p/>
            </draw:path>
            <draw:path draw:style-name="gr6" draw:text-style-name="P5" draw:layer="layout" svg:width="0.036cm" svg:height="0.15cm" svg:x="2.76cm" svg:y="4.488cm" svg:viewBox="0 0 37 151" svg:d="M37 18c0-10-9-18-19-18s-18 7-18 18c0 10 8 19 18 19s19-8 19-19zM37 132c0-10-9-18-19-18s-18 8-18 18 8 19 18 19 19-9 19-19z">
              <text:p/>
            </draw:path>
          </draw:g>
        </draw:g>
        <draw:frame draw:style-name="gr66" draw:text-style-name="P3" draw:layer="layout" svg:width="1.818cm" svg:height="0.395cm" svg:x="3.004cm" svg:y="4.306cm">
          <draw:text-box>
            <text:p><text:span text:style-name="T2">binary code</text:span></text:p>
          </draw:text-box>
        </draw:frame>
        <draw:g draw:style-name="gr5">
          <svg:title>TexMaths</svg:title>
          <svg:desc>10§display§| \mathcal{B}_i | = 2^{b'_i} 
\quad
(i \in [\nu\rangle)§svg§600§TRUE§</svg:desc>
          <draw:g>
            <draw:path draw:style-name="gr6" draw:text-style-name="P5" draw:layer="layout" svg:width="0.013cm" svg:height="0.349cm" svg:x="5.042cm" svg:y="4.361cm" svg:viewBox="0 0 14 350" svg:d="M14 13c0-7 0-13-7-13s-7 6-7 13c0 108 0 216 0 324 0 6 0 13 7 13s7-7 7-13c0-108 0-216 0-324z">
              <text:p/>
            </draw:path>
            <draw:path draw:style-name="gr6" draw:text-style-name="P5" draw:layer="layout" svg:width="0.222cm" svg:height="0.254cm" svg:x="5.108cm" svg:y="4.376cm" svg:viewBox="0 0 223 255" svg:d="M88 10c1-4 1-5 1-6 0-2-1-3-4-3-4 0-14 5-21 8-17 9-30 15-30 22 0 2 3 2 4 2 4 0 13-5 20-8-4 34-13 79-19 109-13 60-20 81-37 114-2 3-1 3-2 4 0 3 3 3 4 3 5 0 20-7 26-16 4-7 18-33 28-74 8-30 21-76 46-112 17-23 31-33 53-33 19 0 37 12 37 31 0 30-34 42-70 54-5 1-29 10-29 18 0 3 3 3 4 3s9-1 17-1c35 0 64 21 64 54 0 43-37 56-69 56-27 0-40-13-45-18-1-2-2-3-5-3-7 0-25 11-25 18 0 0 14 23 51 23 50 0 123-34 123-91 0-29-20-51-56-58 28-12 69-37 69-70 0-21-16-36-42-36-12 0-57 3-100 56 2-15 5-31 7-46z">
              <text:p/>
            </draw:path>
            <draw:path draw:style-name="gr6" draw:text-style-name="P5" draw:layer="layout" svg:width="0.074cm" svg:height="0.164cm" svg:x="5.34cm" svg:y="4.513cm" svg:viewBox="0 0 75 165" svg:d="M68 9c0-4-3-9-10-9-6 0-13 6-13 13 0 5 3 10 9 10 8 0 14-7 14-14zM18 134c-1 3-2 6-2 10 0 12 10 21 23 21 25 0 36-34 36-37 0-4-3-3-4-4-4 0-4 2-5 5-6 19-16 29-26 29-5 0-6-3-6-8 0-6 2-11 4-16 2-7 5-13 8-20 2-6 11-28 12-31 0-2 1-5 1-8 0-11-10-21-23-21-25 0-36 34-36 38 0 3 3 2 4 3 4 0 4-1 5-4 6-21 17-30 26-30 4 0 6 2 6 9 0 6-1 9-7 24-5 13-11 26-16 40z">
              <text:p/>
            </draw:path>
            <draw:path draw:style-name="gr6" draw:text-style-name="P5" draw:layer="layout" svg:width="0.013cm" svg:height="0.349cm" svg:x="5.487cm" svg:y="4.361cm" svg:viewBox="0 0 14 350" svg:d="M14 13c0-7 0-13-7-13s-7 6-7 13c0 108 0 216 0 324 0 6 0 13 7 13s7-7 7-13c0-108 0-216 0-324z">
              <text:p/>
            </draw:path>
            <draw:path draw:style-name="gr6" draw:text-style-name="P5" draw:layer="layout" svg:width="0.233cm" svg:height="0.081cm" svg:x="5.66cm" svg:y="4.49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6" draw:text-style-name="P5" draw:layer="layout" svg:width="0.139cm" svg:height="0.232cm" svg:x="6.029cm" svg:y="4.39cm" svg:viewBox="0 0 140 233" svg:d="M27 207c12-12 25-24 37-36 55-49 76-67 76-103 0-40-31-68-74-68-40 0-66 33-66 64 0 20 18 20 19 20 6 0 18-5 18-19 0-9-6-18-19-18-2 0-3 0-4 0 8-23 27-36 47-36 32 0 47 29 47 57 0 29-17 56-37 78-22 25-45 50-67 75-4 4-4 5-4 12 44 0 87 0 131 0 3-20 6-40 9-60-3 0-5 0-8 0-2 11-5 26-8 31-3 3-26 3-34 3-21 0-42 0-63 0z">
              <text:p/>
            </draw:path>
            <draw:path draw:style-name="gr6" draw:text-style-name="P5" draw:layer="layout" svg:width="0.099cm" svg:height="0.172cm" svg:x="6.203cm" svg:y="4.309cm" svg:viewBox="0 0 100 173" svg:d="M49 7c0-1 1-3 1-4s-1-3-4-3c-5 0-25 2-31 2-2 0-6 1-6 6 0 3 4 3 7 3 12 0 12 2 12 4s-3 11-4 17c-2 8-4 15-6 23s-16 62-16 65c-2 6-2 9-2 12 0 25 16 41 37 41 30 0 63-34 63-70 0-29-20-41-37-41-13 0-23 7-31 13 6-23 11-45 17-68zM37 166c-12 0-19-11-19-25 0-9 2-18 9-45 2-5 2-6 6-11 10-11 21-16 29-16 10 0 18 7 18 24 0 10-5 35-12 49-6 12-19 24-31 24z">
              <text:p/>
            </draw:path>
            <draw:path draw:style-name="gr6" draw:text-style-name="P5" draw:layer="layout" svg:width="0.048cm" svg:height="0.091cm" svg:x="6.327cm" svg:y="4.275cm" svg:viewBox="0 0 49 92" svg:d="M47 17c1-2 2-4 2-6 0-7-6-11-11-11-7 0-9 6-10 8-9 25-18 51-27 76-1 2-1 2-1 3 0 3 5 3 8 5 1 0 2-1 3-3 12-24 24-48 36-72z">
              <text:p/>
            </draw:path>
            <draw:path draw:style-name="gr6" draw:text-style-name="P5" draw:layer="layout" svg:width="0.061cm" svg:height="0.118cm" svg:x="6.327cm" svg:y="4.432cm" svg:viewBox="0 0 62 119" svg:d="M53 8c0-4-3-8-7-8-5 0-11 5-11 11 0 5 4 7 7 7 6 0 11-5 11-10zM62 92c0-2-3-2-4-2-3 0-3 0-4 4-3 9-11 19-20 19-4 0-5-2-5-6s1-6 2-9c1-4 3-7 4-10 0-1 7-18 10-24 1-3 2-6 2-9 0-8-8-15-19-15-18 0-28 22-28 27 0 2 2 1 3 2 3 0 4 0 5-3 3-13 12-20 19-20 4 0 6 2 6 6 0 1 0 3-1 7-2 3-10 22-12 28-1 3-1 3-4 9-1 2-2 5-2 8 0 9 9 15 19 15 19 0 29-23 29-27z">
              <text:p/>
            </draw:path>
            <draw:path draw:style-name="gr6" draw:text-style-name="P5" draw:layer="layout" svg:width="0.08cm" svg:height="0.349cm" svg:x="6.825cm" svg:y="4.361cm" svg:viewBox="0 0 81 350" svg:d="M81 346c0-1 0-1-6-7-44-45-55-110-55-164 0-61 14-122 57-166 4-4 4-5 4-6 0-2-1-3-3-3-4 0-35 24-56 68-18 39-22 78-22 107 0 28 4 69 23 109 21 43 51 66 55 66 2 0 3-1 3-4z">
              <text:p/>
            </draw:path>
            <draw:path draw:style-name="gr6" draw:text-style-name="P5" draw:layer="layout" svg:width="0.092cm" svg:height="0.234cm" svg:x="6.937cm" svg:y="4.392cm" svg:viewBox="0 0 93 235" svg:d="M89 13c0-7-4-13-13-13s-19 9-19 19c0 6 5 12 14 12 8 0 18-8 18-18zM63 145c4-10 4-11 7-21 3-7 5-12 5-18 0-16-11-29-29-29-33 0-46 51-46 54 0 4 3 4 4 4 4 0 4-1 6-7 9-33 23-43 35-43 3 0 9 0 9 11 0 7-3 15-4 18-3 9-19 50-24 65-4 9-8 21-8 28 0 17 12 28 29 28 33 0 46-50 46-53 0-4-4-4-5-4-3 0-3 1-5 7-6 22-18 43-36 43-6 0-8-3-8-11 0-9 2-14 10-35 5-13 9-25 14-37z">
              <text:p/>
            </draw:path>
            <draw:path draw:style-name="gr6" draw:text-style-name="P5" draw:layer="layout" svg:width="0.175cm" svg:height="0.202cm" svg:x="7.174cm" svg:y="4.435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6" draw:text-style-name="P5" draw:layer="layout" svg:width="0.047cm" svg:height="0.349cm" svg:x="7.519cm" svg:y="4.361cm" svg:viewBox="0 0 48 350" svg:d="M48 350c0-4 0-9 0-14-11 0-23 0-34 0 0-107 0-215 0-322 11 0 23 0 34 0 0-5 0-9 0-14-16 0-32 0-48 0 0 117 0 233 0 350 16 0 32 0 48 0z">
              <text:p/>
            </draw:path>
            <draw:path draw:style-name="gr6" draw:text-style-name="P5" draw:layer="layout" svg:width="0.165cm" svg:height="0.154cm" svg:x="7.593cm" svg:y="4.469cm" svg:viewBox="0 0 166 155" svg:d="M60 4c0-1 0-4-4-4-8 0-34 3-43 3-3 1-7 1-7 7 0 5 3 5 9 5 17 0 17 2 17 6 0 2-4 19-6 28-7 28-15 57-22 86-1 5-4 15-4 16 0 4 4 4 6 4s3 0 5 0c24-4 63-18 99-52 46-43 56-90 56-94 0-6-4-9-10-9-3 0-11 1-14 12-23 79-76 119-116 131 11-47 23-93 34-139z">
              <text:p/>
            </draw:path>
            <draw:path draw:style-name="gr6" draw:text-style-name="P5" draw:layer="layout" svg:width="0.077cm" svg:height="0.349cm" svg:x="7.79cm" svg:y="4.361cm" svg:viewBox="0 0 78 350" svg:d="M77 181c1-4 1-5 1-6s0-1-1-6c-21-54-41-107-62-161-2-6-4-8-8-8s-7 3-7 7c0 1 0 2 2 6 21 54 41 108 62 162-21 54-41 107-62 161-2 4-2 5-2 7 0 4 3 7 7 7 5 0 6-4 7-7 21-54 42-108 63-162z">
              <text:p/>
            </draw:path>
            <draw:path draw:style-name="gr6" draw:text-style-name="P5" draw:layer="layout" svg:width="0.081cm" svg:height="0.349cm" svg:x="7.927cm" svg:y="4.361cm" svg:viewBox="0 0 82 350" svg:d="M82 175c0-27-4-69-23-109-21-43-52-66-55-66-2 0-4 1-4 3 0 1 0 2 7 8 34 35 54 91 54 164 0 59-13 121-56 165-5 5-5 5-5 6 0 2 2 4 4 4 3 0 35-24 56-69 18-38 22-76 22-106z">
              <text:p/>
            </draw:path>
          </draw:g>
        </draw:g>
        <draw:g draw:style-name="gr5">
          <svg:title>TexMaths</svg:title>
          <svg:desc>10§display§\mathcal{C}_i =
\left\{
( \psi(x_0 y_0), \dots, \psi(x_{\beta-1} y_{\beta-1}) )
\middle|
\bm{x} \in \mathcal{B}_i, 
\bm{y} \in \mathbb{B}^\beta
\right\}§svg§600§TRUE§</svg:desc>
          <draw:g>
            <draw:path draw:style-name="gr6" draw:text-style-name="P5" draw:layer="layout" svg:width="0.183cm" svg:height="0.253cm" svg:x="1.391cm" svg:y="4.794cm" svg:viewBox="0 0 184 254" svg:d="M171 192c0-2-2-3-4-3-6 0-14 6-15 6-7 4-8 7-12 13-11 16-27 28-50 28-31 0-60-23-60-75 0-32 13-74 32-101 15-23 34-41 70-41 14 0 22 5 22 18 0 12-13 37-17 44-2 4-1 3-2 5 0 3 1 3 4 3 7 0 20-8 24-14 1-1 21-35 21-53 0-19-16-22-29-22-51 0-92 33-109 53-41 50-46 104-46 123 0 51 26 78 67 78 57 0 104-53 104-62z">
              <text:p/>
            </draw:path>
            <draw:path draw:style-name="gr6" draw:text-style-name="P5" draw:layer="layout" svg:width="0.073cm" svg:height="0.164cm" svg:x="1.584cm" svg:y="4.931cm" svg:viewBox="0 0 74 165" svg:d="M68 9c0-4-3-9-10-9s-14 6-14 13c0 4 4 10 10 10 7 0 14-7 14-14zM18 134c-1 3-2 6-2 10 0 11 9 21 23 21 25 0 35-34 35-38 0-3-3-3-4-3-3 0-3 2-4 4-6 20-17 30-26 30-5 0-6-3-6-9 0-5 1-10 3-15 3-7 6-14 8-20 3-6 11-28 12-31s2-6 2-8c0-11-10-21-24-21-24 0-35 34-35 38 0 3 3 3 4 3 3 0 4-1 4-4 7-21 18-30 27-30 4 0 6 2 6 9 0 5-2 9-8 24-5 13-10 26-15 40z">
              <text:p/>
            </draw:path>
            <draw:path draw:style-name="gr6" draw:text-style-name="P5" draw:layer="layout" svg:width="0.232cm" svg:height="0.081cm" svg:x="1.807cm" svg:y="4.912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6" draw:text-style-name="P5" draw:layer="layout" svg:width="0.124cm" svg:height="0.418cm" svg:x="2.198cm" svg:y="4.743cm" svg:viewBox="0 0 125 419" svg:d="M50 154c0 24-12 38-48 52-1 0-2 2-2 4 0 3 0 4 3 5 47 18 47 36 47 56 0 32 0 64 0 96 0 10 6 23 21 33 17 12 46 19 49 19 4 0 5 0 5-4 0-3-1-4-6-6-11-4-38-14-44-36-1-4-1-5-1-18 0-28 0-57 0-86 0-18 0-42-57-59 57-17 57-41 57-61 0-29 0-58 0-86 0-19 0-37 48-55 3 0 2-2 3-3 0-4-1-5-5-5-2 0-52 11-64 34-6 11-6 14-6 29 0 30 0 60 0 91z">
              <text:p/>
            </draw:path>
            <draw:path draw:style-name="gr6" draw:text-style-name="P5" draw:layer="layout" svg:width="0.08cm" svg:height="0.348cm" svg:x="2.398cm" svg:y="4.778cm" svg:viewBox="0 0 81 349" svg:d="M81 346c0-1 0-2-6-8-44-44-55-109-55-163 0-61 13-122 57-166 4-4 4-4 4-6s-1-3-3-3c-4 0-36 24-56 68-18 39-22 78-22 107 0 28 3 69 23 109 21 43 51 65 55 65 2 0 3-1 3-3z">
              <text:p/>
            </draw:path>
            <draw:path draw:style-name="gr6" draw:text-style-name="P5" draw:layer="layout" svg:width="0.212cm" svg:height="0.313cm" svg:x="2.51cm" svg:y="4.798cm" svg:viewBox="0 0 213 314" svg:d="M159 9c0-2 1-4 1-6 0-3-3-3-4-3-4 0-4 0-6 7-19 77-39 154-58 230-27-2-40-15-40-38 0-7 0-16 19-65 1-4 4-10 4-17 0-16-11-29-29-29-33 0-46 51-46 54s3 3 4 3c3 0 4 0 6-6 9-33 23-43 35-43 3 0 9 0 9 11 0 9-4 18-8 30-17 44-17 53-17 59 0 33 27 47 61 49-3 13-3 13-8 32-1 4-8 32-8 33 1 2 0 4 4 4 1 0 3 0 4-2 1 0 3-9 4-14 4-17 9-34 13-52 13 0 44 0 77-37 14-16 22-31 26-42 3-9 11-39 11-55 0-19-10-24-16-24-9 0-17 9-17 17 0 4 2 6 5 9 4 4 13 13 13 30 0 22-19 51-31 64-31 30-53 30-66 30 19-76 39-153 58-229z">
              <text:p/>
            </draw:path>
            <draw:path draw:style-name="gr6" draw:text-style-name="P5" draw:layer="layout" svg:width="0.08cm" svg:height="0.348cm" svg:x="2.776cm" svg:y="4.778cm" svg:viewBox="0 0 81 349" svg:d="M81 346c0-1 0-2-6-8-44-44-55-109-55-163 0-61 14-122 57-166 4-4 4-4 4-6s-1-3-3-3c-4 0-35 24-56 68-18 39-22 78-22 107 0 28 4 69 23 109 21 43 51 65 55 65 2 0 3-1 3-3z">
              <text:p/>
            </draw:path>
            <draw:path draw:style-name="gr6" draw:text-style-name="P5" draw:layer="layout" svg:width="0.174cm" svg:height="0.158cm" svg:x="2.888cm" svg:y="4.886cm" svg:viewBox="0 0 175 159" svg:d="M107 49c2-9 10-41 35-41 2 0 10 0 17 4-9 2-16 11-16 19 0 6 3 12 13 12 8 0 19-6 19-20 0-18-21-23-33-23-20 0-33 18-37 27-9-24-27-27-38-27-36 0-56 45-56 54 0 3 3 3 4 3 3 0 4 0 5-3 11-38 35-46 47-46 6 0 19 3 19 23 0 11-6 34-19 84-6 21-18 36-34 36-2 0-10 0-17-5 8-1 16-9 16-19 0-9-8-12-13-12-10 0-19 9-19 21 0 16 17 23 33 23 23 0 36-25 37-27 4 13 17 27 38 27 36 0 56-46 56-54 0-4-3-4-4-4-3 0-4 2-5 4-11 38-35 46-47 46-13 0-19-11-19-23 0-8 2-16 6-31 4-16 8-32 12-48z">
              <text:p/>
            </draw:path>
            <draw:path draw:style-name="gr6" draw:text-style-name="P5" draw:layer="layout" svg:width="0.113cm" svg:height="0.167cm" svg:x="3.091cm" svg:y="4.93cm" svg:viewBox="0 0 114 168" svg:d="M114 85c0-27-3-46-14-63-8-12-23-22-43-22-57 0-57 67-57 85s0 83 57 83 57-65 57-83zM57 161c-11 0-26-6-31-26-3-15-3-35-3-53s0-37 3-50c6-19 21-25 31-25 14 0 26 8 31 23 4 13 4 31 4 52 0 18 0 36-3 52-5 22-22 27-32 27z">
              <text:p/>
            </draw:path>
            <draw:path draw:style-name="gr6" draw:text-style-name="P5" draw:layer="layout" svg:width="0.161cm" svg:height="0.226cm" svg:x="3.246cm" svg:y="4.886cm" svg:viewBox="0 0 162 227" svg:d="M161 21c1-5 1-5 1-8 0-6-5-9-10-9-3 0-9 2-12 7-1 2-4 13-5 19-3 9-5 19-7 28-5 21-11 42-16 63-1 5-16 30-40 30-18 0-21-15-21-28 0-17 6-38 18-69 5-14 7-18 7-25 0-16-12-29-29-29-34 0-47 51-47 54s4 3 5 3c3 0 3 0 5-6 10-33 24-43 36-43 2 0 8 0 8 11 0 9-3 18-6 24-14 38-20 57-20 74 0 31 22 42 43 42 14 0 26-6 35-16-4 18-8 35-22 54-10 12-23 22-39 22-5 0-21-1-27-15 6 0 10 0 15-4 4-3 7-8 7-14 0-11-9-13-13-13-8 0-19 6-19 23 0 18 15 31 37 31 36 0 72-32 82-72 11-45 23-89 34-134z">
              <text:p/>
            </draw:path>
            <draw:path draw:style-name="gr6" draw:text-style-name="P5" draw:layer="layout" svg:width="0.113cm" svg:height="0.167cm" svg:x="3.421cm" svg:y="4.93cm" svg:viewBox="0 0 114 168" svg:d="M114 85c0-27-3-46-14-63-8-12-23-22-43-22-57 0-57 67-57 85s0 83 57 83 57-65 57-83zM57 161c-11 0-26-6-31-26-3-15-3-35-3-53s0-37 3-50c5-19 21-25 31-25 14 0 26 8 31 23 4 13 4 31 4 52 0 18 0 36-3 52-5 22-22 27-32 27z">
              <text:p/>
            </draw:path>
            <draw:path draw:style-name="gr6" draw:text-style-name="P5" draw:layer="layout" svg:width="0.081cm" svg:height="0.348cm" svg:x="3.586cm" svg:y="4.778cm" svg:viewBox="0 0 82 349" svg:d="M82 175c0-27-4-70-24-109-21-43-51-66-54-66-2 0-4 1-4 3s0 2 7 9c34 34 54 90 54 163 0 60-13 121-56 165-5 4-5 5-5 6 0 2 2 3 4 3 3 0 35-23 56-68 17-38 22-76 22-106z">
              <text:p/>
            </draw:path>
            <draw:path draw:style-name="gr6" draw:text-style-name="P5" draw:layer="layout" svg:width="0.04cm" svg:height="0.103cm" svg:x="3.733cm" svg:y="5.003cm" svg:viewBox="0 0 41 104" svg:d="M41 36c0-23-9-36-22-36-12 0-19 8-19 18s7 19 19 19c4 0 8-2 12-5 1 0 1-1 2-1 0 2 0 1 0 5 0 26-12 46-24 59-3 3-3 5-3 6 0 2 1 3 3 3 4 0 32-27 32-68z">
              <text:p/>
            </draw:path>
            <draw:path draw:style-name="gr6" draw:text-style-name="P5" draw:layer="layout" svg:width="0.036cm" svg:height="0.036cm" svg:x="3.889cm" svg:y="5.003cm" svg:viewBox="0 0 37 37" svg:d="M37 18c0-10-8-18-18-18s-19 8-19 18 9 19 19 19 18-9 18-19z">
              <text:p/>
            </draw:path>
            <draw:path draw:style-name="gr6" draw:text-style-name="P5" draw:layer="layout" svg:width="0.037cm" svg:height="0.036cm" svg:x="4.045cm" svg:y="5.003cm" svg:viewBox="0 0 38 37" svg:d="M38 18c0-10-9-18-19-18s-19 8-19 18 9 19 19 19 19-9 19-19z">
              <text:p/>
            </draw:path>
            <draw:path draw:style-name="gr6" draw:text-style-name="P5" draw:layer="layout" svg:width="0.036cm" svg:height="0.036cm" svg:x="4.202cm" svg:y="5.003cm" svg:viewBox="0 0 37 37" svg:d="M37 18c0-10-9-18-19-18s-18 8-18 18 8 19 18 19 19-9 19-19z">
              <text:p/>
            </draw:path>
            <draw:path draw:style-name="gr6" draw:text-style-name="P5" draw:layer="layout" svg:width="0.04cm" svg:height="0.103cm" svg:x="4.358cm" svg:y="5.003cm" svg:viewBox="0 0 41 104" svg:d="M41 36c0-23-9-36-23-36-11 0-18 8-18 18s7 19 18 19c5 0 9-2 13-5 1 0 1-1 1-1 1 0 1 1 1 5 0 26-12 47-24 59-4 4-4 5-4 6 0 2 2 3 4 3 4 0 32-27 32-68z">
              <text:p/>
            </draw:path>
            <draw:path draw:style-name="gr6" draw:text-style-name="P5" draw:layer="layout" svg:width="0.212cm" svg:height="0.313cm" svg:x="4.494cm" svg:y="4.798cm" svg:viewBox="0 0 213 314" svg:d="M159 9c0-2 1-4 1-6 0-3-2-3-4-3-4 0-4 0-5 7-20 77-39 154-59 230-26-2-40-15-40-38 0-7 0-16 19-65 2-4 4-10 4-17 0-16-11-29-29-29-33 0-46 51-46 54s3 3 4 3c4 0 4 0 6-6 9-33 23-43 35-43 3 0 9 0 9 11 0 9-4 18-8 30-17 44-17 53-17 59 0 33 27 47 61 49-3 13-3 13-8 32-1 4-8 32-8 33 2 2 0 4 5 4 1 0 2 0 3-2 1 0 3-9 4-14 4-17 9-34 13-52 13 0 44 0 77-37 15-16 22-31 26-42 3-9 11-39 11-55 0-19-10-24-16-24-8 0-17 9-17 17 0 4 2 6 5 9 4 4 13 13 13 30 0 22-19 51-31 64-31 30-53 30-66 30 19-76 39-153 58-229z">
              <text:p/>
            </draw:path>
            <draw:path draw:style-name="gr6" draw:text-style-name="P5" draw:layer="layout" svg:width="0.081cm" svg:height="0.348cm" svg:x="4.76cm" svg:y="4.778cm" svg:viewBox="0 0 82 349" svg:d="M82 346c0-1 0-2-6-8-44-44-56-109-56-163 0-61 14-122 57-166 5-4 5-4 5-6s-2-3-4-3c-3 0-35 24-56 68-18 39-22 78-22 107 0 28 4 69 23 109 21 43 52 65 55 65 2 0 4-1 4-3z">
              <text:p/>
            </draw:path>
            <draw:path draw:style-name="gr6" draw:text-style-name="P5" draw:layer="layout" svg:width="0.174cm" svg:height="0.158cm" svg:x="4.872cm" svg:y="4.886cm" svg:viewBox="0 0 175 159" svg:d="M107 49c2-9 10-41 35-41 2 0 10 0 18 4-10 2-17 11-17 19 0 6 4 12 13 12 8 0 19-6 19-20 0-18-21-23-33-23-20 0-32 18-37 27-8-24-27-27-37-27-37 0-57 45-57 54 0 3 3 3 4 3 3 0 4 0 5-3 12-38 35-46 47-46 7 0 19 3 19 23 0 11-6 34-19 84-6 21-18 36-34 36-2 0-10 0-17-5 9-1 16-9 16-19 0-9-7-12-13-12-10 0-19 9-19 21 0 16 18 23 33 23 23 0 36-25 37-27 4 13 17 27 38 27 36 0 56-46 56-54 0-4-3-4-4-4-3 0-4 2-5 4-11 38-35 46-46 46-14 0-20-11-20-23 0-8 2-16 6-31 4-16 8-32 12-48z">
              <text:p/>
            </draw:path>
            <draw:path draw:style-name="gr6" draw:text-style-name="P5" draw:layer="layout" svg:width="0.142cm" svg:height="0.22cm" svg:x="5.074cm" svg:y="4.92cm" svg:viewBox="0 0 143 221" svg:d="M143 35c0-22-18-35-40-35-34 0-58 39-65 63-12 51-25 103-38 155-1 2 2 3 3 3 2 0 4 0 5-2 6-22 11-44 16-65 6 11 17 22 37 22 35 0 74-25 74-63 0-14-7-29-20-37 12-8 28-22 28-41zM95 76c-4 0-6 1-13 1-4 0-10 0-11-1 2-1 9-1 11-1 4 0 9 0 13 1zM127 30c0 13-6 32-21 41-5-2-10-3-24-3-8 0-20 0-20 9 0 6 7 7 20 7 8 0 15-1 23-3 7 5 11 15 11 26 0 35-24 62-54 62-19 0-32-12-32-31 0-3 0-5 0-7 6-22 12-44 17-66 5-23 27-58 56-58 14 0 24 8 24 23z">
              <text:p/>
            </draw:path>
            <draw:path draw:style-name="gr6" draw:text-style-name="P5" draw:layer="layout" svg:width="0.166cm" svg:height="0.011cm" svg:x="5.26cm" svg:y="5.025cm" svg:viewBox="0 0 167 12" svg:d="M157 12c4 0 10 0 10-6s-6-6-10-6c-49 0-98 0-147 0-4 0-10 0-10 6s6 6 10 6c49 0 98 0 147 0z">
              <text:p/>
            </draw:path>
            <draw:path draw:style-name="gr6" draw:text-style-name="P5" draw:layer="layout" svg:width="0.089cm" svg:height="0.162cm" svg:x="5.48cm" svg:y="4.93cm" svg:viewBox="0 0 90 163" svg:d="M56 7c0-6-1-7-8-7-15 16-38 16-48 16 0 3 0 6 0 9 6 0 22 0 36-7 0 42 0 83 0 125 0 8 0 12-25 12-3 0-6 0-9 0 0 2 0 5 0 8 4 0 35-1 44-1 7 0 38 1 44 1 0-3 0-6 0-8-3 0-7 0-10 0-24 0-24-4-24-12 0-46 0-91 0-136z">
              <text:p/>
            </draw:path>
            <draw:path draw:style-name="gr6" draw:text-style-name="P5" draw:layer="layout" svg:width="0.161cm" svg:height="0.226cm" svg:x="5.621cm" svg:y="4.886cm" svg:viewBox="0 0 162 227" svg:d="M161 21c1-5 1-5 1-8 0-6-5-9-10-9-4 0-9 2-12 7-1 2-4 13-5 19-3 9-5 19-7 28-5 21-11 42-16 63-1 5-17 30-40 30-18 0-22-15-22-28 0-17 6-38 18-69 6-14 7-18 7-25 0-16-11-29-28-29-34 0-47 51-47 54s3 2 4 3c4 0 4 0 6-6 10-33 24-43 36-43 2 0 8 0 8 11 0 9-3 18-6 24-14 38-20 57-20 74 0 31 22 42 43 42 14 0 25-6 35-16-4 18-8 35-23 54-9 12-22 22-38 22-5 0-21-1-27-15 6 0 10 0 15-4 4-3 7-8 7-14 0-11-9-13-13-13-8 0-19 6-19 23 0 18 15 31 37 31 36 0 72-32 82-72 11-45 23-89 34-134z">
              <text:p/>
            </draw:path>
            <draw:path draw:style-name="gr6" draw:text-style-name="P5" draw:layer="layout" svg:width="0.143cm" svg:height="0.22cm" svg:x="5.795cm" svg:y="4.92cm" svg:viewBox="0 0 144 221" svg:d="M144 35c0-22-19-35-40-35-34 0-59 39-65 63-13 51-26 103-39 155 0 2 2 3 4 3s4 0 4-2c6-22 11-44 17-65 5 11 17 22 37 22 34 0 73-25 73-63 0-14-6-29-19-37 12-8 28-22 28-41zM95 76c-3 0-5 1-12 1-4 0-10 0-12-1 3-1 10-1 12-1 3 0 9 0 12 1zM128 30c0 13-7 32-22 41-5-2-9-3-23-3-9 0-21 0-21 9 0 6 8 7 20 7 9 0 16-1 24-3 7 5 11 15 11 26 0 35-24 62-54 62-19 0-33-12-33-31 0-3 0-5 1-7 5-22 11-44 16-66 6-23 28-58 56-58 15 0 25 8 25 23z">
              <text:p/>
            </draw:path>
            <draw:path draw:style-name="gr6" draw:text-style-name="P5" draw:layer="layout" svg:width="0.165cm" svg:height="0.011cm" svg:x="5.982cm" svg:y="5.025cm" svg:viewBox="0 0 166 12" svg:d="M156 12c4 0 10 0 10-6s-6-6-10-6c-49 0-97 0-146 0-4 0-10 0-10 6s6 6 10 6c49 0 97 0 146 0z">
              <text:p/>
            </draw:path>
            <draw:path draw:style-name="gr6" draw:text-style-name="P5" draw:layer="layout" svg:width="0.088cm" svg:height="0.162cm" svg:x="6.202cm" svg:y="4.93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6" draw:text-style-name="P5" draw:layer="layout" svg:width="0.08cm" svg:height="0.348cm" svg:x="6.353cm" svg:y="4.778cm" svg:viewBox="0 0 81 349" svg:d="M81 175c0-27-4-70-23-109-21-43-51-66-55-66-2 0-3 1-3 3s0 2 6 9c35 34 55 90 55 163 0 60-13 121-57 165-4 4-4 5-4 6 0 2 1 3 3 3 4 0 35-23 56-68 18-38 22-76 22-106z">
              <text:p/>
            </draw:path>
            <draw:path draw:style-name="gr6" draw:text-style-name="P5" draw:layer="layout" svg:width="0.081cm" svg:height="0.348cm" svg:x="6.489cm" svg:y="4.778cm" svg:viewBox="0 0 82 349" svg:d="M82 175c0-27-4-70-23-109-21-43-52-66-55-66-2 0-4 1-4 3s0 2 7 9c34 34 54 90 54 163 0 60-13 121-56 165-5 4-5 5-5 6 0 2 2 3 4 3 3 0 35-23 56-68 18-38 22-76 22-106z">
              <text:p/>
            </draw:path>
            <draw:path draw:style-name="gr6" draw:text-style-name="P5" draw:layer="layout" svg:width="0.014cm" svg:height="0.224cm" svg:x="6.657cm" svg:y="4.736cm" svg:viewBox="0 0 15 225" svg:d="M0 212c0 5 0 13 7 13 8 0 8-7 8-13 0-67 0-133 0-199 0-6 0-13-7-13-8 0-8 7-8 13 0 66 0 132 0 199z">
              <text:p/>
            </draw:path>
            <draw:path draw:style-name="gr6" draw:text-style-name="P5" draw:layer="layout" svg:width="0.014cm" svg:height="0.224cm" svg:x="6.657cm" svg:y="4.946cm" svg:viewBox="0 0 15 225" svg:d="M0 212c0 5 0 13 7 13 8 0 8-7 8-13 0-67 0-133 0-199 0-6 0-13-7-13-8 0-8 7-8 13 0 66 0 132 0 199z">
              <text:p/>
            </draw:path>
            <draw:path draw:style-name="gr6" draw:text-style-name="P5" draw:layer="layout" svg:width="0.198cm" svg:height="0.161cm" svg:x="6.736cm" svg:y="4.882cm" svg:viewBox="0 0 199 162" svg:d="M175 18c-12 4-19 16-19 24s6 17 18 17 25-11 25-28c0-18-18-31-40-31-20 0-33 15-37 22-9-15-29-22-49-22-44 0-68 44-68 55 0 5 5 5 8 5 5 0 7 0 8-5 11-31 36-42 50-42s20 6 20 18c0 6-5 25-8 38-4 16-8 32-12 48-5 21-18 32-30 32-2 0-10 0-17-5 13-4 19-16 19-24s-6-17-17-17c-13 0-26 11-26 28 0 18 19 31 40 31 20 0 33-15 38-22 9 15 29 22 49 22 44 0 68-43 68-55 0-5-6-5-9-5-4 0-6 0-8 5-10 31-35 42-50 42-13 0-19-6-19-18 0-7 4-25 7-38 3-10 11-42 13-48 5-21 17-32 30-32 1 0 9 0 16 5z">
              <text:p/>
            </draw:path>
            <draw:path draw:style-name="gr6" draw:text-style-name="P5" draw:layer="layout" svg:width="0.175cm" svg:height="0.202cm" svg:x="7.081cm" svg:y="4.852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6" draw:text-style-name="P5" draw:layer="layout" svg:width="0.222cm" svg:height="0.254cm" svg:x="7.395cm" svg:y="4.793cm" svg:viewBox="0 0 223 255" svg:d="M88 10c0-4 0-5 0-6 0-2 0-3-4-3-3 0-14 5-21 9-16 8-30 14-30 21 0 2 3 2 4 2 5 0 14-5 20-8-4 34-12 79-19 109-13 59-19 81-37 114-1 3-1 3-1 4 0 3 2 2 3 3 6 0 21-7 26-17 5-7 18-32 29-73 7-30 21-76 46-112 16-23 31-33 53-33 19 0 36 12 36 31 0 30-33 42-70 54-4 1-28 10-28 18 0 3 2 3 3 3 2 0 10-2 17-2 35 0 64 21 64 55 0 43-37 57-69 57-27 0-40-14-45-19-1-2-1-3-4-3-8 0-26 11-26 17 0 1 14 24 52 24 49 0 122-35 122-91 0-29-20-51-55-58 28-12 69-37 69-70 0-21-17-36-43-36-12 0-57 4-99 56 2-15 5-31 7-46z">
              <text:p/>
            </draw:path>
            <draw:path draw:style-name="gr6" draw:text-style-name="P5" draw:layer="layout" svg:width="0.073cm" svg:height="0.164cm" svg:x="7.627cm" svg:y="4.931cm" svg:viewBox="0 0 74 165" svg:d="M68 9c0-4-3-9-10-9s-14 6-14 13c0 4 3 10 10 10s14-7 14-14zM17 134c0 3-2 6-2 10 0 11 10 21 24 21 24 0 35-34 35-38 0-3-3-3-4-3-3 0-4 2-5 4-5 20-16 30-26 30-5 0-6-3-6-9 0-5 2-10 4-15 3-7 5-14 8-20 2-6 11-28 12-31s2-6 2-8c0-11-10-21-24-21-24 0-35 34-35 38 0 3 3 3 4 3 3 0 3-1 4-4 7-21 17-30 26-30 4 0 7 2 7 9 0 5-2 9-8 24-5 13-11 26-16 40z">
              <text:p/>
            </draw:path>
            <draw:path draw:style-name="gr6" draw:text-style-name="P5" draw:layer="layout" svg:width="0.04cm" svg:height="0.103cm" svg:x="7.762cm" svg:y="5.003cm" svg:viewBox="0 0 41 104" svg:d="M41 36c0-23-8-36-22-36-12 0-19 8-19 18s7 19 19 19c4 0 9-2 12-5 1 0 1-1 2-1 0 2 1 1 1 5 0 26-13 47-24 59-4 4-4 5-4 6 0 2 2 3 3 3 4 0 32-27 32-68z">
              <text:p/>
            </draw:path>
            <draw:path draw:style-name="gr6" draw:text-style-name="P5" draw:layer="layout" svg:width="0.193cm" svg:height="0.229cm" svg:x="7.899cm" svg:y="4.882cm" svg:viewBox="0 0 194 230" svg:d="M192 27c2-7 2-7 2-8 0-8-6-16-17-16-18 0-22 17-25 26-3 12-6 25-9 37-4 16-11 43-15 58-1 7-12 16-13 17-4 2-13 8-24 8-21 0-21-18-21-26 0-21 11-48 20-74 4-9 5-11 5-17 0-20-20-32-40-32-37 0-55 48-55 55 0 5 6 5 9 5 4 0 7 0 8-5 12-38 31-42 36-42 3 0 6 0 6 7 0 8-4 18-6 23-14 35-21 55-21 73 0 40 35 46 56 46 9 0 21-2 34-11-10 43-37 66-61 66-4 0-14-1-21-5 11-4 17-14 17-23 0-13-11-17-18-17-13 0-25 12-25 27 0 18 19 31 47 31 41 0 87-27 98-71s22-88 33-132z">
              <text:p/>
            </draw:path>
            <draw:path draw:style-name="gr6" draw:text-style-name="P5" draw:layer="layout" svg:width="0.175cm" svg:height="0.202cm" svg:x="8.235cm" svg:y="4.852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6" draw:text-style-name="P5" draw:layer="layout" svg:width="0.214cm" svg:height="0.238cm" svg:x="8.541cm" svg:y="4.801cm" svg:viewBox="0 0 215 239" svg:d="M46 32c0-5 0-14-3-20 13 0 25 0 38 0-4 6-4 13-4 18 0 60 0 120 0 180 0 5 0 12 4 18-13 0-25 0-38 0 3-7 3-16 3-20 0-59 0-118 0-176zM142 105c11-11 14-29 14-44 0-24-7-39-16-48 25 3 50 12 50 47 0 22-25 40-48 45zM89 31c0-7 0-11 5-15 2 0 7-4 15-4 16 0 35 12 35 49 0 39-20 48-55 48 0-26 0-52 0-78zM163 111c20-10 39-27 39-51 0-49-40-60-83-60-36 0-71 0-107 0-6 0-12 0-12 6s6 6 12 6c21 0 22 4 22 20 0 58 0 116 0 175 0 18-1 21-24 21-3 0-10 0-10 5 0 6 6 6 12 6 35 0 70 0 105 0 43 0 98-16 98-65 0-36-26-56-52-63zM89 209c0-29 0-58 0-87 28 0 40 0 51 8 14 10 15 33 15 44 0 14-1 54-45 54-21 0-21-13-21-19zM152 223c13-14 15-33 15-49 0-24-5-42-19-54 32 6 55 24 55 54 0 27-21 42-51 49z">
              <text:p/>
            </draw:path>
            <draw:path draw:style-name="gr6" draw:text-style-name="P5" draw:layer="layout" svg:width="0.143cm" svg:height="0.22cm" svg:x="8.784cm" svg:y="4.723cm" svg:viewBox="0 0 144 221" svg:d="M144 34c0-21-19-34-40-34-34 0-59 38-65 63-13 51-26 103-39 155 0 1 2 3 4 3s4-1 5-2c5-22 11-44 16-66 5 12 17 22 37 22 34 0 73-24 73-62 0-14-6-29-19-37 12-8 28-22 28-42zM95 75c-3 1-5 2-12 2-4 0-10 0-12-1 3-1 10-2 12-2 4 0 9 1 12 1zM128 30c0 13-7 32-22 41-4-2-9-4-23-4-9 0-21 1-21 10 0 6 8 7 20 7 9 0 16-1 24-4 7 6 11 16 11 26 0 36-24 62-54 62-19 0-33-11-33-30 0-3 0-5 1-8 5-22 11-44 16-65 6-23 28-58 56-58 15 0 25 8 25 23z">
              <text:p/>
            </draw:path>
            <draw:path draw:style-name="gr6" draw:text-style-name="P5" draw:layer="layout" svg:width="0.124cm" svg:height="0.418cm" svg:x="9.002cm" svg:y="4.743cm" svg:viewBox="0 0 125 419" svg:d="M75 265c0-11 0-32 45-50 4-2 5-2 5-5 0-1 0-3-3-4-47-19-47-38-47-57 0-33 0-65 0-97-1-19-17-30-22-34-15-10-45-18-49-18-3 0-4 2-4 5s1 3 4 4c46 18 46 35 46 55 0 28 0 57 0 86 0 19 0 43 57 60-57 19-57 38-57 60 0 29 0 58 0 86 0 18 0 36-45 53-4 2-5 2-5 6 0 2 1 4 4 4 1 0 47-9 63-32 8-10 8-18 8-31 0-30 0-60 0-91z">
              <text:p/>
            </draw:path>
          </draw:g>
        </draw:g>
        <draw:g draw:style-name="gr5">
          <svg:title>TexMaths</svg:title>
          <svg:desc>9§display§\arraycolsep=1mm
\begin{array}{c|cccc}
\hline
xy &amp; 00 &amp; 01 &amp; 10 &amp; 11 \\
\hline
\psi(xy) &amp; {\sf A} &amp; {\sf T} &amp; {\sf G} &amp; {\sf C} \\
\hline
\end{array}§svg§600§TRUE§</svg:desc>
          <draw:g>
            <draw:path draw:style-name="gr6" draw:text-style-name="P5" draw:layer="layout" svg:width="2.974cm" svg:height="0.012cm" svg:x="6.395cm" svg:y="1.387cm" svg:viewBox="0 0 2975 13" svg:d="M1488 13c-496 0-992 0-1488 0 0-5 0-9 0-13 992 0 1983 0 2975 0 0 4 0 8 0 13-496 0-992 0-1487 0z">
              <text:p/>
            </draw:path>
            <draw:path draw:style-name="gr6" draw:text-style-name="P5" draw:layer="layout" svg:width="0.156cm" svg:height="0.142cm" svg:x="6.726cm" svg:y="1.526cm" svg:viewBox="0 0 157 143" svg:d="M96 44c2-8 9-37 32-37 1 0 9 0 15 4-9 2-15 10-15 17 0 5 3 11 12 11 7 0 17-6 17-18 0-17-18-21-29-21-18 0-30 17-34 24-8-21-25-24-34-24-32 0-50 40-50 49 0 3 3 3 3 3 3 0 4-1 4-3 11-35 32-42 43-42 6 0 16 3 16 21 0 10-4 31-16 75-5 20-16 33-30 33-2 0-9 0-16-4 8-2 15-8 15-17s-7-12-12-12c-9 0-17 9-17 19 0 15 15 21 30 21 20 0 32-22 33-24 4 11 15 24 34 24 33 0 51-40 51-49 0-3-3-3-4-3-4 0-4 2-5 3-10 35-31 42-42 42-12 0-17-10-17-21 0-7 2-13 5-28 4-14 8-29 11-43z">
              <text:p/>
            </draw:path>
            <draw:path draw:style-name="gr6" draw:text-style-name="P5" draw:layer="layout" svg:width="0.145cm" svg:height="0.203cm" svg:x="6.907cm" svg:y="1.526cm" svg:viewBox="0 0 146 204" svg:d="M144 19c2-5 2-5 2-7 0-6-5-8-10-8-3 0-8 1-11 6-1 2-3 12-4 17-2 8-5 17-7 25-5 19-9 38-14 57-1 5-15 27-35 27-16 0-20-14-20-25 0-15 5-35 16-62 5-13 6-17 6-23 0-14-9-26-26-26-29 0-41 46-41 49s3 3 4 3c2 0 3-1 4-6 9-30 22-39 32-39 3 0 9 0 9 10 0 8-4 16-6 22-12 34-19 52-19 66 0 28 20 38 39 38 13 0 23-5 32-14-4 16-8 32-20 48-8 11-21 20-35 20-5 0-19-1-25-13 6 0 10 0 15-4 2-3 6-6 6-13 0-10-9-10-12-10-7 0-18 4-18 20 0 15 14 27 34 27 32 0 65-29 73-65 11-40 21-80 31-120z">
              <text:p/>
            </draw:path>
            <draw:path draw:style-name="gr6" draw:text-style-name="P5" draw:layer="layout" svg:width="0.012cm" svg:height="0.378cm" svg:x="7.379cm" svg:y="1.4cm" svg:viewBox="0 0 13 379" svg:d="M6 379c-2 0-4 0-6 0 0-127 0-253 0-379 4 0 8 0 13 0 0 126 0 252 0 379-3 0-5 0-7 0z">
              <text:p/>
            </draw:path>
            <draw:path draw:style-name="gr6" draw:text-style-name="P5" draw:layer="layout" svg:width="0.132cm" svg:height="0.217cm" svg:x="7.487cm" svg:y="1.454cm" svg:viewBox="0 0 133 218" svg:d="M133 110c0-25-2-51-12-74-15-31-41-36-54-36-19 0-42 8-55 38-10 21-12 47-12 72 0 23 2 52 14 75 14 26 37 33 53 33 17 0 41-8 54-37 10-22 12-46 12-71zM67 210c-13 0-31-8-37-37-4-19-4-49-4-67 0-21 0-41 3-58 6-38 29-41 38-41 10 0 31 6 37 37 3 18 3 41 3 62 0 24 0 45-4 65-4 30-22 39-36 39z">
              <text:p/>
            </draw:path>
            <draw:path draw:style-name="gr6" draw:text-style-name="P5" draw:layer="layout" svg:width="0.132cm" svg:height="0.217cm" svg:x="7.646cm" svg:y="1.454cm" svg:viewBox="0 0 133 218" svg:d="M133 110c0-25-2-51-12-74-15-31-41-36-54-36-19 0-43 8-55 38-10 21-12 47-12 72 0 23 1 52 14 75 14 26 37 33 53 33 17 0 40-8 54-37 10-22 12-46 12-71zM67 210c-13 0-32-8-37-37-4-19-4-49-4-67 0-21 0-41 3-58 6-38 29-41 38-41s31 6 36 37c4 18 4 41 4 62 0 24 0 45-4 65-4 30-22 39-36 39z">
              <text:p/>
            </draw:path>
            <draw:path draw:style-name="gr6" draw:text-style-name="P5" draw:layer="layout" svg:width="0.131cm" svg:height="0.217cm" svg:x="7.984cm" svg:y="1.454cm" svg:viewBox="0 0 132 218" svg:d="M132 110c0-25-1-51-12-74-15-31-41-36-53-36-19 0-43 8-55 38-11 21-12 47-12 72 0 23 1 52 13 75 14 26 37 33 53 33 17 0 41-8 55-37 10-22 11-46 11-71zM66 210c-12 0-31-8-36-37-4-19-4-49-4-67 0-21 0-41 3-58 5-38 29-41 37-41 10 0 31 6 37 37 3 18 3 41 3 62 0 24 0 45-3 65-5 30-23 39-37 39z">
              <text:p/>
            </draw:path>
            <draw:path draw:style-name="gr6" draw:text-style-name="P5" draw:layer="layout" svg:width="0.103cm" svg:height="0.209cm" svg:x="8.158cm" svg:y="1.454cm" svg:viewBox="0 0 104 210" svg:d="M65 8c0-7 0-8-7-8-20 21-48 21-58 21 0 3 0 6 0 10 6 0 25 0 41-9 0 55 0 109 0 163 0 12-1 16-29 16-4 0-7 0-10 0 0 3 0 6 0 9 11 0 38 0 51 0s40 0 51 0c0-3 0-6 0-9-3 0-6 0-10 0-28 0-29-4-29-16 0-59 0-118 0-177z">
              <text:p/>
            </draw:path>
            <draw:path draw:style-name="gr6" draw:text-style-name="P5" draw:layer="layout" svg:width="0.103cm" svg:height="0.209cm" svg:x="8.495cm" svg:y="1.454cm" svg:viewBox="0 0 104 210" svg:d="M65 8c0-7 0-8-7-8-19 21-47 21-58 21 0 3 0 6 0 10 6 0 25 0 41-9 0 55 0 109 0 163 0 12-1 16-28 16-4 0-7 0-10 0 0 3 0 6 0 9 10 0 37 0 50 0s41 0 51 0c0-3 0-6 0-9-3 0-6 0-10 0-27 0-29-4-29-16 0-59 0-118 0-177z">
              <text:p/>
            </draw:path>
            <draw:path draw:style-name="gr6" draw:text-style-name="P5" draw:layer="layout" svg:width="0.131cm" svg:height="0.217cm" svg:x="8.638cm" svg:y="1.454cm" svg:viewBox="0 0 132 218" svg:d="M132 110c0-25-1-51-12-74-15-31-41-36-53-36-19 0-43 8-55 38-11 21-12 47-12 72 0 23 1 52 13 75 14 26 37 33 53 33 17 0 41-8 55-37 10-22 11-46 11-71zM66 210c-12 0-31-8-36-37-4-19-4-49-4-67 0-21 0-41 3-58 5-38 29-41 37-41 10 0 31 6 37 37 3 18 3 41 3 62 0 24 0 45-3 65-5 30-23 39-37 39z">
              <text:p/>
            </draw:path>
            <draw:path draw:style-name="gr6" draw:text-style-name="P5" draw:layer="layout" svg:width="0.103cm" svg:height="0.209cm" svg:x="8.992cm" svg:y="1.454cm" svg:viewBox="0 0 104 210" svg:d="M65 8c0-7 0-8-7-8-20 21-48 21-58 21 0 3 0 6 0 10 6 0 24 0 41-9 0 55 0 109 0 163 0 12-1 16-29 16-4 0-7 0-10 0 0 3 0 6 0 9 11 0 38 0 51 0s40 0 51 0c0-3 0-6 0-9-3 0-7 0-10 0-28 0-29-4-29-16 0-59 0-118 0-177z">
              <text:p/>
            </draw:path>
            <draw:path draw:style-name="gr6" draw:text-style-name="P5" draw:layer="layout" svg:width="0.103cm" svg:height="0.209cm" svg:x="9.15cm" svg:y="1.454cm" svg:viewBox="0 0 104 210" svg:d="M65 8c0-7 0-8-7-8-19 21-47 21-58 21 0 3 0 6 0 10 6 0 25 0 41-9 0 55 0 109 0 163 0 12-1 16-28 16-4 0-7 0-10 0 0 3 0 6 0 9 10 0 37 0 50 0s41 0 51 0c0-3 0-6 0-9-3 0-6 0-10 0-28 0-29-4-29-16 0-59 0-118 0-177z">
              <text:p/>
            </draw:path>
            <draw:path draw:style-name="gr6" draw:text-style-name="P5" draw:layer="layout" svg:width="2.974cm" svg:height="0.012cm" svg:x="6.395cm" svg:y="1.778cm" svg:viewBox="0 0 2975 13" svg:d="M1488 13c-496 0-992 0-1488 0 0-4 0-9 0-13 992 0 1983 0 2975 0 0 4 0 9 0 13-496 0-992 0-1487 0z">
              <text:p/>
            </draw:path>
            <draw:path draw:style-name="gr6" draw:text-style-name="P5" draw:layer="layout" svg:width="0.191cm" svg:height="0.282cm" svg:x="6.494cm" svg:y="1.838cm" svg:viewBox="0 0 192 283" svg:d="M144 8c0-2 1-4 1-4 0-4-3-4-5-4s-2 0-4 6c-18 70-35 139-52 209-25-3-36-14-36-36 0-6 0-14 17-58 1-4 3-9 3-16 0-14-10-26-26-26-30 0-42 46-42 49s4 3 4 3c3 0 3-1 5-6 9-30 22-39 32-39 3 0 8 0 8 10 0 8-3 16-8 27-14 41-14 49-14 54 0 30 24 42 55 45-3 11-3 12-7 28-1 4-8 30-8 31 2 1 0 2 4 2 1 0 3 0 3-1 1 0 2-9 3-12 5-16 9-32 13-48 12 0 40 0 69-33 13-15 20-29 23-38 3-8 10-36 10-49 0-18-8-23-14-23-8 0-16 8-16 15 0 5 2 7 5 9 3 3 11 12 11 27 0 20-16 46-27 57-28 29-48 29-59 29 17-69 35-139 52-208z">
              <text:p/>
            </draw:path>
            <draw:path draw:style-name="gr6" draw:text-style-name="P5" draw:layer="layout" svg:width="0.073cm" svg:height="0.315cm" svg:x="6.733cm" svg:y="1.82cm" svg:viewBox="0 0 74 316" svg:d="M74 313c0-1 0-2-6-7-39-40-49-100-49-148 0-55 12-110 50-149 5-5 5-5 5-5 0-3-1-4-4-4s-31 22-49 62c-17 34-21 69-21 96 0 25 4 62 22 98 18 39 45 60 48 60s4-1 4-3z">
              <text:p/>
            </draw:path>
            <draw:path draw:style-name="gr6" draw:text-style-name="P5" draw:layer="layout" svg:width="0.156cm" svg:height="0.142cm" svg:x="6.834cm" svg:y="1.917cm" svg:viewBox="0 0 157 143" svg:d="M97 44c2-8 9-37 31-37 2 0 10 0 16 5-9 1-15 9-15 16 0 5 3 12 11 12s17-7 17-19c0-17-18-21-28-21-19 0-30 17-34 24-8-20-25-24-34-24-33 0-51 41-51 49 0 3 3 3 4 3 2 0 3-1 4-3 11-34 31-42 42-42 7 0 17 3 17 21 0 10-5 31-17 75-4 20-16 34-29 34-2 0-9 0-17-5 8-2 16-8 16-17 0-8-8-11-12-11-10 0-18 8-18 18 0 15 16 21 31 21 20 0 31-22 32-23 4 11 15 23 34 23 33 0 51-40 51-49 0-2-3-2-4-2-3 0-4 1-4 3-10 34-32 42-42 42-13 0-17-11-17-22 0-6 2-13 5-28 4-14 8-29 11-43z">
              <text:p/>
            </draw:path>
            <draw:path draw:style-name="gr6" draw:text-style-name="P5" draw:layer="layout" svg:width="0.145cm" svg:height="0.203cm" svg:x="7.015cm" svg:y="1.917cm" svg:viewBox="0 0 146 204" svg:d="M145 20c1-5 1-6 1-7 0-7-5-9-9-9-3 0-8 1-11 6-1 2-4 12-5 17-2 9-4 17-6 25-5 19-9 39-14 58-1 4-15 27-36 27-16 0-19-15-19-26 0-15 5-35 15-62 6-13 6-17 6-23 0-14-9-26-25-26-30 0-42 46-42 49s4 3 4 3c3 0 3-1 5-6 9-30 22-39 32-39 2 0 8 0 8 10 0 8-3 16-6 23-12 33-18 51-18 65 0 29 20 38 39 38 12 0 23-5 31-14-3 17-7 32-19 49-9 10-21 20-36 20-4 0-18-1-24-14 6 0 9 0 14-3 3-3 6-7 6-14 0-10-8-10-12-10-7 0-17 5-17 20s14 27 33 27c33 0 65-29 74-64 10-40 21-80 31-120z">
              <text:p/>
            </draw:path>
            <draw:path draw:style-name="gr6" draw:text-style-name="P5" draw:layer="layout" svg:width="0.073cm" svg:height="0.315cm" svg:x="7.19cm" svg:y="1.82cm" svg:viewBox="0 0 74 316" svg:d="M74 158c0-25-4-63-22-99-19-38-46-59-48-59-3 0-4 2-4 4l6 7c31 30 49 81 49 147 0 54-12 109-51 150-4 3-4 4-4 5 0 2 1 3 4 3 2 0 31-22 49-61 16-36 21-71 21-97z">
              <text:p/>
            </draw:path>
            <draw:path draw:style-name="gr6" draw:text-style-name="P5" draw:layer="layout" svg:width="0.012cm" svg:height="0.378cm" svg:x="7.379cm" svg:y="1.792cm" svg:viewBox="0 0 13 379" svg:d="M6 379c-2 0-4 0-6 0 0-127 0-253 0-379 4 0 8 0 13 0 0 126 0 252 0 379-3 0-5 0-7 0z">
              <text:p/>
            </draw:path>
            <draw:path draw:style-name="gr6" draw:text-style-name="P5" draw:layer="layout" svg:width="0.192cm" svg:height="0.218cm" svg:x="7.537cm" svg:y="1.838cm" svg:viewBox="0 0 193 219" svg:d="M111 0c-10 0-19 0-28 0-28 73-55 146-83 219 8 0 16 0 23 0 8-22 17-43 25-64 30 0 61 0 91 0 9 21 17 42 25 64 9 0 19 0 29 0-28-73-55-146-82-219zM133 137c-26 0-53 0-79 0 7-19 14-38 21-57s17-46 19-58c0 5 2 13 10 34 10 27 20 54 29 81z">
              <text:p/>
            </draw:path>
            <draw:path draw:style-name="gr6" draw:text-style-name="P5" draw:layer="layout" svg:width="0.191cm" svg:height="0.216cm" svg:x="8.034cm" svg:y="1.839cm" svg:viewBox="0 0 192 217" svg:d="M110 20c9 0 19 0 29 0 3 0 7 1 10 1 14 0 29 0 43 0 0-7 0-14 0-21-64 0-128 0-192 0 0 7 0 14 0 21 14 0 28 0 42 0 4 0 7-1 11-1 10 0 19 0 29 0 0 65 0 131 0 197 9 0 18 0 28 0 0-66 0-132 0-197z">
              <text:p/>
            </draw:path>
            <draw:path draw:style-name="gr6" draw:text-style-name="P5" draw:layer="layout" svg:width="0.168cm" svg:height="0.225cm" svg:x="8.541cm" svg:y="1.834cm" svg:viewBox="0 0 169 226" svg:d="M169 128c-22 0-45 0-67 0 0 6 0 13 0 20 14 0 28 0 42 0 0 17 0 34 0 51-13 4-28 7-41 7-43 0-74-42-74-94 0-49 31-92 73-92 25 0 44 8 59 21 2-8 3-17 5-26-18-11-43-15-63-15-62 0-103 55-103 112 0 58 42 114 103 114 23 0 45-7 66-16 0-27 0-55 0-82z">
              <text:p/>
            </draw:path>
            <draw:path draw:style-name="gr6" draw:text-style-name="P5" draw:layer="layout" svg:width="0.164cm" svg:height="0.225cm" svg:x="9.042cm" svg:y="1.834cm" svg:viewBox="0 0 165 226" svg:d="M163 186c-18 13-29 19-60 19-46 0-74-47-74-93 0-43 26-92 74-92 23 0 36 5 54 17 2-9 3-18 5-26-14-7-39-11-59-11-58 0-103 49-103 115 0 51 38 111 103 111 29 0 42-5 62-17-1-8-2-15-2-23z">
              <text:p/>
            </draw:path>
            <draw:path draw:style-name="gr6" draw:text-style-name="P5" draw:layer="layout" svg:width="2.974cm" svg:height="0.012cm" svg:x="6.395cm" svg:y="2.17cm" svg:viewBox="0 0 2975 13" svg:d="M1488 13c-496 0-992 0-1488 0 0-5 0-9 0-13 992 0 1983 0 2975 0 0 4 0 8 0 13-496 0-992 0-1487 0z">
              <text:p/>
            </draw:path>
          </draw:g>
        </draw:g>
        <draw:frame draw:style-name="gr67" draw:text-style-name="P4" draw:layer="layout" svg:width="2.288cm" svg:height="0.395cm" svg:x="1.108cm" svg:y="5.906cm">
          <draw:text-box>
            <text:p><text:span text:style-name="T3">Full search of</text:span></text:p>
          </draw:text-box>
        </draw:frame>
        <draw:g draw:style-name="gr5">
          <svg:title>TexMaths</svg:title>
          <svg:desc>10§display§(\mathcal{B}_0, \dots, \mathcal{B}_{\nu-1})§svg§600§TRUE§</svg:desc>
          <draw:g>
            <draw:path draw:style-name="gr6" draw:text-style-name="P5" draw:layer="layout" svg:width="0.081cm" svg:height="0.349cm" svg:x="3.557cm" svg:y="5.952cm" svg:viewBox="0 0 82 350" svg:d="M82 346c0-1 0-1-6-7-44-45-56-111-56-164 0-61 14-122 57-165 5-5 5-5 5-6 0-3-2-4-4-4-4 0-35 24-56 69-18 38-22 77-22 106 0 27 4 69 23 109 21 43 51 66 55 66 2 0 4-1 4-4z">
              <text:p/>
            </draw:path>
            <draw:path draw:style-name="gr6" draw:text-style-name="P5" draw:layer="layout" svg:width="0.223cm" svg:height="0.253cm" svg:x="3.669cm" svg:y="5.968cm" svg:viewBox="0 0 224 254" svg:d="M88 9c1-4 1-4 1-6s-1-3-4-3c-4 0-14 5-21 9-17 8-30 14-30 21 0 2 3 2 4 2 4 0 13-5 20-8-4 34-13 79-19 109-13 59-20 80-37 114-2 3-1 3-2 4 0 3 3 3 4 3 6 0 20-6 26-16 4-8 18-34 28-74 8-30 21-76 46-112 17-23 31-33 53-33 19 0 37 12 37 31 0 31-34 42-70 54-4 2-29 10-29 19 0 2 3 2 4 2s9-1 17-1c35 0 64 21 64 54 0 43-37 57-69 57-27 0-40-15-45-20-1-2-2-3-4-3-8 0-26 11-26 18 0 1 14 24 52 24 49 0 122-35 122-91 0-29-20-51-56-58 28-12 70-37 70-70 0-20-17-35-43-35-12 0-57 3-100 55 2-15 5-31 7-46z">
              <text:p/>
            </draw:path>
            <draw:path draw:style-name="gr6" draw:text-style-name="P5" draw:layer="layout" svg:width="0.114cm" svg:height="0.167cm" svg:x="3.902cm" svg:y="6.105cm" svg:viewBox="0 0 115 168" svg:d="M115 84c0-27-4-46-15-63-8-11-23-21-43-21-57 0-57 66-57 84 0 17 0 84 57 84s58-66 58-84zM57 161c-11 0-26-7-31-27-3-14-3-35-3-53s0-36 3-50c6-19 21-24 31-24 14 0 27 8 31 22 4 13 4 31 4 52 0 18 0 37-3 52-5 22-22 28-32 28z">
              <text:p/>
            </draw:path>
            <draw:path draw:style-name="gr6" draw:text-style-name="P5" draw:layer="layout" svg:width="0.041cm" svg:height="0.104cm" svg:x="4.077cm" svg:y="6.177cm" svg:viewBox="0 0 42 105" svg:d="M42 37c0-23-9-37-23-37-12 0-19 9-19 19 0 9 7 18 19 18 4 0 9-1 12-4 1-1 1-1 2-1 0 2 1 0 1 5 0 26-12 47-24 58-4 4-4 5-4 6 0 2 2 4 4 4 3 0 32-27 32-68z">
              <text:p/>
            </draw:path>
            <draw:path draw:style-name="gr6" draw:text-style-name="P5" draw:layer="layout" svg:width="0.036cm" svg:height="0.036cm" svg:x="4.234cm" svg:y="6.177cm" svg:viewBox="0 0 37 37" svg:d="M37 19c0-11-9-19-19-19s-18 8-18 19c0 10 8 18 18 18s19-8 19-18z">
              <text:p/>
            </draw:path>
            <draw:path draw:style-name="gr6" draw:text-style-name="P5" draw:layer="layout" svg:width="0.036cm" svg:height="0.036cm" svg:x="4.39cm" svg:y="6.177cm" svg:viewBox="0 0 37 37" svg:d="M37 19c0-11-9-19-19-19-11 0-18 8-18 19 0 10 7 18 18 18 10 0 19-8 19-18z">
              <text:p/>
            </draw:path>
            <draw:path draw:style-name="gr6" draw:text-style-name="P5" draw:layer="layout" svg:width="0.036cm" svg:height="0.036cm" svg:x="4.546cm" svg:y="6.177cm" svg:viewBox="0 0 37 37" svg:d="M37 19c0-11-8-19-18-19-11 0-19 8-19 19 0 10 8 18 19 18 10 0 18-8 18-18z">
              <text:p/>
            </draw:path>
            <draw:path draw:style-name="gr6" draw:text-style-name="P5" draw:layer="layout" svg:width="0.04cm" svg:height="0.104cm" svg:x="4.701cm" svg:y="6.177cm" svg:viewBox="0 0 41 105" svg:d="M41 37c0-23-9-37-22-37-12 0-19 9-19 19 0 9 7 18 19 18 4 0 8-1 12-4 1-1 1-1 2-1 0 2 0 0 0 5 0 26-12 47-23 58-4 4-4 5-4 6 0 2 1 4 3 4 4 0 32-27 32-68z">
              <text:p/>
            </draw:path>
            <draw:path draw:style-name="gr6" draw:text-style-name="P5" draw:layer="layout" svg:width="0.222cm" svg:height="0.253cm" svg:x="4.838cm" svg:y="5.968cm" svg:viewBox="0 0 223 254" svg:d="M87 9c1-4 1-4 1-6s-1-3-4-3c-4 0-14 5-21 9-16 8-30 14-30 21 0 2 3 2 4 2 4 0 13-5 20-8-4 34-12 79-19 109-13 59-19 80-37 114-1 3-1 3-1 4 0 3 2 3 3 3 6 0 20-6 26-16 5-8 18-34 29-74 7-30 21-76 46-112 16-23 30-33 53-33 19 0 36 12 36 31 0 31-34 42-70 54-4 2-29 10-29 19 0 2 3 2 4 2s9-1 17-1c35 0 64 21 64 54 0 43-37 57-69 57-27 0-40-15-45-20-1-2-2-3-4-3-8 0-26 11-26 18 0 1 14 24 52 24 49 0 122-35 122-91 0-29-20-51-56-58 29-12 70-37 70-70 0-20-17-35-43-35-12 0-57 3-100 55 2-15 5-31 7-46z">
              <text:p/>
            </draw:path>
            <draw:path draw:style-name="gr6" draw:text-style-name="P5" draw:layer="layout" svg:width="0.125cm" svg:height="0.107cm" svg:x="5.076cm" svg:y="6.159cm" svg:viewBox="0 0 126 108" svg:d="M44 7c0-1 0-3 0-4-1-1 0-3-4-3-5 0-14 1-16 1-5 0-9 0-14 1-4 0-7 0-7 6 0 3 4 3 7 3 12 0 12 2 12 4 0 1-2 6-3 9-4 17-8 33-12 50-6 24-7 29-7 30 0 4 3 4 4 4s3 0 4 0c22-4 53-15 80-39 33-29 38-61 38-62 0-4-3-7-8-7-9 0-11 6-13 13-10 35-43 73-84 85 8-31 15-61 23-91z">
              <text:p/>
            </draw:path>
            <draw:path draw:style-name="gr6" draw:text-style-name="P5" draw:layer="layout" svg:width="0.165cm" svg:height="0.011cm" svg:x="5.242cm" svg:y="6.199cm" svg:viewBox="0 0 166 12" svg:d="M156 12c4 0 10 0 10-6s-6-6-10-6c-49 0-98 0-147 0-4 0-9 0-9 6s5 6 9 6c49 0 98 0 147 0z">
              <text:p/>
            </draw:path>
            <draw:path draw:style-name="gr6" draw:text-style-name="P5" draw:layer="layout" svg:width="0.089cm" svg:height="0.162cm" svg:x="5.461cm" svg:y="6.105cm" svg:viewBox="0 0 90 163" svg:d="M56 7c0-7 0-7-7-7-16 15-38 15-49 15 0 3 0 6 0 9 6 0 23 0 36-7 0 42 0 84 0 126 0 8 0 11-25 11-3 0-6 0-9 0 0 3 0 6 0 9 5-1 35-1 44-1 8 0 39 0 44 1 0-3 0-6 0-9-3 0-6 0-9 0-25 0-25-3-25-11 0-46 0-91 0-136z">
              <text:p/>
            </draw:path>
            <draw:path draw:style-name="gr6" draw:text-style-name="P5" draw:layer="layout" svg:width="0.081cm" svg:height="0.349cm" svg:x="5.612cm" svg:y="5.952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line draw:style-name="gr23" draw:text-style-name="P6" draw:layer="layout" svg:x1="1cm" svg:y1="5.8cm" svg:x2="9.4cm" svg:y2="5.8cm">
          <text:p/>
        </draw:line>
        <draw:g draw:style-name="gr5">
          <svg:title>TexMaths</svg:title>
          <svg:desc>10§display§R_{\rm hd}§svg§600§TRUE§</svg:desc>
          <draw:g>
            <draw:path draw:style-name="gr6" draw:text-style-name="P5" draw:layer="layout" svg:width="0.25cm" svg:height="0.245cm" svg:x="5.171cm" svg:y="10.896cm" svg:viewBox="0 0 251 246" svg:d="M118 24c2-8 3-12 9-13 4 0 15 0 22 0 25 0 64 0 64 35 0 11-6 36-20 49-9 9-27 21-59 21-13 0-26 0-39 0 7-31 15-62 23-92zM168 120c36-8 77-32 77-67 0-31-31-53-77-53-34 0-67 0-100 0-7 0-10 0-10 7 0 4 3 4 9 4 1 0 8 0 14 1 6 0 9 1 9 5 0 2 0 3-1 7-16 62-31 125-47 187-4 13-4 16-32 16-6 0-10 0-10 7 0 4 3 3 5 4 10 0 34-1 44-1 9 0 35 1 45 1 3 0 7 0 7-7 0-4-3-4-10-4-13 0-23 0-23-6 0-2 1-4 1-6 8-31 16-62 24-92 13 0 27 0 41 0 32 0 39 20 39 31 0 5-3 16-5 24-3 10-6 23-6 30 0 38 42 38 47 38 30 0 42-36 42-40 0-5-3-3-4-5-3 0-4 3-5 5-9 26-24 32-32 32-11 0-14-8-14-21 0-11 2-29 4-40 0-5 1-12 1-17 0-26-23-36-33-40z">
              <text:p/>
            </draw:path>
            <draw:path draw:style-name="gr6" draw:text-style-name="P5" draw:layer="layout" svg:width="0.13cm" svg:height="0.168cm" svg:x="5.437cm" svg:y="11.018cm" svg:viewBox="0 0 131 169" svg:d="M113 95c0-21-11-33-37-33-22 0-34 12-39 22h-1c0-28 0-56 0-84-12 1-24 1-36 2 0 3 0 6 0 9 16 0 18 2 18 14 0 41 0 83 0 124 0 11-2 11-18 11 0 3 0 6 0 9 9 0 17-1 28-1 9 0 26 0 28 1 0-3 0-6 0-9-16 0-19 0-19-11 0-14 0-29 0-43 0-26 21-38 37-38 17 0 19 14 19 26 0 18 0 37 0 55 0 11-2 11-18 11 0 3 0 6 0 9 1 0 18-1 28-1 9 0 26 0 28 1 0-3 0-6 0-9-16 0-18 0-18-11 0-18 0-36 0-54z">
              <text:p/>
            </draw:path>
            <draw:path draw:style-name="gr6" draw:text-style-name="P5" draw:layer="layout" svg:width="0.13cm" svg:height="0.17cm" svg:x="5.589cm" svg:y="11.018cm" svg:viewBox="0 0 131 171" svg:d="M76 2c0 3 0 6 0 9 16 0 18 2 18 14 0 17 0 33 0 50-9-8-21-13-34-13-33 0-60 24-60 55 0 30 26 54 57 54 20 0 32-11 36-15 0 5 0 10 0 15 12 0 25-1 38-2 0-3 0-6 0-9-16 0-18-2-18-13 0-49 0-98 0-147-13 1-25 1-37 2zM93 144c-6 10-19 20-35 20-13 0-23-8-28-15-5-6-8-16-8-32 0-6 0-24 10-35s22-14 29-14c12 0 22 6 29 15 3 3 3 4 3 8 0 17 0 35 0 53z">
              <text:p/>
            </draw:path>
          </draw:g>
        </draw:g>
        <draw:g draw:style-name="gr5">
          <svg:title>TexMaths</svg:title>
          <svg:desc>10§display§\textstyle
\prod_{i=0}^{\nu-1}
\binom{ |\mathcal{B}_i| }{ 2^{b'_i} }§svg§600§TRUE§</svg:desc>
          <draw:g>
            <draw:path draw:style-name="gr6" draw:text-style-name="P5" draw:layer="layout" svg:width="0.291cm" svg:height="0.349cm" svg:x="5.098cm" svg:y="11.437cm" svg:viewBox="0 0 292 350" svg:d="M106 350c0-4 0-9 0-14-36 0-36-18-36-28 0-98 0-196 0-294 51 0 101 0 152 0 0 98 0 196 0 294 0 10 0 28-37 28 0 5 0 10 0 14 36 0 71 0 107 0 0-4 0-9 0-14-36 0-36-18-36-28 0-88 0-177 0-266 0-11 0-28 36-28 0-5 0-9 0-14-97 0-195 0-292 0 0 5 0 9 0 14 36 0 36 17 36 28 0 89 0 178 0 266 0 10 0 28-36 28 0 5 0 10 0 14 35 0 71 0 106 0z">
              <text:p/>
            </draw:path>
            <draw:path draw:style-name="gr6" draw:text-style-name="P5" draw:layer="layout" svg:width="0.125cm" svg:height="0.108cm" svg:x="5.428cm" svg:y="11.415cm" svg:viewBox="0 0 126 109" svg:d="M44 7c0-1 0-2 0-3s0-4-4-4c-5 0-14 1-16 1-4 1-9 1-13 2-4 0-7 0-7 5 0 4 3 4 6 4 12 0 12 1 12 3s-1 7-2 10c-4 17-9 33-13 50-6 24-7 29-7 30 0 4 4 4 5 4s3 0 4 0c22-4 53-15 79-39 34-29 38-61 38-62 0-4-3-8-8-8-9 0-10 7-12 14-10 35-43 72-85 85 8-31 15-61 23-92z">
              <text:p/>
            </draw:path>
            <draw:path draw:style-name="gr6" draw:text-style-name="P5" draw:layer="layout" svg:width="0.165cm" svg:height="0.011cm" svg:x="5.594cm" svg:y="11.456cm" svg:viewBox="0 0 166 12" svg:d="M156 12c4 0 10 0 10-6s-6-6-10-6c-49 0-97 0-146 0-4 0-10 0-10 6s6 6 10 6c49 0 97 0 146 0z">
              <text:p/>
            </draw:path>
            <draw:path draw:style-name="gr6" draw:text-style-name="P5" draw:layer="layout" svg:width="0.088cm" svg:height="0.163cm" svg:x="5.814cm" svg:y="11.36cm" svg:viewBox="0 0 89 164" svg:d="M55 7c0-6 0-7-7-7-16 16-38 16-48 16 0 3 0 6 0 9 6 0 22 0 35-7 0 42 0 83 0 125 0 9 0 12-24 12-3 0-7 0-10 0 0 3 0 6 0 9 5-1 35-1 44-1 8 0 39 0 44 1 0-3 0-6 0-9-3 0-6 0-9 0-25 0-25-3-25-12 0-45 0-91 0-136z">
              <text:p/>
            </draw:path>
            <draw:path draw:style-name="gr6" draw:text-style-name="P5" draw:layer="layout" svg:width="0.073cm" svg:height="0.165cm" svg:x="5.422cm" svg:y="11.641cm" svg:viewBox="0 0 74 166" svg:d="M68 10c0-4-3-10-10-10s-14 7-14 14c0 4 3 9 10 9s14-7 14-13zM18 134c-1 4-3 7-3 11 0 11 10 21 24 21 24 0 35-34 35-38 0-3-3-3-4-3-3 0-3 1-4 4-6 20-17 30-27 30-4 0-6-3-6-9 0-5 2-10 4-16 3-6 5-13 8-19 2-6 11-28 12-31s2-6 2-8c0-12-10-21-24-21-24 0-35 33-35 37s3 4 4 4c3 0 3-2 4-4 7-21 17-30 27-30 3 0 6 2 6 8s-2 10-8 25c-5 13-10 26-15 39z">
              <text:p/>
            </draw:path>
            <draw:path draw:style-name="gr6" draw:text-style-name="P5" draw:layer="layout" svg:width="0.18cm" svg:height="0.065cm" svg:x="5.527cm" svg:y="11.71cm" svg:viewBox="0 0 181 66" svg:d="M171 12c4 0 10 0 10-6s-6-6-9-6c-54 0-109 0-163 0-3 0-9 0-9 6s5 6 9 6c54 0 108 0 162 0zM172 66c3 0 9 0 9-6s-6-6-10-6c-54 0-108 0-162 0-4 0-9 0-9 6s6 6 9 6c54 0 109 0 163 0z">
              <text:p/>
            </draw:path>
            <draw:path draw:style-name="gr6" draw:text-style-name="P5" draw:layer="layout" svg:width="0.113cm" svg:height="0.167cm" svg:x="5.738cm" svg:y="11.641cm" svg:viewBox="0 0 114 168" svg:d="M114 85c0-27-3-47-14-64-8-11-23-21-43-21-57 0-57 67-57 85s0 83 57 83 57-65 57-83zM57 161c-11 0-26-6-31-27-4-14-4-34-4-52s0-37 4-50c5-20 21-25 31-25 13 0 26 8 30 22s5 31 5 53c0 18 0 36-4 51-4 23-21 28-31 28z">
              <text:p/>
            </draw:path>
            <draw:path draw:style-name="gr6" draw:text-style-name="P5" draw:layer="layout" svg:width="0.091cm" svg:height="0.418cm" svg:x="6.055cm" svg:y="11.402cm" svg:viewBox="0 0 92 419" svg:d="M92 416c0-2-1-2-1-3-16-17-40-46-55-103-8-31-11-67-11-100 0-92 22-157 64-202 3-3 3-4 3-5 0-3-3-3-4-3-5 0-24 21-29 26-36 42-59 106-59 184 0 50 9 119 55 179 4 4 27 30 33 30 1 0 4 0 4-3z">
              <text:p/>
            </draw:path>
            <draw:path draw:style-name="gr6" draw:text-style-name="P5" draw:layer="layout" svg:width="0.011cm" svg:height="0.245cm" svg:x="6.199cm" svg:y="11.309cm" svg:viewBox="0 0 12 246" svg:d="M12 10c0-4 0-10-6-10s-6 6-6 10c0 75 0 150 0 226 0 4 0 10 6 10s6-6 6-10c0-76 0-151 0-226z">
              <text:p/>
            </draw:path>
            <draw:path draw:style-name="gr6" draw:text-style-name="P5" draw:layer="layout" svg:width="0.168cm" svg:height="0.177cm" svg:x="6.259cm" svg:y="11.32cm" svg:viewBox="0 0 169 178" svg:d="M63 6c0-1 0-2 0-3 0-2-2-2-3-2-3 0-6 1-15 6-14 7-23 11-23 16 0 2 2 2 3 2 3 0 6-1 15-6-5 43-14 79-16 89-4 19-9 39-21 62-3 5-2 4-3 6 0 2 2 2 3 2 3 0 11-2 18-9 0-1 4-6 11-22 6-13 9-24 11-31 10-39 35-101 76-101 14 0 27 8 27 21 0 12-7 17-17 22-10 6-30 12-38 15-8 2-10 3-14 6-6 5-4 5-6 7 0 2 1 3 3 3 1 0 1-1 2-1s6-1 13-1c25 0 49 13 49 38 0 8-3 23-17 31-9 5-25 7-36 7-10 0-23-2-35-11-2-3-2-3-4-3-7 0-20 8-20 13 0 2 9 8 16 12 11 4 20 4 25 4 43 0 94-25 94-64 0-25-21-38-42-41 17-8 50-24 50-48 0-13-12-25-32-25-23 0-55 14-80 44 2-13 4-25 6-38z">
              <text:p/>
            </draw:path>
            <draw:path draw:style-name="gr6" draw:text-style-name="P5" draw:layer="layout" svg:width="0.061cm" svg:height="0.118cm" svg:x="6.448cm" svg:y="11.411cm" svg:viewBox="0 0 62 119" svg:d="M53 8c0-4-3-8-7-8-5 0-11 5-11 11 0 5 4 8 8 8 5 0 10-6 10-11zM62 92c0-2-3-2-4-2-3 0-3 0-4 4-3 9-11 19-20 19-4 0-5-2-5-6s1-6 2-9c2-4 3-7 4-10 1-1 7-18 10-24 1-3 2-6 2-9 0-8-8-15-19-15-18 0-28 22-28 27 0 3 3 3 4 3 3 0 3-1 4-4 3-12 12-20 19-20 4 0 6 2 6 7 0 2 0 3-1 6-2 3-9 22-12 28-1 3-1 3-4 9-1 3-2 5-2 8 0 9 9 15 19 15 19 0 29-22 29-27z">
              <text:p/>
            </draw:path>
            <draw:path draw:style-name="gr6" draw:text-style-name="P5" draw:layer="layout" svg:width="0.011cm" svg:height="0.245cm" svg:x="6.579cm" svg:y="11.309cm" svg:viewBox="0 0 12 246" svg:d="M12 10c0-4 0-10-6-10s-6 6-6 10c0 75 0 150 0 226 0 4 0 10 6 10s6-6 6-10c0-76 0-151 0-226z">
              <text:p/>
            </draw:path>
            <draw:path draw:style-name="gr6" draw:text-style-name="P5" draw:layer="layout" svg:width="0.108cm" svg:height="0.162cm" svg:x="6.22cm" svg:y="11.708cm" svg:viewBox="0 0 109 163" svg:d="M109 118c-3 0-5 0-8 0-1 5-4 20-7 22-2 2-21 2-24 2-15 0-30 0-45 0 25-23 34-30 49-41 18-15 35-30 35-53 0-30-26-48-58-48-30 0-51 21-51 44 0 12 11 13 13 13 6 0 13-4 13-13 0-4-1-13-14-13 7-17 24-22 36-22 24 0 37 19 37 39 0 21-15 38-23 47-20 19-39 38-59 58-3 2-3 3-3 10 34 0 68 0 102 0 2-15 5-30 7-45z">
              <text:p/>
            </draw:path>
            <draw:path draw:style-name="gr6" draw:text-style-name="P5" draw:layer="layout" svg:width="0.079cm" svg:height="0.123cm" svg:x="6.364cm" svg:y="11.632cm" svg:viewBox="0 0 80 124" svg:d="M36 7c1-3 1-3 1-4 0-3-3-3-6-3-7 1-14 1-21 2-3 0-4 0-4 1-1 1-2 3-2 4 0 3 3 3 6 3 2 0 3 0 6 0 3 1 3 1 3 2 0 2-2 8-3 12-5 20-9 39-14 59-1 4-2 7-2 10 0 19 13 31 30 31 26 0 50-25 50-49 0-18-13-31-31-31-7 0-16 3-25 10 4-16 8-31 12-47zM31 118c-8 0-17-5-17-19 0-6 2-11 3-17 1-2 4-14 4-15 0-2 13-17 27-17 8 0 16 5 16 18 0 7-3 23-9 33-6 11-16 17-24 17z">
              <text:p/>
            </draw:path>
            <draw:path draw:style-name="gr6" draw:text-style-name="P5" draw:layer="layout" svg:width="0.048cm" svg:height="0.091cm" svg:x="6.472cm" svg:y="11.595cm" svg:viewBox="0 0 49 92" svg:d="M47 17c1 0 2-4 2-6 0-7-6-11-11-11-7 0-9 6-10 8-9 25-18 51-27 76-1 2-1 2-1 3 0 3 5 3 8 5 2 0 2-1 3-3 12-24 24-48 36-72z">
              <text:p/>
            </draw:path>
            <draw:path draw:style-name="gr6" draw:text-style-name="P5" draw:layer="layout" svg:width="0.061cm" svg:height="0.118cm" svg:x="6.472cm" svg:y="11.727cm" svg:viewBox="0 0 62 119" svg:d="M54 8c0-4-4-8-8-8-5 0-11 5-11 11 0 5 4 7 8 7 6 0 11-5 11-10zM62 92c0-2-3-2-4-2-3 0-3 0-4 4-3 9-11 19-20 19-4 0-5-2-5-6s1-6 2-9c2-4 3-7 4-10 1-1 8-18 10-24 1-3 3-6 3-9 0-8-9-15-20-15-18 0-28 22-28 27 0 2 3 2 4 2 3 0 3 0 4-3 4-12 12-20 20-20 3 0 5 2 5 6 0 1 0 3-1 7-1 3-9 22-12 28-1 3-1 3-4 9 0 2-2 5-2 8 0 9 9 15 20 15 18 0 28-23 28-27z">
              <text:p/>
            </draw:path>
            <draw:path draw:style-name="gr6" draw:text-style-name="P5" draw:layer="layout" svg:width="0.091cm" svg:height="0.418cm" svg:x="6.642cm" svg:y="11.402cm" svg:viewBox="0 0 92 419" svg:d="M92 210c0-50-9-120-55-179-4-5-26-31-33-31-1 0-4 0-4 3 0 2 1 3 2 4 17 18 40 46 54 102 8 32 12 68 12 101 0 35-4 71-13 104-13 50-34 78-52 97-3 3-3 4-3 5 0 3 3 3 4 3 6 0 25-21 29-26 36-42 59-105 59-183z">
              <text:p/>
            </draw:path>
          </draw:g>
        </draw:g>
        <draw:frame draw:style-name="gr68" draw:text-style-name="P3" draw:layer="layout" svg:width="1.272cm" svg:height="0.395cm" svg:x="6.903cm" svg:y="11.405cm">
          <draw:text-box>
            <text:p><text:span text:style-name="T2">patterns</text:span></text:p>
          </draw:text-box>
        </draw:frame>
        <draw:frame draw:style-name="gr12" draw:text-style-name="P3" draw:layer="layout" svg:width="1.721cm" svg:height="0.395cm" svg:x="3.203cm" svg:y="11.406cm">
          <draw:text-box>
            <text:p><text:span text:style-name="T2">select from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7 20 13" svg:d="M0 20l10-13 10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1:12:34.614339240</meta:creation-date>
    <dc:date>2023-06-21T11:26:39.292938248</dc:date>
    <meta:editing-duration>P10DT12H51M6S</meta:editing-duration>
    <meta:editing-cycles>575</meta:editing-cycles>
    <meta:generator>LibreOffice/7.5.3.2$MacOSX_X86_64 LibreOffice_project/9f56dff12ba03b9acd7730a5a481eea045e468f3</meta:generator>
    <meta:document-statistic meta:object-count="1785"/>
  </office:meta>
</office:document-meta>
</file>